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7-09</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AT Kupyansk Directive Russian Army Shele Kolodyazhn, Novomolinsk, Dvorichny, West, Masuti ...</text:span>
</text:h>
      <text:p text:style-name="P4">
Authors: liveuamap (Language: en)</text:p>
      <text:p text:style-name="P4">
Time: 2023-07-08T-19:57:00</text:p>
      <text:p text:style-name="P4">
Location: Kupiansk (Latitude:49.63562 Longtitude:37.91245)</text:p>
      <text:p text:style-name="P4">
Videos: []</text:p>
      <text:p text:style-name="P4">
Images: []</text:p>
      <text:p text:style-name="P4">
Tags: ["Russia"]</text:p>
      <text:p text:style-name="P4">
Id: 22574549</text:p>
      <!--METADATA-->
      <text:p text:style-name="P4">
At Kupiansk direction Russian army shelled Kolodyazne, Novomlynsk, Dvorichna,Zapadne, Masutivka, Kupyansk and Kyslivka of Kharkiv region, - General Staffof Armed Forces of Ukraine says in the morning report</text:p>
      <text:p text:style-name="P4">
News Collection Link: <text:a xlink:type="simple" xlink:href="https:\/\/liveuamap.com\/en\/2023\/8-july-at-kupiansk-direction-russian-army-shelled-kolodyazne" text:style-name="Internet_20_link" text:visited-style-name="Visited_20_Internet_20_Link">
https:\/\/liveuamap.com\/en\/2023\/8-july-at-kupiansk-direction-russian-army-shelled-kolodyazne</text:a>
</text:p>
      <text:p text:style-name="P4">
News Source: <text:a xlink:type="simple" xlink:href="https://t.me/lumsrc/5300" text:style-name="Internet_20_link" text:visited-style-name="Visited_20_Internet_20_Link">
https://t.me/lumsrc/5300</text:a>
</text:p>
      <!--NEWS-->
      <text:h text:style-name="P10" text:outline-level="1">
<text:span text:style-name="T4">
JSU Bakhmut Directio Rusian of the Army Shelled Vasyukivka, Bogdanivka, Ivanivske, Kisschivka, Ole ...</text:span>
</text:h>
      <text:p text:style-name="P4">
Authors: liveuamap (Language: en)</text:p>
      <text:p text:style-name="P4">
Time: 2023-07-08T-22:58:00</text:p>
      <text:p text:style-name="P4">
Location: Donetsk Oblast (Latitude:48.39319 Longtitude:37.91622)</text:p>
      <text:p text:style-name="P4">
Videos: []</text:p>
      <text:p text:style-name="P4">
Images: []</text:p>
      <text:p text:style-name="P4">
Tags: ["Russia"]</text:p>
      <text:p text:style-name="P4">
Id: 22574547</text:p>
      <!--METADATA-->
      <text:p text:style-name="P4">
At Bakhmut direction Russian army shelled Vasukivka, Bohdanivka, Ivanivske,Klischiyivka, Oleksandro-Shultyne, Bila Hora and Dyliyivka of Donetsk region.Russian aviation conducted airstrikes at Bohdanivka, Klischiyivka, Oleksandro-Shultyne, Bila Hora, Kurdumivka and Pivnichne, - General Staff of Armed Forcesof Ukraine says in the morning report</text:p>
      <text:p text:style-name="P4">
News Collection Link: <text:a xlink:type="simple" xlink:href="https:\/\/liveuamap.com\/en\/2023\/8-july-at-bakhmut-direction-russian-army-shelled-vasukivka" text:style-name="Internet_20_link" text:visited-style-name="Visited_20_Internet_20_Link">
https:\/\/liveuamap.com\/en\/2023\/8-july-at-bakhmut-direction-russian-army-shelled-vasukivka</text:a>
</text:p>
      <text:p text:style-name="P4">
News Source: <text:a xlink:type="simple" xlink:href="https://t.me/lumsrc/5302" text:style-name="Internet_20_link" text:visited-style-name="Visited_20_Internet_20_Link">
https://t.me/lumsrc/5302</text:a>
</text:p>
      <!--NEWS-->
      <text:h text:style-name="P10" text:outline-level="1">
<text:span text:style-name="T4">
JSC Avdiivka Directio Rusian Army Shelled Ceramics, Zhalane, Avdiivka, Severne, Karlovka, ...</text:span>
</text:h>
      <text:p text:style-name="P4">
Authors: liveuamap (Language: en)</text:p>
      <text:p text:style-name="P4">
Time: 2023-07-08T-24:58:00</text:p>
      <text:p text:style-name="P4">
Location: Donetsk Oblast (Latitude:48.05869 Longtitude:37.57393)</text:p>
      <text:p text:style-name="P4">
Videos: []</text:p>
      <text:p text:style-name="P4">
Images: []</text:p>
      <text:p text:style-name="P4">
Tags: ["Russia"]</text:p>
      <text:p text:style-name="P4">
Id: 22574546</text:p>
      <!--METADATA-->
      <text:p text:style-name="P4">
At Avdiyivka direction Russian army shelled Keramik, Zhelane, Avdiyivka,Syeverne, Karlivka, Pervomayske and Nevelske of Donetsk region, - GeneralStaff of Armed Forces of Ukraine says in the morning report</text:p>
      <text:p text:style-name="P4">
News Collection Link: <text:a xlink:type="simple" xlink:href="https:\/\/liveuamap.com\/en\/2023\/8-july-at-avdiyivka-direction-russian-army-shelled-keramik" text:style-name="Internet_20_link" text:visited-style-name="Visited_20_Internet_20_Link">
https:\/\/liveuamap.com\/en\/2023\/8-july-at-avdiyivka-direction-russian-army-shelled-keramik</text:a>
</text:p>
      <text:p text:style-name="P4">
News Source: <text:a xlink:type="simple" xlink:href="https://t.me/lumsrc/5303" text:style-name="Internet_20_link" text:visited-style-name="Visited_20_Internet_20_Link">
https://t.me/lumsrc/5303</text:a>
</text:p>
      <!--NEWS-->
      <text:h text:style-name="P10" text:outline-level="1">
<text:span text:style-name="T4">
At Maryinka direction Russian army shelled Krasnohorivka, Maryinka and Pobyeda of Donetsk reg...</text:span>
</text:h>
      <text:p text:style-name="P4">
Authors: liveuamap (Language: en)</text:p>
      <text:p text:style-name="P4">
Time: 2023-07-08T-26:58:00</text:p>
      <text:p text:style-name="P4">
Location: Donetsk Oblast (Latitude:47.91427 Longtitude:37.45806)</text:p>
      <text:p text:style-name="P4">
Videos: []</text:p>
      <text:p text:style-name="P4">
Images: []</text:p>
      <text:p text:style-name="P4">
Tags: ["Russia"]</text:p>
      <text:p text:style-name="P4">
Id: 22574545</text:p>
      <!--METADATA-->
      <text:p text:style-name="P4">
At Maryinka direction Russian army shelled Krasnohorivka, Maryinka and Pobyedaof Donetsk region. Russian aviation conducted airstrike near Krasnohorivka, -General Staff of Armed Forces of Ukraine says in the morning report</text:p>
      <text:p text:style-name="P4">
News Collection Link: <text:a xlink:type="simple" xlink:href="https:\/\/liveuamap.com\/en\/2023\/8-july-at-maryinka-direction-russian-army-shelled-krasnohorivka" text:style-name="Internet_20_link" text:visited-style-name="Visited_20_Internet_20_Link">
https:\/\/liveuamap.com\/en\/2023\/8-july-at-maryinka-direction-russian-army-shelled-krasnohorivka</text:a>
</text:p>
      <text:p text:style-name="P4">
News Source: <text:a xlink:type="simple" xlink:href="https://t.me/lumsrc/5304" text:style-name="Internet_20_link" text:visited-style-name="Visited_20_Internet_20_Link">
https://t.me/lumsrc/5304</text:a>
</text:p>
      <!--NEWS-->
      <text:h text:style-name="P10" text:outline-level="1">
<text:span text:style-name="T4">
At Shakhtarsk Directive Russian Army Sheled Novomikhailivka, Elizabethka, Bokhoynalenka, in ...</text:span>
</text:h>
      <text:p text:style-name="P4">
Authors: liveuamap (Language: en)</text:p>
      <text:p text:style-name="P4">
Time: 2023-07-08T-28:58:00</text:p>
      <text:p text:style-name="P4">
Location: Velyka Novosilka (Latitude:47.8324 Longtitude:36.83836)</text:p>
      <text:p text:style-name="P4">
Videos: []</text:p>
      <text:p text:style-name="P4">
Images: []</text:p>
      <text:p text:style-name="P4">
Tags: ["Russia"]</text:p>
      <text:p text:style-name="P4">
Id: 22574544</text:p>
      <!--METADATA-->
      <text:p text:style-name="P4">
At Shakhtarske direction Russian army shelled Novomykhaylivka, Yelyzavetivka,Bohoyavlenka, Vuhledar, Zolota Nyva and Syeverne of Donetsk region. Russianaviation conducted airstrike at Velyka Novosilka, - General Staff of ArmedForces of Ukraine says in the morning report</text:p>
      <text:p text:style-name="P4">
News Collection Link: <text:a xlink:type="simple" xlink:href="https:\/\/liveuamap.com\/en\/2023\/8-july-at-shakhtarske-direction-russian-army-shelled-novomykhaylivka" text:style-name="Internet_20_link" text:visited-style-name="Visited_20_Internet_20_Link">
https:\/\/liveuamap.com\/en\/2023\/8-july-at-shakhtarske-direction-russian-army-shelled-novomykhaylivka</text:a>
</text:p>
      <text:p text:style-name="P4">
News Source: <text:a xlink:type="simple" xlink:href="https://t.me/lumsrc/5305" text:style-name="Internet_20_link" text:visited-style-name="Visited_20_Internet_20_Link">
https://t.me/lumsrc/5305</text:a>
</text:p>
      <!--NEWS-->
      <text:h text:style-name="P10" text:outline-level="1">
<text:span text:style-name="T4">
At Zaporizhzhia and Kherson directions Russian army shelled Novodarivka, Levadne, Malynivka, ...</text:span>
</text:h>
      <text:p text:style-name="P4">
Authors: liveuamap (Language: en)</text:p>
      <text:p text:style-name="P4">
Time: 2023-07-08T-30:58:00</text:p>
      <text:p text:style-name="P4">
Location: Kherson (Latitude:46.638 Longtitude:32.62785)</text:p>
      <text:p text:style-name="P4">
Videos: []</text:p>
      <text:p text:style-name="P4">
Images: []</text:p>
      <text:p text:style-name="P4">
Tags: ["Russia"]</text:p>
      <text:p text:style-name="P4">
Id: 22574543</text:p>
      <!--METADATA-->
      <text:p text:style-name="P4">
At Zaporizhzhia and Kherson directions Russian army shelled Novodarivka,Levadne, Malynivka, Huliaipole, Zaliznychne of Zaporizhzhia region oblasti;Lvove, Tokarivka, Antonivka, Veletenske, Kizomys of Kherson region and Khersoncity, - General Staff of Armed Forces of Ukraine says in the morning report</text:p>
      <text:p text:style-name="P4">
News Collection Link: <text:a xlink:type="simple" xlink:href="https:\/\/liveuamap.com\/en\/2023\/8-july-at-zaporizhzhia-and-kherson-directions-russian-army" text:style-name="Internet_20_link" text:visited-style-name="Visited_20_Internet_20_Link">
https:\/\/liveuamap.com\/en\/2023\/8-july-at-zaporizhzhia-and-kherson-directions-russian-army</text:a>
</text:p>
      <text:p text:style-name="P4">
News Source: <text:a xlink:type="simple" xlink:href="https://t.me/lumsrc/5306" text:style-name="Internet_20_link" text:visited-style-name="Visited_20_Internet_20_Link">
https://t.me/lumsrc/5306</text:a>
</text:p>
      <!--NEWS-->
      <text:h text:style-name="P10" text:outline-level="1">
<text:span text:style-name="T4">
Russian artillery shelled Kherson</text:span>
</text:h>
      <text:p text:style-name="P4">
Authors: liveuamap (Language: en)</text:p>
      <text:p text:style-name="P4">
Time: 2023-07-08T21:02:00</text:p>
      <text:p text:style-name="P4">
Location: Kherson (Latitude:46.62681 Longtitude:32.61257)</text:p>
      <text:p text:style-name="P4">
Videos: []</text:p>
      <text:p text:style-name="P4">
Images: []</text:p>
      <text:p text:style-name="P4">
Tags: ["Russia", "Europe"]</text:p>
      <text:p text:style-name="P4">
Id: 22574767</text:p>
      <!--METADATA-->
      <text:p text:style-name="P4">
Russian artillery shelled Kherson</text:p>
      <text:p text:style-name="P4">
News Collection Link: <text:a xlink:type="simple" xlink:href="https:\/\/liveuamap.com\/en\/2023\/9-july-russian-artillery-shelled-kherson" text:style-name="Internet_20_link" text:visited-style-name="Visited_20_Internet_20_Link">
https:\/\/liveuamap.com\/en\/2023\/9-july-russian-artillery-shelled-kherson</text:a>
</text:p>
      <text:p text:style-name="P4">
News Source: <text:a xlink:type="simple" xlink:href="https://t.me/kherson_non_fake/8891" text:style-name="Internet_20_link" text:visited-style-name="Visited_20_Internet_20_Link">
https://t.me/kherson_non_fake/8891</text:a>
</text:p>
      <!--NEWS-->
      <text:h text:style-name="P10" text:outline-level="1">
<text:span text:style-name="T4">
The clergy should become a driving force in the reconstruction of the released territories.</text:span>
</text:h>
      <text:p text:style-name="P4">
Author: ['АРМІЯINFORM']</text:p>
      <text:p text:style-name="P4">
Time: 2023-07-08T28:00:00-04:00</text:p>
      <text:p text:style-name="P4">
Description: Relagіyni organized became the Humanities Hubes in the minds of Viyn. The role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7/45.png" text:style-name="Internet_20_link" text:visited-style-name="Visited_20_Internet_20_Link">
45.png</text:a>
']</text:p>
      <text:p text:style-name="P4">
Tags: ['ДУХОВЕНСТВО', 'ІРИНИ ВЕРЕЩУК', 'МІНРЕІНТЕГРАЦІЯ', 'ТИМЧАСОВО ОКУПОВАНІ ТЕРИТОРІЇ']</text:p>
      <text:p text:style-name="P4">
Category: News</text:p>
      <!--METADATA-->
      <text:p text:style-name="P4">
<draw:frame draw:style-name="fr1" draw:name="Image2" text:anchor-type="as-char" svg:width="6.9236in" svg:height="4.615733in" draw:z-index="0">
<draw:image xlink:href="../Images/AРМІЯINFORM/2023-07-08T28-00-00-04-00/45.png" xlink:type="simple" xlink:show="embed" xlink:actuate="onLoad" draw:mime-type="image/png"/>
</draw:frame>
Religious organizations have become true humanitarian hubs in war. The role is now critical in the restoration of Ukraine.</text:p>
      <text:p text:style-name="P4">
On this <text:a xlink:type="simple" xlink:href="https://minre.gov.ua/2023/07/07/duhovenstvo-maye-staty-rushijnoyu-syloyu-u-vidbudovi-zvilnenyh-terytorij/" text:style-name="Internet_20_link" text:visited-style-name="Visited_20_Internet_20_Link">
emphasized</text:a>
Viceremier-Minister for the Reintegration of Temporarily Occupied Territories of Ukraine Irivresheschuk during a meeting dedicated to the spiritual reintegration of the population of the named territories.</text:p>
      <text:p text:style-name="P4">
Representatives of the All -Ukrainian Council of Churches of Tarlingued Organizations, the Institute of Religious Freedom, the State Service of Zetnopolitics and Freedom of Conscience, the Presidential Office, the Ministry of Defense, other power consciousness and interested authorities joined the discussion.</text:p>
      <text:p text:style-name="P4">
As it is noted, the focus of attention is to provide humanitarian assistance and mental support to the population by representatives of the clergy, especially in the territories.</text:p>
      <text:p text:style-name="P4">
“The clergy representatives should join the personnel reserve for the deduction of the de -industrial territories. This is the driving force that will help restore our people's lives. It is the clergymen who, with psychologists, make the families of servicemen, internally displaced persons and all the more people who have suffered from the war, ”Irina Vereshchuk emphasized.</text:p>
      <text:p text:style-name="P4">
News Source: <text:a xlink:type="simple" xlink:href="https://armyinform.com.ua/2023/07/08/duhovenstvo-maye-staty-rushijnoyu-syloyu-u-vidbudovi-zvilnenyh-terytorij-minreintegracziyi/" text:style-name="Internet_20_link" text:visited-style-name="Visited_20_Internet_20_Link">
https://armyinform.com.ua/2023/07/08/duhovenstvo-maye-staty-rushijnoyu-syloyu-u-vidbudovi-zvilnenyh-terytorij-minreintegracziyi/</text:a>
</text:p>
      <!--NEWS-->
      <text:h text:style-name="P10" text:outline-level="1">
<text:span text:style-name="T4">
There was a joint training of the Lithuanian-Polish forces of special operations</text:span>
</text:h>
      <text:p text:style-name="P4">
Author: ['АРМІЯINFORM']</text:p>
      <text:p text:style-name="P4">
Time: 2023-07-08T30:00:00-04:00</text:p>
      <text:p text:style-name="P4">
Description: At half the Kazіs Veverskіs (Lithuania), the SPILNE of the Lithuanian and Polish forces was wounded ... War with Ukraine 2022, the war with Ukraine Latest news today, News War with Ukraine 2022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resize_1200x900_d3_1.jpg" text:style-name="Internet_20_link" text:visited-style-name="Visited_20_Internet_20_Link">
resize_1200x900_d3_1.jpg</text:a>
', '<text:a xlink:type="simple" xlink:href="https://armyinform.com.ua/wp-content/uploads/2023/07/resize_1200x900_d2_3-150x150.jpg" text:style-name="Internet_20_link" text:visited-style-name="Visited_20_Internet_20_Link">
resize_1200x900_d2_3-150x150.jpg</text:a>
', '<text:a xlink:type="simple" xlink:href="https://armyinform.com.ua/wp-content/uploads/2023/07/resize_1200x900_d1_6-150x150.jpg" text:style-name="Internet_20_link" text:visited-style-name="Visited_20_Internet_20_Link">
resize_1200x900_d1_6-150x150.jpg</text:a>
', '<text:a xlink:type="simple" xlink:href="https://armyinform.com.ua/wp-content/uploads/2023/07/resize_1200x900_d1_4-150x150.jpg" text:style-name="Internet_20_link" text:visited-style-name="Visited_20_Internet_20_Link">
resize_1200x900_d1_4-150x150.jpg</text:a>
', '<text:a xlink:type="simple" xlink:href="https://armyinform.com.ua/wp-content/uploads/2023/07/resize_1200x900_d1_8-150x150.jpg" text:style-name="Internet_20_link" text:visited-style-name="Visited_20_Internet_20_Link">
resize_1200x900_d1_8-150x150.jpg</text:a>
']</text:p>
      <text:p text:style-name="P4">
Tags: ['БАГАТОНАЦІОНАЛЬНІ НАВЧАННЯ', 'ЛИТВА', 'ПОЛЬЩА']</text:p>
      <text:p text:style-name="P4">
Category: News</text:p>
      <!--METADATA-->
      <text:p text:style-name="P4">
<draw:frame draw:style-name="fr1" draw:name="Image3" text:anchor-type="as-char" svg:width="6.9236in" svg:height="4.615733in" draw:z-index="0">
<draw:image xlink:href="../Images/AРМІЯINFORM/2023-07-08T30-00-00-04-00/resize_1200x900_d3_1.jpg" xlink:type="simple" xlink:show="embed" xlink:actuate="onLoad" draw:mime-type="image/jpeg"/>
</draw:frame>
At the landfill Kazis Veverskis(Lithuania)There was a joint training of the Lithuanian-Polish forces of special operations(SOP). Це частина тристоронніх навчань<text:a xlink:type="simple" xlink:href="https://armyinform.com.ua/2023/07/04/u-lytvi-tryvayut-mizhnarodni-navchannya-sso-sylni-ta-yedyni-2023/" text:style-name="Internet_20_link" text:visited-style-name="Visited_20_Internet_20_Link">
Strong&amp;United2023</text:a>
Between Lithuania, Poland Tanimimich.</text:p>
      <text:p text:style-name="P4">
About this <text:a xlink:type="simple" xlink:href="https://kariuomene.lt/tarptautines-pratybos-strong-united-2023-lietuvos-ir-lenkijos-specialiuju-operaciju-pajegu-kariai-treniravosi-neutralizuoti-priesiskas-pajegas/25435" text:style-name="Internet_20_link" text:visited-style-name="Visited_20_Internet_20_Link">
it is referred</text:a>
In the report of the armed forces of Lithuania.</text:p>
      <text:p text:style-name="P4">
“Our ability to act together, quickly and efficiently, integrating allied, is one of the key benefits of the Lithuanian forces of special operations. Strong understanding and support are fundamental factors that allow you to comprehend and develop a multilateral military alliance, ”said Colonel Mindaugas Mazonas.</text:p>
      <text:p text:style-name="P4">
<text:a xlink:type="simple" xlink:href="https://armyinform.com.ua/wp-content/uploads/2023/07/resize_1200x900_d2_3.jpg" text:style-name="Internet_20_link" text:visited-style-name="Visited_20_Internet_20_Link">
!(Images/AРМІЯINFORM/2023-07-08T30-00-00-04-00/resize_1200x900_d2_3-150x150.jpg)</text:a>
</text:p>
      <text:p text:style-name="P4">
<text:a xlink:type="simple" xlink:href="https://armyinform.com.ua/wp-content/uploads/2023/07/resize_1200x900_d1_6.jpg" text:style-name="Internet_20_link" text:visited-style-name="Visited_20_Internet_20_Link">
<draw:frame draw:style-name="fr1" draw:name="Image4" text:anchor-type="as-char" svg:width="6.9236in" svg:height="6.9236in" draw:z-index="0">
<draw:image xlink:href="../Images/AРМІЯINFORM/2023-07-08T30-00-00-04-00/resize_1200x900_d1_6-150x150.jpg" xlink:type="simple" xlink:show="embed" xlink:actuate="onLoad" draw:mime-type="image/jpeg"/>
</draw:frame>
</text:a>
According to the script, the intelligence units of the Lithuanian Army have found that there was an hostile group at a certain object, so it was decided to use a joint Lithuanian-Polish detachment for specialty. The tactical part of the operation was launched by a sniper group of the battalion of the Lithuanian army, which penetrated the area and physically confirmed the enemy forces on the object. Another team from the Vitutas Great Battalion made a parachute from the Air Force L-410 and landed near the object to block access to and from the operation. Simultaneously armed jltv combat support machines(Joint Light Tactical Vehicle)Object access to the object on the mented perimeter.</text:p>
      <text:p text:style-name="P4">
<text:a xlink:type="simple" xlink:href="https://armyinform.com.ua/wp-content/uploads/2023/07/resize_1200x900_d1_4.jpg" text:style-name="Internet_20_link" text:visited-style-name="Visited_20_Internet_20_Link">
!(Images/AРМІЯINFORM/2023-07-08T30-00-00-04-00/resize_1200x900_d1_4-150x150.jpg)</text:a>
</text:p>
      <text:p text:style-name="P4">
<text:a xlink:type="simple" xlink:href="https://armyinform.com.ua/wp-content/uploads/2023/07/resize_1200x900_d1_8.jpg" text:style-name="Internet_20_link" text:visited-style-name="Visited_20_Internet_20_Link">
<draw:frame draw:style-name="fr1" draw:name="Image5" text:anchor-type="as-char" svg:width="6.9236in" svg:height="6.9236in" draw:z-index="0">
<draw:image xlink:href="../Images/AРМІЯINFORM/2023-07-08T30-00-00-04-00/resize_1200x900_d1_8-150x150.jpg" xlink:type="simple" xlink:show="embed" xlink:actuate="onLoad" draw:mime-type="image/jpeg"/>
</draw:frame>
</text:a>
</text:p>
      <text:p text:style-name="P4">
News Source: <text:a xlink:type="simple" xlink:href="https://armyinform.com.ua/2023/07/08/vidbulosya-spilne-navchannya-lytovsko-polskyh-syl-speczialnyh-operaczij/" text:style-name="Internet_20_link" text:visited-style-name="Visited_20_Internet_20_Link">
https://armyinform.com.ua/2023/07/08/vidbulosya-spilne-navchannya-lytovsko-polskyh-syl-speczialnyh-operaczij/</text:a>
</text:p>
      <!--NEWS-->
      <text:h text:style-name="P10" text:outline-level="1">
<text:span text:style-name="T4">
The LNR participant was sentenced to 10 years behind bars - he sought Ukrainian positions in the Bakhmut district</text:span>
</text:h>
      <text:p text:style-name="P4">
Author: ['АРМІЯINFORM']</text:p>
      <text:p text:style-name="P4">
Time: 2023-07-08T32:00:00-04:00</text:p>
      <text:p text:style-name="P4">
Description: Zasujen Vodzhenza Bakhmut at the Navalnniy Tsilsnіstvoystvoi on the Teritorian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1/360_240_1582135276-970.jpg" text:style-name="Internet_20_link" text:visited-style-name="Visited_20_Internet_20_Link">
360_240_1582135276-970.jpg</text:a>
']</text:p>
      <text:p text:style-name="P4">
Tags: ['ВІЙНА', 'НЕЗАКОННІ ЗБРОЙНІ ФОРМУВАННЯ', 'ОФІС ГЕНПРОКУРОРА УКРАЇНИ']</text:p>
      <text:p text:style-name="P4">
Category: News</text:p>
      <!--METADATA-->
      <text:p text:style-name="P4">
<draw:frame draw:style-name="fr1" draw:name="Image6" text:anchor-type="as-char" svg:width="6.9236in" svg:height="4.617974in" draw:z-index="0">
<draw:image xlink:href="../Images/AРМІЯINFORM/2023-07-08T32-00-00-04-00/360_240_1582135276-970.jpg" xlink:type="simple" xlink:show="embed" xlink:actuate="onLoad" draw:mime-type="image/jpeg"/>
</draw:frame>
Illustrative photo</text:p>
      <text:p text:style-name="P4">
A native of Bakhmut was convicted of an encroachment on the territorial integrity of Ukraine's invetotor, participation in the terrorist organization and activities of armed forces unforeseen.</text:p>
      <text:p text:style-name="P4">
About it <text:a xlink:type="simple" xlink:href="https://www.gp.gov.ua/ua/posts/do-10-rokiv-za-gratami-zasudzeno-ucasnika-lnr-yakii-visukuvav-ukrayinski-poziciyi-v-baxmutskomu-raioni" text:style-name="Internet_20_link" text:visited-style-name="Visited_20_Internet_20_Link">
reports</text:a>
Office of the Prosecutor General of Ukraine.</text:p>
      <text:p text:style-name="P4">
The court awarded him up to 10 years in prison.</text:p>
      <text:p text:style-name="P4">
“In November 2019, the man arrived in the occupied NFF" LNR "in Lugansk. Since it was difficult with a criminal record for theft with penetration, it was difficult, the only "right" decision, he would like the service to the occupiers, "the statement reads.</text:p>
      <text:p text:style-name="P4">
As it is noted, the "worker" was first enriched in the war against Ukraine, being an operator of the anti -tank managed missile of the Second Army Corps of the People's Police of the LNR, which he destroyed Ukrainian equipment.</text:p>
      <text:p text:style-name="P4">
Later, as a scout, he monitored the placement and movement of the personal composition near the village of Lomuvatka, Luhansk region. He passed the information received to the command for further attacks on the positions of our military.</text:p>
      <text:p text:style-name="P4">
"A representative of the troops of a self -proclaimed republic, when he was drunk, was detained by Ukrainian defenders near the observation post in the Bakhmut district," - added at the Office of the Prosecutor General of Ukraine.</text:p>
      <text:p text:style-name="P4">
News Source: <text:a xlink:type="simple" xlink:href="https://armyinform.com.ua/2023/07/08/uchasnyka-lnr-zasudzheno-do-10-rokiv-za-gratamy-vyshukuvav-ukrayinski-pozycziyi-v-bahmutskomu-rajoni/" text:style-name="Internet_20_link" text:visited-style-name="Visited_20_Internet_20_Link">
https://armyinform.com.ua/2023/07/08/uchasnyka-lnr-zasudzheno-do-10-rokiv-za-gratamy-vyshukuvav-ukrayinski-pozycziyi-v-bahmutskomu-rajoni/</text:a>
</text:p>
      <!--NEWS-->
      <text:h text:style-name="P10" text:outline-level="1">
<text:span text:style-name="T4">
In Kiev, a single number for all emergencies has been launched</text:span>
</text:h>
      <text:p text:style-name="P4">
Author: ['АРМІЯINFORM']</text:p>
      <text:p text:style-name="P4">
Time: 2023-07-08T34:00:00-04:00</text:p>
      <text:p text:style-name="P4">
Description: The Mini Construction of the Interior Help did not call the service 112 from Kiwi - єdinia ... The war with Ukraine 2022, the war with Ukraine is the latest news today, the news war with Ukraine 2022 The last to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ehjzv1549881270278.jpg" text:style-name="Internet_20_link" text:visited-style-name="Visited_20_Internet_20_Link">
ehjzv1549881270278.jpg</text:a>
']</text:p>
      <text:p text:style-name="P4">
Tags: ['КИЇВ', 'МВС УКРАЇНИ', 'НАДЗВИЧАЙНА СИТУАЦІЯ']</text:p>
      <text:p text:style-name="P4">
Category: News</text:p>
      <!--METADATA-->
      <text:p text:style-name="P4">
<draw:frame draw:style-name="fr1" draw:name="Image7" text:anchor-type="as-char" svg:width="6.9236in" svg:height="5.1927in" draw:z-index="0">
<draw:image xlink:href="../Images/AРМІЯINFORM/2023-07-08T34-00-00-04-00/ehjzv1549881270278.jpg" xlink:type="simple" xlink:show="embed" xlink:actuate="onLoad" draw:mime-type="image/jpeg"/>
</draw:frame>
The Ministry of Internal Affairs has fully implemented <text:span text:style-name="T4">
 service 112 </text:span>
 in Kiev - the only telephone number for crisis situations. The communication center already processes input and covers the capital.</text:p>
      <text:p text:style-name="P4">
About it <text:a xlink:type="simple" xlink:href="https://t.me/mvs_ukraine/27140" text:style-name="Internet_20_link" text:visited-style-name="Visited_20_Internet_20_Link">
reported</text:a>
Ministry of Internal Affairs Igor Klimenko.</text:p>
      <text:p text:style-name="P4">
“Calls from citizens receive operators. Next, the requests are referred to the accessories that respond accordingly, ”the message reads.</text:p>
      <text:p text:style-name="P4">
It is important that operators who have a sign language work. They can be united with the applicants through video call. To do this, send the SMS to <text:span text:style-name="T4">
 112 </text:span>
 and expect a link to the connection.</text:p>
      <text:p text:style-name="P4">
"Our next steps are to scale 112 in all millionaire cities, Adali-in the entire territory of the state," the Ministry of Internal Affairs said.</text:p>
      <text:p text:style-name="P4">
News Source: <text:a xlink:type="simple" xlink:href="https://armyinform.com.ua/2023/07/08/u-kyyevi-zapraczyuvav-yedynyj-nomer-dlya-vsih-nadzvychajnyh-sytuaczij/" text:style-name="Internet_20_link" text:visited-style-name="Visited_20_Internet_20_Link">
https://armyinform.com.ua/2023/07/08/u-kyyevi-zapraczyuvav-yedynyj-nomer-dlya-vsih-nadzvychajnyh-sytuaczij/</text:a>
</text:p>
      <!--NEWS-->
      <text:h text:style-name="P10" text:outline-level="1">
<text:span text:style-name="T4">
Austria and Switzerland joined the European Initiative to Protect the Sky</text:span>
</text:h>
      <text:p text:style-name="P4">
Author: ['АРМІЯINFORM']</text:p>
      <text:p text:style-name="P4">
Time: 2023-07-08T36:00:00-04:00</text:p>
      <text:p text:style-name="P4">
Description: Syogodni PD Hour of Shchorichny of Trilage Zustychi Nimuccini, Austri Tu Swiss three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oif.jpg" text:style-name="Internet_20_link" text:visited-style-name="Visited_20_Internet_20_Link">
oif.jpg</text:a>
']</text:p>
      <text:p text:style-name="P4">
Tags: ['АВСТРІЯ', 'МЕМОРАНДУМ', 'ШВЕЙЦАРІЯ']</text:p>
      <text:p text:style-name="P4">
Category: News</text:p>
      <!--METADATA-->
      <text:p text:style-name="P4">
<draw:frame draw:style-name="fr1" draw:name="Image8" text:anchor-type="as-char" svg:width="6.9236in" svg:height="4.601127in" draw:z-index="0">
<draw:image xlink:href="../Images/AРМІЯINFORM/2023-07-08T36-00-00-04-00/oif.jpg" xlink:type="simple" xlink:show="embed" xlink:actuate="onLoad" draw:mime-type="image/jpeg"/>
</draw:frame>
Today, during the annual tripartite meeting of Germany, Austria, Tashvazerland, three defense ministers signed a Memorandum of Understanding in the European Sky Shields European Initiative in the European initiative(THEY).</text:p>
      <text:p text:style-name="P4">
Про це <text:a xlink:type="simple" xlink:href="https://www.admin.ch/gov/en/start/documentation/media-releases.msg-id-96576.html" text:style-name="Internet_20_link" text:visited-style-name="Visited_20_Internet_20_Link">
повідомляє </text:a>
Switzerland Federal Council.</text:p>
      <text:p text:style-name="P4">
This initiative is aimed at improving air defense in Europe. In addition, an agreement on the promotion of research cooperation in the field of weapons was concluded.</text:p>
      <text:p text:style-name="P4">
The main topics of the meeting were the security situation in Europe, the consequences of the war in Ukraine, tripartite cooperation and military peacekeeping.</text:p>
      <text:p text:style-name="P4">
Federal Advisor to Viola Amherrd and the Ministers of Defense of Austria and Germany Laudya Tanner and Boris Pistorius exchanged thoughts on the consequences of attacking Ukraine for safety and ways of support of Ukraine.</text:p>
      <text:p text:style-name="P4">
The signing of a memorandum of mutual understanding in relation to international work within ESSI means that Switzerland will now identify the field of work in which it plans to strengthen its participation.</text:p>
      <text:p text:style-name="P4">
News Source: <text:a xlink:type="simple" xlink:href="https://armyinform.com.ua/2023/07/08/avstriya-ta-shvejczariya-pryyednalysya-do-yevropejskoyi-inicziatyvy-zahystu-neba/" text:style-name="Internet_20_link" text:visited-style-name="Visited_20_Internet_20_Link">
https://armyinform.com.ua/2023/07/08/avstriya-ta-shvejczariya-pryyednalysya-do-yevropejskoyi-inicziatyvy-zahystu-neba/</text:a>
</text:p>
      <!--NEWS-->
      <text:h text:style-name="P10" text:outline-level="1">
<text:span text:style-name="T4">
During the large -scale war, 9,000 civilians were killed in Ukraine, including 500 children - the UN</text:span>
</text:h>
      <text:p text:style-name="P4">
Author: ['АРМІЯINFORM']</text:p>
      <text:p text:style-name="P4">
Time: 2023-07-08T38:00:00-04:00</text:p>
      <text:p text:style-name="P4">
Description: At the front of the 500th day, the earnings of a large-scale invoice for the Rosa in Ukraine ... War with Ukraine 2022, war with Ukraine Latest news today, News War with Ukraine 2022 The last ones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vijna-obstril.jpg" text:style-name="Internet_20_link" text:visited-style-name="Visited_20_Internet_20_Link">
vijna-obstril.jpg</text:a>
']</text:p>
      <text:p text:style-name="P4">
Tags: ['STOPRUSSIA', 'АГРЕСІЯ РФ', 'ВТОРГНЕННЯ РФ', 'ЖЕРТВИ ВІЙНИ', 'ММПЛУ', 'ООН']</text:p>
      <text:p text:style-name="P4">
Category: News</text:p>
      <!--METADATA-->
      <text:p text:style-name="P4">
<draw:frame draw:style-name="fr1" draw:name="Image9" text:anchor-type="as-char" svg:width="6.9236in" svg:height="4.628555in" draw:z-index="0">
<draw:image xlink:href="../Images/AРМІЯINFORM/2023-07-08T38-00-00-04-00/vijna-obstril.jpg" xlink:type="simple" xlink:show="embed" xlink:actuate="onLoad" draw:mime-type="image/jpeg"/>
</draw:frame>
On the eve of the 500th day from the beginning of a large-scale invasion of Russia in Ukraine Monitoring Mission of the UN Human Rights in Ukraine(MmPlu)Vallagibel has more than 9,000 civilians, including more than 500 children. At the same time, the mission was preceded that the real number of victims could be much higher.</text:p>
      <text:p text:style-name="P4">
Such <text:a xlink:type="simple" xlink:href="https://ukraine.un.org/uk/239136-%D0%B2%D1%96%D0%B9%D0%BD%D0%B0-%D0%B2-%D1%83%D0%BA%D1%80%D0%B0%D1%97%D0%BD%D1%96-%D1%81%D1%8F%D0%B3%D0%BD%D1%83%D0%BB%D0%B0-%D1%89%D0%B5-%D0%BE%D0%B4%D0%BD%D1%96%D1%94%D1%97-%D1%81%D1%83%D0%BC%D0%BD%D0%BE%D1%97-%D0%BF%D0%BE%D0%B7%D0%BD%D0%B0%D1%87%D0%BA%D0%B8" text:style-name="Internet_20_link" text:visited-style-name="Visited_20_Internet_20_Link">
statement</text:a>
The UN Human Rights Monitoring Mission in Ukraine was released.</text:p>
      <text:p text:style-name="P4">
The MMPL noted that the total monthly number of dead and wounded persons has changed earlier this year compared to 2022, but in May, their average number increased again. The IMPLU reminded the last death attack on June 27, when 13 civilians, including four children, were killed in the evening as a result of a rocket strike in the lively trading area of the UKRAMACTOR in eastern Ukraine. Among the victims during this attack, the Ukrainian writer and human rights activist Victoria Amelina, who died from the injuries received earlier, was UKRAMAMA.</text:p>
      <text:p text:style-name="P4">
Just a few days later, another rocket strike took away the lives of 10 civilians in Lviv. During these two weeks, the number of those killed among civilians is one of the highest from the beginning of the Russian invasion.</text:p>
      <text:p text:style-name="P4">
News Source: <text:a xlink:type="simple" xlink:href="https://armyinform.com.ua/2023/07/08/za-chas-shyrokomasshtabnoyi-vijny-v-ukrayini-zagynulo-9-tysyach-czyvilnyh-zokrema-500-ditej-oon/" text:style-name="Internet_20_link" text:visited-style-name="Visited_20_Internet_20_Link">
https://armyinform.com.ua/2023/07/08/za-chas-shyrokomasshtabnoyi-vijny-v-ukrayini-zagynulo-9-tysyach-czyvilnyh-zokrema-500-ditej-oon/</text:a>
</text:p>
      <!--NEWS-->
      <text:h text:style-name="P10" text:outline-level="1">
<text:span text:style-name="T4">
66% of NATO Member States are negative about Russia - a survey</text:span>
</text:h>
      <text:p text:style-name="P4">
Author: ['АРМІЯINFORM']</text:p>
      <text:p text:style-name="P4">
Time: 2023-07-08T40:00:00-04:00</text:p>
      <text:p text:style-name="P4">
Description: 66%of the bulk of the Power - NATO member of the NATO is to be negative before the Russian Federation. At the TSOMU ... The war with Ukraine 2022, the war with Ukraine is the latest news today, the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7/151557-1_large.jpg" text:style-name="Internet_20_link" text:visited-style-name="Visited_20_Internet_20_Link">
151557-1_large.jpg</text:a>
']</text:p>
      <text:p text:style-name="P4">
Tags: ['НАТО', 'ПІДТРИМКА УКРАЇНИ', 'САМІТ НАТО']</text:p>
      <text:p text:style-name="P4">
Category: News</text:p>
      <!--METADATA-->
      <text:p text:style-name="P4">
<draw:frame draw:style-name="fr1" draw:name="Image10" text:anchor-type="as-char" svg:width="6.9236in" svg:height="4.66432in" draw:z-index="0">
<draw:image xlink:href="../Images/AРМІЯINFORM/2023-07-08T40-00-00-04-00/151557-1_large.jpg" xlink:type="simple" xlink:show="embed" xlink:actuate="onLoad" draw:mime-type="image/jpeg"/>
</draw:frame>
66% of NATO Member States are negative about the Russian Federation. This refers to the strong support of the Alliance and the continuation of assistance to Ukraine.</text:p>
      <text:p text:style-name="P4">
About this <text:a xlink:type="simple" xlink:href="https://www.facebook.com/GeneralStaff.ua/posts/pfbid02aA9nzaZfVBtsnBDxWriDTFEN9KrFa9ayjmcK6VRVhKzqwurTRut5eTawzYDYK78Ml" text:style-name="Internet_20_link" text:visited-style-name="Visited_20_Internet_20_Link">
testify</text:a>
Results of a Public Opinion Survey conducted to order NATO in the 31st state of the Alliance on the eve of the Vilnius Summit</text:p>
      <text:p text:style-name="P4">
Like the results of previous polls, the vast majority of respondent people consider NATO important for their country's future security(73%), and 70%would vote in a referendum for their country to remain a member of NATO.</text:p>
      <text:p text:style-name="P4">
Supporting at the current level or increasing defensive expenditures increased 73% of respondents.</text:p>
      <text:p text:style-name="P4">
Most respondents share the idea that their country must protect the other NATO member in the event of an attack(64%), and 62% of respondents believe that thanks to the external attack on their country, the Alliance is less likely.</text:p>
      <text:p text:style-name="P4">
Negatively perceive Russia two -thirds of respondents(66%). Цей показникзбігається з тенденціями, виявленими за підсумками минулорічного опитування.</text:p>
      <text:p text:style-name="P4">
Подібно до опитування громадської думки, що проводилося напередодні самітуНАТО у 2022 році, одним із параметрів було сприйняття вторгнення росії вУкраїну.</text:p>
      <text:p text:style-name="P4">
Майже дві третини респондентів в державах–членах Альянсу вважають, щовторгнення росії в Україну позначилося на безпеці і спокої їхньої країни(64%). Підтримка респондентами продовження надання їхніми країнами допомогиУкраїні залишається високою і становить 65%.</text:p>
      <text:p text:style-name="P4">
News Source: <text:a xlink:type="simple" xlink:href="https://armyinform.com.ua/2023/07/08/66-gromadyan-gromadyan-derzhav-chleniv-nato-negatyvno-stavlyatsya-do-rosiyi-opytuvannya/" text:style-name="Internet_20_link" text:visited-style-name="Visited_20_Internet_20_Link">
https://armyinform.com.ua/2023/07/08/66-gromadyan-gromadyan-derzhav-chleniv-nato-negatyvno-stavlyatsya-do-rosiyi-opytuvannya/</text:a>
</text:p>
      <!--NEWS-->
      <text:h text:style-name="P10" text:outline-level="1">
<text:span text:style-name="T4">
Our aviation destroyed 4 SPRs and 1 enemy management point</text:span>
</text:h>
      <text:p text:style-name="P4">
Author: ['АРМІЯINFORM']</text:p>
      <text:p text:style-name="P4">
Time: 2023-07-08T42:00:00-04:00</text:p>
      <text:p text:style-name="P4">
Description: Yak will bend at the ZVENNI General Staff of the ZS Ukrainian, the Avіaatsіya defense forces ... The war with Ukraine 2022, the war with Ukraine is the latest news today, the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06/foto-aviacziya.jpg" text:style-name="Internet_20_link" text:visited-style-name="Visited_20_Internet_20_Link">
foto-aviacziya.jpg</text:a>
']</text:p>
      <text:p text:style-name="P4">
Tags: ['STOPRUSSIA', 'ВТОРГНЕННЯ РФ', 'ГШ ЗСУ', 'ОБОРОНА УКРАЇНИ', 'ХРОНІКА ОБОРОНИ']</text:p>
      <text:p text:style-name="P4">
Category: News</text:p>
      <!--METADATA-->
      <text:p text:style-name="P4">
<draw:frame draw:style-name="fr1" draw:name="Image11" text:anchor-type="as-char" svg:width="6.9236in" svg:height="5.385022in" draw:z-index="0">
<draw:image xlink:href="../Images/AРМІЯINFORM/2023-07-08T42-00-00-04-00/foto-aviacziya.jpg" xlink:type="simple" xlink:show="embed" xlink:actuate="onLoad" draw:mime-type="image/jpeg"/>
</draw:frame>
Illustrative Photo <text:span text:style-name="T4">
 🔥 Situation on Russian invasion </text:span>
</text:p>
      <text:p text:style-name="P4">
As <text:a xlink:type="simple" xlink:href="https://www.facebook.com/GeneralStaff.ua/posts/pfbid05Jwm5VXfXfCHMrL3dbRxEthRitLxhtnQae5dWni6PZoTGixUHxXQq61FkDauttm5l" text:style-name="Internet_20_link" text:visited-style-name="Visited_20_Internet_20_Link">
indicated</text:a>
In the construction of the General Staff of the Armed Forces of Ukraine, the aviation of defense forces for the past produced 7 beats in the areas of concentration of the enemy's personnel, 4-post-stitches-missile complexes and 1 at the enemy management point. Also, our defenders destroyed 2 reconnaissance UAVs of the operative-tactical level.</text:p>
      <text:p text:style-name="P4">
At the same time, the units of rocket troops and artillery during the day were struck by 2 points of management, ammunition composition, 8 artillery products at fire positions, 2 air defense products and 2 radio electronic fighter stations.</text:p>
      <text:p text:style-name="P4">
News Source: <text:a xlink:type="simple" xlink:href="https://armyinform.com.ua/2023/07/08/nasha-aviacziya-znyshhyla-4-zrk-ta-1-punkt-upravlinnya-voroga/" text:style-name="Internet_20_link" text:visited-style-name="Visited_20_Internet_20_Link">
https://armyinform.com.ua/2023/07/08/nasha-aviacziya-znyshhyla-4-zrk-ta-1-punkt-upravlinnya-voroga/</text:a>
</text:p>
      <!--NEWS-->
      <text:h text:style-name="P10" text:outline-level="1">
<text:span text:style-name="T4">
In the northern direction of signs of formation of offensive groups of the enemy was not detected</text:span>
</text:h>
      <text:p text:style-name="P4">
Author: ['АРМІЯINFORM']</text:p>
      <text:p text:style-name="P4">
Time: 2023-07-08T44:00:00-04:00</text:p>
      <text:p text:style-name="P4">
Description: Yak to hesitate at the Zvedenni General Staff, at Volinsky that half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pinchinyj-napryamok-1.jpg" text:style-name="Internet_20_link" text:visited-style-name="Visited_20_Internet_20_Link">
pinchinyj-napryamok-1.jpg</text:a>
']</text:p>
      <text:p text:style-name="P4">
Tags: ['STOPRUSSIA', 'АГРЕСІЯ РФ', 'ВТОРГНЕННЯ РФ', 'ГШ ЗСУ']</text:p>
      <text:p text:style-name="P4">
Category: News</text:p>
      <!--METADATA-->
      <text:p text:style-name="P4">
<draw:frame draw:style-name="fr1" draw:name="Image12" text:anchor-type="as-char" svg:width="6.9236in" svg:height="4.61903in" draw:z-index="0">
<draw:image xlink:href="../Images/AРМІЯINFORM/2023-07-08T44-00-00-04-00/pinchinyj-napryamok-1.jpg" xlink:type="simple" xlink:show="embed" xlink:actuate="onLoad" draw:mime-type="image/jpeg"/>
</draw:frame>
Illustrative Photo <text:span text:style-name="T4">
 🔥 Situation on Russian invasion </text:span>
</text:p>
      <text:p text:style-name="P4">
As <text:a xlink:type="simple" xlink:href="https://www.facebook.com/GeneralStaff.ua/posts/pfbid05Jwm5VXfXfCHMrL3dbRxEthRitLxhtnQae5dWni6PZoTGixUHxXQq61FkDauttm5l" text:style-name="Internet_20_link" text:visited-style-name="Visited_20_Internet_20_Link">
indicated</text:a>
In the summary of the General Staff, in the <text:span text:style-name="T4">
 Volyn and Polissya directions </text:span>
 operational provision without significant changes. The signs of formation of offensive groups are revealed. The defined units of the Armed Forces of Belarus perform the tasks of border areas with Ukraine.</text:p>
      <text:p text:style-name="P4">
<text:span text:style-name="T4">
 In the Siversky and Slobozhansky directions </text:span>
 the enemy during the day of the strike in the area of Vilshana Kharkiv region. Carried out mortar artillery shelling of more than 15 settlements, including the Popivka Chernihiv region; Krasnopillya of Sumy region and Okip, Neskachny, Vovchansk, Budarki and chopped in Kharkiv region.</text:p>
      <text:p text:style-name="P4">
News Source: <text:a xlink:type="simple" xlink:href="https://armyinform.com.ua/2023/07/08/na-pivnichnomu-napryamku-oznak-formuvannya-nastupalnyh-ugrupovan-protyvnyka-ne-vyyavleno/" text:style-name="Internet_20_link" text:visited-style-name="Visited_20_Internet_20_Link">
https://armyinform.com.ua/2023/07/08/na-pivnichnomu-napryamku-oznak-formuvannya-nastupalnyh-ugrupovan-protyvnyka-ne-vyyavleno/</text:a>
</text:p>
      <!--NEWS-->
      <text:h text:style-name="P10" text:outline-level="1">
<text:span text:style-name="T4">
500 days of the Great Liberation War</text:span>
</text:h>
      <text:p text:style-name="P4">
Author: ['Антон Печерський']</text:p>
      <text:p text:style-name="P4">
Time: 2023-07-08T46:00:00-04:00</text:p>
      <text:p text:style-name="P4">
Description: Ukrainian is a firmly unkind, Ukrainian Supplity to be at ZSU, yaki to cute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golovna-.jpeg" text:style-name="Internet_20_link" text:visited-style-name="Visited_20_Internet_20_Link">
golovna-.jpeg</text:a>
', '<text:a xlink:type="simple" xlink:href="https://armyinform.com.ua/wp-content/uploads/2023/07/vtraty-rf-100-scaled.jpg" text:style-name="Internet_20_link" text:visited-style-name="Visited_20_Internet_20_Link">
vtraty-rf-100-scaled.jpg</text:a>
', '<text:a xlink:type="simple" xlink:href="https://armyinform.com.ua/wp-content/uploads/2023/07/03-5.jpg" text:style-name="Internet_20_link" text:visited-style-name="Visited_20_Internet_20_Link">
03-5.jpg</text:a>
', '<text:a xlink:type="simple" xlink:href="https://armyinform.com.ua/wp-content/uploads/2023/07/05-2.jpg" text:style-name="Internet_20_link" text:visited-style-name="Visited_20_Internet_20_Link">
05-2.jpg</text:a>
']</text:p>
      <text:p text:style-name="P4">
Tags: ['500 ДНІВ ВЕЛИКОЇ ВИЗВОЛЬНОЇ ВІЙНИ', 'STOPRUSSIA', 'АГРЕСІЯ РФ', 'ВІЙНА', 'ВТОРГНЕННЯ РФ']</text:p>
      <text:p text:style-name="P4">
Category: News</text:p>
      <!--METADATA-->
      <text:p text:style-name="P4">
<draw:frame draw:style-name="fr1" draw:name="Image13" text:anchor-type="as-char" svg:width="6.9236in" svg:height="3.892631in" draw:z-index="0">
<draw:image xlink:href="../Images/AРМІЯINFORM/2023-07-08T46-00-00-04-00/golovna-.jpeg" xlink:type="simple" xlink:show="embed" xlink:actuate="onLoad" draw:mime-type="image/jpeg"/>
</draw:frame>
Ukraine stands firmly and steadfastly, Ukrainian society believes in the Armed Forces, which is liberated temporarily occupied territories, and international support for Ukrainians and unconditional support. Instead, Russia not only did not reach any of the assaults, but also critically undermined its military and economic potential, has finally turned into a label state in the international arena of the Tavista Dictatorship, whose regime has recently demonstrated the world.</text:p>
      <text:p text:style-name="P4">
These are the main results as of 500 days of the large -scale invasion of the Russian Federation into Ukraine. There were millions of examples of the courage of icheroism so that not only the world would not only believe in Ukraine, but above all, the Ukrainians themselves were convinced of their own strength and stability. The bloody war finally lifted the Poland of Russian propaganda, as arrogant as it is a misconception, not only the world, but also the Russians themselves.</text:p>
      <text:p text:style-name="P4">
<draw:frame draw:style-name="fr1" draw:name="Image14" text:anchor-type="as-char" svg:width="6.9236in" svg:height="7.004375in" draw:z-index="0">
<draw:image xlink:href="../Images/AРМІЯINFORM/2023-07-08T46-00-00-04-00/vtraty-rf-100-scaled.jpg" xlink:type="simple" xlink:show="embed" xlink:actuate="onLoad" draw:mime-type="image/jpeg"/>
</draw:frame>
It turned out that modest and unimaginable, at first glance, Ukraine is a full-fledged state, able to withstand and withstand the most extreme crash test from all possible-the test of the Great War. Despite all the extraordinary difficulties, the Ukrainian state has proven that it is vital due to the fact that it is relieved by a drink of mature and responsible civil society, ready -made statin protection of the country as the most valuable of its property and the key to respect for human rights.</text:p>
      <text:p text:style-name="P4">
Whereas the acquired Russia, with its arrogance and high self -esteem, with a cordial superficial position in the international arena finally finally performed its rotten inside. At the end of the Sixteenth Monthly, it clearly proved not only the usual already human -hate policy, but also the helplessness of the Russian state apparatus and the army, which is incapable of resolving the obvious threat of a military rebellion.</text:p>
      <text:p text:style-name="P4">
<draw:frame draw:style-name="fr1" draw:name="Image15" text:anchor-type="as-char" svg:width="6.9236in" svg:height="5.012458in" draw:z-index="0">
<draw:image xlink:href="../Images/AРМІЯINFORM/2023-07-08T46-00-00-04-00/03-5.jpg" xlink:type="simple" xlink:show="embed" xlink:actuate="onLoad" draw:mime-type="image/jpeg"/>
</draw:frame>
Deookupopovanka of the territory of Ukraine, which has been under Russian occupation since 2014(Screenshot from an interactive online card https://deepstatemap.live)</text:p>
      <text:p text:style-name="P4">
The Russian invaders of Ukraine are even greater on the eve of 500 days of the war. The heavy but unspo than the Ukrainian offensive continues, its inhabited indicators are not only new released territories, but the losses that have grown significantly during May - early July. Particular attention should be paid to the total extermination of enemy artsystems - practically a day Russian invaders lose several several or several dozen -artillery.</text:p>
      <text:p text:style-name="P4">
June 2023 became a hot moon, during which the enemy lost more than 650 artes. The hottest was the day from June 22 to June 23, when the Armed Forces destroyed 44 units of enemy artillery. If you also add losses here for the end of April - grass, as well as in the first days of July, you can see that more than a quarter of the beginning from the beginning of a large -scale invasion of Russian artillery is more than two months. This testifies to the high efficiency of the Counter -battering of the Armed Forces and gradually changes the artillery potential in favor of the Ukrainian army. Where the Russians take exclusively the number, Ukrainian artillerymen are significantly benefit from quality, the accuracy of fire damage.</text:p>
      <text:p text:style-name="P4">
Equally important are the losses of enemy auto -engineering and air defense. Authorities with hostile losses of living power, tanks, combat armored machinery in May - the beginning of July 2023, this testifies to the success of the Ukrainian offensive. It has already been manifested in the form of a large territory and a number of settlements, with the forces of Ukraine's defense forces, it was possible to liberate the area of Ukrainian land, which has been under Russian occupation since 2014. In general, the area of the de -cupovated as of 500 daytreads was practically equal to part of the Ukrainian territory, captured by the state of February 24, 2022.</text:p>
      <text:p text:style-name="P4">
<draw:frame draw:style-name="fr1" draw:name="Image16" text:anchor-type="as-char" svg:width="6.9236in" svg:height="3.378717in" draw:z-index="0">
<draw:image xlink:href="../Images/AРМІЯINFORM/2023-07-08T46-00-00-04-00/05-2.jpg" xlink:type="simple" xlink:show="embed" xlink:actuate="onLoad" draw:mime-type="image/jpeg"/>
</draw:frame>
Controller(Screenshot from an interactive online card https://deepstatemap.live)As of the 500th day of the war, the Armed Forces of Ukraine have a strategic initiative and confidently occur, causing the enemy of critical losses. Instead, as a result of the loss for the Russian army of war and domesticity, the very existence of the Putin regime was threatened.</text:p>
      <text:p text:style-name="P4">
Let's keep the line!</text:p>
      <text:p text:style-name="P4">
News Source: <text:a xlink:type="simple" xlink:href="https://armyinform.com.ua/2023/07/08/500-dniv-velykoyi-vyzvolnoyi-vijny/" text:style-name="Internet_20_link" text:visited-style-name="Visited_20_Internet_20_Link">
https://armyinform.com.ua/2023/07/08/500-dniv-velykoyi-vyzvolnoyi-vijny/</text:a>
</text:p>
      <!--NEWS-->
      <text:h text:style-name="P10" text:outline-level="1">
<text:span text:style-name="T4">
Glory to everyone and everyone who is fighting for safety - Volodymyr Zelenskyy</text:span>
</text:h>
      <text:p text:style-name="P4">
Author: ['АРМІЯINFORM']</text:p>
      <text:p text:style-name="P4">
Time: 2023-07-08T48:00:00-04:00</text:p>
      <text:p text:style-name="P4">
Description: 500 Dnight Veini. Snake. Vilniy Ostriv VILENAYASYA.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7/2023-07-08_083429.jpg" text:style-name="Internet_20_link" text:visited-style-name="Visited_20_Internet_20_Link">
2023-07-08_083429.jpg</text:a>
']</text:p>
      <text:p text:style-name="P4">
Tags: ['500 ДНІВ', 'STOPRUSSIA', 'АГРЕСІЯ РФ', 'ВІЙНА', 'ВОЛОДИМИР ЗЕЛЕНСЬКИЙ', 'ВТОРГНЕННЯ РФ', 'ОФІС ПРЕЗИДЕНТА УКРАЇНИ']</text:p>
      <text:p text:style-name="P4">
Category: News</text:p>
      <!--METADATA-->
      <text:p text:style-name="P4">
<draw:frame draw:style-name="fr1" draw:name="Image17" text:anchor-type="as-char" svg:width="6.9236in" svg:height="3.738744in" draw:z-index="0">
<draw:image xlink:href="../Images/AРМІЯINFORM/2023-07-08T48-00-00-04-00/2023-07-08_083429.jpg" xlink:type="simple" xlink:show="embed" xlink:actuate="onLoad" draw:mime-type="image/jpeg"/>
</draw:frame>
500 days of full -scale war.</text:p>
      <text:p text:style-name="P4">
Serpentine. Free Island of Free Ukraine.</text:p>
      <text:p text:style-name="P4">
About it reports <text:a xlink:type="simple" xlink:href="https://www.facebook.com/president.gov.ua/posts/pfbid0bsCxfd1Qwxf9qYsTgi1r9HVthZeTD42uxWwZS4keQ4M3Y7efByBhxdgUKNCV2gY8l" text:style-name="Internet_20_link" text:visited-style-name="Visited_20_Internet_20_Link">
Presidential Office</text:a>
On your official Facebook social network.</text:p>
      <text:p text:style-name="P4">
I am grateful to all who fought here against the occupiers. They honored the memory of the heroes who have received their lives in this battle - one of the most important during the full -scale.</text:p>
      <text:p text:style-name="P4">
Glory to everyone and everyone who fights for safety in our Black Sea!</text:p>
      <text:p text:style-name="P4">
Honor!</text:p>
      <text:p text:style-name="P4">
News Source: <text:a xlink:type="simple" xlink:href="https://armyinform.com.ua/2023/07/08/500-dniv-povnomasshtabnoyi-vijny/" text:style-name="Internet_20_link" text:visited-style-name="Visited_20_Internet_20_Link">
https://armyinform.com.ua/2023/07/08/500-dniv-povnomasshtabnoyi-vijny/</text:a>
</text:p>
      <!--NEWS-->
      <text:h text:style-name="P10" text:outline-level="1">
<text:span text:style-name="T4">
In the General Staff reported the number of beaten enemy drones over the past day</text:span>
</text:h>
      <text:p text:style-name="P4">
Author: ['АРМІЯINFORM']</text:p>
      <text:p text:style-name="P4">
Time: 2023-07-08T50:00:00-04:00</text:p>
      <text:p text:style-name="P4">
Description: Yak to bending at the Zvedenni General Staff, passed by the Rosiyski Percoptician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ilyustratyvne-foto_large.jpg" text:style-name="Internet_20_link" text:visited-style-name="Visited_20_Internet_20_Link">
ilyustratyvne-foto_large.jpg</text:a>
']</text:p>
      <text:p text:style-name="P4">
Tags: ['STOPRUSSIA', 'АГРЕСІЯ РФ', 'ВТОРГНЕННЯ РФ', 'ГШ ЗСУ']</text:p>
      <text:p text:style-name="P4">
Category: News</text:p>
      <!--METADATA-->
      <text:p text:style-name="P4">
<draw:frame draw:style-name="fr1" draw:name="Image18" text:anchor-type="as-char" svg:width="6.9236in" svg:height="3.89908in" draw:z-index="0">
<draw:image xlink:href="../Images/AРМІЯINFORM/2023-07-08T50-00-00-04-00/ilyustratyvne-foto_large.jpg" xlink:type="simple" xlink:show="embed" xlink:actuate="onLoad" draw:mime-type="image/jpeg"/>
</draw:frame>
Illustrative Photo <text:span text:style-name="T4">
 🔥 Situation on Russian invasion </text:span>
</text:p>
      <text:p text:style-name="P4">
As <text:a xlink:type="simple" xlink:href="https://www.facebook.com/GeneralStaff.ua/posts/pfbid05Jwm5VXfXfCHMrL3dbRxEthRitLxhtnQae5dWni6PZoTGixUHxXQq61FkDauttm5l" text:style-name="Internet_20_link" text:visited-style-name="Visited_20_Internet_20_Link">
indicated</text:a>
In the construction of the General Staff, last day, Russian occupation troops attacked the territory of Ukraine by the Iranian shock drones of Shahd. 12 out of 18 of these UAVs was reduced.</text:p>
      <text:p text:style-name="P4">
In addition, the enemy struck a rocket strike on the territory of one of the infrastructure entities of Zaporozhye. There were also 53 aviation strikes and about 60 tunes from the volley fire systems at the positions of our tansseline troops. Unfortunately, the infrastructure was destroyed, peaceful people were injured.</text:p>
      <text:p text:style-name="P4">
The likelihood of rocket and aviation strikes throughout Ukraine is high.</text:p>
      <text:p text:style-name="P4">
News Source: <text:a xlink:type="simple" xlink:href="https://armyinform.com.ua/2023/07/08/u-genshtabi-povidomyly-pro-kilkist-zbytyh-vorozhyh-droniv-za-mynulu-dobu/" text:style-name="Internet_20_link" text:visited-style-name="Visited_20_Internet_20_Link">
https://armyinform.com.ua/2023/07/08/u-genshtabi-povidomyly-pro-kilkist-zbytyh-vorozhyh-droniv-za-mynulu-dobu/</text:a>
</text:p>
      <!--NEWS-->
      <text:h text:style-name="P10" text:outline-level="1">
<text:span text:style-name="T4">
Selling Medicines Rosarmia: Pharmacological company was exposed in Zhytomyr region</text:span>
</text:h>
      <text:p text:style-name="P4">
Author: ['АРМІЯINFORM']</text:p>
      <text:p text:style-name="P4">
Time: 2023-07-08T63:00:00-04:00</text:p>
      <text:p text:style-name="P4">
Description: Vikrit alone, Iz Pharmaceuticals of Pidipriyki at Zhitomirskiye on SPIVPRACI Z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0a6c720e52b85496aaf1683cdd0a1630.jpeg" text:style-name="Internet_20_link" text:visited-style-name="Visited_20_Internet_20_Link">
0a6c720e52b85496aaf1683cdd0a1630.jpeg</text:a>
']</text:p>
      <text:p text:style-name="P4">
Tags: ['АГЕНТ РФ', 'ЗРАДНИКИ УКРАЇНИ', 'СБУ']</text:p>
      <text:p text:style-name="P4">
Category: News</text:p>
      <!--METADATA-->
      <text:p text:style-name="P4">
<draw:frame draw:style-name="fr1" draw:name="Image19" text:anchor-type="as-char" svg:width="6.9236in" svg:height="4.615733in" draw:z-index="0">
<draw:image xlink:href="../Images/AРМІЯINFORM/2023-07-08T63-00-00-04-00/0a6c720e52b85496aaf1683cdd0a1630.jpeg" xlink:type="simple" xlink:show="embed" xlink:actuate="onLoad" draw:mime-type="image/jpeg"/>
</draw:frame>
One of the pharmaceutical enterprises in the Zhytomyr region was exposed on the cooperation of the rashists.</text:p>
      <text:p text:style-name="P4">
About it <text:a xlink:type="simple" xlink:href="https://ssu.gov.ua/novyny/sbu-vykryla-farmakolohichnu-kompaniiu-na-zhytomyrshchyni-yaka-prodavala-medykamenty-rosiiskii-armii" text:style-name="Internet_20_link" text:visited-style-name="Visited_20_Internet_20_Link">
reports</text:a>
Security Service of Ukraine.</text:p>
      <text:p text:style-name="P4">
“After a large -scale invasion, the attackers established a" hidden "scheme for Ukrainian medicines to the Russian military hospitals. The mediators of illegal exports were painkillers, which were enemy in the temporarily occupied territory of Ukraine for the treatment of soldered invaders, ”the statement reads.</text:p>
      <text:p text:style-name="P4">
By February 2022, the company exported its products to Russia. The business partner of the Ukrainian firm in the Russian Federation was an institution that performs the state-existence of the Russian Ministry of Defense.</text:p>
      <text:p text:style-name="P4">
After the beginning of a large -scale invasion and introduction of appropriate sanctions opposite the Kremlin, the management of the Ukrainian enterprise developed a mechanism of devoted restrictions.</text:p>
      <text:p text:style-name="P4">
“For this purpose, the organizer of the equipment, together with its Russian accomplices, involves the control of the controlled commercial structures in the Middle East and in the EU. The reconciliations sent Ukrainian medicines to the addresses of these foreign companies, and then changed the consignments and sent products to actual goods from the Russian Federation, ”the SBU noted.</text:p>
      <text:p text:style-name="P4">
The Security Service of Ukraine has documented the illegal transportation of Dorozia nearly 300 kg of medical products.</text:p>
      <text:p text:style-name="P4">
During the searches in the offices and production premises of the Ukrainian Pharmaceutical Company, computers with evidence of illegal activity, a contract with an actual Russian buyer of medicines and Russian certificates of conformity were presented.</text:p>
      <text:p text:style-name="P4">
Currently, the director of the Ukrainian enterprise has been informed of suspicion of publication of the aggressor state. The issue of choosing a precaution is resolved - detention. The attacker faces up to 12 years deprivation.</text:p>
      <text:p text:style-name="P4">
News Source: <text:a xlink:type="simple" xlink:href="https://armyinform.com.ua/2023/07/08/prodavala-medykamenty-rosarmiyi-vykryto-farmakologichnu-kompaniyu-na-zhytomyrshhyni/" text:style-name="Internet_20_link" text:visited-style-name="Visited_20_Internet_20_Link">
https://armyinform.com.ua/2023/07/08/prodavala-medykamenty-rosarmiyi-vykryto-farmakologichnu-kompaniyu-na-zhytomyrshhyni/</text:a>
</text:p>
      <!--NEWS-->
      <text:h text:style-name="P10" text:outline-level="1">
<text:span text:style-name="T4">
Ukraine is making efforts to draw the world's attention to the problems of keeping in the captivity</text:span>
</text:h>
      <text:p text:style-name="P4">
Author: ['АРМІЯINFORM']</text:p>
      <text:p text:style-name="P4">
Time: 2023-07-08T65:00:00-04:00</text:p>
      <text:p text:style-name="P4">
Description: Ukrainian reports ilvikhovikh Zusil, chobi to atrocity respect for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photo_5278562666060826146_w.jpg" text:style-name="Internet_20_link" text:visited-style-name="Visited_20_Internet_20_Link">
photo_5278562666060826146_w.jpg</text:a>
']</text:p>
      <text:p text:style-name="P4">
Tags: ['ВІЙНА', 'ВІЙСЬКОВОПОЛОНЕНІ', 'КООРДИНАЦІЙНИЙ ШТАБ З ПИТАНЬ ПОВОДЖЕННЯ З ВІЙСЬКОВОПОЛОНЕНИМИ']</text:p>
      <text:p text:style-name="P4">
Category: News</text:p>
      <!--METADATA-->
      <text:p text:style-name="P4">
<draw:frame draw:style-name="fr1" draw:name="Image20" text:anchor-type="as-char" svg:width="6.9236in" svg:height="3.882986in" draw:z-index="0">
<draw:image xlink:href="../Images/AРМІЯINFORM/2023-07-08T65-00-00-04-00/photo_5278562666060826146_w.jpg" xlink:type="simple" xlink:show="embed" xlink:actuate="onLoad" draw:mime-type="image/jpeg"/>
</draw:frame>
Ukraine is making every effort to pay attention to the international community to the problems of illegal maintenance of civilians and non-combatant aggressor.</text:p>
      <text:p text:style-name="P4">
About this <text:a xlink:type="simple" xlink:href="https://t.me/Koord_shtab/1513" text:style-name="Internet_20_link" text:visited-style-name="Visited_20_Internet_20_Link">
the one was talking</text:a>
At a meeting with the Association of NGO "Military Doctors of Ukraine" at the Coordination Staff.</text:p>
      <text:p text:style-name="P4">
At the meeting with families of military doctors, they were held by the coordination staff, headed by the secretary of the staff, General Dmitry Usov.</text:p>
      <text:p text:style-name="P4">
“Healthcare professionals have the legal status of non -combatants. Therefore, the maintenance of medical workers is a direct violation of international humanitarian law by Russia, ”Dmitry Usov said.</text:p>
      <text:p text:style-name="P4">
The headquarters stressed that Ukraine works hard to release all the prisoners from Russian captivity.</text:p>
      <text:p text:style-name="P4">
News Source: <text:a xlink:type="simple" xlink:href="https://armyinform.com.ua/2023/07/08/ukrayina-dokladaye-zusyl-shhoby-zvernuty-uvagu-svitu-na-problemy-nezakonnogo-utrymannya-u-poloni-rf-czyvilnyh-ta-nekombatantiv-koordshtab/" text:style-name="Internet_20_link" text:visited-style-name="Visited_20_Internet_20_Link">
https://armyinform.com.ua/2023/07/08/ukrayina-dokladaye-zusyl-shhoby-zvernuty-uvagu-svitu-na-problemy-nezakonnogo-utrymannya-u-poloni-rf-czyvilnyh-ta-nekombatantiv-koordshtab/</text:a>
</text:p>
      <!--NEWS-->
      <text:h text:style-name="P10" text:outline-level="1">
<text:span text:style-name="T4">
The victims of Kakhovskaya Hydroe Hephew began to receive assistance from the state</text:span>
</text:h>
      <text:p text:style-name="P4">
Author: ['АРМІЯINFORM']</text:p>
      <text:p text:style-name="P4">
Time: 2023-07-08T67:00:00-04:00</text:p>
      <text:p text:style-name="P4">
Description: 6 Lipnya of Ukrposhta Vipelsa of the Personal Duphumes of the Permanzam Khersonshchini, Yaki pushed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630_360_1686481734-425.jpg" text:style-name="Internet_20_link" text:visited-style-name="Visited_20_Internet_20_Link">
630_360_1686481734-425.jpg</text:a>
']</text:p>
      <text:p text:style-name="P4">
Tags: ['МІНРЕІНТЕГРАЦІЇ', 'ПІДРИВ ГРЕБЛІ КАХОВСЬКОЇ ГЕС', 'ШТАБ З ЛІКВІДАЦІЇ НАСЛІДКІВ ПІДРИВУ']</text:p>
      <text:p text:style-name="P4">
Category: News</text:p>
      <!--METADATA-->
      <text:p text:style-name="P4">
<draw:frame draw:style-name="fr1" draw:name="Image21" text:anchor-type="as-char" svg:width="6.9236in" svg:height="3.956343in" draw:z-index="0">
<draw:image xlink:href="../Images/AРМІЯINFORM/2023-07-08T67-00-00-04-00/630_360_1686481734-425.jpg" xlink:type="simple" xlink:show="embed" xlink:actuate="onLoad" draw:mime-type="image/jpeg"/>
</draw:frame>
On July 6, UkrPoshta began paying state aid to the residents of Kherson region, who were aware of flooding as a result of blasting the enemy of the Kakhovka hydroelectric power station.</text:p>
      <text:p text:style-name="P4">
About it <text:a xlink:type="simple" xlink:href="https://minre.gov.ua/2023/07/07/postrazhdali-vid-pidtoplennya-pochaly-otrymuvaty-po-5-tysyach-gryven-derzhdopomogy/" text:style-name="Internet_20_link" text:visited-style-name="Visited_20_Internet_20_Link">
reports</text:a>
Ministry of Reintegration.</text:p>
      <text:p text:style-name="P4">
Thus, financial support of 5 thousand hryvnias was held by citizens who are at the Kherson City Hospital.</text:p>
      <text:p text:style-name="P4">
In addition, the State Treasury has already transferred 4.47 million hryvnias for the payment of the specified financial assistance 532 to the residents of Kherson region and 362 - Nikolaev region. According to their statements, money has already been received on banking.</text:p>
      <text:p text:style-name="P4">
News Source: <text:a xlink:type="simple" xlink:href="https://armyinform.com.ua/2023/07/08/postrazhdali-vid-pidryvu-kahovskoyi-ges-pochaly-otrymuvaty-dopomogu-vid-derzhavy/" text:style-name="Internet_20_link" text:visited-style-name="Visited_20_Internet_20_Link">
https://armyinform.com.ua/2023/07/08/postrazhdali-vid-pidryvu-kahovskoyi-ges-pochaly-otrymuvaty-dopomogu-vid-derzhavy/</text:a>
</text:p>
      <!--NEWS-->
      <text:h text:style-name="P10" text:outline-level="1">
<text:span text:style-name="T4">
British Foreign Minister warned Russia from provocations at the Zaporozhye NPP</text:span>
</text:h>
      <text:p text:style-name="P4">
Author: ['АРМІЯINFORM']</text:p>
      <text:p text:style-name="P4">
Time: 2023-07-08T69:00:00-04:00</text:p>
      <text:p text:style-name="P4">
Description: The ministry of the law enforcement agencies of great British James Clover, the Russian Federation is not guilty of the Russian Federation ... The war with Ukraine 2022, the war with Ukraine is the latest news today, the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f329e3e59a9e1ec85d891c727857924e.webp" text:style-name="Internet_20_link" text:visited-style-name="Visited_20_Internet_20_Link">
f329e3e59a9e1ec85d891c727857924e.webp</text:a>
']</text:p>
      <text:p text:style-name="P4">
Tags: ['ЗАЕС', 'МЗС БРИТАНІЇ', 'НЕБЕЗПЕКА ПІДРИВУ ЗАЕС']</text:p>
      <text:p text:style-name="P4">
Category: News</text:p>
      <!--METADATA-->
      <text:p text:style-name="P4">
<draw:frame draw:style-name="fr1" draw:name="Image22" text:anchor-type="as-char" svg:width="6.9236in" svg:height="3.4618in" draw:z-index="0">
<draw:image xlink:href="../ConvertedIMGs/AРМІЯINFORM/2023-07-08T69-00-00-04-00/f329e3e59a9e1ec85d891c727857924e.png" xlink:type="simple" xlink:show="embed" xlink:actuate="onLoad" draw:mime-type="image/png"/>
</draw:frame>
The UK Foreign Minister James Kleverli stressed that the Russian Federation is innocent to create threats to the Zaporozhye Nuclear Power Plant.</text:p>
      <text:p text:style-name="P4">
He [wrote] about it(https://twitter.com/JamesCleverly/status/1677324160903553026)Twitter.</text:p>
      <text:p text:style-name="P4">
James Kleverli stressed that Russia has no threats to the security of the Zaporozhye NPP.</text:p>
      <text:p text:style-name="P4">
"The IAEA must have full access to the station inspection and security," he added.</text:p>
      <text:p text:style-name="P4">
News Source: <text:a xlink:type="simple" xlink:href="https://armyinform.com.ua/2023/07/08/glava-mzs-brytaniyi-zasterig-rosiyu-vid-provokaczij-na-zaporizkij-aes/" text:style-name="Internet_20_link" text:visited-style-name="Visited_20_Internet_20_Link">
https://armyinform.com.ua/2023/07/08/glava-mzs-brytaniyi-zasterig-rosiyu-vid-provokaczij-na-zaporizkij-aes/</text:a>
</text:p>
      <!--NEWS-->
      <text:h text:style-name="P10" text:outline-level="1">
<text:span text:style-name="T4">
36 combat clashes - General Staff took place in the past day</text:span>
</text:h>
      <text:p text:style-name="P4">
Author: ['АРМІЯINFORM']</text:p>
      <text:p text:style-name="P4">
Time: 2023-07-08T71:00:00-04:00</text:p>
      <text:p text:style-name="P4">
Description: The last time of the Rosarmii had been gone by ZoSERDHUVATI of Basic Zusill ... The war with Ukraine 2022, the war with Ukraine is the latest news today, the News War with Ukraine 2022 is the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7/1556724.jpg" text:style-name="Internet_20_link" text:visited-style-name="Visited_20_Internet_20_Link">
1556724.jpg</text:a>
']</text:p>
      <text:p text:style-name="P4">
Tags: ['STOPRUSSIA', 'АГРЕСІЯ РФ', 'ВТОРГНЕННЯ РФ', 'ГШ ЗСУ']</text:p>
      <text:p text:style-name="P4">
Category: News</text:p>
      <!--METADATA-->
      <text:p text:style-name="P4">
<draw:frame draw:style-name="fr1" draw:name="Image23" text:anchor-type="as-char" svg:width="6.9236in" svg:height="4.61903in" draw:z-index="0">
<draw:image xlink:href="../Images/AРМІЯINFORM/2023-07-08T71-00-00-04-00/1556724.jpg" xlink:type="simple" xlink:show="embed" xlink:actuate="onLoad" draw:mime-type="image/jpeg"/>
</draw:frame>
Illustrative Photo <text:span text:style-name="T4">
 🔥 Situation on Russian invasion </text:span>
</text:p>
      <text:p text:style-name="P4">
During the last day, Rosarmia's troops continued to concentrate the main stations in Kupyansk, Lyman, Bakhmut, and Avdiivsky Tamarin directions - there were 36 fighting clashes.</text:p>
      <text:p text:style-name="P4">
About this <text:a xlink:type="simple" xlink:href="https://www.facebook.com/GeneralStaff.ua/posts/pfbid05Jwm5VXfXfCHMrL3dbRxEthRitLxhtnQae5dWni6PZoTGixUHxXQq61FkDauttm5l" text:style-name="Internet_20_link" text:visited-style-name="Visited_20_Internet_20_Link">
it is referred</text:a>
at the General Staff of the Armed Forces of Ukraine.</text:p>
      <text:p text:style-name="P4">
<text:span text:style-name="T4">
 In the Kupyansk direction </text:span>
 the enemy tried to advance in the districts of Navoselivsky and Stelmachivka of Luhansk region. Our warriors keep the defense, reflected all the attacks of the enemy.</text:p>
      <text:p text:style-name="P4">
<text:span text:style-name="T4">
 In the Liman direction </text:span>
 During the day, the enemy led the assault actions of Tanamaggagorize our troops from the positions in the northwestern Brest Luhansk region, had no success.</text:p>
      <text:p text:style-name="P4">
<text:span text:style-name="T4">
 In the Bakhmut direction </text:span>
, under the dense aviation fire and the artillery of the protector, our defenders successfully reflected all the enemy attacks in the district of Berkhivka of Donetsk region.</text:p>
      <text:p text:style-name="P4">
<text:span text:style-name="T4">
 In the Avdiivsky direction </text:span>
 the enemy, with the support of aviation, performed unsuccessful successive actions in the areas of Novokalin, Avdiivka and Nevelsky.</text:p>
      <text:p text:style-name="P4">
<text:span text:style-name="T4">
 In the Mariinsky direction </text:span>
, under the enemy fire of artillery, our defenders have reflected all the attacks in the area of Marinka.</text:p>
      <text:p text:style-name="P4">
<text:span text:style-name="T4">
 In the mineral direction </text:span>
 the enemy conducted unsuccessful offensive actions in the district of Donetsk region.</text:p>
      <text:p text:style-name="P4">
Also, the forces of Ukraine continue to conduct an offensive operation of the Tselitopol and Berdyansk directions, are fixed on the achievements, they cause fire damage, carry out measures of counter -batteries.</text:p>
      <text:p text:style-name="P4">
News Source: <text:a xlink:type="simple" xlink:href="https://armyinform.com.ua/2023/07/08/za-mynulu-dobu-vidbulos-36-bojovyh-zitknen-genshtab/" text:style-name="Internet_20_link" text:visited-style-name="Visited_20_Internet_20_Link">
https://armyinform.com.ua/2023/07/08/za-mynulu-dobu-vidbulos-36-bojovyh-zitknen-genshtab/</text:a>
</text:p>
      <!--NEWS-->
      <text:h text:style-name="P10" text:outline-level="1">
<text:span text:style-name="T4">
630 liquidated occupiers and 71 units of destroyed enemy weapons</text:span>
</text:h>
      <text:p text:style-name="P4">
Author: ['АРМІЯINFORM']</text:p>
      <text:p text:style-name="P4">
Time: 2023-07-08T73:00:00-04:00</text:p>
      <text:p text:style-name="P4">
Description: Zagalni Boyov, Find the enemy on 02.24.22 to 08/08/23 Orintovo to become: ... War with Ukraine 2022, War with Ukraine Latest News today, News War with Ukraine 2022 Last today, will there be a war between Ukraine and Russia and when, war,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vtraty-rf-100-scaled.jpg" text:style-name="Internet_20_link" text:visited-style-name="Visited_20_Internet_20_Link">
vtraty-rf-100-scaled.jpg</text:a>
']</text:p>
      <text:p text:style-name="P4">
Tags: ['STOPRUSSIA', 'АГРЕСІЯ РФ', 'ВІЙНА', 'ВТОРГНЕННЯ РФ', 'ВТРАТИ ВОРОГА', 'ГШ ЗСУ']</text:p>
      <text:p text:style-name="P4">
Category: News</text:p>
      <!--METADATA-->
      <text:p text:style-name="P4">
<draw:frame draw:style-name="fr1" draw:name="Image24" text:anchor-type="as-char" svg:width="6.9236in" svg:height="7.004375in" draw:z-index="0">
<draw:image xlink:href="../Images/AРМІЯINFORM/2023-07-08T73-00-00-04-00/vtraty-rf-100-scaled.jpg" xlink:type="simple" xlink:show="embed" xlink:actuate="onLoad" draw:mime-type="image/jpeg"/>
</draw:frame>
<text:span text:style-name="T4">
 Total enemy combat losses from 24.02.22 to 08.07.23 orientation: </text:span>
</text:p>
      <text:p text:style-name="P4">
<text:span text:style-name="T4">
<text:span text:style-name="T5">
 Personnel - </text:span>
* 233440(+630)persons eliminated</text:span>
<text:span text:style-name="T5">
 tanks - </text:span>
<text:span text:style-name="T5">
 4074(+4)</text:span>
<text:span text:style-name="T4">
 combat armored vehicles - </text:span>
 7953(+9)<text:span text:style-name="T4">
<text:span text:style-name="T5">
 Artillery systems - </text:span>
<text:span text:style-name="T5">
 4346(+16)</text:span>
 </text:span>
 RSZV - <text:span text:style-name="T4">
 661(+3)</text:span>
<text:span text:style-name="T5">
 air defense - </text:span>
<text:span text:style-name="T5">
 410(+2)</text:span>
<text:span text:style-name="T4">
 aircraft - </text:span>
 315(0)<text:span text:style-name="T4">
<text:span text:style-name="T5">
 helicopters - </text:span>
* 309(0)</text:span>
<text:span text:style-name="T5">
 UAV Operative Tactical Level-</text:span>
<text:span text:style-name="T5">
 3666(+14)</text:span>
<text:span text:style-name="T4">
 Winged missiles - </text:span>
 1271(0)<text:span text:style-name="T4">
<text:span text:style-name="T5">
 ships / boats - </text:span>
* 18(0)</text:span>
<text:span text:style-name="T5">
 Automobile equipment and tanks - </text:span>
<text:span text:style-name="T5">
 6914(+16)</text:span>
<text:span text:style-name="T4">
 Special equipment - </text:span>
 619(+7)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08.07.23.</text:p>
      <text:p text:style-name="P4">
News Source: <text:a xlink:type="simple" xlink:href="https://armyinform.com.ua/2023/07/08/630-likvidovanyh-okupantiv-ta-71-odynyczya-znyshhenogo-vorozhogo-ozbroyennya/" text:style-name="Internet_20_link" text:visited-style-name="Visited_20_Internet_20_Link">
https://armyinform.com.ua/2023/07/08/630-likvidovanyh-okupantiv-ta-71-odynyczya-znyshhenogo-vorozhogo-ozbroyennya/</text:a>
</text:p>
      <!--NEWS-->
      <text:h text:style-name="P10" text:outline-level="1">
<text:span text:style-name="T4">
Destates warriors showed how combat coordination is underway</text:span>
</text:h>
      <text:p text:style-name="P4">
Author: ['АРМІЯINFORM']</text:p>
      <text:p text:style-name="P4">
Time: 2023-07-08T92:00:00-04:00</text:p>
      <text:p text:style-name="P4">
Description: Nakrikinz, the skin course of the basic pidogovka cadet of the cadet of the capture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1/11/1280px-beret_koloru_marun.jpg" text:style-name="Internet_20_link" text:visited-style-name="Visited_20_Internet_20_Link">
1280px-beret_koloru_marun.jpg</text:a>
']</text:p>
      <text:p text:style-name="P4">
Tags: ['STOPRUSSIA', 'АГРЕСІЯ РФ', 'ВТОРГНЕННЯ РФ', 'ДШВ']</text:p>
      <text:p text:style-name="P4">
Category: News</text:p>
      <!--METADATA-->
      <text:p text:style-name="P4">
<draw:frame draw:style-name="fr1" draw:name="Image25" text:anchor-type="as-char" svg:width="6.9236in" svg:height="4.615733in" draw:z-index="0">
<draw:image xlink:href="../Images/AРМІЯINFORM/2023-07-08T92-00-00-04-00/1280px-beret_koloru_marun.jpg" xlink:type="simple" xlink:show="embed" xlink:actuate="onLoad" draw:mime-type="image/jpeg"/>
</draw:frame>
At the end of each course of basic general-military training, the cadet is used all knowledge and skills during the 3-day field exit.</text:p>
      <text:p text:style-name="P4">
About it <text:a xlink:type="simple" xlink:href="https://www.facebook.com/uaairborne/videos/786531252945391/" text:style-name="Internet_20_link" text:visited-style-name="Visited_20_Internet_20_Link">
reports</text:a>
Public Relations Service of the Command of the Air Force forces of Ukraine.</text:p>
      <text:p text:style-name="P4">
“During the first day after the alarm rise, servicemen are put in pedagogies in the area of concentration with the practical workout of tactical and engineering training and tactical medicine, including overcoming aqueous interference, equipment of combat positions, compliance with fire training and correspondent.</text:p>
      <text:p text:style-name="P4">
The next day, the offensive on the enemy and cleaning the trench on the day at night with the performance of a march is worked out. On the third day, the actions in the composition of the interior security, during the reflection of the offensive of the DRG, during the air strike, " - he will be in the message.</text:p>
      <text:p text:style-name="P4">
News Source: <text:a xlink:type="simple" xlink:href="https://armyinform.com.ua/2023/07/08/voyiny-desantnyky-pokazaly-yak-prohodyat-bojove-zlagodzhennya/" text:style-name="Internet_20_link" text:visited-style-name="Visited_20_Internet_20_Link">
https://armyinform.com.ua/2023/07/08/voyiny-desantnyky-pokazaly-yak-prohodyat-bojove-zlagodzhennya/</text:a>
</text:p>
      <!--NEWS-->
      <text:h text:style-name="P10" text:outline-level="1">
<text:span text:style-name="T4">
The Russians fired at Berislav, the director of the hospital was injured</text:span>
</text:h>
      <text:p text:style-name="P4">
Authors: Ukrinform (Person)</text:p>
      <text:p text:style-name="P4">
Publisher: Укринформ (Organization)</text:p>
      <text:p text:style-name="P4">
Published Time: 2023-07-09T-10:13:00+03:00</text:p>
      <text:p text:style-name="P4">
Modified Time: 2023-07-09T20:13:00+03:00</text:p>
      <text:p text:style-name="P4">
Description: The Russian army hit Beryslav again, the director of the medical institution was injured. - Ukrinform.</text:p>
      <text:p text:style-name="P4">
Images: ['<text:a xlink:type="simple" xlink:href="https://static.ukrinform.com/photos/2023_07/thumb_files/630_360_1688923283-432.jpg" text:style-name="Internet_20_link" text:visited-style-name="Visited_20_Internet_20_Link">
630_360_16889...</text:a>
']</text:p>
      <text:p text:style-name="P4">
Tags: ['Херсонщина', 'Обстріл', 'Війна з Росією']</text:p>
      <text:p text:style-name="P4">
Type: Article</text:p>
      <!--METADATA-->
      <text:p text:style-name="P4">
<draw:frame draw:style-name="fr1" draw:name="Image26" text:anchor-type="as-char" svg:width="6.9236in" svg:height="3.956343in" draw:z-index="0">
<draw:image xlink:href="../Images/yкринформ/2023-07-09T-10-13-00-03-00/630_360_1688923283-432.jpg" xlink:type="simple" xlink:show="embed" xlink:actuate="onLoad" draw:mime-type="image/jpeg"/>
</draw:frame>
The Russian army hit Berislav again, the director of the medical institution was injured.</text:p>
      <text:p text:style-name="P4">
About it in <text:a xlink:type="simple" xlink:href="http://xn--80affa3aj0al.xn--80asehdb/#@khersonskaODA" text:style-name="Internet_20_link" text:visited-style-name="Visited_20_Internet_20_Link">
telegram</text:a>
The Kherson Ova reports, Ukrinform reports.</text:p>
      <text:p text:style-name="P4">
"The Russian army hit Berislav again, one of the shells hit the local hospital, which was why the director of the medical institution was injured. The 45 -year -old man received a contusion. He was promptly assisted, lived and health of the victim," the statement said.</text:p>
      <text:p text:style-name="P4">
<text:span text:style-name="T4">
 Read also: </text:span>
 <text:a xlink:type="simple" xlink:href="https://www.ukrinform.ua/rubric-ato/3733504-rosijski-vijska-znovu-obstrilali-herson-postrazdala-zinka.html" text:style-name="Internet_20_link" text:visited-style-name="Visited_20_Internet_20_Link">
the enemy partially returned to the positions that took the Kakhovskaya Hydroe Hepheus.(https://www.ukrinform.ua/rubric-ato/3733425-vorog-castkovo-povernuvsa-na-pozicii-aki-zajmav-do-pidrivu-kahovskoi-ges-gumenuk.html)As reported by Ukrinform, today, July 9, because of the Russian shelling of Kherson [a 66-year-old woman was injured]</text:a>
 .</text:p>
      <text:p text:style-name="P4">
News Source: <text:a xlink:type="simple" xlink:href="https://www.ukrinform.ua/rubric-ato/3733582-rosiani-obstrilali-berislav-postrazdav-direktor-likarni.html" text:style-name="Internet_20_link" text:visited-style-name="Visited_20_Internet_20_Link">
https://www.ukrinform.ua/rubric-ato/3733582-rosiani-obstrilali-berislav-postrazdav-direktor-likarni.html</text:a>
</text:p>
      <!--NEWS-->
      <text:h text:style-name="P10" text:outline-level="1">
<text:span text:style-name="T4">
JSC Shakhtar Directio Rusian of the Army Shelled Novomikhailivka, Coal, Wondering, Golden ...</text:span>
</text:h>
      <text:p text:style-name="P4">
Authors: liveuamap (Language: en)</text:p>
      <text:p text:style-name="P4">
Time: 2023-07-09T-11:27:00</text:p>
      <text:p text:style-name="P4">
Location: Zaporizhzhia (Latitude:47.78479 Longtitude:36.702)</text:p>
      <text:p text:style-name="P4">
Videos: []</text:p>
      <text:p text:style-name="P4">
Images: []</text:p>
      <text:p text:style-name="P4">
Tags: ["Russia"]</text:p>
      <text:p text:style-name="P4">
Id: 22574771</text:p>
      <!--METADATA-->
      <text:p text:style-name="P4">
At Shakhtarske direction Russian army shelled Novomykhaylivka, Vuhledar,Prechystivka, Zolota Nyva and Shakhtarske of Donetsk region. Russian aviationconducted airstrikes at Blahodatne and Rivnopil of Donetsk region, - GeneralStaff of Armed Forces of Ukraine says in the morning report</text:p>
      <text:p text:style-name="P4">
News Collection Link: <text:a xlink:type="simple" xlink:href="https:\/\/liveuamap.com\/en\/2023\/9-july-at-shakhtarske-direction-russian-army-shelled-novomykhaylivka" text:style-name="Internet_20_link" text:visited-style-name="Visited_20_Internet_20_Link">
https:\/\/liveuamap.com\/en\/2023\/9-july-at-shakhtarske-direction-russian-army-shelled-novomykhaylivka</text:a>
</text:p>
      <text:p text:style-name="P4">
News Source: <text:a xlink:type="simple" xlink:href="https://t.me/lumsrc/5314" text:style-name="Internet_20_link" text:visited-style-name="Visited_20_Internet_20_Link">
https://t.me/lumsrc/5314</text:a>
</text:p>
      <!--NEWS-->
      <text:h text:style-name="P10" text:outline-level="1">
<text:span text:style-name="T4">
The Volleyball Women's Team Overcome Sweden for the second time and won the golden Eurolege</text:span>
</text:h>
      <text:p text:style-name="P4">
Authors: Ukrinform (Person)</text:p>
      <text:p text:style-name="P4">
Publisher: Укринформ (Organization)</text:p>
      <text:p text:style-name="P4">
Published Time: 2023-07-09T-12:50:00+03:00</text:p>
      <text:p text:style-name="P4">
Modified Time: 2023-07-09T19:50:00+03:00</text:p>
      <text:p text:style-name="P4">
Description: Today, on July 9, the Volleyball Women's Team held a second match in the Golden Euroleiga finals. - Ukrinform.</text:p>
      <text:p text:style-name="P4">
Images: ['<text:a xlink:type="simple" xlink:href="https://static.ukrinform.com/photos/2023_07/thumb_files/630_360_1688921252-884.jpeg" text:style-name="Internet_20_link" text:visited-style-name="Visited_20_Internet_20_Link">
630_360_16889...</text:a>
']</text:p>
      <text:p text:style-name="P4">
Tags: ['Волейбол', 'Збірна України']</text:p>
      <text:p text:style-name="P4">
Type: Article</text:p>
      <!--METADATA-->
      <text:p text:style-name="P4">
<draw:frame draw:style-name="fr1" draw:name="Image27" text:anchor-type="as-char" svg:width="6.9236in" svg:height="3.956343in" draw:z-index="0">
<draw:image xlink:href="../Images/yкринформ/2023-07-09T-12-50-00-03-00/630_360_1688921252-884.jpeg" xlink:type="simple" xlink:show="embed" xlink:actuate="onLoad" draw:mime-type="image/jpeg"/>
</draw:frame>
Today, on July 9, the Volleyball Women's Team of Ukraine held the second match of the Uinalai of the Golden European European.</text:p>
      <text:p text:style-name="P4">
Ukraine beat Sweden - 3-0, reports Ukrinform.</text:p>
      <text:p text:style-name="P4">
After the victory in two sets, the Ukrainian women guaranteed the victory of the U -tournament.</text:p>
      <text:p text:style-name="P4">
In the first match, Ukraine beat Sweden with a score of 3: 0.</text:p>
      <text:p text:style-name="P4">
For the second time in history, the women's team of volleyball has reached the finals of Zolotovroliga for the second time.</text:p>
      <text:p text:style-name="P4">
*!(https://www.ukrinform.ua/rubric-sports/3732442-zbirna-ukraini-rozgromila-volejbolistok-svecii-u-zolotij-evrolizi.html)As it was reported, in 2017 the Ukrainian national team won the championship title.</text:p>
      <text:p text:style-name="P4">
Photo: cev.eu</text:p>
      <text:p text:style-name="P4">
News Source: <text:a xlink:type="simple" xlink:href="https://www.ukrinform.ua/rubric-sports/3733578-zinoca-zbirna-ukraini-z-volejbolu-vdruge-zdolala-sveciu-i-stala-peremozniceu-zolotoi-evroligi.html" text:style-name="Internet_20_link" text:visited-style-name="Visited_20_Internet_20_Link">
https://www.ukrinform.ua/rubric-sports/3733578-zinoca-zbirna-ukraini-z-volejbolu-vdruge-zdolala-sveciu-i-stala-peremozniceu-zolotoi-evroligi.html</text:a>
</text:p>
      <!--NEWS-->
      <text:h text:style-name="P10" text:outline-level="1">
<text:span text:style-name="T4">
Azov Brigade: Return of commanders will increase the combat spirit of the unit</text:span>
</text:h>
      <text:p text:style-name="P4">
Authors: Ukrinform (Person)</text:p>
      <text:p text:style-name="P4">
Publisher: Укринформ (Organization)</text:p>
      <text:p text:style-name="P4">
Published Time: 2023-07-09T-13:28:00+03:00</text:p>
      <text:p text:style-name="P4">
Modified Time: 2023-07-09T19:28:00+03:00</text:p>
      <text:p text:style-name="P4">
Description: The return from Turkey to five Azov commanders will significantly increase the unit's combat capability and strengthen its fighting spirit. - Ukrinform.</text:p>
      <text:p text:style-name="P4">
Images: ['<text:a xlink:type="simple" xlink:href="https://static.ukrinform.com/photos/2023_07/thumb_files/630_360_1688826082-310.jpg" text:style-name="Internet_20_link" text:visited-style-name="Visited_20_Internet_20_Link">
630_360_16888...</text:a>
']</text:p>
      <text:p text:style-name="P4">
Tags: ['Азов', 'Полонені', 'Війна з Росією']</text:p>
      <text:p text:style-name="P4">
Type: Article</text:p>
      <!--METADATA-->
      <text:p text:style-name="P4">
<draw:frame draw:style-name="fr1" draw:name="Image28" text:anchor-type="as-char" svg:width="6.9236in" svg:height="3.956343in" draw:z-index="0">
<draw:image xlink:href="../Images/yкринформ/2023-07-09T-13-28-00-03-00/630_360_1688826082-310.jpg" xlink:type="simple" xlink:show="embed" xlink:actuate="onLoad" draw:mime-type="image/jpeg"/>
</draw:frame>
The return from Turkey to five Azov commanders will significantly increase the combat capacity of the unit and strengthen its fighting spirit.</text:p>
      <text:p text:style-name="P4">
According to Ukrinform, the NSU Brigade "Azov" in [telegram] reports it(http://t.me/azov_media/4827?fbclid=IwAR29UFLXx9sfvb9D97SyMJV9blx6t1mvBEXpZ2rhN4GRPTfGpEt6bokE84s).</text:p>
      <text:p text:style-name="P4">
«Учора додому з Туреччини повернулись Герой України, командир Азовупідполковник Денис «Редіс» Прокопенко, Герой України, командир комендантськоїроти, майор Олег «Апіс» Хоменко та Герой України, заступник командира, майорСвятослав «Калина» Паламар. Сама їхня присутність поруч із підлеглими, їхнідосвід та управлінські навички суттєво підвищать боєздатність підрозділу тазміцнять його бойовий дух», – йдеться у повідомленні.</text:p>
      <text:p text:style-name="P4">
Зазначається, що бригада доклала всіх зусиль, аби «ті, хто 86 днів керувалиобороною Маріуполя і врятували Україну», змогли застосувати свій бойовийдосвід на користь держави та безпосередньо командувати бригадою.</text:p>
      <text:p text:style-name="P4">
«Особовий склад бригади вітає командирів із поверненням на Батьківщину та знетерпінням чекає подальших наказів. Не маємо права забувати, що близько 700азовців понад рік знаходяться у полоні. Повернемо всіх. Визволимо кожного», –додали в Азові.</text:p>
      <text:p text:style-name="P4">
<text:span text:style-name="T4">
Читайте також:</text:span>
 <text:a xlink:type="simple" xlink:href="https://www.ukrinform.ua/rubric-ato/3733334-komandir-azova-mi-obovazkovo-skazemo-svoe-slovo-v-bou.html" text:style-name="Internet_20_link" text:visited-style-name="Visited_20_Internet_20_Link">
 Командир « <text:span text:style-name="T4">
Азов</text:span>
 а»: Ми обов'язково скажемо своє словов бою </text:a>
As it was reported, on July 8, President of Ukraine Volodymyr Zelensky reported that he turns from <text:a xlink:type="simple" xlink:href="https://www.ukrinform.ua/tag-tureccina" text:style-name="Internet_20_link" text:visited-style-name="Visited_20_Internet_20_Link">
Turkey</text:a>
with the defenders of the Azovstal, who have been there since September 2022. According to his words, Ukrainian soldiers Denis Prokopenko, Svyatoslav Palamar, Sergivolynsky, Oleg Khomenko, Denis Shleg will finally be with his relatives.</text:p>
      <text:p text:style-name="P4">
News Source: <text:a xlink:type="simple" xlink:href="https://www.ukrinform.ua/rubric-ato/3733573-brigada-azov-povernenna-komandiriv-pidvisit-bojovij-duh-pidrozdilu.html" text:style-name="Internet_20_link" text:visited-style-name="Visited_20_Internet_20_Link">
https://www.ukrinform.ua/rubric-ato/3733573-brigada-azov-povernenna-komandiriv-pidvisit-bojovij-duh-pidrozdilu.html</text:a>
</text:p>
      <!--NEWS-->
      <text:h text:style-name="P10" text:outline-level="1">
<text:span text:style-name="T4">
In Zaporozhye the enemy began to change critical infrastructure - Fedorov</text:span>
</text:h>
      <text:p text:style-name="P4">
Authors: Ukrinform (Person)</text:p>
      <text:p text:style-name="P4">
Publisher: Укринформ (Organization)</text:p>
      <text:p text:style-name="P4">
Published Time: 2023-07-09T-1:26:00+03:00</text:p>
      <text:p text:style-name="P4">
Modified Time: 2023-07-09T21:26:00+03:00</text:p>
      <text:p text:style-name="P4">
Description: In the temporarily occupied Melitopol district, the enemy was replaced by water supply and critical infrastructure. - Ukrinform.</text:p>
      <text:p text:style-name="P4">
Images: ['<text:a xlink:type="simple" xlink:href="https://static.ukrinform.com/photos/2023_05/thumb_files/630_360_1684510265-373.jpeg" text:style-name="Internet_20_link" text:visited-style-name="Visited_20_Internet_20_Link">
630_360_16845...</text:a>
']</text:p>
      <text:p text:style-name="P4">
Tags: ['Мелітополь', 'Мінування', 'Окупація', 'Запоріжжя', 'Війна з Росією', 'Єдині новини']</text:p>
      <text:p text:style-name="P4">
Type: Article</text:p>
      <!--METADATA-->
      <text:p text:style-name="P4">
<draw:frame draw:style-name="fr1" draw:name="Image29" text:anchor-type="as-char" svg:width="6.9236in" svg:height="3.946452in" draw:z-index="0">
<draw:image xlink:href="../Images/yкринформ/2023-07-09T-1-26-00-03-00/630_360_1684510265-373.jpeg" xlink:type="simple" xlink:show="embed" xlink:actuate="onLoad" draw:mime-type="image/jpeg"/>
</draw:frame>
The enemy was replaced by a water supply and critical infrastructure.</text:p>
      <text:p text:style-name="P4">
Ivan Fedorov, Ukrinform, said this on the national telecommunications "One News".</text:p>
      <text:p text:style-name="P4">
"Unfortunately, the enemy controls the NPP and we have information that the enemy to begin the critical infrastructure of the occupied part of the Zaporizhzhya region," he said.</text:p>
      <text:p text:style-name="P4">
<text:span text:style-name="T4">
 Read also: </text:span>
 <text:span text:style-name="T4">
 <text:a xlink:type="simple" xlink:href="https://www.ukrinform.ua/rubric-ato/3699513-na-zaporizzi-vorog-prodovzue-zvoditi-fortifikacijni-sporudi-ta-minuvati-teritorii-vijskovi.html" text:style-name="Internet_20_link" text:visited-style-name="Visited_20_Internet_20_Link">
in Zaporozhye the enemy continues to erect fortifications and change territories - military</text:a>
</text:span>
</text:p>
      <text:p text:style-name="P4">
Fedorov specified that it is a water supply, which is located in the Melitopol district and which feeds the city of drinking water. In addition, the most melitopolyamine important objects of electrical networks</text:p>
      <text:p text:style-name="P4">
"The enemy will constantly blackmail the entire civilized world as our military will release Energodar and the whole south of the enemy," the mayor said.</text:p>
      <text:p text:style-name="P4">
<text:span text:style-name="T4">
 Read also: </text:span>
 <text:span text:style-name="T4">
 [General Staff: Russians are most actively transferred(https://www.ukrinform.ua/rubric-ato/3731744-rosiani-najaktivnise-perekidaut-tehniku-i-soldativ-na-zaporizza-ta-doneccinu-genstab.html)</text:span>
</text:p>
      <text:p text:style-name="P4">
Earlier it was reported that by <text:span text:style-name="T4">
(https://www.ukrinform.ua/tag-zaporizka-aes)</text:span>
 In technical premises and in machine halls, mine-production.</text:p>
      <text:p text:style-name="P4">
News Source: <text:a xlink:type="simple" xlink:href="https://www.ukrinform.ua/rubric-regions/3733603-na-zaporizzi-vorog-pocav-minuvati-kriticnu-infrastrukturu-fedorov.html" text:style-name="Internet_20_link" text:visited-style-name="Visited_20_Internet_20_Link">
https://www.ukrinform.ua/rubric-regions/3733603-na-zaporizzi-vorog-pocav-minuvati-kriticnu-infrastrukturu-fedorov.html</text:a>
</text:p>
      <!--NEWS-->
      <text:h text:style-name="P10" text:outline-level="1">
<text:span text:style-name="T4">
In Poltava region the power supply was completely restored</text:span>
</text:h>
      <text:p text:style-name="P4">
Authors: Ukrinform (Person)</text:p>
      <text:p text:style-name="P4">
Publisher: Укринформ (Organization)</text:p>
      <text:p text:style-name="P4">
Published Time: 2023-07-09T-2:19:00+03:00</text:p>
      <text:p text:style-name="P4">
Modified Time: 2023-07-09T21:19:00+03:00</text:p>
      <text:p text:style-name="P4">
Description: In the Poltava region, electricity was completely restored after a thunderstorm the day before. - Ukrinform.</text:p>
      <text:p text:style-name="P4">
Images: ['<text:a xlink:type="simple" xlink:href="https://static.ukrinform.com/photos/2023_02/thumb_files/630_360_1675414663-980.jpg" text:style-name="Internet_20_link" text:visited-style-name="Visited_20_Internet_20_Link">
630_360_16754...</text:a>
']</text:p>
      <text:p text:style-name="P4">
Tags: ['Полтавщина', 'Електропостачання', 'Негода']</text:p>
      <text:p text:style-name="P4">
Type: Article</text:p>
      <!--METADATA-->
      <text:p text:style-name="P4">
<draw:frame draw:style-name="fr1" draw:name="Image30" text:anchor-type="as-char" svg:width="6.9236in" svg:height="3.956343in" draw:z-index="0">
<draw:image xlink:href="../Images/yкринформ/2023-07-09T-2-19-00-03-00/630_360_1675414663-980.jpg" xlink:type="simple" xlink:show="embed" xlink:actuate="onLoad" draw:mime-type="image/jpeg"/>
</draw:frame>
In the Poltava region, electricity was completely restored after a thunderstorm the day before.  About it in <text:a xlink:type="simple" xlink:href="https://t.me/DMYTROLUNIN/9045" text:style-name="Internet_20_link" text:visited-style-name="Visited_20_Internet_20_Link">
telegram</text:a>
 <text:a xlink:type="simple" xlink:href="https://t.me/DMYTROLUNIN/9045" text:style-name="Internet_20_link" text:visited-style-name="Visited_20_Internet_20_Link">
</text:a>
The head of the Poltava Ova Dmitrylunin reported, Ukrinform reports.</text:p>
      <text:p text:style-name="P4">
"The power supply was restored in all settlements. People with light. The brigades have completed their work," Lunin wrote.</text:p>
      <text:p text:style-name="P4">
<text:span text:style-name="T4">
 Read also: </text:span>
 <text:a xlink:type="simple" xlink:href="https://www.ukrinform.ua/rubric-regions/3733586-energetiki-povernuli-svitlo-50-tisacam-rodin-na-odesini.html" text:style-name="Internet_20_link" text:visited-style-name="Visited_20_Internet_20_Link">
energy returned light 50,000 families in <text:span text:style-name="T4">
 Odessa </text:span>
</text:a>
As reported by Ukrinform, in <text:a xlink:type="simple" xlink:href="https://www.ukrinform.ua/tag-poltavsina" text:style-name="Internet_20_link" text:visited-style-name="Visited_20_Internet_20_Link">
Poltava region</text:a>
On the eve after nocturnal thunderstorm of non -electropolies <text:a xlink:type="simple" xlink:href="https://www.ukrinform.ua/rubric-regions/3733378-na-poltavsini-cerez-grozu-znestrumleni-42-naseleni-punkti.html" text:style-name="Internet_20_link" text:visited-style-name="Visited_20_Internet_20_Link">
left 42 settlements</text:a>
</text:p>
      <text:p text:style-name="P4">
News Source: <text:a xlink:type="simple" xlink:href="https://www.ukrinform.ua/rubric-regions/3733599-na-poltavsini-povnistu-vidnovili-elektropostacanna.html" text:style-name="Internet_20_link" text:visited-style-name="Visited_20_Internet_20_Link">
https://www.ukrinform.ua/rubric-regions/3733599-na-poltavsini-povnistu-vidnovili-elektropostacanna.html</text:a>
</text:p>
      <!--NEWS-->
      <text:h text:style-name="P10" text:outline-level="1">
<text:span text:style-name="T4">
In Uzbekistan, negotiations with the Russian Federation on increasing the number of flights</text:span>
</text:h>
      <text:p text:style-name="P4">
Authors: Ukrinform (Person)</text:p>
      <text:p text:style-name="P4">
Publisher: Укринформ (Organization)</text:p>
      <text:p text:style-name="P4">
Published Time: 2023-07-09T-3:13:00+03:00</text:p>
      <text:p text:style-name="P4">
Modified Time: 2023-07-09T21:13:00+03:00</text:p>
      <text:p text:style-name="P4">
Description: The Uzivation Agency denied negotiations with the Russian side to increase the number of flights between countries. - Ukrinform.</text:p>
      <text:p text:style-name="P4">
Images: ['<text:a xlink:type="simple" xlink:href="https://static.ukrinform.com/photos/2023_07/thumb_files/630_360_1688927012-254.jpg" text:style-name="Internet_20_link" text:visited-style-name="Visited_20_Internet_20_Link">
630_360_16889...</text:a>
']</text:p>
      <text:p text:style-name="P4">
Tags: ['Авіа', 'Транспорт', 'Узбекистан', 'Росія']</text:p>
      <text:p text:style-name="P4">
Type: Article</text:p>
      <!--METADATA-->
      <text:p text:style-name="P4">
<draw:frame draw:style-name="fr1" draw:name="Image31" text:anchor-type="as-char" svg:width="6.9236in" svg:height="3.956343in" draw:z-index="0">
<draw:image xlink:href="../Images/yкринформ/2023-07-09T-3-13-00-03-00/630_360_1688927012-254.jpg" xlink:type="simple" xlink:show="embed" xlink:actuate="onLoad" draw:mime-type="image/jpeg"/>
</draw:frame>
The Uzivation Wagonation denied negotiations with the Russian side of increasing the number of flights between countries.</text:p>
      <text:p text:style-name="P4">
According to Ukrinform, it reports <text:a xlink:type="simple" xlink:href="https://podrobno.uz/cat/obchestvo/v-agentstve-uzaviatsiya-oprovergli-peregovory-s-rossiyskoy-storonoy-po-uvelicheniyu-chisla-reysov-/" text:style-name="Internet_20_link" text:visited-style-name="Visited_20_Internet_20_Link">
podrobno.uz</text:a>
.</text:p>
      <text:p text:style-name="P4">
“In some media, information has spread that the Uzivation Agency suggested that Russia's airplane has increased the number of weekly flights. This information is unreliable, ”the agency said.</text:p>
      <text:p text:style-name="P4">
Earlier, the Russian edition of "Vedomosti" with reference to its sources stated that <text:a xlink:type="simple" xlink:href="https://www.ukrinform.ua/tag-uzbekistan" text:style-name="Internet_20_link" text:visited-style-name="Visited_20_Internet_20_Link">
Uzbekistan</text:a>
He proposed to expand airlines between countries.</text:p>
      <text:p text:style-name="P4">
In particular, it is about increasing the number of flights between Moscow and Tashkent(From 25 to 50), and such a St. Petersburg is Tashkent(7 to 14).</text:p>
      <text:p text:style-name="P4">
Як повідомляв Укрінформ, президент РФ Володимир <text:a xlink:type="simple" xlink:href="https://www.ukrinform.ua/rubric-world/3707248-putin-skasuvav-vizovij-rezim-ta-obmezenna-na-pereloti-dla-gromadan-gruzii.html" text:style-name="Internet_20_link" text:visited-style-name="Visited_20_Internet_20_Link">
 Путін підписав укази</text:a>
 <text:a xlink:type="simple" xlink:href="https://www.ukrinform.ua/rubric-world/3707248-putin-skasuvav-vizovij-rezim-ta-obmezenna-na-pereloti-dla-gromadan-gruzii.html" text:style-name="Internet_20_link" text:visited-style-name="Visited_20_Internet_20_Link">
</text:a>
About the cancellation of the visa regime for Georgia citizens from May 15 and the permission for direct airline by the country.</text:p>
      <text:p text:style-name="P4">
<text:span text:style-name="T4">
 Read also: </text:span>
 <text:a xlink:type="simple" xlink:href="https://www.ukrinform.ua/rubric-polytics/3732359-posol-gruzii-zalisiv-kiiv-na-vimogu-kerivnictva-ukraini.html" text:style-name="Internet_20_link" text:visited-style-name="Visited_20_Internet_20_Link">
Ambassador of Georgia left Kiev at the request of Ukraine's leadership</text:a>
Deputy Minister of Economy of Georgia Mariam Kvivishvili stated that Russian -A companies and aircraft that have not been imposed on sanctions, <text:a xlink:type="simple" xlink:href="https://www.ukrinform.ua/rubric-world/3707437-gruzia-dozvolit-prami-rejsi-aviakompaniam-rf-aki-ne-pid-sankciami.html" text:style-name="Internet_20_link" text:visited-style-name="Visited_20_Internet_20_Link">
will be able to exercise</text:a>
direct -air combination in the direction of Georgia <text:a xlink:type="simple" xlink:href="https://www.ukrinform.ua/rubric-world/3707437-gruzia-dozvolit-prami-rejsi-aviakompaniam-rf-aki-ne-pid-sankciami.html" text:style-name="Internet_20_link" text:visited-style-name="Visited_20_Internet_20_Link">
. </text:a>
The EU spokesman stated that <text:a xlink:type="simple" xlink:href="https://www.ukrinform.ua/rubric-world/3709979-risenna-gruzii-ponoviti-pereloti-z-rosieu-viklikae-sumnivi-u-ii-evropejskomu-slahu-es.html" text:style-name="Internet_20_link" text:visited-style-name="Visited_20_Internet_20_Link">
the Government's Government Decision</text:a>
Renewal with Russia is contrary to the policy of EU sanctions against aggressor country, there is a doubt about the further progress of Georgia to the EU.</text:p>
      <text:p text:style-name="P4">
<text:span text:style-name="T5">
Foto from the site podrobno.uz</text:span>
</text:p>
      <text:p text:style-name="P4">
News Source: <text:a xlink:type="simple" xlink:href="https://www.ukrinform.ua/rubric-world/3733601-v-uzbekistani-sprostuvali-peregovori-z-rf-pro-zbilsenna-kilkosti-aviarejsiv.html" text:style-name="Internet_20_link" text:visited-style-name="Visited_20_Internet_20_Link">
https://www.ukrinform.ua/rubric-world/3733601-v-uzbekistani-sprostuvali-peregovori-z-rf-pro-zbilsenna-kilkosti-aviarejsiv.html</text:a>
</text:p>
      <!--NEWS-->
      <text:h text:style-name="P10" text:outline-level="1">
<text:span text:style-name="T4">
At Kupiansk direction Russian army shelled Fyholivka, Dvorichna, Kupyansk, Kyslivka, Kamyanka...</text:span>
</text:h>
      <text:p text:style-name="P4">
Authors: liveuamap (Language: en)</text:p>
      <text:p text:style-name="P4">
Time: 2023-07-09T-3:27:00</text:p>
      <text:p text:style-name="P4">
Location: Kupiansk (Latitude:49.63984 Longtitude:37.90609)</text:p>
      <text:p text:style-name="P4">
Videos: []</text:p>
      <text:p text:style-name="P4">
Images: []</text:p>
      <text:p text:style-name="P4">
Tags: ["Russia"]</text:p>
      <text:p text:style-name="P4">
Id: 22574776</text:p>
      <!--METADATA-->
      <text:p text:style-name="P4">
At Kupiansk direction Russian army shelled Fyholivka, Dvorichna, Kupyansk,Kyslivka, Kamyanka of Kharkiv region. Russian aviation conducted airstrikes atKyslivka of Kharkiv region and Novoyehorivka of Luhansk region, - GeneralStaff of Armed Forces of Ukraine says in the morning report</text:p>
      <text:p text:style-name="P4">
News Collection Link: <text:a xlink:type="simple" xlink:href="https:\/\/liveuamap.com\/en\/2023\/9-july-at-kupiansk-direction-russian-army-shelled-fyholivka" text:style-name="Internet_20_link" text:visited-style-name="Visited_20_Internet_20_Link">
https:\/\/liveuamap.com\/en\/2023\/9-july-at-kupiansk-direction-russian-army-shelled-fyholivka</text:a>
</text:p>
      <text:p text:style-name="P4">
News Source: <text:a xlink:type="simple" xlink:href="https://t.me/lumsrc/5309" text:style-name="Internet_20_link" text:visited-style-name="Visited_20_Internet_20_Link">
https://t.me/lumsrc/5309</text:a>
</text:p>
      <!--NEWS-->
      <text:h text:style-name="P10" text:outline-level="1">
<text:span text:style-name="T4">
At Lyman direction Russian army shelled Nevske, Bilohorivka of Luhansk region and Verkhnokamy...</text:span>
</text:h>
      <text:p text:style-name="P4">
Authors: liveuamap (Language: en)</text:p>
      <text:p text:style-name="P4">
Time: 2023-07-09T-5:27:00</text:p>
      <text:p text:style-name="P4">
Location: Kramatorsk (Latitude:49.10411 Longtitude:37.94334)</text:p>
      <text:p text:style-name="P4">
Videos: []</text:p>
      <text:p text:style-name="P4">
Images: []</text:p>
      <text:p text:style-name="P4">
Tags: ["Russia"]</text:p>
      <text:p text:style-name="P4">
Id: 22574775</text:p>
      <!--METADATA-->
      <text:p text:style-name="P4">
At Lyman direction Russian army shelled Nevske, Bilohorivka of Luhansk regionand Verkhnokamyanske, Rozdolivka, Vesele of Donetsk region. Russian aviationconducted airstrikes at Novolubivka, Nevske, Bilohorivka of Luhansk region andDibrova, Spirne and Ivanivka of Donetsk region, - General Staff of ArmedForces of Ukraine says in the morning report</text:p>
      <text:p text:style-name="P4">
News Collection Link: <text:a xlink:type="simple" xlink:href="https:\/\/liveuamap.com\/en\/2023\/9-july-at-lyman-direction-russian-army-shelled-nevske-bilohorivka" text:style-name="Internet_20_link" text:visited-style-name="Visited_20_Internet_20_Link">
https:\/\/liveuamap.com\/en\/2023\/9-july-at-lyman-direction-russian-army-shelled-nevske-bilohorivka</text:a>
</text:p>
      <text:p text:style-name="P4">
News Source: <text:a xlink:type="simple" xlink:href="https://t.me/lumsrc/5310" text:style-name="Internet_20_link" text:visited-style-name="Visited_20_Internet_20_Link">
https://t.me/lumsrc/5310</text:a>
</text:p>
      <!--NEWS-->
      <text:h text:style-name="P10" text:outline-level="1">
<text:span text:style-name="T4">
Shooting at a Texas party: are dead and injured</text:span>
</text:h>
      <text:p text:style-name="P4">
Authors: Ukrinform (Person)</text:p>
      <text:p text:style-name="P4">
Publisher: Укринформ (Organization)</text:p>
      <text:p text:style-name="P4">
Published Time: 2023-07-09T-5:54:00+03:00</text:p>
      <text:p text:style-name="P4">
Modified Time: 2023-07-09T20:54:00+03:00</text:p>
      <text:p text:style-name="P4">
Description: Two people were killed and five more were injured as a result of a shooting at a party early in the morning in Amarillo, in the US state of Texas. - Ukrinform.</text:p>
      <text:p text:style-name="P4">
Images: ['<text:a xlink:type="simple" xlink:href="https://static.ukrinform.com/photos/2023_07/thumb_files/630_360_1688925103-270.jpg" text:style-name="Internet_20_link" text:visited-style-name="Visited_20_Internet_20_Link">
630_360_16889...</text:a>
']</text:p>
      <text:p text:style-name="P4">
Tags: ['Поліція', 'США', 'Стрілянина']</text:p>
      <text:p text:style-name="P4">
Type: Article</text:p>
      <!--METADATA-->
      <text:p text:style-name="P4">
<draw:frame draw:style-name="fr1" draw:name="Image32" text:anchor-type="as-char" svg:width="6.9236in" svg:height="3.956343in" draw:z-index="0">
<draw:image xlink:href="../Images/yкринформ/2023-07-09T-5-54-00-03-00/630_360_1688925103-270.jpg" xlink:type="simple" xlink:show="embed" xlink:actuate="onLoad" draw:mime-type="image/jpeg"/>
</draw:frame>
Two people have agreed and five more were injured as a result of a shooting at the Vundil's party early in the morning in Amaraillo, in Texas.</text:p>
      <text:p text:style-name="P4">
As Ukrinform reports, it reports <text:a xlink:type="simple" xlink:href="https://edition.cnn.com/2023/07/09/us/amarillo-texas-party-shooting/index.html" text:style-name="Internet_20_link" text:visited-style-name="Visited_20_Internet_20_Link">
CNN</text:a>
.</text:p>
      <text:p text:style-name="P4">
У місцевій поліції заявили, що <text:a xlink:type="simple" xlink:href="https://www.ukrinform.ua/tag-strilanina" text:style-name="Internet_20_link" text:visited-style-name="Visited_20_Internet_20_Link">
 стрілянина </text:a>
It began during a party in the center of events shortly before the first hour of nights local time on Sunday.</text:p>
      <text:p text:style-name="P4">
According to militiamen, there was a fight between some present, and someone was starting.</text:p>
      <text:p text:style-name="P4">
One man died at the scene and the other died in the hospital. The other five -observants have "injuries of varying degrees, but are expected to recover."</text:p>
      <text:p text:style-name="P4">
Law enforcement officers have not been delayed yet, the incident investigations are ongoing.</text:p>
      <text:p text:style-name="P4">
<text:span text:style-name="T4">
 Read also: </text:span>
 <text:a xlink:type="simple" xlink:href="https://www.ukrinform.ua/rubric-world/3731772-u-vasingtoni-stalasa-strilanina-sered-zagiblih-nepovnolitni.html" text:style-name="Internet_20_link" text:visited-style-name="Visited_20_Internet_20_Link">
in Washington there was a <text:span text:style-name="T4">
 shooting </text:span>
, among the dead - unpleasant</text:a>
Amarillo is located in the north of Texas. The population of the city is about 200 thousand.</text:p>
      <text:p text:style-name="P4">
According to Ukrinform, during a shooting in Washington on July 5, a district collumbia, nine people were killed, including two minors.</text:p>
      <text:p text:style-name="P4">
_ Photo: cnn_</text:p>
      <text:p text:style-name="P4">
News Source: <text:a xlink:type="simple" xlink:href="https://www.ukrinform.ua/rubric-world/3733591-strilanina-na-vecirci-u-tehasi-e-zagibli-j-poraneni.html" text:style-name="Internet_20_link" text:visited-style-name="Visited_20_Internet_20_Link">
https://www.ukrinform.ua/rubric-world/3733591-strilanina-na-vecirci-u-tehasi-e-zagibli-j-poraneni.html</text:a>
</text:p>
      <!--NEWS-->
      <text:h text:style-name="P10" text:outline-level="1">
<text:span text:style-name="T4">
Kuleba spoke with Blinken: We work to make NATO's Summit Decisions winning for everyone</text:span>
</text:h>
      <text:p text:style-name="P4">
Authors: Ukrinform (Person)</text:p>
      <text:p text:style-name="P4">
Publisher: Укринформ (Organization)</text:p>
      <text:p text:style-name="P4">
Published Time: 2023-07-09T-6:33:07+03:00</text:p>
      <text:p text:style-name="P4">
Modified Time: 2023-07-09T20:33:07+03:00</text:p>
      <text:p text:style-name="P4">
Description: Foreign Minister of Ukraine Dmytro Kuleba had a telephone conversation with US Secretary of State Anthony Blinken on the eve of NATO Summit in Vilnius. - Ukrinform.</text:p>
      <text:p text:style-name="P4">
Images: ['<text:a xlink:type="simple" xlink:href="https://static.ukrinform.com/photos/2023_05/thumb_files/630_360_1683309991-286.png" text:style-name="Internet_20_link" text:visited-style-name="Visited_20_Internet_20_Link">
630_360_16833...</text:a>
']</text:p>
      <text:p text:style-name="P4">
Tags: ['Дмитро Кулеба', 'Саміт НАТО', 'Блінкен']</text:p>
      <text:p text:style-name="P4">
Type: Article</text:p>
      <!--METADATA-->
      <text:p text:style-name="P4">
<draw:frame draw:style-name="fr1" draw:name="Image33" text:anchor-type="as-char" svg:width="6.9236in" svg:height="3.956343in" draw:z-index="0">
<draw:image xlink:href="../Images/yкринформ/2023-07-09T-6-33-07-03-00/630_360_1683309991-286.png" xlink:type="simple" xlink:show="embed" xlink:actuate="onLoad" draw:mime-type="image/png"/>
</draw:frame>
The Minister of Law of Ukraine Dmytro Kuleba had a telephone conversation with US state secretary Anthony Blinken on the eve of NATO Summit in Vilnius.</text:p>
      <text:p text:style-name="P4">
As Ukrinform reports, he reported this in <text:a xlink:type="simple" xlink:href="http://twitter.com/DmytroKuleba/status/1678083553886609409" text:style-name="Internet_20_link" text:visited-style-name="Visited_20_Internet_20_Link">
Twitter</text:a>
.</text:p>
      <text:p text:style-name="P4">
"I had a productive conversation with Anthony Blinken in front of Vilnius.The 48 hours have fallen, and we are working to ensure that the final decisions were played for all: Ukraine, <text:a xlink:type="simple" xlink:href="https://www.ukrinform.ua/tag-nato" text:style-name="Internet_20_link" text:visited-style-name="Visited_20_Internet_20_Link">
NATO</text:a>
Taglobal safety, ”Kuleba wrote.</text:p>
      <text:p text:style-name="P4">
The minister also thanked the United States for another innovative defense package that opens the necessary shells.</text:p>
      <text:p text:style-name="P4">
<text:span text:style-name="T4">
 Read also: </text:span>
 <text:a xlink:type="simple" xlink:href="https://www.ukrinform.ua/rubric-polytics/3733583-maemo-proklasti-slah-dla-ukraini-sob-vona-pretenduvala-na-clenstvo-v-nato-bajden.html" text:style-name="Internet_20_link" text:visited-style-name="Visited_20_Internet_20_Link">
We have to pave the way for Ukraine so that it is applicable to NATO - <text:span text:style-name="T4">
 Biden </text:span>
</text:a>
As reported, July 11-12 in Vilnius(Lithuania)There will be a NATO summit, during which Ukraine wants to obtain clear security guarantees and understand the Alliance membership.</text:p>
      <text:p text:style-name="P4">
News Source: <text:a xlink:type="simple" xlink:href="https://www.ukrinform.ua/rubric-polytics/3733587-kuleba-pogovoriv-z-blinkenom-pracuemo-sob-risenna-samitu-nato-buli-vigrasnimi-dla-vsih.html" text:style-name="Internet_20_link" text:visited-style-name="Visited_20_Internet_20_Link">
https://www.ukrinform.ua/rubric-polytics/3733587-kuleba-pogovoriv-z-blinkenom-pracuemo-sob-risenna-samitu-nato-buli-vigrasnimi-dla-vsih.html</text:a>
</text:p>
      <!--NEWS-->
      <text:h text:style-name="P10" text:outline-level="1">
<text:span text:style-name="T4">
JSC Avdiivka Directio Rusian of the Army Shelled Kerramik, Berdyshi, Avdiivka, Pervomaisko And Sam ...</text:span>
</text:h>
      <text:p text:style-name="P4">
Authors: liveuamap (Language: en)</text:p>
      <text:p text:style-name="P4">
Time: 2023-07-09T-7:27:00</text:p>
      <text:p text:style-name="P4">
Location: Donetsk Oblast (Latitude:48.12772 Longtitude:37.76138)</text:p>
      <text:p text:style-name="P4">
Videos: []</text:p>
      <text:p text:style-name="P4">
Images: []</text:p>
      <text:p text:style-name="P4">
Tags: ["Russia"]</text:p>
      <text:p text:style-name="P4">
Id: 22574773</text:p>
      <!--METADATA-->
      <text:p text:style-name="P4">
At Avdiyivka direction Russian army shelled Keramik, Berdychi, Avdiyivka,Pervomayske and Semenivka of Donetsk region. Russian aviation conductedairstrikes at Avdiyivka and Syeverne, - General Staff of Armed Forces ofUkraine says in the morning report</text:p>
      <text:p text:style-name="P4">
News Collection Link: <text:a xlink:type="simple" xlink:href="https:\/\/liveuamap.com\/en\/2023\/9-july-at-avdiyivka-direction-russian-army-shelled-keramik" text:style-name="Internet_20_link" text:visited-style-name="Visited_20_Internet_20_Link">
https:\/\/liveuamap.com\/en\/2023\/9-july-at-avdiyivka-direction-russian-army-shelled-keramik</text:a>
</text:p>
      <text:p text:style-name="P4">
News Source: <text:a xlink:type="simple" xlink:href="https://t.me/lumsrc/5312" text:style-name="Internet_20_link" text:visited-style-name="Visited_20_Internet_20_Link">
https://t.me/lumsrc/5312</text:a>
</text:p>
      <!--NEWS-->
      <text:h text:style-name="P10" text:outline-level="1">
<text:span text:style-name="T4">
Energy turned the light of 50,000 families in Odesa region</text:span>
</text:h>
      <text:p text:style-name="P4">
Authors: Ukrinform (Person)</text:p>
      <text:p text:style-name="P4">
Publisher: Укринформ (Organization)</text:p>
      <text:p text:style-name="P4">
Published Time: 2023-07-09T-7:27:15+03:00</text:p>
      <text:p text:style-name="P4">
Modified Time: 2023-07-09T20:27:15+03:00</text:p>
      <text:p text:style-name="P4">
Description: DTEK's energy has eliminated the effects of bad weather in Odesa region and returned light for nearly 50,000 families. - Ukrinform.</text:p>
      <text:p text:style-name="P4">
Images: ['<text:a xlink:type="simple" xlink:href="https://static.ukrinform.com/photos/2017_11/thumb_files/630_360_1512026904-1128.jpg" text:style-name="Internet_20_link" text:visited-style-name="Visited_20_Internet_20_Link">
630_360_15120...</text:a>
']</text:p>
      <text:p text:style-name="P4">
Tags: ['ДТЕК', 'Одещина', 'Електропостачання', 'Негода']</text:p>
      <text:p text:style-name="P4">
Type: Article</text:p>
      <!--METADATA-->
      <text:p text:style-name="P4">
<draw:frame draw:style-name="fr1" draw:name="Image34" text:anchor-type="as-char" svg:width="6.9236in" svg:height="3.956343in" draw:z-index="0">
<draw:image xlink:href="../Images/yкринформ/2023-07-09T-7-27-15-03-00/630_360_1512026904-1128.jpg" xlink:type="simple" xlink:show="embed" xlink:actuate="onLoad" draw:mime-type="image/jpeg"/>
</draw:frame>
DTEK's energy has eliminated the effects of bad weather in Odessa region and returned the light for 50,000 families.</text:p>
      <text:p text:style-name="P4">
According to Ukrinform, DTEK reports in <text:a xlink:type="simple" xlink:href="https://t.me/dtek_ua/624" text:style-name="Internet_20_link" text:visited-style-name="Visited_20_Internet_20_Link">
telegram</text:a>
.</text:p>
      <text:p text:style-name="P4">
“From Friday in <text:a xlink:type="simple" xlink:href="https://www.ukrinform.ua/tag-odesina" text:style-name="Internet_20_link" text:visited-style-name="Visited_20_Internet_20_Link">
Odessa region</text:a>
The bad weather raised, which causes the problems of greening to be concerned in 187 settlements. The DTEK's energy has eliminated the effects of bad weather and returned almost 50 thousand families, ”the message reads.</text:p>
      <text:p text:style-name="P4">
It is noted that energy continues to work on providing stable work of the region's power system.</text:p>
      <text:p text:style-name="P4">
<text:span text:style-name="T4">
 Read also: </text:span>
 <text:a xlink:type="simple" xlink:href="https://www.ukrinform.ua/rubric-regions/3733460-u-harkovi-pid-cas-negodi-vpalo-bils-ak-130-derev.html" text:style-name="Internet_20_link" text:visited-style-name="Visited_20_Internet_20_Link">
in Kharkiv during <text:span text:style-name="T4">
 bad weather </text:span>
 fell more than 130 trees</text:a>
It was reported that 710 settlements were deactivated in Ukraine on July 7 in Ukraine as a result of a large -scale thunderstorm storm in11 regions.</text:p>
      <text:p text:style-name="P4">
News Source: <text:a xlink:type="simple" xlink:href="https://www.ukrinform.ua/rubric-regions/3733586-energetiki-povernuli-svitlo-50-tisacam-rodin-na-odesini.html" text:style-name="Internet_20_link" text:visited-style-name="Visited_20_Internet_20_Link">
https://www.ukrinform.ua/rubric-regions/3733586-energetiki-povernuli-svitlo-50-tisacam-rodin-na-odesini.html</text:a>
</text:p>
      <!--NEWS-->
      <text:h text:style-name="P10" text:outline-level="1">
<text:span text:style-name="T4">
An enemy from heavy artillery hit Nikopol</text:span>
</text:h>
      <text:p text:style-name="P4">
Authors: Ukrinform (Person)</text:p>
      <text:p text:style-name="P4">
Publisher: Укринформ (Organization)</text:p>
      <text:p text:style-name="P4">
Published Time: 2023-07-09T-8:17:00+03:00</text:p>
      <text:p text:style-name="P4">
Modified Time: 2023-07-09T20:17:00+03:00</text:p>
      <text:p text:style-name="P4">
Description: Russian troops from heavy artillery fired Nikopol, there is a destruction of houses. - Ukrinform.</text:p>
      <text:p text:style-name="P4">
Images: ['<text:a xlink:type="simple" xlink:href="https://static.ukrinform.com/photos/2023_07/thumb_files/630_360_1688922894-236.jpg" text:style-name="Internet_20_link" text:visited-style-name="Visited_20_Internet_20_Link">
630_360_16889...</text:a>
']</text:p>
      <text:p text:style-name="P4">
Tags: ['Нікополь', 'Обстріл', 'Війна з Росією']</text:p>
      <text:p text:style-name="P4">
Type: Article</text:p>
      <!--METADATA-->
      <text:p text:style-name="P4">
<draw:frame draw:style-name="fr1" draw:name="Image35" text:anchor-type="as-char" svg:width="6.9236in" svg:height="3.956343in" draw:z-index="0">
<draw:image xlink:href="../Images/yкринформ/2023-07-09T-8-17-00-03-00/630_360_1688922894-236.jpg" xlink:type="simple" xlink:show="embed" xlink:actuate="onLoad" draw:mime-type="image/jpeg"/>
</draw:frame>
Ruskivska from heavy artillery fired at Nikopol, there is a destruction of houses.</text:p>
      <text:p text:style-name="P4">
About it in <text:a xlink:type="simple" xlink:href="http://t.me/dnipropetrovskaODA/5866" text:style-name="Internet_20_link" text:visited-style-name="Visited_20_Internet_20_Link">
telegram</text:a>
The head of the Dnipropetrovsk Ova Sergey Lisak, reports Ukrinform.</text:p>
      <text:p text:style-name="P4">
"Today, the Russian army hit Nikopol. It was pushed with heavy artillery. The place survived. But their property is damaged," he wrote.</text:p>
      <text:p text:style-name="P4">
It is noted that 4 private homes and as many economic structures were mutilated. The power line is beaten.</text:p>
      <text:p text:style-name="P4">
*!(https://www.ukrinform.ua/rubric-ato/3733582-rosiani-obstrilali-berislav-postrazdav-direktor-likarni.html)As reported by Ukrinform, yesterday, July 8, Russian troops again <text:a xlink:type="simple" xlink:href="https://www.ukrinform.ua/tag-obstril" text:style-name="Internet_20_link" text:visited-style-name="Visited_20_Internet_20_Link">
fired</text:a>
Manganese community of Nikopol district of Dnipropetrovsk.</text:p>
      <text:p text:style-name="P4">
News Source: <text:a xlink:type="simple" xlink:href="https://www.ukrinform.ua/rubric-ato/3733584-vorog-z-vazkoi-artilerii-vdariv-po-nikopolu.html" text:style-name="Internet_20_link" text:visited-style-name="Visited_20_Internet_20_Link">
https://www.ukrinform.ua/rubric-ato/3733584-vorog-z-vazkoi-artilerii-vdariv-po-nikopolu.html</text:a>
</text:p>
      <!--NEWS-->
      <text:h text:style-name="P10" text:outline-level="1">
<text:span text:style-name="T4">
We have to pave the way for Ukraine to claim NATO -Biden membership</text:span>
</text:h>
      <text:p text:style-name="P4">
Authors: Ukrinform (Person)</text:p>
      <text:p text:style-name="P4">
Publisher: Укринформ (Organization)</text:p>
      <text:p text:style-name="P4">
Published Time: 2023-07-09T-9:15:00+03:00</text:p>
      <text:p text:style-name="P4">
Modified Time: 2023-07-09T20:15:00+03:00</text:p>
      <text:p text:style-name="P4">
Description: It is necessary to lay a rational path for Ukraine so that it can receive the right to claim NATO. - Ukrinform.</text:p>
      <text:p text:style-name="P4">
Images: ['<text:a xlink:type="simple" xlink:href="https://static.ukrinform.com/photos/2022_11/thumb_files/630_360_1668525144-241.jpg" text:style-name="Internet_20_link" text:visited-style-name="Visited_20_Internet_20_Link">
630_360_16685...</text:a>
']</text:p>
      <text:p text:style-name="P4">
Tags: ['Байден', 'НАТО', 'США', 'Україна']</text:p>
      <text:p text:style-name="P4">
Type: Article</text:p>
      <!--METADATA-->
      <text:p text:style-name="P4">
<draw:frame draw:style-name="fr1" draw:name="Image36" text:anchor-type="as-char" svg:width="6.9236in" svg:height="3.956343in" draw:z-index="0">
<draw:image xlink:href="../Images/yкринформ/2023-07-09T-9-15-00-03-00/630_360_1668525144-241.jpg" xlink:type="simple" xlink:show="embed" xlink:actuate="onLoad" draw:mime-type="image/jpeg"/>
</draw:frame>
It is necessary to pronounce a rational path for Ukraine so that it can be able to go to NATO entry.</text:p>
      <text:p text:style-name="P4">
According to Ukrinform, about it in an interview <text:a xlink:type="simple" xlink:href="https://edition.cnn.com/2023/07/09/politics/joe-biden-ukraine-nato-russia-cnntv/index.html" text:style-name="Internet_20_link" text:visited-style-name="Visited_20_Internet_20_Link">
CNN</text:a>
US President Joe Biden said.</text:p>
      <text:p text:style-name="P4">
"I believe that we have to pave a rational path for Ukraine in order to get the right to claim NATO entry," said <text:a xlink:type="simple" xlink:href="https://www.ukrinform.ua/tag-bajden" text:style-name="Internet_20_link" text:visited-style-name="Visited_20_Internet_20_Link">
Biden</text:a>
.</text:p>
      <text:p text:style-name="P4">
He noted that he refused the demands of President Putin before the war was not to accept Ukraine in NATO, as the Alliance conducts "politicians open doors".</text:p>
      <text:p text:style-name="P4">
<text:span text:style-name="T4">
 Read also: </text:span>
 <text:a xlink:type="simple" xlink:href="https://www.ukrinform.ua/rubric-world/3733438-bajden-vistupit-iz-publicnou-promovou-u-vilnusi.html" text:style-name="Internet_20_link" text:visited-style-name="Visited_20_Internet_20_Link">
<text:span text:style-name="T4">
 Biden </text:span>
 will make a public speech in Vilnius</text:a>
“But I think it is premature to talk about calling for a vote(On NATO membership in NATO - ed.). Знаєте, зараз є інші вимоги, якимпотрібно відповідати, включаючи демократизацію та деякі інші з них», — сказавБайден.</text:p>
      <text:p text:style-name="P4">
Як повідомляв Укрінформ, старший директор Ради нацбезпеки Білого дому з питаньЄвропи Аманда Слоат заявила, що Сполучені Штати дотримуються позиції, щоУкраїна має відповідати всім стандартам НАТО перед набуттям членства, танацілені на продовження взаємодії з українською стороною, щоб вона моглавиконати всі необхідні для цього реформи.</text:p>
      <text:p text:style-name="P4">
<text:span text:style-name="T5">
Фото: ny1.com</text:span>
</text:p>
      <text:p text:style-name="P4">
News Source: <text:a xlink:type="simple" xlink:href="https://www.ukrinform.ua/rubric-polytics/3733583-maemo-proklasti-slah-dla-ukraini-sob-vona-pretenduvala-na-clenstvo-v-nato-bajden.html" text:style-name="Internet_20_link" text:visited-style-name="Visited_20_Internet_20_Link">
https://www.ukrinform.ua/rubric-polytics/3733583-maemo-proklasti-slah-dla-ukraini-sob-vona-pretenduvala-na-clenstvo-v-nato-bajden.html</text:a>
</text:p>
      <!--NEWS-->
      <text:h text:style-name="P10" text:outline-level="1">
<text:span text:style-name="T4">
JSC Marinka Directio Rusian of the Army Shelled Neoelsk, Georgiyivka, Elizabeth, Krasnovka ...</text:span>
</text:h>
      <text:p text:style-name="P4">
Authors: liveuamap (Language: en)</text:p>
      <text:p text:style-name="P4">
Time: 2023-07-09T-9:27:00</text:p>
      <text:p text:style-name="P4">
Location: Donetsk (Latitude:47.85591 Longtitude:37.47522)</text:p>
      <text:p text:style-name="P4">
Videos: []</text:p>
      <text:p text:style-name="P4">
Images: []</text:p>
      <text:p text:style-name="P4">
Tags: ["Russia"]</text:p>
      <text:p text:style-name="P4">
Id: 22574772</text:p>
      <!--METADATA-->
      <text:p text:style-name="P4">
At Maryinka direction Russian army shelled Nevelske, Heorhiyivka,Yelyzavetivka, Krasnohorivka, Oleksandropil, Maryinka, Pobyeda and Katerynivkaof Donetsk region. Russian aviation conducted airstrikes at Krasnohorivka andNovomykhaylivka of Donetsk region, - General Staff of Armed Forces of Ukrainesays in the morning report</text:p>
      <text:p text:style-name="P4">
News Collection Link: <text:a xlink:type="simple" xlink:href="https:\/\/liveuamap.com\/en\/2023\/9-july-at-maryinka-direction-russian-army-shelled-nevelske" text:style-name="Internet_20_link" text:visited-style-name="Visited_20_Internet_20_Link">
https:\/\/liveuamap.com\/en\/2023\/9-july-at-maryinka-direction-russian-army-shelled-nevelske</text:a>
</text:p>
      <text:p text:style-name="P4">
News Source: <text:a xlink:type="simple" xlink:href="https://t.me/lumsrc/5313" text:style-name="Internet_20_link" text:visited-style-name="Visited_20_Internet_20_Link">
https://t.me/lumsrc/5313</text:a>
</text:p>
      <!--NEWS-->
      <text:h text:style-name="P10" text:outline-level="1">
<text:span text:style-name="T4">
At Sivershchyna and Slobozhanshchyna directions Russian army shelled Karpovych, Hremyach of C...</text:span>
</text:h>
      <text:p text:style-name="P4">
Authors: liveuamap (Language: en)</text:p>
      <text:p text:style-name="P4">
Time: 2023-07-09T02:27:00</text:p>
      <text:p text:style-name="P4">
Location: Kharkiv (Latitude:50.38915 Longtitude:36.18244)</text:p>
      <text:p text:style-name="P4">
Videos: []</text:p>
      <text:p text:style-name="P4">
Images: []</text:p>
      <text:p text:style-name="P4">
Tags: ["Russia"]</text:p>
      <text:p text:style-name="P4">
Id: 22574777</text:p>
      <!--METADATA-->
      <text:p text:style-name="P4">
At Sivershchyna and Slobozhanschyna directions Russian army shelledKarpovychi, Hremyach of Chernihiv region; Myropillya, Znob-Novhorodske,Bilopillya of Sumy region and Hraniv, Hatysche, Vovchansk, Varvarivka,Tsehelne of Kharkiv region. Russian aviation conducted airstrikes at Vovkivkaof Sumy region and Milove and Veterynarne of Kharkiv region, - General Staffof Armed Forces of Ukraine says in the morning report</text:p>
      <text:p text:style-name="P4">
News Collection Link: <text:a xlink:type="simple" xlink:href="https:\/\/liveuamap.com\/en\/2023\/9-july-at-sivershchyna-and-slobozhanschyna-directions-russian" text:style-name="Internet_20_link" text:visited-style-name="Visited_20_Internet_20_Link">
https:\/\/liveuamap.com\/en\/2023\/9-july-at-sivershchyna-and-slobozhanschyna-directions-russian</text:a>
</text:p>
      <text:p text:style-name="P4">
News Source: <text:a xlink:type="simple" xlink:href="https://t.me/lumsrc/5308" text:style-name="Internet_20_link" text:visited-style-name="Visited_20_Internet_20_Link">
https://t.me/lumsrc/5308</text:a>
</text:p>
      <!--NEWS-->
      <text:h text:style-name="P10" text:outline-level="1">
<text:span text:style-name="T4">
Russian forces conducting offensive actions in Donetsk and Luhansk regions. Ukrainian militar...</text:span>
</text:h>
      <text:p text:style-name="P4">
Authors: liveuamap (Language: en)</text:p>
      <text:p text:style-name="P4">
Time: 2023-07-09T02:29:41</text:p>
      <text:p text:style-name="P4">
Location: Velyka Novosilka (Latitude:47.77129 Longtitude:36.84505)</text:p>
      <text:p text:style-name="P4">
Videos: []</text:p>
      <text:p text:style-name="P4">
Images: []</text:p>
      <text:p text:style-name="P4">
Tags: ["Russia"]</text:p>
      <text:p text:style-name="P4">
Id: 22574769</text:p>
      <!--METADATA-->
      <text:p text:style-name="P4">
Russian forces conducting offensive actions in Donetsk and Luhansk regions.Ukrainian military had 30 combat engagements with Russian forces nearBerestove, Novoselivske and Stelmakhivka of Luhansk region, Vesele,Novokalynove, Stepove, Pervomayske and Nevelske, Maryinka, Blahodatne ofDonetsk region, - General Staff of Armed Forces of Ukraine says in the morningreport</text:p>
      <text:p text:style-name="P4">
News Collection Link: <text:a xlink:type="simple" xlink:href="https:\/\/liveuamap.com\/en\/2023\/9-july-russian-forces-conducting-offensive-actions-in-donetsk" text:style-name="Internet_20_link" text:visited-style-name="Visited_20_Internet_20_Link">
https:\/\/liveuamap.com\/en\/2023\/9-july-russian-forces-conducting-offensive-actions-in-donetsk</text:a>
</text:p>
      <text:p text:style-name="P4">
News Source: <text:a xlink:type="simple" xlink:href="https://t.me/lumsrc/5316" text:style-name="Internet_20_link" text:visited-style-name="Visited_20_Internet_20_Link">
https://t.me/lumsrc/5316</text:a>
</text:p>
      <!--NEWS-->
      <text:h text:style-name="P10" text:outline-level="1">
<text:span text:style-name="T4">
At Zaporizhzhia and Kherson directions Russian army shelled Novodarivka, Levadne, Malynivka, ...</text:span>
</text:h>
      <text:p text:style-name="P4">
Authors: liveuamap (Language: en)</text:p>
      <text:p text:style-name="P4">
Time: 2023-07-09T02:32:08</text:p>
      <text:p text:style-name="P4">
Location: Ukraine (Latitude:47.56286 Longtitude:35.78299)</text:p>
      <text:p text:style-name="P4">
Videos: []</text:p>
      <text:p text:style-name="P4">
Images: []</text:p>
      <text:p text:style-name="P4">
Tags: ["Russia"]</text:p>
      <text:p text:style-name="P4">
Id: 22574770</text:p>
      <!--METADATA-->
      <text:p text:style-name="P4">
At Zaporizhzhia and Kherson directions Russian army shelled Novodarivka,Levadne, Malynivka, Huliaipole of Zaporizhzhia region; Havrylivka, Antonivka,Zolota Balka of Kherson region and Kherson city; Ivanivka, Ochakiv ofMykolayiv region. Russian aviation conducted airstrikes at Kozatske of Khersonregion and Orikhiv of Zaporizhzhia region, - General Staff of Armed Forces ofUkraine says in the morning report</text:p>
      <text:p text:style-name="P4">
News Collection Link: <text:a xlink:type="simple" xlink:href="https:\/\/liveuamap.com\/en\/2023\/9-july-at-zaporizhzhia-and-kherson-directions-russian-army" text:style-name="Internet_20_link" text:visited-style-name="Visited_20_Internet_20_Link">
https:\/\/liveuamap.com\/en\/2023\/9-july-at-zaporizhzhia-and-kherson-directions-russian-army</text:a>
</text:p>
      <text:p text:style-name="P4">
News Source: <text:a xlink:type="simple" xlink:href="https://t.me/lumsrc/5315" text:style-name="Internet_20_link" text:visited-style-name="Visited_20_Internet_20_Link">
https://t.me/lumsrc/5315</text:a>
</text:p>
      <!--NEWS-->
      <text:h text:style-name="P10" text:outline-level="1">
<text:span text:style-name="T4">
White House activists urged the US to strengthen assistance to Ukraine</text:span>
</text:h>
      <text:p text:style-name="P4">
Authors: Ukrinform (Person)</text:p>
      <text:p text:style-name="P4">
Publisher: Укринформ (Organization)</text:p>
      <text:p text:style-name="P4">
Published Time: 2023-07-09T06:05:00+03:00</text:p>
      <text:p text:style-name="P4">
Modified Time: 2023-07-09T06:05:00+03:00</text:p>
      <text:p text:style-name="P4">
Description: On the 500th day of the full-scale war, activists from different countries went to the White House to thank America for the support of Ukraine, as well as call the US government to strengthen assistance. - Ukrinform.</text:p>
      <text:p text:style-name="P4">
Images: ['<text:a xlink:type="simple" xlink:href="https://static.ukrinform.com/photos/2023_07/thumb_files/630_360_1688872163-634.jpg" text:style-name="Internet_20_link" text:visited-style-name="Visited_20_Internet_20_Link">
630_360_16888...</text:a>
', '<text:a xlink:type="simple" xlink:href="https://static.ukrinform.com/photos/2023_07/1688872162-995.jpg" text:style-name="Internet_20_link" text:visited-style-name="Visited_20_Internet_20_Link">
1688872162-99...</text:a>
', '<text:a xlink:type="simple" xlink:href="https://static.ukrinform.com/photos/2023_07/1688872162-401.jpg" text:style-name="Internet_20_link" text:visited-style-name="Visited_20_Internet_20_Link">
1688872162-40...</text:a>
', '<text:a xlink:type="simple" xlink:href="https://static.ukrinform.com/photos/2023_07/1688872162-836.jpg" text:style-name="Internet_20_link" text:visited-style-name="Visited_20_Internet_20_Link">
1688872162-83...</text:a>
', '<text:a xlink:type="simple" xlink:href="https://static.ukrinform.com/photos/2023_07/1688872163-572.jpg" text:style-name="Internet_20_link" text:visited-style-name="Visited_20_Internet_20_Link">
1688872163-57...</text:a>
']</text:p>
      <text:p text:style-name="P4">
Tags: ['США', 'Активіст', 'Акція', 'Білий дім', 'Війна з Росією']</text:p>
      <text:p text:style-name="P4">
Type: Article</text:p>
      <!--METADATA-->
      <text:p text:style-name="P4">
<draw:frame draw:style-name="fr1" draw:name="Image37" text:anchor-type="as-char" svg:width="6.9236in" svg:height="3.956343in" draw:z-index="0">
<draw:image xlink:href="../Images/yкринформ/2023-07-09T06-05-00-03-00/630_360_1688872163-634.jpg" xlink:type="simple" xlink:show="embed" xlink:actuate="onLoad" draw:mime-type="image/jpeg"/>
</draw:frame>
At the 500-day Full-Scale War, activists from different countries went to the White House, to see America for the support of Ukraine, as well as to urge the US government to assist assistance.</text:p>
      <text:p text:style-name="P4">
The organizer of the rally, the president of the USUKRAINIAN ACTIVISTS, told this in a comment to Ukrinform.(Smell)Nadiya Shaporynska.</text:p>
      <text:p text:style-name="P4">
"First of all, we wanted to honor the memory of thousands and thousands of civilians - children, women and men - as well as Ukrainian defenders who have died since 2014 in Ukraine, including the last 500 days after the start of the full -scale invasion of Russia," she said.</text:p>
      <text:p text:style-name="P4">
<draw:frame draw:style-name="fr1" draw:name="Image38" text:anchor-type="as-char" svg:width="6.9236in" svg:height="3.89773in" draw:z-index="0">
<draw:image xlink:href="../Images/yкринформ/2023-07-09T06-05-00-03-00/1688872162-995.jpg" xlink:type="simple" xlink:show="embed" xlink:actuate="onLoad" draw:mime-type="image/jpeg"/>
</draw:frame>
According to Shaporynskaya, the participants of the action also aimed to thank the consolidated states and other countries for the powerful support they provide Ukraine. "It was crucial for Ukrainians to liberate their territories," the USUA President said.</text:p>
      <text:p text:style-name="P4">
<draw:frame draw:style-name="fr1" draw:name="Image39" text:anchor-type="as-char" svg:width="6.9236in" svg:height="3.89773in" draw:z-index="0">
<draw:image xlink:href="../Images/yкринформ/2023-07-09T06-05-00-03-00/1688872162-401.jpg" xlink:type="simple" xlink:show="embed" xlink:actuate="onLoad" draw:mime-type="image/jpeg"/>
</draw:frame>
However, in order for the Armed Forces to be able to win as soon as possible and with less victims, including in the civilian population, Ukraine requires more weapons, larger and other military assistance.</text:p>
      <text:p text:style-name="P4">
<draw:frame draw:style-name="fr1" draw:name="Image40" text:anchor-type="as-char" svg:width="6.9236in" svg:height="3.89773in" draw:z-index="0">
<draw:image xlink:href="../Images/yкринформ/2023-07-09T06-05-00-03-00/1688872162-836.jpg" xlink:type="simple" xlink:show="embed" xlink:actuate="onLoad" draw:mime-type="image/jpeg"/>
</draw:frame>
"Russia is a terrorist state that is targeted in the peaceful cities of Ukraine with drones, destroys residential quarters and purposefully destroyinfrastructure," Shaporynska stated. She added that the Kremlin continues the genocide of the Ukrainian people and culture, and this should finally stop.</text:p>
      <text:p text:style-name="P4">
<draw:frame draw:style-name="fr1" draw:name="Image41" text:anchor-type="as-char" svg:width="6.666667in" svg:height="10.0in" draw:z-index="0">
<draw:image xlink:href="../Images/yкринформ/2023-07-09T06-05-00-03-00/1688872163-572.jpg" xlink:type="simple" xlink:show="embed" xlink:actuate="onLoad" draw:mime-type="image/jpeg"/>
</draw:frame>
White House Participants called the Administration <text:a xlink:type="simple" xlink:href="https://www.ukrinform.ua/tag-ssa" text:style-name="Internet_20_link" text:visited-style-name="Visited_20_Internet_20_Link">
USA</text:a>
To provide Ukraine with fighter jets, missiles of more than the otherness of ATACMS, as well as to strengthen air defense, in particular PATROTOT systems. In addition, they appealed to the US government to call on Russia a terrorist state and to support the creation of a special -tribunal that would punish the Russian Federation for war crimes. Separately, activists have called for Washington to take more serious steps to join Ukraine to NATO.</text:p>
      <text:p text:style-name="P4">
<text:span text:style-name="T4">
 Read also: </text:span>
 [in Washington picketed the Embassy(https://www.ukrinform.ua/rubric-world/3721888-u-vasingtoni-piketuvali-posolstvo-rf-vimagali-pripiniti-voenni-zlocini-v-ukraini.html)</text:p>
      <text:p text:style-name="P4">
As it was reported, on Sunday, on July 9, an ecumenical prayer for Ukraine will be held at the National Cathedral of Washington. The service will be held with the participation of representatives of the Ukrainian clergy in the United States.</text:p>
      <text:p text:style-name="P4">
_ Photo provided USUA_</text:p>
      <text:p text:style-name="P4">
News Source: <text:a xlink:type="simple" xlink:href="https://www.ukrinform.ua/rubric-world/3733350-aktivisti-pid-bilim-domom-zaklikali-ssa-posiliti-dopomogu-ukraini.html" text:style-name="Internet_20_link" text:visited-style-name="Visited_20_Internet_20_Link">
https://www.ukrinform.ua/rubric-world/3733350-aktivisti-pid-bilim-domom-zaklikali-ssa-posiliti-dopomogu-ukraini.html</text:a>
</text:p>
      <!--NEWS-->
      <text:h text:style-name="P10" text:outline-level="1">
<text:span text:style-name="T4">
President Zelensky met with President of Poland Duda in Lutsk</text:span>
</text:h>
      <text:p text:style-name="P4">
Authors: liveuamap (Language: en)</text:p>
      <text:p text:style-name="P4">
Time: 2023-07-09T07:10:00</text:p>
      <text:p text:style-name="P4">
Location: Luts'k,Volyns'ka oblast (Latitude:50.74471 Longtitude:25.3216)</text:p>
      <text:p text:style-name="P4">
Videos: []</text:p>
      <text:p text:style-name="P4">
Images: []</text:p>
      <text:p text:style-name="P4">
Tags: ["Poland", "Central and Eastern Europe"]</text:p>
      <text:p text:style-name="P4">
Id: 22574890</text:p>
      <!--METADATA-->
      <text:p text:style-name="P4">
President Zelensky met with President of Poland Duda in Lutsk</text:p>
      <text:p text:style-name="P4">
News Collection Link: <text:a xlink:type="simple" xlink:href="https:\/\/liveuamap.com\/en\/2023\/9-july-president-zelensky-met-with-president-of-poland-duda" text:style-name="Internet_20_link" text:visited-style-name="Visited_20_Internet_20_Link">
https:\/\/liveuamap.com\/en\/2023\/9-july-president-zelensky-met-with-president-of-poland-duda</text:a>
</text:p>
      <text:p text:style-name="P4">
News Source: <text:a xlink:type="simple" xlink:href="https://t.me/espresotb/67454" text:style-name="Internet_20_link" text:visited-style-name="Visited_20_Internet_20_Link">
https://t.me/espresotb/67454</text:a>
</text:p>
      <!--NEWS-->
      <text:h text:style-name="P10" text:outline-level="1">
<text:span text:style-name="T4">
The invaders fired at Kramatorsk at night</text:span>
</text:h>
      <text:p text:style-name="P4">
Authors: Ukrinform (Person)</text:p>
      <text:p text:style-name="P4">
Publisher: Укринформ (Organization)</text:p>
      <text:p text:style-name="P4">
Published Time: 2023-07-09T09:52:25+03:00</text:p>
      <text:p text:style-name="P4">
Modified Time: 2023-07-09T09:52:25+03:00</text:p>
      <text:p text:style-name="P4">
Description: Last night, Russian troops fired at Kramatorsk, dead and victims, according to preliminary information. - Ukrinform.</text:p>
      <text:p text:style-name="P4">
Images: ['<text:a xlink:type="simple" xlink:href="https://static.ukrinform.com/photos/2023_07/thumb_files/630_360_1688885495-386.jpg" text:style-name="Internet_20_link" text:visited-style-name="Visited_20_Internet_20_Link">
630_360_16888...</text:a>
']</text:p>
      <text:p text:style-name="P4">
Tags: ['Краматорськ', 'Обстріл', 'Війна з Росією']</text:p>
      <text:p text:style-name="P4">
Type: Article</text:p>
      <!--METADATA-->
      <text:p text:style-name="P4">
<draw:frame draw:style-name="fr1" draw:name="Image42" text:anchor-type="as-char" svg:width="6.9236in" svg:height="3.947772in" draw:z-index="0">
<draw:image xlink:href="../Images/yкринформ/2023-07-09T09-52-25-03-00/630_360_1688885495-386.jpg" xlink:type="simple" xlink:show="embed" xlink:actuate="onLoad" draw:mime-type="image/jpeg"/>
</draw:frame>
Last night, Russian fired at Kramatorsk, dead and victims, with a pre -trial information.</text:p>
      <text:p text:style-name="P4">
As Ukrinform reports, about it in <text:a xlink:type="simple" xlink:href="http://t.me/kramatorsk_rada/13343" text:style-name="Internet_20_link" text:visited-style-name="Visited_20_Internet_20_Link">
telegram</text:a>
The Kramatorsk City Council reports to the mayor Alexander Goncharenko.</text:p>
      <text:p text:style-name="P4">
“At night the invaders fired at Kramatorsk. Previously, there were irresistibles. We clarify the effects of destruction, ”the mayor said.</text:p>
      <text:p text:style-name="P4">
<text:span text:style-name="T4">
 Read also: </text:span>
 <text:a xlink:type="simple" xlink:href="https://www.ukrinform.ua/rubric-ato/3733383-uprodovz-noci-ta-ranku-rosiani-sim-raziv-obstrilali-prikordonna-sumsini.html" text:style-name="Internet_20_link" text:visited-style-name="Visited_20_Internet_20_Link">
in the night and morning invaders seven times <text:span text:style-name="T4">
 Fire </text:span>
 fir border of Sumy region</text:a>
As reported by Ukrinform, the Russian army for the past day, July 8, <text:a xlink:type="simple" xlink:href="https://www.ukrinform.ua/rubric-regions/3733358-rosijski-zagarbniki-minuloi-dobi-vbili-10-ziteliv-doneccini.html" text:style-name="Internet_20_link" text:visited-style-name="Visited_20_Internet_20_Link">
killed</text:a>
Ten residents <text:a xlink:type="simple" xlink:href="https://www.ukrinform.ua/tag-doneccina" text:style-name="Internet_20_link" text:visited-style-name="Visited_20_Internet_20_Link">
Donetsk region</text:a>
 .</text:p>
      <text:p text:style-name="P4">
News Source: <text:a xlink:type="simple" xlink:href="https://www.ukrinform.ua/rubric-ato/3733387-zagarbniki-vnoci-obstrilali-kramatorsk.html" text:style-name="Internet_20_link" text:visited-style-name="Visited_20_Internet_20_Link">
https://www.ukrinform.ua/rubric-ato/3733387-zagarbniki-vnoci-obstrilali-kramatorsk.html</text:a>
</text:p>
      <!--NEWS-->
      <text:h text:style-name="P10" text:outline-level="1">
<text:span text:style-name="T4">
After the rebellion of Wagner PEC, Putin tried to demonstrate power - British intelligence</text:span>
</text:h>
      <text:p text:style-name="P4">
Authors: Ukrinform (Person)</text:p>
      <text:p text:style-name="P4">
Publisher: Укринформ (Organization)</text:p>
      <text:p text:style-name="P4">
Published Time: 2023-07-09T09:53:00+03:00</text:p>
      <text:p text:style-name="P4">
Modified Time: 2023-07-09T09:53:00+03:00</text:p>
      <text:p text:style-name="P4">
Description: The Russian state media were surprised by the events of the rebellion of the leader of the Wagner PEC Yevgeny Prigogine on June 24 and were not ready for him, while Putin resorted to extremely noticeable public actions, seeking to demonstrate power. - Ukrinform.</text:p>
      <text:p text:style-name="P4">
Images: ['<text:a xlink:type="simple" xlink:href="https://static.ukrinform.com/photos/2022_08/thumb_files/630_360_1659359317-176.jpg" text:style-name="Internet_20_link" text:visited-style-name="Visited_20_Internet_20_Link">
630_360_16593...</text:a>
']</text:p>
      <text:p text:style-name="P4">
Tags: ['Британія', 'Розвідка', 'ЗМІ', 'ПВК "Вагнера"']</text:p>
      <text:p text:style-name="P4">
Type: Article</text:p>
      <!--METADATA-->
      <text:p text:style-name="P4">
<draw:frame draw:style-name="fr1" draw:name="Image43" text:anchor-type="as-char" svg:width="6.9236in" svg:height="3.956343in" draw:z-index="0">
<draw:image xlink:href="../Images/yкринформ/2023-07-09T09-53-00-03-00/630_360_1659359317-176.jpg" xlink:type="simple" xlink:show="embed" xlink:actuate="onLoad" draw:mime-type="image/jpeg"/>
</draw:frame>
The Russian media were surprised by the course of the events as a result of the rebellion of the leader of the Wagner PEC Yevgeny Prigogin on June 24 and were not ready for him, while he was puted for extremely noticeable public actions, seeking to demonstrate power.</text:p>
      <text:p text:style-name="P4">
About it in <text:a xlink:type="simple" xlink:href="http://twitter.com/DefenceHQ/status/1677916071368568833" text:style-name="Internet_20_link" text:visited-style-name="Visited_20_Internet_20_Link">
Twitter</text:a>
The British Ministry of Defense reported with reference to intelligence data, Ukrinform reports.</text:p>
      <text:p text:style-name="P4">
According to analysts, after the suppression of the short -term uprising of Wagner PEC in Russia, state media tried to "correct" statements about the passivity of the force.</text:p>
      <text:p text:style-name="P4">
"The narratives promoted the idea that Vladimir Putin had won, disrupting the uprising, avoiding the bloodshed, and sought to unite the country of the Aimor President," the rank said.</text:p>
      <text:p text:style-name="P4">
About a week in <text:a xlink:type="simple" xlink:href="https://www.ukrinform.ua/tag-rosia" text:style-name="Internet_20_link" text:visited-style-name="Visited_20_Internet_20_Link">
RF</text:a>
It began to predict the importance of the leader of the Wagnerians by Prigogine, tarnishing his reputation.</text:p>
      <text:p text:style-name="P4">
For the most part, telegram channels of terrorist PECs were not published, which obviously testifies to Russia's interference, they believe in intelligence.</text:p>
      <text:p text:style-name="P4">
"In contrast, Putin resorted to extremely noticeable public actions, apparently seeking to demonstrate power," - summed up in the Ministry of Defense of Britain.</text:p>
      <text:p text:style-name="P4">
<text:span text:style-name="T4">
 Read also: </text:span>
 <text:a xlink:type="simple" xlink:href="https://www.ukrinform.ua/rubric-world/3732979-u-sirii-blokuvali-vagnerivciv-pid-cas-zakolotu-prigozina-reuters.html" text:style-name="Internet_20_link" text:visited-style-name="Visited_20_Internet_20_Link">
in Syria Blooped "Wagner" during a rebellion <text:span text:style-name="T4">
 Prigogine </text:span>
 a - Reuters</text:a>
As reported by Ukrinform, in a preliminary summary, British intelligence reported that after June, the lull in the last seven days Bakhmut again a place where the most fierce fighting is sharpened; Ukrainian troops are confidently advocating, and at the same time Russian units suffer because of a bad morality.</text:p>
      <text:p text:style-name="P4">
News Source: <text:a xlink:type="simple" xlink:href="https://www.ukrinform.ua/rubric-world/3733388-pisla-zakolotu-pvk-vagner-putin-namagavsa-prodemonstruvati-silu-britanska-rozvidka.html" text:style-name="Internet_20_link" text:visited-style-name="Visited_20_Internet_20_Link">
https://www.ukrinform.ua/rubric-world/3733388-pisla-zakolotu-pvk-vagner-putin-namagavsa-prodemonstruvati-silu-britanska-rozvidka.html</text:a>
</text:p>
      <!--NEWS-->
      <text:h text:style-name="P10" text:outline-level="1">
<text:span text:style-name="T4">
Igor Yovichevich became the new head coach "Al-Reda"</text:span>
</text:h>
      <text:p text:style-name="P4">
Authors: Ukrinform (Person)</text:p>
      <text:p text:style-name="P4">
Publisher: Укринформ (Organization)</text:p>
      <text:p text:style-name="P4">
Published Time: 2023-07-09T0:37:00+03:00</text:p>
      <text:p text:style-name="P4">
Modified Time: 2023-07-09T21:37:00+03:00</text:p>
      <text:p text:style-name="P4">
Description: Saudi "Al-Red" appointed Igor Yovichevich by the head coach. - Ukrinform.</text:p>
      <text:p text:style-name="P4">
Images: ['<text:a xlink:type="simple" xlink:href="https://static.ukrinform.com/photos/2023_07/thumb_files/630_360_1688928603-553.jpg" text:style-name="Internet_20_link" text:visited-style-name="Visited_20_Internet_20_Link">
630_360_16889...</text:a>
']</text:p>
      <text:p text:style-name="P4">
Tags: ['Футбол', 'Шахтар']</text:p>
      <text:p text:style-name="P4">
Type: Article</text:p>
      <!--METADATA-->
      <text:p text:style-name="P4">
<draw:frame draw:style-name="fr1" draw:name="Image44" text:anchor-type="as-char" svg:width="6.9236in" svg:height="3.956343in" draw:z-index="0">
<draw:image xlink:href="../Images/yкринформ/2023-07-09T0-37-00-03-00/630_360_1688928603-553.jpg" xlink:type="simple" xlink:show="embed" xlink:actuate="onLoad" draw:mime-type="image/jpeg"/>
</draw:frame>
Saudi "Al-Red" appointed Igor Yovichevich as the head coach.</text:p>
      <text:p text:style-name="P4">
This was reported by the team press service in <text:a xlink:type="simple" xlink:href="https://www.instagram.com/p/CufCSQ8qFMP/" text:style-name="Internet_20_link" text:visited-style-name="Visited_20_Internet_20_Link">
Instagram</text:a>
, reports Ukrinform.</text:p>
      <text:p text:style-name="P4">
The details of the transaction are not specified.</text:p>
      <text:p text:style-name="P4">
The 49-year-old Croat previously trained Carpathians, Celier, Dynamo Zagreb, Dnipro-1 and Shakhtar. From Dynamo he won the Croatian Championship, with Shakhtar- the Ukrainian Championship.</text:p>
      <text:p text:style-name="P4">
<text:span text:style-name="T4">
 Read also: </text:span>
 <text:a xlink:type="simple" xlink:href="https://www.ukrinform.ua/rubric-sports/3733522-sahtar-vstanoviv-cinu-za-ukrainskogo-vorotara-trubina.html" text:style-name="Internet_20_link" text:visited-style-name="Visited_20_Internet_20_Link">
Shakhtar set the price for the Ukrainian goalkeeper Trubin</text:a>
Last season, Al-Red took 10th place in the Saudi Arabia Championship.</text:p>
      <text:p text:style-name="P4">
Photo: shakhtar.com</text:p>
      <text:p text:style-name="P4">
News Source: <text:a xlink:type="simple" xlink:href="https://www.ukrinform.ua/rubric-sports/3733607-igor-jovicevic-stav-novim-golovnim-trenerom-alraeda.html" text:style-name="Internet_20_link" text:visited-style-name="Visited_20_Internet_20_Link">
https://www.ukrinform.ua/rubric-sports/3733607-igor-jovicevic-stav-novim-golovnim-trenerom-alraeda.html</text:a>
</text:p>
      <!--NEWS-->
      <text:h text:style-name="P10" text:outline-level="1">
<text:span text:style-name="T4">
As a result of Russian aggression in Ukraine, 494 children were killed</text:span>
</text:h>
      <text:p text:style-name="P4">
Authors: Ukrinform (Person)</text:p>
      <text:p text:style-name="P4">
Publisher: Укринформ (Organization)</text:p>
      <text:p text:style-name="P4">
Published Time: 2023-07-09T10:00:43+03:00</text:p>
      <text:p text:style-name="P4">
Modified Time: 2023-07-09T10:00:43+03:00</text:p>
      <text:p text:style-name="P4">
Description: As a result of the armed aggression of the Russian Federation in Ukraine, 494 children were killed and more than 1051 were injured. - Ukrinform.</text:p>
      <text:p text:style-name="P4">
Images: ['<text:a xlink:type="simple" xlink:href="https://static.ukrinform.com/photos/2023_04/thumb_files/630_360_1681205425-468.jpg" text:style-name="Internet_20_link" text:visited-style-name="Visited_20_Internet_20_Link">
630_360_16812...</text:a>
']</text:p>
      <text:p text:style-name="P4">
Tags: ['Діти', 'Поранені', 'Загибель', 'Війна з Росією']</text:p>
      <text:p text:style-name="P4">
Type: Article</text:p>
      <!--METADATA-->
      <text:p text:style-name="P4">
<draw:frame draw:style-name="fr1" draw:name="Image45" text:anchor-type="as-char" svg:width="6.9236in" svg:height="3.956343in" draw:z-index="0">
<draw:image xlink:href="../Images/yкринформ/2023-07-09T10-00-43-03-00/630_360_1681205425-468.jpg" xlink:type="simple" xlink:show="embed" xlink:actuate="onLoad" draw:mime-type="image/jpeg"/>
</draw:frame>
As a result of armed aggression of the Russian Federation in Ukraine, 494 children were killed and more than 1051 were injured.</text:p>
      <text:p text:style-name="P4">
According to Ukrinform, the prosecutor General's Office reports in <text:a xlink:type="simple" xlink:href="http://t.me/pgo_gov_ua/14246" text:style-name="Internet_20_link" text:visited-style-name="Visited_20_Internet_20_Link">
telegram</text:a>
.</text:p>
      <text:p text:style-name="P4">
"As of the morning of July 9, 2023, according to official information of juvenile prosecutors, 494 children were killed and more than 1051 were injured in various severity," the statement said.</text:p>
      <text:p text:style-name="P4">
The OGP states that the figures are not final, as work continues to install hostilities, temporarily occupied and released.</text:p>
      <text:p text:style-name="P4">
<text:span text:style-name="T4">
 Read also: </text:span>
 <text:a xlink:type="simple" xlink:href="https://www.ukrinform.ua/rubric-society/3732185-500-dniv-velikoi-vijni-istorii-pro-vtracene-ditinstvo.html" text:style-name="Internet_20_link" text:visited-style-name="Visited_20_Internet_20_Link">
500 days of the Great War: Stories on lost childhood</text:a>
It is reported that the most affected children in Donetsk region - 472, Kharkiv - 297, Kiev - 129, Kherson - 115, Zaporizhia - 91, Mykolaiv - 89, Dnipropetrovsk - 83, Chernihiv - 71, Lugansk -67.</text:p>
      <text:p text:style-name="P4">
<text:span text:style-name="T4">
 Read also: </text:span>
 <text:a xlink:type="simple" xlink:href="https://www.ukrinform.ua/rubric-polytics/3717150-zahist-ditej-pid-cas-vijni-e-odnim-z-prioritetiv-ukraini-v-oon-kislica.html" text:style-name="Internet_20_link" text:visited-style-name="Visited_20_Internet_20_Link">
protection of children during the war is one of the priorities of Ukraine in the UN - Kyslytsia</text:a>
It was reported <text:a xlink:type="simple" xlink:href="https://www.ukrinform.ua/tag-rosia" text:style-name="Internet_20_link" text:visited-style-name="Visited_20_Internet_20_Link">
Russian Federation</text:a>
She began an invasion of Ukraine in 2014. Then the aggressor managed to capture the blue, as well as part of the Donetsk and Luhansk regions, including regional center. On February 24, 2022, Russia launched a new stage of the war against Ukraine - a full -scale offensive.</text:p>
      <text:p text:style-name="P4">
News Source: <text:a xlink:type="simple" xlink:href="https://www.ukrinform.ua/rubric-society/3733390-unaslidok-rosijskoi-agresii-v-ukraini-zaginuli-494-ditini.html" text:style-name="Internet_20_link" text:visited-style-name="Visited_20_Internet_20_Link">
https://www.ukrinform.ua/rubric-society/3733390-unaslidok-rosijskoi-agresii-v-ukraini-zaginuli-494-ditini.html</text:a>
</text:p>
      <!--NEWS-->
      <text:h text:style-name="P10" text:outline-level="1">
<text:span text:style-name="T4">
In the Ivano-Frankivsk region, 229 yards remain flooded due to rainfall</text:span>
</text:h>
      <text:p text:style-name="P4">
Authors: Ukrinform (Person)</text:p>
      <text:p text:style-name="P4">
Publisher: Укринформ (Organization)</text:p>
      <text:p text:style-name="P4">
Published Time: 2023-07-09T10:05:49+03:00</text:p>
      <text:p text:style-name="P4">
Modified Time: 2023-07-09T10:05:49+03:00</text:p>
      <text:p text:style-name="P4">
Description: On the morning of Sunday, July 9, 8 residential buildings, 229 farms and 91 basements remain flooded in the Ivano-Frankivsk region. - Ukrinform.</text:p>
      <text:p text:style-name="P4">
Images: ['<text:a xlink:type="simple" xlink:href="https://static.ukrinform.com/photos/2023_07/thumb_files/630_360_1688886131-8736.jpeg" text:style-name="Internet_20_link" text:visited-style-name="Visited_20_Internet_20_Link">
630_360_16888...</text:a>
']</text:p>
      <text:p text:style-name="P4">
Tags: ['ДСНС', 'Івано-Франківщина', 'Негода', 'Підтоплення']</text:p>
      <text:p text:style-name="P4">
Type: Article</text:p>
      <!--METADATA-->
      <text:p text:style-name="P4">
<draw:frame draw:style-name="fr1" draw:name="Image46" text:anchor-type="as-char" svg:width="6.9236in" svg:height="3.956343in" draw:z-index="0">
<draw:image xlink:href="../Images/yкринформ/2023-07-09T10-05-49-03-00/630_360_1688886131-8736.jpeg" xlink:type="simple" xlink:show="embed" xlink:actuate="onLoad" draw:mime-type="image/jpeg"/>
</draw:frame>
On the morning, on July 9, in the Ivano-Frankivsk region, 8 living houses, 229 diode people and 91 basements remain flooded.</text:p>
      <text:p text:style-name="P4">
According to Ukrinform, it reports <text:a xlink:type="simple" xlink:href="http://dsns.gov.ua/uk/news/nadzvicaini-podiyi/ivano-frankivska-oblast-operativna-informaciia-shhodo-likvidaciyi-naslidkiv-negodi" text:style-name="Internet_20_link" text:visited-style-name="Visited_20_Internet_20_Link">
the State Service of Ukraine of Ordinary Situations. </text:a>
As of the morning of July 9, 8 residential buildings, 229 two farms, 91 basements, 3,61 km of local roads were being submitted, and the transport connection of up to 6 settlements and partially consolidated transport connections to one settlement is damaged.</text:p>
      <text:p text:style-name="P4">
Rescuers pumped over 12.8 thousand cubic meters of water from basements, residential buildings and farms.</text:p>
      <text:p text:style-name="P4">
</text:p>
      <text:p text:style-name="P4">
<text:a xlink:type="simple" xlink:href="https://static.ukrinform.com/photos/2023_07/1688886090-2240.jpeg" text:style-name="Internet_20_link" text:visited-style-name="Visited_20_Internet_20_Link">
 </text:a>
 <text:a xlink:type="simple" xlink:href="https://static.ukrinform.com/photos/2023_07/1688886089-8927.jpeg" text:style-name="Internet_20_link" text:visited-style-name="Visited_20_Internet_20_Link">
</text:a>
 <text:a xlink:type="simple" xlink:href="https://static.ukrinform.com/photos/2023_07/1688886089-7757.jpeg" text:style-name="Internet_20_link" text:visited-style-name="Visited_20_Internet_20_Link">
</text:a>
 <text:a xlink:type="simple" xlink:href="https://static.ukrinform.com/photos/2023_07/1688886089-9209.jpeg" text:style-name="Internet_20_link" text:visited-style-name="Visited_20_Internet_20_Link">
</text:a>
 <text:a xlink:type="simple" xlink:href="https://static.ukrinform.com/photos/2023_07/1688886131-8736.jpeg" text:style-name="Internet_20_link" text:visited-style-name="Visited_20_Internet_20_Link">
<draw:frame draw:style-name="fr1" draw:name="Image52" text:anchor-type="as-char" svg:width="6.9236in" svg:height="3.956343in" draw:z-index="0">
<draw:image xlink:href="../Images/yкринформ/2023-07-09T10-05-49-03-00/630_360_1688886131-8736.jpeg" xlink:type="simple" xlink:show="embed" xlink:actuate="onLoad" draw:mime-type="image/jpeg"/>
</draw:frame>
</text:a>
In the Tysmenytsia territorial community, 53 people were transported, of which 10 children have a black rod of the River River River and delivered food and water for the needs.</text:p>
      <text:p text:style-name="P4">
Work on elimination of consequences of bad weather continue.</text:p>
      <text:p text:style-name="P4">
<text:span text:style-name="T4">
 Read also: </text:span>
 <text:a xlink:type="simple" xlink:href="https://www.ukrinform.ua/rubric-regions/3733378-na-poltavsini-cerez-grozu-znestrumleni-42-naseleni-punkti.html" text:style-name="Internet_20_link" text:visited-style-name="Visited_20_Internet_20_Link">
in Poltava region through thunderstorm 42 settlements</text:a>
As reported by Ukrinform, in the Carpathian showers caused <text:a xlink:type="simple" xlink:href="https://www.ukrinform.ua/rubric-regions/3733132-na-prikarpatti-dosi-pidtopleni-414-dvorogospodarstv.html" text:style-name="Internet_20_link" text:visited-style-name="Visited_20_Internet_20_Link">
flooding</text:a>
Dargery, open areas of tamystov roads.</text:p>
      <text:p text:style-name="P4">
News Source: <text:a xlink:type="simple" xlink:href="https://www.ukrinform.ua/rubric-regions/3733391-v-ivanofrankivskij-oblasti-cerez-zlivi-zalisautsa-pidtoplenimi-229-dvoriv.html" text:style-name="Internet_20_link" text:visited-style-name="Visited_20_Internet_20_Link">
https://www.ukrinform.ua/rubric-regions/3733391-v-ivanofrankivskij-oblasti-cerez-zlivi-zalisautsa-pidtoplenimi-229-dvoriv.html</text:a>
</text:p>
      <!--NEWS-->
      <text:h text:style-name="P10" text:outline-level="1">
<text:span text:style-name="T4">
Tsurenko and Svitolina are playing vouchers to 1/4 of Wimbledon's finals</text:span>
</text:h>
      <text:p text:style-name="P4">
Authors: Ukrinform (Person)</text:p>
      <text:p text:style-name="P4">
Publisher: Укринформ (Organization)</text:p>
      <text:p text:style-name="P4">
Published Time: 2023-07-09T10:07:00+03:00</text:p>
      <text:p text:style-name="P4">
Modified Time: 2023-07-09T10:07:00+03:00</text:p>
      <text:p text:style-name="P4">
Description: In London (UK), the Wimbledon tournament is ongoing - the third season in the Grand Slam series. - Ukrinform.</text:p>
      <text:p text:style-name="P4">
Images: ['<text:a xlink:type="simple" xlink:href="https://static.ukrinform.com/photos/2023_07/thumb_files/630_360_1688886446-962.jpeg" text:style-name="Internet_20_link" text:visited-style-name="Visited_20_Internet_20_Link">
630_360_16888...</text:a>
']</text:p>
      <text:p text:style-name="P4">
Tags: ['Цуренко', 'Світоліна', 'Теніс', 'Вімблдон']</text:p>
      <text:p text:style-name="P4">
Type: Article</text:p>
      <!--METADATA-->
      <text:p text:style-name="P4">
<draw:frame draw:style-name="fr1" draw:name="Image53" text:anchor-type="as-char" svg:width="6.9236in" svg:height="3.956343in" draw:z-index="0">
<draw:image xlink:href="../Images/yкринформ/2023-07-09T10-07-00-03-00/630_360_1688886446-962.jpeg" xlink:type="simple" xlink:show="embed" xlink:actuate="onLoad" draw:mime-type="image/jpeg"/>
</draw:frame>
In London(United Kingdom)The Wimbledon tournament continues - the third in the season from the Grandslam series.</text:p>
      <text:p text:style-name="P4">
On the seventh day of the competition, duels are planned with the participation of six Ukrainian tanisists, Ukrinform reports.</text:p>
      <text:p text:style-name="P4">
In the 1/8 finals of a single category, Lesya Tsurenko will come together with 4-mnitor American Jessica Pegula, and Elina Svitolina will play Victoria Azarenko antibovan(19).</text:p>
      <text:p text:style-name="P4">
<text:span text:style-name="T4">
Читайте також:</text:span>
 <text:a xlink:type="simple" xlink:href="https://www.ukrinform.ua/rubric-sports/3732976-svitolina-vijsla-do-18-finalu-vimbldona-obigravsi-cempionku-australian-open-kenin.html" text:style-name="Internet_20_link" text:visited-style-name="Visited_20_Internet_20_Link">
 Світоліна пробилася до 1/8 фіналу Вімблдона, обігравшичемпіонку Australian Open Кенін </text:a>
Kateryna Bindle and Angelina Kalinina, Martha Kostyuk and Lyudmila Kichenok, will perform in the paired discharge.</text:p>
      <text:p text:style-name="P4">
<text:span text:style-name="T4">
 Read also: </text:span>
 <text:a xlink:type="simple" xlink:href="https://www.ukrinform.ua/rubric-sports/3732911-curenko-vijsla-do-cetvertogo-kola-vimbldona.html" text:style-name="Internet_20_link" text:visited-style-name="Visited_20_Internet_20_Link">
Tsurenko reached the fourth circle of Wimbledon</text:a>
The Wimbledon tournament will last until July 16.</text:p>
      <text:p text:style-name="P4">
In the photo: Lesya Turenko(btu.org.ua).</text:p>
      <text:p text:style-name="P4">
News Source: <text:a xlink:type="simple" xlink:href="https://www.ukrinform.ua/rubric-sports/3733393-curenko-ta-svitolina-sogodni-rozigraut-putivki-do-14-finalu-vimbldona.html" text:style-name="Internet_20_link" text:visited-style-name="Visited_20_Internet_20_Link">
https://www.ukrinform.ua/rubric-sports/3733393-curenko-ta-svitolina-sogodni-rozigraut-putivki-do-14-finalu-vimbldona.html</text:a>
</text:p>
      <!--NEWS-->
      <text:h text:style-name="P10" text:outline-level="1">
<text:span text:style-name="T4">
Ukrainian Svitolina defeated Belarusian Azarov and will play in the quarterfinals of Wimbledon</text:span>
</text:h>
      <text:p text:style-name="P4">
Authors: Ukrinform (Person)</text:p>
      <text:p text:style-name="P4">
Publisher: Укринформ (Organization)</text:p>
      <text:p text:style-name="P4">
Published Time: 2023-07-09T10:13:20+03:00</text:p>
      <text:p text:style-name="P4">
Modified Time: 2023-07-09T23:13:20+03:00</text:p>
      <text:p text:style-name="P4">
Description: Ukrainian tennis player Elina Svolin ( # 76 WTA) beat Belarusian Victoria Azarenko ( # 20 WTA) in the 1/8 Final of the Wimbledon - 6, 6: 4, 7: 6: 6. - Ukrinform.</text:p>
      <text:p text:style-name="P4">
Images: ['<text:a xlink:type="simple" xlink:href="https://static.ukrinform.com/photos/2023_07/thumb_files/630_360_1688933552-671.jpeg" text:style-name="Internet_20_link" text:visited-style-name="Visited_20_Internet_20_Link">
630_360_16889...</text:a>
']</text:p>
      <text:p text:style-name="P4">
Tags: ['Світоліна', 'Теніс', 'Вімблдон']</text:p>
      <text:p text:style-name="P4">
Type: Article</text:p>
      <!--METADATA-->
      <text:p text:style-name="P4">
<draw:frame draw:style-name="fr1" draw:name="Image54" text:anchor-type="as-char" svg:width="6.9236in" svg:height="3.956343in" draw:z-index="0">
<draw:image xlink:href="../Images/yкринформ/2023-07-09T10-13-20-03-00/630_360_1688933552-671.jpeg" xlink:type="simple" xlink:show="embed" xlink:actuate="onLoad" draw:mime-type="image/jpeg"/>
</draw:frame>
Ukrainian tennis player Elina Svitolina(№76 WTA)Victoria Azarenko beat Belarusian(№20 WTA)In the 1/8 Final "Wimbledon" - 2: 6, 6: 4, 7: 6.</text:p>
      <text:p text:style-name="P4">
The match lasted 2 hours and 49 minutes, Ukrinform reports.</text:p>
      <text:p text:style-name="P4">
The Ukrainian 8 times gave out, did not make double errors and used 3/9 of breakpoints. Svitolina lost to Azarenko all 5 previous eyewitnesses.</text:p>
      <text:p text:style-name="P4">
For Elina, it is a ninth performance in the main Wimbledon grid. She will play in the 1/4 finals for the second time.</text:p>
      <text:p text:style-name="P4">
In 2019, Svitolina reached the semifinals of the competition.</text:p>
      <text:p text:style-name="P4">
<text:span text:style-name="T4">
 Read also: </text:span>
 <text:a xlink:type="simple" xlink:href="https://www.ukrinform.ua/rubric-sports/3733526-ukrainka-curenko-zaversila-vistupi-na-vimbldoni.html" text:style-name="Internet_20_link" text:visited-style-name="Visited_20_Internet_20_Link">
Ukrainian Tsurenko has completed the performances on Wimbledon</text:a>
In the quarterfinals, Elina will meet the Polish tennis player Iga Schwntek. The match will be released on Tuesday, July 11, at 13:00.</text:p>
      <text:p text:style-name="P4">
Photo: Getty Images</text:p>
      <text:p text:style-name="P4">
News Source: <text:a xlink:type="simple" xlink:href="https://www.ukrinform.ua/rubric-sports/3733616-ukrainka-svitolina-peremogla-bilorusku-azarovu-i-zigrae-u-cvertfinali-vimbldonu.html" text:style-name="Internet_20_link" text:visited-style-name="Visited_20_Internet_20_Link">
https://www.ukrinform.ua/rubric-sports/3733616-ukrainka-svitolina-peremogla-bilorusku-azarovu-i-zigrae-u-cvertfinali-vimbldonu.html</text:a>
</text:p>
      <!--NEWS-->
      <text:h text:style-name="P10" text:outline-level="1">
<text:span text:style-name="T4">
The Russians fired nine regions of Ukraine in a day - erection of ova</text:span>
</text:h>
      <text:p text:style-name="P4">
Authors: Ukrinform (Person)</text:p>
      <text:p text:style-name="P4">
Publisher: Укринформ (Organization)</text:p>
      <text:p text:style-name="P4">
Published Time: 2023-07-09T10:14:07+03:00</text:p>
      <text:p text:style-name="P4">
Modified Time: 2023-07-09T10:14:07+03:00</text:p>
      <text:p text:style-name="P4">
Description: During the day, Russian troops fired nine regions of Ukraine, were dead and wounded. - Ukrinform.</text:p>
      <text:p text:style-name="P4">
Images: ['<text:a xlink:type="simple" xlink:href="https://static.ukrinform.com/photos/2022_11/thumb_files/630_360_1668525985-809.jpg" text:style-name="Internet_20_link" text:visited-style-name="Visited_20_Internet_20_Link">
630_360_16685...</text:a>
']</text:p>
      <text:p text:style-name="P4">
Tags: ['Обстріл', 'Війна з Росією', 'Регіони']</text:p>
      <text:p text:style-name="P4">
Type: Article</text:p>
      <!--METADATA-->
      <text:p text:style-name="P4">
<draw:frame draw:style-name="fr1" draw:name="Image55" text:anchor-type="as-char" svg:width="6.9236in" svg:height="3.956343in" draw:z-index="0">
<draw:image xlink:href="../Images/yкринформ/2023-07-09T10-14-07-03-00/630_360_1668525985-809.jpg" xlink:type="simple" xlink:show="embed" xlink:actuate="onLoad" draw:mime-type="image/jpeg"/>
</draw:frame>
For the Dobro -Russian troops, nine regions of Ukraine were fired, and the Hippovannya was dead.</text:p>
      <text:p text:style-name="P4">
According to Ukrinform, this is reported in the consolidated information of the regional military administrations about the situation in the regions of Ukraine as of 9:00 Sunday, July 9.</text:p>
      <text:p text:style-name="P4">
In the Chernihiv region, the enemy was fired at the Novgorod-Siversky district from mortars four times a day, 21 explosions occurred. Helicopter's aviation missiles are also recorded.</text:p>
      <text:p text:style-name="P4">
In the Sumy region at night and in the morning, the Russians carried out seven border fires. 22 explosions were recorded.</text:p>
      <text:p text:style-name="P4">
Yesterday during the day the Russians fired 11 times the border of Sumy region. 54 explosions were recorded. The shelling was suffered by Belopilsk, Novoslobidskaya, Putivl, Seredi-Budsk, and Esman communities.</text:p>
      <text:p text:style-name="P4">
In the Esman community, the invaders dropped three explosive devices of the type of LOOs from the UAV, a private home was damaged.</text:p>
      <text:p text:style-name="P4">
In the Zaporizhzhia region per day, the enemy caused 47 shelling of 15 inhabited donations.</text:p>
      <text:p text:style-name="P4">
The operated airbots were thrown into Orikhiv, RSZV fired Red, Novodarivka and Temirivka, 42 artillery strikes were made by Gulyaypol, Railway, Orikhov, Olgiv, Transfiguration, and Stepnogorsk.</text:p>
      <text:p text:style-name="P4">
*!(https://www.ukrinform.ua/rubric-regions/3732288-nepodalik-zaporizza-kahovske-vodoshovise-peretvorilos-na-pustelu.html)24 civilian objects were destroyed.</text:p>
      <text:p text:style-name="P4">
In the Dnipropetrovsk region yesterday the enemy beat in the Marganetsky Zhininikopol district in heavy artillery.</text:p>
      <text:p text:style-name="P4">
In the Kharkiv region, Russian troops caused air strikes on the outskirts of the border villages of Milove and Kislivka of Kupyansk district and veterinarian district.</text:p>
      <text:p text:style-name="P4">
The enemy fired at mortars and artillery of the Granes of Kharkiv District, Khatishche, Vovchansk, Varvanyk, Tsegelne Chuguev district, Fikhalovka, two -year, Kupyansk, Kislivka, Kamyanka Kupyansky district.</text:p>
      <text:p text:style-name="P4">
In the village of Zagryzino, the Izyum district, as a result of the shelling, the coniferous sub -forest forestry of Senkivsky forestry was burned.</text:p>
      <text:p text:style-name="P4">
In the Luhansk region yesterday Russian aviation attacked the districts of Novolyubivka, Novoyogorovka, Nevsky, Bigorovka, Dibrovy.</text:p>
      <text:p text:style-name="P4">
The enemy attacked to Stelmakhivka and Novoselivsky.</text:p>
      <text:p text:style-name="P4">
During the day, the Russians carried out 124 shelling of Luhansk region, released 589 shells.Donetsk region invaders fired 16 times, beat on <text:a xlink:type="simple" xlink:href="https://www.ukrinform.ua/tag-kramatorsk" text:style-name="Internet_20_link" text:visited-style-name="Visited_20_Internet_20_Link">
Kramatorsk</text:a>
, Estuary, time ravine, Krasnogorivka, Avdiivka, Veliky Novosilka, Kurakhivka, Yampol, predict, Epiphany, Graceful, Fragny, Friendship.</text:p>
      <text:p text:style-name="P4">
12 dwellings were damaged(of them four apartment), 10 cars, two shops, a youth center.</text:p>
      <text:p text:style-name="P4">
In Donetsk, 10 people were killed and 13 were injured.</text:p>
      <text:p text:style-name="P4">
<text:span text:style-name="T4">
 Read also: </text:span>
 <text:a xlink:type="simple" xlink:href="https://www.ukrinform.ua/rubric-ato/3733384-sili-oboroni-prosuvautsa-na-bahmutskomu-napramku-a-rosiani-potraplaut-u-pastki-sirskij.html" text:style-name="Internet_20_link" text:visited-style-name="Visited_20_Internet_20_Link">
Defense forces are moving on <text:span text:style-name="T4">
 Bakhmut </text:span>
 in the direction, and the Russians fall into traps - cheese</text:a>
In the Nikolaev area, the enemy struck artillery strikes on the Aquatorium community.</text:p>
      <text:p text:style-name="P4">
Also yesterday shells of the open territory of the settlement of the settlement of the Sukurub community were recorded.</text:p>
      <text:p text:style-name="P4">
The Kherson region per day of the Russian army fired 59 times(Issued 334 Snaves), of them on Kherson beat four times(16 shells).</text:p>
      <text:p text:style-name="P4">
Російські військові поцілили у райони 21 населеного пункту і територіюсуднобудівного заводу в Херсоні.</text:p>
      <text:p text:style-name="P4">
Через російську агресію одна людина зазнала поранення.</text:p>
      <text:p text:style-name="P4">
<text:span text:style-name="T5">
Фото ілюстративне</text:span>
</text:p>
      <text:p text:style-name="P4">
News Source: <text:a xlink:type="simple" xlink:href="https://www.ukrinform.ua/rubric-regions/3733395-rosiani-za-dobu-obstrilali-devat-regioniv-ukraini-zvedenna-ova.html" text:style-name="Internet_20_link" text:visited-style-name="Visited_20_Internet_20_Link">
https://www.ukrinform.ua/rubric-regions/3733395-rosiani-za-dobu-obstrilali-devat-regioniv-ukraini-zvedenna-ova.html</text:a>
</text:p>
      <!--NEWS-->
      <text:h text:style-name="P10" text:outline-level="1">
<text:span text:style-name="T4">
US Finance Minister commented on Brix countries to introduce a new currency</text:span>
</text:h>
      <text:p text:style-name="P4">
Authors: Ukrinform (Person)</text:p>
      <text:p text:style-name="P4">
Publisher: Укринформ (Organization)</text:p>
      <text:p text:style-name="P4">
Published Time: 2023-07-09T10:18:00+03:00</text:p>
      <text:p text:style-name="P4">
Modified Time: 2023-07-09T10:18:00+03:00</text:p>
      <text:p text:style-name="P4">
Description: The United States Finance Minister Janet Ellen believes that the US dollar will remain the dominant currency in international trade, and there will be no alternative in the foreseeable future. - Ukrinform.</text:p>
      <text:p text:style-name="P4">
Images: ['<text:a xlink:type="simple" xlink:href="https://static.ukrinform.com/photos/2020_11/thumb_files/630_360_1606202775-232.jpg" text:style-name="Internet_20_link" text:visited-style-name="Visited_20_Internet_20_Link">
630_360_16062...</text:a>
']</text:p>
      <text:p text:style-name="P4">
Tags: ['США', 'Валюта', 'БРІКС']</text:p>
      <text:p text:style-name="P4">
Type: Article</text:p>
      <!--METADATA-->
      <text:p text:style-name="P4">
<draw:frame draw:style-name="fr1" draw:name="Image56" text:anchor-type="as-char" svg:width="6.9236in" svg:height="3.956343in" draw:z-index="0">
<draw:image xlink:href="../Images/yкринформ/2023-07-09T10-18-00-03-00/630_360_1606202775-232.jpg" xlink:type="simple" xlink:show="embed" xlink:actuate="onLoad" draw:mime-type="image/jpeg"/>
</draw:frame>
The United States Minister Janet Ellen believes that the US dollar will remain a dominant currency in international trade, and there will be no alternative in the objective.</text:p>
      <text:p text:style-name="P4">
She stated this at a press conference at the Embassy of the United States of Viepecin, completing her visit to the PRC, Ukrinform reports, citing <text:a xlink:type="simple" xlink:href="http://www.reuters.com/world/yellen-says-china-us-have-significant-disagreements-that-must-be-communicated-2023-07-09/" text:style-name="Internet_20_link" text:visited-style-name="Visited_20_Internet_20_Link">
Reuters</text:a>
.</text:p>
      <text:p text:style-name="P4">
Answering questions about the plans of Brix - Brazil, India, and Russia - to introduce a new currency, Yellen said that the dollar is in the dominant currency in international trade.</text:p>
      <text:p text:style-name="P4">
“All known to me show that the dollar <text:a xlink:type="simple" xlink:href="https://www.ukrinform.ua/tag-ssa" text:style-name="Internet_20_link" text:visited-style-name="Visited_20_Internet_20_Link">
USA</text:a>
used in the vast majority of international(trade - ed.)Operations, about 90 percent, and I do not think there is an alternative that could change it in the foreseeable future, ”Yellen said.</text:p>
      <text:p text:style-name="P4">
<text:span text:style-name="T4">
 Read also: </text:span>
 <text:a xlink:type="simple" xlink:href="https://www.ukrinform.ua/rubric-world/3733355-u-ssa-zaavili-pro-progres-u-skladnih-vidnosinah-z-kitaem.html" text:style-name="Internet_20_link" text:visited-style-name="Visited_20_Internet_20_Link">
in the US stated progress in difficult relationships with China</text:a>
As reported <text:a xlink:type="simple" xlink:href="https://www.ukrinform.ua/rubric-world/3729416-pivdenna-afrika-prijme-samit-briks-popri-order-na-arest-putina.html" text:style-name="Internet_20_link" text:visited-style-name="Visited_20_Internet_20_Link">
Ukrinform</text:a>
, South Africa will accept the Brix Bloc Summit in August, as it was planned. Such a decision was made against the background of assumptions about transferring the mitigation to China, so that Russian President Vladimir Putin could be present in South Africa.</text:p>
      <text:p text:style-name="P4">
Photo: Getty Images</text:p>
      <text:p text:style-name="P4">
News Source: <text:a xlink:type="simple" xlink:href="https://www.ukrinform.ua/rubric-economy/3733381-ministr-finansiv-ssa-prokomentuvala-plani-krain-briks-zaprovaditi-novu-valutu.html" text:style-name="Internet_20_link" text:visited-style-name="Visited_20_Internet_20_Link">
https://www.ukrinform.ua/rubric-economy/3733381-ministr-finansiv-ssa-prokomentuvala-plani-krain-briks-zaprovaditi-novu-valutu.html</text:a>
</text:p>
      <!--NEWS-->
      <text:h text:style-name="P10" text:outline-level="1">
<text:span text:style-name="T4">
In Germany, there were clashes due to the Eritrean Festival, 26 police officers were injured</text:span>
</text:h>
      <text:p text:style-name="P4">
Authors: Ukrinform (Person)</text:p>
      <text:p text:style-name="P4">
Publisher: Укринформ (Organization)</text:p>
      <text:p text:style-name="P4">
Published Time: 2023-07-09T10:21:16+03:00</text:p>
      <text:p text:style-name="P4">
Modified Time: 2023-07-09T10:21:16+03:00</text:p>
      <text:p text:style-name="P4">
Description: Hundreds of German police tried to quench the crowd, which protested against the Eritrey Cultural Festival in Hissen. - Ukrinform.</text:p>
      <text:p text:style-name="P4">
Images: ['<text:a xlink:type="simple" xlink:href="https://static.ukrinform.com/photos/2023_07/thumb_files/630_360_1688887027-224.jpg" text:style-name="Internet_20_link" text:visited-style-name="Visited_20_Internet_20_Link">
630_360_16888...</text:a>
']</text:p>
      <text:p text:style-name="P4">
Tags: ['Німеччина', 'Сутички', 'Еритрея']</text:p>
      <text:p text:style-name="P4">
Type: Article</text:p>
      <!--METADATA-->
      <text:p text:style-name="P4">
<draw:frame draw:style-name="fr1" draw:name="Image57" text:anchor-type="as-char" svg:width="6.9236in" svg:height="3.956343in" draw:z-index="0">
<draw:image xlink:href="../Images/yкринформ/2023-07-09T10-21-16-03-00/630_360_1688887027-224.jpg" xlink:type="simple" xlink:show="embed" xlink:actuate="onLoad" draw:mime-type="image/jpeg"/>
</draw:frame>
The hundreds of police officers tried to quench the crowd, which protested the erythrey cultural festival in Hissen.</text:p>
      <text:p text:style-name="P4">
As Ukrinform reports, it reports <text:a xlink:type="simple" xlink:href="http://www.bbc.com/news/world-europe-66145900" text:style-name="Internet_20_link" text:visited-style-name="Visited_20_Internet_20_Link">
BBC</text:a>
.</text:p>
      <text:p text:style-name="P4">
The protesters were outraged by the ethno -festival in Gissen, calling it a propaganda of the authoritarian Eritrey regime.</text:p>
      <text:p text:style-name="P4">
The local police said the clashes lasted several hours on Saturday and the collisions of 26 police officers were injured.</text:p>
      <text:p text:style-name="P4">
The police arrested about 100 people and was forced to stop the traffic of the city center of Gissen, which is located about 50 km north of Frankfurt, on Main.</text:p>
      <text:p text:style-name="P4">
The police say that protesters were thrown into the police bottles of such camera, damaged some vehicles and disrupted the fence around the festival. They also threw stones by buses that were lifted by the festival.</text:p>
      <text:p text:style-name="P4">
The city authorities tried to stop the festival after such ascending last year, but the local court abolished the ban.</text:p>
      <text:p text:style-name="P4">
The festival was organized by the Central Council of the Eritreans in Germany, which is considered to be the Eritrea Embassy.</text:p>
      <text:p text:style-name="P4">
*!(https://www.ukrinform.ua/rubric-world/3730771-zavorusenna-u-francii-zaginuv-ratuvalnik-akij-namagavsa-zagasiti-pidpaleni-avto.html)In recent years <text:a xlink:type="simple" xlink:href="https://www.ukrinform.ua/tag-nimeccina" text:style-name="Internet_20_link" text:visited-style-name="Visited_20_Internet_20_Link">
Germany</text:a>
Gived the pendulum to many Eritreans - they form one of the largest group migrants in the country.</text:p>
      <text:p text:style-name="P4">
<text:span text:style-name="T5">
Foto: Getty Images</text:span>
</text:p>
      <text:p text:style-name="P4">
News Source: <text:a xlink:type="simple" xlink:href="https://www.ukrinform.ua/rubric-world/3733396-u-nimeccini-stalisa-suticki-cerez-provedenna-eritrejskogo-festivalu-postrazdali-26-policejskih.html" text:style-name="Internet_20_link" text:visited-style-name="Visited_20_Internet_20_Link">
https://www.ukrinform.ua/rubric-world/3733396-u-nimeccini-stalisa-suticki-cerez-provedenna-eritrejskogo-festivalu-postrazdali-26-policejskih.html</text:a>
</text:p>
      <!--NEWS-->
      <text:h text:style-name="P10" text:outline-level="1">
<text:span text:style-name="T4">
Russia in 500 days of war against Ukraine has not reached any purpose - isw</text:span>
</text:h>
      <text:p text:style-name="P4">
Authors: Ukrinform (Person)</text:p>
      <text:p text:style-name="P4">
Publisher: Укринформ (Organization)</text:p>
      <text:p text:style-name="P4">
Published Time: 2023-07-09T10:24:17+03:00</text:p>
      <text:p text:style-name="P4">
Modified Time: 2023-07-09T10:24:17+03:00</text:p>
      <text:p text:style-name="P4">
Description: Russia has not been able to reach a full -scale war against Ukraine in 500 days of a full -scale war against Ukraine. - Ukrinform.</text:p>
      <text:p text:style-name="P4">
Images: ['<text:a xlink:type="simple" xlink:href="https://static.ukrinform.com/photos/2023_04/thumb_files/630_360_1680422407-224.png" text:style-name="Internet_20_link" text:visited-style-name="Visited_20_Internet_20_Link">
630_360_16804...</text:a>
']</text:p>
      <text:p text:style-name="P4">
Tags: ['Війна з Росією', 'Інститут масової інформації ']</text:p>
      <text:p text:style-name="P4">
Type: Article</text:p>
      <!--METADATA-->
      <text:p text:style-name="P4">
<draw:frame draw:style-name="fr1" draw:name="Image58" text:anchor-type="as-char" svg:width="6.9236in" svg:height="3.956343in" draw:z-index="0">
<draw:image xlink:href="../Images/yкринформ/2023-07-09T10-24-17-03-00/630_360_1680422407-224.png" xlink:type="simple" xlink:show="embed" xlink:actuate="onLoad" draw:mime-type="image/png"/>
</draw:frame>
Russia has not been able to achieve any of the goals in the beginning of the full -scale war against Ukraine in 500 days.</text:p>
      <text:p text:style-name="P4">
This is stated in <text:a xlink:type="simple" xlink:href="http://www.understandingwar.org/backgrounder/russian-offensive-assessment-july-8-2023" text:style-name="Internet_20_link" text:visited-style-name="Visited_20_Internet_20_Link">
report</text:a>
Institute of War Study(Isw), reports Ukrinform.</text:p>
      <text:p text:style-name="P4">
“Five hundred days ago <text:a xlink:type="simple" xlink:href="https://www.ukrinform.ua/tag-rosia" text:style-name="Internet_20_link" text:visited-style-name="Visited_20_Internet_20_Link">
Russia</text:a>
Started invading war against Ukraine. Russian military raspberries take Kiev for three days, but could not achieve any of the set goals in Ukraine, ”ISW analysts said.</text:p>
      <text:p text:style-name="P4">
*!(https://www.ukrinform.ua/rubric-ato/3733110-500-dniv-velikoi-vijni-aki-zlocini-zalisila-po-sobi-rosia.html)According to them, the Ukrainian army intercepted the initiative on the front and conducts counter -offensive operations, while the army of the Russian Federation is almost entirely concentrated by attempts to keep the captured Ukrainian lands.</text:p>
      <text:p text:style-name="P4">
"With the help of the event, Ukraine has ensured its independence, but it is a pre -critical task of liberating a strategically important territory, which is disappeared under the control of Russia," the ISW report reads.</text:p>
      <text:p text:style-name="P4">
<text:span text:style-name="T4">
 Read also: </text:span>
 <text:a xlink:type="simple" xlink:href="https://www.ukrinform.ua/rubric-society/3733322-na-500j-den-vijni-mi-povernuli-dodomu-nasih-geroiv-zelenskij.html" text:style-name="Internet_20_link" text:visited-style-name="Visited_20_Internet_20_Link">
Zelensky: On the 500th day of the war we returned home to our heroes</text:a>
As reported by Ukrinform, on February 24, 2022, Russia began full -scale entry into Ukraine. As of July 9, the Defense Forces of Ukraine <text:a xlink:type="simple" xlink:href="https://www.ukrinform.ua/rubric-ato/3733357-sili-oboroni-znisili-vze-ponad-234-tisaci-rosijskih-zagarbnikiv.html" text:style-name="Internet_20_link" text:visited-style-name="Visited_20_Internet_20_Link">
already liquidated</text:a>
About 234 thousand 040 Russian ashes, 600 of them in the past day.</text:p>
      <text:p text:style-name="P4">
News Source: <text:a xlink:type="simple" xlink:href="https://www.ukrinform.ua/rubric-ato/3733398-rosia-za-500-dniv-vijni-proti-ukraini-ne-dosagla-zodnoi-meti-isw.html" text:style-name="Internet_20_link" text:visited-style-name="Visited_20_Internet_20_Link">
https://www.ukrinform.ua/rubric-ato/3733398-rosia-za-500-dniv-vijni-proti-ukraini-ne-dosagla-zodnoi-meti-isw.html</text:a>
</text:p>
      <!--NEWS-->
      <text:h text:style-name="P10" text:outline-level="1">
<text:span text:style-name="T4">
Ukraine will hold a match in response to Sweden volleyball players in the Golden Euroleiga finals</text:span>
</text:h>
      <text:p text:style-name="P4">
Authors: Ukrinform (Person)</text:p>
      <text:p text:style-name="P4">
Publisher: Укринформ (Organization)</text:p>
      <text:p text:style-name="P4">
Published Time: 2023-07-09T10:39:36+03:00</text:p>
      <text:p text:style-name="P4">
Modified Time: 2023-07-09T10:39:36+03:00</text:p>
      <text:p text:style-name="P4">
Description: The women's national team of Ukraine on Sunday, July 9, will hold a match in response to the Sweden team in the final series of volleyball "Golden European Library". - Ukrinform.</text:p>
      <text:p text:style-name="P4">
Images: ['<text:a xlink:type="simple" xlink:href="https://static.ukrinform.com/photos/2023_05/thumb_files/630_360_1685173424-188.jpg" text:style-name="Internet_20_link" text:visited-style-name="Visited_20_Internet_20_Link">
630_360_16851...</text:a>
']</text:p>
      <text:p text:style-name="P4">
Tags: ['Волейбол', 'Збірна України', 'Жінки']</text:p>
      <text:p text:style-name="P4">
Type: Article</text:p>
      <!--METADATA-->
      <text:p text:style-name="P4">
<draw:frame draw:style-name="fr1" draw:name="Image59" text:anchor-type="as-char" svg:width="6.9236in" svg:height="3.956343in" draw:z-index="0">
<draw:image xlink:href="../Images/yкринформ/2023-07-09T10-39-36-03-00/630_360_1685173424-188.jpg" xlink:type="simple" xlink:show="embed" xlink:actuate="onLoad" draw:mime-type="image/jpeg"/>
</draw:frame>
On Sunday, July 9, the Women's Against Ukraine will hold a match in response to the Sweden team of the Golden European Volleyball Series.</text:p>
      <text:p text:style-name="P4">
The match will take place at SParbanken Skvent Arena in the Swedish city of Lund, the beginning of the meeting at 17.00 Kiev time, Ukrinform reports.</text:p>
      <text:p text:style-name="P4">
In the first match in the Romanian Pyatar -Nims, Ukrainian women won a confident victory from Swedish rivals - 3-0(25:15, 25:20, 25:19).</text:p>
      <text:p text:style-name="P4">
<text:span text:style-name="T4">
Читайте також:</text:span>
 <text:a xlink:type="simple" xlink:href="https://www.ukrinform.ua/rubric-sports/3730458-viznacilisa-potencijni-supernici-zbirnoi-ukraini-v-kubku-pretendentok-z-volejbolu.html" text:style-name="Internet_20_link" text:visited-style-name="Visited_20_Internet_20_Link">
 Визначилися потенційні суперниці збірної України в Кубкупретенденток з <text:span text:style-name="T4">
волейбол</text:span>
 у </text:a>
We will remind, the women's national team of Ukraine for the second time came to the finals of the "golden Eurolept", twice beat in the semi -finals(25:22, 25:23, 25:17)Ta3: 1(22:25, 25:11, 25:22, 25:16).</text:p>
      <text:p text:style-name="P4">
Фото: CEV.</text:p>
      <text:p text:style-name="P4">
News Source: <text:a xlink:type="simple" xlink:href="https://www.ukrinform.ua/rubric-sports/3733407-ukraina-provede-matc-u-vidpovid-iz-volejbolistkami-svecii-u-finali-zolotoi-evroligi.html" text:style-name="Internet_20_link" text:visited-style-name="Visited_20_Internet_20_Link">
https://www.ukrinform.ua/rubric-sports/3733407-ukraina-provede-matc-u-vidpovid-iz-volejbolistkami-svecii-u-finali-zolotoi-evroligi.html</text:a>
</text:p>
      <!--NEWS-->
      <text:h text:style-name="P10" text:outline-level="1">
<text:span text:style-name="T4">
Zelensky and Duda met in Lutsk</text:span>
</text:h>
      <text:p text:style-name="P4">
Authors: Ukrinform (Person)</text:p>
      <text:p text:style-name="P4">
Publisher: Укринформ (Organization)</text:p>
      <text:p text:style-name="P4">
Published Time: 2023-07-09T10:49:00+03:00</text:p>
      <text:p text:style-name="P4">
Modified Time: 2023-07-09T10:49:00+03:00</text:p>
      <text:p text:style-name="P4">
Description: President of Ukraine Volodymyr Zelensky and President of Poland Andrzej Duda met in Lutsk. - Ukrinform.</text:p>
      <text:p text:style-name="P4">
Images: ['<text:a xlink:type="simple" xlink:href="https://static.ukrinform.com/photos/2023_07/thumb_files/630_360_1688892550-336.jpg" text:style-name="Internet_20_link" text:visited-style-name="Visited_20_Internet_20_Link">
630_360_16888...</text:a>
']</text:p>
      <text:p text:style-name="P4">
Tags: ['Дуда', 'Луцьк', 'Зеленський']</text:p>
      <text:p text:style-name="P4">
Type: Article</text:p>
      <!--METADATA-->
      <text:p text:style-name="P4">
<draw:frame draw:style-name="fr1" draw:name="Image60" text:anchor-type="as-char" svg:width="6.9236in" svg:height="3.956343in" draw:z-index="0">
<draw:image xlink:href="../Images/yкринформ/2023-07-09T10-49-00-03-00/630_360_1688892550-336.jpg" xlink:type="simple" xlink:show="embed" xlink:actuate="onLoad" draw:mime-type="image/jpeg"/>
</draw:frame>
President of Ukraine Volodymyr Zelenskyy and President of Poland Andrzej Duda met Vlutsk.</text:p>
      <text:p text:style-name="P4">
About it reports <text:a xlink:type="simple" xlink:href="https://suspilne.media/524815-prezidenti-ukraini-ta-polsi-zustrilisa-v-lucku/" text:style-name="Internet_20_link" text:visited-style-name="Visited_20_Internet_20_Link">
public</text:a>
, reports Ukrinform.</text:p>
      <text:p text:style-name="P4">
"On July 9, Presidents of Ukraine and Poland came to Lutsk. Vladimir <text:a xlink:type="simple" xlink:href="https://www.ukrinform.ua/tag-zelenskij" text:style-name="Internet_20_link" text:visited-style-name="Visited_20_Internet_20_Link">
Zelensky</text:a>
But Andrzej Duda welcomed the Cathedral Church of Saints Peter and Paul, " - the message reads.</text:p>
      <text:p text:style-name="P4">
</text:p>
      <text:p text:style-name="P4">
The visit of the heads of two states in Lutsk was not officially announced in advance.</text:p>
      <text:p text:style-name="P4">
<text:span text:style-name="T5">
Viso: <text:a xlink:type="simple" xlink:href="https://www.facebook.com/zelenskiy.official/videos/256222797115134/" text:style-name="Internet_20_link" text:visited-style-name="Visited_20_Internet_20_Link">
op</text:a>
</text:span>
</text:p>
      <text:p text:style-name="P4">
As reported <text:a xlink:type="simple" xlink:href="http://www.volynnews.com/news/all/do-lutska-prybuly-perezydenty-ukrayiny-ta-polshchi/" text:style-name="Internet_20_link" text:visited-style-name="Visited_20_Internet_20_Link">
"Volyn News"</text:a>
, in Lutsk there are measures to commemorate all victims of the Second World War and the 80s of tragic events in Volyn. In the church of Peter Ipavala there is a mourning mass.</text:p>
      <text:p text:style-name="P4">
Together with the Presidents of the two countries, the head of the UGCC Svyatoslavshevchuk, the head of the PCU Epiphanius, Metropolitan Lutsk and Volynsky Michael, Presidential Office Andriy Yermak, participate in the events.</text:p>
      <text:p text:style-name="P4">
On the eve of the head of the UGCC Svyatoslav Shevchuk stated that on July 9, the presidents of Ukraine Tapolshi should meet the memory of the victims of the Volyn tragedy. According to preliminary data, the meeting will present a statement of forgiveness of the and acceptance, signed by the heads of the UGCC and the Catholic Church of Poland.</text:p>
      <text:p text:style-name="P4">
<text:span text:style-name="T4">
 Read also: </text:span>
 <text:a xlink:type="simple" xlink:href="https://www.ukrinform.ua/rubric-society/3732569-moraveckij-vsanuvav-v-ukraini-pamat-zertv-volinskoi-tragedii.html" text:style-name="Internet_20_link" text:visited-style-name="Visited_20_Internet_20_Link">
<text:span text:style-name="T4">
 Moravetsky </text:span>
 honored in Ukraine the memory of the victim tragedy</text:a>
As <text:a xlink:type="simple" xlink:href="https://www.ukrinform.ua/rubric-society/3733338-zelenskij-uzav-ucast-u-molebni-za-ukrainu.html" text:style-name="Internet_20_link" text:visited-style-name="Visited_20_Internet_20_Link">
reported</text:a>
, during a time trip to Lviv region, Volodymyr Zelenskyy took part in the prayerful life "God, keep Ukraine!500 days of resistance and roaring. "</text:p>
      <text:p text:style-name="P4">
_Foto: Telegram / Zelenskiy / Official, Poster</text:p>
      <text:p text:style-name="P4">
News Source: <text:a xlink:type="simple" xlink:href="https://www.ukrinform.ua/rubric-polytics/3733409-zelenskij-ta-duda-zustrilisa-u-lucku.html" text:style-name="Internet_20_link" text:visited-style-name="Visited_20_Internet_20_Link">
https://www.ukrinform.ua/rubric-polytics/3733409-zelenskij-ta-duda-zustrilisa-u-lucku.html</text:a>
</text:p>
      <!--NEWS-->
      <text:h text:style-name="P10" text:outline-level="1">
<text:span text:style-name="T4">
Vogue Ukraine Edition presented the book "Contemporary Ukrainian Prose and Poetry"</text:span>
</text:h>
      <text:p text:style-name="P4">
Authors: Ukrinform (Person)</text:p>
      <text:p text:style-name="P4">
Publisher: Укринформ (Organization)</text:p>
      <text:p text:style-name="P4">
Published Time: 2023-07-09T11:00:13+03:00</text:p>
      <text:p text:style-name="P4">
Modified Time: 2023-07-09T11:00:13+03:00</text:p>
      <text:p text:style-name="P4">
Description: Vogue Ukraine Edition presented the book "Contemporary Ukrainian Prose and Poetry", which included new works of 18 authors written in Ukrainian and translated into English. - Ukrinform.</text:p>
      <text:p text:style-name="P4">
Images: ['<text:a xlink:type="simple" xlink:href="https://static.ukrinform.com/photos/2023_07/thumb_files/630_360_1688889505-730.jpg" text:style-name="Internet_20_link" text:visited-style-name="Visited_20_Internet_20_Link">
630_360_16888...</text:a>
']</text:p>
      <text:p text:style-name="P4">
Tags: ['Література', 'Олена Зеленська', 'Vogue']</text:p>
      <text:p text:style-name="P4">
Type: Article</text:p>
      <!--METADATA-->
      <text:p text:style-name="P4">
<draw:frame draw:style-name="fr1" draw:name="Image65" text:anchor-type="as-char" svg:width="6.9236in" svg:height="3.956343in" draw:z-index="0">
<draw:image xlink:href="../Images/yкринформ/2023-07-09T11-00-13-03-00/630_360_1688889505-730.jpg" xlink:type="simple" xlink:show="embed" xlink:actuate="onLoad" draw:mime-type="image/jpeg"/>
</draw:frame>
The publication of Ukraine Edition presented the book "Contemporary Ukrainian Prose and Poetry", which included new works of 18 authors, written in Ukrainian and translated into thengular language.</text:p>
      <text:p text:style-name="P4">
According to Ukrinform, President's wife Olena Zelenska reported in <text:a xlink:type="simple" xlink:href="http://t.me/FirstLadyOfUkraine/3587" text:style-name="Internet_20_link" text:visited-style-name="Visited_20_Internet_20_Link">
telegram</text:a>
.</text:p>
      <text:p text:style-name="P4">
“Can Glynets stand aside during the war in his country, continuing to work as before, solely with fashionable topics? Vogue UkraineDition position - of course, no. Now the purpose of the publication is not only to speak about fashion, but to make fashion in the world in the world, and this position is extremely impressed by me, ”the first lady said.</text:p>
      <text:p text:style-name="P4">
According to her, the recently presented the book "Contemporary Ukrainian Personal Poetry". It included new works of 18 writers and writers written in Ukrainian and translated into English. The collection of photography artist Olena Yemchuk illustrated the collection of photography.</text:p>
      <text:p text:style-name="P4">
<text:span text:style-name="T4">
 Read also: </text:span>
 <text:a xlink:type="simple" xlink:href="https://www.ukrinform.ua/rubric-culture/3729945-pisla-vtorgnenna-rf-popit-na-ukrainsku-literaturu-zbilsivsa-direktor-vidavnictva.html" text:style-name="Internet_20_link" text:visited-style-name="Visited_20_Internet_20_Link">
after the invasion of the Russian Federation, the demand for Ukrainian <text:span text:style-name="T4">
 literature </text:span>
 has increased - the director of the publishing house</text:a>
“This is a great way to introduce friends or colleagues abroad to Ukrainian cultures. After all, all the works take into account the modern context: some of them are written by war, the rest - already in the midst of a full -scale invasion. And this is a good -variant for those who want to discover new authors in the format of short works, then to immerse themselves in someone's creativity deeper, ” - emphasized.</text:p>
      <text:p text:style-name="P4">
According to the president's wife, the book also has a charity purpose: part of the sales funds will be directed to the rehabilitation of women-military women, who are taken care of by the NGO "Women's Veteran Movement".</text:p>
      <text:p text:style-name="P4">
“Ukrainian literature undoubtedly enriches the world culture. So, when the gloss with a world name gives it a platform for communicating with readers, it is heated that Ukraine will hear and understand even more people, ” - emphasized the first Lady.</text:p>
      <text:p text:style-name="P4">
According to Zelenskaya, “to speak with the world of art, even during the rapid, not provoked war, means to speak the language of humanism. And this is that dramatically distinguishes us from the attacker. "As reported by Ukrinform, [Ukrainian Book Shelf Project]](https://www.ukrinform.ua/rubric-culture/3728694-u-bibliotekah-39-krain-uze-e-170-ukrainskih-knizkovih-policok-zelenska.html)39 countries have already been implemented, and there are 170 shelves with 44,000 books.</text:p>
      <text:p text:style-name="P4">
News Source: <text:a xlink:type="simple" xlink:href="https://www.ukrinform.ua/rubric-culture/3733412-vogue-ukraine-edition-prezentuvalo-knigu-sucasna-ukrainska-proza-ta-poezia.html" text:style-name="Internet_20_link" text:visited-style-name="Visited_20_Internet_20_Link">
https://www.ukrinform.ua/rubric-culture/3733412-vogue-ukraine-edition-prezentuvalo-knigu-sucasna-ukrainska-proza-ta-poezia.html</text:a>
</text:p>
      <!--NEWS-->
      <text:h text:style-name="P10" text:outline-level="1">
<text:span text:style-name="T4">
In Israel, nearly 180,000 people came to protests against judicial reform</text:span>
</text:h>
      <text:p text:style-name="P4">
Authors: Ukrinform (Person)</text:p>
      <text:p text:style-name="P4">
Publisher: Укринформ (Organization)</text:p>
      <text:p text:style-name="P4">
Published Time: 2023-07-09T11:03:00+03:00</text:p>
      <text:p text:style-name="P4">
Modified Time: 2023-07-09T11:03:00+03:00</text:p>
      <text:p text:style-name="P4">
Description: In Tel Aviv, a large-scale anti-government protest took place through the plans of Prime Minister Benjamin Netanyag to reform the justice system. - Ukrinform.</text:p>
      <text:p text:style-name="P4">
Images: ['<text:a xlink:type="simple" xlink:href="https://static.ukrinform.com/photos/2023_07/thumb_files/630_360_1688888963-812.jpeg" text:style-name="Internet_20_link" text:visited-style-name="Visited_20_Internet_20_Link">
630_360_16888...</text:a>
']</text:p>
      <text:p text:style-name="P4">
Tags: ['Ізраїль', 'Протест', 'Судова реформа']</text:p>
      <text:p text:style-name="P4">
Type: Article</text:p>
      <!--METADATA-->
      <text:p text:style-name="P4">
<draw:frame draw:style-name="fr1" draw:name="Image67" text:anchor-type="as-char" svg:width="6.9236in" svg:height="3.956343in" draw:z-index="0">
<draw:image xlink:href="../Images/yкринформ/2023-07-09T11-03-00-03-00/630_360_1688888963-812.jpeg" xlink:type="simple" xlink:show="embed" xlink:actuate="onLoad" draw:mime-type="image/jpeg"/>
</draw:frame>
In Tel Aviv, a large-scale anti-government protest took place through the plans of Prime Minister Benjamin Netanyag to reform the justice system.</text:p>
      <text:p text:style-name="P4">
According to Ukrinform, it reports <text:a xlink:type="simple" xlink:href="https://www.timesofisrael.com/as-rallies-surge-protesters-warn-leaders-will-learn-what-happens-when-were-angry/" text:style-name="Internet_20_link" text:visited-style-name="Visited_20_Internet_20_Link">
The Times of Israel</text:a>
.</text:p>
      <text:p text:style-name="P4">
According to preliminary estimates, about 180,000 people came out on the street of Israel the day before.</text:p>
      <text:p text:style-name="P4">
Protest leaders have promised to further strengthen their counteraction to the government's plans if he did not review his intentions for judicial reform.</text:p>
      <text:p text:style-name="P4">
<text:span text:style-name="T5">
Foto: Courtesy/Ido meirovitz</text:span>
</text:p>
      <text:p text:style-name="P4">
On the eve of the protests, the police said she would respect the right to demonstrate, but "show zero tolerance for riots, damage to the infrastructure of the Tanads on police."</text:p>
      <text:p text:style-name="P4">
<text:span text:style-name="T4">
 Read also: </text:span>
 <text:a xlink:type="simple" xlink:href="https://www.ukrinform.ua/rubric-world/3731434-makron-zaaviv-so-pik-zavorusen-u-francii-minuv.html" text:style-name="Internet_20_link" text:visited-style-name="Visited_20_Internet_20_Link">
Macron stated that the peak of riots in France has passed</text:a>
As it was reported, mass protests in Israel began in January, when the authorities were augmenting the plan of review of the judicial system. This reform, in particular, provides for the transmission of the parliamentary majority of control over the process of selection of the judicial court. The authorities also want to abandon the legislative principle, to the Supreme Court to revoke the government's decision.</text:p>
      <text:p text:style-name="P4">
Parliament [Israel] is expected to(https://www.ukrinform.ua/tag-izrail)He will hold the first of the three votes over the novoy law, which will restrict the Supreme Court to veto the laws of government woven.</text:p>
      <text:p text:style-name="P4">
_ First photo: Courtesy/Gilad Furst_</text:p>
      <text:p text:style-name="P4">
News Source: <text:a xlink:type="simple" xlink:href="https://www.ukrinform.ua/rubric-world/3733414-v-izraili-majze-180-tisac-ludej-vijsli-na-protesti-proti-sudovoi-reformi.html" text:style-name="Internet_20_link" text:visited-style-name="Visited_20_Internet_20_Link">
https://www.ukrinform.ua/rubric-world/3733414-v-izraili-majze-180-tisac-ludej-vijsli-na-protesti-proti-sudovoi-reformi.html</text:a>
</text:p>
      <!--NEWS-->
      <text:h text:style-name="P10" text:outline-level="1">
<text:span text:style-name="T4">
Shazam app will now recognize songs in Tiktok, YouTube and Instagram</text:span>
</text:h>
      <text:p text:style-name="P4">
Authors: Ukrinform (Person)</text:p>
      <text:p text:style-name="P4">
Publisher: Укринформ (Organization)</text:p>
      <text:p text:style-name="P4">
Published Time: 2023-07-09T11:06:50+03:00</text:p>
      <text:p text:style-name="P4">
Modified Time: 2023-07-09T11:06:50+03:00</text:p>
      <text:p text:style-name="P4">
Description: Apple has just released an update for the SHAZAM music search service with TikTok, YouTube and Instagram recognition. - Ukrinform.</text:p>
      <text:p text:style-name="P4">
Images: ['<text:a xlink:type="simple" xlink:href="https://static.ukrinform.com/photos/2023_07/thumb_files/630_360_1688889861-808.png" text:style-name="Internet_20_link" text:visited-style-name="Visited_20_Internet_20_Link">
630_360_16888...</text:a>
']</text:p>
      <text:p text:style-name="P4">
Tags: ['Instagram', 'Музика', 'YouTube', 'Мобільний додаток', 'TikTok']</text:p>
      <text:p text:style-name="P4">
Type: Article</text:p>
      <!--METADATA-->
      <text:p text:style-name="P4">
<draw:frame draw:style-name="fr1" draw:name="Image69" text:anchor-type="as-char" svg:width="6.9236in" svg:height="3.956343in" draw:z-index="0">
<draw:image xlink:href="../Images/yкринформ/2023-07-09T11-06-50-03-00/630_360_1688889861-808.png" xlink:type="simple" xlink:show="embed" xlink:actuate="onLoad" draw:mime-type="image/png"/>
</draw:frame>
The company has just released the Update for the SHAZAM music search service with the feature of singing songs in Tiktok, YouTube and Instagram.</text:p>
      <text:p text:style-name="P4">
According to Ukrinform, the portal [9TO5Mac] reports about it(http://9to5mac.com/2023/07/06/shazam-tiktok-instagram-youtube/).</text:p>
      <text:p text:style-name="P4">
From now on, Shazam search service can identify music that is being released in other programs, including Tiktok, YouTube and Instagram.</text:p>
      <text:p text:style-name="P4">
"Just open Shazam, tap the blue button and return to the program you used," the notes read the program.</text:p>
      <text:p text:style-name="P4">
<text:span text:style-name="T4">
 Read also: </text:span>
 <text:a xlink:type="simple" xlink:href="https://www.ukrinform.ua/rubric-technology/3664782-kilkist-aktivnih-pristroiv-apple-perevisila-dva-milardi.html" text:style-name="Internet_20_link" text:visited-style-name="Visited_20_Internet_20_Link">
Number of Active Apple Devices Exceeded Two</text:a>
The new feature should be useful not only to determine what is songful in another program. The tag of the song can automatically add it to the playlist in the Shazam application, and the program will save the magazine.</text:p>
      <text:p text:style-name="P4">
Since the purchase of Shazam Company <text:a xlink:type="simple" xlink:href="http://www.ukrinform.ua/tag-ssa" text:style-name="Internet_20_link" text:visited-style-name="Visited_20_Internet_20_Link">
Apple</text:a>
integrated music recognition directly into the Control Center on iOS for extremely fast access to song tags.</text:p>
      <text:p text:style-name="P4">
Separate Shazam app can still be used to view the history of thee, manage the playing list of Shazam and now to indicate the songs of greater programs.</text:p>
      <text:p text:style-name="P4">
Shazam app is available for free in the App Store.</text:p>
      <text:p text:style-name="P4">
<text:span text:style-name="T4">
 Read also: </text:span>
 <text:a xlink:type="simple" xlink:href="https://www.ukrinform.ua/rubric-technology/3680581-apple-zapuskae-zastosunok-iz-klasicnou-muzikou.html" text:style-name="Internet_20_link" text:visited-style-name="Visited_20_Internet_20_Link">
Apple launches an application with classical music</text:a>
As reported <text:a xlink:type="simple" xlink:href="https://www.ukrinform.ua/tag-apple#google_vignette" text:style-name="Internet_20_link" text:visited-style-name="Visited_20_Internet_20_Link">
Ukrinform</text:a>
In June, Apple Presentavaulyanavalas for New Devices and Updates to Software.</text:p>
      <text:p text:style-name="P4">
News Source: <text:a xlink:type="simple" xlink:href="https://www.ukrinform.ua/rubric-technology/3733418-dodatok-shazam-vidteper-rozpiznae-pisni-u-tiktok-youtube-ta-instagram.html" text:style-name="Internet_20_link" text:visited-style-name="Visited_20_Internet_20_Link">
https://www.ukrinform.ua/rubric-technology/3733418-dodatok-shazam-vidteper-rozpiznae-pisni-u-tiktok-youtube-ta-instagram.html</text:a>
</text:p>
      <!--NEWS-->
      <text:h text:style-name="P10" text:outline-level="1">
<text:span text:style-name="T4">
In Kharkiv region, 15 settlements remained without light without light</text:span>
</text:h>
      <text:p text:style-name="P4">
Authors: Ukrinform (Person)</text:p>
      <text:p text:style-name="P4">
Publisher: Укринформ (Organization)</text:p>
      <text:p text:style-name="P4">
Published Time: 2023-07-09T11:07:09+03:00</text:p>
      <text:p text:style-name="P4">
Modified Time: 2023-07-09T11:07:09+03:00</text:p>
      <text:p text:style-name="P4">
Description: In Kharkiv region, through the bad weather, which began on the evening of July 8, 15 settlements were de -related, in the regional center - local shutdowns due to the fall of trees. - Ukrinform.</text:p>
      <text:p text:style-name="P4">
Images: ['<text:a xlink:type="simple" xlink:href="https://static.ukrinform.com/photos/2022_12/thumb_files/630_360_1671098433-923.jpg" text:style-name="Internet_20_link" text:visited-style-name="Visited_20_Internet_20_Link">
630_360_16710...</text:a>
']</text:p>
      <text:p text:style-name="P4">
Tags: ['Харківщина', 'Електропостачання', 'Негода']</text:p>
      <text:p text:style-name="P4">
Type: Article</text:p>
      <!--METADATA-->
      <text:p text:style-name="P4">
<draw:frame draw:style-name="fr1" draw:name="Image70" text:anchor-type="as-char" svg:width="6.9236in" svg:height="3.945353in" draw:z-index="0">
<draw:image xlink:href="../Images/yкринформ/2023-07-09T11-07-09-03-00/630_360_1671098433-923.jpg" xlink:type="simple" xlink:show="embed" xlink:actuate="onLoad" draw:mime-type="image/jpeg"/>
</draw:frame>
The Nakarkivshchyna, due to the bad weather, which began on the evening of July 8, the 15 -wearing points were de -related, in the regional center - local shutdowns due to the fall.</text:p>
      <text:p text:style-name="P4">
Volodymyr Skichko, a spokesman for Kharkivoblenergo, told the Ukrkivoblenergo JSC.</text:p>
      <text:p text:style-name="P4">
"As a result of bad weather in the morning, 15 settlements in the Chuguev and Kharkiv districts and in the Krasnokutsk Terpin of the Bohodukhiv district were deactivated. There are some shutdowns that are connected, first of all, with the fall of the trees of branches on the air transmission lines," - said Skichko.</text:p>
      <text:p text:style-name="P4">
He noted that despite the difficult weather conditions on the recovery of the electropolis began in the evening, lasted all night and continued.</text:p>
      <text:p text:style-name="P4">
"By the evening of July 9, we plan to heal all consumers," Skichko said.</text:p>
      <text:p text:style-name="P4">
<text:span text:style-name="T4">
 Read also: </text:span>
 <text:a xlink:type="simple" xlink:href="https://www.ukrinform.ua/rubric-regions/3733378-na-poltavsini-cerez-grozu-znestrumleni-42-naseleni-punkti.html" text:style-name="Internet_20_link" text:visited-style-name="Visited_20_Internet_20_Link">
in Poltava region through thunderstorm 42 settlements</text:a>
As reported by Ukrinform, in the Ivano-Frankivsk region through showers <text:a xlink:type="simple" xlink:href="https://www.ukrinform.ua/rubric-regions/3733391-v-ivanofrankivskij-oblasti-cerez-zlivi-zalisautsa-pidtoplenimi-229-dvoriv.html" text:style-name="Internet_20_link" text:visited-style-name="Visited_20_Internet_20_Link">
remain flooded</text:a>
8 residential buildings, 229 farms and 91 basements.</text:p>
      <text:p text:style-name="P4">
News Source: <text:a xlink:type="simple" xlink:href="https://www.ukrinform.ua/rubric-regions/3733419-na-harkivsini-cerez-negodu-bez-svitla-zalisilisa-15-naselenih-punktiv.html" text:style-name="Internet_20_link" text:visited-style-name="Visited_20_Internet_20_Link">
https://www.ukrinform.ua/rubric-regions/3733419-na-harkivsini-cerez-negodu-bez-svitla-zalisilisa-15-naselenih-punktiv.html</text:a>
</text:p>
      <!--NEWS-->
      <text:h text:style-name="P10" text:outline-level="1">
<text:span text:style-name="T4">
In Uzbekistan there are early presidential elections</text:span>
</text:h>
      <text:p text:style-name="P4">
Authors: Ukrinform (Person)</text:p>
      <text:p text:style-name="P4">
Publisher: Укринформ (Organization)</text:p>
      <text:p text:style-name="P4">
Published Time: 2023-07-09T11:12:04+03:00</text:p>
      <text:p text:style-name="P4">
Modified Time: 2023-07-09T11:12:04+03:00</text:p>
      <text:p text:style-name="P4">
Description: In Uzbekistan on Sunday, July 9, early presidential elections began. - Ukrinform.</text:p>
      <text:p text:style-name="P4">
Images: ['<text:a xlink:type="simple" xlink:href="https://static.ukrinform.com/photos/2016_09/thumb_files/630_360_1473422166-8948.jpg" text:style-name="Internet_20_link" text:visited-style-name="Visited_20_Internet_20_Link">
630_360_14734...</text:a>
']</text:p>
      <text:p text:style-name="P4">
Tags: ['Узбекистан', 'Вибори Президента']</text:p>
      <text:p text:style-name="P4">
Type: Article</text:p>
      <!--METADATA-->
      <text:p text:style-name="P4">
<draw:frame draw:style-name="fr1" draw:name="Image71" text:anchor-type="as-char" svg:width="6.9236in" svg:height="3.956343in" draw:z-index="0">
<draw:image xlink:href="../Images/yкринформ/2023-07-09T11-12-04-03-00/630_360_1473422166-8948.jpg" xlink:type="simple" xlink:show="embed" xlink:actuate="onLoad" draw:mime-type="image/jpeg"/>
</draw:frame>
Narbani on Sunday, July 9, early presidential elections began.</text:p>
      <text:p text:style-name="P4">
According to Ukrinform, it reports <text:a xlink:type="simple" xlink:href="http://24.kg/vlast/269946_vuzbekistane_nachalis_dosrochnyie_vyiboryi_prezidenta_kto_pretenduet_napost/" text:style-name="Internet_20_link" text:visited-style-name="Visited_20_Internet_20_Link">
24.kg</text:a>
.</text:p>
      <text:p text:style-name="P4">
Центральна виборча комісія країни поінформувала, що всі 10 784 виборчихдільниць, у тому числі 56 у 39 державах за кордоном, готові до проведенняголосування.</text:p>
      <text:p text:style-name="P4">
Дільниці будуть відкриті з 08:00 до 20:00 за місцевим часом.</text:p>
      <text:p text:style-name="P4">
Дострокове голосування на президентських виборах в <text:a xlink:type="simple" xlink:href="https://www.ukrinform.ua/tag-uzbekistan" text:style-name="Internet_20_link" text:visited-style-name="Visited_20_Internet_20_Link">
 Узбекистані</text:a>
It took place from June 28 to July 5.</text:p>
      <text:p text:style-name="P4">
On July 9, the presidential election was the first to amend the Constitution of Ukraine based on the results of a referendum conducted on April 30.</text:p>
      <text:p text:style-name="P4">
Amendments to the Basic Law provide for an increase in the duration of the cadence of Uzbekistan from five to seven years.</text:p>
      <text:p text:style-name="P4">
From the Liberal Democratic Party of Uzbekistan, the candidate of the acting president Shavkat Mirziyoev was nominated. From the Social Democratic Party "Justice" - Robakhon Mahmudova.</text:p>
      <text:p text:style-name="P4">
Also for the presidency will compete the representative of the Ecological Party Abdushkukhmamzayev and a representative of the People's Democratic Party Ulugbek Inoyatov.</text:p>
      <text:p text:style-name="P4">
<text:span text:style-name="T4">
 Read also: </text:span>
 <text:a xlink:type="simple" xlink:href="https://www.ukrinform.ua/rubric-world/3703218-v-uzbekistani-shvalili-zmini-do-konstitucii-prezident-moze-zberegti-posadu-do-2040-roku.html" text:style-name="Internet_20_link" text:visited-style-name="Visited_20_Internet_20_Link">
in <text:span text:style-name="T4">
 Uzbekistan </text:span>
 and approved changes to the Constitution -President can retain position by 2040</text:a>
As it was reported, the President of Uzbekistan Shavkat Mirziyoev as a result of a referendum on amendments to the Constitution <text:a xlink:type="simple" xlink:href="https://www.ukrinform.ua/rubric-world/3706243-v-uzbekistani-ogolosili-dostrokovi-prezidentski-vibori.html" text:style-name="Internet_20_link" text:visited-style-name="Visited_20_Internet_20_Link">
announced early -presidential elections</text:a>
 .</text:p>
      <text:p text:style-name="P4">
News Source: <text:a xlink:type="simple" xlink:href="https://www.ukrinform.ua/rubric-world/3733421-v-uzbekistani-prohodat-dostrokovi-prezidentski-vibori.html" text:style-name="Internet_20_link" text:visited-style-name="Visited_20_Internet_20_Link">
https://www.ukrinform.ua/rubric-world/3733421-v-uzbekistani-prohodat-dostrokovi-prezidentski-vibori.html</text:a>
</text:p>
      <!--NEWS-->
      <text:h text:style-name="P10" text:outline-level="1">
<text:span text:style-name="T4">
Stephanyshina about Zelensky's participation in NATO summit: No decisions have been made yet</text:span>
</text:h>
      <text:p text:style-name="P4">
Authors: Ukrinform (Person)</text:p>
      <text:p text:style-name="P4">
Publisher: Укринформ (Organization)</text:p>
      <text:p text:style-name="P4">
Published Time: 2023-07-09T11:26:00+03:00</text:p>
      <text:p text:style-name="P4">
Modified Time: 2023-07-09T23:26:00+03:00</text:p>
      <text:p text:style-name="P4">
Description: There is currently no final decision on the participation of President of Ukraine Volodymyr Zelensky at the NATO Summit in Vilnius. - Ukrinform.</text:p>
      <text:p text:style-name="P4">
Images: ['<text:a xlink:type="simple" xlink:href="https://static.ukrinform.com/photos/2023_06/thumb_files/630_360_1685693006-991.jpg" text:style-name="Internet_20_link" text:visited-style-name="Visited_20_Internet_20_Link">
630_360_16856...</text:a>
']</text:p>
      <text:p text:style-name="P4">
Tags: ['НАТО', 'Саміт', 'Саміт НАТО', 'Україна', 'Зеленський', 'Стефанішина']</text:p>
      <text:p text:style-name="P4">
Type: Article</text:p>
      <!--METADATA-->
      <text:p text:style-name="P4">
<draw:frame draw:style-name="fr1" draw:name="Image72" text:anchor-type="as-char" svg:width="6.9236in" svg:height="3.956343in" draw:z-index="0">
<draw:image xlink:href="../Images/yкринформ/2023-07-09T11-26-00-03-00/630_360_1685693006-991.jpg" xlink:type="simple" xlink:show="embed" xlink:actuate="onLoad" draw:mime-type="image/jpeg"/>
</draw:frame>
It is now a final decision on the participation of President of Ukraine Volodymyrazellensky in the NATO summit in Vilnius.</text:p>
      <text:p text:style-name="P4">
This was stated by Viceremier of Ukraine on European and Euro -Atlantic Integration Olga Stephanyshyn in an interview "<text:a xlink:type="simple" xlink:href="https://www.youtube.com/watch" text:style-name="Internet_20_link" text:visited-style-name="Visited_20_Internet_20_Link">
European Truth</text:a>
", reports Ukrinform.</text:p>
      <text:p text:style-name="P4">
"No final decisions have been made yet. We do not fully understand the formaturization meetings in Vilnius, but we do not fully understand the decisions that will be physical placed on the table," Stephanishina said.</text:p>
      <text:p text:style-name="P4">
<text:span text:style-name="T4">
 Read also: </text:span>
 <text:span text:style-name="T4">
 <text:a xlink:type="simple" xlink:href="https://www.ukrinform.ua/rubric-polytics/3732496-ostatocni-risenna-samitu-nato-se-ne-uzgodzeni-trivaut-peremovini-stefanisina.html" text:style-name="Internet_20_link" text:visited-style-name="Visited_20_Internet_20_Link">
the final decisions of the NATO summit are not yet agreed, the performances continue - Stephanishin</text:a>
</text:span>
</text:p>
      <text:p text:style-name="P4">
In addition, she noted that Ukraine does not know what to expect in the final documents: “That is, model the situation: Vilnius, there is a meeting of the Rada of Ukraine - NATO, President's speech at the summit itself. On the table before the leader, the final documents propose to approve with the results of the summit. We do not know what will happen in these documents. "</text:p>
      <text:p text:style-name="P4">
It is noted that the final documents will depend on whether Zelensky will go <text:span text:style-name="T4">
 <text:a xlink:type="simple" xlink:href="https://www.ukrinform.ua/tag-samit-nato" text:style-name="Internet_20_link" text:visited-style-name="Visited_20_Internet_20_Link">
summit</text:a>
</text:span>
.</text:p>
      <text:p text:style-name="P4">
"All this week and previous months we have communicated with allies. The president made a series of visits in person. He went to Turkey. . Because we think not for ourselves, but also for friends, let's say so. And negotiations are ongoing that Vedeymak on security guarantees.</text:p>
      <text:p text:style-name="P4">
<text:span text:style-name="T5">
!(https://www.ukrinform.ua/rubric-polytics/3731722-ostatocni-risenna-pro-vstup-ukraini-do-nato-mozut-uhvaliti-u-vilnusi-stefanisina.html)</text:span>
*</text:p>
      <text:p text:style-name="P4">
As _ <text:span text:style-name="T4">
 <text:a xlink:type="simple" xlink:href="https://www.ukrinform.ua/rubric-polytics/3731326-nauseda-spodivaetsa-so-zelenskij-priide-u-vilnus-na-samit-nato.html" text:style-name="Internet_20_link" text:visited-style-name="Visited_20_Internet_20_Link">
reported</text:a>
</text:span>
 _, President of Lithuania Gitanas Nauseda expressed his hope that the president of Ukraine Vladimir Zelensky would come to Vilnius, despite his awarding that he does not see the point of going if Kiev is not given a "signal" at the meeting and plays an important role in making decisions in Vilnius.</text:p>
      <text:p text:style-name="P4">
News Source: <text:a xlink:type="simple" xlink:href="https://www.ukrinform.ua/rubric-polytics/3733622-stefanisina-pro-ucast-zelenskogo-u-samiti-nato-niakih-risen-se-ne-uhvaleno.html" text:style-name="Internet_20_link" text:visited-style-name="Visited_20_Internet_20_Link">
https://www.ukrinform.ua/rubric-polytics/3733622-stefanisina-pro-ucast-zelenskogo-u-samiti-nato-niakih-risen-se-ne-uhvaleno.html</text:a>
</text:p>
      <!--NEWS-->
      <text:h text:style-name="P10" text:outline-level="1">
<text:span text:style-name="T4">
The enemy partially returned to the positions that he occupied to the Kakhovskaya Hydrod</text:span>
</text:h>
      <text:p text:style-name="P4">
Authors: Ukrinform (Person)</text:p>
      <text:p text:style-name="P4">
Publisher: Укринформ (Organization)</text:p>
      <text:p text:style-name="P4">
Published Time: 2023-07-09T11:31:47+03:00</text:p>
      <text:p text:style-name="P4">
Modified Time: 2023-07-09T11:31:47+03:00</text:p>
      <text:p text:style-name="P4">
Description: The troops of the Russian Federation partially returned to the positions, which were occupied by the Kakhovsky hydroelectric power plant. - Ukrinform.</text:p>
      <text:p text:style-name="P4">
Images: ['<text:a xlink:type="simple" xlink:href="https://static.ukrinform.com/photos/2023_04/thumb_files/630_360_1681805389-752.jpg" text:style-name="Internet_20_link" text:visited-style-name="Visited_20_Internet_20_Link">
630_360_16818...</text:a>
']</text:p>
      <text:p text:style-name="P4">
Tags: ['Війна з Росією', 'Наталія Гуменюк']</text:p>
      <text:p text:style-name="P4">
Type: Article</text:p>
      <!--METADATA-->
      <text:p text:style-name="P4">
<draw:frame draw:style-name="fr1" draw:name="Image73" text:anchor-type="as-char" svg:width="6.9236in" svg:height="3.956343in" draw:z-index="0">
<draw:image xlink:href="../Images/yкринформ/2023-07-09T11-31-47-03-00/630_360_1681805389-752.jpg" xlink:type="simple" xlink:show="embed" xlink:actuate="onLoad" draw:mime-type="image/jpeg"/>
</draw:frame>
The Russian Federation partially returned to the positions that were occupied to the Podrivkakhovsky Hydroelectric power plant.</text:p>
      <text:p text:style-name="P4">
Natalia Humeniuk, the head of the Joint Coordination Press Center of Defense Forces of Ukraine, reported this on the air of the Teleterna "Unified News", reports Ukrinform.</text:p>
      <text:p text:style-name="P4">
"Where the water has gone strong enough, they(Russian troops - ed.)But this work is complicated for them by their mine, because it is sustainable after the water has worked with their mine -explosive embellishments, "she informed.</text:p>
      <text:p text:style-name="P4">
At the same time, the spokeswoman noted that the return of the Russians to the position is "stupid", because they have a difficult humanitarian situation.</text:p>
      <text:p text:style-name="P4">
"They continue to suffer from intestinal infections very seriously, and some doctors diagnose it as a cholera," Humeniuk said.</text:p>
      <text:p text:style-name="P4">
<text:span text:style-name="T4">
 Read also: </text:span>
 <text:a xlink:type="simple" xlink:href="https://www.ukrinform.ua/rubric-ato/3733363-u-cornomu-ta-azovskomu-morah-vidsutni-rosijski-nosii-kalibriv.html" text:style-name="Internet_20_link" text:visited-style-name="Visited_20_Internet_20_Link">
in the Black and Azov Seas there are no Russian carriers "calibers"</text:a>
As reported <text:a xlink:type="simple" xlink:href="https://www.ukrinform.ua/rubric-regions/3733359-armia-rf-za-dobu-59-raziv-obstrilala-hersonsinu-odna-ludina-poranena.html" text:style-name="Internet_20_link" text:visited-style-name="Visited_20_Internet_20_Link">
Ukrinform</text:a>
, Russian troops of the last day, July 8, 59 times fired at the Dichorson region.</text:p>
      <text:p text:style-name="P4">
<text:span text:style-name="T5">
Foto: armyinform.com.ua</text:span>
</text:p>
      <text:p text:style-name="P4">
News Source: <text:a xlink:type="simple" xlink:href="https://www.ukrinform.ua/rubric-ato/3733425-vorog-castkovo-povernuvsa-na-pozicii-aki-zajmav-do-pidrivu-kahovskoi-ges-gumenuk.html" text:style-name="Internet_20_link" text:visited-style-name="Visited_20_Internet_20_Link">
https://www.ukrinform.ua/rubric-ato/3733425-vorog-castkovo-povernuvsa-na-pozicii-aki-zajmav-do-pidrivu-kahovskoi-ges-gumenuk.html</text:a>
</text:p>
      <!--NEWS-->
      <text:h text:style-name="P10" text:outline-level="1">
<text:span text:style-name="T4">
In Finland resumed internal passport control through Biden's visit</text:span>
</text:h>
      <text:p text:style-name="P4">
Authors: Ukrinform (Person)</text:p>
      <text:p text:style-name="P4">
Publisher: Укринформ (Organization)</text:p>
      <text:p text:style-name="P4">
Published Time: 2023-07-09T11:34:49+03:00</text:p>
      <text:p text:style-name="P4">
Modified Time: 2023-07-09T11:34:49+03:00</text:p>
      <text:p text:style-name="P4">
Description: Finland has temporarily resumed passport control at the country's internal borders due to US President Joe Baiden's visit to the country planned for July 13. - Ukrinform.</text:p>
      <text:p text:style-name="P4">
Images: ['<text:a xlink:type="simple" xlink:href="https://static.ukrinform.com/photos/2023_07/thumb_files/630_360_1688891393-744.png" text:style-name="Internet_20_link" text:visited-style-name="Visited_20_Internet_20_Link">
630_360_16888...</text:a>
']</text:p>
      <text:p text:style-name="P4">
Tags: ['Байден', 'Фінляндія', 'Контроль', 'Візит']</text:p>
      <text:p text:style-name="P4">
Type: Article</text:p>
      <!--METADATA-->
      <text:p text:style-name="P4">
<draw:frame draw:style-name="fr1" draw:name="Image74" text:anchor-type="as-char" svg:width="6.9236in" svg:height="3.956343in" draw:z-index="0">
<draw:image xlink:href="../Images/yкринформ/2023-07-09T11-34-49-03-00/630_360_1688891393-744.png" xlink:type="simple" xlink:show="embed" xlink:actuate="onLoad" draw:mime-type="image/png"/>
</draw:frame>
Finland has resumed passport control at the country's internal borders on US President Joe Baiden's visit to the country planned on July 13.</text:p>
      <text:p text:style-name="P4">
As Ukrinform reports, it reports <text:a xlink:type="simple" xlink:href="http://yle.fi/a/74-20040105" text:style-name="Internet_20_link" text:visited-style-name="Visited_20_Internet_20_Link">
yle</text:a>
.</text:p>
      <text:p text:style-name="P4">
It is noted that next Thursday in Helsinki <text:a xlink:type="simple" xlink:href="https://www.ukrinform.ua/tag-bajden" text:style-name="Internet_20_link" text:visited-style-name="Visited_20_Internet_20_Link">
Biden</text:a>
He will meet with the leaders of the five -scandalous countries.</text:p>
      <text:p text:style-name="P4">
Therefore, the authorities of Finland will check the identity documents on the state border.</text:p>
      <text:p text:style-name="P4">
This event will operate from July 8 to July 15 and will be applied at separate border points for air and water connections, as well as the dry borders of Finland with Sweden and Norway.</text:p>
      <text:p text:style-name="P4">
The introduction of border control will not affect the movement of stroke vessels.</text:p>
      <text:p text:style-name="P4">
"Temporary introduction of border control at internal borders is not brought to the right to freedom of movement embedded in the Constitution of Finland," the Finland Border Service is reported.</text:p>
      <text:p text:style-name="P4">
According to the Constitution, the citizens of Finland cannot be denied Ukraine. However, they must provide a identity document, such as a person or passport.</text:p>
      <text:p text:style-name="P4">
In addition, all persons have the right to leave the country if they do not fall into entry or their entry rights were not restricted under the law.</text:p>
      <text:p text:style-name="P4">
<text:span text:style-name="T4">
 Read also: </text:span>
 <text:a xlink:type="simple" xlink:href="https://www.ukrinform.ua/rubric-polytics/3730035-direktor-cru-taemno-vidvidav-kiiv-na-pocatku-cervna-zmi.html" text:style-name="Internet_20_link" text:visited-style-name="Visited_20_Internet_20_Link">
CIA director visited Kiev in early June - media</text:a>
Regular motion mode across the border of Finland will recover after the cancellation of measures that will last until July 15.</text:p>
      <text:p text:style-name="P4">
Internal borders are borders between 27 Schengen countries. Neo -Nigen are all EU countries except Ireland, as well as Norway, Iceland, Switzerland and Liechtenstein.</text:p>
      <text:p text:style-name="P4">
<text:span text:style-name="T5">
Foto: juuso soor / yle</text:span>
</text:p>
      <text:p text:style-name="P4">
News Source: <text:a xlink:type="simple" xlink:href="https://www.ukrinform.ua/rubric-world/3733428-u-finlandii-vidnovili-vnutrisnij-pasportnij-kontrol-cerez-vizit-bajdena.html" text:style-name="Internet_20_link" text:visited-style-name="Visited_20_Internet_20_Link">
https://www.ukrinform.ua/rubric-world/3733428-u-finlandii-vidnovili-vnutrisnij-pasportnij-kontrol-cerez-vizit-bajdena.html</text:a>
</text:p>
      <!--NEWS-->
      <text:h text:style-name="P10" text:outline-level="1">
<text:span text:style-name="T4">
In the Tavriysk direction a day, the Russians lost more than two mouths</text:span>
</text:h>
      <text:p text:style-name="P4">
Authors: Ukrinform (Person)</text:p>
      <text:p text:style-name="P4">
Publisher: Укринформ (Organization)</text:p>
      <text:p text:style-name="P4">
Published Time: 2023-07-09T11:41:11+03:00</text:p>
      <text:p text:style-name="P4">
Modified Time: 2023-07-09T11:41:11+03:00</text:p>
      <text:p text:style-name="P4">
Description: In the Tavriysk direction of the Defense Forces of Ukraine continue to destroy the Russians, in the last day on this section of the front the invaders lost more than two mouths killed and wounded. - Ukrinform.</text:p>
      <text:p text:style-name="P4">
Images: ['<text:a xlink:type="simple" xlink:href="https://static.ukrinform.com/photos/2023_06/thumb_files/630_360_1685984151-295.jpg" text:style-name="Internet_20_link" text:visited-style-name="Visited_20_Internet_20_Link">
630_360_16859...</text:a>
']</text:p>
      <text:p text:style-name="P4">
Tags: ['Оборона', 'Російські військові', 'Військова техніка', 'Війна з Росією']</text:p>
      <text:p text:style-name="P4">
Type: Article</text:p>
      <!--METADATA-->
      <text:p text:style-name="P4">
<draw:frame draw:style-name="fr1" draw:name="Image75" text:anchor-type="as-char" svg:width="6.9236in" svg:height="3.956343in" draw:z-index="0">
<draw:image xlink:href="../Images/yкринформ/2023-07-09T11-41-11-03-00/630_360_1685984151-295.jpg" xlink:type="simple" xlink:show="embed" xlink:actuate="onLoad" draw:mime-type="image/jpeg"/>
</draw:frame>
The Nastaurian direction of the Defense Forces of Ukraine continues to destroy the Russians;</text:p>
      <text:p text:style-name="P4">
According to Ukrinform, General Alexander Tarnavsky reported in [telegram] about it about it.(http://t.me/otarnavskiy/156?fbclid=IwAR2fWJCPuUynAC-zoqiTXNeJsVvLLo0hrD-MyHg9pP4Nx6rnJZndNRz8Dmk).</text:p>
      <text:p text:style-name="P4">
According to him, artillery units of defense forces during the day fulfilled the Nastaurian direction of 1437 fire tasks.</text:p>
      <text:p text:style-name="P4">
In total, 23 units of military equipment of Russians, three ammunition warehouses and a management point were destroyed here by Ukrainian defenders.</text:p>
      <text:p text:style-name="P4">
Among the destroyed equipment of the invaders-two tanks, self-propelled howitzer 2C19 "MSTU-C", UAV "Orlan-10", UAV "Merlin", UAV "Granat-1", three self-propelled fittings 2C3 "Acacia", self-propelled artillery unit 2C7 "Pion7 ”, Anti-aircraft missile complex“ Beech ”, anti-aircraft missile complex“ Thor ”, two self-propelled howitzers 2C5“ Hyacinth-C ”, self-propelled howitzer 2A36“ Hyacint-B ”, Tornado RSSV, BM-21“ Grad ”and automotive equipment.</text:p>
      <text:p text:style-name="P4">
<text:span text:style-name="T4">
 Read also: </text:span>
 <text:a xlink:type="simple" xlink:href="https://www.ukrinform.ua/rubric-ato/3733384-sili-oboroni-prosuvautsa-na-bahmutskomu-napramku-a-rosiani-potraplaut-u-pastki-sirskij.html" text:style-name="Internet_20_link" text:visited-style-name="Visited_20_Internet_20_Link">
Defense forces are moving in the Bakhmut direction, Arosians fall into traps - <text:span text:style-name="T4">
 Syrsky </text:span>
</text:a>
According to Ukrinform, according to the General Staff of the Armed Forces, Ukrainian forces <text:a xlink:type="simple" xlink:href="https://www.ukrinform.ua/tag-oborona" text:style-name="Internet_20_link" text:visited-style-name="Visited_20_Internet_20_Link">
Defense</text:a>
From February 24, 2022 to July 9, 2023 <text:a xlink:type="simple" xlink:href="https://www.ukrinform.ua/rubric-ato/3733357-sili-oboroni-znisili-vze-ponad-234-tisaci-rosijskih-zagarbnikiv.html" text:style-name="Internet_20_link" text:visited-style-name="Visited_20_Internet_20_Link">
liquidated</text:a>
About 234 thousand 040 Russian invaders, and another 600 people in the past day.</text:p>
      <text:p text:style-name="P4">
News Source: <text:a xlink:type="simple" xlink:href="https://www.ukrinform.ua/rubric-ato/3733429-na-tavrijskomu-napramku-za-dobu-rosiani-vtratili-ponad-dvi-roti.html" text:style-name="Internet_20_link" text:visited-style-name="Visited_20_Internet_20_Link">
https://www.ukrinform.ua/rubric-ato/3733429-na-tavrijskomu-napramku-za-dobu-rosiani-vtratili-ponad-dvi-roti.html</text:a>
</text:p>
      <!--NEWS-->
      <text:h text:style-name="P10" text:outline-level="1">
<text:span text:style-name="T4">
Apple in 2026 will release MacBook with a folding screen - media</text:span>
</text:h>
      <text:p text:style-name="P4">
Authors: Ukrinform (Person)</text:p>
      <text:p text:style-name="P4">
Publisher: Укринформ (Organization)</text:p>
      <text:p text:style-name="P4">
Published Time: 2023-07-09T11:47:09+03:00</text:p>
      <text:p text:style-name="P4">
Modified Time: 2023-07-09T11:47:09+03:00</text:p>
      <text:p text:style-name="P4">
Description: According to the latest reports from Korea, Apple is actively developing a laptop with a folding screen. The official launch of the sale of the new device is scheduled for 2026. - Ukrinform.</text:p>
      <text:p text:style-name="P4">
Images: ['<text:a xlink:type="simple" xlink:href="https://static.ukrinform.com/photos/2019_12/thumb_files/630_360_1575636843-490.jpg" text:style-name="Internet_20_link" text:visited-style-name="Visited_20_Internet_20_Link">
630_360_15756...</text:a>
']</text:p>
      <text:p text:style-name="P4">
Tags: ['Apple', 'Технології', 'MacBook']</text:p>
      <text:p text:style-name="P4">
Type: Article</text:p>
      <!--METADATA-->
      <text:p text:style-name="P4">
<draw:frame draw:style-name="fr1" draw:name="Image76" text:anchor-type="as-char" svg:width="6.9236in" svg:height="3.956343in" draw:z-index="0">
<draw:image xlink:href="../Images/yкринформ/2023-07-09T11-47-09-03-00/630_360_1575636843-490.jpg" xlink:type="simple" xlink:show="embed" xlink:actuate="onLoad" draw:mime-type="image/jpeg"/>
</draw:frame>
According to Korea's isostant, Apple is actively developing a laptop with a remote screen. The official launch of the sale of the new device is scheduled for 20126.</text:p>
      <text:p text:style-name="P4">
According to Ukrinform, it reports <text:a xlink:type="simple" xlink:href="http://www.gizmochina.com/2023/07/08/apple-rumored-launch-foldable-screen-macbook-2026/" text:style-name="Internet_20_link" text:visited-style-name="Visited_20_Internet_20_Link">
Gizmochina.</text:a>
It is reported that <text:a xlink:type="simple" xlink:href="https://www.ukrinform.ua/tag-apple" text:style-name="Internet_20_link" text:visited-style-name="Visited_20_Internet_20_Link">
Apple</text:a>
Leading with suppliers about the laptop laptop laptop laptop, which can be folded in half.</text:p>
      <text:p text:style-name="P4">
The specific technical details and specifics of the new device from the American company have not yet been disclosed.</text:p>
      <text:p text:style-name="P4">
The official launch of the new MacBook is expected in 2026, but the company plans to represent it a year earlier.</text:p>
      <text:p text:style-name="P4">
<text:span text:style-name="T4">
 Read also: </text:span>
 <text:a xlink:type="simple" xlink:href="https://www.ukrinform.ua/rubric-technology/3718721-leptop-komputeri-i-programne-zabezpecenna-litni-novinki-apple.html" text:style-name="Internet_20_link" text:visited-style-name="Visited_20_Internet_20_Link">
Leptop, computers and software - summer <text:span text:style-name="T4">
 Apple </text:span>
</text:a>
According to Ukrinform, the Chinese company Honor has presented a new Honor Pad X9 budget plan for the European market. The cost of one instance will be 250 euros.</text:p>
      <text:p text:style-name="P4">
News Source: <text:a xlink:type="simple" xlink:href="https://www.ukrinform.ua/rubric-technology/3733432-apple-u-2026-roci-vipustit-macbook-iz-rozkladnim-ekranom-zmi.html" text:style-name="Internet_20_link" text:visited-style-name="Visited_20_Internet_20_Link">
https://www.ukrinform.ua/rubric-technology/3733432-apple-u-2026-roci-vipustit-macbook-iz-rozkladnim-ekranom-zmi.html</text:a>
</text:p>
      <!--NEWS-->
      <text:h text:style-name="P10" text:outline-level="1">
<text:span text:style-name="T4">
Ministor, MES and Genesis trigger free IT courses for higher education teachers</text:span>
</text:h>
      <text:p text:style-name="P4">
Authors: Ukrinform (Person)</text:p>
      <text:p text:style-name="P4">
Publisher: Укринформ (Organization)</text:p>
      <text:p text:style-name="P4">
Published Time: 2023-07-09T11:47:17+03:00</text:p>
      <text:p text:style-name="P4">
Modified Time: 2023-07-09T11:47:17+03:00</text:p>
      <text:p text:style-name="P4">
Description: The Ministry of Digital Transformation, the Ministry of Education and Science and the Genesis IT company launch free courses in the field of product IT for higher education teachers. - Ukrinform.</text:p>
      <text:p text:style-name="P4">
Images: ['<text:a xlink:type="simple" xlink:href="https://static.ukrinform.com/photos/2021_04/thumb_files/630_360_1618921403-792.jpg" text:style-name="Internet_20_link" text:visited-style-name="Visited_20_Internet_20_Link">
630_360_16189...</text:a>
']</text:p>
      <text:p text:style-name="P4">
Tags: ['Міносвіти', 'Мінцифри', 'Genesis']</text:p>
      <text:p text:style-name="P4">
Type: Article</text:p>
      <!--METADATA-->
      <text:p text:style-name="P4">
<draw:frame draw:style-name="fr1" draw:name="Image77" text:anchor-type="as-char" svg:width="6.9236in" svg:height="3.956343in" draw:z-index="0">
<draw:image xlink:href="../Images/yкринформ/2023-07-09T11-47-17-03-00/630_360_1618921403-792.jpg" xlink:type="simple" xlink:show="embed" xlink:actuate="onLoad" draw:mime-type="image/jpeg"/>
</draw:frame>
The Ministry of Digital Transformation, the Ministry of Education and Science and the Genesis IT company launch free courses in the field of product IT for higher education.</text:p>
      <text:p text:style-name="P4">
According to Ukrinform, the Ministry of Digital Transformation of Ukraine reports in <text:a xlink:type="simple" xlink:href="http://t.me/mintsyfra/4281" text:style-name="Internet_20_link" text:visited-style-name="Visited_20_Internet_20_Link">
telegram</text:a>
.</text:p>
      <text:p text:style-name="P4">
“You are a teacher and want to integrate <text:a xlink:type="simple" xlink:href="http://www.genesis-for-univ.com/courses-for-uni/" text:style-name="Internet_20_link" text:visited-style-name="Visited_20_Internet_20_Link">
all -Ukrainian courses</text:a>
In educational programs of their educational institutions? Join the free -intense Gonesis Vytite Company, ”the message reads.</text:p>
      <text:p text:style-name="P4">
The course can be acquired in the field of product IT, learn about the structure of mode and learn how to teach them effectively for students.</text:p>
      <text:p text:style-name="P4">
After successful completion, teachers will receive a certificate with a list of acquired storage and the right to integrate courses in their educational institution. Access to synopsis, infographics, presentations and business models will also be held.</text:p>
      <text:p text:style-name="P4">
From July 10 to July 21, the course "Creation and development of IT products" will continue, and from July 24 to August 4-the course "Marketing IT products".</text:p>
      <text:p text:style-name="P4">
You can register for training at <text:a xlink:type="simple" xlink:href="http://docs.google.com/forms/d/e/1FAIpQLSerQcVlzBp6hvPKdiQOSzuS1psh29XcNQCx2gWC8OucaueQiA/viewform" text:style-name="Internet_20_link" text:visited-style-name="Visited_20_Internet_20_Link">
link</text:a>
.</text:p>
      <text:p text:style-name="P4">
Курси розроблені IT-компанією Genesis, Product IT Foundation for Education тастудією онлайн-освіти EdEra спільно з Мінцифри та МОН.</text:p>
      <text:p text:style-name="P4">
Адаптована версія курсу “Створення та розвиток IT-продуктів" розміщена увільному доступі на національній платформі цифрової грамотності "Дія.Освіта”.</text:p>
      <text:p text:style-name="P4">
<text:span text:style-name="T4">
Читайте також:</text:span>
 <text:a xlink:type="simple" xlink:href="https://www.ukrinform.ua/rubric-technology/3730913-aponia-vistupae-za-bils-maki-pravila-vikoristanna-stucnogo-intelektu-niz-es-reuters.html" text:style-name="Internet_20_link" text:visited-style-name="Visited_20_Internet_20_Link">
 Японія виступає за більш м'які правила використанняштучного інтелекту, ніж ЄС - Reuters </text:a>
As reported by Ukrinform, the platform "<text:a xlink:type="simple" xlink:href="https://www.ukrinform.ua/rubric-society/3713799-zelenska-radit-diuosvita-abi-opanuvati-novi-profesijni-navicki.html" text:style-name="Internet_20_link" text:visited-style-name="Visited_20_Internet_20_Link">
Action. Education</text:a>
"It offers resources to gain professional skills, educational series and enables citizens to work a working situation simulator and to take a job in the region.</text:p>
      <text:p text:style-name="P4">
<text:span text:style-name="T5">
Foto: Unsplash</text:span>
</text:p>
      <text:p text:style-name="P4">
News Source: <text:a xlink:type="simple" xlink:href="https://www.ukrinform.ua/rubric-technology/3733433-mincifri-mon-i-kompania-genesis-zapuskaut-bezoplatni-itkursi-dla-vikladaciv-visiv.html" text:style-name="Internet_20_link" text:visited-style-name="Visited_20_Internet_20_Link">
https://www.ukrinform.ua/rubric-technology/3733433-mincifri-mon-i-kompania-genesis-zapuskaut-bezoplatni-itkursi-dla-vikladaciv-visiv.html</text:a>
</text:p>
      <!--NEWS-->
      <text:h text:style-name="P10" text:outline-level="1">
<text:span text:style-name="T4">
Ukrainian canoons won bronze at the youth World Cup 2023 on rowing</text:span>
</text:h>
      <text:p text:style-name="P4">
Authors: Ukrinform (Person)</text:p>
      <text:p text:style-name="P4">
Publisher: Укринформ (Organization)</text:p>
      <text:p text:style-name="P4">
Published Time: 2023-07-09T11:52:00+03:00</text:p>
      <text:p text:style-name="P4">
Modified Time: 2023-07-09T11:52:00+03:00</text:p>
      <text:p text:style-name="P4">
Description: The Ukrainian canoe-two won the third place at the World Cup among juniors and young people in 5,000 meters among mixed teams. - Ukrinform.</text:p>
      <text:p text:style-name="P4">
Images: ['<text:a xlink:type="simple" xlink:href="https://static.ukrinform.com/photos/2023_07/thumb_files/630_360_1688892636-839.jpg" text:style-name="Internet_20_link" text:visited-style-name="Visited_20_Internet_20_Link">
630_360_16888...</text:a>
']</text:p>
      <text:p text:style-name="P4">
Tags: ['Веслування на байдарках і каное']</text:p>
      <text:p text:style-name="P4">
Type: Article</text:p>
      <!--METADATA-->
      <text:p text:style-name="P4">
<draw:frame draw:style-name="fr1" draw:name="Image78" text:anchor-type="as-char" svg:width="6.9236in" svg:height="3.956343in" draw:z-index="0">
<draw:image xlink:href="../Images/yкринформ/2023-07-09T11-52-00-03-00/630_360_1688892636-839.jpg" xlink:type="simple" xlink:show="embed" xlink:actuate="onLoad" draw:mime-type="image/jpeg"/>
</draw:frame>
Ukrainian-two-two ranked third in the World Cup among juniors and young people, 5,000 meters among mixed teams.</text:p>
      <text:p text:style-name="P4">
As reports <text:a xlink:type="simple" xlink:href="https://www.facebook.com/ukr.canoe" text:style-name="Internet_20_link" text:visited-style-name="Visited_20_Internet_20_Link">
Federation</text:a>
The canoe of Ukraine, the Ukrainian team in this discipline was presented by Alexander Yatsyuk and Kseniyaromanchuk, who showed the third result in the rowing tournament to 23 years, Ukrinform reports.</text:p>
      <text:p text:style-name="P4">
The winner of the competition was the Polish crew, the second place was taken by the rowers of Zugor region.</text:p>
      <text:p text:style-name="P4">
<text:span text:style-name="T4">
 Read also: </text:span>
 <text:a xlink:type="simple" xlink:href="https://www.ukrinform.ua/rubric-sports/3732956-ukrainski-vesluvalniki-vigrali-zoloto-ta-sriblo-na-starti-molodiznogo-cs2023.html" text:style-name="Internet_20_link" text:visited-style-name="Visited_20_Internet_20_Link">
Ukrainian rowers won "gold" and "silver" of the Nutari Youth World Cup 2023</text:a>
World Championship continues in Aurontzo(Italy).</text:p>
      <text:p text:style-name="P4">
Фото: Facebook.</text:p>
      <text:p text:style-name="P4">
News Source: <text:a xlink:type="simple" xlink:href="https://www.ukrinform.ua/rubric-sports/3733435-ukrainski-kanoisti-vigrali-bronzu-na-molodiznomu-cs2023-z-vesluvanna.html" text:style-name="Internet_20_link" text:visited-style-name="Visited_20_Internet_20_Link">
https://www.ukrinform.ua/rubric-sports/3733435-ukrainski-kanoisti-vigrali-bronzu-na-molodiznomu-cs2023-z-vesluvanna.html</text:a>
</text:p>
      <!--NEWS-->
      <text:h text:style-name="P10" text:outline-level="1">
<text:span text:style-name="T4">
The situation remains quite complicated, the enemy applies managed ammunition - Humeniuk</text:span>
</text:h>
      <text:p text:style-name="P4">
Authors: Ukrinform (Person)</text:p>
      <text:p text:style-name="P4">
Publisher: Укринформ (Organization)</text:p>
      <text:p text:style-name="P4">
Published Time: 2023-07-09T11:59:15+03:00</text:p>
      <text:p text:style-name="P4">
Modified Time: 2023-07-09T11:59:15+03:00</text:p>
      <text:p text:style-name="P4">
Description: The situation remains quite complicated, as the troops of the Russian Federation continue to use managed aircraft. - Ukrinform.</text:p>
      <text:p text:style-name="P4">
Images: ['<text:a xlink:type="simple" xlink:href="https://static.ukrinform.com/photos/2023_05/thumb_files/630_360_1683456712-688.jpg" text:style-name="Internet_20_link" text:visited-style-name="Visited_20_Internet_20_Link">
630_360_16834...</text:a>
']</text:p>
      <text:p text:style-name="P4">
Tags: ['Війна з Росією', 'Південь України', 'Наталія Гуменюк']</text:p>
      <text:p text:style-name="P4">
Type: Article</text:p>
      <!--METADATA-->
      <text:p text:style-name="P4">
<draw:frame draw:style-name="fr1" draw:name="Image79" text:anchor-type="as-char" svg:width="6.9236in" svg:height="3.956343in" draw:z-index="0">
<draw:image xlink:href="../Images/yкринформ/2023-07-09T11-59-15-03-00/630_360_1683456712-688.jpg" xlink:type="simple" xlink:show="embed" xlink:actuate="onLoad" draw:mime-type="image/jpeg"/>
</draw:frame>
The situation is quite complicated, because the troops of the Russian Federation continue to use managed aircraft.</text:p>
      <text:p text:style-name="P4">
This was reported by Natalia Humeniuk, the head of the united coordination press center of Ukraine's defense forces on the broadcasting of the Tele scale "The One News", reports Ukrinform.</text:p>
      <text:p text:style-name="P4">
"The situation remains quite complicated, develops powerfully and vigorously.</text:p>
      <text:p text:style-name="P4">
In addition, the speaker reported that troops <text:a xlink:type="simple" xlink:href="https://www.ukrinform.ua/tag-rosia" text:style-name="Internet_20_link" text:visited-style-name="Visited_20_Internet_20_Link">
RF</text:a>
They continue to use managed abyabombs, in particular in the Beryslav direction.</text:p>
      <text:p text:style-name="P4">
At the same time, she said, the intensity of shelling in general decreased through the results of the troops of Ukraine in warehouses with Russian ammunition.</text:p>
      <text:p text:style-name="P4">
"The destruction of five such ammunition warehouses in the left bank lane, however, has been given that in the past day, the number of shear has fallen to 70, and earlier it was kept at 90+," Gumeniuk added.</text:p>
      <text:p text:style-name="P4">
She also informed that in the last day, 37 invaders, one of the Buk's SACs, radio -electron -electronic, two boats and two large -caliber guns, which the enemy fired at the enemy, was fired at the last day.</text:p>
      <text:p text:style-name="P4">
<text:span text:style-name="T4">
 Read also: </text:span>
 <text:a xlink:type="simple" xlink:href="https://www.ukrinform.ua/rubric-ato/3733425-vorog-castkovo-povernuvsa-na-pozicii-aki-zajmav-do-pidrivu-kahovskoi-ges-gumenuk.html" text:style-name="Internet_20_link" text:visited-style-name="Visited_20_Internet_20_Link">
the enemy partially returned to the positions that occupied the Kakhovsky Hydroelectric Power Exploration - <text:span text:style-name="T4">
 Humeniuk </text:span>
</text:a>
As reported <text:a xlink:type="simple" xlink:href="https://www.ukrinform.ua/rubric-ato/3733357-sili-oboroni-znisili-vze-ponad-234-tisaci-rosijskih-zagarbnikiv.html" text:style-name="Internet_20_link" text:visited-style-name="Visited_20_Internet_20_Link">
Ukrinform</text:a>
, Ukrainian defense from February 24, 2022 to July 9, 2023 was eliminated about 234 040 Russian invaders, and another 600 people in the past day.</text:p>
      <text:p text:style-name="P4">
<text:span text:style-name="T5">
Foto: RBC-Ukraine</text:span>
</text:p>
      <text:p text:style-name="P4">
News Source: <text:a xlink:type="simple" xlink:href="https://www.ukrinform.ua/rubric-ato/3733436-situacia-zalisaetsa-dosit-skladnou-vorog-zastosovue-kerovani-boepripasi-gumenuk.html" text:style-name="Internet_20_link" text:visited-style-name="Visited_20_Internet_20_Link">
https://www.ukrinform.ua/rubric-ato/3733436-situacia-zalisaetsa-dosit-skladnou-vorog-zastosovue-kerovani-boepripasi-gumenuk.html</text:a>
</text:p>
      <!--NEWS-->
      <text:h text:style-name="P10" text:outline-level="1">
<text:span text:style-name="T4">
"Together we are stronger": Zelensky and Duda honored the memory of the victims of the Volyn tragedy</text:span>
</text:h>
      <text:p text:style-name="P4">
Authors: Ukrinform (Person)</text:p>
      <text:p text:style-name="P4">
Publisher: Укринформ (Organization)</text:p>
      <text:p text:style-name="P4">
Published Time: 2023-07-09T12:02:00+03:00</text:p>
      <text:p text:style-name="P4">
Modified Time: 2023-07-09T12:02:00+03:00</text:p>
      <text:p text:style-name="P4">
Description: Presidents of Ukraine and Poland Volodymyr Zelenskyy and Andrzej Duda honored the memory of the victims of the Volyn tragedy in Lutsk. - Ukrinform.</text:p>
      <text:p text:style-name="P4">
Images: ['<text:a xlink:type="simple" xlink:href="https://static.ukrinform.com/photos/2023_07/thumb_files/630_360_1688893293-7490.jpeg" text:style-name="Internet_20_link" text:visited-style-name="Visited_20_Internet_20_Link">
630_360_16888...</text:a>
']</text:p>
      <text:p text:style-name="P4">
Tags: ['Дуда', 'Луцьк', 'Волинська трагедія', 'Зеленський']</text:p>
      <text:p text:style-name="P4">
Type: Article</text:p>
      <!--METADATA-->
      <text:p text:style-name="P4">
<draw:frame draw:style-name="fr1" draw:name="Image80" text:anchor-type="as-char" svg:width="6.9236in" svg:height="3.956343in" draw:z-index="0">
<draw:image xlink:href="../Images/yкринформ/2023-07-09T12-02-00-03-00/630_360_1688893293-7490.jpeg" xlink:type="simple" xlink:show="embed" xlink:actuate="onLoad" draw:mime-type="image/jpeg"/>
</draw:frame>
Presidents of Ukraine and Poland Volodymyr Zelenskyy and Andrzej Duda have honored the victims of the Volyn tragedy in Lutsk.</text:p>
      <text:p text:style-name="P4">
This was reported by the head of the Ukrainian state in [telegram,]](http://t.me/V_Zelenskiy_official/6912)transmits Ukrinform.</text:p>
      <text:p text:style-name="P4">
“Together we honor all the innocent victims of Volyn!The memory of us unites!Together, Milish!”Zelensky wrote.</text:p>
      <text:p text:style-name="P4">
He supplemented the publication of the photos from the scene.</text:p>
      <text:p text:style-name="P4">
</text:p>
      <text:p text:style-name="P4">
<text:a xlink:type="simple" xlink:href="https://static.ukrinform.com/photos/2023_07/1688893292-4265.jpeg" text:style-name="Internet_20_link" text:visited-style-name="Visited_20_Internet_20_Link">
 </text:a>
 <text:a xlink:type="simple" xlink:href="https://static.ukrinform.com/photos/2023_07/1688893293-7490.jpeg" text:style-name="Internet_20_link" text:visited-style-name="Visited_20_Internet_20_Link">
<draw:frame draw:style-name="fr1" draw:name="Image83" text:anchor-type="as-char" svg:width="6.9236in" svg:height="3.956343in" draw:z-index="0">
<draw:image xlink:href="../Images/yкринформ/2023-07-09T12-02-00-03-00/630_360_1688893293-7490.jpeg" xlink:type="simple" xlink:show="embed" xlink:actuate="onLoad" draw:mime-type="image/jpeg"/>
</draw:frame>
</text:a>
 <text:a xlink:type="simple" xlink:href="https://static.ukrinform.com/photos/2023_07/1688893517-1591.jpeg" text:style-name="Internet_20_link" text:visited-style-name="Visited_20_Internet_20_Link">
</text:a>
 <text:a xlink:type="simple" xlink:href="https://static.ukrinform.com/photos/2023_07/1688893293-2420.jpeg" text:style-name="Internet_20_link" text:visited-style-name="Visited_20_Internet_20_Link">
</text:a>
 <text:a xlink:type="simple" xlink:href="https://static.ukrinform.com/photos/2023_07/1688893517-2683.jpeg" text:style-name="Internet_20_link" text:visited-style-name="Visited_20_Internet_20_Link">
</text:a>
 <text:a xlink:type="simple" xlink:href="https://static.ukrinform.com/photos/2023_07/1688893293-1944.jpeg" text:style-name="Internet_20_link" text:visited-style-name="Visited_20_Internet_20_Link">
</text:a>
 <text:a xlink:type="simple" xlink:href="https://static.ukrinform.com/photos/2023_07/1688893292-3141.jpeg" text:style-name="Internet_20_link" text:visited-style-name="Visited_20_Internet_20_Link">
</text:a>
 <text:a xlink:type="simple" xlink:href="https://static.ukrinform.com/photos/2023_07/1688893292-7776.jpeg" text:style-name="Internet_20_link" text:visited-style-name="Visited_20_Internet_20_Link">
</text:a>
 <text:a xlink:type="simple" xlink:href="https://static.ukrinform.com/photos/2023_07/1688893292-9241.jpeg" text:style-name="Internet_20_link" text:visited-style-name="Visited_20_Internet_20_Link">
</text:a>
 <text:a xlink:type="simple" xlink:href="https://static.ukrinform.com/photos/2023_07/1688893293-3513.jpeg" text:style-name="Internet_20_link" text:visited-style-name="Visited_20_Internet_20_Link">
</text:a>
 <text:a xlink:type="simple" xlink:href="https://static.ukrinform.com/photos/2023_07/1688893293-3985.jpeg" text:style-name="Internet_20_link" text:visited-style-name="Visited_20_Internet_20_Link">
</text:a>
 <text:a xlink:type="simple" xlink:href="https://static.ukrinform.com/photos/2023_07/1688893293-7270.jpeg" text:style-name="Internet_20_link" text:visited-style-name="Visited_20_Internet_20_Link">
</text:a>
 <text:a xlink:type="simple" xlink:href="https://static.ukrinform.com/photos/2023_07/1688893292-6586.jpeg" text:style-name="Internet_20_link" text:visited-style-name="Visited_20_Internet_20_Link">
</text:a>
</text:p>
      <text:p text:style-name="P4">
<text:span text:style-name="T4">
 Read also: </text:span>
 <text:a xlink:type="simple" xlink:href="https://www.ukrinform.ua/rubric-polytics/3731394-kvasnevskij-vislovivsa-pro-rol-volinskoi-tragedii-dla-ukraini-j-polsi.html" text:style-name="Internet_20_link" text:visited-style-name="Visited_20_Internet_20_Link">
Kvasnevsky spoke about the role of <text:span text:style-name="T4">
 Volyn </text:span>
 tragedy for Ukraine and Poland</text:a>
The topic of the Volyn tragedy is one of the controversial in the Ukrainian-Polish relations. The views of Kiev and Warsaw on the reasons, responsibility and number of sacrifices on both sides are somewhat different. The Polish side insists that the responsibility for the crime committed in 1943-1944 in Volyn, the Nese-Ukrainian side, instead the Ukrainian side assures that the responsibility is carrying both sides and the apology should be mutual.</text:p>
      <text:p text:style-name="P4">
<text:span text:style-name="T4">
 Read also: </text:span>
 <text:a xlink:type="simple" xlink:href="https://www.ukrinform.ua/rubric-society/3732569-moraveckij-vsanuvav-v-ukraini-pamat-zertv-volinskoi-tragedii.html" text:style-name="Internet_20_link" text:visited-style-name="Visited_20_Internet_20_Link">
Moravetsky honored the memory of victims <text:span text:style-name="T4">
 Volyn </text:span>
 tragedy</text:a>
At the same time, Duda has recently <text:a xlink:type="simple" xlink:href="https://www.ukrinform.ua/rubric-polytics/3729468-duda-ukrainci-i-polaki-spilno-vsanuut-zertv-volinskoi-tragedii.html" text:style-name="Internet_20_link" text:visited-style-name="Visited_20_Internet_20_Link">
stated</text:a>
that Poland and Ukraine bring their positions closer to the understanding of historical issues and plan joint events to honor the Volyn tragedy in July.</text:p>
      <text:p text:style-name="P4">
On July 7, the heads of the UGCC and the Polish Roman Catholic Church Svyatoslav Shevchuk Eastanislav Gondetsky [signed a joint appeal on the anniversary of Volyn Tragedy,]](https://www.ukrinform.ua/rubric-society/3732808-glavi-ugkc-ta-katolickoi-cerkvi-polsi-pidpisali-zvernenna-sodo-volinskoi-tragedii.html)The crimes of 80 years ago were condemned and called for reconciliation and unity of Ukrainian and Polish peoples.</text:p>
      <text:p text:style-name="P4">
News Source: <text:a xlink:type="simple" xlink:href="https://www.ukrinform.ua/rubric-polytics/3733437-razom-mi-silnisi-zelenskij-i-duda-vsanuvali-pamat-zertv-volinskoi-tragedii.html" text:style-name="Internet_20_link" text:visited-style-name="Visited_20_Internet_20_Link">
https://www.ukrinform.ua/rubric-polytics/3733437-razom-mi-silnisi-zelenskij-i-duda-vsanuvali-pamat-zertv-volinskoi-tragedii.html</text:a>
</text:p>
      <!--NEWS-->
      <text:h text:style-name="P10" text:outline-level="1">
<text:span text:style-name="T4">
Biden will make a public speech in Vilnius</text:span>
</text:h>
      <text:p text:style-name="P4">
Authors: Ukrinform (Person)</text:p>
      <text:p text:style-name="P4">
Publisher: Укринформ (Organization)</text:p>
      <text:p text:style-name="P4">
Published Time: 2023-07-09T12:06:40+03:00</text:p>
      <text:p text:style-name="P4">
Modified Time: 2023-07-09T12:06:40+03:00</text:p>
      <text:p text:style-name="P4">
Description: US President Joe Biden prepares public speech during his visit to Vilnius next week for NATO member states. - Ukrinform.</text:p>
      <text:p text:style-name="P4">
Images: ['<text:a xlink:type="simple" xlink:href="https://static.ukrinform.com/photos/2023_02/thumb_files/630_360_1676892594-489.jpg" text:style-name="Internet_20_link" text:visited-style-name="Visited_20_Internet_20_Link">
630_360_16768...</text:a>
']</text:p>
      <text:p text:style-name="P4">
Tags: ['Байден', 'Литва', 'Саміт НАТО']</text:p>
      <text:p text:style-name="P4">
Type: Article</text:p>
      <!--METADATA-->
      <text:p text:style-name="P4">
<draw:frame draw:style-name="fr1" draw:name="Image95" text:anchor-type="as-char" svg:width="6.9236in" svg:height="3.956343in" draw:z-index="0">
<draw:image xlink:href="../Images/yкринформ/2023-07-09T12-06-40-03-00/630_360_1676892594-489.jpg" xlink:type="simple" xlink:show="embed" xlink:actuate="onLoad" draw:mime-type="image/jpeg"/>
</draw:frame>
Presidential Joe Biden prepares public speech during his visit for Vilnius-Model for NATO Member States.</text:p>
      <text:p text:style-name="P4">
According to Ukrinform, the US Embassy press service in Lithuania reports on <text:a xlink:type="simple" xlink:href="http://www.facebook.com/vilnius.usembassy/posts/pfbid02mzkr7zDqzCCqEFLxRnnH64oNSB89o7d9DFhRRtn1Ly1x62dJE5L1J8f5po1fSrcYl" text:style-name="Internet_20_link" text:visited-style-name="Visited_20_Internet_20_Link">
Facebook</text:a>
.</text:p>
      <text:p text:style-name="P4">
"Президент Байден виступить з публічною промовою у Вільнюському університеті умісті Вільнюс, Литва, у середу, 12 липня, після завершення саміту НАТО", -йдеться у повідомленні.</text:p>
      <text:p text:style-name="P4">
«Литва є близьким союзником та партнером, а зв’язок між нашими країнамиміцніший, ніж будь-коли. Я з нетерпінням чекаю можливості взяти участь у ційісторичній події разом з народом Литви», – зазначив посол США у <text:a xlink:type="simple" xlink:href="https://www.ukrinform.ua/tag-litva" text:style-name="Internet_20_link" text:visited-style-name="Visited_20_Internet_20_Link">
 Литві</text:a>
Robert Gilcrist.</text:p>
      <text:p text:style-name="P4">
The event will be free and open to everyone. Those who come in advance will be able to perform the speech, as the entrance will be made by a live queue.</text:p>
      <text:p text:style-name="P4">
*!(https://www.ukrinform.ua/rubric-world/3733428-u-finlandii-vidnovili-vnutrisnij-pasportnij-kontrol-cerez-vizit-bajdena.html)It was reported that on July 11-12 in Vilnius there will be a NATO summit, during which Ukraine wants to obtain clear security guarantees and a clear perspective of the Alliance.</text:p>
      <text:p text:style-name="P4">
<text:span text:style-name="T5">
Foto: op</text:span>
</text:p>
      <text:p text:style-name="P4">
News Source: <text:a xlink:type="simple" xlink:href="https://www.ukrinform.ua/rubric-world/3733438-bajden-vistupit-iz-publicnou-promovou-u-vilnusi.html" text:style-name="Internet_20_link" text:visited-style-name="Visited_20_Internet_20_Link">
https://www.ukrinform.ua/rubric-world/3733438-bajden-vistupit-iz-publicnou-promovou-u-vilnusi.html</text:a>
</text:p>
      <!--NEWS-->
      <text:h text:style-name="P10" text:outline-level="1">
<text:span text:style-name="T4">
Zelensky awarded the title of Hero of Ukraine to the founder of the intelligence group "Sulfur Banquets"</text:span>
</text:h>
      <text:p text:style-name="P4">
Authors: Ukrinform (Person)</text:p>
      <text:p text:style-name="P4">
Publisher: Укринформ (Organization)</text:p>
      <text:p text:style-name="P4">
Published Time: 2023-07-09T12:09:50+03:00</text:p>
      <text:p text:style-name="P4">
Modified Time: 2023-07-09T12:09:50+03:00</text:p>
      <text:p text:style-name="P4">
Description: President Volodymyr Zelenskyy responded to the petition and awarded the title of Hero of Ukraine posthumously founder of the intelligence group "Besketters Sirko" of the 92nd OMBR Ivan Shchogolev. - Ukrinform.</text:p>
      <text:p text:style-name="P4">
Images: ['<text:a xlink:type="simple" xlink:href="https://static.ukrinform.com/photos/2023_06/thumb_files/630_360_1687808461-379.jpeg" text:style-name="Internet_20_link" text:visited-style-name="Visited_20_Internet_20_Link">
630_360_16878...</text:a>
']</text:p>
      <text:p text:style-name="P4">
Tags: ['Петиція', 'Розвідка', 'ЗСУ', 'Зеленський']</text:p>
      <text:p text:style-name="P4">
Type: Article</text:p>
      <!--METADATA-->
      <text:p text:style-name="P4">
<draw:frame draw:style-name="fr1" draw:name="Image96" text:anchor-type="as-char" svg:width="6.9236in" svg:height="3.956343in" draw:z-index="0">
<draw:image xlink:href="../Images/yкринформ/2023-07-09T12-09-50-03-00/630_360_1687808461-379.jpeg" xlink:type="simple" xlink:show="embed" xlink:actuate="onLoad" draw:mime-type="image/jpeg"/>
</draw:frame>
The Presidential Lordimir Zelensky responded to the petition and awarded the title of Hero of Ukraine by the founder of the intelligence group "Sirko's brave" of the 92nd OMBR Ivan Zhogolev.</text:p>
      <text:p text:style-name="P4">
Appropriate <text:a xlink:type="simple" xlink:href="https://www.president.gov.ua/documents/4102023-47465" text:style-name="Internet_20_link" text:visited-style-name="Visited_20_Internet_20_Link">
Decree</text:a>
 <text:a xlink:type="simple" xlink:href="https://www.president.gov.ua/documents/4102023-47465" text:style-name="Internet_20_link" text:visited-style-name="Visited_20_Internet_20_Link">
</text:a>
Published on the Site president, Ukrinform reports.</text:p>
      <text:p text:style-name="P4">
"For personal courage and heroism, revealed in the protection of state sovereignty of Tatertorial integrity of Ukraine, the selfless service of the Ukrainian people is awarded: to assign to Ivan Shchogolev the posthumous title of Hero of Ukraine TAVLD his Order" Golden Star ", - the text reads.</text:p>
      <text:p text:style-name="P4">
In response to <text:a xlink:type="simple" xlink:href="https://petition.president.gov.ua/petition/189292" text:style-name="Internet_20_link" text:visited-style-name="Visited_20_Internet_20_Link">
petition</text:a>
that was registered on April 12, Vladimir <text:a xlink:type="simple" xlink:href="https://www.ukrinform.ua/tag-zelenskij" text:style-name="Internet_20_link" text:visited-style-name="Visited_20_Internet_20_Link">
Zelensky</text:a>
He also thanked “who who has admitted to everyone, for an active civic position” and noted that the issue of worthy of determining every defender and defender who would defend Ukraine from Russian aggression pays much attention.</text:p>
      <text:p text:style-name="P4">
The petition, which was placed by the brothers of the deceased, supported more than 27 thousand Ukrainians.</text:p>
      <text:p text:style-name="P4">
Kharkiv <text:a xlink:type="simple" xlink:href="https://www.victims.memorial/people/ivan-shcheholev" text:style-name="Internet_20_link" text:visited-style-name="Visited_20_Internet_20_Link">
Ivan Shchogolev</text:a>
 ("Goldfinch")He died on March 25, 2023 in the course of the combat task during the Artobstil near the village of Berestovo in Kharkiv region. The defender was 24 years old.</text:p>
      <text:p text:style-name="P4">
<text:span text:style-name="T4">
 Read also: </text:span>
 <text:a xlink:type="simple" xlink:href="https://www.ukrinform.ua/rubric-ato/3733326-prezident-priznaciv-oleksia-pivnenka-komanduvacem-nacgvardii.html" text:style-name="Internet_20_link" text:visited-style-name="Visited_20_Internet_20_Link">
President appointed Alexander Pivnenko Commander <text:span text:style-name="T4">
 National Guard </text:span>
</text:a>
Since 2016 he has participated in the Russian-Ukrainian war. He fought in the Right Sector DUK, and subsequently signed a contract with the Armed Forces.</text:p>
      <text:p text:style-name="P4">
Schegol served in the 92nd separate mechanized brigade named after the Cossack Ataman Ivanasirk. He held the position of chief sergeant of the intelligence platoon. He founded the tailor "Sulfur Banquets". During the service, Szhangol was repeatedly identified by the awards command. In particular, in April 2022, a "for courage" received the third degree.</text:p>
      <text:p text:style-name="P4">
<text:span text:style-name="T5">
Foto: Presidential Office</text:span>
</text:p>
      <text:p text:style-name="P4">
News Source: <text:a xlink:type="simple" xlink:href="https://www.ukrinform.ua/rubric-ato/3733439-zelenskij-prisvoiv-zvanna-geroa-ukraini-zasnovniku-rozvidgrupi-besketniki-sirka.html" text:style-name="Internet_20_link" text:visited-style-name="Visited_20_Internet_20_Link">
https://www.ukrinform.ua/rubric-ato/3733439-zelenskij-prisvoiv-zvanna-geroa-ukraini-zasnovniku-rozvidgrupi-besketniki-sirka.html</text:a>
</text:p>
      <!--NEWS-->
      <text:h text:style-name="P10" text:outline-level="1">
<text:span text:style-name="T4">
In India's capital passed the strongest in 20 years of rains</text:span>
</text:h>
      <text:p text:style-name="P4">
Authors: Ukrinform (Person)</text:p>
      <text:p text:style-name="P4">
Publisher: Укринформ (Organization)</text:p>
      <text:p text:style-name="P4">
Published Time: 2023-07-09T12:18:00+03:00</text:p>
      <text:p text:style-name="P4">
Modified Time: 2023-07-09T12:18:00+03:00</text:p>
      <text:p text:style-name="P4">
Description: At least one person has died as a result of the strongest in the last 20 years, showed in the capital of India - Delhi. - Ukrinform.</text:p>
      <text:p text:style-name="P4">
Images: ['<text:a xlink:type="simple" xlink:href="https://static.ukrinform.com/photos/2023_07/thumb_files/630_360_1688894130-230.jpg" text:style-name="Internet_20_link" text:visited-style-name="Visited_20_Internet_20_Link">
630_360_16888...</text:a>
']</text:p>
      <text:p text:style-name="P4">
Tags: ['Дощ', 'Індія', 'Підтоплення']</text:p>
      <text:p text:style-name="P4">
Type: Article</text:p>
      <!--METADATA-->
      <text:p text:style-name="P4">
<draw:frame draw:style-name="fr1" draw:name="Image97" text:anchor-type="as-char" svg:width="6.9236in" svg:height="3.956343in" draw:z-index="0">
<draw:image xlink:href="../Images/yкринформ/2023-07-09T12-18-00-03-00/630_360_1688894130-230.jpg" xlink:type="simple" xlink:show="embed" xlink:actuate="onLoad" draw:mime-type="image/jpeg"/>
</draw:frame>
The lowest person has died as a result of the strongest in the last 20 years the drains in the capital of the India - Delhi.</text:p>
      <text:p text:style-name="P4">
As Ukrinform reports, it reports <text:a xlink:type="simple" xlink:href="https://www.ndtv.com/india-news/heavy-rain-batters-north-india-more-showers-predicted-today-4190636" text:style-name="Internet_20_link" text:visited-style-name="Visited_20_Internet_20_Link">
NDTV</text:a>
.</text:p>
      <text:p text:style-name="P4">
As it is noted, 153 mm of rainfall in 24 hours was recorded in the city, which is the most in July 1982.</text:p>
      <text:p text:style-name="P4">
There was heavy rain in Delhi and adjacent areas. Several parts of the circulatory have been switched off through bad weather.</text:p>
      <text:p text:style-name="P4">
As a result of the bad weather, a 58-year-old woman was killed in Delhi, her quarryers fell on her. In addition, four people were killed as a result of powerful <text:a xlink:type="simple" xlink:href="https://www.ukrinform.ua/tag-dos" text:style-name="Internet_20_link" text:visited-style-name="Visited_20_Internet_20_Link">
rains</text:a>
Rajasthan in the last 24 hours.</text:p>
      <text:p text:style-name="P4">
<text:span text:style-name="T4">
 Read also: </text:span>
 <text:a xlink:type="simple" xlink:href="https://www.ukrinform.ua/rubric-world/3730058-v-indonezii-stavsa-potuznij-zemletrus.html" text:style-name="Internet_20_link" text:visited-style-name="Visited_20_Internet_20_Link">
in Indonesia there is a powerful <text:span text:style-name="T4">
 earthquake </text:span>
</text:a>
Indian Metrological Department(IMD)It predicts the extremely heavy rainfall, Haranya, Himachal Prasha, Uttarakhanda, Rajastan, Punjab Tajamma and Kashmir.</text:p>
      <text:p text:style-name="P4">
According to Ukrinform, on July 3 in the southwestern region of Japan, Kusya was a heavy rain, which resulted in a bridge collapsed, and about 360 thousand inhabitants were evacuated in the city of Kumammoto.</text:p>
      <text:p text:style-name="P4">
<text:span text:style-name="T5">
Foto: ani</text:span>
</text:p>
      <text:p text:style-name="P4">
News Source: <text:a xlink:type="simple" xlink:href="https://www.ukrinform.ua/rubric-world/3733442-u-stolici-indii-projsli-najsilnisi-za-20-rokiv-dosi.html" text:style-name="Internet_20_link" text:visited-style-name="Visited_20_Internet_20_Link">
https://www.ukrinform.ua/rubric-world/3733442-u-stolici-indii-projsli-najsilnisi-za-20-rokiv-dosi.html</text:a>
</text:p>
      <!--NEWS-->
      <text:h text:style-name="P10" text:outline-level="1">
<text:span text:style-name="T4">
Elton John has completed a five -year farewell tour</text:span>
</text:h>
      <text:p text:style-name="P4">
Authors: Ukrinform (Person)</text:p>
      <text:p text:style-name="P4">
Publisher: Укринформ (Organization)</text:p>
      <text:p text:style-name="P4">
Published Time: 2023-07-09T12:24:23+03:00</text:p>
      <text:p text:style-name="P4">
Modified Time: 2023-07-09T12:24:23+03:00</text:p>
      <text:p text:style-name="P4">
Description: The world -famous British musician Elton John has completed his farewell tour, which lasted five years, with a concert in Stockholm. - Ukrinform.</text:p>
      <text:p text:style-name="P4">
Images: ['<text:a xlink:type="simple" xlink:href="https://static.ukrinform.com/photos/2018_06/thumb_files/630_360_1529399413-8098.jpg" text:style-name="Internet_20_link" text:visited-style-name="Visited_20_Internet_20_Link">
630_360_15293...</text:a>
']</text:p>
      <text:p text:style-name="P4">
Tags: ['Британія', 'Концерт', 'Музикант', 'співак']</text:p>
      <text:p text:style-name="P4">
Type: Article</text:p>
      <!--METADATA-->
      <text:p text:style-name="P4">
<draw:frame draw:style-name="fr1" draw:name="Image98" text:anchor-type="as-char" svg:width="6.9236in" svg:height="3.956343in" draw:z-index="0">
<draw:image xlink:href="../Images/yкринформ/2023-07-09T12-24-23-03-00/630_360_1529399413-8098.jpg" xlink:type="simple" xlink:show="embed" xlink:actuate="onLoad" draw:mime-type="image/jpeg"/>
</draw:frame>
The world -famous British musician Elton John has completed his farewell, which lasted five years, a concert in Stockholm.</text:p>
      <text:p text:style-name="P4">
As Ukrinform reports, it reports <text:a xlink:type="simple" xlink:href="https://www.bbc.com/news/entertainment-arts-66145901" text:style-name="Internet_20_link" text:visited-style-name="Visited_20_Internet_20_Link">
BBC</text:a>
.</text:p>
      <text:p text:style-name="P4">
The final concert of the tour in the capital of Sweden lasted on Saturday night more than two hours.</text:p>
      <text:p text:style-name="P4">
The 76-year-old musician is the winner of the five Grammy awards. His career lasted 50 years, during which Elton John managed to give almost 4600 concerts in different countries of the world.</text:p>
      <text:p text:style-name="P4">
Sir Elton John started the world farewell tour Farewell Yellow Brick Road(Farewell to the road of yellow brick)whose name is similar to one of the musician's songs, in 2018 in North America.  <text:a xlink:type="simple" xlink:href="https://www.ukrinform.ua/tag-muzikant" text:style-name="Internet_20_link" text:visited-style-name="Visited_20_Internet_20_Link">
Musician</text:a>
He confirmed that he would never be more toured, but in the future one concert can give in the future.</text:p>
      <text:p text:style-name="P4">
<text:span text:style-name="T4">
 Read also: </text:span>
 <text:a xlink:type="simple" xlink:href="https://www.ukrinform.ua/rubric-culture/3732944-dudarik-na-festivali-u-latvii-vikonav-gimn-ukraini-iz-15-tisacami-horistiv.html" text:style-name="Internet_20_link" text:visited-style-name="Visited_20_Internet_20_Link">
"<text:span text:style-name="T4">
 Dudaryk </text:span>
" at the festival in Latvia performed a hymn of Ukraine with 15 thousand choirs</text:a>
According to Billboard, Elton's last concert tour of John was the most in history - the profits from the sale of tickets were 900 million dollars in the United States.</text:p>
      <text:p text:style-name="P4">
As reported by Ukrinform, Elton John Elton John AidsFoundation has allocated $ 125,000 for the purchase of blood biochemical bloodformers for Ukraine.</text:p>
      <text:p text:style-name="P4">
News Source: <text:a xlink:type="simple" xlink:href="https://www.ukrinform.ua/rubric-culture/3733444-elton-dzon-zaversiv-patiricnij-prosalnij-tur.html" text:style-name="Internet_20_link" text:visited-style-name="Visited_20_Internet_20_Link">
https://www.ukrinform.ua/rubric-culture/3733444-elton-dzon-zaversiv-patiricnij-prosalnij-tur.html</text:a>
</text:p>
      <!--NEWS-->
      <text:h text:style-name="P10" text:outline-level="1">
<text:span text:style-name="T4">
Russian artillery shelled Nikopol today</text:span>
</text:h>
      <text:p text:style-name="P4">
Authors: liveuamap (Language: en)</text:p>
      <text:p text:style-name="P4">
Time: 2023-07-09T12:39:38</text:p>
      <text:p text:style-name="P4">
Location: Zaporizhia (Latitude:47.56367 Longtitude:34.39459)</text:p>
      <text:p text:style-name="P4">
Videos: []</text:p>
      <text:p text:style-name="P4">
Images: ["<text:a xlink:type="simple" xlink:href="https://liveuamap.com/pics/2023/07/09/22574893_0.jpg" text:style-name="Internet_20_link" text:visited-style-name="Visited_20_Internet_20_Link">
22574893_0.jpg</text:a>
", "<text:a xlink:type="simple" xlink:href="https://liveuamap.com/pics/2023/07/09/22574893_1.jpg" text:style-name="Internet_20_link" text:visited-style-name="Visited_20_Internet_20_Link">
22574893_1.jpg</text:a>
", "<text:a xlink:type="simple" xlink:href="https://liveuamap.com/pics/2023/07/09/22574893_2.jpg" text:style-name="Internet_20_link" text:visited-style-name="Visited_20_Internet_20_Link">
22574893_2.jpg</text:a>
", "<text:a xlink:type="simple" xlink:href="https://liveuamap.com/pics/2023/07/09/22574893_3.jpg" text:style-name="Internet_20_link" text:visited-style-name="Visited_20_Internet_20_Link">
22574893_3.jpg</text:a>
"]</text:p>
      <text:p text:style-name="P4">
Tags: ["Europe", "Central and Eastern Europe"]</text:p>
      <text:p text:style-name="P4">
Id: 22574893</text:p>
      <!--METADATA-->
      <text:p text:style-name="P4">
Russian artillery shelled Nikopol today</text:p>
      <text:p text:style-name="P4">
<draw:frame draw:style-name="fr1" draw:name="Image100" text:anchor-type="as-char" svg:width="6.9236in" svg:height="4.612849in" draw:z-index="0">
<draw:image xlink:href="../Images/liveuamap/2023-07-09T12-39-38/22574893_1.jpg" xlink:type="simple" xlink:show="embed" xlink:actuate="onLoad" draw:mime-type="image/jpeg"/>
</draw:frame>
<draw:frame draw:style-name="fr1" draw:name="Image101" text:anchor-type="as-char" svg:width="6.9236in" svg:height="5.149428in" draw:z-index="0">
<draw:image xlink:href="../Images/liveuamap/2023-07-09T12-39-38/22574893_2.jpg" xlink:type="simple" xlink:show="embed" xlink:actuate="onLoad" draw:mime-type="image/jpeg"/>
</draw:frame>
<draw:frame draw:style-name="fr1" draw:name="Image102" text:anchor-type="as-char" svg:width="6.9236in" svg:height="5.1927in" draw:z-index="0">
<draw:image xlink:href="../Images/liveuamap/2023-07-09T12-39-38/22574893_3.jpg" xlink:type="simple" xlink:show="embed" xlink:actuate="onLoad" draw:mime-type="image/jpeg"/>
</draw:frame>
News Collection Link: <text:a xlink:type="simple" xlink:href="https:\/\/liveuamap.com\/en\/2023\/9-july-russian-artillery-shelled-nikopol-today" text:style-name="Internet_20_link" text:visited-style-name="Visited_20_Internet_20_Link">
https:\/\/liveuamap.com\/en\/2023\/9-july-russian-artillery-shelled-nikopol-today</text:a>
</text:p>
      <text:p text:style-name="P4">
News Source: <text:a xlink:type="simple" xlink:href="https://t.me/dneproperatyv/67584" text:style-name="Internet_20_link" text:visited-style-name="Visited_20_Internet_20_Link">
https://t.me/dneproperatyv/67584</text:a>
</text:p>
      <!--NEWS-->
      <text:h text:style-name="P10" text:outline-level="1">
<text:span text:style-name="T4">
There is no water in Konotop</text:span>
</text:h>
      <text:p text:style-name="P4">
Authors: Ukrinform (Person)</text:p>
      <text:p text:style-name="P4">
Publisher: Укринформ (Organization)</text:p>
      <text:p text:style-name="P4">
Published Time: 2023-07-09T12:41:00+03:00</text:p>
      <text:p text:style-name="P4">
Modified Time: 2023-07-09T12:41:00+03:00</text:p>
      <text:p text:style-name="P4">
Description: In Konotop in Sumy region, water supply was stopped due to the disconnection. - Ukrinform.</text:p>
      <text:p text:style-name="P4">
Images: ['<text:a xlink:type="simple" xlink:href="https://static.ukrinform.com/photos/2020_01/thumb_files/630_360_1580371360-546.jpg" text:style-name="Internet_20_link" text:visited-style-name="Visited_20_Internet_20_Link">
630_360_15803...</text:a>
']</text:p>
      <text:p text:style-name="P4">
Tags: ['Конотоп', 'Сумщина', 'Вода', 'Електропостачання']</text:p>
      <text:p text:style-name="P4">
Type: Article</text:p>
      <!--METADATA-->
      <text:p text:style-name="P4">
<draw:frame draw:style-name="fr1" draw:name="Image103" text:anchor-type="as-char" svg:width="6.9236in" svg:height="3.956343in" draw:z-index="0">
<draw:image xlink:href="../Images/yкринформ/2023-07-09T12-41-00-03-00/630_360_1580371360-546.jpg" xlink:type="simple" xlink:show="embed" xlink:actuate="onLoad" draw:mime-type="image/jpeg"/>
</draw:frame>
In Konotopin Sumy region, water supply was stopped due to the disconnection.</text:p>
      <text:p text:style-name="P4">
This was reported in <text:a xlink:type="simple" xlink:href="https://www.facebook.com/permalink.php" text:style-name="Internet_20_link" text:visited-style-name="Visited_20_Internet_20_Link">
Facebook</text:a>
Konotop Vodokanal, reports Ukrinform.</text:p>
      <text:p text:style-name="P4">
“On July 9, due to the lack of power supply on the central water intake <text:a xlink:type="simple" xlink:href="https://www.ukrinform.ua/tag-voda" text:style-name="Internet_20_link" text:visited-style-name="Visited_20_Internet_20_Link">
water</text:a>
There is no in the city, the supply of water will be different after the electricity is connected to our facilities, ”the presentation reads.</text:p>
      <text:p text:style-name="P4">
*!(https://www.ukrinform.ua/rubric-regions/3733419-na-harkivsini-cerez-negodu-bez-svitla-zalisilisa-15-naselenih-punktiv.html)As reported by Ukrinform, in the Poltava region after a night thunderstorm of non -electropolies <text:a xlink:type="simple" xlink:href="https://www.ukrinform.ua/rubric-regions/3733378-na-poltavsini-cerez-grozu-znestrumleni-42-naseleni-punkti.html" text:style-name="Internet_20_link" text:visited-style-name="Visited_20_Internet_20_Link">
</text:a>
<text:a xlink:type="simple" xlink:href="https://www.ukrinform.ua/rubric-regions/3733378-na-poltavsini-cerez-grozu-znestrumleni-42-naseleni-punkti.html" text:style-name="Internet_20_link" text:visited-style-name="Visited_20_Internet_20_Link">
left</text:a>
 <text:a xlink:type="simple" xlink:href="https://www.ukrinform.ua/rubric-regions/3733378-na-poltavsini-cerez-grozu-znestrumleni-42-naseleni-punkti.html" text:style-name="Internet_20_link" text:visited-style-name="Visited_20_Internet_20_Link">
 </text:a>
42 settlements.</text:p>
      <text:p text:style-name="P4">
News Source: <text:a xlink:type="simple" xlink:href="https://www.ukrinform.ua/rubric-regions/3733453-u-konotopi-nemae-vodi-znestrumlenij-vodozabir.html" text:style-name="Internet_20_link" text:visited-style-name="Visited_20_Internet_20_Link">
https://www.ukrinform.ua/rubric-regions/3733453-u-konotopi-nemae-vodi-znestrumlenij-vodozabir.html</text:a>
</text:p>
      <!--NEWS-->
      <text:h text:style-name="P10" text:outline-level="1">
<text:span text:style-name="T4">
Explosions reported at Russian base north to Melitopol</text:span>
</text:h>
      <text:p text:style-name="P4">
Authors: liveuamap (Language: en)</text:p>
      <text:p text:style-name="P4">
Time: 2023-07-09T12:42:20</text:p>
      <text:p text:style-name="P4">
Location: Melitopol, Zaporizhzhia (Latitude:46.9875 Longtitude:35.45975)</text:p>
      <text:p text:style-name="P4">
Videos: []</text:p>
      <text:p text:style-name="P4">
Images: ["<text:a xlink:type="simple" xlink:href="https://liveuamap.com/pics/2023/07/09/22574894_0.jpg" text:style-name="Internet_20_link" text:visited-style-name="Visited_20_Internet_20_Link">
22574894_0.jpg</text:a>
"]</text:p>
      <text:p text:style-name="P4">
Tags: []</text:p>
      <text:p text:style-name="P4">
Id: 22574894</text:p>
      <!--METADATA-->
      <text:p text:style-name="P4">
Explosions reported at Russian base north to Melitopol</text:p>
      <text:p text:style-name="P4">
<draw:frame draw:style-name="fr1" draw:name="Image104" text:anchor-type="as-char" svg:width="6.9236in" svg:height="5.98026in" draw:z-index="0">
<draw:image xlink:href="../Images/liveuamap/2023-07-09T12-42-20/22574894_0.jpg" xlink:type="simple" xlink:show="embed" xlink:actuate="onLoad" draw:mime-type="image/jpeg"/>
</draw:frame>
News Collection Link: <text:a xlink:type="simple" xlink:href="https:\/\/liveuamap.com\/en\/2023\/9-july-explosions-reported-at-russian-base-north-to-melitopol" text:style-name="Internet_20_link" text:visited-style-name="Visited_20_Internet_20_Link">
https:\/\/liveuamap.com\/en\/2023\/9-july-explosions-reported-at-russian-base-north-to-melitopol</text:a>
</text:p>
      <text:p text:style-name="P4">
News Source: <text:a xlink:type="simple" xlink:href="https://t.me/ukrpravda_news/32985" text:style-name="Internet_20_link" text:visited-style-name="Visited_20_Internet_20_Link">
https://t.me/ukrpravda_news/32985</text:a>
</text:p>
      <!--NEWS-->
      <text:h text:style-name="P10" text:outline-level="1">
<text:span text:style-name="T4">
France will buy the US anti -tank hellfire missiles for over $ 200 million</text:span>
</text:h>
      <text:p text:style-name="P4">
Authors: Ukrinform (Person)</text:p>
      <text:p text:style-name="P4">
Publisher: Укринформ (Organization)</text:p>
      <text:p text:style-name="P4">
Published Time: 2023-07-09T12:43:00+03:00</text:p>
      <text:p text:style-name="P4">
Modified Time: 2023-07-09T23:43:00+03:00</text:p>
      <text:p text:style-name="P4">
Description: The US State Department has approved the possible sale of France for AGM-114R2 Hellfire missiles and related equipment with a estimated cost of $ 203 million. - Ukrinform.</text:p>
      <text:p text:style-name="P4">
Images: ['<text:a xlink:type="simple" xlink:href="https://static.ukrinform.com/photos/2016_01/thumb_files/630_360_1452247972-9694-hellfire.jpg" text:style-name="Internet_20_link" text:visited-style-name="Visited_20_Internet_20_Link">
630_360_14522...</text:a>
']</text:p>
      <text:p text:style-name="P4">
Tags: ['Франція', 'Оборона', 'Ракета', 'США']</text:p>
      <text:p text:style-name="P4">
Type: Article</text:p>
      <!--METADATA-->
      <text:p text:style-name="P4">
<draw:frame draw:style-name="fr1" draw:name="Image105" text:anchor-type="as-char" svg:width="6.9236in" svg:height="3.956343in" draw:z-index="0">
<draw:image xlink:href="../Images/yкринформ/2023-07-09T12-43-00-03-00/630_360_1452247972-9694-hellfire.jpg" xlink:type="simple" xlink:show="embed" xlink:actuate="onLoad" draw:mime-type="image/jpeg"/>
</draw:frame>
The US State Department has approved the possible sale of France for AGM-114R2hellfire missiles and related equipment with an approximate value of $ 203 million.</text:p>
      <text:p text:style-name="P4">
As Ukrinform reports, <text:a xlink:type="simple" xlink:href="https://www.dsca.mil/press-media/major-arms-sales/france-hellfire-missiles" text:style-name="Internet_20_link" text:visited-style-name="Visited_20_Internet_20_Link">
reports</text:a>
Department of Military Workers of the US Department of Defense.</text:p>
      <text:p text:style-name="P4">
The Office reported this operation by Congress.</text:p>
      <text:p text:style-name="P4">
The French government has asked to buy up to 1 515 such missiles. The main contractor will be the American corporation Lockheed Martin.</text:p>
      <text:p text:style-name="P4">
<text:span text:style-name="T4">
 Read also: </text:span>
 <text:span text:style-name="T4">
 <text:a xlink:type="simple" xlink:href="https://www.ukrinform.ua/rubric-world/3716083-polsa-kupila-u-ssa-protitankovi-raketi-hellfire.html" text:style-name="Internet_20_link" text:visited-style-name="Visited_20_Internet_20_Link">
Poland bought the US Anti -Tank Missiles Hellfire</text:a>
</text:span>
</text:p>
      <text:p text:style-name="P4">
It is noted that this sale will help to strengthen the security of NATO country, which is a self -important factor in political stability and economic progress in Europe.</text:p>
      <text:p text:style-name="P4">
AGM-114R2 Hellfire-Controlled Anti-Tank <text:span text:style-name="T4">
 <text:a xlink:type="simple" xlink:href="https://www.ukrinform.ua/tag-raketa" text:style-name="Internet_20_link" text:visited-style-name="Visited_20_Internet_20_Link">
rocket</text:a>
</text:span>
 Air - Earth class, which is launched without direct visual contact with the target of helicopters, aircraft, drones, as well as from land vehicles. Is directed by the radiation laser or other systems.</text:p>
      <text:p text:style-name="P4">
News Source: <text:a xlink:type="simple" xlink:href="https://www.ukrinform.ua/rubric-world/3733623-francia-kupit-u-ssa-protitankovi-raketi-hellfire-na-ponad-200-miljoniv.html" text:style-name="Internet_20_link" text:visited-style-name="Visited_20_Internet_20_Link">
https://www.ukrinform.ua/rubric-world/3733623-francia-kupit-u-ssa-protitankovi-raketi-hellfire-na-ponad-200-miljoniv.html</text:a>
</text:p>
      <!--NEWS-->
      <text:h text:style-name="P10" text:outline-level="1">
<text:span text:style-name="T4">
Carpathian-2 players will perform in the second league</text:span>
</text:h>
      <text:p text:style-name="P4">
Authors: Ukrinform (Person)</text:p>
      <text:p text:style-name="P4">
Publisher: Укринформ (Organization)</text:p>
      <text:p text:style-name="P4">
Published Time: 2023-07-09T12:57:00+03:00</text:p>
      <text:p text:style-name="P4">
Modified Time: 2023-07-09T12:57:00+03:00</text:p>
      <text:p text:style-name="P4">
Description: The Carpathian-2 Lviv was allowed to participate in the Ukrainian football championship among the teams of the Second League-Ukrinform.</text:p>
      <text:p text:style-name="P4">
Images: ['<text:a xlink:type="simple" xlink:href="https://static.ukrinform.com/photos/2023_07/thumb_files/630_360_1688896620-610.jpg" text:style-name="Internet_20_link" text:visited-style-name="Visited_20_Internet_20_Link">
630_360_16888...</text:a>
']</text:p>
      <text:p text:style-name="P4">
Tags: ['Футбол', 'Карпати']</text:p>
      <text:p text:style-name="P4">
Type: Article</text:p>
      <!--METADATA-->
      <text:p text:style-name="P4">
<draw:frame draw:style-name="fr1" draw:name="Image106" text:anchor-type="as-char" svg:width="6.9236in" svg:height="3.956343in" draw:z-index="0">
<draw:image xlink:href="../Images/yкринформ/2023-07-09T12-57-00-03-00/630_360_1688896620-610.jpg" xlink:type="simple" xlink:show="embed" xlink:actuate="onLoad" draw:mime-type="image/jpeg"/>
</draw:frame>
The Carpathians-2 Lviv was allowed to participate in the Ukrainian Football Championship of the Second League Football</text:p>
      <text:p text:style-name="P4">
As became known <text:a xlink:type="simple" xlink:href="https://sport.ua/uk/news/633257-karpatam-2-dozvolili-priynyati-uchast-u-chempionati-drugoi-ligi" text:style-name="Internet_20_link" text:visited-style-name="Visited_20_Internet_20_Link">
Sport.ua</text:a>
, Carpathian reservists, as well as the main team, which will be in the first division, will hold their calendar matches at the stadium "Ukraine", Ukrinform reports.</text:p>
      <text:p text:style-name="P4">
According to the source, the Karpaty-2 teams will be made by young wards in the past defender of "green and white" Vladimir Vilchynsky, which sometimes performed in the championship of Lviv region. The team's management also deals with a group of players, who for some reasons will not be suitable for "Carpathians", but which will continue to calculate the head coach of the main commissioner Markkevich.</text:p>
      <text:p text:style-name="P4">
<text:span text:style-name="T4">
 Read also: </text:span>
 <text:a xlink:type="simple" xlink:href="https://www.ukrinform.ua/rubric-sports/3733310-armolenko-zabiv-persij-gol-za-dinamo-pisla-povernenna.html" text:style-name="Internet_20_link" text:visited-style-name="Visited_20_Internet_20_Link">
Yarmolenko scored the first goal for Dynamo after returning</text:a>
Interestingly, in the first round of the Carpathian -2 season, they will be measured by the forces of the Vlivsky Derby - with the "Movement -2" - another newcomeer of the second league.</text:p>
      <text:p text:style-name="P4">
News Source: <text:a xlink:type="simple" xlink:href="https://www.ukrinform.ua/rubric-sports/3733457-futbolisti-karpat2-vistupatimut-u-drugij-lizi.html" text:style-name="Internet_20_link" text:visited-style-name="Visited_20_Internet_20_Link">
https://www.ukrinform.ua/rubric-sports/3733457-futbolisti-karpat2-vistupatimut-u-drugij-lizi.html</text:a>
</text:p>
      <!--NEWS-->
      <text:h text:style-name="P10" text:outline-level="1">
<text:span text:style-name="T4">
The king stated that the movement of "Wagnerians" is a rotation rather than exit from the country</text:span>
</text:h>
      <text:p text:style-name="P4">
Authors: Ukrinform (Person)</text:p>
      <text:p text:style-name="P4">
Publisher: Укринформ (Organization)</text:p>
      <text:p text:style-name="P4">
Published Time: 2023-07-09T12:59:42+03:00</text:p>
      <text:p text:style-name="P4">
Modified Time: 2023-07-09T12:59:42+03:00</text:p>
      <text:p text:style-name="P4">
Description: Against the background of the report of several hundred mercenaries of Wagner PEC from the Central African Republic, the local authorities assure that it is only a rotation, not withdrawing this formation from the country. - Ukrinform.</text:p>
      <text:p text:style-name="P4">
Images: ['<text:a xlink:type="simple" xlink:href="https://static.ukrinform.com/photos/2018_07/thumb_files/630_360_1532610214-8176.jpg" text:style-name="Internet_20_link" text:visited-style-name="Visited_20_Internet_20_Link">
630_360_15326...</text:a>
']</text:p>
      <text:p text:style-name="P4">
Tags: ['Центральноафриканська Республіка', 'Росія', 'Російські військові', 'ПВК "Вагнера"']</text:p>
      <text:p text:style-name="P4">
Type: Article</text:p>
      <!--METADATA-->
      <text:p text:style-name="P4">
<draw:frame draw:style-name="fr1" draw:name="Image107" text:anchor-type="as-char" svg:width="6.9236in" svg:height="3.956343in" draw:z-index="0">
<draw:image xlink:href="../Images/yкринформ/2023-07-09T12-59-42-03-00/630_360_1532610214-8176.jpg" xlink:type="simple" xlink:show="embed" xlink:actuate="onLoad" draw:mime-type="image/jpeg"/>
</draw:frame>
On the shakes of the departure of several hundred mercenaries of the Wagner PEC from the Central African Republic, the local authorities assure that it is only rotation, not withdrawing this formation from the country.</text:p>
      <text:p text:style-name="P4">
According to Ukrinform, the agency [Reuters] reports it(https://www.reuters.com/world/africa/central-african-republic-says-wagner-troop-movement-is-rotation-not-departure-2023-07-08/).</text:p>
      <text:p text:style-name="P4">
The government of the king made a statement about the recent movement of hundreds of Russian peoples from [Wagner PVC]](https://www.ukrinform.ua/tag-pvk-vagnera)from Ukraine. Contrary to speculation about the exit from the country, the spokesman Presidents said that movement is part of the usual rotation of forces. This explanation was provided on Saturday against the backdrop of escalation of anxiety about the future presence of Wagner PPVC in the region.</text:p>
      <text:p text:style-name="P4">
Presidential Presidential Tsar Albert Yaloke Mokpem denied rumors during a pre -conference in the capital of the country in Bangi. “This is not the final drainage, aroction. Some went and others will come, ”he said.</text:p>
      <text:p text:style-name="P4">
The departure of a considerable number of mercenaries Wagner with a plane with the king in the last days has called for the assumption that this formation leaves the country. The Russian PEC has been providing the "assistance" by the King since 2018, helping to suppress the uprising against the authorities.</text:p>
      <text:p text:style-name="P4">
The unsuccessful rebellion of the Wagner PEC in the Russian Federation at the end of June nourishes rumors of the future of the Wagner group not only in the king, but also in some other countries and the Middle East.</text:p>
      <text:p text:style-name="P4">
As it was reported, the leader of PEC "Wagner" Yevhen Prigogin announced Demarsh against the Russian military leadership, in particular against the Ministry of Defense of the Russian Federation Sergey Shoig.</text:p>
      <text:p text:style-name="P4">
*!(https://www.ukrinform.ua/rubric-world/3732979-u-sirii-blokuvali-vagnerivciv-pid-cas-zakolotu-prigozina-reuters.html)Oleksandr Lukashenko negotiated with Prigogin, after which he stated that the groups of the group return to the field camps.</text:p>
      <text:p text:style-name="P4">
Subsequently, Lukashenko confirmed the arrival of Prigogine in Belarus.</text:p>
      <text:p text:style-name="P4">
Putin, in turn, stated that the Wagnets can sign a contract by the Island Defense Ministry or go to Belarus.</text:p>
      <text:p text:style-name="P4">
News Source: <text:a xlink:type="simple" xlink:href="https://www.ukrinform.ua/rubric-world/3733459-u-car-zaavili-so-peremisenna-vagnerivciv-e-rotacieu-a-ne-vihodom-iz-kraini.html" text:style-name="Internet_20_link" text:visited-style-name="Visited_20_Internet_20_Link">
https://www.ukrinform.ua/rubric-world/3733459-u-car-zaavili-so-peremisenna-vagnerivciv-e-rotacieu-a-ne-vihodom-iz-kraini.html</text:a>
</text:p>
      <!--NEWS-->
      <text:h text:style-name="P10" text:outline-level="1">
<text:span text:style-name="T4">
In Kharkiv during bad weather, more than 130 trees fell</text:span>
</text:h>
      <text:p text:style-name="P4">
Authors: Ukrinform (Person)</text:p>
      <text:p text:style-name="P4">
Publisher: Укринформ (Organization)</text:p>
      <text:p text:style-name="P4">
Published Time: 2023-07-09T13:02:55+03:00</text:p>
      <text:p text:style-name="P4">
Modified Time: 2023-07-09T13:02:55+03:00</text:p>
      <text:p text:style-name="P4">
Description: In Kharkiv, more than 130 trees and hundreds of branches fell in the adjoining territories and in the parks during bad weather, without victims. - Ukrinform.</text:p>
      <text:p text:style-name="P4">
Images: ['<text:a xlink:type="simple" xlink:href="https://static.ukrinform.com/photos/2023_07/thumb_files/630_360_1688896813-798.jpg" text:style-name="Internet_20_link" text:visited-style-name="Visited_20_Internet_20_Link">
630_360_16888...</text:a>
']</text:p>
      <text:p text:style-name="P4">
Tags: ['Харків', 'Негода', 'Дерева']</text:p>
      <text:p text:style-name="P4">
Type: Article</text:p>
      <!--METADATA-->
      <text:p text:style-name="P4">
<draw:frame draw:style-name="fr1" draw:name="Image108" text:anchor-type="as-char" svg:width="6.9236in" svg:height="3.956343in" draw:z-index="0">
<draw:image xlink:href="../Images/yкринформ/2023-07-09T13-02-55-03-00/630_360_1688896813-798.jpg" xlink:type="simple" xlink:show="embed" xlink:actuate="onLoad" draw:mime-type="image/jpeg"/>
</draw:frame>
In Kharkovin, more than 130 -branches and hundreds of branches fell during the bad weather and in the parks.</text:p>
      <text:p text:style-name="P4">
This was reported in <text:a xlink:type="simple" xlink:href="http://t.me/citykharkivua/34634" text:style-name="Internet_20_link" text:visited-style-name="Visited_20_Internet_20_Link">
telegram</text:a>
press service of Akharkiv City Council, reports Ukrinform.</text:p>
      <text:p text:style-name="P4">
“As of the morning of July 9 because of <text:a xlink:type="simple" xlink:href="https://www.ukrinform.ua/tag-negoda" text:style-name="Internet_20_link" text:visited-style-name="Visited_20_Internet_20_Link">
badge</text:a>
134 trees and 407 branches fell in the adjoining territories. Workers of KP "Kharkiv Slavorasti" spray and export them from the yards. Most victimsalt and Nemyshlyansky districts, ”the message reads.</text:p>
      <text:p text:style-name="P4">
According to the City Council, trees and branches, in some cases, the NAELEKTEMBER has fallen, there is also a fall on the roadway.</text:p>
      <text:p text:style-name="P4">
The consequences of bad weather are eliminated with the SES employees.</text:p>
      <text:p text:style-name="P4">
More than one hundred employees of the city KP and more than 30 vehicles are involved in the recreation areas.</text:p>
      <text:p text:style-name="P4">
<text:span text:style-name="T4">
 Read also: </text:span>
 <text:a xlink:type="simple" xlink:href="https://www.ukrinform.ua/rubric-regions/3733391-v-ivanofrankivskij-oblasti-cerez-zlivi-zalisautsa-pidtoplenimi-229-dvoriv.html" text:style-name="Internet_20_link" text:visited-style-name="Visited_20_Internet_20_Link">
in the Ivano-Frankivsk region because of the showers remain <text:span text:style-name="T4">
 flooded </text:span>
 229 yards</text:a>
It was reported that in Kharkiv region because of the bad weather, which began on the evening of July 8, <text:a xlink:type="simple" xlink:href="https://www.ukrinform.ua/rubric-regions/3733419-na-harkivsini-cerez-negodu-bez-svitla-zalisilisa-15-naselenih-punktiv.html" text:style-name="Internet_20_link" text:visited-style-name="Visited_20_Internet_20_Link">
Deconstructed</text:a>
15 inhabited plants, in the regional center - local shutdowns due to the fall of trees. Kharkivoblenergo is promised to complete emergency repair work by the end of the day.</text:p>
      <text:p text:style-name="P4">
News Source: <text:a xlink:type="simple" xlink:href="https://www.ukrinform.ua/rubric-regions/3733460-u-harkovi-pid-cas-negodi-vpalo-bils-ak-130-derev.html" text:style-name="Internet_20_link" text:visited-style-name="Visited_20_Internet_20_Link">
https://www.ukrinform.ua/rubric-regions/3733460-u-harkovi-pid-cas-negodi-vpalo-bils-ak-130-derev.html</text:a>
</text:p>
      <!--NEWS-->
      <text:h text:style-name="P10" text:outline-level="1">
<text:span text:style-name="T4">
In Warsaw, police became a border between a pro -Russian rally and Ukrainian activists</text:span>
</text:h>
      <text:p text:style-name="P4">
Authors: Ukrinform (Person)</text:p>
      <text:p text:style-name="P4">
Publisher: Укринформ (Organization)</text:p>
      <text:p text:style-name="P4">
Published Time: 2023-07-09T13:27:00+03:00</text:p>
      <text:p text:style-name="P4">
Modified Time: 2023-07-09T13:27:00+03:00</text:p>
      <text:p text:style-name="P4">
Description: In Warsaw, the pro -Russian forces aggressively responded to activists with Ukrainian flags under the Embassy of Ukraine. - Ukrinform.</text:p>
      <text:p text:style-name="P4">
Images: ['<text:a xlink:type="simple" xlink:href="https://static.ukrinform.com/photos/2023_07/thumb_files/630_360_1688897490-9266.jpeg" text:style-name="Internet_20_link" text:visited-style-name="Visited_20_Internet_20_Link">
630_360_16888...</text:a>
', '<text:a xlink:type="simple" xlink:href="https://static.ukrinform.com/photos/2023_07/1688897491-4069.jpeg" text:style-name="Internet_20_link" text:visited-style-name="Visited_20_Internet_20_Link">
1688897491-40...</text:a>
', '<text:a xlink:type="simple" xlink:href="https://static.ukrinform.com/photos/2023_07/1688897490-9266.jpeg" text:style-name="Internet_20_link" text:visited-style-name="Visited_20_Internet_20_Link">
1688897490-92...</text:a>
']</text:p>
      <text:p text:style-name="P4">
Tags: ['Польща', 'Україна', 'Росія', 'Волинська трагедія']</text:p>
      <text:p text:style-name="P4">
Type: Article</text:p>
      <!--METADATA-->
      <text:p text:style-name="P4">
<draw:frame draw:style-name="fr1" draw:name="Image109" text:anchor-type="as-char" svg:width="6.9236in" svg:height="3.956343in" draw:z-index="0">
<draw:image xlink:href="../Images/yкринформ/2023-07-09T13-27-00-03-00/630_360_1688897490-9266.jpeg" xlink:type="simple" xlink:show="embed" xlink:actuate="onLoad" draw:mime-type="image/jpeg"/>
</draw:frame>
Uzarhavi pro -Russian forces aggressively responded to activists with Ukrainian labes under the Embassy of Ukraine.</text:p>
      <text:p text:style-name="P4">
According to Ukrinform correspondent, they named people with Ukrainian label and a poster of "Stop Rashism" provocatives and demanded from them Pidiget.</text:p>
      <text:p text:style-name="P4">
A verbal altercation began. A group of pro -Ukrainian activists surrounded the border to prevent force collision.</text:p>
      <text:p text:style-name="P4">
<draw:frame draw:style-name="fr1" draw:name="Image110" text:anchor-type="as-char" svg:width="6.9236in" svg:height="3.238225in" draw:z-index="0">
<draw:image xlink:href="../Images/yкринформ/2023-07-09T13-27-00-03-00/1688897491-4069.jpeg" xlink:type="simple" xlink:show="embed" xlink:actuate="onLoad" draw:mime-type="image/jpeg"/>
</draw:frame>
</text:p>
      <text:p text:style-name="P4">
<draw:frame draw:style-name="fr1" draw:name="Image111" text:anchor-type="as-char" svg:width="6.9236in" svg:height="3.238225in" draw:z-index="0">
<draw:image xlink:href="../Images/yкринформ/2023-07-09T13-27-00-03-00/1688897490-9266.jpeg" xlink:type="simple" xlink:show="embed" xlink:actuate="onLoad" draw:mime-type="image/jpeg"/>
</draw:frame>
At the same time, pro -Russian forces demanded from <text:a xlink:type="simple" xlink:href="https://www.ukrinform.ua/tag-polsa" text:style-name="Internet_20_link" text:visited-style-name="Visited_20_Internet_20_Link">
Poland</text:a>
Termination of assistance to Ukraine and Ukrainian citizens and normalization of relations with Russia.</text:p>
      <text:p text:style-name="P4">
Several hundred supporters of various Pro -Russian organizations arrived at the Embassy of Ukraine, who kept posters: "Volyn - remember", "This is an unstable war", "Russia is not our enemy", "Ukraine is not fighting for freedom", "No - for membership. Ukraine in the EU and NATO ",</text:p>
      <text:p text:style-name="P4">
They also demanded that Poland stop any cooperation with Ukraine, "will be condemned by Bandeatism in Ukraine", to normalize relations with Russia Tabilous.</text:p>
      <text:p text:style-name="P4">
The organizers of the action are, in particular, the Polish anti -war movement, the Front Party and others.</text:p>
      <text:p text:style-name="P4">
</text:p>
      <text:p text:style-name="P4">
<text:span text:style-name="T4">
 Read also: </text:span>
 <text:a xlink:type="simple" xlink:href="https://www.ukrinform.ua/rubric-polytics/3732902-rosia-rozigruvatime-volinsku-kartu-poki-ne-bude-zasovano-vse-pro-tragediu-moraveckij.html" text:style-name="Internet_20_link" text:visited-style-name="Visited_20_Internet_20_Link">
Moravetsky: Russia will play the Volyn Card, will leave everything about the tragedy</text:a>
It was reported that the topic of the Volyn tragedy is one of the controversial in Ukrainian-Polish relations. The views of Kiev and Warsaw on the reasons, responsibility and number of victims on both sides are somewhat different. The Polish castor insists that the responsibility for the crime committed in 1943-1944 is bearing the Ukrainian side;</text:p>
      <text:p text:style-name="P4">
At the same time recently Polish President Andrzej Duda <text:a xlink:type="simple" xlink:href="https://www.ukrinform.ua/rubric-polytics/3729468-duda-ukrainci-i-polaki-spilno-vsanuut-zertv-volinskoi-tragedii.html" text:style-name="Internet_20_link" text:visited-style-name="Visited_20_Internet_20_Link">
stated,</text:a>
that Poland and Ukraine bring together its position in understanding complex historical issues and planning joint measures to honor the victims of the Volyn tragedy in July.</text:p>
      <text:p text:style-name="P4">
On July 7, the heads of the UGCC and the Polish Roman Catholic Church Svyatoslav Shevchuk Eastanislav Gondetsky signed <text:a xlink:type="simple" xlink:href="https://www.ukrinform.ua/rubric-society/3732808-glavi-ugkc-ta-katolickoi-cerkvi-polsi-pidpisali-zvernenna-sodo-volinskoi-tragedii.html" text:style-name="Internet_20_link" text:visited-style-name="Visited_20_Internet_20_Link">
joint appeal on the anniversary of Volyn Tragedy</text:a>
The crimes of 80 years ago were condemned and called for reconciliation and unity of Ukrainian and Polish peoples.</text:p>
      <text:p text:style-name="P4">
Today, on July 9, the leaders of Ukraine and Poland Volodymyr Zelenskyy and Duda argued to Lutsk, where <text:a xlink:type="simple" xlink:href="https://www.ukrinform.ua/rubric-polytics/3733437-razom-mi-silnisi-zelenskij-i-duda-vsanuvali-pamat-zertv-volinskoi-tragedii.html" text:style-name="Internet_20_link" text:visited-style-name="Visited_20_Internet_20_Link">
honored memory</text:a>
victims of the Volyn tragedy.</text:p>
      <text:p text:style-name="P4">
News Source: <text:a xlink:type="simple" xlink:href="https://www.ukrinform.ua/rubric-world/3733465-u-varsavi-policia-stala-kordonom-miz-prorosijskim-mitingom-i-ukrainskimi-aktivistami.html" text:style-name="Internet_20_link" text:visited-style-name="Visited_20_Internet_20_Link">
https://www.ukrinform.ua/rubric-world/3733465-u-varsavi-policia-stala-kordonom-miz-prorosijskim-mitingom-i-ukrainskimi-aktivistami.html</text:a>
</text:p>
      <!--NEWS-->
      <text:h text:style-name="P10" text:outline-level="1">
<text:span text:style-name="T4">
Zelensky in Lutsk held a meeting on the situation on the border with Belarus</text:span>
</text:h>
      <text:p text:style-name="P4">
Authors: Ukrinform (Person)</text:p>
      <text:p text:style-name="P4">
Publisher: Укринформ (Organization)</text:p>
      <text:p text:style-name="P4">
Published Time: 2023-07-09T13:29:00+03:00</text:p>
      <text:p text:style-name="P4">
Modified Time: 2023-07-09T13:29:00+03:00</text:p>
      <text:p text:style-name="P4">
Description: President of Ukraine Volodymyr Zelensky held a coordination meeting on the socio-economic and security situation in the Volyn region. - Ukrinform.</text:p>
      <text:p text:style-name="P4">
Images: ['<text:a xlink:type="simple" xlink:href="https://static.ukrinform.com/photos/2023_07/thumb_files/630_360_1688898779-493.jpeg" text:style-name="Internet_20_link" text:visited-style-name="Visited_20_Internet_20_Link">
630_360_16888...</text:a>
']</text:p>
      <text:p text:style-name="P4">
Tags: ['Луцьк', 'Оборона', 'Волинь', 'Кордон', 'Зеленський', 'Безпека', 'Війна з Росією']</text:p>
      <text:p text:style-name="P4">
Type: Article</text:p>
      <!--METADATA-->
      <text:p text:style-name="P4">
<draw:frame draw:style-name="fr1" draw:name="Image115" text:anchor-type="as-char" svg:width="6.9236in" svg:height="3.956343in" draw:z-index="0">
<draw:image xlink:href="../Images/yкринформ/2023-07-09T13-29-00-03-00/630_360_1688898779-493.jpeg" xlink:type="simple" xlink:show="embed" xlink:actuate="onLoad" draw:mime-type="image/jpeg"/>
</draw:frame>
President of Ukraine Volodymyr Zelensky held a coordination meeting on the socio-economic and security situation in the Volyn region.</text:p>
      <text:p text:style-name="P4">
Pre -reported <text:a xlink:type="simple" xlink:href="http://www.president.gov.ua/news/na-volini-prezident-proviv-naradu-shodo-socialno-ekonomichno-84225" text:style-name="Internet_20_link" text:visited-style-name="Visited_20_Internet_20_Link">
press service</text:a>
Presidential Office, Ukrinform reports.</text:p>
      <text:p text:style-name="P4">
<text:span text:style-name="T5">
Viso: <text:a xlink:type="simple" xlink:href="https://www.facebook.com/zelenskiy.official/videos/1786192318505501/" text:style-name="Internet_20_link" text:visited-style-name="Visited_20_Internet_20_Link">
op</text:a>
</text:span>
</text:p>
      <text:p text:style-name="P4">
"During a working trip to the Volyn region, President of Ukraine Volodymyrzelensky held a coordinating meeting on the socio -economic storage situation in the region," - informed in OP.</text:p>
      <text:p text:style-name="P4">
<text:span text:style-name="T4">
 Readmetas: </text:span>
 <text:a xlink:type="simple" xlink:href="https://www.ukrinform.ua/rubric-ato/3733042-zelenskij-pobuvav-na-zmiinomu.html" text:style-name="Internet_20_link" text:visited-style-name="Visited_20_Internet_20_Link">
<text:span text:style-name="T4">
 Zelensky </text:span>
 visited Snake and honored Ukrainian heroes</text:a>
It is noted that the head of the Volyn Regional Military Administration Yuriypoguliako informed <text:a xlink:type="simple" xlink:href="https://www.ukrinform.ua/tag-prezident" text:style-name="Internet_20_link" text:visited-style-name="Visited_20_Internet_20_Link">
President</text:a>
on the arrangement of fortifications and defense engineering structures, as well as prosocial-economic situation in the region.</text:p>
      <text:p text:style-name="P4">
In addition, the participants of the meeting heard the report of the commander of the operational group of Volodymyr Mironyuk's troops about the situation in zonneoperative responsibility.</text:p>
      <text:p text:style-name="P4">
In turn, the head of the State Border Service of Ukraine Sergey Deynecodopov on measures to strengthen the protection of the Ukrainian-Belarusian area border in the territory of Volyn region.</text:p>
      <text:p text:style-name="P4">
At the same time, Lutsk Mayor Igor Polishchuk informed the participants of the meeting of the city's life and about defensive measures in the conditions of a military.</text:p>
      <text:p text:style-name="P4">
In addition, the information of the General Director of SE "Forest of Ukraine" Yuriy Bolokhovets on the results of the enterprise for the first half of 2023.</text:p>
      <text:p text:style-name="P4">
It is also reported that during the meeting it was a criminogenic and operational office in the Volyn region.</text:p>
      <text:p text:style-name="P4">
<text:span text:style-name="T4">
 Read also: </text:span>
 <text:a xlink:type="simple" xlink:href="https://www.ukrinform.ua/rubric-polytics/3733335-miznarodni-peremovini-ta-povernenna-geroiv-zelenskij-pidbiv-pidsumki-nasicenogo-dna.html" text:style-name="Internet_20_link" text:visited-style-name="Visited_20_Internet_20_Link">
international negotiations and heroes return: <text:span text:style-name="T4">
 Zelensky </text:span>
 Summary of a busy day</text:a>
</text:p>
      <text:p text:style-name="P4">
<text:span text:style-name="T5">
Foto: op</text:span>
</text:p>
      <text:p text:style-name="P4">
News Source: <text:a xlink:type="simple" xlink:href="https://www.ukrinform.ua/rubric-regions/3733467-zelenskij-u-lucku-proviv-naradu-sodo-situacii-na-kordoni-z-bilorussu.html" text:style-name="Internet_20_link" text:visited-style-name="Visited_20_Internet_20_Link">
https://www.ukrinform.ua/rubric-regions/3733467-zelenskij-u-lucku-proviv-naradu-sodo-situacii-na-kordoni-z-bilorussu.html</text:a>
</text:p>
      <!--NEWS-->
      <text:h text:style-name="P10" text:outline-level="1">
<text:span text:style-name="T4">
A two -year -old boy was killed in an accident in an accident</text:span>
</text:h>
      <text:p text:style-name="P4">
Authors: Ukrinform (Person)</text:p>
      <text:p text:style-name="P4">
Publisher: Укринформ (Organization)</text:p>
      <text:p text:style-name="P4">
Published Time: 2023-07-09T13:37:35+03:00</text:p>
      <text:p text:style-name="P4">
Modified Time: 2023-07-09T13:37:35+03:00</text:p>
      <text:p text:style-name="P4">
Description: A two-year-old boy, two other children and four adults were injured in the Buchan district of Kyiv region as a result of a road accident involving a drunk driver. - Ukrinform.</text:p>
      <text:p text:style-name="P4">
Images: ['<text:a xlink:type="simple" xlink:href="https://static.ukrinform.com/photos/2023_07/thumb_files/630_360_1688899018-487.jpg" text:style-name="Internet_20_link" text:visited-style-name="Visited_20_Internet_20_Link">
630_360_16888...</text:a>
']</text:p>
      <text:p text:style-name="P4">
Tags: ['Діти', 'ДТП', 'Київщина']</text:p>
      <text:p text:style-name="P4">
Type: Article</text:p>
      <!--METADATA-->
      <text:p text:style-name="P4">
<draw:frame draw:style-name="fr1" draw:name="Image117" text:anchor-type="as-char" svg:width="6.9236in" svg:height="3.956343in" draw:z-index="0">
<draw:image xlink:href="../Images/yкринформ/2023-07-09T13-37-35-03-00/630_360_1688899018-487.jpg" xlink:type="simple" xlink:show="embed" xlink:actuate="onLoad" draw:mime-type="image/jpeg"/>
</draw:frame>
As a two-year-old boy was killed by the participation of a drunken driver as a result of a road driver, two more children of the Tachete adults were injured as a result of a traffic accident.</text:p>
      <text:p text:style-name="P4">
According to Ukrinform, the police of the Kiev region reported in <text:a xlink:type="simple" xlink:href="https://t.me/policekyivregion/5387" text:style-name="Internet_20_link" text:visited-style-name="Visited_20_Internet_20_Link">
telegram</text:a>
.</text:p>
      <text:p text:style-name="P4">
The event happened in the center of Nizhylovichi village around 23:00 on Saturday, July 8. Testament data, a 46-year-old Skoda car driver with obvious signs of the sink did not manage and <text:a xlink:type="simple" xlink:href="https://www.ukrinform.ua/tag-dtp" text:style-name="Internet_20_link" text:visited-style-name="Visited_20_Internet_20_Link">
drove into a tree</text:a>
.</text:p>
      <text:p text:style-name="P4">
"The driver and six of the passengers who were in the car were injured. Among the three children - 15, 8 and 2 years.</text:p>
      <text:p text:style-name="P4">
*!(https://www.ukrinform.ua/rubric-regions/3732248-na-hmelniccini-v-dtp-z-mikroavtobusom-odna-ludina-zaginula-ta-ponad-20-travmuvalisa.html)Doctors provide the victims of assistance, the diagnosis continues.</text:p>
      <text:p text:style-name="P4">
As reported by Ukrinform, in Cherkasy region on the night of July 8 <text:a xlink:type="simple" xlink:href="https://www.ukrinform.ua/rubric-regions/3733171-na-cerkasini-23-ludini-postrazdali-vnaslidok-dtp-z-avtobusom.html" text:style-name="Internet_20_link" text:visited-style-name="Visited_20_Internet_20_Link">
</text:a>
<text:a xlink:type="simple" xlink:href="https://www.ukrinform.ua/rubric-regions/3733171-na-cerkasini-23-ludini-postrazdali-vnaslidok-dtp-z-avtobusom.html" text:style-name="Internet_20_link" text:visited-style-name="Visited_20_Internet_20_Link">
in an accident got</text:a>
The bus. Victims and 22 passengers, including three minors.</text:p>
      <text:p text:style-name="P4">
<text:span text:style-name="T5">
Foto: police of Kyiv region</text:span>
</text:p>
      <text:p text:style-name="P4">
News Source: <text:a xlink:type="simple" xlink:href="https://www.ukrinform.ua/rubric-regions/3733469-na-kiivsini-u-dtp-zaginuv-dvoricnij-hlopcik.html" text:style-name="Internet_20_link" text:visited-style-name="Visited_20_Internet_20_Link">
https://www.ukrinform.ua/rubric-regions/3733469-na-kiivsini-u-dtp-zaginuv-dvoricnij-hlopcik.html</text:a>
</text:p>
      <!--NEWS-->
      <text:h text:style-name="P10" text:outline-level="1">
<text:span text:style-name="T4">
Peru has declared an emergency after an outbreak of a rare illness</text:span>
</text:h>
      <text:p text:style-name="P4">
Authors: Ukrinform (Person)</text:p>
      <text:p text:style-name="P4">
Publisher: Укринформ (Organization)</text:p>
      <text:p text:style-name="P4">
Published Time: 2023-07-09T13:49:25+03:00</text:p>
      <text:p text:style-name="P4">
Modified Time: 2023-07-09T13:49:25+03:00</text:p>
      <text:p text:style-name="P4">
Description: The Peru government has declared a 90-day healthcare emergency due to a sharp increase in cases of hyena-Barre syndrome among the population. - Ukrinform.</text:p>
      <text:p text:style-name="P4">
Images: ['<text:a xlink:type="simple" xlink:href="https://static.ukrinform.com/photos/2023_07/thumb_files/630_360_1688899545-795.jpg" text:style-name="Internet_20_link" text:visited-style-name="Visited_20_Internet_20_Link">
630_360_16888...</text:a>
']</text:p>
      <text:p text:style-name="P4">
Tags: ['Надзвичайна ситуація', 'Перу', 'Хвороба']</text:p>
      <text:p text:style-name="P4">
Type: Article</text:p>
      <!--METADATA-->
      <text:p text:style-name="P4">
<draw:frame draw:style-name="fr1" draw:name="Image118" text:anchor-type="as-char" svg:width="6.9236in" svg:height="3.956343in" draw:z-index="0">
<draw:image xlink:href="../Images/yкринформ/2023-07-09T13-49-25-03-00/630_360_1688899545-795.jpg" xlink:type="simple" xlink:show="embed" xlink:actuate="onLoad" draw:mime-type="image/jpeg"/>
</draw:frame>
The Pergooguog government has rested the 90-day healthcare emergency due to the abrasion of cases of hyena-Barre syndrome among the population.</text:p>
      <text:p text:style-name="P4">
As Ukrinform reports, it reports <text:a xlink:type="simple" xlink:href="http://english.news.cn/20230709/ec37344e997c41c5890be31b56428271/c.html" text:style-name="Internet_20_link" text:visited-style-name="Visited_20_Internet_20_Link">
Xinhua</text:a>
.</text:p>
      <text:p text:style-name="P4">
The corresponding decree published in the official newspaper El Peruano includes a detailed description of the Action Plan for Rare disease in order to improve patient care in medical institutions, to strengthen control over cases of diseases and to prepare information materials for the population of Tamedpersonal.</text:p>
      <text:p text:style-name="P4">
In total, $ 3.3 million was allocated to the listed measures.</text:p>
      <text:p text:style-name="P4">
The Minister of Health of Peru Cesar Vaskes has asked for an emergency on Wednesday before the Council of Ministers. According to its words, further increases in cases of incidence can lead to deficitummunoglobulin.</text:p>
      <text:p text:style-name="P4">
<text:span text:style-name="T4">
 Read also: </text:span>
 <text:a xlink:type="simple" xlink:href="https://www.ukrinform.ua/rubric-world/3728323-u-ssa-vperse-za-20-rokiv-zafiksuvali-spalah-malarii.html" text:style-name="Internet_20_link" text:visited-style-name="Visited_20_Internet_20_Link">
in the US for the first time in 20 years recorded a malaria outbreak</text:a>
Hyena-Barre syndrome is a rare disease in which the immune system organizes part of the peripheral nervous system. This autoimmune disease is made of weakness in the muscles, after which paralysis may occur, in particular, the icing muscles, which is a deadly danger.</text:p>
      <text:p text:style-name="P4">
In 2023, at least 18 out of 24 Peru departments reported at least one case of the disease. In total, 165 patients with syndrome, including 4 fatal cases.</text:p>
      <text:p text:style-name="P4">
Photo: euro.eseuro.com</text:p>
      <text:p text:style-name="P4">
News Source: <text:a xlink:type="simple" xlink:href="https://www.ukrinform.ua/rubric-world/3733472-u-peru-ogolosili-nadzvicajnu-situaciu-pisla-spalahu-ridkisnoi-hvorobi.html" text:style-name="Internet_20_link" text:visited-style-name="Visited_20_Internet_20_Link">
https://www.ukrinform.ua/rubric-world/3733472-u-peru-ogolosili-nadzvicajnu-situaciu-pisla-spalahu-ridkisnoi-hvorobi.html</text:a>
</text:p>
      <!--NEWS-->
      <text:h text:style-name="P10" text:outline-level="1">
<text:span text:style-name="T4">
The occupiers declare a whipped winged rocket near the Kerch Bridge - social network</text:span>
</text:h>
      <text:p text:style-name="P4">
Authors: Ukrinform (Person)</text:p>
      <text:p text:style-name="P4">
Publisher: Укринформ (Organization)</text:p>
      <text:p text:style-name="P4">
Published Time: 2023-07-09T13:50:00+03:00</text:p>
      <text:p text:style-name="P4">
Modified Time: 2023-07-09T13:50:00+03:00</text:p>
      <text:p text:style-name="P4">
Description: In the temporarily occupied Crimea, along with the Kerch Bridge from Kerch, the launch of the anti -rast with the occupying Russian air defense forces was recorded, and therefore the movement of the bridge was suspended on both sides. - Ukrinform.</text:p>
      <text:p text:style-name="P4">
Images: ['<text:a xlink:type="simple" xlink:href="https://static.ukrinform.com/photos/2020_04/thumb_files/630_360_1585731327-891.jpg" text:style-name="Internet_20_link" text:visited-style-name="Visited_20_Internet_20_Link">
630_360_15857...</text:a>
']</text:p>
      <text:p text:style-name="P4">
Tags: ['Окупація Криму', 'Керченський міст']</text:p>
      <text:p text:style-name="P4">
Type: Article</text:p>
      <!--METADATA-->
      <text:p text:style-name="P4">
<draw:frame draw:style-name="fr1" draw:name="Image119" text:anchor-type="as-char" svg:width="6.9236in" svg:height="3.956343in" draw:z-index="0">
<draw:image xlink:href="../Images/yкринформ/2023-07-09T13-50-00-03-00/630_360_1585731327-891.jpg" xlink:type="simple" xlink:show="embed" xlink:actuate="onLoad" draw:mime-type="image/jpeg"/>
</draw:frame>
Similarly, the occupied Crimea, along with the Kerch Bridge by Kerchzi, launches the anti -rast with the occupying Russian air defense forces, which was why the movement was suspended in both sides.</text:p>
      <text:p text:style-name="P4">
As Ukrinform reports, it reports <text:a xlink:type="simple" xlink:href="https://t.me/breakingmash/45802" text:style-name="Internet_20_link" text:visited-style-name="Visited_20_Internet_20_Link">
telegram channel</text:a>
Mash.</text:p>
      <text:p text:style-name="P4">
“The movement of the Crimean bridge is temporarily stopped in both directions. According to our information, this is due to the attempt to attack the Armed Forces of the Armed Forces of the Armed Forces in the district, ”the message reads.</text:p>
      <text:p text:style-name="P4">
According to the occupying power <text:a xlink:type="simple" xlink:href="https://www.ukrinform.ua/tag-krim" text:style-name="Internet_20_link" text:visited-style-name="Visited_20_Internet_20_Link">
Crimea</text:a>
, "Kerch's Kerch Air Defense forces is knocked down by a winged rocket."</text:p>
      <text:p text:style-name="P4">
Russian telegram channels <text:a xlink:type="simple" xlink:href="https://t.me/breakingmash/45800" text:style-name="Internet_20_link" text:visited-style-name="Visited_20_Internet_20_Link">
Mash</text:a>
and <text:a xlink:type="simple" xlink:href="https://t.me/shot_shot/53918" text:style-name="Internet_20_link" text:visited-style-name="Visited_20_Internet_20_Link">
shot</text:a>
They posted short videos from readers who allegedly recorded the work of air defense.</text:p>
      <text:p text:style-name="P4">
Subsequently, the TG-Channel Mash noted that the Kerch Bridge movement was on both side.</text:p>
      <text:p text:style-name="P4">
Also <text:a xlink:type="simple" xlink:href="https://nsn.fm/incident/sistema-pvo-srabotala-v-rostovskoi-oblasti" text:style-name="Internet_20_link" text:visited-style-name="Visited_20_Internet_20_Link">
reported</text:a>
that worked today the air defense system in the Rostov region. Because of this, several buildings were damaged.</text:p>
      <text:p text:style-name="P4">
<text:span text:style-name="T4">
 Read also: </text:span>
 <text:a xlink:type="simple" xlink:href="https://www.ukrinform.ua/rubric-crimea/3731407-vibuhi-u-krimu-pripinatsa-koli-rosiani-zvidti-pidut-rozvidka.html" text:style-name="Internet_20_link" text:visited-style-name="Visited_20_Internet_20_Link">
explosions in the Crimea will stop when the Russians go from there -intelligence</text:a>
As reported by Ukrinform, Russian invaders installed on an illegal bridge through the Kerch Strait by the Kutnik reflectors to rescue from rocket strokes.</text:p>
      <text:p text:style-name="P4">
News Source: <text:a xlink:type="simple" xlink:href="https://www.ukrinform.ua/rubric-crimea/3733474-okupanti-zaavlaut-pro-zbitu-krilatu-raketu-bila-kercenskogo-mostu-socmerezi.html" text:style-name="Internet_20_link" text:visited-style-name="Visited_20_Internet_20_Link">
https://www.ukrinform.ua/rubric-crimea/3733474-okupanti-zaavlaut-pro-zbitu-krilatu-raketu-bila-kercenskogo-mostu-socmerezi.html</text:a>
</text:p>
      <!--NEWS-->
      <text:h text:style-name="P10" text:outline-level="1">
<text:span text:style-name="T4">
Ukrainians in Poland can now get legal advice online</text:span>
</text:h>
      <text:p text:style-name="P4">
Authors: Ukrinform (Person)</text:p>
      <text:p text:style-name="P4">
Publisher: Укринформ (Organization)</text:p>
      <text:p text:style-name="P4">
Published Time: 2023-07-09T13:55:00+03:00</text:p>
      <text:p text:style-name="P4">
Modified Time: 2023-07-09T22:55:00+03:00</text:p>
      <text:p text:style-name="P4">
Description: In Poland, an online platform was launched to protect the rights of Ukrainians, where they will be provided in particular. - Ukrinform.</text:p>
      <text:p text:style-name="P4">
Images: ['<text:a xlink:type="simple" xlink:href="https://static.ukrinform.com/photos/2022_03/thumb_files/630_360_1647077447-421.jpg" text:style-name="Internet_20_link" text:visited-style-name="Visited_20_Internet_20_Link">
630_360_16470...</text:a>
']</text:p>
      <text:p text:style-name="P4">
Tags: ['Польща', 'Україна', 'Біженці', 'Мінреінтеграції']</text:p>
      <text:p text:style-name="P4">
Type: Article</text:p>
      <!--METADATA-->
      <text:p text:style-name="P4">
<draw:frame draw:style-name="fr1" draw:name="Image120" text:anchor-type="as-char" svg:width="6.9236in" svg:height="3.956343in" draw:z-index="0">
<draw:image xlink:href="../Images/yкринформ/2023-07-09T13-55-00-03-00/630_360_1647077447-421.jpg" xlink:type="simple" xlink:show="embed" xlink:actuate="onLoad" draw:mime-type="image/jpeg"/>
</draw:frame>
Poland has admitted an online platform to protect the rights of Ukrainians, where they will be in particular legal advice.</text:p>
      <text:p text:style-name="P4">
This was reported by the Ministry of reintegration in <text:a xlink:type="simple" xlink:href="https://t.me/minre_ua/3726" text:style-name="Internet_20_link" text:visited-style-name="Visited_20_Internet_20_Link">
telegram</text:a>
, reports Ukrinform.</text:p>
      <text:p text:style-name="P4">
"This is one of the sections of the International Rescue Committee website(IRC). У ньомуукраїнським <text:a xlink:type="simple" xlink:href="https://www.ukrinform.ua/tag-bizenci" text:style-name="Internet_20_link" text:visited-style-name="Visited_20_Internet_20_Link">
 шукачам притулку </text:a>
Their rights are clarified. In particular, to navigate the labor market of taverbing from unscrupulous employers, " - the message reads.</text:p>
      <text:p text:style-name="P4">
You can also get additional information or legal support of the Darnener.</text:p>
      <text:p text:style-name="P4">
In addition, consultations can be provided at support and integration centers.</text:p>
      <text:p text:style-name="P4">
They are located at the addresses:</text:p>
      <ul>
        <li>
M. Poznan: str. Tovarova, 35/3a, 61-896. You can contact Monday to Friday from 09:00 to 17:00; e-mail: poznan@fiiw.pl; * m. Katowice: str. Khozhovskaya, 6(first floor), 40-101. It works from Monday to Friday from 09:00 to 5:00 pm; e-mail: katowice@fiiw.pl.</li>
      </ul>
      <text:p text:style-name="P4">
<text:span text:style-name="T4">
 Read also: </text:span>
 <text:a xlink:type="simple" xlink:href="https://www.ukrinform.ua/rubric-ato/3732355-kilkist-ukrainciv-ta-ih-migracia-za-kordon-cerez-vijnu.html" text:style-name="Internet_20_link" text:visited-style-name="Visited_20_Internet_20_Link">
<text:span text:style-name="T4">
 quantity </text:span>
 <text:span text:style-name="T4">
 Ukrainians </text:span>
 and their <text:span text:style-name="T4">
 migration </text:span>
 for <text:span text:style-name="T4">
 border </text:span>
 <text:span text:style-name="T4">
 </text:span>
 Through <text:span text:style-name="T4">
 </text:span>
 war **</text:a>
As reported by Ukrinform, <text:a xlink:type="simple" xlink:href="https://www.ukrinform.ua/rubric-society/3731162-evropejski-kraini-vitratili-ponad-43-milardi-na-prihistok-ukrainciv.html" text:style-name="Internet_20_link" text:visited-style-name="Visited_20_Internet_20_Link">
European countries spent</text:a>
More than € 43 billion on the shelter of Ukrainians who escape from war.  Photo: Beata Zawrzel, AA_</text:p>
      <text:p text:style-name="P4">
News Source: <text:a xlink:type="simple" xlink:href="https://www.ukrinform.ua/rubric-society/3733620-ukrainci-v-polsi-teper-mozut-otrimati-uridicni-konsultacii-onlajn.html" text:style-name="Internet_20_link" text:visited-style-name="Visited_20_Internet_20_Link">
https://www.ukrinform.ua/rubric-society/3733620-ukrainci-v-polsi-teper-mozut-otrimati-uridicni-konsultacii-onlajn.html</text:a>
</text:p>
      <!--NEWS-->
      <text:h text:style-name="P10" text:outline-level="1">
<text:span text:style-name="T4">
Zelensky about US elections: It is important for us to keep two -party support</text:span>
</text:h>
      <text:p text:style-name="P4">
Authors: Ukrinform (Person)</text:p>
      <text:p text:style-name="P4">
Publisher: Укринформ (Organization)</text:p>
      <text:p text:style-name="P4">
Published Time: 2023-07-09T13:57:00+03:00</text:p>
      <text:p text:style-name="P4">
Modified Time: 2023-07-09T23:57:00+03:00</text:p>
      <text:p text:style-name="P4">
Description: President of Ukraine Volodymyr Zelensky emphasizes the importance of maintaining two -party support for Ukraine by the United States, regardless of the results of the 2024 presidential election. - Ukrinform.</text:p>
      <text:p text:style-name="P4">
Images: ['<text:a xlink:type="simple" xlink:href="https://static.ukrinform.com/photos/2023_07/thumb_files/630_360_1688740817-234.jpg" text:style-name="Internet_20_link" text:visited-style-name="Visited_20_Internet_20_Link">
630_360_16887...</text:a>
']</text:p>
      <text:p text:style-name="P4">
Tags: ['США', 'Україна', 'Зеленський']</text:p>
      <text:p text:style-name="P4">
Type: Article</text:p>
      <!--METADATA-->
      <text:p text:style-name="P4">
<draw:frame draw:style-name="fr1" draw:name="Image121" text:anchor-type="as-char" svg:width="6.9236in" svg:height="3.956343in" draw:z-index="0">
<draw:image xlink:href="../Images/yкринформ/2023-07-09T13-57-00-03-00/630_360_1688740817-234.jpg" xlink:type="simple" xlink:show="embed" xlink:actuate="onLoad" draw:mime-type="image/jpeg"/>
</draw:frame>
Volodymyr Zelensky's Presidential Ukraine emphasizes the importance of preserving the two -party support of Ukraine by the United States, regardless of the results of the 20124 presidential election.</text:p>
      <text:p text:style-name="P4">
According to Ukrinform, he said this in an interview <text:a xlink:type="simple" xlink:href="https://abcnews.go.com/Politics/zelenskyy-abc-russia-ukraine-war-end-thoughts-us/story" text:style-name="Internet_20_link" text:visited-style-name="Visited_20_Internet_20_Link">
ABC News.</text:a>
"Are you concerned about the future presidential elections and continuation of help?" - asked the journalist in Zelensky.</text:p>
      <text:p text:style-name="P4">
“This is an internal, domestic political question. This will be decided by Americans, and it would like to interfere, ”he replied. "But it is important for us to maintain two Ukraine's support ... We understand that there are some dangerous signals that come from individual US politicians to reduce assistance to Ukraine."</text:p>
      <text:p text:style-name="P4">
<text:span text:style-name="T4">
 Read also: </text:span>
 <text:span text:style-name="T4">
 <text:a xlink:type="simple" xlink:href="https://www.ukrinform.ua/rubric-ato/3733615-koli-zsu-dijdut-do-krimu-putin-zahoce-peregovoriv-zelenskij.html" text:style-name="Internet_20_link" text:visited-style-name="Visited_20_Internet_20_Link">
when the Armed Forces reaches the Crimea, Putin wants to negotiate -Zelensky</text:a>
</text:span>
</text:p>
      <text:p text:style-name="P4">
He also responded to the statements of Donald Trump's expatriate, who repeatedly affirmed that he would have ended the war for 24 hours.</text:p>
      <text:p text:style-name="P4">
"The desire to put an end to the war is fine," Zelensky said. - But the desire should be based on some real experience. Well, it seems that Donaldramp at one time had these 24 hours. We were in a state of war, an incomplete -scale war but we were in a state <text:span text:style-name="T4">
 <text:a xlink:type="simple" xlink:href="https://www.ukrinform.ua/tag-vijna" text:style-name="Internet_20_link" text:visited-style-name="Visited_20_Internet_20_Link">
wars</text:a>
</text:span>
, and, as I guess, he had this time with his disposal, but he probably had some other priorities. "</text:p>
      <text:p text:style-name="P4">
<text:span text:style-name="T4">
 Read also: </text:span>
 <text:span text:style-name="T4">
 <text:a xlink:type="simple" xlink:href="https://www.ukrinform.ua/rubric-ato/3733548-zelenskij-prioritet-zmicnenna-usogo-pivnicnogo-kordonu.html" text:style-name="Internet_20_link" text:visited-style-name="Visited_20_Internet_20_Link">
Zelensky: Priority - Strengthening the entire Northern Border</text:a>
</text:span>
</text:p>
      <text:p text:style-name="P4">
“If we talk about ending the war at the price of Ukraine, that is, make you arouse from our territories, well, I think so(US President Joe)Biden could have finished her even in five minutes, ”he added. "But we would be bad."</text:p>
      <text:p text:style-name="P4">
The President of Ukraine answered to those Americans who are skeptical of help: “I appreciate those who say that they have been done enough. Attraint, no matter what, I appreciate the help. As for the word "enough", we, Ukrainians, do not have excessive appetites. We have enough of our victory. "As reported, July 11-12 in Vilnius(Lithuania)There will be a NATO summit, during which Ukraine wants to obtain clear security guarantees and understand the Alliance membership.</text:p>
      <text:p text:style-name="P4">
_Foto: publish</text:p>
      <text:p text:style-name="P4">
News Source: <text:a xlink:type="simple" xlink:href="https://www.ukrinform.ua/rubric-polytics/3733625-zelenskij-pro-vibori-v-ssa-dla-nas-vazlivo-zberegti-dvopartijnu-pidtrimku.html" text:style-name="Internet_20_link" text:visited-style-name="Visited_20_Internet_20_Link">
https://www.ukrinform.ua/rubric-polytics/3733625-zelenskij-pro-vibori-v-ssa-dla-nas-vazlivo-zberegti-dvopartijnu-pidtrimku.html</text:a>
</text:p>
      <!--NEWS-->
      <text:h text:style-name="P10" text:outline-level="1">
<text:span text:style-name="T4">
WARNING!Children are wanted</text:span>
</text:h>
      <text:p text:style-name="P4">
Authors: Ukrinform (Person)</text:p>
      <text:p text:style-name="P4">
Publisher: Укринформ (Organization)</text:p>
      <text:p text:style-name="P4">
Published Time: 2023-07-09T14:05:00+03:00</text:p>
      <text:p text:style-name="P4">
Modified Time: 2023-07-09T14:05:00+03:00</text:p>
      <text:p text:style-name="P4">
Description: If you have information about missing children - call 116,000 - Ukrinform.</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122" text:anchor-type="as-char" svg:width="6.9236in" svg:height="3.956343in" draw:z-index="0">
<draw:image xlink:href="../Images/yкринформ/2023-07-09T14-05-00-03-00/630_360_1659527493-225.jpg" xlink:type="simple" xlink:show="embed" xlink:actuate="onLoad" draw:mime-type="image/jpeg"/>
</draw:frame>
If you have information about missing children - call 116 000</text:p>
      <text:p text:style-name="P4">
<text:span text:style-name="T4">
 Anastasia Tolstokorova, 4 years </text:span>
</text:p>
      <text:p text:style-name="P4">
<draw:frame draw:style-name="fr1" draw:name="Image123" text:anchor-type="as-char" svg:width="6.9236in" svg:height="6.9236in" draw:z-index="0">
<draw:image xlink:href="../Images/yкринформ/2023-07-09T14-05-00-03-00/1659527406-459.jpg" xlink:type="simple" xlink:show="embed" xlink:actuate="onLoad" draw:mime-type="image/jpeg"/>
</draw:frame>
On March 12, 2022, 4-year-old Anastasia Tolstokorov disappeared after the explosion of the Uchninka in Mariupol. Where it is now is unknown.</text:p>
      <text:p text:style-name="P4">
Signs of the baby: looks 4-5 years, lean, blond hair, blue.</text:p>
      <text:p text:style-name="P4">
<text:span text:style-name="T4">
 rose Kaminskaya, 2 years </text:span>
</text:p>
      <text:p text:style-name="P4">
<draw:frame draw:style-name="fr1" draw:name="Image124" text:anchor-type="as-char" svg:width="6.9236in" svg:height="6.9236in" draw:z-index="0">
<draw:image xlink:href="../Images/yкринформ/2023-07-09T14-05-00-03-00/1659527405-642.jpg" xlink:type="simple" xlink:show="embed" xlink:actuate="onLoad" draw:mime-type="image/jpeg"/>
</draw:frame>
On March 1, 2022, the 2-year Rosa Kaminskaya disappeared with her family of the Ubuchansky district in Kyiv region.</text:p>
      <text:p text:style-name="P4">
The family is likely to be in Poland.</text:p>
      <text:p text:style-name="P4">
<text:span text:style-name="T4">
 Gleb Cherepanov, 11 years </text:span>
</text:p>
      <text:p text:style-name="P4">
<draw:frame draw:style-name="fr1" draw:name="Image125" text:anchor-type="as-char" svg:width="6.9236in" svg:height="6.9236in" draw:z-index="0">
<draw:image xlink:href="../Images/yкринформ/2023-07-09T14-05-00-03-00/1668596593-534.jpg" xlink:type="simple" xlink:show="embed" xlink:actuate="onLoad" draw:mime-type="image/jpeg"/>
</draw:frame>
11-year-old Gleb Cherepanov disappeared in Donetsk region.</text:p>
      <text:p text:style-name="P4">
On March 12, 2022, the boy, along with his grandmother, was sub -shot in Mariupol. Since then, there are no news about them. Where they are with them - it is unknown!</text:p>
      <text:p text:style-name="P4">
<text:span text:style-name="T4">
 Sergey Samoilov, 16 years old </text:span>
</text:p>
      <text:p text:style-name="P4">
<draw:frame draw:style-name="fr1" draw:name="Image126" text:anchor-type="as-char" svg:width="6.9236in" svg:height="6.9236in" draw:z-index="0">
<draw:image xlink:href="../Images/yкринформ/2023-07-09T14-05-00-03-00/1668596592-112.jpg" xlink:type="simple" xlink:show="embed" xlink:actuate="onLoad" draw:mime-type="image/jpeg"/>
</draw:frame>
**** 16-year-old Sergei Samoilov disappeared in Donetsk region.</text:p>
      <text:p text:style-name="P4">
As early as March 2022, the teenager disappeared in Donetsk after the Missariupol. So far, there are no news about him and where he is now - it is unknown!</text:p>
      <text:p text:style-name="P4">
Signs of the baby: looks 16-17 years, medium physique, brown hair.</text:p>
      <text:p text:style-name="P4">
*!</text:p>
      <text:p text:style-name="P4">
<text:span text:style-name="T4">
 For subscribers of all mobile operators calls - free. </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Zelensky and Duda discussed the future NATO summit in Vilnius</text:span>
</text:h>
      <text:p text:style-name="P4">
Authors: Ukrinform (Person)</text:p>
      <text:p text:style-name="P4">
Publisher: Укринформ (Organization)</text:p>
      <text:p text:style-name="P4">
Published Time: 2023-07-09T14:11:00+03:00</text:p>
      <text:p text:style-name="P4">
Modified Time: 2023-07-09T14:11:00+03:00</text:p>
      <text:p text:style-name="P4">
Description: Presidents of Ukraine and Poland Volodymyr Zelenskyy and Andrzej Duda discussed the future NATO summit during a meeting in Lutsk. - Ukrinform.</text:p>
      <text:p text:style-name="P4">
Images: ['<text:a xlink:type="simple" xlink:href="https://static.ukrinform.com/photos/2023_07/thumb_files/630_360_1688901177-955.jpg" text:style-name="Internet_20_link" text:visited-style-name="Visited_20_Internet_20_Link">
630_360_16889...</text:a>
']</text:p>
      <text:p text:style-name="P4">
Tags: ['Дуда', 'Саміт НАТО', 'Зеленський']</text:p>
      <text:p text:style-name="P4">
Type: Article</text:p>
      <!--METADATA-->
      <text:p text:style-name="P4">
<draw:frame draw:style-name="fr1" draw:name="Image127" text:anchor-type="as-char" svg:width="6.9236in" svg:height="3.956343in" draw:z-index="0">
<draw:image xlink:href="../Images/yкринформ/2023-07-09T14-11-00-03-00/630_360_1688901177-955.jpg" xlink:type="simple" xlink:show="embed" xlink:actuate="onLoad" draw:mime-type="image/jpeg"/>
</draw:frame>
President of Ukraine and Poland Volodymyr Zelenskyy and Andrzej Duda during a meeting in Lutsk, a future NATO summit was harvested in Vilnius.</text:p>
      <text:p text:style-name="P4">
This was reported by the head of the Ukrainian state in <text:a xlink:type="simple" xlink:href="http://twitter.com/ZelenskyyUa/status/1677983849706389504" text:style-name="Internet_20_link" text:visited-style-name="Visited_20_Internet_20_Link">
Twitter</text:a>
, reports Ukrinform.</text:p>
      <text:p text:style-name="P4">
“In Lutsk events with Andrzej Duda, they were able to briefly but very subject to the future <text:a xlink:type="simple" xlink:href="https://www.ukrinform.ua/tag-samit-nato" text:style-name="Internet_20_link" text:visited-style-name="Visited_20_Internet_20_Link">
NATO summit</text:a>
In Vilnius, ”he said.</text:p>
      <text:p text:style-name="P4">
Zelensky informed that they agreed to act together to get a different result for Ukraine.</text:p>
      <text:p text:style-name="P4">
<text:span text:style-name="T4">
 Read also: </text:span>
 <text:a xlink:type="simple" xlink:href="https://www.ukrinform.ua/rubric-regions/3733467-zelenskij-u-lucku-proviv-naradu-sodo-situacii-na-kordoni-z-bilorussu.html" text:style-name="Internet_20_link" text:visited-style-name="Visited_20_Internet_20_Link">
<text:span text:style-name="T4">
 Zelensky </text:span>
 In Lutsk he held a meeting on the situation with Belarus</text:a>
As reported by Ukrinform, Zelensky and Duda on Sunday <text:a xlink:type="simple" xlink:href="https://www.ukrinform.ua/rubric-polytics/3733437-razom-mi-silnisi-zelenskij-i-duda-vsanuvali-pamat-zertv-volinskoi-tragedii.html" text:style-name="Internet_20_link" text:visited-style-name="Visited_20_Internet_20_Link">
met</text:a>
in Lutsk, where they honored the victims of the Volyn tragedy.</text:p>
      <text:p text:style-name="P4">
<text:span text:style-name="T5">
Foto: @zelenskyyua</text:span>
</text:p>
      <text:p text:style-name="P4">
News Source: <text:a xlink:type="simple" xlink:href="https://www.ukrinform.ua/rubric-polytics/3733476-zelenskij-i-duda-obgovorili-majbutnij-samit-nato-u-vilnusi.html" text:style-name="Internet_20_link" text:visited-style-name="Visited_20_Internet_20_Link">
https://www.ukrinform.ua/rubric-polytics/3733476-zelenskij-i-duda-obgovorili-majbutnij-samit-nato-u-vilnusi.html</text:a>
</text:p>
      <!--NEWS-->
      <text:h text:style-name="P10" text:outline-level="1">
<text:span text:style-name="T4">
Kokoshko's pusher set up a record of track and field competitions in Portugal</text:span>
</text:h>
      <text:p text:style-name="P4">
Authors: Ukrinform (Person)</text:p>
      <text:p text:style-name="P4">
Publisher: Укринформ (Organization)</text:p>
      <text:p text:style-name="P4">
Published Time: 2023-07-09T14:13:00+03:00</text:p>
      <text:p text:style-name="P4">
Modified Time: 2023-07-09T14:13:00+03:00</text:p>
      <text:p text:style-name="P4">
Description: Ukrainian athletes continue their performances at the world athletic continental tour. - Ukrinform.</text:p>
      <text:p text:style-name="P4">
Images: ['<text:a xlink:type="simple" xlink:href="https://static.ukrinform.com/photos/2023_07/thumb_files/630_360_1688901150-218.jpg" text:style-name="Internet_20_link" text:visited-style-name="Visited_20_Internet_20_Link">
630_360_16889...</text:a>
']</text:p>
      <text:p text:style-name="P4">
Tags: ['Легка атлетика']</text:p>
      <text:p text:style-name="P4">
Type: Article</text:p>
      <!--METADATA-->
      <text:p text:style-name="P4">
<draw:frame draw:style-name="fr1" draw:name="Image128" text:anchor-type="as-char" svg:width="6.9236in" svg:height="3.956343in" draw:z-index="0">
<draw:image xlink:href="../Images/yкринформ/2023-07-09T14-13-00-03-00/630_360_1688901150-218.jpg" xlink:type="simple" xlink:show="embed" xlink:actuate="onLoad" draw:mime-type="image/jpeg"/>
</draw:frame>
Ukrainian exports continue speeches in the tournaments of the world track and field continental tour.</text:p>
      <text:p text:style-name="P4">
As reports <text:a xlink:type="simple" xlink:href="https://www.facebook.com/olympicua/posts/pfbid0fLNZEAsNqyuFhoTiZZPSxTfpBDTXuoSAdTkcTGTDBWvj64e52HbmsgiWxN3qw2Nol" text:style-name="Internet_20_link" text:visited-style-name="Visited_20_Internet_20_Link">
press service</text:a>
National Olympic Committee of Ukraine(Nok), at the Meeting Maiacidade do desporto category in Portugal with a 20.45 -meter tournament in the sector, Roman Kokoshko won the nucleus sector, Ukrinform reports.</text:p>
      <text:p text:style-name="P4">
The silver medalist of the Motonet GP tournament - Games of Northern City Bronzeu Category of Finnish OUL, showing its best result in the current season 5.30 meter, was a jump with a pole Ilya Kravchenko.</text:p>
      <text:p text:style-name="P4">
<text:span text:style-name="T4">
 Read also: </text:span>
 <text:a xlink:type="simple" xlink:href="https://www.ukrinform.ua/rubric-sports/3730603-ukraina-zaversila-vistup-na-iii-evropejskih-igrah-41-medal-trete-komandne-misce.html" text:style-name="Internet_20_link" text:visited-style-name="Visited_20_Internet_20_Link">
Ukraine has completed the performance at the III European Games: 41 Medal, third command place</text:a>
Marina Kovtunova took second place in height with a personal record 1,84 meters in the GuldersporenMeping Bronze Category Competitions of the Ubelgian Cortraik.</text:p>
      <text:p text:style-name="P4">
In the photo: Roman Kokoshko(Getty Images/Global Images Ukraine).</text:p>
      <text:p text:style-name="P4">
News Source: <text:a xlink:type="simple" xlink:href="https://www.ukrinform.ua/rubric-sports/3733477-stovhatel-adra-kokosko-vstanoviv-rekord-zmagan-u-portugalii.html" text:style-name="Internet_20_link" text:visited-style-name="Visited_20_Internet_20_Link">
https://www.ukrinform.ua/rubric-sports/3733477-stovhatel-adra-kokosko-vstanoviv-rekord-zmagan-u-portugalii.html</text:a>
</text:p>
      <!--NEWS-->
      <text:h text:style-name="P10" text:outline-level="1">
<text:span text:style-name="T4">
The Rugby-7 women's team won the European Championship in Trophy Division</text:span>
</text:h>
      <text:p text:style-name="P4">
Authors: Ukrinform (Person)</text:p>
      <text:p text:style-name="P4">
Publisher: Укринформ (Organization)</text:p>
      <text:p text:style-name="P4">
Published Time: 2023-07-09T14:33:35+03:00</text:p>
      <text:p text:style-name="P4">
Modified Time: 2023-07-09T14:33:35+03:00</text:p>
      <text:p text:style-name="P4">
Description: The women's national team of Ukraine won the European Championship with rugby-7 in the Trophy Division. - Ukrinform.</text:p>
      <text:p text:style-name="P4">
Images: ['<text:a xlink:type="simple" xlink:href="https://static.ukrinform.com/photos/2023_07/thumb_files/630_360_1688902377-199.jpg" text:style-name="Internet_20_link" text:visited-style-name="Visited_20_Internet_20_Link">
630_360_16889...</text:a>
']</text:p>
      <text:p text:style-name="P4">
Tags: ['регбі-7']</text:p>
      <text:p text:style-name="P4">
Type: Article</text:p>
      <!--METADATA-->
      <text:p text:style-name="P4">
<draw:frame draw:style-name="fr1" draw:name="Image129" text:anchor-type="as-char" svg:width="6.9236in" svg:height="3.956343in" draw:z-index="0">
<draw:image xlink:href="../Images/yкринформ/2023-07-09T14-33-35-03-00/630_360_1688902377-199.jpg" xlink:type="simple" xlink:show="embed" xlink:actuate="onLoad" draw:mime-type="image/jpeg"/>
</draw:frame>
Women's Ukraine has won the European Rugby-7 Championship in Divisiontrophy.</text:p>
      <text:p text:style-name="P4">
As the Federation informs <text:a xlink:type="simple" xlink:href="http://rugby.org.ua/ukr/news/8264" text:style-name="Internet_20_link" text:visited-style-name="Visited_20_Internet_20_Link">
rugby</text:a>
Of Ukraine, Uatchi of the second round that took place in Budapest(Hungary), the Ukrainians reached the previous group tournament, Ukrinform reports.</text:p>
      <text:p text:style-name="P4">
In the quarterfinals "Blue and Yellows" beat the Denmark team(36:0), in the semifinals -the collection of Georgia(33:0).</text:p>
      <text:p text:style-name="P4">
У фіналі збірна України завдала поразки команді Туреччини (14:7).</text:p>
      <text:p text:style-name="P4">
<text:span text:style-name="T4">
Читайте також:</text:span>
 <text:a xlink:type="simple" xlink:href="https://www.ukrinform.ua/rubric-sports/3730218-sport2023-kalendar-golovnih-podij-lipna.html" text:style-name="Internet_20_link" text:visited-style-name="Visited_20_Internet_20_Link">
 <text:span text:style-name="T4">
Спорт</text:span>
 -2023. Календар головних подій липня</text:a>
The victory in the Trophy Division allowed Ukraine to win a voucher with a wage division - Championship.</text:p>
      <text:p text:style-name="P4">
Photo: rugby.org.ua.</text:p>
      <text:p text:style-name="P4">
News Source: <text:a xlink:type="simple" xlink:href="https://www.ukrinform.ua/rubric-sports/3733481-zinoca-zbirna-ukraini-z-regbi7-vigrala-cempionat-evropi-u-divizioni-trophy.html" text:style-name="Internet_20_link" text:visited-style-name="Visited_20_Internet_20_Link">
https://www.ukrinform.ua/rubric-sports/3733481-zinoca-zbirna-ukraini-z-regbi7-vigrala-cempionat-evropi-u-divizioni-trophy.html</text:a>
</text:p>
      <!--NEWS-->
      <text:h text:style-name="P10" text:outline-level="1">
<text:span text:style-name="T4">
A Thousand Military and Air Defense: Vilnius turns into a fortress on the eve of NATO Summit - Reuters</text:span>
</text:h>
      <text:p text:style-name="P4">
Authors: Ukrinform (Person)</text:p>
      <text:p text:style-name="P4">
Publisher: Укринформ (Organization)</text:p>
      <text:p text:style-name="P4">
Published Time: 2023-07-09T14:38:00+03:00</text:p>
      <text:p text:style-name="P4">
Modified Time: 2023-07-09T14:38:00+03:00</text:p>
      <text:p text:style-name="P4">
Description: About a thousand soldiers from other countries of the Alliance were sent to Vilnius during the NATO summit. The advanced air defense systems were also put in Lithuania. - Ukrinform.</text:p>
      <text:p text:style-name="P4">
Images: ['<text:a xlink:type="simple" xlink:href="https://static.ukrinform.com/photos/2017_07/thumb_files/630_360_1501489397-9251.jpg" text:style-name="Internet_20_link" text:visited-style-name="Visited_20_Internet_20_Link">
630_360_15014...</text:a>
']</text:p>
      <text:p text:style-name="P4">
Tags: ['Литва', 'Саміт НАТО', 'Безпека', 'ППО']</text:p>
      <text:p text:style-name="P4">
Type: Article</text:p>
      <!--METADATA-->
      <text:p text:style-name="P4">
<draw:frame draw:style-name="fr1" draw:name="Image130" text:anchor-type="as-char" svg:width="6.9236in" svg:height="3.956343in" draw:z-index="0">
<draw:image xlink:href="../Images/yкринформ/2023-07-09T14-38-00-03-00/630_360_1501489397-9251.jpg" xlink:type="simple" xlink:show="embed" xlink:actuate="onLoad" draw:mime-type="image/jpeg"/>
</draw:frame>
About a thousandth of other countries of the Alliance was sent to Vilnius to ensure the security during the NATO Summit to Vilnius. The leading systems of NPPO were also put in Lithuania.</text:p>
      <text:p text:style-name="P4">
As Ukrinform reports, it reports <text:a xlink:type="simple" xlink:href="http://www.reuters.com/world/nato-flexes-muscle-protect-vilnius-summit-near-russia-belarus-2023-07-08/" text:style-name="Internet_20_link" text:visited-style-name="Visited_20_Internet_20_Link">
Reuters</text:a>
.</text:p>
      <text:p text:style-name="P4">
"NATO turned Vilnius into a fortress protected by advanced weapons to ensure the safety for the President of the United States Joe Baiden and other Alliance countries, which will only meet for 32 kilometers of the lattice wire with Lithuanian border with the Russian Allied Wire.</text:p>
      <text:p text:style-name="P4">
<text:span text:style-name="T4">
 Read also: </text:span>
 <text:a xlink:type="simple" xlink:href="https://www.ukrinform.ua/rubric-world/3733438-bajden-vistupit-iz-publicnou-promovou-u-vilnusi.html" text:style-name="Internet_20_link" text:visited-style-name="Visited_20_Internet_20_Link">
Biden will make a public speech in <text:span text:style-name="T4">
 Vilnius </text:span>
 and</text:a>
Sixteen allies by <text:a xlink:type="simple" xlink:href="https://www.ukrinform.ua/tag-nato" text:style-name="Internet_20_link" text:visited-style-name="Visited_20_Internet_20_Link">
NATO</text:a>
About a thousand soldiers to protect the summit, which will take place on Tuesday and Wednesday - July 11-12.</text:p>
      <text:p text:style-name="P4">
Many countries have also provided advanced air defense systems that the Baltic States have been.</text:p>
      <text:p text:style-name="P4">
"It would be more than irresponsible to leave our sky unprotected when Biden and 40 countries are being harvested," said Lithuanian President Gitanasnauseda.</text:p>
      <text:p text:style-name="P4">
As it is noted, Germany has launched 12 Patriot starting installations, which are being used to intercept ballistic and winged missiles or hostile.</text:p>
      <text:p text:style-name="P4">
<text:span text:style-name="T4">
 Read also: </text:span>
 <text:a xlink:type="simple" xlink:href="https://www.ukrinform.ua/rubric-polytics/3732871-zelenskij-pro-samit-nato-rosia-duze-rozrahovue-na-slabkist-i-rozednanist-v-alansi.html" text:style-name="Internet_20_link" text:visited-style-name="Visited_20_Internet_20_Link">
Zelensky - About NATO Summit: Russia is very calculating the molability and separation in the Alliance</text:a>
Spain has brought the Nasams air defense system, France sends self -propelled howiticaSar, France, Finland and Denmark to be based on military aircraft in Lithuania, and Greatness and France and France provide UAVs.</text:p>
      <text:p text:style-name="P4">
The Vilnius airport was noticed eight German installations by Patriot directed towards Russian Kaliningrad. Two more installations were sent to Nablorus. All starting installations were launched in the morning of July 7.</text:p>
      <text:p text:style-name="P4">
In addition, Lithuania has tripled the number of border guards at the borders of the Tarf RB, and colleagues from Latvia and Poland joined them."We are preparing for a variety of provocations," said the head of the Border Guard Service of Lithuania Rustamas Lyubaevas.</text:p>
      <text:p text:style-name="P4">
Baltic countries - Lithuania, Estonia and Latvia, which were once under Vlad Moscow, but have become part of NATO and the EU since 2004, have been spent on defense of over True percentage of their GDP, which is more than most other Ponato Allies.</text:p>
      <text:p text:style-name="P4">
_ Photo illustrative_</text:p>
      <text:p text:style-name="P4">
News Source: <text:a xlink:type="simple" xlink:href="https://www.ukrinform.ua/rubric-world/3733483-tisaci-vijskovih-ta-ppo-vilnus-peretvoruut-na-fortecu-naperedodni-samitu-nato-reuters.html" text:style-name="Internet_20_link" text:visited-style-name="Visited_20_Internet_20_Link">
https://www.ukrinform.ua/rubric-world/3733483-tisaci-vijskovih-ta-ppo-vilnus-peretvoruut-na-fortecu-naperedodni-samitu-nato-reuters.html</text:a>
</text:p>
      <!--NEWS-->
      <text:h text:style-name="P10" text:outline-level="1">
<text:span text:style-name="T4">
In Poltava region found pollution of the Psel River by an unknown substance</text:span>
</text:h>
      <text:p text:style-name="P4">
Authors: Ukrinform (Person)</text:p>
      <text:p text:style-name="P4">
Publisher: Укринформ (Organization)</text:p>
      <text:p text:style-name="P4">
Published Time: 2023-07-09T14:40:43+03:00</text:p>
      <text:p text:style-name="P4">
Modified Time: 2023-07-09T14:40:43+03:00</text:p>
      <text:p text:style-name="P4">
Description: In Poltava region, pollution was found by an unknown substance of the Psel River, the authorities introduced a temporary ban on bathing and fishing. - Ukrinform.</text:p>
      <text:p text:style-name="P4">
Images: ['<text:a xlink:type="simple" xlink:href="https://static.ukrinform.com/photos/2023_07/thumb_files/630_360_1688902743-316.jpg" text:style-name="Internet_20_link" text:visited-style-name="Visited_20_Internet_20_Link">
630_360_16889...</text:a>
']</text:p>
      <text:p text:style-name="P4">
Tags: ['Екологія', 'Полтавщина', 'Ріка', 'Забруднення']</text:p>
      <text:p text:style-name="P4">
Type: Article</text:p>
      <!--METADATA-->
      <text:p text:style-name="P4">
<draw:frame draw:style-name="fr1" draw:name="Image131" text:anchor-type="as-char" svg:width="6.9236in" svg:height="3.956343in" draw:z-index="0">
<draw:image xlink:href="../Images/yкринформ/2023-07-09T14-40-43-03-00/630_360_1688902743-316.jpg" xlink:type="simple" xlink:show="embed" xlink:actuate="onLoad" draw:mime-type="image/jpeg"/>
</draw:frame>
The Napoltava region found pollution by an unknown substance of the Psel River, and Vladaza has provoked a temporary ban on bathing and fishing.</text:p>
      <text:p text:style-name="P4">
This was reported(https://www.facebook.com/Liednik.Oleh/posts/pfbid02V3yXhR15RdKr78MNNJpnsBjjmgxi1aAvGaoKNvFxpqgN5Su4niPQtQM3zNsV6mKYl)<text:a xlink:type="simple" xlink:href="https://www.facebook.com/Liednik.Oleh/posts/pfbid02V3yXhR15RdKr78MNNJpnsBjjmgxi1aAvGaoKNvFxpqgN5Su4niPQtQM3zNsV6mKYl" text:style-name="Internet_20_link" text:visited-style-name="Visited_20_Internet_20_Link">
Facebook</text:a>
, reports Ukrinform.</text:p>
      <text:p text:style-name="P4">
“Higher S. Zapsillia, in <text:a xlink:type="simple" xlink:href="https://www.ukrinform.ua/tag-rika" text:style-name="Internet_20_link" text:visited-style-name="Visited_20_Internet_20_Link">
river</text:a>
Psel of the unbranched water entered the water. Residents complain of water and cutting, ”the message reads.</text:p>
      <text:p text:style-name="P4">
SES specialists, State Consumer Service, ecologists work at the site of the incident, establishing the cause of the river contamination.</text:p>
      <text:p text:style-name="P4">
“A temporary ban on bathing, fishing and using water for commercial needs from the Pell River is introduced, from the village. Launching and below the stream, ”said Leddnik.</text:p>
      <text:p text:style-name="P4">
<text:span text:style-name="T4">
 Read also: </text:span>
 <text:a xlink:type="simple" xlink:href="https://www.ukrinform.ua/rubric-regions/3732841-smigal-poobicav-doopracuvati-postanovu-pro-mezi-zon-zabrudnenih-unaslidok-avarii-na-caes.html" text:style-name="Internet_20_link" text:visited-style-name="Visited_20_Internet_20_Link">
Shmigal promised to refine the resolution on the boundaries of zones, <text:span text:style-name="T4">
 contaminated </text:span>
 as a result of the Chernobyl accident</text:a>
The causes of contamination and restriction will be reported.</text:p>
      <text:p text:style-name="P4">
As reported by Ukrinform, in the suburbs of Kharkiv <text:a xlink:type="simple" xlink:href="https://www.ukrinform.ua/rubric-regions/3729853-u-peredmisti-harkova-stavsa-mor-ribi-v-ricci-udi.html" text:style-name="Internet_20_link" text:visited-style-name="Visited_20_Internet_20_Link">
there was a mass death</text:a>
Fish in the Udi River, law enforcement officers began criminal proceedings due to water pollution.</text:p>
      <text:p text:style-name="P4">
<text:span text:style-name="T5">
Foto: Oleg Lednik, Facebook</text:span>
</text:p>
      <text:p text:style-name="P4">
News Source: <text:a xlink:type="simple" xlink:href="https://www.ukrinform.ua/rubric-regions/3733484-na-poltavsini-viavili-zabrudnenna-ricki-psel-nevidomou-recovinou.html" text:style-name="Internet_20_link" text:visited-style-name="Visited_20_Internet_20_Link">
https://www.ukrinform.ua/rubric-regions/3733484-na-poltavsini-viavili-zabrudnenna-ricki-psel-nevidomou-recovinou.html</text:a>
</text:p>
      <!--NEWS-->
      <text:h text:style-name="P10" text:outline-level="1">
<text:span text:style-name="T4">
BMW introduced smart -covers for motorcyclists</text:span>
</text:h>
      <text:p text:style-name="P4">
Authors: Ukrinform (Person)</text:p>
      <text:p text:style-name="P4">
Publisher: Укринформ (Organization)</text:p>
      <text:p text:style-name="P4">
Published Time: 2023-07-09T14:56:00+03:00</text:p>
      <text:p text:style-name="P4">
Modified Time: 2023-07-09T14:56:00+03:00</text:p>
      <text:p text:style-name="P4">
Description: BMW Motorrad has introduced innovative ConneCtedride Smartglasses motorcycle glasses with technology displaying information on Head-Up Display lenses. - Ukrinform.</text:p>
      <text:p text:style-name="P4">
Images: ['<text:a xlink:type="simple" xlink:href="https://static.ukrinform.com/photos/2023_07/thumb_files/630_360_1688903511-6408.jpeg" text:style-name="Internet_20_link" text:visited-style-name="Visited_20_Internet_20_Link">
630_360_16889...</text:a>
']</text:p>
      <text:p text:style-name="P4">
Tags: ['BMW', 'IT-технології', 'Окуляри', 'Мотоцикл']</text:p>
      <text:p text:style-name="P4">
Type: Article</text:p>
      <!--METADATA-->
      <text:p text:style-name="P4">
<draw:frame draw:style-name="fr1" draw:name="Image132" text:anchor-type="as-char" svg:width="6.9236in" svg:height="3.956343in" draw:z-index="0">
<draw:image xlink:href="../Images/yкринформ/2023-07-09T14-56-00-03-00/630_360_1688903511-6408.jpeg" xlink:type="simple" xlink:show="embed" xlink:actuate="onLoad" draw:mime-type="image/jpeg"/>
</draw:frame>
BMWMOTORRAD has introduced innovative Connectedridesmartglasses motorcycle glasses with technology of information displaying on lenses Head-Up Display.</text:p>
      <text:p text:style-name="P4">
As Ukrinform reports, this is reported in <text:a xlink:type="simple" xlink:href="https://www.press.bmwgroup.com/canada/article/detail/T0423306EN/bmw-motorrad-presents-connectedride-smartglasses" text:style-name="Internet_20_link" text:visited-style-name="Visited_20_Internet_20_Link">
Prescribe</text:a>
BMW Group.</text:p>
      <text:p text:style-name="P4">
</text:p>
      <text:p text:style-name="P4">
<text:a xlink:type="simple" xlink:href="https://static.ukrinform.com/photos/2023_07/1688903511-5142.jpeg" text:style-name="Internet_20_link" text:visited-style-name="Visited_20_Internet_20_Link">
 </text:a>
 <text:a xlink:type="simple" xlink:href="https://static.ukrinform.com/photos/2023_07/1688903511-4851.jpeg" text:style-name="Internet_20_link" text:visited-style-name="Visited_20_Internet_20_Link">
</text:a>
 <text:a xlink:type="simple" xlink:href="https://static.ukrinform.com/photos/2023_07/1688903511-4003.jpeg" text:style-name="Internet_20_link" text:visited-style-name="Visited_20_Internet_20_Link">
</text:a>
 <text:a xlink:type="simple" xlink:href="https://static.ukrinform.com/photos/2023_07/1688903511-6408.jpeg" text:style-name="Internet_20_link" text:visited-style-name="Visited_20_Internet_20_Link">
<draw:frame draw:style-name="fr1" draw:name="Image137" text:anchor-type="as-char" svg:width="6.9236in" svg:height="3.956343in" draw:z-index="0">
<draw:image xlink:href="../Images/yкринформ/2023-07-09T14-56-00-03-00/630_360_1688903511-6408.jpeg" xlink:type="simple" xlink:show="embed" xlink:actuate="onLoad" draw:mime-type="image/jpeg"/>
</draw:frame>
</text:a>
 <text:a xlink:type="simple" xlink:href="https://static.ukrinform.com/photos/2023_07/1688903511-8236.jpeg" text:style-name="Internet_20_link" text:visited-style-name="Visited_20_Internet_20_Link">
</text:a>
 <text:a xlink:type="simple" xlink:href="https://static.ukrinform.com/photos/2023_07/1688903512-6762.jpeg" text:style-name="Internet_20_link" text:visited-style-name="Visited_20_Internet_20_Link">
</text:a>
 <text:a xlink:type="simple" xlink:href="https://static.ukrinform.com/photos/2023_07/1688903511-2812.jpeg" text:style-name="Internet_20_link" text:visited-style-name="Visited_20_Internet_20_Link">
</text:a>
 <text:a xlink:type="simple" xlink:href="https://static.ukrinform.com/photos/2023_07/1688903512-6828.jpeg" text:style-name="Internet_20_link" text:visited-style-name="Visited_20_Internet_20_Link">
</text:a>
 <text:a xlink:type="simple" xlink:href="https://static.ukrinform.com/photos/2023_07/1688903512-1878.jpeg" text:style-name="Internet_20_link" text:visited-style-name="Visited_20_Internet_20_Link">
</text:a>
With the help of Smartglasses glasses, motorcycles drivers will be able to get data reflection such as navigation, speed and transmission, directly to the accessory lenses in real time.</text:p>
      <text:p text:style-name="P4">
The glasses are connected to the driver's smartphone through Bluetooth and the application. You can select the location of the projection and setting it up before or during the trip.</text:p>
      <text:p text:style-name="P4">
The design of new motorcycle glasses allows you to adapt them to various forms of helmets and face, and thanks to the lithium-ion battery, the device is able to work for up to 10 hours.<text:span text:style-name="T4">
 Read also: </text:span>
 <text:a xlink:type="simple" xlink:href="https://www.ukrinform.ua/rubric-technology/3713093-bmw-prezentuvala-tri-novi-elektrokari.html" text:style-name="Internet_20_link" text:visited-style-name="Visited_20_Internet_20_Link">
<text:span text:style-name="T4">
 bmw </text:span>
 presented three new electric cars</text:a>
The Connectedride Smartglasses kit also includes a case and a USB cable for charge.</text:p>
      <text:p text:style-name="P4">
As reported by Ukrinform, <text:a xlink:type="simple" xlink:href="https://www.ukrinform.ua/rubric-technology/3732218-meta-zapustila-svij-analog-tvitteru.html" text:style-name="Internet_20_link" text:visited-style-name="Visited_20_Internet_20_Link">
American Meta has launched</text:a>
a monthly virtual reality subscription service(VR).</text:p>
      <text:p text:style-name="P4">
News Source: <text:a xlink:type="simple" xlink:href="https://www.ukrinform.ua/rubric-technology/3733489-bmw-predstavila-smartokulari-dla-motociklistiv.html" text:style-name="Internet_20_link" text:visited-style-name="Visited_20_Internet_20_Link">
https://www.ukrinform.ua/rubric-technology/3733489-bmw-predstavila-smartokulari-dla-motociklistiv.html</text:a>
</text:p>
      <!--NEWS-->
      <text:h text:style-name="P10" text:outline-level="1">
<text:span text:style-name="T4">
The heat will fall in most regions of Ukraine</text:span>
</text:h>
      <text:p text:style-name="P4">
Authors: Ukrinform (Person)</text:p>
      <text:p text:style-name="P4">
Publisher: Укринформ (Organization)</text:p>
      <text:p text:style-name="P4">
Published Time: 2023-07-09T14:59:00+03:00</text:p>
      <text:p text:style-name="P4">
Modified Time: 2023-07-09T14:59:00+03:00</text:p>
      <text:p text:style-name="P4">
Description: On Monday, July 10, small short -term rains are expected in Ukraine, only in the extreme west and south without precipitation. - Ukrinform.</text:p>
      <text:p text:style-name="P4">
Images: ['<text:a xlink:type="simple" xlink:href="https://static.ukrinform.com/photos/2023_07/thumb_files/630_360_1688903142-743.jpg" text:style-name="Internet_20_link" text:visited-style-name="Visited_20_Internet_20_Link">
630_360_16889...</text:a>
']</text:p>
      <text:p text:style-name="P4">
Tags: ['Погода', 'Україна', 'Прогноз']</text:p>
      <text:p text:style-name="P4">
Type: Article</text:p>
      <!--METADATA-->
      <text:p text:style-name="P4">
<draw:frame draw:style-name="fr1" draw:name="Image143" text:anchor-type="as-char" svg:width="6.9236in" svg:height="3.956343in" draw:z-index="0">
<draw:image xlink:href="../Images/yкринформ/2023-07-09T14-59-00-03-00/630_360_1688903142-743.jpg" xlink:type="simple" xlink:show="embed" xlink:actuate="onLoad" draw:mime-type="image/jpeg"/>
</draw:frame>
Infant, on July 10, small short -term rains are expected in Ukraine, only in the extreme west and south without precipitation.</text:p>
      <text:p text:style-name="P4">
Ukrinform was reported at the Ukrainian Hydrometeorological Center.</text:p>
      <text:p text:style-name="P4">
The wind is northwest, 7-12 m/s, at night in the southeastern regions areas of 15-20 m/s.</text:p>
      <text:p text:style-name="P4">
Temperature at night 11-16 °, in the southern part up to 19 °; In the afternoon 21-26 °, in the south of Ukraine and Transcarpathia 25-30 °.</text:p>
      <text:p text:style-name="P4">
In Kyiv and Kyiv region on Monday night without precipitation, in the afternoon, places in a short -lived <text:a xlink:type="simple" xlink:href="https://www.ukrinform.ua/tag-dos" text:style-name="Internet_20_link" text:visited-style-name="Visited_20_Internet_20_Link">
rain</text:a>
.Mopere in the capital at night 14-16 °, in the afternoon 22-24 °; In the area at night 11-16 °, in the afternoon 21-26 °.</text:p>
      <text:p text:style-name="P4">
In the next two days in Ukraine, changing cloudiness will remain. On July 11, at night, in addition to most western regions, in the afternoon in Transcarpathia, the Carpathian Bank of the Tali Bank, sometimes short-term rains, thunderstorms, July 12 without precipitation, only at night of the southeastern regions, in the afternoon in the Carpathians in places of light rain.</text:p>
      <text:p text:style-name="P4">
The wind is mostly northwest, 5-10 m/s. Temperature at night 11-16 °, the seal of up to 19 °; day 21-26 °, July 12 in the western and southwestern regions 27-32 °.</text:p>
      <text:p text:style-name="P4">
In the capital region of July 11-12 without precipitation, only on the night of July 11 locally short-term rain. The temperature in Kiev at night is 14-16 °, in the afternoon 23-25 °; in the area at night 11-16 °, in the afternoon 21-26 °.</text:p>
      <text:p text:style-name="P4">
<text:span text:style-name="T4">
 Read also: </text:span>
 <text:a xlink:type="simple" xlink:href="https://www.ukrinform.ua/rubric-world/3732306-cerven-2023-roku-viznali-najteplisim-v-istorii.html" text:style-name="Internet_20_link" text:visited-style-name="Visited_20_Internet_20_Link">
June 2023 recognized the warmest in history</text:a>
During July 13-14, dry weather will prevail in Ukraine. Only in the Western, Zhytomyr and Vinnytsia regions on July 13, on the night of July 14 in Ukraine, in addition to the western and eastern regions, in the afternoon, short -term rains and thunderstorms are possible on the Left Bank.</text:p>
      <text:p text:style-name="P4">
The temperature at night will be 14-20 °, in the south to 24 °, on July 13 in the East, July 14 and in the western regions 11-16 °; In the afternoon of July 13, 25-31 °, in the western regions 17-22 °, in the east of the country, on July 14 in Ukraine, except the south, 20-26 °.</text:p>
      <text:p text:style-name="P4">
In Kiev and the region on July 13-14 without precipitation, only on the night of July 14 short-term days. Temperature in the capital at night 16-18 °; In the afternoon of July 13, 28-30 °, July 1423-25 °. In the region at night 14-19 °; In the afternoon of July 13, 25-30 °, July 14, 21-26 °.</text:p>
      <text:p text:style-name="P4">
News Source: <text:a xlink:type="simple" xlink:href="https://www.ukrinform.ua/rubric-regions/3733486-speka-spade-u-bilsosti-regioniv-ukraini.html" text:style-name="Internet_20_link" text:visited-style-name="Visited_20_Internet_20_Link">
https://www.ukrinform.ua/rubric-regions/3733486-speka-spade-u-bilsosti-regioniv-ukraini.html</text:a>
</text:p>
      <!--NEWS-->
      <text:h text:style-name="P10" text:outline-level="1">
<text:span text:style-name="T4">
Austrian company will continue to buy gas in the Russian Federation by 2040</text:span>
</text:h>
      <text:p text:style-name="P4">
Authors: Ukrinform (Person)</text:p>
      <text:p text:style-name="P4">
Publisher: Укринформ (Organization)</text:p>
      <text:p text:style-name="P4">
Published Time: 2023-07-09T15:09:51+03:00</text:p>
      <text:p text:style-name="P4">
Modified Time: 2023-07-09T15:09:51+03:00</text:p>
      <text:p text:style-name="P4">
Description: The OMV Austrian Group will continue to buy most of the gas in Russia through a contract with Gazprom by 2040. - Ukrinform.</text:p>
      <text:p text:style-name="P4">
Images: ['<text:a xlink:type="simple" xlink:href="https://static.ukrinform.com/photos/2018_08/thumb_files/630_360_1535565724-6095.jpg" text:style-name="Internet_20_link" text:visited-style-name="Visited_20_Internet_20_Link">
630_360_15355...</text:a>
']</text:p>
      <text:p text:style-name="P4">
Tags: ['Австрія', 'Газпром', 'Росія']</text:p>
      <text:p text:style-name="P4">
Type: Article</text:p>
      <!--METADATA-->
      <text:p text:style-name="P4">
<draw:frame draw:style-name="fr1" draw:name="Image144" text:anchor-type="as-char" svg:width="6.9236in" svg:height="3.956343in" draw:z-index="0">
<draw:image xlink:href="../Images/yкринформ/2023-07-09T15-09-51-03-00/630_360_1535565724-6095.jpg" xlink:type="simple" xlink:show="embed" xlink:actuate="onLoad" draw:mime-type="image/jpeg"/>
</draw:frame>
The Austrian Group of OMV power companies will continue to buy most of Gas in Russia through a contract with Gazprom by 2040.</text:p>
      <text:p text:style-name="P4">
According to Ukrinform, this is in an interview <text:a xlink:type="simple" xlink:href="http://www.ft.com/content/304034be-9cd5-406d-b668-894c4eac5a76" text:style-name="Internet_20_link" text:visited-style-name="Visited_20_Internet_20_Link">
Financial Times</text:a>
said OMV Gen? Alfred Stern.</text:p>
      <text:p text:style-name="P4">
“While Gazprom will supply(Gas - order.)... ми будемо продовжувати брати ціобсяги у Газпрому», - сказав він.</text:p>
      <text:p text:style-name="P4">
За словами Штерна, через 18 місяців після повномасштабного вторгнення <text:a xlink:type="simple" xlink:href="https://www.ukrinform.ua/tag-rosia" text:style-name="Internet_20_link" text:visited-style-name="Visited_20_Internet_20_Link">
 Росії</text:a>
In Ukraine, its company does not plan to come from a long -term contract for the supply of gas from the Russian Gasprom, which it signed in 2018 and which will operate until 2040.</text:p>
      <text:p text:style-name="P4">
He also refused to criticize the contract himself and described him as a "standard market environment".</text:p>
      <text:p text:style-name="P4">
"It is not surprising," Stern added.</text:p>
      <text:p text:style-name="P4">
Stern also drew attention to the fact that OMV has recently approved the allocation of 2 million euros for launching production from the Neptun Deep gas deposit by the training sea by 2027 as part of a joint venture with a Romanian Romgaz.This, the project should bring a 100 billion cubetter to the European market.</text:p>
      <text:p text:style-name="P4">
“This will make Romania the largest natural gas producer in the EU, and OMV - the single gas producers in Europe. I think it is a significant contribution of the saciness of European deliveries, ”he said.</text:p>
      <text:p text:style-name="P4">
<text:span text:style-name="T4">
 Read also: </text:span>
 <text:a xlink:type="simple" xlink:href="https://www.ukrinform.ua/rubric-economy/3730477-shell-prodovzue-prodavati-rosijskij-gaz-bbc.html" text:style-name="Internet_20_link" text:visited-style-name="Visited_20_Internet_20_Link">
Shell continues to sell Russian gas - BBC</text:a>
As reported by Ukrinform, in December last year almost 71% of gas imported heating from Russia. At the same time, in the period from January to November 20122, Austria could pay Russia for gas about 6.7 billion euros.</text:p>
      <text:p text:style-name="P4">
News Source: <text:a xlink:type="simple" xlink:href="https://www.ukrinform.ua/rubric-economy/3733495-avstrijska-kompania-prodovzit-kupuvati-gaz-u-rf-do-2040-roku.html" text:style-name="Internet_20_link" text:visited-style-name="Visited_20_Internet_20_Link">
https://www.ukrinform.ua/rubric-economy/3733495-avstrijska-kompania-prodovzit-kupuvati-gaz-u-rf-do-2040-roku.html</text:a>
</text:p>
      <!--NEWS-->
      <text:h text:style-name="P10" text:outline-level="1">
<text:span text:style-name="T4">
In Spain, the Conservative People's Party on the eve of the election increased the separation from the governing PSOE</text:span>
</text:h>
      <text:p text:style-name="P4">
Authors: Ukrinform (Person)</text:p>
      <text:p text:style-name="P4">
Publisher: Укринформ (Organization)</text:p>
      <text:p text:style-name="P4">
Published Time: 2023-07-09T15:19:44+03:00</text:p>
      <text:p text:style-name="P4">
Modified Time: 2023-07-09T15:19:44+03:00</text:p>
      <text:p text:style-name="P4">
Description: Two weeks before the election in Spain, the Conservative People's Party (PP) increased its separation from the governing Socialist Workers' Party (PSOE). - Ukrinform.</text:p>
      <text:p text:style-name="P4">
Images: ['<text:a xlink:type="simple" xlink:href="https://static.ukrinform.com/photos/2023_07/thumb_files/630_360_1688905101-654.jpg" text:style-name="Internet_20_link" text:visited-style-name="Visited_20_Internet_20_Link">
630_360_16889...</text:a>
']</text:p>
      <text:p text:style-name="P4">
Tags: ['Іспанія', 'Парламент', 'Партії', 'Вибори']</text:p>
      <text:p text:style-name="P4">
Type: Article</text:p>
      <!--METADATA-->
      <text:p text:style-name="P4">
<draw:frame draw:style-name="fr1" draw:name="Image145" text:anchor-type="as-char" svg:width="6.9236in" svg:height="3.956343in" draw:z-index="0">
<draw:image xlink:href="../Images/yкринформ/2023-07-09T15-19-44-03-00/630_360_1688905101-654.jpg" xlink:type="simple" xlink:show="embed" xlink:actuate="onLoad" draw:mime-type="image/jpeg"/>
</draw:frame>
For the Dvaty before the Elections in Spain Conservative People's Party(PР)increased its respected from the governing socialist working party(PSOE).</text:p>
      <text:p text:style-name="P4">
Як передає Укрінформ, про це повідомляє <text:a xlink:type="simple" xlink:href="https://www.abc.es/espana/pp-ganaria-provincias-psoe-solo-primero-20230709214940-nt.html" text:style-name="Internet_20_link" text:visited-style-name="Visited_20_Internet_20_Link">
 ABC </text:a>
.</text:p>
      <text:p text:style-name="P4">
In the previous PP elections, it was the first only in 10 districts, and the Socialists Victory 32.</text:p>
      <text:p text:style-name="P4">
A survey conducted by IPSOS from July 3 to July 6 showed that nowadays 35% of the vote will receive a PP and 28%.</text:p>
      <text:p text:style-name="P4">
Sociological voting forecasts provide that PP will receive from 138 to 147 places in the lower house of the Parliament of Spain, which includes 350 deputies, and PSOE - from 102 to 112 seats.</text:p>
      <text:p text:style-name="P4">
The Vox Party, which is the most probable PP coalition ally, can hold from 32 to 39 parliamentary places.</text:p>
      <text:p text:style-name="P4">
<text:span text:style-name="T4">
 Read also: </text:span>
 <text:a xlink:type="simple" xlink:href="https://www.ukrinform.ua/rubric-world/3733421-v-uzbekistani-prohodat-dostrokovi-prezidentski-vibori.html" text:style-name="Internet_20_link" text:visited-style-name="Visited_20_Internet_20_Link">
in Uzbekistan pass early presidential <text:span text:style-name="T4">
 elections </text:span>
</text:a>
If the results of the survey are confirmed, it means that the rightcoality in the parties of PP and VOX will receive up to 180 seats together, which is sufficient for the formation of an absolute majority.</text:p>
      <text:p text:style-name="P4">
As reported by Ukrinform, on July 1, Spain began its six-year presidency of the EU in accordance with the rotation system between 27 Member States. Prime Minister <text:a xlink:type="simple" xlink:href="https://www.ukrinform.ua/tag-ispania" text:style-name="Internet_20_link" text:visited-style-name="Visited_20_Internet_20_Link">
Spain</text:a>
Sanchez arrived in Ukraine on July 1, on the first day of presidency in the Council of the European Union.</text:p>
      <text:p text:style-name="P4">
News Source: <text:a xlink:type="simple" xlink:href="https://www.ukrinform.ua/rubric-world/3733498-v-ispanii-konservativna-narodna-partia-naperedodni-viboriv-zbilsila-vidriv-vid-kerivnoi-psoe.html" text:style-name="Internet_20_link" text:visited-style-name="Visited_20_Internet_20_Link">
https://www.ukrinform.ua/rubric-world/3733498-v-ispanii-konservativna-narodna-partia-naperedodni-viboriv-zbilsila-vidriv-vid-kerivnoi-psoe.html</text:a>
</text:p>
      <!--NEWS-->
      <text:h text:style-name="P10" text:outline-level="1">
<text:span text:style-name="T4">
Kalinina completed the performance at the Wimbledon tournament ahead of time</text:span>
</text:h>
      <text:p text:style-name="P4">
Authors: Ukrinform (Person)</text:p>
      <text:p text:style-name="P4">
Publisher: Укринформ (Organization)</text:p>
      <text:p text:style-name="P4">
Published Time: 2023-07-09T15:21:41+03:00</text:p>
      <text:p text:style-name="P4">
Modified Time: 2023-07-09T15:21:41+03:00</text:p>
      <text:p text:style-name="P4">
Description: The Ukrainian -Romanian couple starred from the second circle match in the third in the season of the Grand Slam - Wimbledon series, which lasts in London (UK). - Ukrinform.</text:p>
      <text:p text:style-name="P4">
Images: ['<text:a xlink:type="simple" xlink:href="https://static.ukrinform.com/photos/2023_07/thumb_files/630_360_1688905267-176.jpg" text:style-name="Internet_20_link" text:visited-style-name="Visited_20_Internet_20_Link">
630_360_16889...</text:a>
']</text:p>
      <text:p text:style-name="P4">
Tags: ['Теніс', 'Вімблдон', 'Ангеліна Калініна']</text:p>
      <text:p text:style-name="P4">
Type: Article</text:p>
      <!--METADATA-->
      <text:p text:style-name="P4">
<draw:frame draw:style-name="fr1" draw:name="Image146" text:anchor-type="as-char" svg:width="6.9236in" svg:height="3.956343in" draw:z-index="0">
<draw:image xlink:href="../Images/yкринформ/2023-07-09T15-21-41-03-00/630_360_1688905267-176.jpg" xlink:type="simple" xlink:show="embed" xlink:actuate="onLoad" draw:mime-type="image/jpeg"/>
</draw:frame>
The Ukrainian -Romanian couple starred from the second circle match in the third in the seasonurgent series Grand Slam - Wimbledon, which lasts in London(United Kingdom).</text:p>
      <text:p text:style-name="P4">
Українсько-румунський дует Ангеліна Калініна - Ірина-Камелія Бегу за рахунку2:6, 0:2 відмовився догравати поєдинок проти посіяного під 3-м номеромавстралійсько-бельгійського тандему Сторм Гантер - Елізе Мертенс, передаєУкрінформ.</text:p>
      <text:p text:style-name="P4">
Напередодні матч було перервано через дощ.</text:p>
      <text:p text:style-name="P4">
Як інформує <text:a xlink:type="simple" xlink:href="https://btu.org.ua/ua/golovne/45744-vimbldon-kalinina-ta-begu-znyalisya-z-matchu-drugogo-kola.html" text:style-name="Internet_20_link" text:visited-style-name="Visited_20_Internet_20_Link">
 BTU </text:a>
, for Kalinina and Begh, this has been a common tournament this season. In March they reached the quarterfinals of the whisper(WTA 1000), and last month they gave way to the start of Rolan Harros.</text:p>
      <text:p text:style-name="P4">
<text:span text:style-name="T4">
 Read also: </text:span>
 <text:a xlink:type="simple" xlink:href="https://www.ukrinform.ua/rubric-sports/3732887-kalinina-postupilas-andreesku-ta-zaversila-vistupi-na-vimbldoni.html" text:style-name="Internet_20_link" text:visited-style-name="Visited_20_Internet_20_Link">
Kalinina gave way to Andreesk on Wimbledon</text:a>
The Wimbledon tournament will last until July 16.</text:p>
      <text:p text:style-name="P4">
Photo: Getty Images.</text:p>
      <text:p text:style-name="P4">
News Source: <text:a xlink:type="simple" xlink:href="https://www.ukrinform.ua/rubric-sports/3733499-kalinina-dostrokovo-zaversila-vistup-na-vimbldonskomu-turniri.html" text:style-name="Internet_20_link" text:visited-style-name="Visited_20_Internet_20_Link">
https://www.ukrinform.ua/rubric-sports/3733499-kalinina-dostrokovo-zaversila-vistup-na-vimbldonskomu-turniri.html</text:a>
</text:p>
      <!--NEWS-->
      <text:h text:style-name="P10" text:outline-level="1">
<text:span text:style-name="T4">
In Transcarpathia detained the suspect in the corruption of an eight -year -old girl</text:span>
</text:h>
      <text:p text:style-name="P4">
Authors: Ukrinform (Person)</text:p>
      <text:p text:style-name="P4">
Publisher: Укринформ (Organization)</text:p>
      <text:p text:style-name="P4">
Published Time: 2023-07-09T15:23:36+03:00</text:p>
      <text:p text:style-name="P4">
Modified Time: 2023-07-09T15:23:36+03:00</text:p>
      <text:p text:style-name="P4">
Description: In Mukachevo in Transcarpathia, police detained the suspect in the corruption of an 8-year-old girl. - Ukrinform.</text:p>
      <text:p text:style-name="P4">
Images: ['<text:a xlink:type="simple" xlink:href="https://static.ukrinform.com/photos/2018_03/thumb_files/630_360_1520771339-1398.jpg" text:style-name="Internet_20_link" text:visited-style-name="Visited_20_Internet_20_Link">
630_360_15207...</text:a>
']</text:p>
      <text:p text:style-name="P4">
Tags: ['Діти', 'Закарпаття', 'Затримання', 'Педофіл']</text:p>
      <text:p text:style-name="P4">
Type: Article</text:p>
      <!--METADATA-->
      <text:p text:style-name="P4">
<draw:frame draw:style-name="fr1" draw:name="Image147" text:anchor-type="as-char" svg:width="6.9236in" svg:height="3.954441in" draw:z-index="0">
<draw:image xlink:href="../Images/yкринформ/2023-07-09T15-23-36-03-00/630_360_1520771339-1398.jpg" xlink:type="simple" xlink:show="embed" xlink:actuate="onLoad" draw:mime-type="image/jpeg"/>
</draw:frame>
Umukachev in Transcarpathia police detained the suspect in the corruption of an 8-year-old girl.</text:p>
      <text:p text:style-name="P4">
About it reports the police of the Transcarpathian region in <text:a xlink:type="simple" xlink:href="http://www.facebook.com/UA.ZakarpattyaPolice/posts/pfbid0BjTk8VrDiNWK8mmx6BtdsUpjrMPpyXf3qoKyE4FCuPbAJ2FhNt3WtUTcnPWPYoPel" text:style-name="Internet_20_link" text:visited-style-name="Visited_20_Internet_20_Link">
Facebook</text:a>
, reports Ukrinform.</text:p>
      <text:p text:style-name="P4">
"Yesterday, July 8, police received a message from the Mukachevs that they saw a naked man who was bathed with a small girl, who was also without a swimsuit. Despite the fact that the man assured his daughter, the situation was alerted to the passers -by.</text:p>
      <text:p text:style-name="P4">
<text:span text:style-name="T4">
 Read also: </text:span>
 <text:a xlink:type="simple" xlink:href="https://www.ukrinform.ua/rubric-regions/3688749-zitela-umani-zatrimali-za-pidozrou-u-rozbesenni-8ricnoi-divcinki.html" text:style-name="Internet_20_link" text:visited-style-name="Visited_20_Internet_20_Link">
resident of Umani was detained on suspicion of <text:span text:style-name="T4">
 corruption </text:span>
 8-year-old girl</text:a>
An investigative team of the local police department of police, whose employees found a minor child and a 62-year-old man at the scene, arrived, "the statement said.</text:p>
      <text:p text:style-name="P4">
During the inspection, law enforcement officers found that the person involved began to cling to <text:a xlink:type="simple" xlink:href="https://www.ukrinform.ua/tag-diti" text:style-name="Internet_20_link" text:visited-style-name="Visited_20_Internet_20_Link">
child</text:a>
When she came out of her own for a walk. He grabbed the girl by the hand and threatened, pulled up the local reservoir, where he made it completely undress and go with him. Already in the reservoir, the man began to take other lecherous actions, which were repeated on the river bank.</text:p>
      <text:p text:style-name="P4">
It is noted that police officers immediately took the child to a safe place, the Azlovis was detained and placed in a temporary detention center. Its actions are qualified under Part 2 of Art. 156 of the Criminal Code of Ukraine, that is, committing a resignation of a relatively minor.</text:p>
      <text:p text:style-name="P4">
<text:span text:style-name="T4">
 Read also: </text:span>
 [in Sumy unfinished police searched ** drug addict(https://www.ukrinform.ua/rubric-regions/3732826-u-sumskij-nedobudovi-policia-sukala-narkomaniv-a-znajsli-molodika-akij-gvaltuvav-pleminnicu.html)The police are preparing a petition in court for the election of the defendant of preventing and they will insist on detention. The detainee is threatened to 8 years in prison.</text:p>
      <text:p text:style-name="P4">
Police have installed a family of a victim girl and now a work police with them.</text:p>
      <text:p text:style-name="P4">
News Source: <text:a xlink:type="simple" xlink:href="https://www.ukrinform.ua/rubric-regions/3733500-na-zakarpatti-zatrimali-pidozruvanogo-u-rozbesenni-vosmiricnoi-divcinki.html" text:style-name="Internet_20_link" text:visited-style-name="Visited_20_Internet_20_Link">
https://www.ukrinform.ua/rubric-regions/3733500-na-zakarpatti-zatrimali-pidozruvanogo-u-rozbesenni-vosmiricnoi-divcinki.html</text:a>
</text:p>
      <!--NEWS-->
      <text:h text:style-name="P10" text:outline-level="1">
<text:span text:style-name="T4">
Water condition on six metropolitan beaches does not meet the standards</text:span>
</text:h>
      <text:p text:style-name="P4">
Authors: Ukrinform (Person)</text:p>
      <text:p text:style-name="P4">
Publisher: Укринформ (Organization)</text:p>
      <text:p text:style-name="P4">
Published Time: 2023-07-09T15:24:08+03:00</text:p>
      <text:p text:style-name="P4">
Modified Time: 2023-07-09T15:24:08+03:00</text:p>
      <text:p text:style-name="P4">
Description: The results of sanitary-microbiological and sanitary-chemical studies have shown the discrepancy of water from six Kiev beaches with the requirements of hygienic quality standards. - Ukrinform.</text:p>
      <text:p text:style-name="P4">
Images: ['<text:a xlink:type="simple" xlink:href="https://static.ukrinform.com/photos/2023_05/thumb_files/630_360_1684824131-785.jpg" text:style-name="Internet_20_link" text:visited-style-name="Visited_20_Internet_20_Link">
630_360_16848...</text:a>
']</text:p>
      <text:p text:style-name="P4">
Tags: ['Вода', 'Пляж', 'Київ']</text:p>
      <text:p text:style-name="P4">
Type: Article</text:p>
      <!--METADATA-->
      <text:p text:style-name="P4">
<draw:frame draw:style-name="fr1" draw:name="Image149" text:anchor-type="as-char" svg:width="6.9236in" svg:height="3.956343in" draw:z-index="0">
<draw:image xlink:href="../Images/yкринформ/2023-07-09T15-24-08-03-00/630_360_1684824131-785.jpg" xlink:type="simple" xlink:show="embed" xlink:actuate="onLoad" draw:mime-type="image/jpeg"/>
</draw:frame>
The results of social and microbiological and sanitary-chemical studies showed the non-correspondence of water from six Kiev beaches with the requirements of hygienic standards.</text:p>
      <text:p text:style-name="P4">
According to Ukrinform, the Main Directorate of the State Service for Food and Consumer Protection and Consumer Protection in Kyiv reported <text:a xlink:type="simple" xlink:href="http://t.me/DepartmentStateConsumerServices/1701" text:style-name="Internet_20_link" text:visited-style-name="Visited_20_Internet_20_Link">
Telegram</text:a>
.</text:p>
      <text:p text:style-name="P4">
Yes, it is about the beach "Rainbow", "Rainbow", "Troyeshchyna", "Gallery", "Verbny" and "Pushcha Voditsa".</text:p>
      <text:p text:style-name="P4">
The results of the research have been reported by the Plesio utility enterprise YKIVSKY CITY STATE. They have sent proposals to prevent the negative consequences among the population in the case of bathing on the mentioned layers.</text:p>
      <text:p text:style-name="P4">
In addition to these objects, the monitoring of water quality was carried out on the beaches "Venice", "Children's", "Golden", "Youth", "Suburban Slobidka", "Telbin", "Central" and "Chortory".</text:p>
      <text:p text:style-name="P4">
<text:span text:style-name="T4">
 Read also: </text:span>
 [in Kiev opened a trail for Trula Trulas.(https://www.ukrinform.ua/rubric-kyiv/3727784-u-kievi-vidkrili-stezku-dla-aktivnogo-vidpocinku-truhaniv-trejl.html)As reported by Ukrinform, in the Poltava region <text:a xlink:type="simple" xlink:href="https://www.ukrinform.ua/rubric-regions/3733484-na-poltavsini-viavili-zabrudnenna-ricki-psel-nevidomou-recovinou.html" text:style-name="Internet_20_link" text:visited-style-name="Visited_20_Internet_20_Link">
found contamination of unknown -abuse</text:a>
the rivers of Psel. Owasza has provoked a temporary ban on bathing and catching fish.</text:p>
      <text:p text:style-name="P4">
News Source: <text:a xlink:type="simple" xlink:href="https://www.ukrinform.ua/rubric-kyiv/3733501-stan-vodi-na-sesti-stolicnih-plazah-ne-vidpovidae-normam.html" text:style-name="Internet_20_link" text:visited-style-name="Visited_20_Internet_20_Link">
https://www.ukrinform.ua/rubric-kyiv/3733501-stan-vodi-na-sesti-stolicnih-plazah-ne-vidpovidae-normam.html</text:a>
</text:p>
      <!--NEWS-->
      <text:h text:style-name="P10" text:outline-level="1">
<text:span text:style-name="T4">
Russian troops fired at Kherson again, a woman affected</text:span>
</text:h>
      <text:p text:style-name="P4">
Authors: Ukrinform (Person)</text:p>
      <text:p text:style-name="P4">
Publisher: Укринформ (Organization)</text:p>
      <text:p text:style-name="P4">
Published Time: 2023-07-09T15:34:00+03:00</text:p>
      <text:p text:style-name="P4">
Modified Time: 2023-07-09T15:34:00+03:00</text:p>
      <text:p text:style-name="P4">
Description: A 66-year-old woman, Ukrinform, was injured in Kherson's Russian shelling.</text:p>
      <text:p text:style-name="P4">
Images: ['<text:a xlink:type="simple" xlink:href="https://static.ukrinform.com/photos/2017_02/thumb_files/630_360_1487747482-1856.jpg" text:style-name="Internet_20_link" text:visited-style-name="Visited_20_Internet_20_Link">
630_360_14877...</text:a>
']</text:p>
      <text:p text:style-name="P4">
Tags: ['Херсон', 'Обстріл', 'Російські військові', 'Війна з Росією']</text:p>
      <text:p text:style-name="P4">
Type: Article</text:p>
      <!--METADATA-->
      <text:p text:style-name="P4">
<draw:frame draw:style-name="fr1" draw:name="Image150" text:anchor-type="as-char" svg:width="6.9236in" svg:height="3.956343in" draw:z-index="0">
<draw:image xlink:href="../Images/yкринформ/2023-07-09T15-34-00-03-00/630_360_1487747482-1856.jpg" xlink:type="simple" xlink:show="embed" xlink:actuate="onLoad" draw:mime-type="image/jpeg"/>
</draw:frame>
Kherson's Waropor was injured by a 66-year-old woman</text:p>
      <text:p text:style-name="P4">
About it in <text:a xlink:type="simple" xlink:href="https://t.me/olexandrprokudin/934" text:style-name="Internet_20_link" text:visited-style-name="Visited_20_Internet_20_Link">
telegram</text:a>
Oleksandr Proudin, the chief of the Chiefson Ova, reported, Ukrinform reports.</text:p>
      <text:p text:style-name="P4">
"Around 13:00, the Russian army struck the residential quarter of the city, a 66 -year -old woman was injured. The victim was diagnosed with a concussion of brain wounds. She was provided with medical help, women's life is not pregnant," the message reads.</text:p>
      <text:p text:style-name="P4">
<text:span text:style-name="T4">
 Read also: </text:span>
 <text:a xlink:type="simple" xlink:href="https://www.ukrinform.ua/rubric-regions/3733395-rosiani-za-dobu-obstrilali-devat-regioniv-ukraini-zvedenna-ova.html" text:style-name="Internet_20_link" text:visited-style-name="Visited_20_Internet_20_Link">
Russians per day <text:span text:style-name="T4">
 shelling </text:span>
 fir nine regions of Ukraine- Construction of OVA</text:a>
As reported by Ukrinform, Russian troops last day, on July 8, 59 elaborated <text:a xlink:type="simple" xlink:href="https://www.ukrinform.ua/tag-hersonsina" text:style-name="Internet_20_link" text:visited-style-name="Visited_20_Internet_20_Link">
Kherson region</text:a>
 .</text:p>
      <text:p text:style-name="P4">
News Source: <text:a xlink:type="simple" xlink:href="https://www.ukrinform.ua/rubric-ato/3733504-rosijski-vijska-znovu-obstrilali-herson-postrazdala-zinka.html" text:style-name="Internet_20_link" text:visited-style-name="Visited_20_Internet_20_Link">
https://www.ukrinform.ua/rubric-ato/3733504-rosijski-vijska-znovu-obstrilali-herson-postrazdala-zinka.html</text:a>
</text:p>
      <!--NEWS-->
      <text:h text:style-name="P10" text:outline-level="1">
<text:span text:style-name="T4">
In Kiev, more than 170 civilians have been killed since the beginning of the war from the beginning of the war - Klitschko</text:span>
</text:h>
      <text:p text:style-name="P4">
Authors: Ukrinform (Person)</text:p>
      <text:p text:style-name="P4">
Publisher: Укринформ (Organization)</text:p>
      <text:p text:style-name="P4">
Published Time: 2023-07-09T15:40:01+03:00</text:p>
      <text:p text:style-name="P4">
Modified Time: 2023-07-09T15:40:01+03:00</text:p>
      <text:p text:style-name="P4">
Description: More than 170 civilians of Kyiv have been killed and more than 400 dwellings have been destroyed from hostile attacks since the beginning of the war. - Ukrinform.</text:p>
      <text:p text:style-name="P4">
Images: ['<text:a xlink:type="simple" xlink:href="https://static.ukrinform.com/photos/2022_06/thumb_files/630_360_1656225185-903.jpg" text:style-name="Internet_20_link" text:visited-style-name="Visited_20_Internet_20_Link">
630_360_16562...</text:a>
']</text:p>
      <text:p text:style-name="P4">
Tags: ['Віталій Кличко', 'Загибель', 'Війна з Росією']</text:p>
      <text:p text:style-name="P4">
Type: Article</text:p>
      <!--METADATA-->
      <text:p text:style-name="P4">
<draw:frame draw:style-name="fr1" draw:name="Image151" text:anchor-type="as-char" svg:width="6.9236in" svg:height="3.956343in" draw:z-index="0">
<draw:image xlink:href="../Images/yкринформ/2023-07-09T15-40-01-03-00/630_360_1656225185-903.jpg" xlink:type="simple" xlink:show="embed" xlink:actuate="onLoad" draw:mime-type="image/jpeg"/>
</draw:frame>
More than 170 civilians of Kyiv have been killed and more than 400 dwellings have been destroyed by hostile attacks since the beginning of the war.</text:p>
      <text:p text:style-name="P4">
This was reported by the mayor of Kiev Vitaliy <text:a xlink:type="simple" xlink:href="https://www.ukrinform.ua/tag-diti" text:style-name="Internet_20_link" text:visited-style-name="Visited_20_Internet_20_Link">
Klitschko</text:a>
On the air of the TV channel "Kiev", reports Ukrinform.</text:p>
      <text:p text:style-name="P4">
"In our city, more than 400 dwellings have been destroyed and more than 170 people have been a civilian," he informed.</text:p>
      <text:p text:style-name="P4">
At the same time, Klitschko emphasized that out of 170 dead people of Kyivans - seven children.</text:p>
      <text:p text:style-name="P4">
“Putin needs territory, we, Ukrainians, are not needed. Therefore, he is killing the population, ”the mayor of Kyiv summarized.</text:p>
      <text:p text:style-name="P4">
<text:span text:style-name="T4">
 Read also: </text:span>
 <text:a xlink:type="simple" xlink:href="https://www.ukrinform.ua/rubric-kyiv/3732915-u-stolici-21-ukrittiv-potrebuut-remontu-klicko.html" text:style-name="Internet_20_link" text:visited-style-name="Visited_20_Internet_20_Link">
in the capital 21% of shelves need repair - <text:span text:style-name="T4">
 Klitschko </text:span>
</text:a>
As reported <text:a xlink:type="simple" xlink:href="https://www.ukrinform.ua/rubric-ato/3733229-oon-pidtverdila-zagibel-9177-civilnih-v-ukraini-vid-pocatku-vijni.html" text:style-name="Internet_20_link" text:visited-style-name="Visited_20_Internet_20_Link">
Ukrinform</text:a>
, the organizations of the United Nations confirmed that from the beginning of the full -scale interruption of the Russian Federation in Ukraine 9 177 civilians were killed, 15,993 residents were injured.</text:p>
      <text:p text:style-name="P4">
News Source: <text:a xlink:type="simple" xlink:href="https://www.ukrinform.ua/rubric-kyiv/3733508-u-kievi-vid-vorozih-atak-z-pocatku-vijni-zaginuli-ponad-170-civilnih-klicko.html" text:style-name="Internet_20_link" text:visited-style-name="Visited_20_Internet_20_Link">
https://www.ukrinform.ua/rubric-kyiv/3733508-u-kievi-vid-vorozih-atak-z-pocatku-vijni-zaginuli-ponad-170-civilnih-klicko.html</text:a>
</text:p>
      <!--NEWS-->
      <text:h text:style-name="P10" text:outline-level="1">
<text:span text:style-name="T4">
In Mexico found the body of a killed journalist of a leading newspaper</text:span>
</text:h>
      <text:p text:style-name="P4">
Authors: Ukrinform (Person)</text:p>
      <text:p text:style-name="P4">
Publisher: Укринформ (Organization)</text:p>
      <text:p text:style-name="P4">
Published Time: 2023-07-09T15:53:19+03:00</text:p>
      <text:p text:style-name="P4">
Modified Time: 2023-07-09T15:53:19+03:00</text:p>
      <text:p text:style-name="P4">
Description: Law enforcement officers discovered the body of a correspondent of one of the leading Mexico newspapers in the western state of Naurit a few days after he was declared missing. - Ukrinform.</text:p>
      <text:p text:style-name="P4">
Images: ['<text:a xlink:type="simple" xlink:href="https://static.ukrinform.com/photos/2023_07/thumb_files/630_360_1688907009-682.jpg" text:style-name="Internet_20_link" text:visited-style-name="Visited_20_Internet_20_Link">
630_360_16889...</text:a>
']</text:p>
      <text:p text:style-name="P4">
Tags: ['Мексика', 'Журналіст', 'Вбивство']</text:p>
      <text:p text:style-name="P4">
Type: Article</text:p>
      <!--METADATA-->
      <text:p text:style-name="P4">
<draw:frame draw:style-name="fr1" draw:name="Image152" text:anchor-type="as-char" svg:width="6.9236in" svg:height="3.956343in" draw:z-index="0">
<draw:image xlink:href="../Images/yкринформ/2023-07-09T15-53-19-03-00/630_360_1688907009-682.jpg" xlink:type="simple" xlink:show="embed" xlink:actuate="onLoad" draw:mime-type="image/jpeg"/>
</draw:frame>
Law enforcement officers discovered the body of a correspondent of one of the leading newspapers of Mexico Naurit a few days after he was announced.</text:p>
      <text:p text:style-name="P4">
As Ukrinform reports, it reports <text:a xlink:type="simple" xlink:href="https://www.bbc.co.uk/news/world-latin-america-66145902" text:style-name="Internet_20_link" text:visited-style-name="Visited_20_Internet_20_Link">
BBC</text:a>
.</text:p>
      <text:p text:style-name="P4">
59-year-old Luis Martin Sanchez Inyiges worked in the La Jornada newspaper and was considered to be missing from Wednesday.</text:p>
      <text:p text:style-name="P4">
His death is seen as a murder associated with his work.</text:p>
      <text:p text:style-name="P4">
Sanchez is one of the three journalists who have been abducted in the state for the last few. Two messages were attached to his chest, but the authorities did not reveal the content.</text:p>
      <text:p text:style-name="P4">
In February this year, Photo Reporter Jose Ramiro Arauho was killed by Lower California.</text:p>
      <text:p text:style-name="P4">
In addition, at least four other people were stated in La Jornada.</text:p>
      <text:p text:style-name="P4">
<text:span text:style-name="T4">
 Read also: </text:span>
 <text:a xlink:type="simple" xlink:href="https://www.ukrinform.ua/rubric-world/3733094-u-meksikanskij-zatoci-vibuhnula-gazova-platforma-dvoe-zagiblih.html" text:style-name="Internet_20_link" text:visited-style-name="Visited_20_Internet_20_Link">
in <text:span text:style-name="T4">
 Mexico </text:span>
 The Gulf of Gas Platform exploded, two dead</text:a>
It is noted that international press organizations are constantly called <text:a xlink:type="simple" xlink:href="https://www.ukrinform.ua/tag-meksika" text:style-name="Internet_20_link" text:visited-style-name="Visited_20_Internet_20_Link">
Mexico</text:a>
One of the most dangerous countries for journalists.</text:p>
      <text:p text:style-name="P4">
According to the international human rights group "Reporters without borders", almost 150 journalists have been killed in the country since 2000.</text:p>
      <text:p text:style-name="P4">
As reported by Ukrinform, <text:a xlink:type="simple" xlink:href="https://www.ukrinform.ua/rubric-world/3706179-u-kameruni-nevidomi-zastrelili-zurnalista.html" text:style-name="Internet_20_link" text:visited-style-name="Visited_20_Internet_20_Link">
in Bamenda fighters shot</text:a>
A journalist who became the third murder of media worker in Cameroon this year.  <text:span text:style-name="T5">
Foto: Pledge Times</text:span>
</text:p>
      <text:p text:style-name="P4">
News Source: <text:a xlink:type="simple" xlink:href="https://www.ukrinform.ua/rubric-world/3733512-u-meksici-znajsli-tilo-vbitogo-zurnalista-providnoi-gazeti.html" text:style-name="Internet_20_link" text:visited-style-name="Visited_20_Internet_20_Link">
https://www.ukrinform.ua/rubric-world/3733512-u-meksici-znajsli-tilo-vbitogo-zurnalista-providnoi-gazeti.html</text:a>
</text:p>
      <!--NEWS-->
      <text:h text:style-name="P10" text:outline-level="1">
<text:span text:style-name="T4">
In France, new military assistance parties to Ukraine were announced</text:span>
</text:h>
      <text:p text:style-name="P4">
Authors: Ukrinform (Person)</text:p>
      <text:p text:style-name="P4">
Publisher: Укринформ (Organization)</text:p>
      <text:p text:style-name="P4">
Published Time: 2023-07-09T15:55:00+03:00</text:p>
      <text:p text:style-name="P4">
Modified Time: 2023-07-09T15:55:00+03:00</text:p>
      <text:p text:style-name="P4">
Description: France prepares new military assistance packages for Ukraine. - Ukrinform.</text:p>
      <text:p text:style-name="P4">
Images: ['<text:a xlink:type="simple" xlink:href="https://static.ukrinform.com/photos/2022_09/thumb_files/630_360_1663609577-307.jpg" text:style-name="Internet_20_link" text:visited-style-name="Visited_20_Internet_20_Link">
630_360_16636...</text:a>
']</text:p>
      <text:p text:style-name="P4">
Tags: ['Франція', 'Україна', 'допомога', 'Війна з Росією']</text:p>
      <text:p text:style-name="P4">
Type: Article</text:p>
      <!--METADATA-->
      <text:p text:style-name="P4">
<draw:frame draw:style-name="fr1" draw:name="Image153" text:anchor-type="as-char" svg:width="6.9236in" svg:height="3.956343in" draw:z-index="0">
<draw:image xlink:href="../Images/yкринформ/2023-07-09T15-55-00-03-00/630_360_1663609577-307.jpg" xlink:type="simple" xlink:show="embed" xlink:actuate="onLoad" draw:mime-type="image/jpeg"/>
</draw:frame>
France prepares new military assistance packages for Ukraine.</text:p>
      <text:p text:style-name="P4">
This was reported by French Foreign Minister Katrin Kolonna in an interview <text:a xlink:type="simple" xlink:href="http://www.rfi.fr/uk/%D1%94%D0%B2%D1%80%D0%BE%D0%BF%D0%B0/20230708-%D1%81%D0%B0%D0%BC%D1%96%D1%82-%D1%83-%D0%B2%D1%96%D0%BB%D1%8C%D0%BD%D1%8E%D1%81%D1%96-%D0%BC%D0%B0%D1%94-%D0%BD%D0%B0%D0%B4%D0%B0%D1%82%D0%B8-%D0%BA%D0%BE%D0%BD%D0%BA%D1%80%D0%B5%D1%82%D0%BD%D0%B8%D0%B9-%D0%B7%D0%BC%D1%96%D1%81%D1%82-%D0%BF%D0%B5%D1%80%D1%81%D0%BF%D0%B5%D0%BA%D1%82%D0%B8%D0%B2%D1%96-%D0%B2%D1%81%D1%82%D1%83%D0%BF%D1%83-%D1%83%D0%BA%D1%80%D0%B0%D1%97%D0%BD%D0%B8-%D0%B4%D0%BE-%D0%BD%D0%B0%D1%82%D0%BE-%D0%BA%D0%B0%D1%82%D1%80%D1%96%D0%BD-%D0%BA%D0%BE%D0%BB%D0%BE%D0%BD%D0%BD%D0%B0" text:style-name="Internet_20_link" text:visited-style-name="Visited_20_Internet_20_Link">
RFI,</text:a>
transmits Ukrinform.</text:p>
      <text:p text:style-name="P4">
"New military assistance supplies are being prepared for the constant consideration of the most unaccountable needs expressed by Ukraine," she said.</text:p>
      <text:p text:style-name="P4">
The Foreign Minister assured that Ukraine's support from <text:a xlink:type="simple" xlink:href="https://www.ukrinform.ua/tag-francia" text:style-name="Internet_20_link" text:visited-style-name="Visited_20_Internet_20_Link">
France</text:a>
It will continue to be tangled.</text:p>
      <text:p text:style-name="P4">
<text:span text:style-name="T4">
 Read also: </text:span>
 [Pentagon announced a new package(https://www.ukrinform.ua/rubric-ato/3732977-pentagon-ogolosiv-pro-novij-paket-dopomogi-ukraini-z-kasetnimi-boepripasami.html)"France has repeatedly argued that it would support Ukraine as much as it would be necessary in order to ensure legitimate protection of independence, sovereignty and territorial integrity within its international recognized borders. No one should doubt our determination to fulfill this obligation," The minister emphasized.</text:p>
      <text:p text:style-name="P4">
When asked about Ukraine's security guarantees before NATO's accession, the MSFANCE leader said that the Wilnius Summit wants to consolidate Ukraine's support from the Alliance on a long -term basis and to give a specific content of its NATO accession.</text:p>
      <text:p text:style-name="P4">
She added that France was working with a number of partners on the definition of security guards that NATO could give Ukraine "not instead, but in parallel" with the process of integration into the Alliance.</text:p>
      <text:p text:style-name="P4">
"These guarantees are still being discussed, but their goal will be very clear: the short -term perspective to give Ukraine the means to ensure its substantive defense," the column said.</text:p>
      <text:p text:style-name="P4">
<text:span text:style-name="T4">
 Read also: </text:span>
 <text:a xlink:type="simple" xlink:href="https://www.ukrinform.ua/rubric-ato/3733342-nimeckij-bundestag-shvaliv-zakupivlu-boepripasiv-dla-ukraini.html" text:style-name="Internet_20_link" text:visited-style-name="Visited_20_Internet_20_Link">
German Bundestag has approved the purchase of ammunition for Ukraine</text:a>
</text:p>
      <text:p text:style-name="P4">
News Source: <text:a xlink:type="simple" xlink:href="https://www.ukrinform.ua/rubric-ato/3733513-u-francii-anonsuvali-novi-partii-vijskovoi-dopomogi-ukraini.html" text:style-name="Internet_20_link" text:visited-style-name="Visited_20_Internet_20_Link">
https://www.ukrinform.ua/rubric-ato/3733513-u-francii-anonsuvali-novi-partii-vijskovoi-dopomogi-ukraini.html</text:a>
</text:p>
      <!--NEWS-->
      <text:h text:style-name="P10" text:outline-level="1">
<text:span text:style-name="T4">
The French company will help build modern power grids in the Zaporozhye region</text:span>
</text:h>
      <text:p text:style-name="P4">
Authors: Ukrinform (Person)</text:p>
      <text:p text:style-name="P4">
Publisher: Укринформ (Organization)</text:p>
      <text:p text:style-name="P4">
Published Time: 2023-07-09T15:59:14+03:00</text:p>
      <text:p text:style-name="P4">
Modified Time: 2023-07-09T15:59:14+03:00</text:p>
      <text:p text:style-name="P4">
Description: In the Zaporozhye region, a project of construction of modern power grids in accordance with a memorandum on cooperation with the French company EDF International Networks will start. - Ukrinform.</text:p>
      <text:p text:style-name="P4">
Images: ['<text:a xlink:type="simple" xlink:href="https://static.ukrinform.com/photos/2022_12/thumb_files/630_360_1671200709-575.png" text:style-name="Internet_20_link" text:visited-style-name="Visited_20_Internet_20_Link">
630_360_16712...</text:a>
']</text:p>
      <text:p text:style-name="P4">
Tags: ['Франція', 'Електропостачання', 'Запоріжжя']</text:p>
      <text:p text:style-name="P4">
Type: Article</text:p>
      <!--METADATA-->
      <text:p text:style-name="P4">
<draw:frame draw:style-name="fr1" draw:name="Image154" text:anchor-type="as-char" svg:width="6.9236in" svg:height="3.956343in" draw:z-index="0">
<draw:image xlink:href="../Images/yкринформ/2023-07-09T15-59-14-03-00/630_360_1671200709-575.png" xlink:type="simple" xlink:show="embed" xlink:actuate="onLoad" draw:mime-type="image/png"/>
</draw:frame>
The Uzagozhiv region starts the project of building modern power grids according to a frondum on cooperation with the French company EDF International Networks.</text:p>
      <text:p text:style-name="P4">
According to Ukrinform, the press service [Ministry of Energy] reports it(http://mev.gov.ua/novyna/domovlenosti-pratsyuyut-u-zaporizkiy-oblasti-startuye-proyekt-pobudovy-suchasnykh).</text:p>
      <text:p text:style-name="P4">
“The implementation of the“ road map of intellectual networks for Ukraine ”in the Zaporozhye region is a great challenge and a great opportunity. This can be a showcase of accessible networks of the future with quality clients. It is important to ensure the physical development of networks, optimize operating costs, while increasing the efficiency of networks and minimizing electricity, ” - said Deputy Minister of Energy Yaroslavdemchenko.</text:p>
      <text:p text:style-name="P4">
It is noted that after the successful implementation of the pilot project in <text:a xlink:type="simple" xlink:href="https://www.ukrinform.ua/tag-zaporizza" text:style-name="Internet_20_link" text:visited-style-name="Visited_20_Internet_20_Link">
Zaporizhia region</text:a>
The corresponding experience of cooperation of the restoration of distribution networks is planned to be introduced in other regional region.</text:p>
      <text:p text:style-name="P4">
According to Demchenkov, investments in the development of distribution systems will also contribute to the attraction of funds for related services, for example, the development of systematic energy, balancing, micro -networks and electricity.</text:p>
      <text:p text:style-name="P4">
“Distribution systems are one of the types of energy infrastructure that has caused the greatest damage due to Russian attacks. Economic reconstruction of acraines places high demands on future networks. They must be stable, flexible, efficient and reliable, integrated according to the needs of disconnecting new economy and generation objects, including RES, and to meet the volume of demand for electricity distribution. Collaboration with our French partners will help to realize the appropriate tasks and approximate stations of distribution services to the best indicators of international practices, ”the Deputy Minister of Energy.</text:p>
      <text:p text:style-name="P4">
<text:span text:style-name="T4">
 Read also: </text:span>
 <text:a xlink:type="simple" xlink:href="https://www.ukrinform.ua/rubric-vidbudova/3733272-proekt-plicoplic-regioni-ukraini-obednalisa-sob-vidbuduvati-hersonsinu.html" text:style-name="Internet_20_link" text:visited-style-name="Visited_20_Internet_20_Link">
<text:span text:style-name="T4">
 project </text:span>
 "<text:span text:style-name="T4">
 side </text:span>
 -o- <text:span text:style-name="T4">
 side </text:span>
": <text:span text:style-name="T4">
 regions </text:span>
<text:span text:style-name="T4">
 of Ukraine </text:span>
 OBS <text:span text:style-name="T4">
 </text:span>
 rebuild <text:span text:style-name="T4">
 </text:span>
 Kherson region **</text:a>
As reported, in June 2023, within the framework of the working visit of the Minister of Energy of Ukraine Herman Galushchenko to Paris, the Ministry of Energy and the leading company of the world market for the distribution of electricity EDF International Networksa had a memorandum of cooperation.</text:p>
      <text:p text:style-name="P4">
News Source: <text:a xlink:type="simple" xlink:href="https://www.ukrinform.ua/rubric-vidbudova/3733514-francuzka-kompania-dopomoze-pobuduvati-sucasni-elektromerezi-u-zaporizkij-oblasti.html" text:style-name="Internet_20_link" text:visited-style-name="Visited_20_Internet_20_Link">
https://www.ukrinform.ua/rubric-vidbudova/3733514-francuzka-kompania-dopomoze-pobuduvati-sucasni-elektromerezi-u-zaporizkij-oblasti.html</text:a>
</text:p>
      <!--NEWS-->
      <text:h text:style-name="P10" text:outline-level="1">
<text:span text:style-name="T4">
A fire broke out at the gas station, three victims in Kiev</text:span>
</text:h>
      <text:p text:style-name="P4">
Authors: Ukrinform (Person)</text:p>
      <text:p text:style-name="P4">
Publisher: Укринформ (Organization)</text:p>
      <text:p text:style-name="P4">
Published Time: 2023-07-09T16:01:00+03:00</text:p>
      <text:p text:style-name="P4">
Modified Time: 2023-07-09T16:01:00+03:00</text:p>
      <text:p text:style-name="P4">
Description: In the Dniprovsky district of Kiev a fire broke out at one of the gas station. Three victims. - Ukrinform.</text:p>
      <text:p text:style-name="P4">
Images: ['<text:a xlink:type="simple" xlink:href="https://static.ukrinform.com/photos/2023_07/thumb_files/630_360_1688907717-592.jpg" text:style-name="Internet_20_link" text:visited-style-name="Visited_20_Internet_20_Link">
630_360_16889...</text:a>
']</text:p>
      <text:p text:style-name="P4">
Tags: ['АЗС', 'Пожежа', 'Київ']</text:p>
      <text:p text:style-name="P4">
Type: Article</text:p>
      <!--METADATA-->
      <text:p text:style-name="P4">
<draw:frame draw:style-name="fr1" draw:name="Image155" text:anchor-type="as-char" svg:width="6.9236in" svg:height="3.956343in" draw:z-index="0">
<draw:image xlink:href="../Images/yкринформ/2023-07-09T16-01-00-03-00/630_360_1688907717-592.jpg" xlink:type="simple" xlink:show="embed" xlink:actuate="onLoad" draw:mime-type="image/jpeg"/>
</draw:frame>
The Udniprovsky district of Kiev broke out a fire at one of the gas station. Tri -stages.</text:p>
      <text:p text:style-name="P4">
According to Ukrinform, the State Service for Emergency Situations in [Telegram] reports it(http://t.me/dsns_telegram/18621) .</text:p>
      <text:p text:style-name="P4">
"In Kiev ](https://www.ukrinform.ua/tag-kiiv)Firefighters eliminate the gas station fire in the Dnieper district. Currently, 30 personnel and 5 pieces of equipment have been involved in extinguishing, ”the message reads.</text:p>
      <text:p text:style-name="P4">
It is noted that information on victims and victims is clarified.</text:p>
      <text:p text:style-name="P4">
According to <text:a xlink:type="simple" xlink:href="http://t.me/svoboda_radio/19143" text:style-name="Internet_20_link" text:visited-style-name="Visited_20_Internet_20_Link">
media</text:a>
, the gas station burns Nabrovarsky Avenue near the Darnitsa metro.</text:p>
      <text:p text:style-name="P4">
"Doctors hospitalized two victims from the fire at the gas station ... The third person is examined and hospitalized,"- the mayor(https://t.me/vitaliy_klitschko/2172).</text:p>
      <text:p text:style-name="P4">
Fire rescue services continue to operate on the spot.</text:p>
      <text:p text:style-name="P4">
*!(https://www.ukrinform.ua/rubric-kyiv/3726110-ratuvalniki-likviduvali-pozezu-so-vinikla-vnaslidok-vibuhu-bagatopoverhivki-u-kievi.html)As it was reported, last day, on July 8, pyrotechnic units of the State Emergency Service of Ukraine were disposed of 235 explosive subjects.</text:p>
      <text:p text:style-name="P4">
<text:span text:style-name="T5">
Foto: SNNS</text:span>
</text:p>
      <text:p text:style-name="P4">
News Source: <text:a xlink:type="simple" xlink:href="https://www.ukrinform.ua/rubric-kyiv/3733516-u-kievi-spalahnula-pozeza-na-azs.html" text:style-name="Internet_20_link" text:visited-style-name="Visited_20_Internet_20_Link">
https://www.ukrinform.ua/rubric-kyiv/3733516-u-kievi-spalahnula-pozeza-na-azs.html</text:a>
</text:p>
      <!--NEWS-->
      <text:h text:style-name="P10" text:outline-level="1">
<text:span text:style-name="T4">
Stefanchuk in Riga met with the speaker of the Diet of Latvia - what was said</text:span>
</text:h>
      <text:p text:style-name="P4">
Authors: Ukrinform (Person)</text:p>
      <text:p text:style-name="P4">
Publisher: Укринформ (Organization)</text:p>
      <text:p text:style-name="P4">
Published Time: 2023-07-09T16:10:27+03:00</text:p>
      <text:p text:style-name="P4">
Modified Time: 2023-07-09T16:10:27+03:00</text:p>
      <text:p text:style-name="P4">
Description: The Chairman of the Verkhovna Rada of Ukraine Ruslan Stefanchuk arrived in Latvia to reach an international consensus on the path of Ukraine to NATO on the eve of the Alliance Vilnius Summit. - Ukrinform.</text:p>
      <text:p text:style-name="P4">
Images: ['<text:a xlink:type="simple" xlink:href="https://static.ukrinform.com/photos/2023_07/thumb_files/630_360_1688907846-779.jpg" text:style-name="Internet_20_link" text:visited-style-name="Visited_20_Internet_20_Link">
630_360_16889...</text:a>
']</text:p>
      <text:p text:style-name="P4">
Tags: ['Латвія', 'НАТО', 'Сейм', 'Україна', 'Верховна Рада', 'Стефанчук']</text:p>
      <text:p text:style-name="P4">
Type: Article</text:p>
      <!--METADATA-->
      <text:p text:style-name="P4">
<draw:frame draw:style-name="fr1" draw:name="Image157" text:anchor-type="as-char" svg:width="6.9236in" svg:height="3.956343in" draw:z-index="0">
<draw:image xlink:href="../Images/yкринформ/2023-07-09T16-10-27-03-00/630_360_1688907846-779.jpg" xlink:type="simple" xlink:show="embed" xlink:actuate="onLoad" draw:mime-type="image/jpeg"/>
</draw:frame>
Ruslan Stefanchuk, the head of Ukraine, arrived in Latvia to achieve an international consensus on the path of Ukraine to NATO on the eve of Vilnius' Summit of the Alliance.</text:p>
      <text:p text:style-name="P4">
According to Ukrinform, Stefanchuk reports on <text:a xlink:type="simple" xlink:href="https://www.facebook.com/stefanchuk.official/posts/pfbid02NS6qhoUANR6fbC8Eo6MyEpJmUmUpa5S3yDmC3NYqQjyoseavENKPzTkvVLrQiGGhl" text:style-name="Internet_20_link" text:visited-style-name="Visited_20_Internet_20_Link">
Facebook</text:a>
.</text:p>
      <text:p text:style-name="P4">
“Латвія. У ці дні — з робочим візитом у Ризі. Радий зустрічі з відданим другомУкраїни, спікером Саейми Латвійської Республіки Едвардсом Смілтенсом”, -написав <text:a xlink:type="simple" xlink:href="https://www.ukrinform.ua/tag-stefancuk" text:style-name="Internet_20_link" text:visited-style-name="Visited_20_Internet_20_Link">
 Стефанчук </text:a>
.</text:p>
      <text:p text:style-name="P4">
According to him, there is no such area in whatever Latvia helps Ukraine. All of what Ukraine needs, Latvia does, and does it quickly and effectively. He made his gratitude to Latvia for helping Ukraine.</text:p>
      <text:p text:style-name="P4">
Stefanchuk noted that Latvia had already provided to Ukraine weapons, ammunition of Tavi goods worth more than 388 million euros. As a percentage of national GDP, it is 1.3%.</text:p>
      <text:p text:style-name="P4">
<text:span text:style-name="T4">
 Read also: </text:span>
 [Zelensky and Duda discussed the future summit <text:span text:style-name="T4">
 NATO </text:span>
(https://www.ukrinform.ua/rubric-polytics/3733476-zelenskij-i-duda-obgovorili-majbutnij-samit-nato-u-vilnusi.html)"The main purpose of the meeting is to achieve the international consensus on the path of Ukraine to NATO on the eve of the Vilnius Summit of the Alliance," the Verkhovna Rada chairman said.</text:p>
      <text:p text:style-name="P4">
He also hopes that the neighboring Lithuania will soon be adopted historical decisions for both Ukraine and the Euro -Atlantic community.</text:p>
      <text:p text:style-name="P4">
According to him, the parties discussed the defensive needs of Ukraine. "This support is crucial to winning victory," he added.</text:p>
      <text:p text:style-name="P4">
<text:span text:style-name="T4">
 Read also: </text:span>
 <text:a xlink:type="simple" xlink:href="https://www.ukrinform.ua/rubric-polytics/3733266-portugalia-stala-23-krainou-aka-pidtrimala-clenstvo-ukraini-v-nato-op.html" text:style-name="Internet_20_link" text:visited-style-name="Visited_20_Internet_20_Link">
Portugal became 23 countries that supported Ukraine's membership in <text:span text:style-name="T4">
 NATO </text:span>
 - OP</text:a>
It was reported that on July 11-12 in Vilnius there will be a NATO summit, during which Ukraine wants to obtain clear security guarantees and a clear perspective of the Alliance.</text:p>
      <text:p text:style-name="P4">
<text:span text:style-name="T5">
Foto: Ruslan Stefanchuk, Facebook</text:span>
</text:p>
      <text:p text:style-name="P4">
News Source: <text:a xlink:type="simple" xlink:href="https://www.ukrinform.ua/rubric-polytics/3733518-stefancuk-u-rizi-zustrivsa-zi-spikerom-sejmu-latvii-pro-so-govorili.html" text:style-name="Internet_20_link" text:visited-style-name="Visited_20_Internet_20_Link">
https://www.ukrinform.ua/rubric-polytics/3733518-stefancuk-u-rizi-zustrivsa-zi-spikerom-sejmu-latvii-pro-so-govorili.html</text:a>
</text:p>
      <!--NEWS-->
      <text:h text:style-name="P10" text:outline-level="1">
<text:span text:style-name="T4">
Ukrainian Bindl gave way to the second round of Vimbledon</text:span>
</text:h>
      <text:p text:style-name="P4">
Authors: Ukrinform (Person)</text:p>
      <text:p text:style-name="P4">
Publisher: Укринформ (Organization)</text:p>
      <text:p text:style-name="P4">
Published Time: 2023-07-09T16:14:39+03:00</text:p>
      <text:p text:style-name="P4">
Modified Time: 2023-07-09T16:14:39+03:00</text:p>
      <text:p text:style-name="P4">
Description: Ukrainian tennis player Kateryna Bindl paired with Australia Daria Seville in the second round of Wimbledon. - Ukrinform.</text:p>
      <text:p text:style-name="P4">
Images: ['<text:a xlink:type="simple" xlink:href="https://static.ukrinform.com/photos/2023_07/thumb_files/630_360_1688908424-542.jpg" text:style-name="Internet_20_link" text:visited-style-name="Visited_20_Internet_20_Link">
630_360_16889...</text:a>
']</text:p>
      <text:p text:style-name="P4">
Tags: ['Теніс', 'Вімблдон']</text:p>
      <text:p text:style-name="P4">
Type: Article</text:p>
      <!--METADATA-->
      <text:p text:style-name="P4">
<draw:frame draw:style-name="fr1" draw:name="Image158" text:anchor-type="as-char" svg:width="6.9236in" svg:height="3.956343in" draw:z-index="0">
<draw:image xlink:href="../Images/yкринформ/2023-07-09T16-14-39-03-00/630_360_1688908424-542.jpg" xlink:type="simple" xlink:show="embed" xlink:actuate="onLoad" draw:mime-type="image/jpeg"/>
</draw:frame>
Ukrainian -sized Kateryna Bindl paired with Australia Daria Seville, lost the second Wimbledon circle.</text:p>
      <text:p text:style-name="P4">
Bindl and Seville gave way to pairs in the pans and Zhu lazy - 4: 6, 3: 6, reports Ukrinform.</text:p>
      <text:p text:style-name="P4">
On July 8, the tennis players did not have time to complete the first party, so the match was rewashed on July 9.</text:p>
      <text:p text:style-name="P4">
<text:span text:style-name="T4">
 Read also: </text:span>
 <text:a xlink:type="simple" xlink:href="https://www.ukrinform.ua/rubric-sports/3733393-curenko-ta-svitolina-sogodni-rozigraut-putivki-do-14-finalu-vimbldona.html" text:style-name="Internet_20_link" text:visited-style-name="Visited_20_Internet_20_Link">
Tsurenko and Svitolina today play vouchers up to 1/4 Finals of Wimbledon</text:a>
As reported, Ukrainian Angelina Kalinina has departed from the paired category.</text:p>
      <text:p text:style-name="P4">
Photo: jimmie48</text:p>
      <text:p text:style-name="P4">
News Source: <text:a xlink:type="simple" xlink:href="https://www.ukrinform.ua/rubric-sports/3733519-ukrainka-bajndl-postupilasa-v-drugomu-koli-parnogo-vimbldona.html" text:style-name="Internet_20_link" text:visited-style-name="Visited_20_Internet_20_Link">
https://www.ukrinform.ua/rubric-sports/3733519-ukrainka-bajndl-postupilasa-v-drugomu-koli-parnogo-vimbldona.html</text:a>
</text:p>
      <!--NEWS-->
      <text:h text:style-name="P10" text:outline-level="1">
<text:span text:style-name="T4">
The United States destroyed in Syria leader IDIL</text:span>
</text:h>
      <text:p text:style-name="P4">
Authors: Ukrinform (Person)</text:p>
      <text:p text:style-name="P4">
Publisher: Укринформ (Organization)</text:p>
      <text:p text:style-name="P4">
Published Time: 2023-07-09T16:20:00+03:00</text:p>
      <text:p text:style-name="P4">
Modified Time: 2023-07-09T16:20:00+03:00</text:p>
      <text:p text:style-name="P4">
Description: The Central Command (Centcom) struck Syria, which resulted in the killed IDIL leader in Eastern Syria, Osama Al-Muhajir. - Ukrinform.</text:p>
      <text:p text:style-name="P4">
Images: ['<text:a xlink:type="simple" xlink:href="https://static.ukrinform.com/photos/2017_01/thumb_files/630_360_1484398751-4217.jpg" text:style-name="Internet_20_link" text:visited-style-name="Visited_20_Internet_20_Link">
630_360_14843...</text:a>
']</text:p>
      <text:p text:style-name="P4">
Tags: ['ІДІЛ', 'Сирія', 'США', 'Тероризм']</text:p>
      <text:p text:style-name="P4">
Type: Article</text:p>
      <!--METADATA-->
      <text:p text:style-name="P4">
<draw:frame draw:style-name="fr1" draw:name="Image159" text:anchor-type="as-char" svg:width="6.9236in" svg:height="3.956343in" draw:z-index="0">
<draw:image xlink:href="../Images/yкринформ/2023-07-09T16-20-00-03-00/630_360_1484398751-4217.jpg" xlink:type="simple" xlink:show="embed" xlink:actuate="onLoad" draw:mime-type="image/jpeg"/>
</draw:frame>
US Central Command(Centcom)Syria struck, the result of the IDIL leader in Eastern Syria, Osama Al-Muhajir, was killed.</text:p>
      <text:p text:style-name="P4">
As Ukrinform reports, this is stated in <text:a xlink:type="simple" xlink:href="https://www.centcom.mil/MEDIA/PRESS-RELEASES/Press-Release-View/Article/3452128/" text:style-name="Internet_20_link" text:visited-style-name="Visited_20_Internet_20_Link">
press release</text:a>
Centcom.</text:p>
      <text:p text:style-name="P4">
“We have made it clear that we remain a devoted defeat of IDIL throughout the region. IDIL remains a threat not only to the region, but also beyond, ”said US Central Command Commander General Michael Kurill.</text:p>
      <text:p text:style-name="P4">
The blow itself was inflicted on July 7 by the same MQ-9 drones, which earlier on this day was pursued by Russian aircraft.</text:p>
      <text:p text:style-name="P4">
The military indicates that this blow will break and worsen the ability of IDIL to plan and carry out terrorist attacks.</text:p>
      <text:p text:style-name="P4">
<text:span text:style-name="T4">
 Read also: </text:span>
 <text:a xlink:type="simple" xlink:href="https://www.ukrinform.ua/rubric-polytics/3731979-ukraina-v-oon-rosijska-armia-stoit-v-odnomu-radu-z-idil-alsabab-i-talibanom.html" text:style-name="Internet_20_link" text:visited-style-name="Visited_20_Internet_20_Link">
Ukraine in the UN: The Russian army stands in one row with <text:span text:style-name="T4">
 IDIL </text:span>
, "Al-Shabab" and "Taliban"</text:a>
Centcom added that operations against <text:a xlink:type="simple" xlink:href="https://www.ukrinform.ua/tag-idil" text:style-name="Internet_20_link" text:visited-style-name="Visited_20_Internet_20_Link">
"IDIL"</text:a>
\ - along with partners in Iraq and Syria - will continue to be final defeat of this group.</text:p>
      <text:p text:style-name="P4">
As reported by Ukrinform, last week Russian fighters <text:a xlink:type="simple" xlink:href="https://www.ukrinform.ua/rubric-world/3732070-rosijski-litaki-peresliduvali-v-sirii-bezpilotniki-ssa-aki-vikonuvali-misiu-proti-idil.html" text:style-name="Internet_20_link" text:visited-style-name="Visited_20_Internet_20_Link">
conducted maneuvers</text:a>
In front of American percussion drones, who performed the mission opposite the IDIL goals in Syria.</text:p>
      <text:p text:style-name="P4">
News Source: <text:a xlink:type="simple" xlink:href="https://www.ukrinform.ua/rubric-world/3733521-spoluceni-stati-znisili-u-sirii-vatazka-idil.html" text:style-name="Internet_20_link" text:visited-style-name="Visited_20_Internet_20_Link">
https://www.ukrinform.ua/rubric-world/3733521-spoluceni-stati-znisili-u-sirii-vatazka-idil.html</text:a>
</text:p>
      <!--NEWS-->
      <text:h text:style-name="P10" text:outline-level="1">
<text:span text:style-name="T4">
Luke Ernandez has become a new PSG football player</text:span>
</text:h>
      <text:p text:style-name="P4">
Authors: Ukrinform (Person)</text:p>
      <text:p text:style-name="P4">
Publisher: Укринформ (Organization)</text:p>
      <text:p text:style-name="P4">
Published Time: 2023-07-09T16:26:56+03:00</text:p>
      <text:p text:style-name="P4">
Modified Time: 2023-07-09T16:26:56+03:00</text:p>
      <text:p text:style-name="P4">
Description: PSG announced the signing of the former defender of Bavaria Luke Ernandez. - Ukrinform.</text:p>
      <text:p text:style-name="P4">
Images: ['<text:a xlink:type="simple" xlink:href="https://static.ukrinform.com/photos/2023_07/thumb_files/630_360_1688909129-623.jpg" text:style-name="Internet_20_link" text:visited-style-name="Visited_20_Internet_20_Link">
630_360_16889...</text:a>
']</text:p>
      <text:p text:style-name="P4">
Tags: ['Футбол']</text:p>
      <text:p text:style-name="P4">
Type: Article</text:p>
      <!--METADATA-->
      <text:p text:style-name="P4">
<draw:frame draw:style-name="fr1" draw:name="Image160" text:anchor-type="as-char" svg:width="6.9236in" svg:height="3.956343in" draw:z-index="0">
<draw:image xlink:href="../Images/yкринформ/2023-07-09T16-26-56-03-00/630_360_1688909129-623.jpg" xlink:type="simple" xlink:show="embed" xlink:actuate="onLoad" draw:mime-type="image/jpeg"/>
</draw:frame>
PSG announced the signing of the former defender of Bavaria Luke Ernandez.</text:p>
      <text:p text:style-name="P4">
This was reported by Parisian press service in <text:a xlink:type="simple" xlink:href="https://twitter.com/PSG_inside/status/1677995708157427715" text:style-name="Internet_20_link" text:visited-style-name="Visited_20_Internet_20_Link">
Twitter</text:a>
, reports Ukrinform.</text:p>
      <text:p text:style-name="P4">
The 27-year-old Frenchman's contract is calculated by 2028.</text:p>
      <text:p text:style-name="P4">
Together with the bonuses, the Munich will receive 45 million euros per transfer.</text:p>
      <text:p text:style-name="P4">
<text:span text:style-name="T4">
 Read also: </text:span>
 [Spaniard de Haya has announced his departure from Manchesterjunited]](https://www.ukrinform.ua/rubric-sports/3733274-ispanec-de-hea-ogolosiv-pro-svij-vidhid-z-mancester-unajted.html)As it was reported, the Spanish winger Marco Asensio joined the PSG.</text:p>
      <text:p text:style-name="P4">
Photo: Panoramic</text:p>
      <text:p text:style-name="P4">
News Source: <text:a xlink:type="simple" xlink:href="https://www.ukrinform.ua/rubric-sports/3733525-luka-ernandes-stav-novim-futbolistom-psz.html" text:style-name="Internet_20_link" text:visited-style-name="Visited_20_Internet_20_Link">
https://www.ukrinform.ua/rubric-sports/3733525-luka-ernandes-stav-novim-futbolistom-psz.html</text:a>
</text:p>
      <!--NEWS-->
      <text:h text:style-name="P10" text:outline-level="1">
<text:span text:style-name="T4">
Ukrainian Turenko completed the performances at Wimbledon</text:span>
</text:h>
      <text:p text:style-name="P4">
Authors: Ukrinform (Person)</text:p>
      <text:p text:style-name="P4">
Publisher: Укринформ (Organization)</text:p>
      <text:p text:style-name="P4">
Published Time: 2023-07-09T16:31:24+03:00</text:p>
      <text:p text:style-name="P4">
Modified Time: 2023-07-09T16:31:24+03:00</text:p>
      <text:p text:style-name="P4">
Description: Ukrainian tennis player Lesya Turenko completed her performances at Wimbledon at the stage 1/8 of the finals. - Ukrinform.</text:p>
      <text:p text:style-name="P4">
Images: ['<text:a xlink:type="simple" xlink:href="https://static.ukrinform.com/photos/2023_07/thumb_files/630_360_1688909432-129.jpeg" text:style-name="Internet_20_link" text:visited-style-name="Visited_20_Internet_20_Link">
630_360_16889...</text:a>
']</text:p>
      <text:p text:style-name="P4">
Tags: ['Цуренко', 'Теніс', 'Вімблдон']</text:p>
      <text:p text:style-name="P4">
Type: Article</text:p>
      <!--METADATA-->
      <text:p text:style-name="P4">
<draw:frame draw:style-name="fr1" draw:name="Image161" text:anchor-type="as-char" svg:width="6.9236in" svg:height="3.956343in" draw:z-index="0">
<draw:image xlink:href="../Images/yкринформ/2023-07-09T16-31-24-03-00/630_360_1688909432-129.jpeg" xlink:type="simple" xlink:show="embed" xlink:actuate="onLoad" draw:mime-type="image/jpeg"/>
</draw:frame>
Ukrainian tennis player Lesya Turenko completed her performances at Wimbledon at 1/8 finals.</text:p>
      <text:p text:style-name="P4">
Today, July 9, Ukrainian tennis player Lesya Tsurenko(№60 WTA)The losers of Jessica Peguli(№4 WTA)In the 1/8 Final "Wimbledon" - 1: 6, 3: 6, reports Ukrinform.</text:p>
      <text:p text:style-name="P4">
The match lasted 1 hour and 13 minutes.</text:p>
      <text:p text:style-name="P4">
The US representative leveled the account in personal meetings - 1-1.</text:p>
      <text:p text:style-name="P4">
As it was reported, Lesya in the third circle won Anu Bogdan(4:6, 6:3, 7:6).Цей матч став другим найдовшим в історії жіночого Вімблдону.</text:p>
      <text:p text:style-name="P4">
<text:span text:style-name="T4">
Читайте також:</text:span>
 <text:a xlink:type="simple" xlink:href="https://www.ukrinform.ua/rubric-sports/3733519-ukrainka-bajndl-postupilasa-v-drugomu-koli-parnogo-vimbldona.html" text:style-name="Internet_20_link" text:visited-style-name="Visited_20_Internet_20_Link">
 Українка Байндль поступилася в другому колі парногоВімблдона </text:a>
According to Ukrinform, Turenko first came out in his career to 1/8 of Finaluvimbledon. The 11th time Ukrainian is playing at the tournament. In 2017 and 2022, she was to reach the third circle.</text:p>
      <text:p text:style-name="P4">
Photo: Getty Images</text:p>
      <text:p text:style-name="P4">
News Source: <text:a xlink:type="simple" xlink:href="https://www.ukrinform.ua/rubric-sports/3733526-ukrainka-curenko-zaversila-vistupi-na-vimbldoni.html" text:style-name="Internet_20_link" text:visited-style-name="Visited_20_Internet_20_Link">
https://www.ukrinform.ua/rubric-sports/3733526-ukrainka-curenko-zaversila-vistupi-na-vimbldoni.html</text:a>
</text:p>
      <!--NEWS-->
      <text:h text:style-name="P10" text:outline-level="1">
<text:span text:style-name="T4">
Defense forces per week destroyed 4380 Russians and 26 tanks</text:span>
</text:h>
      <text:p text:style-name="P4">
Authors: Ukrinform (Person)</text:p>
      <text:p text:style-name="P4">
Publisher: Укринформ (Organization)</text:p>
      <text:p text:style-name="P4">
Published Time: 2023-07-09T16:35:56+03:00</text:p>
      <text:p text:style-name="P4">
Modified Time: 2023-07-09T16:35:56+03:00</text:p>
      <text:p text:style-name="P4">
Description: Defense forces of Ukraine from July 3 to July 9 destroyed 4380 Russian military, 178 artillery systems and helicopter. - Ukrinform.</text:p>
      <text:p text:style-name="P4">
Images: ['<text:a xlink:type="simple" xlink:href="https://static.ukrinform.com/photos/2022_08/thumb_files/630_360_1659888903-898.jpg" text:style-name="Internet_20_link" text:visited-style-name="Visited_20_Internet_20_Link">
630_360_16598...</text:a>
']</text:p>
      <text:p text:style-name="P4">
Tags: ['Ліквідація', 'Російські військові', 'Військова техніка', 'Війна з Росією']</text:p>
      <text:p text:style-name="P4">
Type: Article</text:p>
      <!--METADATA-->
      <text:p text:style-name="P4">
<draw:frame draw:style-name="fr1" draw:name="Image162" text:anchor-type="as-char" svg:width="6.9236in" svg:height="3.956343in" draw:z-index="0">
<draw:image xlink:href="../Images/yкринформ/2023-07-09T16-35-56-03-00/630_360_1659888903-898.jpg" xlink:type="simple" xlink:show="embed" xlink:actuate="onLoad" draw:mime-type="image/jpeg"/>
</draw:frame>
From July 3 to July 3, 4380 Russian military, 178 artillery systems and helicopter were destroyed from July 3 to July 9.</text:p>
      <text:p text:style-name="P4">
According to Ukrinform, the First Deputy Minister of Defense Oleksandrpavlyuk reports in <text:a xlink:type="simple" xlink:href="http://t.me/Pavliuk_KSV/4646" text:style-name="Internet_20_link" text:visited-style-name="Visited_20_Internet_20_Link">
telegram</text:a>
 .</text:p>
      <text:p text:style-name="P4">
"In the week from July 3 to July 9, about 4380 of the enemy's deputy staff was destroyed by the Defense Forces of Ukraine," he wrote.</text:p>
      <text:p text:style-name="P4">
<text:span text:style-name="T4">
 Read also: </text:span>
 <text:a xlink:type="simple" xlink:href="https://www.ukrinform.ua/rubric-ato/3733384-sili-oboroni-prosuvautsa-na-bahmutskomu-napramku-a-rosiani-potraplaut-u-pastki-sirskij.html" text:style-name="Internet_20_link" text:visited-style-name="Visited_20_Internet_20_Link">
Defense forces are moving in the Bakhmut direction, Arosians fall into traps - <text:span text:style-name="T4">
 Syrsky </text:span>
</text:a>
He stated that the military technique of Russian [army] suffered significant losses(https://www.ukrinform.ua/tag-armia). Thus, during the week of Defense forces of Ukraine, 26 tanks, 76 combat armored vehicles, 178 artillery systems, 31 reactive volley fire system, 23 air defense installations, 113 units of auto equipment and 45 units of special equipment of Russian troops.</text:p>
      <text:p text:style-name="P4">
In addition, Ukrainian defenders knocked down one enemy helicopter, 10 missiles and128 unmanned aerial vehicles.</text:p>
      <text:p text:style-name="P4">
<text:span text:style-name="T4">
 Read also: </text:span>
 <text:a xlink:type="simple" xlink:href="https://www.ukrinform.ua/rubric-ato/3733398-rosia-za-500-dniv-vijni-proti-ukraini-ne-dosagla-zodnoi-meti-isw.html" text:style-name="Internet_20_link" text:visited-style-name="Visited_20_Internet_20_Link">
Russia for <text:span text:style-name="T4">
 500 </text:span>
 Days of war against Ukraine is not reached for the goal - ISW</text:a>
As reported by Ukrinform, <text:a xlink:type="simple" xlink:href="https://www.ukrinform.ua/rubric-ato/3733357-sili-oboroni-znisili-vze-ponad-234-tisaci-rosijskih-zagarbnikiv.html" text:style-name="Internet_20_link" text:visited-style-name="Visited_20_Internet_20_Link">
Ukrainian defense forces</text:a>
From February 24, 2022 to July 9, 20123, about 234 thousand 040 Russian invaders were liquidated, and 600 more - in the past day.</text:p>
      <text:p text:style-name="P4">
News Source: <text:a xlink:type="simple" xlink:href="https://www.ukrinform.ua/rubric-ato/3733528-sili-oboroni-za-tizden-znisili-4380-rosian-ta-26-tankiv.html" text:style-name="Internet_20_link" text:visited-style-name="Visited_20_Internet_20_Link">
https://www.ukrinform.ua/rubric-ato/3733528-sili-oboroni-za-tizden-znisili-4380-rosian-ta-26-tankiv.html</text:a>
</text:p>
      <!--NEWS-->
      <text:h text:style-name="P10" text:outline-level="1">
<text:span text:style-name="T4">
Twitter users with blue ticks are spreading fakes about the Russian Federation in Ukraine - BBC</text:span>
</text:h>
      <text:p text:style-name="P4">
Authors: Ukrinform (Person)</text:p>
      <text:p text:style-name="P4">
Publisher: Укринформ (Organization)</text:p>
      <text:p text:style-name="P4">
Published Time: 2023-07-09T16:36:00+03:00</text:p>
      <text:p text:style-name="P4">
Modified Time: 2023-07-09T16:36:00+03:00</text:p>
      <text:p text:style-name="P4">
Description: Twitter social network users are spreading fakes about the Russian-Ukrainian war with blue ticks. - Ukrinform.</text:p>
      <text:p text:style-name="P4">
Images: ['<text:a xlink:type="simple" xlink:href="https://static.ukrinform.com/photos/2019_08/thumb_files/630_360_1565684757-731.jpg" text:style-name="Internet_20_link" text:visited-style-name="Visited_20_Internet_20_Link">
630_360_15656...</text:a>
']</text:p>
      <text:p text:style-name="P4">
Tags: ['Фейк', 'Франція', 'Протест', 'Twitter', 'Україна', 'Зброя', 'Соцмережі', 'Війна з Росією']</text:p>
      <text:p text:style-name="P4">
Type: Article</text:p>
      <!--METADATA-->
      <text:p text:style-name="P4">
<draw:frame draw:style-name="fr1" draw:name="Image164" text:anchor-type="as-char" svg:width="6.9236in" svg:height="3.956343in" draw:z-index="0">
<draw:image xlink:href="../Images/yкринформ/2023-07-09T16-36-00-03-00/630_360_1565684757-731.jpg" xlink:type="simple" xlink:show="embed" xlink:actuate="onLoad" draw:mime-type="image/jpeg"/>
</draw:frame>
Twitter social network users are spreading the fakes of the pro-Russian-Ukrainian war with blue ticks.</text:p>
      <text:p text:style-name="P4">
As Ukrinform reports, it reports <text:a xlink:type="simple" xlink:href="https://www.bbc.co.uk/news/world-europe-66113460" text:style-name="Internet_20_link" text:visited-style-name="Visited_20_Internet_20_Link">
BBC</text:a>
.</text:p>
      <text:p text:style-name="P4">
Many deceptive reports in France have recently been published on the social network, but one viral post last week was dedicated to the USA USA.</text:p>
      <text:p text:style-name="P4">
It had a screenshot of what looked like a headline from the news site, together with the image of two rifles.</text:p>
      <text:p text:style-name="P4">
"French police were fired from American rifles, which may have been received from Ukraine," the headline said.</text:p>
      <text:p text:style-name="P4">
Several accounts <text:a xlink:type="simple" xlink:href="https://www.ukrinform.ua/tag-twitter" text:style-name="Internet_20_link" text:visited-style-name="Visited_20_Internet_20_Link">
Twitter</text:a>
They shared this publication with more than million times.</text:p>
      <text:p text:style-name="P4">
<text:span text:style-name="T4">
 Read also: </text:span>
 <text:a xlink:type="simple" xlink:href="https://www.ukrinform.ua/rubric-technology/3731600-u-twitter-poasnili-risenna-pro-zaprovadzenna-limitiv-na-pereglad-postiv.html" text:style-name="Internet_20_link" text:visited-style-name="Visited_20_Internet_20_Link">
on Twitter explained the decision to introduce limits in view of posts</text:a>
The BBC launched the beginning of this spread in pro-Kremlian telegrams.</text:p>
      <text:p text:style-name="P4">
Yes, the image used in the post is taken from the Russian military blog for 2012 about firing competitions at the landfill near Moscow.</text:p>
      <text:p text:style-name="P4">
BBC failed to find any online article with the above title.</text:p>
      <text:p text:style-name="P4">
In addition, there is now no evidence that any weapon that has been provided from the United States has been used during recent riots in France.</text:p>
      <text:p text:style-name="P4">
<text:span text:style-name="T4">
 Read also: </text:span>
 <text:a xlink:type="simple" xlink:href="https://www.ukrinform.ua/rubric-technology/3725248-mask-zapevniv-so-twitter-vikonuvatime-zakoni-es-pro-borotbu-z-dezinformacieu.html" text:style-name="Internet_20_link" text:visited-style-name="Visited_20_Internet_20_Link">
Musk assured that Twitter will comply with EU laws for misinformation</text:a>
It is noted that several accounts with a blue tick have recently drew a number of other fakes, in particular that Russia has found "infant factories" in Ukraine.</text:p>
      <text:p text:style-name="P4">
Twitter refused to comment on the analysis of BBC journalists.</text:p>
      <text:p text:style-name="P4">
As reported by Ukrinform, the Main Directorate of Intelligence of the Ministry of Defense Ukraine records cases of emergence in the information space of persons who are publicly replaced by employees of Ukrainian military intelligence, and allanias do not have anything to do with it.</text:p>
      <text:p text:style-name="P4">
News Source: <text:a xlink:type="simple" xlink:href="https://www.ukrinform.ua/rubric-technology/3733530-koristuvaci-twitter-iz-sinimi-galockami-posiruut-fejki-pro-vijnu-rf-v-ukraini-bbc.html" text:style-name="Internet_20_link" text:visited-style-name="Visited_20_Internet_20_Link">
https://www.ukrinform.ua/rubric-technology/3733530-koristuvaci-twitter-iz-sinimi-galockami-posiruut-fejki-pro-vijnu-rf-v-ukraini-bbc.html</text:a>
</text:p>
      <!--NEWS-->
      <text:h text:style-name="P10" text:outline-level="1">
<text:span text:style-name="T4">
On the Brovarsky avenue blocked traffic through a fire at the gas station</text:span>
</text:h>
      <text:p text:style-name="P4">
Authors: Ukrinform (Person)</text:p>
      <text:p text:style-name="P4">
Publisher: Укринформ (Organization)</text:p>
      <text:p text:style-name="P4">
Published Time: 2023-07-09T16:41:53+03:00</text:p>
      <text:p text:style-name="P4">
Modified Time: 2023-07-09T16:41:53+03:00</text:p>
      <text:p text:style-name="P4">
Description: In Kiev, a fire at the Brovarsky Prospect from Bratislava Street to Building Street was blocked due to a fire at the gas station. - Ukrinform.</text:p>
      <text:p text:style-name="P4">
Images: ['<text:a xlink:type="simple" xlink:href="https://static.ukrinform.com/photos/2023_07/thumb_files/630_360_1688909998-496.jpg" text:style-name="Internet_20_link" text:visited-style-name="Visited_20_Internet_20_Link">
630_360_16889...</text:a>
']</text:p>
      <text:p text:style-name="P4">
Tags: ['АЗС', 'Поліція', 'Пожежа', 'Київ']</text:p>
      <text:p text:style-name="P4">
Type: Article</text:p>
      <!--METADATA-->
      <text:p text:style-name="P4">
<draw:frame draw:style-name="fr1" draw:name="Image165" text:anchor-type="as-char" svg:width="6.9236in" svg:height="3.956343in" draw:z-index="0">
<draw:image xlink:href="../Images/yкринформ/2023-07-09T16-41-53-03-00/630_360_1688909998-496.jpg" xlink:type="simple" xlink:show="embed" xlink:actuate="onLoad" draw:mime-type="image/jpeg"/>
</draw:frame>
In Kiev, a fire at the gas station blocked the traffic on the Brovarsky Prospect of Bratislava Street to Brovarsky Street to Building Street.</text:p>
      <text:p text:style-name="P4">
According to Ukrinform, Kyiv Patrol Police reported in <text:a xlink:type="simple" xlink:href="http://t.me/kyivpatrol/10901" text:style-name="Internet_20_link" text:visited-style-name="Visited_20_Internet_20_Link">
telegram</text:a>
.</text:p>
      <text:p text:style-name="P4">
Patrolmen provide traffic regulation and safety. Drivers are accustomed to plan the route of their trip taking into account the specified information.</text:p>
      <text:p text:style-name="P4">
<text:span text:style-name="T4">
 Read also: </text:span>
 <text:a xlink:type="simple" xlink:href="https://www.ukrinform.ua/rubric-kyiv/3732867-u-kievi-povnocinno-zapracuvav-edinij-ekstrenij-nomer-112.html" text:style-name="Internet_20_link" text:visited-style-name="Visited_20_Internet_20_Link">
in <text:span text:style-name="T4">
 Kiev </text:span>
 fully worked a single emergency number112</text:a>
As reported by Ukrinform, in the Dnieper district <text:a xlink:type="simple" xlink:href="https://www.ukrinform.ua/tag-kiiv" text:style-name="Internet_20_link" text:visited-style-name="Visited_20_Internet_20_Link">
Kiev</text:a>
one of the gas stations <text:a xlink:type="simple" xlink:href="https://www.ukrinform.ua/rubric-kyiv/3733516-u-kievi-spalahnula-pozeza-na-azs.html" text:style-name="Internet_20_link" text:visited-style-name="Visited_20_Internet_20_Link">
a fire broke out</text:a>
. Three victims are known.</text:p>
      <text:p text:style-name="P4">
News Source: <text:a xlink:type="simple" xlink:href="https://www.ukrinform.ua/rubric-kyiv/3733531-na-brovarskomu-prospekti-perekrili-ruh-cerez-pozezu-na-azs.html" text:style-name="Internet_20_link" text:visited-style-name="Visited_20_Internet_20_Link">
https://www.ukrinform.ua/rubric-kyiv/3733531-na-brovarskomu-prospekti-perekrili-ruh-cerez-pozezu-na-azs.html</text:a>
</text:p>
      <!--NEWS-->
      <text:h text:style-name="P10" text:outline-level="1">
<text:span text:style-name="T4">
The fire at the gas station was eliminated in Kiev</text:span>
</text:h>
      <text:p text:style-name="P4">
Authors: Ukrinform (Person)</text:p>
      <text:p text:style-name="P4">
Publisher: Укринформ (Organization)</text:p>
      <text:p text:style-name="P4">
Published Time: 2023-07-09T16:53:00+03:00</text:p>
      <text:p text:style-name="P4">
Modified Time: 2023-07-09T16:53:00+03:00</text:p>
      <text:p text:style-name="P4">
Description: In the Dniprovsky district of Kiev, firefighters eliminated a fire that broke out at one of the gas stations, and 1500 square meters were covered by fire. - Ukrinform.</text:p>
      <text:p text:style-name="P4">
Images: ['<text:a xlink:type="simple" xlink:href="https://static.ukrinform.com/photos/2023_07/thumb_files/630_360_1688910571-5867.jpeg" text:style-name="Internet_20_link" text:visited-style-name="Visited_20_Internet_20_Link">
630_360_16889...</text:a>
']</text:p>
      <text:p text:style-name="P4">
Tags: ['АЗС', 'Пожежа', 'Київ']</text:p>
      <text:p text:style-name="P4">
Type: Article</text:p>
      <!--METADATA-->
      <text:p text:style-name="P4">
<draw:frame draw:style-name="fr1" draw:name="Image166" text:anchor-type="as-char" svg:width="6.9236in" svg:height="3.956343in" draw:z-index="0">
<draw:image xlink:href="../Images/yкринформ/2023-07-09T16-53-00-03-00/630_360_1688910571-5867.jpeg" xlink:type="simple" xlink:show="embed" xlink:actuate="onLoad" draw:mime-type="image/jpeg"/>
</draw:frame>
The Udniprovsky district of Kiev firefighters eliminated a fire that broke out and 1,500 square meters by fire.</text:p>
      <text:p text:style-name="P4">
According to Ukrinform, the mayor of Kiev Vitaliy Klitschko reports in <text:a xlink:type="simple" xlink:href="https://t.me/KyivCityOfficial/7233" text:style-name="Internet_20_link" text:visited-style-name="Visited_20_Internet_20_Link">
telegram</text:a>
 .</text:p>
      <text:p text:style-name="P4">
</text:p>
      <text:p text:style-name="P4">
<text:a xlink:type="simple" xlink:href="https://static.ukrinform.com/photos/2023_07/1688910570-1888.jpeg" text:style-name="Internet_20_link" text:visited-style-name="Visited_20_Internet_20_Link">
 </text:a>
 <text:a xlink:type="simple" xlink:href="https://static.ukrinform.com/photos/2023_07/1688910570-6102.jpeg" text:style-name="Internet_20_link" text:visited-style-name="Visited_20_Internet_20_Link">
</text:a>
 <text:a xlink:type="simple" xlink:href="https://static.ukrinform.com/photos/2023_07/1688910570-9600.jpeg" text:style-name="Internet_20_link" text:visited-style-name="Visited_20_Internet_20_Link">
</text:a>
 <text:a xlink:type="simple" xlink:href="https://static.ukrinform.com/photos/2023_07/1688910571-9294.jpeg" text:style-name="Internet_20_link" text:visited-style-name="Visited_20_Internet_20_Link">
</text:a>
 <text:a xlink:type="simple" xlink:href="https://static.ukrinform.com/photos/2023_07/1688910571-5867.jpeg" text:style-name="Internet_20_link" text:visited-style-name="Visited_20_Internet_20_Link">
<draw:frame draw:style-name="fr1" draw:name="Image172" text:anchor-type="as-char" svg:width="6.9236in" svg:height="3.956343in" draw:z-index="0">
<draw:image xlink:href="../Images/yкринформ/2023-07-09T16-53-00-03-00/630_360_1688910571-5867.jpeg" xlink:type="simple" xlink:show="embed" xlink:actuate="onLoad" draw:mime-type="image/jpeg"/>
</draw:frame>
</text:a>
 <text:a xlink:type="simple" xlink:href="https://static.ukrinform.com/photos/2023_07/1688910571-9314.jpeg" text:style-name="Internet_20_link" text:visited-style-name="Visited_20_Internet_20_Link">
</text:a>
 <text:a xlink:type="simple" xlink:href="https://static.ukrinform.com/photos/2023_07/1688910571-1183.jpeg" text:style-name="Internet_20_link" text:visited-style-name="Visited_20_Internet_20_Link">
</text:a>
 <text:a xlink:type="simple" xlink:href="https://static.ukrinform.com/photos/2023_07/1688910572-9203.jpeg" text:style-name="Internet_20_link" text:visited-style-name="Visited_20_Internet_20_Link">
</text:a>
 <text:a xlink:type="simple" xlink:href="https://static.ukrinform.com/photos/2023_07/1688911020-7209.jpeg" text:style-name="Internet_20_link" text:visited-style-name="Visited_20_Internet_20_Link">
</text:a>
 <text:a xlink:type="simple" xlink:href="https://static.ukrinform.com/photos/2023_07/1688911020-6284.jpeg" text:style-name="Internet_20_link" text:visited-style-name="Visited_20_Internet_20_Link">
</text:a>
 <text:a xlink:type="simple" xlink:href="https://static.ukrinform.com/photos/2023_07/1688911020-3664.jpeg" text:style-name="Internet_20_link" text:visited-style-name="Visited_20_Internet_20_Link">
</text:a>
Source: [official telegram channel of the Ministry of Internal Affairs of Ukraine]](https://t.me/mvs_ukraine/27210)"Rescuers continue the reconnaissance of the premises. Doctors hospitalized three -stated men. The youngest is 17 years old," he said.</text:p>
      <text:p text:style-name="P4">
<text:span text:style-name="T4">
 Read also: </text:span>
 <text:a xlink:type="simple" xlink:href="https://www.ukrinform.ua/rubric-regions/3726857-u-mikolaevi-vinikla-masstabna-pozeza-na-avtorinku.html" text:style-name="Internet_20_link" text:visited-style-name="Visited_20_Internet_20_Link">
in Nikolaev there was a large -scale <text:span text:style-name="T4">
 fire </text:span>
 on the car market</text:a>
</text:p>
      <text:p text:style-name="P4">
News Source: <text:a xlink:type="simple" xlink:href="https://www.ukrinform.ua/rubric-kyiv/3733536-u-kievi-likviduvali-pozezu-na-azs.html" text:style-name="Internet_20_link" text:visited-style-name="Visited_20_Internet_20_Link">
https://www.ukrinform.ua/rubric-kyiv/3733536-u-kievi-likviduvali-pozezu-na-azs.html</text:a>
</text:p>
      <!--NEWS-->
      <text:h text:style-name="P10" text:outline-level="1">
<text:span text:style-name="T4">
Meta will pay more than $ 1 million compensation for viewing the correspondence of Israelis</text:span>
</text:h>
      <text:p text:style-name="P4">
Authors: Ukrinform (Person)</text:p>
      <text:p text:style-name="P4">
Publisher: Укринформ (Organization)</text:p>
      <text:p text:style-name="P4">
Published Time: 2023-07-09T16:59:24+03:00</text:p>
      <text:p text:style-name="P4">
Modified Time: 2023-07-09T16:59:24+03:00</text:p>
      <text:p text:style-name="P4">
Description: META, the owner of the Facebook social network, will transfer 4 million shekels ($ 1,081,000) to the Israeli Fund of representative claims in the form of compensation for illegal use of personal messages. - Ukrinform.</text:p>
      <text:p text:style-name="P4">
Images: ['<text:a xlink:type="simple" xlink:href="https://static.ukrinform.com/photos/2021_10/thumb_files/630_360_1635531026-109.jpg" text:style-name="Internet_20_link" text:visited-style-name="Visited_20_Internet_20_Link">
630_360_16355...</text:a>
']</text:p>
      <text:p text:style-name="P4">
Tags: ['Ізраїль', 'Гроші', 'Meta']</text:p>
      <text:p text:style-name="P4">
Type: Article</text:p>
      <!--METADATA-->
      <text:p text:style-name="P4">
<draw:frame draw:style-name="fr1" draw:name="Image179" text:anchor-type="as-char" svg:width="6.9236in" svg:height="3.956343in" draw:z-index="0">
<draw:image xlink:href="../Images/yкринформ/2023-07-09T16-59-24-03-00/630_360_1635531026-109.jpg" xlink:type="simple" xlink:show="embed" xlink:actuate="onLoad" draw:mime-type="image/jpeg"/>
</draw:frame>
MMETA, owner of the social network Facebook, will transfer 4 million shekels to the Israeli Fund of Representatives($ 1 081 000)in the form of a compensation for illegal use of personal messages.</text:p>
      <text:p text:style-name="P4">
According to Ukrinform, it reports <text:a xlink:type="simple" xlink:href="http://www.vesty.co.il/main/article/sjnkbwdfn" text:style-name="Internet_20_link" text:visited-style-name="Visited_20_Internet_20_Link">
Vesty.co.il</text:a>
.</text:p>
      <text:p text:style-name="P4">
Such a decision was made by the District Court in Rishon Le-Zinna, which approved the terms of the agreement between the plaintiffs and the company.</text:p>
      <text:p text:style-name="P4">
According to the court order, the funds should be aimed at conducting explanatory measures to protect the confidentiality of users, ascetic attention to pensioners and minors, poor and persons depicted.</text:p>
      <text:p text:style-name="P4">
The representative claim was filed in 2014.</text:p>
      <text:p text:style-name="P4">
The statement of claim emphasized that Facebook monitors personal messages and illegally uses the information received, transmitting it to the third -century. The lawyers who represented Facebook's interests claimed that the participants informed the court false information.</text:p>
      <text:p text:style-name="P4">
According to them, the company has never been engaged in tracking personal messages. As part of the pre -trial operation, the company did not recognize guilt.</text:p>
      <text:p text:style-name="P4">
At the same time, a statement of the Facebook administration stated that “a similar reactivity(Message monitoring)Completely terminated in June 2015. ”There is an indirect recognition in the illegal activity carried out during the filing.</text:p>
      <text:p text:style-name="P4">
<text:span text:style-name="T4">
 Read also: </text:span>
 <text:a xlink:type="simple" xlink:href="https://www.ukrinform.ua/rubric-technology/3732686-twitter-pogrozue-meta-sudom-cerez-nibito-kradizku-idei-socmerezi-threads-zmi.html" text:style-name="Internet_20_link" text:visited-style-name="Visited_20_Internet_20_Link">
Twitter threatens <text:span text:style-name="T4">
 Meta </text:span>
 by the seizure because of the allegedly theft of the social network threads - media</text:a>
As reported by Ukrinform, Microsoft will pay $ 20 million to regulate the accusations of the US Federal Trade Commission(FTC)Supervisory collection of personal information about children without the consent of their parents.</text:p>
      <text:p text:style-name="P4">
News Source: <text:a xlink:type="simple" xlink:href="https://www.ukrinform.ua/rubric-technology/3733538-meta-zaplatit-ponad-1-miljon-kompensacii-za-pereglad-listuvanna-izrailtan.html" text:style-name="Internet_20_link" text:visited-style-name="Visited_20_Internet_20_Link">
https://www.ukrinform.ua/rubric-technology/3733538-meta-zaplatit-ponad-1-miljon-kompensacii-za-pereglad-listuvanna-izrailtan.html</text:a>
</text:p>
      <!--NEWS-->
      <text:h text:style-name="P10" text:outline-level="1">
<text:span text:style-name="T4">
Dry vegetation burns in Odessa region</text:span>
</text:h>
      <text:p text:style-name="P4">
Authors: Ukrinform (Person)</text:p>
      <text:p text:style-name="P4">
Publisher: Укринформ (Organization)</text:p>
      <text:p text:style-name="P4">
Published Time: 2023-07-09T17:11:32+03:00</text:p>
      <text:p text:style-name="P4">
Modified Time: 2023-07-09T17:11:32+03:00</text:p>
      <text:p text:style-name="P4">
Description: In several regions of Odessa region, the fire in natural ecosystems is recorded. - Ukrinform.</text:p>
      <text:p text:style-name="P4">
Images: ['<text:a xlink:type="simple" xlink:href="https://static.ukrinform.com/photos/2023_07/thumb_files/630_360_1688911733-872.jpg" text:style-name="Internet_20_link" text:visited-style-name="Visited_20_Internet_20_Link">
630_360_16889...</text:a>
']</text:p>
      <text:p text:style-name="P4">
Tags: ['ДСНС', 'Одещина', 'Пожежа']</text:p>
      <text:p text:style-name="P4">
Type: Article</text:p>
      <!--METADATA-->
      <text:p text:style-name="P4">
<draw:frame draw:style-name="fr1" draw:name="Image180" text:anchor-type="as-char" svg:width="6.9236in" svg:height="3.956343in" draw:z-index="0">
<draw:image xlink:href="../Images/yкринформ/2023-07-09T17-11-32-03-00/630_360_1688911733-872.jpg" xlink:type="simple" xlink:show="embed" xlink:actuate="onLoad" draw:mime-type="image/jpeg"/>
</draw:frame>
In several regions of the Odessa region, the fire in natural ecosystems is recorded.</text:p>
      <text:p text:style-name="P4">
According to Ukrinform, the State Service of Ukraine for Emergency Situations in [Telegram] reports it(http://t.me/dsns_telegram/18623?fbclid=IwAR1ldQKmAaibSORGVpomzzv7KjG4uXtamkGz7lps6mlv5oM9OeGFx8rtCs0).</text:p>
      <text:p text:style-name="P4">
«Загоряння у природних екосистемах зафіксовано одразу у декількох районах <text:a xlink:type="simple" xlink:href="https://www.ukrinform.ua/tag-odesina" text:style-name="Internet_20_link" text:visited-style-name="Visited_20_Internet_20_Link">
Одеського регіону </text:a>
. Rescuers have a maximum of effort to stop the spread of fire and localize the dry vegetation that have arisen, ”the message reads.</text:p>
      <text:p text:style-name="P4">
It is noted that the total areas of each cell are more than 500 m².</text:p>
      <text:p text:style-name="P4">
<text:span text:style-name="T4">
 Read also: </text:span>
 <text:a xlink:type="simple" xlink:href="https://www.ukrinform.ua/rubric-regions/3688406-v-odesi-stalasa-masstabna-pozeza-v-ekosistemi.html" text:style-name="Internet_20_link" text:visited-style-name="Visited_20_Internet_20_Link">
in Odessa there was a large -scale fire: they burned dry thaover</text:a>
As it was reported, in the State Emergency Service they advise citizens to compose dry grass, not to burn it.</text:p>
      <text:p text:style-name="P4">
News Source: <text:a xlink:type="simple" xlink:href="https://www.ukrinform.ua/rubric-regions/3733540-na-odesini-palae-suha-roslinnist.html" text:style-name="Internet_20_link" text:visited-style-name="Visited_20_Internet_20_Link">
https://www.ukrinform.ua/rubric-regions/3733540-na-odesini-palae-suha-roslinnist.html</text:a>
</text:p>
      <!--NEWS-->
      <text:h text:style-name="P10" text:outline-level="1">
<text:span text:style-name="T4">
Zelensky: We appreciate every life, remember history and we protect freedom together</text:span>
</text:h>
      <text:p text:style-name="P4">
Authors: Ukrinform (Person)</text:p>
      <text:p text:style-name="P4">
Publisher: Укринформ (Organization)</text:p>
      <text:p text:style-name="P4">
Published Time: 2023-07-09T17:14:00+03:00</text:p>
      <text:p text:style-name="P4">
Modified Time: 2023-07-09T17:14:00+03:00</text:p>
      <text:p text:style-name="P4">
Description: We appreciate every life, remember history and protect freedom together. - Ukrinform.</text:p>
      <text:p text:style-name="P4">
Images: ['<text:a xlink:type="simple" xlink:href="https://static.ukrinform.com/photos/2023_07/thumb_files/630_360_1688913810-819.jpeg" text:style-name="Internet_20_link" text:visited-style-name="Visited_20_Internet_20_Link">
630_360_16889...</text:a>
']</text:p>
      <text:p text:style-name="P4">
Tags: ['ЗСУ', 'Зеленський', 'Війна з Росією', '#stoprussia']</text:p>
      <text:p text:style-name="P4">
Type: Article</text:p>
      <!--METADATA-->
      <text:p text:style-name="P4">
<draw:frame draw:style-name="fr1" draw:name="Image181" text:anchor-type="as-char" svg:width="6.9236in" svg:height="3.956343in" draw:z-index="0">
<draw:image xlink:href="../Images/yкринформ/2023-07-09T17-14-00-03-00/630_360_1688913810-819.jpeg" xlink:type="simple" xlink:show="embed" xlink:actuate="onLoad" draw:mime-type="image/jpeg"/>
</draw:frame>
Valuating a possible life, remembering history and protecting freedom together.</text:p>
      <text:p text:style-name="P4">
He emphasized this in his <text:a xlink:type="simple" xlink:href="https://www.youtube.com/watch" text:style-name="Internet_20_link" text:visited-style-name="Visited_20_Internet_20_Link">
video message</text:a>
President Volodymyr Zelenskyy, reports Ukrinform.</text:p>
      <text:p text:style-name="P4">
<text:span text:style-name="T5">
Viso: <text:a xlink:type="simple" xlink:href="https://t.me/OP_UA/9926" text:style-name="Internet_20_link" text:visited-style-name="Visited_20_Internet_20_Link">
Presidential Office, Telegrams</text:a>
</text:span>
 <text:a xlink:type="simple" xlink:href="https://t.me/OP_UA/9926" text:style-name="Internet_20_link" text:visited-style-name="Visited_20_Internet_20_Link">
</text:a>
<text:span text:style-name="T4">
 _ I wish health, dear Ukrainians, Ukrainian women!_ </text:span>
</text:p>
      <text:p text:style-name="P4">
Today with the team - in Lutsk.</text:p>
      <text:p text:style-name="P4">
In the morning he met with Mr. President of Poland Duda. Talking to him. Prayer. We appreciate every life, remember history and protect freedom together.</text:p>
      <text:p text:style-name="P4">
Here, in Lutsk, in Lubart Castle, he held a long meeting today on the situation of the Uregion: safety, the situation on the border, the situation in the border areas of the neighboring Belarus ... Priority - the strengthening of each region, all our northern border. There were reports of military, law enforcement officers, local authorities. The preparation and provision of our defense and security forces, the relevant units in Volyn, were analyzed. There was a report on the social situation of the Volta, the needs of people. Energy, water supply, budget support - and for people, and for the social sphere. The state of shelters. Workplaces in the area. The state supports and will support. And I am grateful to all here, Ulutsk, to all other cities and communities of the region where the displaced persons are given to treat and rehabilitate our soldiers. Thank you!</text:p>
      <text:p text:style-name="P4">
<text:a xlink:type="simple" xlink:href="https://www.ukrinform.ua/tag-vijna-z-rosieu" text:style-name="Internet_20_link" text:visited-style-name="Visited_20_Internet_20_Link">
Advanced</text:a>
, our active actions.</text:p>
      <text:p text:style-name="P4">
This week, there is something to be grateful to the soldiers of our 3rd separate assault brigade, the 24th separate mechanized brigade, the paratroopers of "Eighty". Well done, warriors!</text:p>
      <text:p text:style-name="P4">
In the Tavriysk direction, as always, powerfully, brave, well-distinguished by the Seventyeyatyaki, artillerymen of the 55th separate Brigade "Zaporozhye", the 74th separate reconnaissance and the 59th separate motor infantry brigade ... Want to dress you!</text:p>
      <text:p text:style-name="P4">
I will note the special warrior of the Zaporizhzhya Sich brigade Major Vladimir Goncharov. Sailor Sergei Komar, 35th Separate Brigade of Marines,-Thank you, Sergei!Soldier Alexei Labenets, Sagittarius of the battalion of the 15-Brigade of transport aviation. Thank you, Alexei!Magura artillerymen, a 47-friendly mechanized brigade-Major Anton Cherevko and Senior Lieutenant Abram. Thank you guys!</text:p>
      <text:p text:style-name="P4">
Thank you all who are fighting and working for Ukraine!Thank you all in the world, who helps!<text:span text:style-name="T4">
<text:span text:style-name="T5">
Glory to Ukraine!</text:span>
 </text:span>
</text:p>
      <text:p text:style-name="P4">
News Source: <text:a xlink:type="simple" xlink:href="https://www.ukrinform.ua/rubric-ato/3733549-zelenskij-cinuemo-kozne-zitta-pamataemo-istoriu-i-razom-zahisaemo-svobodu.html" text:style-name="Internet_20_link" text:visited-style-name="Visited_20_Internet_20_Link">
https://www.ukrinform.ua/rubric-ato/3733549-zelenskij-cinuemo-kozne-zitta-pamataemo-istoriu-i-razom-zahisaemo-svobodu.html</text:a>
</text:p>
      <!--NEWS-->
      <text:h text:style-name="P10" text:outline-level="1">
<text:span text:style-name="T4">
Eco -activists hung a banner on the famous monument of Rhyme</text:span>
</text:h>
      <text:p text:style-name="P4">
Authors: Ukrinform (Person)</text:p>
      <text:p text:style-name="P4">
Publisher: Укринформ (Organization)</text:p>
      <text:p text:style-name="P4">
Published Time: 2023-07-09T17:16:08+03:00</text:p>
      <text:p text:style-name="P4">
Modified Time: 2023-07-09T17:16:08+03:00</text:p>
      <text:p text:style-name="P4">
Description: Climatic activists from the Extinction Rebellion group hung a large banner at the Vittoriano monument in the center of Rome on Sunday and assigned themselves to a monument in protest against state funding for fossil fuels. - Ukrinform.</text:p>
      <text:p text:style-name="P4">
Images: ['<text:a xlink:type="simple" xlink:href="https://static.ukrinform.com/photos/2023_07/thumb_files/630_360_1688911548-379.jpg" text:style-name="Internet_20_link" text:visited-style-name="Visited_20_Internet_20_Link">
630_360_16889...</text:a>
']</text:p>
      <text:p text:style-name="P4">
Tags: ['Екологія', 'Італія', 'активісти']</text:p>
      <text:p text:style-name="P4">
Type: Article</text:p>
      <!--METADATA-->
      <text:p text:style-name="P4">
<draw:frame draw:style-name="fr1" draw:name="Image182" text:anchor-type="as-char" svg:width="6.9236in" svg:height="3.956343in" draw:z-index="0">
<draw:image xlink:href="../Images/yкринформ/2023-07-09T17-16-08-03-00/630_360_1688911548-379.jpg" xlink:type="simple" xlink:show="embed" xlink:actuate="onLoad" draw:mime-type="image/jpeg"/>
</draw:frame>
Climatic activists from the Extinction Rebellion group hung a large banner of Vittoriano in the center of Rome on Sunday and fought themselves to a monument to protest against state funding for fossil fuels.</text:p>
      <text:p text:style-name="P4">
As Ukrinform reports, it reports <text:a xlink:type="simple" xlink:href="http://www.ansa.it/english/news/2023/07/09/climate-activists-unfurl-banner-on-rome-monument_527bfabd-65a9-479a-a4b3-a78dae27ab73.html" text:style-name="Internet_20_link" text:visited-style-name="Visited_20_Internet_20_Link">
ANSA</text:a>
.</text:p>
      <text:p text:style-name="P4">
"There are no more victims of the climate on the altar of profit: no - fossil fuel," "is written on the banner.</text:p>
      <text:p text:style-name="P4">
Greenhouse gas emissions from fossil fuel are the driving forceful and associated with this extreme weather phenomena, such as drought and showers that affect many parts of the world, including Europe.</text:p>
      <text:p text:style-name="P4">
The protesters quickly took the police.</text:p>
      <text:p text:style-name="P4">
Also on Sunday in the city of Udine in northern Fryuli climatic activists tie the statues in the city center to send a message: "Time is out, let's open our eyes."</text:p>
      <text:p text:style-name="P4">
Extinction Rebellion is a group of climate activists with branches in many countries that organizes peaceful but often destructive protests to emphasize the seriousness of the climatic crisis and encourage influential people to act.</text:p>
      <text:p text:style-name="P4">
Vittoriano is a monument in honor of the first king of the United Italy Victormmanuel II. It is located on Venice Square in Rome, on the slopes of the hill.</text:p>
      <text:p text:style-name="P4">
<text:span text:style-name="T4">
 Read also: </text:span>
 <text:a xlink:type="simple" xlink:href="https://www.ukrinform.ua/rubric-world/3721455-u-nimeccini-zafiksuvali-580-zlociniv-skoenih-ekoaktivistami-ostannogo-pokolinna.html" text:style-name="Internet_20_link" text:visited-style-name="Visited_20_Internet_20_Link">
in Germany recorded 580 crimes committed <text:span text:style-name="T4">
 eco -activist </text:span>
 We "last generation"</text:a>
According to Ukrinform, US Finance Minister Janet Ellen said that the states and China, as the two largest economies in the world, should operate in the field of climate change and urged Beijing to increase international efforts in this area.</text:p>
      <text:p text:style-name="P4">
Photo: Ansa</text:p>
      <text:p text:style-name="P4">
News Source: <text:a xlink:type="simple" xlink:href="https://www.ukrinform.ua/rubric-world/3733542-ekoaktivisti-povisili-baner-na-vidomomu-monumenti-rima-ta-prikuvali-sebe-do-nogo.html" text:style-name="Internet_20_link" text:visited-style-name="Visited_20_Internet_20_Link">
https://www.ukrinform.ua/rubric-world/3733542-ekoaktivisti-povisili-baner-na-vidomomu-monumenti-rima-ta-prikuvali-sebe-do-nogo.html</text:a>
</text:p>
      <!--NEWS-->
      <text:h text:style-name="P10" text:outline-level="1">
<text:span text:style-name="T4">
In Kherson region, two people were injured from the explosion trying to disassemble an unknown item</text:span>
</text:h>
      <text:p text:style-name="P4">
Authors: Ukrinform (Person)</text:p>
      <text:p text:style-name="P4">
Publisher: Укринформ (Organization)</text:p>
      <text:p text:style-name="P4">
Published Time: 2023-07-09T17:23:00+03:00</text:p>
      <text:p text:style-name="P4">
Modified Time: 2023-07-09T17:23:00+03:00</text:p>
      <text:p text:style-name="P4">
Description: Two civilians were injured in the village of Tyaginka, Beryslav district of Kherson region. - Ukrinform.</text:p>
      <text:p text:style-name="P4">
Images: ['<text:a xlink:type="simple" xlink:href="https://static.ukrinform.com/photos/2020_09/thumb_files/630_360_1600090998-358.jpg" text:style-name="Internet_20_link" text:visited-style-name="Visited_20_Internet_20_Link">
630_360_16000...</text:a>
']</text:p>
      <text:p text:style-name="P4">
Tags: ['Херсонщина', 'Вибух', 'Травма']</text:p>
      <text:p text:style-name="P4">
Type: Article</text:p>
      <!--METADATA-->
      <text:p text:style-name="P4">
<draw:frame draw:style-name="fr1" draw:name="Image183" text:anchor-type="as-char" svg:width="6.9236in" svg:height="3.956343in" draw:z-index="0">
<draw:image xlink:href="../Images/yкринформ/2023-07-09T17-23-00-03-00/630_360_1600090998-358.jpg" xlink:type="simple" xlink:show="embed" xlink:actuate="onLoad" draw:mime-type="image/jpeg"/>
</draw:frame>
Two civilians were injured in the village of Berislav district of Kherson region.</text:p>
      <text:p text:style-name="P4">
About it in <text:a xlink:type="simple" xlink:href="http://t.me/khersonskaODA/7835" text:style-name="Internet_20_link" text:visited-style-name="Visited_20_Internet_20_Link">
telegram</text:a>
Kherson reports, Ukrinform reports.</text:p>
      <text:p text:style-name="P4">
"According to preliminary information, two men, 35 and 27 years old, tried to disassemble an unknown explosive object. He detonated, through monthly, residents were injured. Both victims with fragile wounds of hands were hospitalized to <text:a xlink:type="simple" xlink:href="https://www.ukrinform.ua/tag-herson" text:style-name="Internet_20_link" text:visited-style-name="Visited_20_Internet_20_Link">
Kherson</text:a>
. The doctor will be able to medical care, "the message reads.</text:p>
      <text:p text:style-name="P4">
<text:span text:style-name="T4">
 Read also: </text:span>
 <text:a xlink:type="simple" xlink:href="https://www.ukrinform.ua/rubric-regions/3730538-na-hersonsini-u-poli-pidirvavsa-traktorist.html" text:style-name="Internet_20_link" text:visited-style-name="Visited_20_Internet_20_Link">
in the Kherson region in the field exploded the tractor driver</text:a>
As reported by Ukrinform, Russian troops last day, on July 8, 59 elaborated Kherson region.</text:p>
      <text:p text:style-name="P4">
News Source: <text:a xlink:type="simple" xlink:href="https://www.ukrinform.ua/rubric-regions/3733544-na-hersonsini-vnaslidok-vibuhu-travmuvalisa-dvoe-ludej-aki-namagalisa-rozibrati-nevidomij-predmet.html" text:style-name="Internet_20_link" text:visited-style-name="Visited_20_Internet_20_Link">
https://www.ukrinform.ua/rubric-regions/3733544-na-hersonsini-vnaslidok-vibuhu-travmuvalisa-dvoe-ludej-aki-namagalisa-rozibrati-nevidomij-predmet.html</text:a>
</text:p>
      <!--NEWS-->
      <text:h text:style-name="P10" text:outline-level="1">
<text:span text:style-name="T4">
Klitschko called the cause of the fire at the gas station - the car flew into the column</text:span>
</text:h>
      <text:p text:style-name="P4">
Authors: Ukrinform (Person)</text:p>
      <text:p text:style-name="P4">
Publisher: Укринформ (Organization)</text:p>
      <text:p text:style-name="P4">
Published Time: 2023-07-09T17:32:00+03:00</text:p>
      <text:p text:style-name="P4">
Modified Time: 2023-07-09T17:32:00+03:00</text:p>
      <text:p text:style-name="P4">
Description: In Kiev, as a result of the fire, the gas station in the Dnieper district was completely destroyed, and eight cars were burned. - Ukrinform.</text:p>
      <text:p text:style-name="P4">
Images: ['<text:a xlink:type="simple" xlink:href="https://static.ukrinform.com/photos/2023_07/thumb_files/630_360_1688910572-9203.jpeg" text:style-name="Internet_20_link" text:visited-style-name="Visited_20_Internet_20_Link">
630_360_16889...</text:a>
']</text:p>
      <text:p text:style-name="P4">
Tags: ['Автомобіль', 'АЗС', 'Пожежа', 'Віталій Кличко']</text:p>
      <text:p text:style-name="P4">
Type: Article</text:p>
      <!--METADATA-->
      <text:p text:style-name="P4">
<draw:frame draw:style-name="fr1" draw:name="Image184" text:anchor-type="as-char" svg:width="6.9236in" svg:height="3.956343in" draw:z-index="0">
<draw:image xlink:href="../Images/yкринформ/2023-07-09T17-32-00-03-00/630_360_1688910572-9203.jpeg" xlink:type="simple" xlink:show="embed" xlink:actuate="onLoad" draw:mime-type="image/jpeg"/>
</draw:frame>
In Kyiv, the fire station was completely destroyed in the Dnieper district, and eight cars were burned.</text:p>
      <text:p text:style-name="P4">
According to Ukrinform, the mayor of Kiev Vitaliy Klitschko reports in <text:a xlink:type="simple" xlink:href="http://t.me/vitaliy_klitschko/2174" text:style-name="Internet_20_link" text:visited-style-name="Visited_20_Internet_20_Link">
telegram</text:a>
.</text:p>
      <text:p text:style-name="P4">
"The fire that arose from a car stroke into a filling column completely destroyed the building and land equipment of the gas station and 8 cars," he wrote.</text:p>
      <text:p text:style-name="P4">
<text:a xlink:type="simple" xlink:href="https://www.ukrinform.ua/tag-vitalij-klicko" text:style-name="Internet_20_link" text:visited-style-name="Visited_20_Internet_20_Link">
Klitschko</text:a>
He added that three -person people with burns of varying degrees were hospitalized by doctors.</text:p>
      <text:p text:style-name="P4">
The police establish the circumstances of a traffic accident, which resulted in the fire of a gas station and interviewed witnesses.</text:p>
      <text:p text:style-name="P4">
“Kyiv police received a report on the fire and gas station on the Brovarsky Prospect. Investigative and operatives of the Kyiv police investigation, doctors and employees of the SES, who had a fire were traveling to the scene, ” - said in [message].(https://kyiv.npu.gov.ua/news/stolychni-pravookhorontsi-vstanovliuiut-obstavyny-dtp-vnaslidok-iakoho-stalosia-zahorannia-azs).</text:p>
      <text:p text:style-name="P4">
According to preliminary data, the driver of the car "Audi" in 2002 was not controlled and collided with a column at a gas station, resulting in a fire.</text:p>
      <text:p text:style-name="P4">
Police said they are currently aware of three victims. In particular, the care of the car and the passenger of 2006 was given to the passenger severity, and the gas station operator born in 1975.</text:p>
      <text:p text:style-name="P4">
Doctors hospitalized the victims, they are provided with medical care. Also, several vehicles were damaged.</text:p>
      <text:p text:style-name="P4">
“Police officers interview car accidents and conduct priority investigations. The issue of opening criminal proceedings under Part 2 of Article 286 of the Criminal Code of Ukraine is resolved(Violation of traffic safety or transportation of transport by persons operating vehicles), -On in the message.</text:p>
      <text:p text:style-name="P4">
*!(https://www.ukrinform.ua/rubric-kyiv/3733531-na-brovarskomu-prospekti-perekrili-ruh-cerez-pozezu-na-azs.html)As reported by Ukrinform, on Sunday, July 9, <text:a xlink:type="simple" xlink:href="https://www.ukrinform.ua/rubric-kyiv/3733536-u-kievi-likviduvali-pozezu-na-azs.html" text:style-name="Internet_20_link" text:visited-style-name="Visited_20_Internet_20_Link">
in the Dniprovsky district of KyivGnebnearchy eliminated the fire</text:a>
that broke out at one gas station, the fire was covered by 1500 square meters.</text:p>
      <text:p text:style-name="P4">
<text:a xlink:type="simple" xlink:href="https://static.ukrinform.com/photos/2023_07/1688910570-1888.jpeg" text:style-name="Internet_20_link" text:visited-style-name="Visited_20_Internet_20_Link">
 </text:a>
 <text:a xlink:type="simple" xlink:href="https://static.ukrinform.com/photos/2023_07/1688910570-6102.jpeg" text:style-name="Internet_20_link" text:visited-style-name="Visited_20_Internet_20_Link">
</text:a>
 <text:a xlink:type="simple" xlink:href="https://static.ukrinform.com/photos/2023_07/1688910570-9600.jpeg" text:style-name="Internet_20_link" text:visited-style-name="Visited_20_Internet_20_Link">
</text:a>
 <text:a xlink:type="simple" xlink:href="https://static.ukrinform.com/photos/2023_07/1688910571-9294.jpeg" text:style-name="Internet_20_link" text:visited-style-name="Visited_20_Internet_20_Link">
</text:a>
 <text:a xlink:type="simple" xlink:href="https://static.ukrinform.com/photos/2023_07/1688910571-5867.jpeg" text:style-name="Internet_20_link" text:visited-style-name="Visited_20_Internet_20_Link">
</text:a>
 <text:a xlink:type="simple" xlink:href="https://static.ukrinform.com/photos/2023_07/1688910571-9314.jpeg" text:style-name="Internet_20_link" text:visited-style-name="Visited_20_Internet_20_Link">
</text:a>
 <text:a xlink:type="simple" xlink:href="https://static.ukrinform.com/photos/2023_07/1688910571-1183.jpeg" text:style-name="Internet_20_link" text:visited-style-name="Visited_20_Internet_20_Link">
</text:a>
 <text:a xlink:type="simple" xlink:href="https://static.ukrinform.com/photos/2023_07/1688910572-9203.jpeg" text:style-name="Internet_20_link" text:visited-style-name="Visited_20_Internet_20_Link">
<draw:frame draw:style-name="fr1" draw:name="Image192" text:anchor-type="as-char" svg:width="6.9236in" svg:height="3.956343in" draw:z-index="0">
<draw:image xlink:href="../Images/yкринформ/2023-07-09T17-32-00-03-00/630_360_1688910572-9203.jpeg" xlink:type="simple" xlink:show="embed" xlink:actuate="onLoad" draw:mime-type="image/jpeg"/>
</draw:frame>
</text:a>
 <text:a xlink:type="simple" xlink:href="https://static.ukrinform.com/photos/2023_07/1688911020-7209.jpeg" text:style-name="Internet_20_link" text:visited-style-name="Visited_20_Internet_20_Link">
</text:a>
 <text:a xlink:type="simple" xlink:href="https://static.ukrinform.com/photos/2023_07/1688911020-6284.jpeg" text:style-name="Internet_20_link" text:visited-style-name="Visited_20_Internet_20_Link">
</text:a>
 <text:a xlink:type="simple" xlink:href="https://static.ukrinform.com/photos/2023_07/1688911020-3664.jpeg" text:style-name="Internet_20_link" text:visited-style-name="Visited_20_Internet_20_Link">
</text:a>
</text:p>
      <text:p text:style-name="P4">
News Source: <text:a xlink:type="simple" xlink:href="https://www.ukrinform.ua/rubric-kyiv/3733546-klicko-nazvav-pricinu-pozezi-na-azs-avto-vletilo-u-kolonku.html" text:style-name="Internet_20_link" text:visited-style-name="Visited_20_Internet_20_Link">
https://www.ukrinform.ua/rubric-kyiv/3733546-klicko-nazvav-pricinu-pozezi-na-azs-avto-vletilo-u-kolonku.html</text:a>
</text:p>
      <!--NEWS-->
      <text:h text:style-name="P10" text:outline-level="1">
<text:span text:style-name="T4">
Zelensky: Priority - strengthening the entire northern border</text:span>
</text:h>
      <text:p text:style-name="P4">
Authors: Ukrinform (Person)</text:p>
      <text:p text:style-name="P4">
Publisher: Укринформ (Organization)</text:p>
      <text:p text:style-name="P4">
Published Time: 2023-07-09T17:43:00+03:00</text:p>
      <text:p text:style-name="P4">
Modified Time: 2023-07-09T17:43:00+03:00</text:p>
      <text:p text:style-name="P4">
Description: It is important to strengthen the borders of the entire northern border of Ukraine. - Ukrinform.</text:p>
      <text:p text:style-name="P4">
Images: ['<text:a xlink:type="simple" xlink:href="https://static.ukrinform.com/photos/2023_07/thumb_files/630_360_1688898779-493.jpeg" text:style-name="Internet_20_link" text:visited-style-name="Visited_20_Internet_20_Link">
630_360_16888...</text:a>
']</text:p>
      <text:p text:style-name="P4">
Tags: ['Волинь', 'Кордон', 'Зеленський', 'Війна з Росією']</text:p>
      <text:p text:style-name="P4">
Type: Article</text:p>
      <!--METADATA-->
      <text:p text:style-name="P4">
<draw:frame draw:style-name="fr1" draw:name="Image196" text:anchor-type="as-char" svg:width="6.9236in" svg:height="3.956343in" draw:z-index="0">
<draw:image xlink:href="../Images/yкринформ/2023-07-09T17-43-00-03-00/630_360_1688898779-493.jpeg" xlink:type="simple" xlink:show="embed" xlink:actuate="onLoad" draw:mime-type="image/jpeg"/>
</draw:frame>
It is important to identify the borders of the entire northern border of Ukraine.</text:p>
      <text:p text:style-name="P4">
According to Ukrinform, President Volodymyr Zelenskyy said in <text:a xlink:type="simple" xlink:href="https://www.president.gov.ua/news/cinuyemo-kozhne-zhittya-pamyatayemo-istoriyu-i-razom-zahisha-84229" text:style-name="Internet_20_link" text:visited-style-name="Visited_20_Internet_20_Link">
appeal</text:a>
.</text:p>
      <text:p text:style-name="P4">
Video: <text:a xlink:type="simple" xlink:href="https://www.facebook.com/zelenskiy.official/videos/1660501637755657/" text:style-name="Internet_20_link" text:visited-style-name="Visited_20_Internet_20_Link">
OP</text:a>
“Here, in Lutsk, in Lubart Castle, he held a long meeting today on the situation in the region: safety, the situation on the border, the situation in the border areas of the neighboring Belarus ... Priority is the strengthening of each region, all our no means. There were reports of military, law enforcement officers, local authorities, ”the Head of State said.</text:p>
      <text:p text:style-name="P4">
<text:span text:style-name="T4">
 Read also: </text:span>
 <text:a xlink:type="simple" xlink:href="https://www.ukrinform.ua/rubric-world/3732711-litva-polsa-j-latvia-poperedili-nato-pro-zagrozu-z-bilorusi-napisali-list-stoltenbergu.html" text:style-name="Internet_20_link" text:visited-style-name="Visited_20_Internet_20_Link">
Lithuania, Poland and Latvia warned NATO about the threat with <text:span text:style-name="T4">
 Belarus </text:span>
 - Wrote a letter from Stoltenberg</text:a>
According to him, they analyzed the preparation and provision of defense forces of the table, the relevant units in Volyn. There was a report on social identification in the field and the needs of people. Also discussed energy, water provision, budget support - for both people, for the social sphere, the state of shelters, jobs in the region.</text:p>
      <text:p text:style-name="P4">
“The state supports and support. And I am grateful to all here, Ulutsk, to all other cities and communities of the region where the displaced persons are given to treat and rehabilitate our soldiers, ”added <text:a xlink:type="simple" xlink:href="https://www.ukrinform.ua/tag-prezident" text:style-name="Internet_20_link" text:visited-style-name="Visited_20_Internet_20_Link">
President</text:a>
.</text:p>
      <text:p text:style-name="P4">
<text:span text:style-name="T4">
 Read also: </text:span>
 [<text:span text:style-name="T4">
 Naev </text:span>
: Police and counterintelligence on the border of Collispres(https://www.ukrinform.ua/rubric-ato/3731949-naev-policia-ta-kontrrozvidka-na-kordoni-z-bilorussu-u-rezimi-posilenogo-bojovogo-cerguvanna.html)As it was reported, today the Presidents of Ukraine and Poland Volodymyr Zelenskyy Duda met in Lutsk, where they honored the memory of the victims of the Volyn Tragedy.</text:p>
      <text:p text:style-name="P4">
News Source: <text:a xlink:type="simple" xlink:href="https://www.ukrinform.ua/rubric-ato/3733548-zelenskij-prioritet-zmicnenna-usogo-pivnicnogo-kordonu.html" text:style-name="Internet_20_link" text:visited-style-name="Visited_20_Internet_20_Link">
https://www.ukrinform.ua/rubric-ato/3733548-zelenskij-prioritet-zmicnenna-usogo-pivnicnogo-kordonu.html</text:a>
</text:p>
      <!--NEWS-->
      <text:h text:style-name="P10" text:outline-level="1">
<text:span text:style-name="T4">
Stefanchuk in Riga spoke about the future of Ukraine in the EU and NATO</text:span>
</text:h>
      <text:p text:style-name="P4">
Authors: Ukrinform (Person)</text:p>
      <text:p text:style-name="P4">
Publisher: Укринформ (Organization)</text:p>
      <text:p text:style-name="P4">
Published Time: 2023-07-09T17:53:24+03:00</text:p>
      <text:p text:style-name="P4">
Modified Time: 2023-07-09T17:53:24+03:00</text:p>
      <text:p text:style-name="P4">
Description: Ruslan Stefanchuk, the Chairman of the Verkhovna Rada, discussed the future of Ukraine in the European Union and the North Atlantic Alliance with the speakers of the Parliaments of Latvia, Lithuania, Estonia, Poland and Germany. - Ukrinform.</text:p>
      <text:p text:style-name="P4">
Images: ['<text:a xlink:type="simple" xlink:href="https://static.ukrinform.com/photos/2023_07/thumb_files/630_360_1688914196-126.jpg" text:style-name="Internet_20_link" text:visited-style-name="Visited_20_Internet_20_Link">
630_360_16889...</text:a>
']</text:p>
      <text:p text:style-name="P4">
Tags: ['Євроінтеграція', 'Латвія', 'НАТО', 'Україна', 'Стефанчук']</text:p>
      <text:p text:style-name="P4">
Type: Article</text:p>
      <!--METADATA-->
      <text:p text:style-name="P4">
<draw:frame draw:style-name="fr1" draw:name="Image197" text:anchor-type="as-char" svg:width="6.9236in" svg:height="3.956343in" draw:z-index="0">
<draw:image xlink:href="../Images/yкринформ/2023-07-09T17-53-24-03-00/630_360_1688914196-126.jpg" xlink:type="simple" xlink:show="embed" xlink:actuate="onLoad" draw:mime-type="image/jpeg"/>
</draw:frame>
Ruslan Stefanchuk, the head of the Parliaments of Latvia, Lithuania, Estonia, Poland and Germany, the future of Ukraine in the European Union with the Tapovnichno -Atlantic Alliance.</text:p>
      <text:p text:style-name="P4">
The conversation took place as part of a meeting of speakers with the newly elected President Latviedar Rinkevich, Stefanchuk reported in <text:a xlink:type="simple" xlink:href="http://www.facebook.com/stefanchuk.official/posts/pfbid0tgfxkKaapoiGFezepdqybWgpm4B88houSVeywKxrozD6PW7szzkTaWFtwae4KTabl" text:style-name="Internet_20_link" text:visited-style-name="Visited_20_Internet_20_Link">
Facebook</text:a>
, reports Ukrinform.</text:p>
      <text:p text:style-name="P4">
The Chairman of the Verkhovna Rada passed the words of greetings from the President of Ukraine Vladimir Zelensky -elected President of Latvia.</text:p>
      <text:p text:style-name="P4">
According to Stefanchuk, the first that Rinkevich said, was the assurance of all Latvia of Ukraine for full victory.</text:p>
      <text:p text:style-name="P4">
The speaker of Parliament Lithuania Victoria Chmilly-Nielsen stressed that all countries are now united in the help of Ukraine and the protection of the Eastern Flangourope.</text:p>
      <text:p text:style-name="P4">
Bundestag President Berbel Bass has declared support from Ukraine's parliamentaric speakers to NATO. At that time, the marshal of the Senate of Poland Elzhbet Witted the belief that the Alliance will become stronger with Ukraine.</text:p>
      <text:p text:style-name="P4">
The Chairman of the Verkhovna Rada thanked the speaker of the Estonian Parliament Speaker Lauri Hussar, however, that Ukraine should receive clear NATO signposts at a summit in Vilnius.</text:p>
      <text:p text:style-name="P4">
Stefanchuk recalled that this year's Vilnius Summit <text:a xlink:type="simple" xlink:href="https://www.ukrinform.ua/tag-nato" text:style-name="Internet_20_link" text:visited-style-name="Visited_20_Internet_20_Link">
NATO</text:a>
It remains a few days.</text:p>
      <text:p text:style-name="P4">
"Undoubtedly, Ukraine's membership in the Alliance is our strategic goal. That is why I thank the Parliament for the support of our NATO membership," he said.</text:p>
      <text:p text:style-name="P4">
Stefanchuk also thanked the parliaments for the readiness of the Parliaments to help Ukrainenintegrats to the European Union.</text:p>
      <text:p text:style-name="P4">
<text:span text:style-name="T4">
 Read also: </text:span>
 <text:a xlink:type="simple" xlink:href="https://www.ukrinform.ua/rubric-polytics/3733224-za-500-dniv-ukrainu-vidvidali-35-spikeriv-parlamentiv-insih-krain-stefancuk.html" text:style-name="Internet_20_link" text:visited-style-name="Visited_20_Internet_20_Link">
in 500 days Ukraine visited 35 speakers of parliamentary countries - <text:span text:style-name="T4">
 Stefanchuk </text:span>
</text:a>
As reported by Ukrinform, Stefanchuk arrived in Riga on a working visit, the purpose of achieving an international consensus on the path of Ukraine before the eve of the Vilnius Summit.</text:p>
      <text:p text:style-name="P4">
Within the range of VR Chairman <text:a xlink:type="simple" xlink:href="https://www.ukrinform.ua/rubric-polytics/3733518-stefancuk-u-rizi-zustrivsa-zi-spikerom-sejmu-latvii-pro-so-govorili.html" text:style-name="Internet_20_link" text:visited-style-name="Visited_20_Internet_20_Link">
met</text:a>
with the Saima Speaker Edwards Smilten.</text:p>
      <text:p text:style-name="P4">
<text:span text:style-name="T5">
Foto: Ruslan Stefanchuk/FB</text:span>
</text:p>
      <text:p text:style-name="P4">
News Source: <text:a xlink:type="simple" xlink:href="https://www.ukrinform.ua/rubric-polytics/3733550-stefancuk-u-rizi-govoriv-pro-majbutne-ukraini-v-es-i-nato.html" text:style-name="Internet_20_link" text:visited-style-name="Visited_20_Internet_20_Link">
https://www.ukrinform.ua/rubric-polytics/3733550-stefancuk-u-rizi-govoriv-pro-majbutne-ukraini-v-es-i-nato.html</text:a>
</text:p>
      <!--NEWS-->
      <text:h text:style-name="P10" text:outline-level="1">
<text:span text:style-name="T4">
The President thanked the soldiers who were distinguished in battles this week</text:span>
</text:h>
      <text:p text:style-name="P4">
Authors: Ukrinform (Person)</text:p>
      <text:p text:style-name="P4">
Publisher: Укринформ (Organization)</text:p>
      <text:p text:style-name="P4">
Published Time: 2023-07-09T18:01:00+03:00</text:p>
      <text:p text:style-name="P4">
Modified Time: 2023-07-09T18:01:00+03:00</text:p>
      <text:p text:style-name="P4">
Description: President Volodymyr Zelenskyy thanked the soldiers of several brigades for brave and apt work. - Ukrinform.</text:p>
      <text:p text:style-name="P4">
Images: ['<text:a xlink:type="simple" xlink:href="https://static.ukrinform.com/photos/2023_05/thumb_files/630_360_1685475414-889.png" text:style-name="Internet_20_link" text:visited-style-name="Visited_20_Internet_20_Link">
630_360_16854...</text:a>
']</text:p>
      <text:p text:style-name="P4">
Tags: ['ЗСУ', 'Військові', 'Зеленський', 'Війна з Росією', '#stoprussia']</text:p>
      <text:p text:style-name="P4">
Type: Article</text:p>
      <!--METADATA-->
      <text:p text:style-name="P4">
<draw:frame draw:style-name="fr1" draw:name="Image200" text:anchor-type="as-char" svg:width="6.9236in" svg:height="3.956343in" draw:z-index="0">
<draw:image xlink:href="../Images/yкринформ/2023-07-09T18-01-00-03-00/630_360_1685475414-889.png" xlink:type="simple" xlink:show="embed" xlink:actuate="onLoad" draw:mime-type="image/png"/>
</draw:frame>
Presidential lodge Zelensky thanked the soldiers of several brigades for brave and apt work.</text:p>
      <text:p text:style-name="P4">
According to Ukrinform, the head of state said in his <text:a xlink:type="simple" xlink:href="https://www.youtube.com/watch" text:style-name="Internet_20_link" text:visited-style-name="Visited_20_Internet_20_Link">
video message</text:a>
.</text:p>
      <text:p text:style-name="P4">
<text:span text:style-name="T5">
Viso: <text:a xlink:type="simple" xlink:href="https://t.me/OP_UA/9926" text:style-name="Internet_20_link" text:visited-style-name="Visited_20_Internet_20_Link">
Presidential Office, Telegrams</text:a>
</text:span>
</text:p>
      <text:p text:style-name="P4">
“This week, there is something to be grateful to the soldiers of our 3rd separate assault brigade, the 24th separate mechanized brigade, the paratroopers of the Eighty. Well done, warriors!In the Tavriysk direction, as always, powerfully, brave, accurately distinguished by the paratroopers "Seventystyevyatka", artillerymen of the 55th separate brigade "Zaporizhzhya Sich", the 74th separate intelligence and the 59th separate motor infantry brigade. ](https://www.ukrinform.ua/tag-zelenskij).</text:p>
      <text:p text:style-name="P4">
The president expressed his special gratitude to the soldiers of the Zaporizhzhya Sich Brigade, Majoruvolodimir Goncharov, sailor Sergei Komar, 35th separate brigade of the naval inhabitant, soldier Oleksiy Labent, shooter of the battalion of the 15th Brigadita Aviation, as well as - Major Anton Cherevka and Senior Lieutenant Vasilyabramov.</text:p>
      <text:p text:style-name="P4">
<text:span text:style-name="T4">
 Read also: </text:span>
 [Zelensky assigned the title of Hero of Ukraine to the founder of the Sirko Banket Group]]](https://www.ukrinform.ua/rubric-ato/3733439-zelenskij-prisvoiv-zvanna-geroa-ukraini-zasnovniku-rozvidgrupi-besketniki-sirka.html)“Thank you all who are fighting and working for Ukraine!Thank you all in the world, who helps!” Zelensky added.</text:p>
      <text:p text:style-name="P4">
As it was reported, on Sunday, July 9, Presidents of Ukraine and Poland <text:a xlink:type="simple" xlink:href="https://www.ukrinform.ua/rubric-polytics/3733409-zelenskij-ta-duda-zustrilisa-u-lucku.html" text:style-name="Internet_20_link" text:visited-style-name="Visited_20_Internet_20_Link">
Vladimirzelensky and Andrzej Duda met</text:a>
in Lutsk, honored memory <text:a xlink:type="simple" xlink:href="https://www.ukrinform.ua/rubric-polytics/3733437-razom-mi-silnisi-zelenskij-i-duda-vsanuvali-pamat-zertv-volinskoi-tragedii.html" text:style-name="Internet_20_link" text:visited-style-name="Visited_20_Internet_20_Link">
victims of the Volyn tragedy</text:a>
.  Photo: Presidential Office</text:p>
      <text:p text:style-name="P4">
News Source: <text:a xlink:type="simple" xlink:href="https://www.ukrinform.ua/rubric-ato/3733552-prezident-podakuvav-voinam-aki-cogo-tizna-vidznacilisa-u-boah.html" text:style-name="Internet_20_link" text:visited-style-name="Visited_20_Internet_20_Link">
https://www.ukrinform.ua/rubric-ato/3733552-prezident-podakuvav-voinam-aki-cogo-tizna-vidznacilisa-u-boah.html</text:a>
</text:p>
      <!--NEWS-->
      <text:h text:style-name="P10" text:outline-level="1">
<text:span text:style-name="T4">
Syria took accreditation in BBC</text:span>
</text:h>
      <text:p text:style-name="P4">
Authors: Ukrinform (Person)</text:p>
      <text:p text:style-name="P4">
Publisher: Укринформ (Organization)</text:p>
      <text:p text:style-name="P4">
Published Time: 2023-07-09T18:04:16+03:00</text:p>
      <text:p text:style-name="P4">
Modified Time: 2023-07-09T18:04:16+03:00</text:p>
      <text:p text:style-name="P4">
Description: Syria canceled the accreditation of the British TV and Radio -language BBC Corporation after the investigation into the involvement of the country's family in drug trafficking. - Ukrinform.</text:p>
      <text:p text:style-name="P4">
Images: ['<text:a xlink:type="simple" xlink:href="https://static.ukrinform.com/photos/2016_02/thumb_files/630_360_1454580815-6819-bbc.jpg" text:style-name="Internet_20_link" text:visited-style-name="Visited_20_Internet_20_Link">
630_360_14545...</text:a>
']</text:p>
      <text:p text:style-name="P4">
Tags: ['Сирія', 'Розслідування', 'BBC']</text:p>
      <text:p text:style-name="P4">
Type: Article</text:p>
      <!--METADATA-->
      <text:p text:style-name="P4">
<draw:frame draw:style-name="fr1" draw:name="Image201" text:anchor-type="as-char" svg:width="6.9236in" svg:height="3.953152in" draw:z-index="0">
<draw:image xlink:href="../Images/yкринформ/2023-07-09T18-04-16-03-00/630_360_1454580815-6819-bbc.jpg" xlink:type="simple" xlink:show="embed" xlink:actuate="onLoad" draw:mime-type="image/jpeg"/>
</draw:frame>
Uziri canceled the accreditation of the British TV and Radio -language BBC Corporation after the investigation into the involvement of the country's family in drug trafficking.</text:p>
      <text:p text:style-name="P4">
As Ukrinform reports, it reports <text:a xlink:type="simple" xlink:href="https://www.bbc.co.uk/news/world-middle-east-66145416" text:style-name="Internet_20_link" text:visited-style-name="Visited_20_Internet_20_Link">
BBC</text:a>
.</text:p>
      <text:p text:style-name="P4">
In the Ministry of Information <text:a xlink:type="simple" xlink:href="https://www.ukrinform.ua/tag-siria" text:style-name="Internet_20_link" text:visited-style-name="Visited_20_Internet_20_Link">
Syria</text:a>
They stated that the British broadcaster does not adhere to "professional standards" by publishing "subjective and fake information" since the beginning of the Civil War in 2011.</text:p>
      <text:p text:style-name="P4">
In response to the Syrian government, the BBC stated that it provides an universal independent journalism.</text:p>
      <text:p text:style-name="P4">
"We talk to people from the entire political spectrum to establish facts," said the Air Force representative.</text:p>
      <text:p text:style-name="P4">
Last month, the BBC News Arabic Investigations investigation had lies with the drug trafficking in Kapatagon, the leading members of the Syria Armored Forces and the Syria President Bashar Assad's family. Captaagon with a yamphetamine drug, which causes a strong dependence.</text:p>
      <text:p text:style-name="P4">
The Syria government has previously denied its involvement in drug trafficking.</text:p>
      <text:p text:style-name="P4">
However, the United States, the United Kingdom and the European Union have accused the Syrian Government and exporting drugs and named the president's relatives of this process asadoquacles.</text:p>
      <text:p text:style-name="P4">
<text:span text:style-name="T4">
 Read also: </text:span>
 <text:a xlink:type="simple" xlink:href="https://www.ukrinform.ua/rubric-world/3722057-glava-mzs-niderlandiv-rezim-asada-vciniv-serjozni-porusenna-prav-ludini.html" text:style-name="Internet_20_link" text:visited-style-name="Visited_20_Internet_20_Link">
Foreign Minister of the Netherlands: Mode <text:span text:style-name="T4">
 Assad </text:span>
 And has committed serious rights of human rights</text:a>
As reported by Ukrinform, US Central Command(Centcom)It was struck by the Sarius, as a result of which <text:a xlink:type="simple" xlink:href="https://www.ukrinform.ua/rubric-world/3733521-spoluceni-stati-znisili-u-sirii-vatazka-idil.html" text:style-name="Internet_20_link" text:visited-style-name="Visited_20_Internet_20_Link">
the IDIL leader in Eastern Syria was killed</text:a>
The waterama al-Muhagjir.</text:p>
      <text:p text:style-name="P4">
News Source: <text:a xlink:type="simple" xlink:href="https://www.ukrinform.ua/rubric-world/3733553-siria-zabrala-akreditaciu-u-bbc.html" text:style-name="Internet_20_link" text:visited-style-name="Visited_20_Internet_20_Link">
https://www.ukrinform.ua/rubric-world/3733553-siria-zabrala-akreditaciu-u-bbc.html</text:a>
</text:p>
      <!--NEWS-->
      <text:h text:style-name="P10" text:outline-level="1">
<text:span text:style-name="T4">
Tretyakov signed a contract with Dnipro -1 - journalist</text:span>
</text:h>
      <text:p text:style-name="P4">
Authors: Ukrinform (Person)</text:p>
      <text:p text:style-name="P4">
Publisher: Укринформ (Organization)</text:p>
      <text:p text:style-name="P4">
Published Time: 2023-07-09T18:29:32+03:00</text:p>
      <text:p text:style-name="P4">
Modified Time: 2023-07-09T18:29:32+03:00</text:p>
      <text:p text:style-name="P4">
Description: Alexandria midfielder Maxim Tretyakov signed a contract with Dnipro-1. - Ukrinform.</text:p>
      <text:p text:style-name="P4">
Images: ['<text:a xlink:type="simple" xlink:href="https://static.ukrinform.com/photos/2023_07/thumb_files/630_360_1688916480-783.jpg" text:style-name="Internet_20_link" text:visited-style-name="Visited_20_Internet_20_Link">
630_360_16889...</text:a>
']</text:p>
      <text:p text:style-name="P4">
Tags: ['Футбол', 'Олександрія', 'Дніпро-1']</text:p>
      <text:p text:style-name="P4">
Type: Article</text:p>
      <!--METADATA-->
      <text:p text:style-name="P4">
<draw:frame draw:style-name="fr1" draw:name="Image202" text:anchor-type="as-char" svg:width="6.9236in" svg:height="3.956343in" draw:z-index="0">
<draw:image xlink:href="../Images/yкринформ/2023-07-09T18-29-32-03-00/630_360_1688916480-783.jpg" xlink:type="simple" xlink:show="embed" xlink:actuate="onLoad" draw:mime-type="image/jpeg"/>
</draw:frame>
Alexandria midfielder Maxim Tretyakov signed a contract with Dnipro-1.</text:p>
      <text:p text:style-name="P4">
This was reported by journalist Andrew Todos in his <text:a xlink:type="simple" xlink:href="https://t.me/zoryalondonsk/6671" text:style-name="Internet_20_link" text:visited-style-name="Visited_20_Internet_20_Link">
telegram channel</text:a>
, reports Ukrinform.</text:p>
      <text:p text:style-name="P4">
According to Tatotot, the amount of the agreement was about 400 thousand euros, the contract will be signed for a period of three years.</text:p>
      <text:p text:style-name="P4">
The 27-year-old footballer spent 22 matches for Alexandria last season. In his acting heads and 4 assistants.</text:p>
      <text:p text:style-name="P4">
<text:span text:style-name="T4">
 Read also: </text:span>
 <text:a xlink:type="simple" xlink:href="https://www.ukrinform.ua/rubric-sports/3733522-sahtar-vstanoviv-cinu-za-ukrainskogo-vorotara-trubina.html" text:style-name="Internet_20_link" text:visited-style-name="Visited_20_Internet_20_Link">
Shakhtar set the price for the Ukrainian goalkeeper Trubin</text:a>
Transfermarkt estimates a player at 800 thousand euros.</text:p>
      <text:p text:style-name="P4">
Photo: Getty Images</text:p>
      <text:p text:style-name="P4">
News Source: <text:a xlink:type="simple" xlink:href="https://www.ukrinform.ua/rubric-sports/3733556-tretakov-pidpisav-kontrakt-z-dniprom1-zurnalist.html" text:style-name="Internet_20_link" text:visited-style-name="Visited_20_Internet_20_Link">
https://www.ukrinform.ua/rubric-sports/3733556-tretakov-pidpisav-kontrakt-z-dniprom1-zurnalist.html</text:a>
</text:p>
      <!--NEWS-->
      <text:h text:style-name="P10" text:outline-level="1">
<text:span text:style-name="T4">
Wizz Air removed from a Ukrainian soldier with a prosthesis, the airline later apologized</text:span>
</text:h>
      <text:p text:style-name="P4">
Authors: Ukrinform (Person)</text:p>
      <text:p text:style-name="P4">
Publisher: Укринформ (Organization)</text:p>
      <text:p text:style-name="P4">
Published Time: 2023-07-09T18:35:00+03:00</text:p>
      <text:p text:style-name="P4">
Modified Time: 2023-07-09T18:35:00+03:00</text:p>
      <text:p text:style-name="P4">
Description: The Hungarian budget airline Wizz Air has publicly apologized for removing the Ukrainian veteran soldier with a prosthesis from the plane at the Tel Aviv Aviv Aviv Aviv Aviv. - Ukrinform.</text:p>
      <text:p text:style-name="P4">
Images: ['<text:a xlink:type="simple" xlink:href="https://static.ukrinform.com/photos/2018_03/thumb_files/630_360_1522165511-9188.jpeg" text:style-name="Internet_20_link" text:visited-style-name="Visited_20_Internet_20_Link">
630_360_15221...</text:a>
']</text:p>
      <text:p text:style-name="P4">
Tags: ['Wizz Air', 'Ветерани війни', 'Військові']</text:p>
      <text:p text:style-name="P4">
Type: Article</text:p>
      <!--METADATA-->
      <text:p text:style-name="P4">
<draw:frame draw:style-name="fr1" draw:name="Image203" text:anchor-type="as-char" svg:width="6.9236in" svg:height="3.956343in" draw:z-index="0">
<draw:image xlink:href="../Images/yкринформ/2023-07-09T18-35-00-03-00/630_360_1522165511-9188.jpeg" xlink:type="simple" xlink:show="embed" xlink:actuate="onLoad" draw:mime-type="image/jpeg"/>
</draw:frame>
The Wizz Air Hungarian-Cabinet publicly apologized for having removed the Slide at the Tel Aviv Aviv Aviv Aeland Aeland Aeland.</text:p>
      <text:p text:style-name="P4">
According to Ukrinform, this is stated in the company published in <text:a xlink:type="simple" xlink:href="http://twitter.com/wizzair/status/1678040597334990851" text:style-name="Internet_20_link" text:visited-style-name="Visited_20_Internet_20_Link">
Twitter</text:a>
.</text:p>
      <text:p text:style-name="P4">
"We apologize for the cause of dissatisfaction with the passenger of the recent flight from Tel Aviv to Warsaw," Wizz Air said.</text:p>
      <text:p text:style-name="P4">
The company noted that security is its number one priority, and its crew is obliged to make sure that all passengers are ready for flight or they are being carried out by someone who helps them.</text:p>
      <text:p text:style-name="P4">
<text:span text:style-name="T4">
 Read also: </text:span>
 <text:a xlink:type="simple" xlink:href="https://www.ukrinform.ua/rubric-vidbudova/3697930-glava-ryanair-rozpoviv-akim-bacit-majbutne-loukostera-v-ukraini-pisla-vijni.html" text:style-name="Internet_20_link" text:visited-style-name="Visited_20_Internet_20_Link">
Ryanair Chapter told how he sees the future of Lowcoster in Ukraine after the war</text:a>
"If there are any signs that a passenger has a disease that can endanger your life during a flight, we are obliged to deny him a preference. In this case, it was a difficult but necessary decision, made in view of the safety of the passenger. He was given water and put in place of personnel assistance <text:a xlink:type="simple" xlink:href="https://www.ukrinform.ua/tag-aeroport" text:style-name="Internet_20_link" text:visited-style-name="Visited_20_Internet_20_Link">
airport</text:a>
», - added to Wizz Air.</text:p>
      <text:p text:style-name="P4">
<text:span text:style-name="T4">
 Read also: </text:span>
 <text:a xlink:type="simple" xlink:href="https://www.ukrinform.ua/rubric-polytics/3731565-the-economist-opublikuvav-rejting-korisnih-idiotiv-putina-na-coli-z-ugorsinou-ta-avstrieu.html" text:style-name="Internet_20_link" text:visited-style-name="Visited_20_Internet_20_Link">
The Economist has published a rating of "useful idiotin" headed by <text:span text:style-name="T4">
 Hungary </text:span>
 Yu and Austria</text:a>
Earlier <text:a xlink:type="simple" xlink:href="http://dailynewshungary.com/ukrainian-soldier-with-amputated-leg-taken-off-a-wizz-air-plane-investigation-started/" text:style-name="Internet_20_link" text:visited-style-name="Visited_20_Internet_20_Link">
Daily News Hungary</text:a>
She reported that a Ukrainian veteran soldier with an amputated foot was planted by a Wizz Air Glide in Tel Aviv. The Hungarian airline noted that she knew the proposition and started checking.</text:p>
      <text:p text:style-name="P4">
According to <text:a xlink:type="simple" xlink:href="http://twitter.com/nexta_tv/status/1677627252769423360" text:style-name="Internet_20_link" text:visited-style-name="Visited_20_Internet_20_Link">
Nexta</text:a>
, the man stated that he could not sit in his place because of the prosthesis. He also said that he had lost his foot in the war, and that he was flying home to his family in Ukraine.As reported by Ukrinform, in Israel there are physical and psychological rehabilitation several dozen Ukrainians, but the main purpose of Israeli specialists is to convey the experience that all the necessary assistance of all the victims of the war can be observed in Ukraine.</text:p>
      <text:p text:style-name="P4">
News Source: <text:a xlink:type="simple" xlink:href="https://www.ukrinform.ua/rubric-society/3733559-wizz-air-znala-z-litaka-ukrainskogo-soldata-z-protezom-aviakompania-zgodom-vibacilasa.html" text:style-name="Internet_20_link" text:visited-style-name="Visited_20_Internet_20_Link">
https://www.ukrinform.ua/rubric-society/3733559-wizz-air-znala-z-litaka-ukrainskogo-soldata-z-protezom-aviakompania-zgodom-vibacilasa.html</text:a>
</text:p>
      <!--NEWS-->
      <text:h text:style-name="P10" text:outline-level="1">
<text:span text:style-name="T4">
Ukrainian Onofriychuk became the second at the Junior Workshop on Artistic Gymnastics in Exercises with Maces</text:span>
</text:h>
      <text:p text:style-name="P4">
Authors: Ukrinform (Person)</text:p>
      <text:p text:style-name="P4">
Publisher: Укринформ (Organization)</text:p>
      <text:p text:style-name="P4">
Published Time: 2023-07-09T18:35:16+03:00</text:p>
      <text:p text:style-name="P4">
Modified Time: 2023-07-09T18:35:16+03:00</text:p>
      <text:p text:style-name="P4">
Description: The Ukrainian Taisiya Onofriychuk won silver at the Junior World Gymnastics Championship in exercises with maces. - Ukrinform.</text:p>
      <text:p text:style-name="P4">
Images: ['<text:a xlink:type="simple" xlink:href="https://static.ukrinform.com/photos/2023_07/thumb_files/630_360_1688916816-715.jpg" text:style-name="Internet_20_link" text:visited-style-name="Visited_20_Internet_20_Link">
630_360_16889...</text:a>
']</text:p>
      <text:p text:style-name="P4">
Tags: ['Гімнастика']</text:p>
      <text:p text:style-name="P4">
Type: Article</text:p>
      <!--METADATA-->
      <text:p text:style-name="P4">
<draw:frame draw:style-name="fr1" draw:name="Image204" text:anchor-type="as-char" svg:width="6.9236in" svg:height="3.956343in" draw:z-index="0">
<draw:image xlink:href="../Images/yкринформ/2023-07-09T18-35-16-03-00/630_360_1688916816-715.jpg" xlink:type="simple" xlink:show="embed" xlink:actuate="onLoad" draw:mime-type="image/jpeg"/>
</draw:frame>
Ukrainian Onofriychuk won silver at the Junior World Gymnosage Championship in exercises with maces.</text:p>
      <text:p text:style-name="P4">
The Ukrainian became the second with 29.750 points, Ukrinform reports.</text:p>
      <text:p text:style-name="P4">
The victory was won by Liliana Levinskaya.</text:p>
      <text:p text:style-name="P4">
<text:span text:style-name="T4">
 Read also: </text:span>
 <text:a xlink:type="simple" xlink:href="https://www.ukrinform.ua/rubric-sports/3718364-na-granpri-u-cehii-ukrainski-gracii-zavouvali-visim-nagorod.html" text:style-name="Internet_20_link" text:visited-style-name="Visited_20_Internet_20_Link">
at the Grand Prix in the Czech Republic Ukrainian Grace won the Oldnagorod</text:a>
It is the first medal for Ukraine at the Junior World Championships in history. This is the second time.</text:p>
      <text:p text:style-name="P4">
Photo: Instagram.com</text:p>
      <text:p text:style-name="P4">
News Source: <text:a xlink:type="simple" xlink:href="https://www.ukrinform.ua/rubric-sports/3733558-ukrainka-onofrijcuk-stala-drugou-na-uniorskomu-cs-z-hudoznoi-gimnastiki-u-vpravah-z-bulavami.html" text:style-name="Internet_20_link" text:visited-style-name="Visited_20_Internet_20_Link">
https://www.ukrinform.ua/rubric-sports/3733558-ukrainka-onofrijcuk-stala-drugou-na-uniorskomu-cs-z-hudoznoi-gimnastiki-u-vpravah-z-bulavami.html</text:a>
</text:p>
      <!--NEWS-->
      <text:h text:style-name="P10" text:outline-level="1">
<text:span text:style-name="T4">
A ship with 299 rescued migrants arrived in the Italian port</text:span>
</text:h>
      <text:p text:style-name="P4">
Authors: Ukrinform (Person)</text:p>
      <text:p text:style-name="P4">
Publisher: Укринформ (Organization)</text:p>
      <text:p text:style-name="P4">
Published Time: 2023-07-09T18:49:14+03:00</text:p>
      <text:p text:style-name="P4">
Modified Time: 2023-07-09T18:49:14+03:00</text:p>
      <text:p text:style-name="P4">
Description: The Open Arms Non -Governmental Organization arrived in Brindizi's port in southern Italy on Sunday, July 9, with 299 migrants and refugees rescued in the Mediterranean. - Ukrinform.</text:p>
      <text:p text:style-name="P4">
Images: ['<text:a xlink:type="simple" xlink:href="https://static.ukrinform.com/photos/2023_07/thumb_files/630_360_1688917610-537.jpg" text:style-name="Internet_20_link" text:visited-style-name="Visited_20_Internet_20_Link">
630_360_16889...</text:a>
']</text:p>
      <text:p text:style-name="P4">
Tags: ['Італія', 'Мігранти', 'Корабель']</text:p>
      <text:p text:style-name="P4">
Type: Article</text:p>
      <!--METADATA-->
      <text:p text:style-name="P4">
<draw:frame draw:style-name="fr1" draw:name="Image205" text:anchor-type="as-char" svg:width="6.9236in" svg:height="3.956343in" draw:z-index="0">
<draw:image xlink:href="../Images/yкринформ/2023-07-09T18-49-14-03-00/630_360_1688917610-537.jpg" xlink:type="simple" xlink:show="embed" xlink:actuate="onLoad" draw:mime-type="image/jpeg"/>
</draw:frame>
The Open Arms shipyard organization arrived in Brindizi's port in the south of Italy, July 9, with 299 Tabuzhzhzhzhzhzhzhzhzhzhnaya rescued in the Mediterranean.</text:p>
      <text:p text:style-name="P4">
As Ukrinform reports, it reports <text:a xlink:type="simple" xlink:href="http://www.ansa.it/english/news/2023/07/09/open-arms-rescue-ship-docks-in-brindisi-with-299-migrants_9a8ee960-6772-4911-aa8e-64b249662971.html" text:style-name="Internet_20_link" text:visited-style-name="Visited_20_Internet_20_Link">
ANSA</text:a>
.</text:p>
      <text:p text:style-name="P4">
The rescued group includes citizens of Eritrea, Egypt, Ethiopia, Benin, Cot-D'Ivuar and Cameroon.</text:p>
      <text:p text:style-name="P4">
There are also many non -accompanied minors and three pregnant women on board.</text:p>
      <text:p text:style-name="P4">
The prefect of Michela La Jakon said that the general condition of saved migrants and refugees was "good and no critical situations."</text:p>
      <text:p text:style-name="P4">
Meanwhile, according to <text:a xlink:type="simple" xlink:href="http://www.reuters.com/world/africa/least-10-migrants-missing-one-dead-after-boat-sinks-off-tunisia-2023-07-09/" text:style-name="Internet_20_link" text:visited-style-name="Visited_20_Internet_20_Link">
Reuters</text:a>
At least 10 Tunisian migrant was missing, and one died after their boat sank Badunis when they tried to cross the Mediterranean and reach the Italy.</text:p>
      <text:p text:style-name="P4">
<text:span text:style-name="T4">
 Read also: </text:span>
 <text:a xlink:type="simple" xlink:href="https://www.ukrinform.ua/rubric-world/3727049-na-bortu-zatonulogo-poblizu-grecii-sudna-z-migrantami-bulo-blizko-350-pakistanciv.html" text:style-name="Internet_20_link" text:visited-style-name="Visited_20_Internet_20_Link">
aboard the sunken near Greece of the vessel from <text:span text:style-name="T4">
 migrant </text:span>
 We were about 350 Pakistanis</text:a>
As reported by Ukrinform, the UK government <text:a xlink:type="simple" xlink:href="https://www.ukrinform.ua/rubric-ato/3729573-britanskij-urad-oskarzuvatime-risenna-sudu-proti-vidpravlenna-nelegaliv-do-ruandi.html" text:style-name="Internet_20_link" text:visited-style-name="Visited_20_Internet_20_Link">
will appeal</text:a>
The court decision of the court's pronouns of deportation of tens of thousands of asylum seekers.</text:p>
      <text:p text:style-name="P4">
<text:span text:style-name="T5">
Foto: Ansa</text:span>
</text:p>
      <text:p text:style-name="P4">
News Source: <text:a xlink:type="simple" xlink:href="https://www.ukrinform.ua/rubric-world/3733563-do-italijskogo-portu-pribulo-sudno-z-299-vratovanimi-migrantami.html" text:style-name="Internet_20_link" text:visited-style-name="Visited_20_Internet_20_Link">
https://www.ukrinform.ua/rubric-world/3733563-do-italijskogo-portu-pribulo-sudno-z-299-vratovanimi-migrantami.html</text:a>
</text:p>
      <!--NEWS-->
      <text:h text:style-name="P10" text:outline-level="1">
<text:span text:style-name="T4">
An explosion came near Melitopol, before the invaders</text:span>
</text:h>
      <text:p text:style-name="P4">
Authors: Ukrinform (Person)</text:p>
      <text:p text:style-name="P4">
Publisher: Укринформ (Organization)</text:p>
      <text:p text:style-name="P4">
Published Time: 2023-07-09T18:53:19+03:00</text:p>
      <text:p text:style-name="P4">
Modified Time: 2023-07-09T18:53:19+03:00</text:p>
      <text:p text:style-name="P4">
Description: In the north of Melitopol, where the invaders arranged a military base, there was an explosion. - Ukrinform.</text:p>
      <text:p text:style-name="P4">
Images: ['<text:a xlink:type="simple" xlink:href="https://static.ukrinform.com/photos/2023_05/thumb_files/630_360_1683904510-292.jpg" text:style-name="Internet_20_link" text:visited-style-name="Visited_20_Internet_20_Link">
630_360_16839...</text:a>
']</text:p>
      <text:p text:style-name="P4">
Tags: ['Мелітополь', 'Вибух', 'Війна з Росією']</text:p>
      <text:p text:style-name="P4">
Type: Article</text:p>
      <!--METADATA-->
      <text:p text:style-name="P4">
<draw:frame draw:style-name="fr1" draw:name="Image206" text:anchor-type="as-char" svg:width="6.9236in" svg:height="3.956343in" draw:z-index="0">
<draw:image xlink:href="../Images/yкринформ/2023-07-09T18-53-19-03-00/630_360_1683904510-292.jpg" xlink:type="simple" xlink:show="embed" xlink:actuate="onLoad" draw:mime-type="image/jpeg"/>
</draw:frame>
On the North Melitopol, where the invaders were located a military base, an explosion occurred.</text:p>
      <text:p text:style-name="P4">
About it in <text:a xlink:type="simple" xlink:href="http://t.me/ivan_fedorov_melitopol/2471" text:style-name="Internet_20_link" text:visited-style-name="Visited_20_Internet_20_Link">
telegram</text:a>
Melitopol Ivan Fedorov reports, Ukrinform reports.</text:p>
      <text:p text:style-name="P4">
"Melitopols in the north of the city report the sound of a powerful explosion," -is in the message.</text:p>
      <text:p text:style-name="P4">
According to preliminary information, something happened in the hangar of the village of Zarichne, transformed hostile base.</text:p>
      <text:p text:style-name="P4">
The details are specified.</text:p>
      <text:p text:style-name="P4">
<text:span text:style-name="T4">
 Read also: </text:span>
 <text:a xlink:type="simple" xlink:href="https://www.ukrinform.ua/rubric-ato/3731876-u-portu-berdanska-prolunav-vibuh.html" text:style-name="Internet_20_link" text:visited-style-name="Visited_20_Internet_20_Link">
in Berdyansk port heard <text:span text:style-name="T4">
 explosion </text:span>
</text:a>
As reported by Ukrinform, in the temporarily occupied <text:a xlink:type="simple" xlink:href="https://www.ukrinform.ua/tag-melitopol" text:style-name="Internet_20_link" text:visited-style-name="Visited_20_Internet_20_Link">
Melitopol</text:a>
The invaders in the hospitals were put up by a military convoy.  _ Photo illustrative _</text:p>
      <text:p text:style-name="P4">
News Source: <text:a xlink:type="simple" xlink:href="https://www.ukrinform.ua/rubric-regions/3733564-bila-melitopola-prolunav-vibuh-poperedno-na-bazi-zagarbnikiv.html" text:style-name="Internet_20_link" text:visited-style-name="Visited_20_Internet_20_Link">
https://www.ukrinform.ua/rubric-regions/3733564-bila-melitopola-prolunav-vibuh-poperedno-na-bazi-zagarbnikiv.html</text:a>
</text:p>
      <!--NEWS-->
      <text:h text:style-name="P10" text:outline-level="1">
<text:span text:style-name="T4">
The Russians want, but it is very difficult to commit a new Chernobyl on the ZPP - an expert</text:span>
</text:h>
      <text:p text:style-name="P4">
Authors: Ukrinform (Person)</text:p>
      <text:p text:style-name="P4">
Publisher: Укринформ (Organization)</text:p>
      <text:p text:style-name="P4">
Published Time: 2023-07-09T19:09:07+03:00</text:p>
      <text:p text:style-name="P4">
Modified Time: 2023-07-09T19:09:07+03:00</text:p>
      <text:p text:style-name="P4">
Description: The Russians want, but it is very difficult to commit a new Chernobyl at the occupied Zaporizhzhya Nuclear Station, that is, a man -made disaster of such a level that happened in 1986 at the Chernobyl NPP. - Ukrinform.</text:p>
      <text:p text:style-name="P4">
Images: ['<text:a xlink:type="simple" xlink:href="https://static.ukrinform.com/photos/2023_03/thumb_files/630_360_1678357178-672.jpg" text:style-name="Internet_20_link" text:visited-style-name="Visited_20_Internet_20_Link">
630_360_16783...</text:a>
']</text:p>
      <text:p text:style-name="P4">
Tags: ['Аварія', 'Росія', 'Запорізька АЕС']</text:p>
      <text:p text:style-name="P4">
Type: Article</text:p>
      <!--METADATA-->
      <text:p text:style-name="P4">
<draw:frame draw:style-name="fr1" draw:name="Image208" text:anchor-type="as-char" svg:width="6.9236in" svg:height="3.956343in" draw:z-index="0">
<draw:image xlink:href="../Images/yкринформ/2023-07-09T19-09-07-03-00/630_360_1678357178-672.jpg" xlink:type="simple" xlink:show="embed" xlink:actuate="onLoad" draw:mime-type="image/jpeg"/>
</draw:frame>
The Russian is familiar, but it is very difficult to commit a new Chernobyl in the occupied Zaporizhzhya nuclear plant, that is, a man -made disaster of such a level that happened in 1986 at the Chernobyl NPP.</text:p>
      <text:p text:style-name="P4">
This was said in <text:a xlink:type="simple" xlink:href="http://ukr.radio/news.html" text:style-name="Internet_20_link" text:visited-style-name="Visited_20_Internet_20_Link">
Ukrainian radio</text:a>
Oleksiy Hizhak, regional security expert on regional security.</text:p>
      <text:p text:style-name="P4">
"The Russians understand: to stop the counter -offensive of the Ukrainian forces, there is a great incident at the Chornobyl level. And the Chernobyl incident is very difficult to cause - both politically and technically. It is still a station of another design. should be taken out of work. So they will make sure that the legitimate owner of the station "Energoatom" cannot restore it quickly, "the Hedgehog said.</text:p>
      <text:p text:style-name="P4">
However, he noted that if in the near future <text:a xlink:type="simple" xlink:href="https://www.ukrinform.ua/tag-putin" text:style-name="Internet_20_link" text:visited-style-name="Visited_20_Internet_20_Link">
Putin</text:a>
It will order to cause a large -scale integer for the ZPP, there is a risk that it will not be fulfilled. "Therefore, the threat is reduced by Nanay.</text:p>
      <text:p text:style-name="P4">
According to him, in the case of an artificial incident for the world, he will decide to rigidly against the Russian Federation.</text:p>
      <text:p text:style-name="P4">
<text:span text:style-name="T4">
 Read also: </text:span>
 <text:a xlink:type="simple" xlink:href="https://www.ukrinform.ua/rubric-ato/3733058-kirienko-pobuvav-na-zaes-dla-virisenna-problem-z-personalom-rozvidka.html" text:style-name="Internet_20_link" text:visited-style-name="Visited_20_Internet_20_Link">
Kiriyenko visited <text:span text:style-name="T4">
 ZPP </text:span>
 to "solve problems" with a lot - intelligence</text:a>
As reported by Ukrinform, Russian invaders are delivered to the territory of the Zaporozhye nuclear power plant <text:a xlink:type="simple" xlink:href="https://www.ukrinform.ua/rubric-ato/3733112-rosiani-dostavlaut-na-zaes-mini-ta-vibuhovi-recovini-rozvidka.html" text:style-name="Internet_20_link" text:visited-style-name="Visited_20_Internet_20_Link">
mines and explosives.</text:a>
Currently, the last unit of Zaporizhzhya NPP continues to be in a state of "hot stop". This means that this unit continues to be increased.</text:p>
      <text:p text:style-name="P4">
Photo: BBC</text:p>
      <text:p text:style-name="P4">
News Source: <text:a xlink:type="simple" xlink:href="https://www.ukrinform.ua/rubric-ato/3733566-rosianam-hocetsa-ale-duze-skladno-vciniti-na-zaes-novij-cornobil-ekspert.html" text:style-name="Internet_20_link" text:visited-style-name="Visited_20_Internet_20_Link">
https://www.ukrinform.ua/rubric-ato/3733566-rosianam-hocetsa-ale-duze-skladno-vciniti-na-zaes-novij-cornobil-ekspert.html</text:a>
</text:p>
      <!--NEWS-->
      <text:h text:style-name="P10" text:outline-level="1">
<text:span text:style-name="T4">
President South Africa confirmed that the Brix Summit will take place “Physically”</text:span>
</text:h>
      <text:p text:style-name="P4">
Authors: Ukrinform (Person)</text:p>
      <text:p text:style-name="P4">
Publisher: Укринформ (Organization)</text:p>
      <text:p text:style-name="P4">
Published Time: 2023-07-09T19:10:00+03:00</text:p>
      <text:p text:style-name="P4">
Modified Time: 2023-07-09T19:10:00+03:00</text:p>
      <text:p text:style-name="P4">
Description: President of South Africa Siril Ramafos said the summit of Brix, to which President Vladimir Putin was invited, will take place, despite the arrest of the Russian leader. - Ukrinform.</text:p>
      <text:p text:style-name="P4">
Images: ['<text:a xlink:type="simple" xlink:href="https://static.ukrinform.com/photos/2023_07/thumb_files/630_360_1688918954-763.jpg" text:style-name="Internet_20_link" text:visited-style-name="Visited_20_Internet_20_Link">
630_360_16889...</text:a>
']</text:p>
      <text:p text:style-name="P4">
Tags: ['Африка', 'ПАР', 'Путін', 'Саміт', 'Росія', 'БРІКС']</text:p>
      <text:p text:style-name="P4">
Type: Article</text:p>
      <!--METADATA-->
      <text:p text:style-name="P4">
<draw:frame draw:style-name="fr1" draw:name="Image209" text:anchor-type="as-char" svg:width="6.9236in" svg:height="3.956343in" draw:z-index="0">
<draw:image xlink:href="../Images/yкринформ/2023-07-09T19-10-00-03-00/630_360_1688918954-763.jpg" xlink:type="simple" xlink:show="embed" xlink:actuate="onLoad" draw:mime-type="image/jpeg"/>
</draw:frame>
Presidential Africa, Siril Ramafos, stated that next month, Sumith Brix, President Vladimir Putin was invited, despite the arrest of the Russian leader.</text:p>
      <text:p text:style-name="P4">
As Ukrinform reports, it reports <text:a xlink:type="simple" xlink:href="https://www.msn.com/en-us/news/world/brics-summit-to-be-physical-despite-putin-warrant-s-africa/ar-AA1dD7d0" text:style-name="Internet_20_link" text:visited-style-name="Visited_20_Internet_20_Link">
MSN</text:a>
.</text:p>
      <text:p text:style-name="P4">
“We are going to hold a" Physical "Summit Brix. We all strive to hold aimite on which we can look at each other. We have not been a "physical" summit for almost three years. This will not be virtual, ”Ramfosrazhurnalists said in the sidelines of the Conference of the Ruling Party of the National Academy of Sciences.</text:p>
      <text:p text:style-name="P4">
He also added that the Brix Summit will definitely happen, and that now its participants are being discussed.</text:p>
      <text:p text:style-name="P4">
Summit Brix(Brazil, Russia, India, China and South Africa)Scheduled for August 22-24. Earlier, The Times reported that South Africa proposes Putin to join Brix Dozamit online so that he did not have to take him in custody at the ISS Order.</text:p>
      <text:p text:style-name="P4">
<text:span text:style-name="T4">
 Read also: </text:span>
 [in South Africa discuss Putin's personal involve(https://www.ukrinform.ua/rubric-world/3724037-v-par-obgovoruut-osobistu-ucast-putina-u-samiti-briks-popri-order-na-arest.html)South Africa as a signator to the International Criminal Court(MKS)Putin is obliged if he participates in the negotiations between the leaders of Brazil, Russia, India and China, in connection with the arrest warrant through deportation from Ukraine.</text:p>
      <text:p text:style-name="P4">
On March 17, the Chamber of Preliminary Issue of the ISS issued warrants for Russian arrest president Vladimir <text:a xlink:type="simple" xlink:href="https://www.ukrinform.ua/tag-putin" text:style-name="Internet_20_link" text:visited-style-name="Visited_20_Internet_20_Link">
Putin</text:a>
The Talewn under the President of the Russian Federation Maria Lviv -Belova. The President of the Russian Federation and his authorized person in war crimes - deportation by illegal movement of the population, in particular children, from the occupied territory of Ukraine.</text:p>
      <text:p text:style-name="P4">
<text:span text:style-name="T5">
Foto: © Phill Magakoe</text:span>
</text:p>
      <text:p text:style-name="P4">
News Source: <text:a xlink:type="simple" xlink:href="https://www.ukrinform.ua/rubric-world/3733567-prezident-par-pidtverdiv-so-samit-briks-vidbudetsa-fizicno.html" text:style-name="Internet_20_link" text:visited-style-name="Visited_20_Internet_20_Link">
https://www.ukrinform.ua/rubric-world/3733567-prezident-par-pidtverdiv-so-samit-briks-vidbudetsa-fizicno.html</text:a>
</text:p>
      <!--NEWS-->
      <text:h text:style-name="P10" text:outline-level="1">
<text:span text:style-name="T4">
Tina Karol handed over to the Pope a 9-year-old boy from Mariupol</text:span>
</text:h>
      <text:p text:style-name="P4">
Authors: Ukrinform (Person)</text:p>
      <text:p text:style-name="P4">
Publisher: Укринформ (Organization)</text:p>
      <text:p text:style-name="P4">
Published Time: 2023-07-09T19:15:12+03:00</text:p>
      <text:p text:style-name="P4">
Modified Time: 2023-07-09T19:15:12+03:00</text:p>
      <text:p text:style-name="P4">
Description: Ukrainian singer Tina Karol handed over to the Roman diary of a 9-year-old boy from Mariupol, where he described his life in the basement during the capture of the city by Russian troops. - Ukrinform.</text:p>
      <text:p text:style-name="P4">
Images: ['<text:a xlink:type="simple" xlink:href="https://static.ukrinform.com/photos/2023_07/thumb_files/630_360_1688919164-490.jpg" text:style-name="Internet_20_link" text:visited-style-name="Visited_20_Internet_20_Link">
630_360_16889...</text:a>
']</text:p>
      <text:p text:style-name="P4">
Tags: None</text:p>
      <text:p text:style-name="P4">
Type: Article</text:p>
      <!--METADATA-->
      <text:p text:style-name="P4">
<draw:frame draw:style-name="fr1" draw:name="Image210" text:anchor-type="as-char" svg:width="6.9236in" svg:height="3.956343in" draw:z-index="0">
<draw:image xlink:href="../Images/yкринформ/2023-07-09T19-15-12-03-00/630_360_1688919164-490.jpg" xlink:type="simple" xlink:show="embed" xlink:actuate="onLoad" draw:mime-type="image/jpeg"/>
</draw:frame>
Ukrainian Passer Tina Karol handed over to the Pope a 9-year-old boy of Izmariupol, where he described his life in the basement during the capture of the city by Russian troops.</text:p>
      <text:p text:style-name="P4">
According to Ukrinform, the Ministry of Foreign Affairs of Ukraine reports this <text:a xlink:type="simple" xlink:href="http://www.facebook.com/UkraineMFA/posts/pfbid0pDQaXxCX35jvg9mCKzGspb6C4bheUA5YCyuPWsvPCbKNZ7YcHkDZ4yvrvzqUcPTnl" text:style-name="Internet_20_link" text:visited-style-name="Visited_20_Internet_20_Link">
Facebook</text:a>
.</text:p>
      <text:p text:style-name="P4">
“Українська співачка Тіна Кароль під час зустрічі з Папою Римським Францискому Ватикані передала оригінал щоденника 9-річного Єгора з Маріуполя”, - ідетьсяв повідомленні.</text:p>
      <text:p text:style-name="P4">
В МЗС нагадали, що хлопчик вів щоденник, коли жив протягом місяця у підвалісвого будинку під час захоплення міста російськими військами. У щоденникудитина описала своє життя у "суцільній темряві".</text:p>
      <text:p text:style-name="P4">
“Він писав про свою рану на спині, поранення матері та сестри, також малювавкартинки людей зі зброєю, тіла загиблих, що лежать на вулицях, зруйнованібудинки, вибухи та танки”, - ідеться в повідомленні.</text:p>
      <text:p text:style-name="P4">
У <text:a xlink:type="simple" xlink:href="https://www.ukrinform.ua/tag-mzs" text:style-name="Internet_20_link" text:visited-style-name="Visited_20_Internet_20_Link">
 МЗС </text:a>
It was noted that the puppy passed the Pope's daughter at the wishes of Egor's family. The diary was predefined for further development of NFT to expose it as a lot on auction -electronic art.</text:p>
      <text:p text:style-name="P4">
<text:span text:style-name="T4">
 Read also: </text:span>
 <text:a xlink:type="simple" xlink:href="https://www.ukrinform.ua/rubric-society/3729829-vijna-v-ukraini-vimagae-kreativnih-zusil-na-slahu-do-spravedlivogo-miru-papa-rimskij.html" text:style-name="Internet_20_link" text:visited-style-name="Visited_20_Internet_20_Link">
War in Ukraine requires creative efforts in the way of religious peace - Pope Roman</text:a>
As reported by Ukrinform, in March this year <text:a xlink:type="simple" xlink:href="https://www.ukrinform.ua/rubric-culture/3687628-vijsov-drukom-blokadnij-sodennik-mariupolskoi-zurnalistki-nadii-suhorukovoi.html" text:style-name="Internet_20_link" text:visited-style-name="Visited_20_Internet_20_Link">
published a blockade of Mariupol journalist Nadiya Sukhorukova.</text:a>
The book reproduces the history of Mariupol after the invasion of the Russian army.</text:p>
      <text:p text:style-name="P4">
News Source: <text:a xlink:type="simple" xlink:href="https://www.ukrinform.ua/rubric-society/3733568-tina-karol-peredala-papi-rimskomu-sodennik-9ricnogo-hlopcika-z-mariupola.html" text:style-name="Internet_20_link" text:visited-style-name="Visited_20_Internet_20_Link">
https://www.ukrinform.ua/rubric-society/3733568-tina-karol-peredala-papi-rimskomu-sodennik-9ricnogo-hlopcika-z-mariupola.html</text:a>
</text:p>
      <!--NEWS-->
      <text:h text:style-name="P10" text:outline-level="1">
<text:span text:style-name="T4">
In four directions a day there were 27 clashes, heavy fights continue</text:span>
</text:h>
      <text:p text:style-name="P4">
Authors: Ukrinform (Person)</text:p>
      <text:p text:style-name="P4">
Publisher: Укринформ (Organization)</text:p>
      <text:p text:style-name="P4">
Published Time: 2023-07-09T19:28:00+03:00</text:p>
      <text:p text:style-name="P4">
Modified Time: 2023-07-09T19:28:00+03:00</text:p>
      <text:p text:style-name="P4">
Description: There were heavy battles on Liman, Bakhmut, Avdiiv and Mariinsky, and 27 combat clashes took place during the day. - Ukrinform.</text:p>
      <text:p text:style-name="P4">
Images: ['<text:a xlink:type="simple" xlink:href="https://static.ukrinform.com/photos/2023_06/thumb_files/630_360_1687924444-169.jpg" text:style-name="Internet_20_link" text:visited-style-name="Visited_20_Internet_20_Link">
630_360_16879...</text:a>
']</text:p>
      <text:p text:style-name="P4">
Tags: ['Генштаб', 'ЗСУ', 'Війна з Росією', '#stoprussia']</text:p>
      <text:p text:style-name="P4">
Type: Article</text:p>
      <!--METADATA-->
      <text:p text:style-name="P4">
<draw:frame draw:style-name="fr1" draw:name="Image211" text:anchor-type="as-char" svg:width="6.9236in" svg:height="3.956343in" draw:z-index="0">
<draw:image xlink:href="../Images/yкринформ/2023-07-09T19-28-00-03-00/630_360_1687924444-169.jpg" xlink:type="simple" xlink:show="embed" xlink:actuate="onLoad" draw:mime-type="image/jpeg"/>
</draw:frame>
The Nalymansky, Bakhmut, Avdiiv and Marinsky directions continue the heavy fights, and 27 combat clashes took place during the day.</text:p>
      <text:p text:style-name="P4">
The General Staff of the Armed Forces of Ukraine reported this on <text:a xlink:type="simple" xlink:href="https://www.facebook.com/GeneralStaff.ua/posts/pfbid02Ce6mAxjRkr2Yy6dT1u2E9Dv2t3LPvk4jACYLW1gRhZti3kPRxKup5FiwVSqVtWs8l" text:style-name="Internet_20_link" text:visited-style-name="Visited_20_Internet_20_Link">
Facebook</text:a>
Having published prompt information as of 18:00 Sunday, July 9, reports Ukrinform.</text:p>
      <text:p text:style-name="P4">
As it is noted, in the mentioned directions Russian invaders focus basic efforts.</text:p>
      <text:p text:style-name="P4">
In general, the enemy performed on the positions of the Defense Forces of Ukraine and inhabited by 27 aircraft strikes and 37 shelling from jet systems, resulting in the deaths and injured among the civilians, destruction of residential buildings and other civilian infrastructure.</text:p>
      <text:p text:style-name="P4">
<text:a xlink:type="simple" xlink:href="https://www.ukrinform.ua/tag-zsu" text:style-name="Internet_20_link" text:visited-style-name="Visited_20_Internet_20_Link">
Ukrainian units</text:a>
Jartylier's missile troops were struck by two areas of concentration of live power during the day, the weapons of military equipment of the invaders, two of their artillery at fire positions and two radio electronic wrestling stations.</text:p>
      <text:p text:style-name="P4">
<text:span text:style-name="T4">
 Read also: </text:span>
 <text:a xlink:type="simple" xlink:href="https://www.ukrinform.ua/rubric-ato/3733455-viavlae-litaki-na-velikij-vidstani-reznikov-pokazav-ukrainsku-stanciu-rozvidki-rps7-inhul.html" text:style-name="Internet_20_link" text:visited-style-name="Visited_20_Internet_20_Link">
detects aircraft at a long distance: Reznikov showed Ukrainian reconnaissance station RPS-7 INHUL</text:a>
Aviation of defense forces, for its part, struck the area of concentration of the personal composition of the enemy.</text:p>
      <text:p text:style-name="P4">
In the General Staff, they warn: the likelihood of missile rocket strokes throughout the territory of Ukraine is high.</text:p>
      <text:p text:style-name="P4">
On <text:span text:style-name="T4">
 Volynskyi </text:span>
 and <text:span text:style-name="T4">
 Polissya </text:span>
 the operational situation did not have significantly changed. The signs of formation of offensive groups of the Russian army are not detected.</text:p>
      <text:p text:style-name="P4">
At the <text:span text:style-name="T4">
 Siversky </text:span>
 and <text:span text:style-name="T4">
 Slobozhansky </text:span>
 the invaders during the course of minmetes and artillery, about 10 settlements, in particular, Verworms, Iskrykivshchyna and Yaststrubine Sumy region, Uda, Veterinary, Ivovchansk, Kharkiv region.</text:p>
      <text:p text:style-name="P4">
*!(https://www.ukrinform.ua/rubric-ato/3733429-na-tavrijskomu-napramku-za-dobu-rosiani-vtratili-ponad-dvi-roti.html)</text:p>
      <text:p text:style-name="P4">
On <text:span text:style-name="T4">
 Liman </text:span>
 the direction during the day, the Russians conducted assault actions and displaced the defense forces from the positions occupied in the area, which was not successful in disputed Donetsk region. From the aviation the enemy was beat by the Novosadovy, Ivanivka, the Serebryansky forestry and the controversial Donetsk region.</text:p>
      <text:p text:style-name="P4">
More than 10 inhabited punches, including Nevskoye and Bigorivka, Luhansk region, Torke, controversy, Berestovo and Vesele Donetsk region, were shot in the Lyman artillery.</text:p>
      <text:p text:style-name="P4">
At <text:span text:style-name="T4">
 Bakhmutsky </text:span>
 the direction under the dense fire of aviation and artillery of the enemy Ukrainian defenders successfully reflected attacks in the Dubovo-Vasilivka area of Donetsk region. Aviation strikes were struck by the Russians in the Alexander-Schultyna Taponic.</text:p>
      <text:p text:style-name="P4">
<text:span text:style-name="T4">
 Read also: </text:span>
 <text:a xlink:type="simple" xlink:href="https://www.ukrinform.ua/rubric-ato/3733321-istoria-z-peredaceu-ukraini-kasetnih-boepripasiv-nagadue-situaciu-z-gaubicami-m777-ekspert.html" text:style-name="Internet_20_link" text:visited-style-name="Visited_20_Internet_20_Link">
History with the transfer of cassette ammunition to Ukraine resembles confitation with howitzers M777 - expert</text:a>
More than 10 painting points were injured in this direction of enemy artillery shelling, among them - Markovo, Bogdanivka, Chrome and Ivanivsk.</text:p>
      <text:p text:style-name="P4">
At the <text:span text:style-name="T4">
 Avdiivsky </text:span>
 the direction of defense forces continue to restrain the Nutprose troops in the Avdiivka area. The strikes of enemy artillery have been shown here after 10 settlements, including Novokalinovo, Lastochka, Avdiivka, Severene, Pervomaisk and Nevelskoye Donetsk region.</text:p>
      <text:p text:style-name="P4">
On <text:span text:style-name="T4">
 Marinski </text:span>
 the direction under the fire of Russian artillery, Ukrainian relations reflected all attacks in the Marinka area. From the aviation the enemy struck Taranonorivka, also fired at more than 10 settlements, including Krasnogorivka, Marinka, Georgiyivka, Maximilyanivka, Elizabeth Ikaterivka of Donetsk region.</text:p>
      <text:p text:style-name="P4">
On <text:span text:style-name="T4">
 Shakhtar </text:span>
 the invaders were unsuccessful offensive actions in the Novomikhailivka of Donetsk region and fired more than 10 inhabited donations, including Novomykhailivka, Kalledar, Novoukrainka, Prychistivka, Zolotuniv, Shakhtar and Greater Novosilka of Donetsk region.</text:p>
      <text:p text:style-name="P4">
<text:span text:style-name="T4">
 Read also: </text:span>
 <text:a xlink:type="simple" xlink:href="https://www.ukrinform.ua/rubric-ato/3733036-u-minoboroni-pidbili-pidsumki-500-dniv-povnomasstabnoi-vijni.html" text:style-name="Internet_20_link" text:visited-style-name="Visited_20_Internet_20_Link">
The Ministry of Defense has summarized 500 days of full -scale</text:a>
</text:p>
      <text:p text:style-name="P4">
Under the fire of Russian artillery in the Zaporizhzhya and Kherson directions, more than 20 settlements were re -interpreted, among them - Temyrivka, Novodarivka, Chervono, Gulyaypole, Railway and Orichi of Zaporizhzhya region, Kherson, Beryslav, Vesele, Antonivka and Belozerka of Kherson region.</text:p>
      <text:p text:style-name="P4">
At <text:span text:style-name="T4">
 Melitopol </text:span>
 and <text:span text:style-name="T4">
 Berdyansk </text:span>
 the directions of the Defense Force of Ukraine are conducted by conducting an offensive operation, fixed on the achieved Rubezhta take measures of counter -battery struggle.</text:p>
      <text:p text:style-name="P4">
In the temporarily captured territories of the Luhansk region, the compulsion of Ukrainian citizens continues.</text:p>
      <text:p text:style-name="P4">
<text:span text:style-name="T4">
 Read also: </text:span>
 <text:a xlink:type="simple" xlink:href="https://www.ukrinform.ua/rubric-ato/3732661-ukrainska-armia-robit-nemozlive-taka-stijkist-potrebue-znacno-bilse-zbroi-danilov.html" text:style-name="Internet_20_link" text:visited-style-name="Visited_20_Internet_20_Link">
the Ukrainian army makes the impossible, such stability is much more weapons - Danilov</text:a>
Thus, in the city of Starobilsk, according to the General Staff, Russian invaders were removing the residents of the Russian Federation with a period of three months for all workers of the local multidisciplinary hospital, who did not receive a passport of the Russian Federation. Ukrainian citizens of Ukraine are threatened that in the event of non -adherence, they are deported in this period.</text:p>
      <text:p text:style-name="P4">
As reported by Ukrinform, from 3 to 9 July defense forces <text:a xlink:type="simple" xlink:href="https://www.ukrinform.ua/rubric-ato/3733528-sili-oboroni-za-tizden-znisili-4380-rosian-ta-26-tankiv.html" text:style-name="Internet_20_link" text:visited-style-name="Visited_20_Internet_20_Link">
destroyed 4 380 Russian military</text:a>
, 178 artillery systems and helicopter invaders.</text:p>
      <text:p text:style-name="P4">
News Source: <text:a xlink:type="simple" xlink:href="https://www.ukrinform.ua/rubric-ato/3733572-na-cotiroh-napramkah-za-dobu-vidbulisa-27-zitknen-trivaut-vazki-boi.html" text:style-name="Internet_20_link" text:visited-style-name="Visited_20_Internet_20_Link">
https://www.ukrinform.ua/rubric-ato/3733572-na-cotiroh-napramkah-za-dobu-vidbulisa-27-zitknen-trivaut-vazki-boi.html</text:a>
</text:p>
      <!--NEWS-->
      <text:h text:style-name="P10" text:outline-level="1">
<text:span text:style-name="T4">
The Ukrainian team for beach football was released at the 2024 World Cup</text:span>
</text:h>
      <text:p text:style-name="P4">
Authors: Ukrinform (Person)</text:p>
      <text:p text:style-name="P4">
Publisher: Укринформ (Organization)</text:p>
      <text:p text:style-name="P4">
Published Time: 2023-07-09T19:38:38+03:00</text:p>
      <text:p text:style-name="P4">
Modified Time: 2023-07-09T19:38:38+03:00</text:p>
      <text:p text:style-name="P4">
Description: The Ukrainian Beach Football Team qualified to the 2024 World Cup. - Ukrinform.</text:p>
      <text:p text:style-name="P4">
Images: ['<text:a xlink:type="simple" xlink:href="https://static.ukrinform.com/photos/2023_07/thumb_files/630_360_1688920668-122.jpg" text:style-name="Internet_20_link" text:visited-style-name="Visited_20_Internet_20_Link">
630_360_16889...</text:a>
']</text:p>
      <text:p text:style-name="P4">
Tags: ['Збірна України', 'пляжний футбол']</text:p>
      <text:p text:style-name="P4">
Type: Article</text:p>
      <!--METADATA-->
      <text:p text:style-name="P4">
<draw:frame draw:style-name="fr1" draw:name="Image212" text:anchor-type="as-char" svg:width="6.9236in" svg:height="3.956343in" draw:z-index="0">
<draw:image xlink:href="../Images/yкринформ/2023-07-09T19-38-38-03-00/630_360_1688920668-122.jpg" xlink:type="simple" xlink:show="embed" xlink:actuate="onLoad" draw:mime-type="image/jpeg"/>
</draw:frame>
The national football national team qualified to the 2024 World Cup.</text:p>
      <text:p text:style-name="P4">
The Ukrainian team for beach football won in Moldova(5:2)In the play-off-range of World Cups 2024, Ukrinform reports.</text:p>
      <text:p text:style-name="P4">
Thanks to this victory, the Ukrainian team was among the 4 best teams of European selection, which secured their participation in the world championship.</text:p>
      <text:p text:style-name="P4">
<text:span text:style-name="T4">
 Read also: </text:span>
 <text:a xlink:type="simple" xlink:href="https://www.ukrinform.ua/rubric-sports/3730603-ukraina-zaversila-vistup-na-iii-evropejskih-igrah-41-medal-trete-komandne-misce.html" text:style-name="Internet_20_link" text:visited-style-name="Visited_20_Internet_20_Link">
Ukraine has completed the performance at the III European Games: 41 Medal, third command place</text:a>
As it was reported, the Beach Football World Cup will be held from February 15 to February 25 in the UAE.</text:p>
      <text:p text:style-name="P4">
Photo: UAF</text:p>
      <text:p text:style-name="P4">
News Source: <text:a xlink:type="simple" xlink:href="https://www.ukrinform.ua/rubric-sports/3733575-zbirna-ukraini-z-plaznogo-futbolu-vijsla-na-cs2024.html" text:style-name="Internet_20_link" text:visited-style-name="Visited_20_Internet_20_Link">
https://www.ukrinform.ua/rubric-sports/3733575-zbirna-ukraini-z-plaznogo-futbolu-vijsla-na-cs2024.html</text:a>
</text:p>
      <!--NEWS-->
      <text:h text:style-name="P10" text:outline-level="1">
<text:span text:style-name="T4">
Ukraine has produced more shells in June than in the last year - Kamyshin</text:span>
</text:h>
      <text:p text:style-name="P4">
Authors: Ukrinform (Person)</text:p>
      <text:p text:style-name="P4">
Publisher: Укринформ (Organization)</text:p>
      <text:p text:style-name="P4">
Published Time: 2023-07-09T19:39:00+03:00</text:p>
      <text:p text:style-name="P4">
Modified Time: 2023-07-09T19:39:00+03:00</text:p>
      <text:p text:style-name="P4">
Description: In June 2023, the Ukrainian defense industry produced more mortar and artillery shells than for all last year. - Ukrinform.</text:p>
      <text:p text:style-name="P4">
Images: ['<text:a xlink:type="simple" xlink:href="https://static.ukrinform.com/photos/2016_10/thumb_files/630_360_1477271679-4374.jpg" text:style-name="Internet_20_link" text:visited-style-name="Visited_20_Internet_20_Link">
630_360_14772...</text:a>
']</text:p>
      <text:p text:style-name="P4">
Tags: ['Уряд', 'Зброя', 'ЗСУ', 'Боєприпаси', 'Війна з Росією', '#stoprussia', 'Камишін']</text:p>
      <text:p text:style-name="P4">
Type: Article</text:p>
      <!--METADATA-->
      <text:p text:style-name="P4">
<draw:frame draw:style-name="fr1" draw:name="Image213" text:anchor-type="as-char" svg:width="6.9236in" svg:height="3.956343in" draw:z-index="0">
<draw:image xlink:href="../Images/yкринформ/2023-07-09T19-39-00-03-00/630_360_1477271679-4374.jpg" xlink:type="simple" xlink:show="embed" xlink:actuate="onLoad" draw:mime-type="image/jpeg"/>
</draw:frame>
In June 2023, the Ukrainian defense industry produced more mortar and landscapes than in the past year.</text:p>
      <text:p text:style-name="P4">
According to Ukrinform, about it in an interview <text:a xlink:type="simple" xlink:href="https://www.bloomberg.com/news/articles/2023-07-09/war-in-ukraine-arms-chief-revs-production-in-face-of-missile-hits" text:style-name="Internet_20_link" text:visited-style-name="Visited_20_Internet_20_Link">
Bloomberg</text:a>
The Minister for Strategic Industry Alexander Kamyshin said.</text:p>
      <text:p text:style-name="P4">
At the same time he called "secret" how much mortar and landscapes were made.</text:p>
      <text:p text:style-name="P4">
“I would not say that we managed to increase the production of ammunition for three months. In 2022 we produced so little. We have to be ambitious because u have no choice. My goal is to make Ukraine arsenal of the free world, ”Kamishin said.</text:p>
      <text:p text:style-name="P4">
Kamyshin also said that he started with shells and mortars, because they are center in the battle, which he calls "World War II?</text:p>
      <text:p text:style-name="P4">
<text:span text:style-name="T4">
 Read also: </text:span>
 <text:a xlink:type="simple" xlink:href="https://www.ukrinform.ua/rubric-ato/3733342-nimeckij-bundestag-shvaliv-zakupivlu-boepripasiv-dla-ukraini.html" text:style-name="Internet_20_link" text:visited-style-name="Visited_20_Internet_20_Link">
German Bundestag has approved the purchase of ammunition for Ukraine</text:a>
It is noted that the internal release of ammunition is now increasing in Ukraine. Also, the conveyors and Ukrainian anti-tank complexes "Stugna-P" began to leave.</text:p>
      <text:p text:style-name="P4">
According to the minister, the increase in the production of tanks and armored vehicles is the next priority, but it will take 3-6 months to bring the result.</text:p>
      <text:p text:style-name="P4">
In the long run, Kamyshin wants to make Ukraine an advanced producer <text:a xlink:type="simple" xlink:href="https://www.ukrinform.ua/tag-zbroa" text:style-name="Internet_20_link" text:visited-style-name="Visited_20_Internet_20_Link">
weapons</text:a>
and use this expansion to increase the recovery of the economy, which has decreased almost datin last year.</text:p>
      <text:p text:style-name="P4">
It encourages foreign producers to come to Ukraine during the war, where low -downs, production capacity is moved and restored for several months, and foreign companies can use daily combat experience in modernizing their weapons.</text:p>
      <text:p text:style-name="P4">
<text:span text:style-name="T4">
 Read also: </text:span>
 [Reznikov named five principles of Ukraine on the use(https://www.ukrinform.ua/rubric-ato/3733120-reznikov-nazvav-pat-principiv-ukraini-sodo-zastosuvanna-kasetnih-boepripasiv.html)As reported by Ukrinform, President of the United States <text:a xlink:type="simple" xlink:href="https://www.ukrinform.ua/rubric-ato/3733015-bajden-pro-kasetni-snaradi-dla-ukraini-vazke-risenna-ale-voni-ij-potribni.html" text:style-name="Internet_20_link" text:visited-style-name="Visited_20_Internet_20_Link">
Joe Biden recognized</text:a>
that providing Ukraine with cassettes was a "difficult solution", but the Armed Forces need them for counter -offensive.</text:p>
      <text:p text:style-name="P4">
News Source: <text:a xlink:type="simple" xlink:href="https://www.ukrinform.ua/rubric-ato/3733576-ukraina-u-cervni-virobila-bilse-snaradiv-niz-za-ves-minulij-rik-kamisin.html" text:style-name="Internet_20_link" text:visited-style-name="Visited_20_Internet_20_Link">
https://www.ukrinform.ua/rubric-ato/3733576-ukraina-u-cervni-virobila-bilse-snaradiv-niz-za-ves-minulij-rik-kamisin.html</text:a>
</text:p>
      <!--NEWS-->
      <text:h text:style-name="P10" text:outline-level="1">
<text:span text:style-name="T4">
Honoring the memory of the victims of the Volyn tragedy by Zelensky and Duda is a symbolic gesture - historian</text:span>
</text:h>
      <text:p text:style-name="P4">
Authors: Ukrinform (Person)</text:p>
      <text:p text:style-name="P4">
Publisher: Укринформ (Organization)</text:p>
      <text:p text:style-name="P4">
Published Time: 2023-07-09T19:48:24+03:00</text:p>
      <text:p text:style-name="P4">
Modified Time: 2023-07-09T19:48:24+03:00</text:p>
      <text:p text:style-name="P4">
Description: Honoring the memory of the victims of the Volyn tragedy by the Presidents of Ukraine and Poland is a very good symbolic gesture. - Ukrinform.</text:p>
      <text:p text:style-name="P4">
Images: ['<text:a xlink:type="simple" xlink:href="https://static.ukrinform.com/photos/2023_07/thumb_files/630_360_1688921065-685.jpeg" text:style-name="Internet_20_link" text:visited-style-name="Visited_20_Internet_20_Link">
630_360_16889...</text:a>
']</text:p>
      <text:p text:style-name="P4">
Tags: ['Історія', 'Польща', 'Україна', 'Волинська трагедія']</text:p>
      <text:p text:style-name="P4">
Type: Article</text:p>
      <!--METADATA-->
      <text:p text:style-name="P4">
<draw:frame draw:style-name="fr1" draw:name="Image214" text:anchor-type="as-char" svg:width="6.9236in" svg:height="3.956343in" draw:z-index="0">
<draw:image xlink:href="../Images/yкринформ/2023-07-09T19-48-24-03-00/630_360_1688921065-685.jpeg" xlink:type="simple" xlink:show="embed" xlink:actuate="onLoad" draw:mime-type="image/jpeg"/>
</draw:frame>
Honoring the memory of the victims of the Volyn tragedy by the Presidents of Ukraine and Poland is a good symbolic gesture.</text:p>
      <text:p text:style-name="P4">
According to Ukrinform, about it <text:a xlink:type="simple" xlink:href="http://ukr.radio/news.html" text:style-name="Internet_20_link" text:visited-style-name="Visited_20_Internet_20_Link">
Ukrainian radio</text:a>
The historian, associate professor of Taras Shevchenko National University of Kyiv Andrei Rukkas, said.</text:p>
      <text:p text:style-name="P4">
"A very good symbolic gesture when in Volyn in the Cathedral Roman Catholic Church Presidents of Ukraine and <text:a xlink:type="simple" xlink:href="https://www.ukrinform.ua/tag-polsa" text:style-name="Internet_20_link" text:visited-style-name="Visited_20_Internet_20_Link">
Poland</text:a>
They honored the memory of innocent victims of the tragedy. This is a very successful symbolic step. Our state men just demonstrate the desire to finally overcome this black page in joint Polish-Ukrainian history. I hope it will eventually be done, " - said.</text:p>
      <text:p text:style-name="P4">
The historian added that both the Ukrainians and the Poles should realize that we are not able to repair our opponent's point of view. "If we realize and accept that Poland is as it is, and modern sovereign Ukraine is as it is as it is, and that our attitude to the UPA does not mean that we will repeat things such as Volyn tragedy -Then we overcome any state-toeotypes of the past. ... If we pay tribute and remember that the duty made a false step, as well as they, and will be aware that this misconce , then we will always be in a winning situation, "he said.</text:p>
      <text:p text:style-name="P4">
<text:span text:style-name="T4">
 Read also: </text:span>
 <text:a xlink:type="simple" xlink:href="https://www.ukrinform.ua/rubric-society/3732808-glavi-ugkc-ta-katolickoi-cerkvi-polsi-pidpisali-zvernenna-sodo-volinskoi-tragedii.html" text:style-name="Internet_20_link" text:visited-style-name="Visited_20_Internet_20_Link">
Heads of the UGCC and the Catholic Church of Poland signed the Consecration on <text:span text:style-name="T4">
 Volyn </text:span>
 Tragedy</text:a>
As it was reported, the Presidents of Ukraine and Poland, Volodymyr Zelenskyy and Andrzejduda met today, July 9 in Volyn, in Lutsk and <text:a xlink:type="simple" xlink:href="https://www.ukrinform.ua/rubric-polytics/3733409-zelenskij-ta-duda-zustrilisa-u-lucku.html" text:style-name="Internet_20_link" text:visited-style-name="Visited_20_Internet_20_Link">
took part</text:a>
In joint events to commemorate the victim tragedy. Zelensky and Duda visited the Cathedral Church of St. Churchpetr and Paul. Metropolitan of the Orthodox Church of Ukraine of Ukraine, Metropolitan of Lutsk and Volyn Michael, Head of the Ukrainian Greek Catholic Church, His Beatitude Sviatoslav took part in the Mass.The theme of the Volyn tragedy in recent years is now actively using Russian propaganda to quarrel Ukraine and Poland.</text:p>
      <text:p text:style-name="P4">
News Source: <text:a xlink:type="simple" xlink:href="https://www.ukrinform.ua/rubric-polytics/3733577-vsanuvanna-pamati-zertv-volinskoi-tragedii-zelenskim-i-dudou-e-simvolicnim-zestom-istorik.html" text:style-name="Internet_20_link" text:visited-style-name="Visited_20_Internet_20_Link">
https://www.ukrinform.ua/rubric-polytics/3733577-vsanuvanna-pamati-zertv-volinskoi-tragedii-zelenskim-i-dudou-e-simvolicnim-zestom-istorik.html</text:a>
</text:p>
      <!--NEWS-->
      <text:h text:style-name="P10" text:outline-level="1">
<text:span text:style-name="T4">
The Volleyball Women's Team Overcome Sweden for the second time and won the golden Eurolege</text:span>
</text:h>
      <text:p text:style-name="P4">
Authors: Ukrinform (Person)</text:p>
      <text:p text:style-name="P4">
Publisher: Укринформ (Organization)</text:p>
      <text:p text:style-name="P4">
Published Time: 2023-07-09T19:50:00+03:00</text:p>
      <text:p text:style-name="P4">
Modified Time: 2023-07-09T19:50:00+03:00</text:p>
      <text:p text:style-name="P4">
Description: Today, on July 9, the Volleyball Women's Team held a second match in the Golden Euroleiga finals. - Ukrinform.</text:p>
      <text:p text:style-name="P4">
Images: ['<text:a xlink:type="simple" xlink:href="https://static.ukrinform.com/photos/2023_07/thumb_files/630_360_1688921252-884.jpeg" text:style-name="Internet_20_link" text:visited-style-name="Visited_20_Internet_20_Link">
630_360_16889...</text:a>
']</text:p>
      <text:p text:style-name="P4">
Tags: ['Волейбол', 'Збірна України']</text:p>
      <text:p text:style-name="P4">
Type: Article</text:p>
      <!--METADATA-->
      <text:p text:style-name="P4">
<draw:frame draw:style-name="fr1" draw:name="Image215" text:anchor-type="as-char" svg:width="6.9236in" svg:height="3.956343in" draw:z-index="0">
<draw:image xlink:href="../Images/yкринформ/2023-07-09T19-50-00-03-00/630_360_1688921252-884.jpeg" xlink:type="simple" xlink:show="embed" xlink:actuate="onLoad" draw:mime-type="image/jpeg"/>
</draw:frame>
Today, on July 9, the Volleyball Women's Team has held a second match in the final -eyed Eurolege.</text:p>
      <text:p text:style-name="P4">
Ukraine beat Sweden - 3-0, reports Ukrinform.</text:p>
      <text:p text:style-name="P4">
After the victory in two sets, the Ukrainian women guaranteed the victory of the U -tournament.</text:p>
      <text:p text:style-name="P4">
In the first match, Ukraine beat Sweden with a score of 3: 0.</text:p>
      <text:p text:style-name="P4">
For the second time in history, the women's team of volleyball has reached the finals of Zolotovroliga for the second time.</text:p>
      <text:p text:style-name="P4">
*!(https://www.ukrinform.ua/rubric-sports/3732442-zbirna-ukraini-rozgromila-volejbolistok-svecii-u-zolotij-evrolizi.html)As it was reported, in 2017 the Ukrainian national team won the championship title.</text:p>
      <text:p text:style-name="P4">
Photo: cev.eu</text:p>
      <text:p text:style-name="P4">
News Source: <text:a xlink:type="simple" xlink:href="https://www.ukrinform.ua/rubric-sports/3733578-zinoca-zbirna-ukraini-z-volejbolu-vdruge-zdolala-sveciu-i-stala-peremozniceu-zolotoi-evroligi.html" text:style-name="Internet_20_link" text:visited-style-name="Visited_20_Internet_20_Link">
https://www.ukrinform.ua/rubric-sports/3733578-zinoca-zbirna-ukraini-z-volejbolu-vdruge-zdolala-sveciu-i-stala-peremozniceu-zolotoi-evroligi.html</text:a>
</text:p>
      <!--NEWS-->
      <text:h text:style-name="P10" text:outline-level="1">
<text:span text:style-name="T4">
Sentsov received a contusion during a counter -offensive</text:span>
</text:h>
      <text:p text:style-name="P4">
Authors: Ukrinform (Person)</text:p>
      <text:p text:style-name="P4">
Publisher: Укринформ (Organization)</text:p>
      <text:p text:style-name="P4">
Published Time: 2023-07-09T19:55:00+03:00</text:p>
      <text:p text:style-name="P4">
Modified Time: 2023-07-09T21:55:00+03:00</text:p>
      <text:p text:style-name="P4">
Description: The Ukrainian director and former political prisoner of the Kremlin Oleg Sentsov said that on Saturday, July 8, he received a contusion during the Armed Forces. - Ukrinform.</text:p>
      <text:p text:style-name="P4">
Images: ['<text:a xlink:type="simple" xlink:href="https://static.ukrinform.com/photos/2023_07/thumb_files/630_360_1688929125-487.jpg" text:style-name="Internet_20_link" text:visited-style-name="Visited_20_Internet_20_Link">
630_360_16889...</text:a>
']</text:p>
      <text:p text:style-name="P4">
Tags: ['Сенцов', 'ЗСУ', 'Війна з Росією', 'Контрнаступ']</text:p>
      <text:p text:style-name="P4">
Type: Article</text:p>
      <!--METADATA-->
      <text:p text:style-name="P4">
<draw:frame draw:style-name="fr1" draw:name="Image216" text:anchor-type="as-char" svg:width="6.9236in" svg:height="3.956343in" draw:z-index="0">
<draw:image xlink:href="../Images/yкринформ/2023-07-09T19-55-00-03-00/630_360_1688929125-487.jpg" xlink:type="simple" xlink:show="embed" xlink:actuate="onLoad" draw:mime-type="image/jpeg"/>
</draw:frame>
The Ukrainian director and former political prisoner of the Kremlin Oleg Sentsov said that on July 8, he received an injury during a counter -offensive of the Armed Forces.</text:p>
      <text:p text:style-name="P4">
He wrote about it in <text:a xlink:type="simple" xlink:href="https://www.facebook.com/oleg.sentsov/videos/269034215773416" text:style-name="Internet_20_link" text:visited-style-name="Visited_20_Internet_20_Link">
Facebook</text:a>
, reports Ukrinform.</text:p>
      <text:p text:style-name="P4">
Sentsov said that together with the unit passed through a complex battle, the passage of the Armed Forces managed to take an important line for the offensive.</text:p>
      <text:p text:style-name="P4">
"We just got out of the battle, everyone who left. We completed their task, took a very important, very important border, to continue our counter -offensive," he said.</text:p>
      <text:p text:style-name="P4">
<text:span text:style-name="T4">
 Read also: </text:span>
 <text:span text:style-name="T4">
 <text:a xlink:type="simple" xlink:href="https://www.ukrinform.ua/rubric-ato/3733398-rosia-za-500-dniv-vijni-proti-ukraini-ne-dosagla-zodnoi-meti-isw.html" text:style-name="Internet_20_link" text:visited-style-name="Visited_20_Internet_20_Link">
Russia for 500 days of war against Ukraine has not reached any way - isw</text:a>
</text:span>
</text:p>
      <text:p text:style-name="P4">
Sentsov reported that many soldiers were injured, the director himself received contour.</text:p>
      <text:p text:style-name="P4">
"I'm lying here, waiting for when they take away. I have a contusion of the hike, easy ... Why do I tell you? So that you know that we will still defeat everyone in this war, but Abiva all know the price that we all pay," - - - - He said in video.</text:p>
      <text:p text:style-name="P4">
<text:span text:style-name="T4">
 Read also: </text:span>
 <text:span text:style-name="T4">
 <text:a xlink:type="simple" xlink:href="https://www.ukrinform.ua/rubric-ato/3732444-zelenskij-pro-kontrnastup-idemo-piski-bo-rozminovuemo-a-potim-ruhaetsa-tehnika.html" text:style-name="Internet_20_link" text:visited-style-name="Visited_20_Internet_20_Link">
Zelensky - about counter -offensive: we go on foot, raise, and then the technique is moving</text:a>
</text:span>
</text:p>
      <text:p text:style-name="P4">
Sentsov is currently in the hospital with other wounded.</text:p>
      <text:p text:style-name="P4">
As it was reported, last week the Chairman of the Joint Committee of US Chiefs, General Mark Millie expressed the opinion that <text:span text:style-name="T4">
 <text:a xlink:type="simple" xlink:href="https://www.ukrinform.ua/tag-kontrnastup" text:style-name="Internet_20_link" text:visited-style-name="Visited_20_Internet_20_Link">
counter -offensive</text:a>
</text:span>
 Ukraine will be very difficult, long -lasting and with great losses on the battlefield.</text:p>
      <text:p text:style-name="P4">
News Source: <text:a xlink:type="simple" xlink:href="https://www.ukrinform.ua/rubric-ato/3733609-sencov-otrimav-kontuziu-pid-cas-kontrnastupu.html" text:style-name="Internet_20_link" text:visited-style-name="Visited_20_Internet_20_Link">
https://www.ukrinform.ua/rubric-ato/3733609-sencov-otrimav-kontuziu-pid-cas-kontrnastupu.html</text:a>
</text:p>
      <!--NEWS-->
      <text:h text:style-name="P10" text:outline-level="1">
<text:span text:style-name="T4">
Zaluzhny was awarded the title "Honorary Citizen of Yavorov"</text:span>
</text:h>
      <text:p text:style-name="P4">
Authors: Ukrinform (Person)</text:p>
      <text:p text:style-name="P4">
Publisher: Укринформ (Organization)</text:p>
      <text:p text:style-name="P4">
Published Time: 2023-07-09T1:42:00+03:00</text:p>
      <text:p text:style-name="P4">
Modified Time: 2023-07-09T21:42:00+03:00</text:p>
      <text:p text:style-name="P4">
Description: Commander -in -Chief of the Armed Forces of Ukraine Valery Zaluzhny was awarded the title "Honorary Citizen of Yavorov city", in Lviv region. - Ukrinform.</text:p>
      <text:p text:style-name="P4">
Images: ['<text:a xlink:type="simple" xlink:href="https://static.ukrinform.com/photos/2023_06/thumb_files/630_360_1687196080-294.jpg" text:style-name="Internet_20_link" text:visited-style-name="Visited_20_Internet_20_Link">
630_360_16871...</text:a>
']</text:p>
      <text:p text:style-name="P4">
Tags: ['Львівщина', 'ЗСУ', 'Звання', 'Валерій Залужний']</text:p>
      <text:p text:style-name="P4">
Type: Article</text:p>
      <!--METADATA-->
      <text:p text:style-name="P4">
<draw:frame draw:style-name="fr1" draw:name="Image217" text:anchor-type="as-char" svg:width="6.9236in" svg:height="3.956343in" draw:z-index="0">
<draw:image xlink:href="../Images/yкринформ/2023-07-09T1-42-00-03-00/630_360_1687196080-294.jpg" xlink:type="simple" xlink:show="embed" xlink:actuate="onLoad" draw:mime-type="image/jpeg"/>
</draw:frame>
Commander -in -Chief of the Armed Forces of Ukraine Valery Zaluzhny was awarded the title "Honorary Citizen of Yavorov city", in Lviv region.</text:p>
      <text:p text:style-name="P4">
This was reported in <text:a xlink:type="simple" xlink:href="https://t.me/kozytskyy_maksym_official/9132" text:style-name="Internet_20_link" text:visited-style-name="Visited_20_Internet_20_Link">
telegram</text:a>
<text:a xlink:type="simple" xlink:href="https://t.me/kozytskyy_maksym_official/9132" text:style-name="Internet_20_link" text:visited-style-name="Visited_20_Internet_20_Link">
 </text:a>
Head of Lviv Ovamaxim Kozytsky, reports Ukrinform.</text:p>
      <text:p text:style-name="P4">
“Commander -in -Chief <text:a xlink:type="simple" xlink:href="https://www.ukrinform.ua/tag-zsu" text:style-name="Internet_20_link" text:visited-style-name="Visited_20_Internet_20_Link">
Armed Forces of Ukraine</text:a>
Valery Zaluzhny was awarded the title "Honorary Citizen of Yavorov." Tarosation was taken at the session of the Yavoriv City Council on the submission of NGO "Pysanka" ",- the message reads.</text:p>
      <text:p text:style-name="P4">
It is noted that when Valery Zaluzhni served in the 24th separate mechanized Brigade named after King Danylo and was the chief of staff, he lived in Yavoriv.</text:p>
      <text:p text:style-name="P4">
<text:span text:style-name="T4">
 Read also: </text:span>
 <text:a xlink:type="simple" xlink:href="https://www.ukrinform.ua/rubric-society/3733213-zaluznomu-50-ak-u-socmerezi-vitaut-generala.html" text:style-name="Internet_20_link" text:visited-style-name="Visited_20_Internet_20_Link">
<text:span text:style-name="T4">
 Zaluzhn </text:span>
 y - 50: as in the social network greet the general</text:a>
As reported by Ukrinform, the commander -in -chief of the Armed Forces of Ukraine [Valeryzaluzhnay(https://www.ukrinform.ua/rubric-society/3733213-zaluznomu-50-ak-u-socmerezi-vitaut-generala.html) <text:a xlink:type="simple" xlink:href="https://www.ukrinform.ua/rubric-society/3733213-zaluznomu-50-ak-u-socmerezi-vitaut-generala.html" text:style-name="Internet_20_link" text:visited-style-name="Visited_20_Internet_20_Link">
</text:a>
<text:a xlink:type="simple" xlink:href="https://www.ukrinform.ua/rubric-society/3733213-zaluznomu-50-ak-u-socmerezi-vitaut-generala.html" text:style-name="Internet_20_link" text:visited-style-name="Visited_20_Internet_20_Link">
50 years</text:a>
.  Photo: Presidential Office</text:p>
      <text:p text:style-name="P4">
News Source: <text:a xlink:type="simple" xlink:href="https://www.ukrinform.ua/rubric-society/3733606-zaluznomu-prisvoili-zvanna-pocesnij-gromadanin-avorova.html" text:style-name="Internet_20_link" text:visited-style-name="Visited_20_Internet_20_Link">
https://www.ukrinform.ua/rubric-society/3733606-zaluznomu-prisvoili-zvanna-pocesnij-gromadanin-avorova.html</text:a>
</text:p>
      <!--NEWS-->
      <text:h text:style-name="P10" text:outline-level="1">
<text:span text:style-name="T4">
The Russians fired at Berislav, the director of the hospital was injured</text:span>
</text:h>
      <text:p text:style-name="P4">
Authors: Ukrinform (Person)</text:p>
      <text:p text:style-name="P4">
Publisher: Укринформ (Organization)</text:p>
      <text:p text:style-name="P4">
Published Time: 2023-07-09T20:13:00+03:00</text:p>
      <text:p text:style-name="P4">
Modified Time: 2023-07-09T20:13:00+03:00</text:p>
      <text:p text:style-name="P4">
Description: The Russian army hit Beryslav again, the director of the medical institution was injured. - Ukrinform.</text:p>
      <text:p text:style-name="P4">
Images: ['<text:a xlink:type="simple" xlink:href="https://static.ukrinform.com/photos/2023_07/thumb_files/630_360_1688923283-432.jpg" text:style-name="Internet_20_link" text:visited-style-name="Visited_20_Internet_20_Link">
630_360_16889...</text:a>
']</text:p>
      <text:p text:style-name="P4">
Tags: ['Херсонщина', 'Обстріл', 'Війна з Росією']</text:p>
      <text:p text:style-name="P4">
Type: Article</text:p>
      <!--METADATA-->
      <text:p text:style-name="P4">
<draw:frame draw:style-name="fr1" draw:name="Image218" text:anchor-type="as-char" svg:width="6.9236in" svg:height="3.956343in" draw:z-index="0">
<draw:image xlink:href="../Images/yкринформ/2023-07-09T20-13-00-03-00/630_360_1688923283-432.jpg" xlink:type="simple" xlink:show="embed" xlink:actuate="onLoad" draw:mime-type="image/jpeg"/>
</draw:frame>
The Russian army hit Berislav again, the director of the medical institution was injured.</text:p>
      <text:p text:style-name="P4">
About it in <text:a xlink:type="simple" xlink:href="http://xn--80affa3aj0al.xn--80asehdb/#@khersonskaODA" text:style-name="Internet_20_link" text:visited-style-name="Visited_20_Internet_20_Link">
telegram</text:a>
The Kherson Ova reports, Ukrinform reports.</text:p>
      <text:p text:style-name="P4">
"The Russian army hit Berislav again, one of the shells hit the local hospital, which was why the director of the medical institution was injured. The 45 -year -old man received a contusion. He was promptly assisted, lived and health of the victim," the statement said.</text:p>
      <text:p text:style-name="P4">
<text:span text:style-name="T4">
 Read also: </text:span>
 <text:a xlink:type="simple" xlink:href="https://www.ukrinform.ua/rubric-ato/3733504-rosijski-vijska-znovu-obstrilali-herson-postrazdala-zinka.html" text:style-name="Internet_20_link" text:visited-style-name="Visited_20_Internet_20_Link">
the enemy partially returned to the positions that took the Kakhovskaya Hydroe Hepheus.(https://www.ukrinform.ua/rubric-ato/3733425-vorog-castkovo-povernuvsa-na-pozicii-aki-zajmav-do-pidrivu-kahovskoi-ges-gumenuk.html)As reported by Ukrinform, today, July 9, because of the Russian shelling of Kherson [a 66-year-old woman was injured]</text:a>
 .</text:p>
      <text:p text:style-name="P4">
News Source: <text:a xlink:type="simple" xlink:href="https://www.ukrinform.ua/rubric-ato/3733582-rosiani-obstrilali-berislav-postrazdav-direktor-likarni.html" text:style-name="Internet_20_link" text:visited-style-name="Visited_20_Internet_20_Link">
https://www.ukrinform.ua/rubric-ato/3733582-rosiani-obstrilali-berislav-postrazdav-direktor-likarni.html</text:a>
</text:p>
      <!--NEWS-->
      <text:h text:style-name="P10" text:outline-level="1">
<text:span text:style-name="T4">
We have to pave the way for Ukraine to claim NATO -Biden membership</text:span>
</text:h>
      <text:p text:style-name="P4">
Authors: Ukrinform (Person)</text:p>
      <text:p text:style-name="P4">
Publisher: Укринформ (Organization)</text:p>
      <text:p text:style-name="P4">
Published Time: 2023-07-09T20:15:00+03:00</text:p>
      <text:p text:style-name="P4">
Modified Time: 2023-07-09T20:15:00+03:00</text:p>
      <text:p text:style-name="P4">
Description: It is necessary to lay a rational path for Ukraine so that it can receive the right to claim NATO. - Ukrinform.</text:p>
      <text:p text:style-name="P4">
Images: ['<text:a xlink:type="simple" xlink:href="https://static.ukrinform.com/photos/2022_11/thumb_files/630_360_1668525144-241.jpg" text:style-name="Internet_20_link" text:visited-style-name="Visited_20_Internet_20_Link">
630_360_16685...</text:a>
']</text:p>
      <text:p text:style-name="P4">
Tags: ['Байден', 'НАТО', 'США', 'Україна']</text:p>
      <text:p text:style-name="P4">
Type: Article</text:p>
      <!--METADATA-->
      <text:p text:style-name="P4">
<draw:frame draw:style-name="fr1" draw:name="Image219" text:anchor-type="as-char" svg:width="6.9236in" svg:height="3.956343in" draw:z-index="0">
<draw:image xlink:href="../Images/yкринформ/2023-07-09T20-15-00-03-00/630_360_1668525144-241.jpg" xlink:type="simple" xlink:show="embed" xlink:actuate="onLoad" draw:mime-type="image/jpeg"/>
</draw:frame>
It is necessary to pronounce a rational path for Ukraine so that it can be able to go to NATO entry.</text:p>
      <text:p text:style-name="P4">
According to Ukrinform, about it in an interview <text:a xlink:type="simple" xlink:href="https://edition.cnn.com/2023/07/09/politics/joe-biden-ukraine-nato-russia-cnntv/index.html" text:style-name="Internet_20_link" text:visited-style-name="Visited_20_Internet_20_Link">
CNN</text:a>
US President Joe Biden said.</text:p>
      <text:p text:style-name="P4">
"I believe that we have to pave a rational path for Ukraine in order to get the right to claim NATO entry," said <text:a xlink:type="simple" xlink:href="https://www.ukrinform.ua/tag-bajden" text:style-name="Internet_20_link" text:visited-style-name="Visited_20_Internet_20_Link">
Biden</text:a>
.</text:p>
      <text:p text:style-name="P4">
He noted that he refused the demands of President Putin before the war was not to accept Ukraine in NATO, as the Alliance conducts "politicians open doors".</text:p>
      <text:p text:style-name="P4">
<text:span text:style-name="T4">
 Read also: </text:span>
 <text:a xlink:type="simple" xlink:href="https://www.ukrinform.ua/rubric-world/3733438-bajden-vistupit-iz-publicnou-promovou-u-vilnusi.html" text:style-name="Internet_20_link" text:visited-style-name="Visited_20_Internet_20_Link">
<text:span text:style-name="T4">
 Biden </text:span>
 will make a public speech in Vilnius</text:a>
“But I think it is premature to talk about calling for a vote(On NATO membership in NATO - ed.). Знаєте, зараз є інші вимоги, якимпотрібно відповідати, включаючи демократизацію та деякі інші з них», — сказавБайден.</text:p>
      <text:p text:style-name="P4">
Як повідомляв Укрінформ, старший директор Ради нацбезпеки Білого дому з питаньЄвропи Аманда Слоат заявила, що Сполучені Штати дотримуються позиції, щоУкраїна має відповідати всім стандартам НАТО перед набуттям членства, танацілені на продовження взаємодії з українською стороною, щоб вона моглавиконати всі необхідні для цього реформи.</text:p>
      <text:p text:style-name="P4">
<text:span text:style-name="T5">
Фото: ny1.com</text:span>
</text:p>
      <text:p text:style-name="P4">
News Source: <text:a xlink:type="simple" xlink:href="https://www.ukrinform.ua/rubric-polytics/3733583-maemo-proklasti-slah-dla-ukraini-sob-vona-pretenduvala-na-clenstvo-v-nato-bajden.html" text:style-name="Internet_20_link" text:visited-style-name="Visited_20_Internet_20_Link">
https://www.ukrinform.ua/rubric-polytics/3733583-maemo-proklasti-slah-dla-ukraini-sob-vona-pretenduvala-na-clenstvo-v-nato-bajden.html</text:a>
</text:p>
      <!--NEWS-->
      <text:h text:style-name="P10" text:outline-level="1">
<text:span text:style-name="T4">
An enemy from heavy artillery hit Nikopol</text:span>
</text:h>
      <text:p text:style-name="P4">
Authors: Ukrinform (Person)</text:p>
      <text:p text:style-name="P4">
Publisher: Укринформ (Organization)</text:p>
      <text:p text:style-name="P4">
Published Time: 2023-07-09T20:17:00+03:00</text:p>
      <text:p text:style-name="P4">
Modified Time: 2023-07-09T20:17:00+03:00</text:p>
      <text:p text:style-name="P4">
Description: Russian troops from heavy artillery fired Nikopol, there is a destruction of houses. - Ukrinform.</text:p>
      <text:p text:style-name="P4">
Images: ['<text:a xlink:type="simple" xlink:href="https://static.ukrinform.com/photos/2023_07/thumb_files/630_360_1688922894-236.jpg" text:style-name="Internet_20_link" text:visited-style-name="Visited_20_Internet_20_Link">
630_360_16889...</text:a>
']</text:p>
      <text:p text:style-name="P4">
Tags: ['Нікополь', 'Обстріл', 'Війна з Росією']</text:p>
      <text:p text:style-name="P4">
Type: Article</text:p>
      <!--METADATA-->
      <text:p text:style-name="P4">
<draw:frame draw:style-name="fr1" draw:name="Image220" text:anchor-type="as-char" svg:width="6.9236in" svg:height="3.956343in" draw:z-index="0">
<draw:image xlink:href="../Images/yкринформ/2023-07-09T20-17-00-03-00/630_360_1688922894-236.jpg" xlink:type="simple" xlink:show="embed" xlink:actuate="onLoad" draw:mime-type="image/jpeg"/>
</draw:frame>
Ruskivska from heavy artillery fired at Nikopol, there is a destruction of houses.</text:p>
      <text:p text:style-name="P4">
About it in <text:a xlink:type="simple" xlink:href="http://t.me/dnipropetrovskaODA/5866" text:style-name="Internet_20_link" text:visited-style-name="Visited_20_Internet_20_Link">
telegram</text:a>
The head of the Dnipropetrovsk Ova Sergey Lisak, reports Ukrinform.</text:p>
      <text:p text:style-name="P4">
"Today, the Russian army hit Nikopol. It was pushed with heavy artillery. The place survived. But their property is damaged," he wrote.</text:p>
      <text:p text:style-name="P4">
It is noted that 4 private homes and as many economic structures were mutilated. The power line is beaten.</text:p>
      <text:p text:style-name="P4">
*!(https://www.ukrinform.ua/rubric-ato/3733582-rosiani-obstrilali-berislav-postrazdav-direktor-likarni.html)As reported by Ukrinform, yesterday, July 8, Russian troops again <text:a xlink:type="simple" xlink:href="https://www.ukrinform.ua/tag-obstril" text:style-name="Internet_20_link" text:visited-style-name="Visited_20_Internet_20_Link">
fired</text:a>
Manganese community of Nikopol district of Dnipropetrovsk.</text:p>
      <text:p text:style-name="P4">
News Source: <text:a xlink:type="simple" xlink:href="https://www.ukrinform.ua/rubric-ato/3733584-vorog-z-vazkoi-artilerii-vdariv-po-nikopolu.html" text:style-name="Internet_20_link" text:visited-style-name="Visited_20_Internet_20_Link">
https://www.ukrinform.ua/rubric-ato/3733584-vorog-z-vazkoi-artilerii-vdariv-po-nikopolu.html</text:a>
</text:p>
      <!--NEWS-->
      <text:h text:style-name="P10" text:outline-level="1">
<text:span text:style-name="T4">
Energy turned the light of 50,000 families in Odesa region</text:span>
</text:h>
      <text:p text:style-name="P4">
Authors: Ukrinform (Person)</text:p>
      <text:p text:style-name="P4">
Publisher: Укринформ (Organization)</text:p>
      <text:p text:style-name="P4">
Published Time: 2023-07-09T20:27:15+03:00</text:p>
      <text:p text:style-name="P4">
Modified Time: 2023-07-09T20:27:15+03:00</text:p>
      <text:p text:style-name="P4">
Description: DTEK's energy has eliminated the effects of bad weather in Odesa region and returned light for nearly 50,000 families. - Ukrinform.</text:p>
      <text:p text:style-name="P4">
Images: ['<text:a xlink:type="simple" xlink:href="https://static.ukrinform.com/photos/2017_11/thumb_files/630_360_1512026904-1128.jpg" text:style-name="Internet_20_link" text:visited-style-name="Visited_20_Internet_20_Link">
630_360_15120...</text:a>
']</text:p>
      <text:p text:style-name="P4">
Tags: ['ДТЕК', 'Одещина', 'Електропостачання', 'Негода']</text:p>
      <text:p text:style-name="P4">
Type: Article</text:p>
      <!--METADATA-->
      <text:p text:style-name="P4">
<draw:frame draw:style-name="fr1" draw:name="Image221" text:anchor-type="as-char" svg:width="6.9236in" svg:height="3.956343in" draw:z-index="0">
<draw:image xlink:href="../Images/yкринформ/2023-07-09T20-27-15-03-00/630_360_1512026904-1128.jpg" xlink:type="simple" xlink:show="embed" xlink:actuate="onLoad" draw:mime-type="image/jpeg"/>
</draw:frame>
DTEK's energy has eliminated the effects of bad weather in Odessa region and returned the light for 50,000 families.</text:p>
      <text:p text:style-name="P4">
According to Ukrinform, DTEK reports in <text:a xlink:type="simple" xlink:href="https://t.me/dtek_ua/624" text:style-name="Internet_20_link" text:visited-style-name="Visited_20_Internet_20_Link">
telegram</text:a>
.</text:p>
      <text:p text:style-name="P4">
“From Friday in <text:a xlink:type="simple" xlink:href="https://www.ukrinform.ua/tag-odesina" text:style-name="Internet_20_link" text:visited-style-name="Visited_20_Internet_20_Link">
Odessa region</text:a>
The bad weather raised, which causes the problems of greening to be concerned in 187 settlements. The DTEK's energy has eliminated the effects of bad weather and returned almost 50 thousand families, ”the message reads.</text:p>
      <text:p text:style-name="P4">
It is noted that energy continues to work on providing stable work of the region's power system.</text:p>
      <text:p text:style-name="P4">
<text:span text:style-name="T4">
 Read also: </text:span>
 <text:a xlink:type="simple" xlink:href="https://www.ukrinform.ua/rubric-regions/3733460-u-harkovi-pid-cas-negodi-vpalo-bils-ak-130-derev.html" text:style-name="Internet_20_link" text:visited-style-name="Visited_20_Internet_20_Link">
in Kharkiv during <text:span text:style-name="T4">
 bad weather </text:span>
 fell more than 130 trees</text:a>
It was reported that 710 settlements were deactivated in Ukraine on July 7 in Ukraine as a result of a large -scale thunderstorm storm in11 regions.</text:p>
      <text:p text:style-name="P4">
News Source: <text:a xlink:type="simple" xlink:href="https://www.ukrinform.ua/rubric-regions/3733586-energetiki-povernuli-svitlo-50-tisacam-rodin-na-odesini.html" text:style-name="Internet_20_link" text:visited-style-name="Visited_20_Internet_20_Link">
https://www.ukrinform.ua/rubric-regions/3733586-energetiki-povernuli-svitlo-50-tisacam-rodin-na-odesini.html</text:a>
</text:p>
      <!--NEWS-->
      <text:h text:style-name="P10" text:outline-level="1">
<text:span text:style-name="T4">
Kuleba spoke with Blinken: We work to make NATO's Summit Decisions winning for everyone</text:span>
</text:h>
      <text:p text:style-name="P4">
Authors: Ukrinform (Person)</text:p>
      <text:p text:style-name="P4">
Publisher: Укринформ (Organization)</text:p>
      <text:p text:style-name="P4">
Published Time: 2023-07-09T20:33:07+03:00</text:p>
      <text:p text:style-name="P4">
Modified Time: 2023-07-09T20:33:07+03:00</text:p>
      <text:p text:style-name="P4">
Description: Foreign Minister of Ukraine Dmytro Kuleba had a telephone conversation with US Secretary of State Anthony Blinken on the eve of NATO Summit in Vilnius. - Ukrinform.</text:p>
      <text:p text:style-name="P4">
Images: ['<text:a xlink:type="simple" xlink:href="https://static.ukrinform.com/photos/2023_05/thumb_files/630_360_1683309991-286.png" text:style-name="Internet_20_link" text:visited-style-name="Visited_20_Internet_20_Link">
630_360_16833...</text:a>
']</text:p>
      <text:p text:style-name="P4">
Tags: ['Дмитро Кулеба', 'Саміт НАТО', 'Блінкен']</text:p>
      <text:p text:style-name="P4">
Type: Article</text:p>
      <!--METADATA-->
      <text:p text:style-name="P4">
<draw:frame draw:style-name="fr1" draw:name="Image222" text:anchor-type="as-char" svg:width="6.9236in" svg:height="3.956343in" draw:z-index="0">
<draw:image xlink:href="../Images/yкринформ/2023-07-09T20-33-07-03-00/630_360_1683309991-286.png" xlink:type="simple" xlink:show="embed" xlink:actuate="onLoad" draw:mime-type="image/png"/>
</draw:frame>
The Minister of Law of Ukraine Dmytro Kuleba had a telephone conversation with US state secretary Anthony Blinken on the eve of NATO Summit in Vilnius.</text:p>
      <text:p text:style-name="P4">
As Ukrinform reports, he reported this in <text:a xlink:type="simple" xlink:href="http://twitter.com/DmytroKuleba/status/1678083553886609409" text:style-name="Internet_20_link" text:visited-style-name="Visited_20_Internet_20_Link">
Twitter</text:a>
.</text:p>
      <text:p text:style-name="P4">
"I had a productive conversation with Anthony Blinken in front of Vilnius.The 48 hours have fallen, and we are working to ensure that the final decisions were played for all: Ukraine, <text:a xlink:type="simple" xlink:href="https://www.ukrinform.ua/tag-nato" text:style-name="Internet_20_link" text:visited-style-name="Visited_20_Internet_20_Link">
NATO</text:a>
Taglobal safety, ”Kuleba wrote.</text:p>
      <text:p text:style-name="P4">
The minister also thanked the United States for another innovative defense package that opens the necessary shells.</text:p>
      <text:p text:style-name="P4">
<text:span text:style-name="T4">
 Read also: </text:span>
 <text:a xlink:type="simple" xlink:href="https://www.ukrinform.ua/rubric-polytics/3733583-maemo-proklasti-slah-dla-ukraini-sob-vona-pretenduvala-na-clenstvo-v-nato-bajden.html" text:style-name="Internet_20_link" text:visited-style-name="Visited_20_Internet_20_Link">
We have to pave the way for Ukraine so that it is applicable to NATO - <text:span text:style-name="T4">
 Biden </text:span>
</text:a>
As reported, July 11-12 in Vilnius(Lithuania)There will be a NATO summit, during which Ukraine wants to obtain clear security guarantees and understand the Alliance membership.</text:p>
      <text:p text:style-name="P4">
News Source: <text:a xlink:type="simple" xlink:href="https://www.ukrinform.ua/rubric-polytics/3733587-kuleba-pogovoriv-z-blinkenom-pracuemo-sob-risenna-samitu-nato-buli-vigrasnimi-dla-vsih.html" text:style-name="Internet_20_link" text:visited-style-name="Visited_20_Internet_20_Link">
https://www.ukrinform.ua/rubric-polytics/3733587-kuleba-pogovoriv-z-blinkenom-pracuemo-sob-risenna-samitu-nato-buli-vigrasnimi-dla-vsih.html</text:a>
</text:p>
      <!--NEWS-->
      <text:h text:style-name="P10" text:outline-level="1">
<text:span text:style-name="T4">
Shooting at a Texas party: are dead and injured</text:span>
</text:h>
      <text:p text:style-name="P4">
Authors: Ukrinform (Person)</text:p>
      <text:p text:style-name="P4">
Publisher: Укринформ (Organization)</text:p>
      <text:p text:style-name="P4">
Published Time: 2023-07-09T20:54:00+03:00</text:p>
      <text:p text:style-name="P4">
Modified Time: 2023-07-09T20:54:00+03:00</text:p>
      <text:p text:style-name="P4">
Description: Two people were killed and five more were injured as a result of a shooting at a party early in the morning in Amarillo, in the US state of Texas. - Ukrinform.</text:p>
      <text:p text:style-name="P4">
Images: ['<text:a xlink:type="simple" xlink:href="https://static.ukrinform.com/photos/2023_07/thumb_files/630_360_1688925103-270.jpg" text:style-name="Internet_20_link" text:visited-style-name="Visited_20_Internet_20_Link">
630_360_16889...</text:a>
']</text:p>
      <text:p text:style-name="P4">
Tags: ['Поліція', 'США', 'Стрілянина']</text:p>
      <text:p text:style-name="P4">
Type: Article</text:p>
      <!--METADATA-->
      <text:p text:style-name="P4">
<draw:frame draw:style-name="fr1" draw:name="Image223" text:anchor-type="as-char" svg:width="6.9236in" svg:height="3.956343in" draw:z-index="0">
<draw:image xlink:href="../Images/yкринформ/2023-07-09T20-54-00-03-00/630_360_1688925103-270.jpg" xlink:type="simple" xlink:show="embed" xlink:actuate="onLoad" draw:mime-type="image/jpeg"/>
</draw:frame>
Two people have agreed and five more were injured as a result of a shooting at the Vundil's party early in the morning in Amaraillo, in Texas.</text:p>
      <text:p text:style-name="P4">
As Ukrinform reports, it reports <text:a xlink:type="simple" xlink:href="https://edition.cnn.com/2023/07/09/us/amarillo-texas-party-shooting/index.html" text:style-name="Internet_20_link" text:visited-style-name="Visited_20_Internet_20_Link">
CNN</text:a>
.</text:p>
      <text:p text:style-name="P4">
У місцевій поліції заявили, що <text:a xlink:type="simple" xlink:href="https://www.ukrinform.ua/tag-strilanina" text:style-name="Internet_20_link" text:visited-style-name="Visited_20_Internet_20_Link">
 стрілянина </text:a>
It began during a party in the center of events shortly before the first hour of nights local time on Sunday.</text:p>
      <text:p text:style-name="P4">
According to militiamen, there was a fight between some present, and someone was starting.</text:p>
      <text:p text:style-name="P4">
One man died at the scene and the other died in the hospital. The other five -observants have "injuries of varying degrees, but are expected to recover."</text:p>
      <text:p text:style-name="P4">
Law enforcement officers have not been delayed yet, the incident investigations are ongoing.</text:p>
      <text:p text:style-name="P4">
<text:span text:style-name="T4">
 Read also: </text:span>
 <text:a xlink:type="simple" xlink:href="https://www.ukrinform.ua/rubric-world/3731772-u-vasingtoni-stalasa-strilanina-sered-zagiblih-nepovnolitni.html" text:style-name="Internet_20_link" text:visited-style-name="Visited_20_Internet_20_Link">
in Washington there was a <text:span text:style-name="T4">
 shooting </text:span>
, among the dead - unpleasant</text:a>
Amarillo is located in the north of Texas. The population of the city is about 200 thousand.</text:p>
      <text:p text:style-name="P4">
According to Ukrinform, during a shooting in Washington on July 5, a district collumbia, nine people were killed, including two minors.</text:p>
      <text:p text:style-name="P4">
_ Photo: cnn_</text:p>
      <text:p text:style-name="P4">
News Source: <text:a xlink:type="simple" xlink:href="https://www.ukrinform.ua/rubric-world/3733591-strilanina-na-vecirci-u-tehasi-e-zagibli-j-poraneni.html" text:style-name="Internet_20_link" text:visited-style-name="Visited_20_Internet_20_Link">
https://www.ukrinform.ua/rubric-world/3733591-strilanina-na-vecirci-u-tehasi-e-zagibli-j-poraneni.html</text:a>
</text:p>
      <!--NEWS-->
      <text:h text:style-name="P10" text:outline-level="1">
<text:span text:style-name="T4">
In Uzbekistan, negotiations with the Russian Federation on increasing the number of flights</text:span>
</text:h>
      <text:p text:style-name="P4">
Authors: Ukrinform (Person)</text:p>
      <text:p text:style-name="P4">
Publisher: Укринформ (Organization)</text:p>
      <text:p text:style-name="P4">
Published Time: 2023-07-09T21:13:00+03:00</text:p>
      <text:p text:style-name="P4">
Modified Time: 2023-07-09T21:13:00+03:00</text:p>
      <text:p text:style-name="P4">
Description: The Uzivation Agency denied negotiations with the Russian side to increase the number of flights between countries. - Ukrinform.</text:p>
      <text:p text:style-name="P4">
Images: ['<text:a xlink:type="simple" xlink:href="https://static.ukrinform.com/photos/2023_07/thumb_files/630_360_1688927012-254.jpg" text:style-name="Internet_20_link" text:visited-style-name="Visited_20_Internet_20_Link">
630_360_16889...</text:a>
']</text:p>
      <text:p text:style-name="P4">
Tags: ['Авіа', 'Транспорт', 'Узбекистан', 'Росія']</text:p>
      <text:p text:style-name="P4">
Type: Article</text:p>
      <!--METADATA-->
      <text:p text:style-name="P4">
<draw:frame draw:style-name="fr1" draw:name="Image224" text:anchor-type="as-char" svg:width="6.9236in" svg:height="3.956343in" draw:z-index="0">
<draw:image xlink:href="../Images/yкринформ/2023-07-09T21-13-00-03-00/630_360_1688927012-254.jpg" xlink:type="simple" xlink:show="embed" xlink:actuate="onLoad" draw:mime-type="image/jpeg"/>
</draw:frame>
The Uzivation Wagonation denied negotiations with the Russian side of increasing the number of flights between countries.</text:p>
      <text:p text:style-name="P4">
According to Ukrinform, it reports <text:a xlink:type="simple" xlink:href="https://podrobno.uz/cat/obchestvo/v-agentstve-uzaviatsiya-oprovergli-peregovory-s-rossiyskoy-storonoy-po-uvelicheniyu-chisla-reysov-/" text:style-name="Internet_20_link" text:visited-style-name="Visited_20_Internet_20_Link">
podrobno.uz</text:a>
.</text:p>
      <text:p text:style-name="P4">
“In some media, information has spread that the Uzivation Agency suggested that Russia's airplane has increased the number of weekly flights. This information is unreliable, ”the agency said.</text:p>
      <text:p text:style-name="P4">
Earlier, the Russian edition of "Vedomosti" with reference to its sources stated that <text:a xlink:type="simple" xlink:href="https://www.ukrinform.ua/tag-uzbekistan" text:style-name="Internet_20_link" text:visited-style-name="Visited_20_Internet_20_Link">
Uzbekistan</text:a>
He proposed to expand airlines between countries.</text:p>
      <text:p text:style-name="P4">
In particular, it is about increasing the number of flights between Moscow and Tashkent(From 25 to 50), and such a St. Petersburg is Tashkent(7 to 14).</text:p>
      <text:p text:style-name="P4">
Як повідомляв Укрінформ, президент РФ Володимир <text:a xlink:type="simple" xlink:href="https://www.ukrinform.ua/rubric-world/3707248-putin-skasuvav-vizovij-rezim-ta-obmezenna-na-pereloti-dla-gromadan-gruzii.html" text:style-name="Internet_20_link" text:visited-style-name="Visited_20_Internet_20_Link">
 Путін підписав укази</text:a>
 <text:a xlink:type="simple" xlink:href="https://www.ukrinform.ua/rubric-world/3707248-putin-skasuvav-vizovij-rezim-ta-obmezenna-na-pereloti-dla-gromadan-gruzii.html" text:style-name="Internet_20_link" text:visited-style-name="Visited_20_Internet_20_Link">
</text:a>
About the cancellation of the visa regime for Georgia citizens from May 15 and the permission for direct airline by the country.</text:p>
      <text:p text:style-name="P4">
<text:span text:style-name="T4">
 Read also: </text:span>
 <text:a xlink:type="simple" xlink:href="https://www.ukrinform.ua/rubric-polytics/3732359-posol-gruzii-zalisiv-kiiv-na-vimogu-kerivnictva-ukraini.html" text:style-name="Internet_20_link" text:visited-style-name="Visited_20_Internet_20_Link">
Ambassador of Georgia left Kiev at the request of Ukraine's leadership</text:a>
Deputy Minister of Economy of Georgia Mariam Kvivishvili stated that Russian -A companies and aircraft that have not been imposed on sanctions, <text:a xlink:type="simple" xlink:href="https://www.ukrinform.ua/rubric-world/3707437-gruzia-dozvolit-prami-rejsi-aviakompaniam-rf-aki-ne-pid-sankciami.html" text:style-name="Internet_20_link" text:visited-style-name="Visited_20_Internet_20_Link">
will be able to exercise</text:a>
direct -air combination in the direction of Georgia <text:a xlink:type="simple" xlink:href="https://www.ukrinform.ua/rubric-world/3707437-gruzia-dozvolit-prami-rejsi-aviakompaniam-rf-aki-ne-pid-sankciami.html" text:style-name="Internet_20_link" text:visited-style-name="Visited_20_Internet_20_Link">
. </text:a>
The EU spokesman stated that <text:a xlink:type="simple" xlink:href="https://www.ukrinform.ua/rubric-world/3709979-risenna-gruzii-ponoviti-pereloti-z-rosieu-viklikae-sumnivi-u-ii-evropejskomu-slahu-es.html" text:style-name="Internet_20_link" text:visited-style-name="Visited_20_Internet_20_Link">
the Government's Government Decision</text:a>
Renewal with Russia is contrary to the policy of EU sanctions against aggressor country, there is a doubt about the further progress of Georgia to the EU.</text:p>
      <text:p text:style-name="P4">
<text:span text:style-name="T5">
Foto from the site podrobno.uz</text:span>
</text:p>
      <text:p text:style-name="P4">
News Source: <text:a xlink:type="simple" xlink:href="https://www.ukrinform.ua/rubric-world/3733601-v-uzbekistani-sprostuvali-peregovori-z-rf-pro-zbilsenna-kilkosti-aviarejsiv.html" text:style-name="Internet_20_link" text:visited-style-name="Visited_20_Internet_20_Link">
https://www.ukrinform.ua/rubric-world/3733601-v-uzbekistani-sprostuvali-peregovori-z-rf-pro-zbilsenna-kilkosti-aviarejsiv.html</text:a>
</text:p>
      <!--NEWS-->
      <text:h text:style-name="P10" text:outline-level="1">
<text:span text:style-name="T4">
In Poltava region the power supply was completely restored</text:span>
</text:h>
      <text:p text:style-name="P4">
Authors: Ukrinform (Person)</text:p>
      <text:p text:style-name="P4">
Publisher: Укринформ (Organization)</text:p>
      <text:p text:style-name="P4">
Published Time: 2023-07-09T21:19:00+03:00</text:p>
      <text:p text:style-name="P4">
Modified Time: 2023-07-09T21:19:00+03:00</text:p>
      <text:p text:style-name="P4">
Description: In the Poltava region, electricity was completely restored after a thunderstorm the day before. - Ukrinform.</text:p>
      <text:p text:style-name="P4">
Images: ['<text:a xlink:type="simple" xlink:href="https://static.ukrinform.com/photos/2023_02/thumb_files/630_360_1675414663-980.jpg" text:style-name="Internet_20_link" text:visited-style-name="Visited_20_Internet_20_Link">
630_360_16754...</text:a>
']</text:p>
      <text:p text:style-name="P4">
Tags: ['Полтавщина', 'Електропостачання', 'Негода']</text:p>
      <text:p text:style-name="P4">
Type: Article</text:p>
      <!--METADATA-->
      <text:p text:style-name="P4">
<draw:frame draw:style-name="fr1" draw:name="Image225" text:anchor-type="as-char" svg:width="6.9236in" svg:height="3.956343in" draw:z-index="0">
<draw:image xlink:href="../Images/yкринформ/2023-07-09T21-19-00-03-00/630_360_1675414663-980.jpg" xlink:type="simple" xlink:show="embed" xlink:actuate="onLoad" draw:mime-type="image/jpeg"/>
</draw:frame>
In the Poltava region, electricity was completely restored after a thunderstorm the day before.  About it in <text:a xlink:type="simple" xlink:href="https://t.me/DMYTROLUNIN/9045" text:style-name="Internet_20_link" text:visited-style-name="Visited_20_Internet_20_Link">
telegram</text:a>
 <text:a xlink:type="simple" xlink:href="https://t.me/DMYTROLUNIN/9045" text:style-name="Internet_20_link" text:visited-style-name="Visited_20_Internet_20_Link">
</text:a>
The head of the Poltava Ova Dmitrylunin reported, Ukrinform reports.</text:p>
      <text:p text:style-name="P4">
"The power supply was restored in all settlements. People with light. The brigades have completed their work," Lunin wrote.</text:p>
      <text:p text:style-name="P4">
<text:span text:style-name="T4">
 Read also: </text:span>
 <text:a xlink:type="simple" xlink:href="https://www.ukrinform.ua/rubric-regions/3733586-energetiki-povernuli-svitlo-50-tisacam-rodin-na-odesini.html" text:style-name="Internet_20_link" text:visited-style-name="Visited_20_Internet_20_Link">
energy returned light 50,000 families in <text:span text:style-name="T4">
 Odessa </text:span>
</text:a>
As reported by Ukrinform, in <text:a xlink:type="simple" xlink:href="https://www.ukrinform.ua/tag-poltavsina" text:style-name="Internet_20_link" text:visited-style-name="Visited_20_Internet_20_Link">
Poltava region</text:a>
On the eve after nocturnal thunderstorm of non -electropolies <text:a xlink:type="simple" xlink:href="https://www.ukrinform.ua/rubric-regions/3733378-na-poltavsini-cerez-grozu-znestrumleni-42-naseleni-punkti.html" text:style-name="Internet_20_link" text:visited-style-name="Visited_20_Internet_20_Link">
left 42 settlements</text:a>
</text:p>
      <text:p text:style-name="P4">
News Source: <text:a xlink:type="simple" xlink:href="https://www.ukrinform.ua/rubric-regions/3733599-na-poltavsini-povnistu-vidnovili-elektropostacanna.html" text:style-name="Internet_20_link" text:visited-style-name="Visited_20_Internet_20_Link">
https://www.ukrinform.ua/rubric-regions/3733599-na-poltavsini-povnistu-vidnovili-elektropostacanna.html</text:a>
</text:p>
      <!--NEWS-->
      <text:h text:style-name="P10" text:outline-level="1">
<text:span text:style-name="T4">
In Zaporozhye the enemy began to change critical infrastructure - Fedorov</text:span>
</text:h>
      <text:p text:style-name="P4">
Authors: Ukrinform (Person)</text:p>
      <text:p text:style-name="P4">
Publisher: Укринформ (Organization)</text:p>
      <text:p text:style-name="P4">
Published Time: 2023-07-09T21:26:00+03:00</text:p>
      <text:p text:style-name="P4">
Modified Time: 2023-07-09T21:26:00+03:00</text:p>
      <text:p text:style-name="P4">
Description: In the temporarily occupied Melitopol district, the enemy was replaced by water supply and critical infrastructure. - Ukrinform.</text:p>
      <text:p text:style-name="P4">
Images: ['<text:a xlink:type="simple" xlink:href="https://static.ukrinform.com/photos/2023_05/thumb_files/630_360_1684510265-373.jpeg" text:style-name="Internet_20_link" text:visited-style-name="Visited_20_Internet_20_Link">
630_360_16845...</text:a>
']</text:p>
      <text:p text:style-name="P4">
Tags: ['Мелітополь', 'Мінування', 'Окупація', 'Запоріжжя', 'Війна з Росією', 'Єдині новини']</text:p>
      <text:p text:style-name="P4">
Type: Article</text:p>
      <!--METADATA-->
      <text:p text:style-name="P4">
<draw:frame draw:style-name="fr1" draw:name="Image226" text:anchor-type="as-char" svg:width="6.9236in" svg:height="3.946452in" draw:z-index="0">
<draw:image xlink:href="../Images/yкринформ/2023-07-09T21-26-00-03-00/630_360_1684510265-373.jpeg" xlink:type="simple" xlink:show="embed" xlink:actuate="onLoad" draw:mime-type="image/jpeg"/>
</draw:frame>
The enemy was replaced by a water supply and critical infrastructure.</text:p>
      <text:p text:style-name="P4">
Ivan Fedorov, Ukrinform, said this on the national telecommunications "One News".</text:p>
      <text:p text:style-name="P4">
"Unfortunately, the enemy controls the NPP and we have information that the enemy to begin the critical infrastructure of the occupied part of the Zaporizhzhya region," he said.</text:p>
      <text:p text:style-name="P4">
<text:span text:style-name="T4">
 Read also: </text:span>
 <text:span text:style-name="T4">
 <text:a xlink:type="simple" xlink:href="https://www.ukrinform.ua/rubric-ato/3699513-na-zaporizzi-vorog-prodovzue-zvoditi-fortifikacijni-sporudi-ta-minuvati-teritorii-vijskovi.html" text:style-name="Internet_20_link" text:visited-style-name="Visited_20_Internet_20_Link">
in Zaporozhye the enemy continues to erect fortifications and change territories - military</text:a>
</text:span>
</text:p>
      <text:p text:style-name="P4">
Fedorov specified that it is a water supply, which is located in the Melitopol district and which feeds the city of drinking water. In addition, the most melitopolyamine important objects of electrical networks</text:p>
      <text:p text:style-name="P4">
"The enemy will constantly blackmail the entire civilized world as our military will release Energodar and the whole south of the enemy," the mayor said.</text:p>
      <text:p text:style-name="P4">
<text:span text:style-name="T4">
 Read also: </text:span>
 <text:span text:style-name="T4">
 [General Staff: Russians are most actively transferred(https://www.ukrinform.ua/rubric-ato/3731744-rosiani-najaktivnise-perekidaut-tehniku-i-soldativ-na-zaporizza-ta-doneccinu-genstab.html)</text:span>
</text:p>
      <text:p text:style-name="P4">
Earlier it was reported that by <text:span text:style-name="T4">
(https://www.ukrinform.ua/tag-zaporizka-aes)</text:span>
 In technical premises and in machine halls, mine-production.</text:p>
      <text:p text:style-name="P4">
News Source: <text:a xlink:type="simple" xlink:href="https://www.ukrinform.ua/rubric-regions/3733603-na-zaporizzi-vorog-pocav-minuvati-kriticnu-infrastrukturu-fedorov.html" text:style-name="Internet_20_link" text:visited-style-name="Visited_20_Internet_20_Link">
https://www.ukrinform.ua/rubric-regions/3733603-na-zaporizzi-vorog-pocav-minuvati-kriticnu-infrastrukturu-fedorov.html</text:a>
</text:p>
      <!--NEWS-->
      <text:h text:style-name="P10" text:outline-level="1">
<text:span text:style-name="T4">
Igor Yovichevich became the new head coach "Al-Reda"</text:span>
</text:h>
      <text:p text:style-name="P4">
Authors: Ukrinform (Person)</text:p>
      <text:p text:style-name="P4">
Publisher: Укринформ (Organization)</text:p>
      <text:p text:style-name="P4">
Published Time: 2023-07-09T21:37:00+03:00</text:p>
      <text:p text:style-name="P4">
Modified Time: 2023-07-09T21:37:00+03:00</text:p>
      <text:p text:style-name="P4">
Description: Saudi "Al-Red" appointed Igor Yovichevich by the head coach. - Ukrinform.</text:p>
      <text:p text:style-name="P4">
Images: ['<text:a xlink:type="simple" xlink:href="https://static.ukrinform.com/photos/2023_07/thumb_files/630_360_1688928603-553.jpg" text:style-name="Internet_20_link" text:visited-style-name="Visited_20_Internet_20_Link">
630_360_16889...</text:a>
']</text:p>
      <text:p text:style-name="P4">
Tags: ['Футбол', 'Шахтар']</text:p>
      <text:p text:style-name="P4">
Type: Article</text:p>
      <!--METADATA-->
      <text:p text:style-name="P4">
<draw:frame draw:style-name="fr1" draw:name="Image227" text:anchor-type="as-char" svg:width="6.9236in" svg:height="3.956343in" draw:z-index="0">
<draw:image xlink:href="../Images/yкринформ/2023-07-09T21-37-00-03-00/630_360_1688928603-553.jpg" xlink:type="simple" xlink:show="embed" xlink:actuate="onLoad" draw:mime-type="image/jpeg"/>
</draw:frame>
Saudi "Al-Red" appointed Igor Yovichevich by the head coach.</text:p>
      <text:p text:style-name="P4">
This was reported by the team press service in <text:a xlink:type="simple" xlink:href="https://www.instagram.com/p/CufCSQ8qFMP/" text:style-name="Internet_20_link" text:visited-style-name="Visited_20_Internet_20_Link">
Instagram</text:a>
, reports Ukrinform.</text:p>
      <text:p text:style-name="P4">
The details of the transaction are not specified.</text:p>
      <text:p text:style-name="P4">
The 49-year-old Croat previously trained Carpathians, Celier, Dynamo Zagreb, Dnipro-1 and Shakhtar. From Dynamo he won the Croatian Championship, with Shakhtar- the Ukrainian Championship.</text:p>
      <text:p text:style-name="P4">
<text:span text:style-name="T4">
 Read also: </text:span>
 <text:a xlink:type="simple" xlink:href="https://www.ukrinform.ua/rubric-sports/3733522-sahtar-vstanoviv-cinu-za-ukrainskogo-vorotara-trubina.html" text:style-name="Internet_20_link" text:visited-style-name="Visited_20_Internet_20_Link">
Shakhtar set the price for the Ukrainian goalkeeper Trubin</text:a>
Last season, Al-Red took 10th place in the Saudi Arabia Championship.</text:p>
      <text:p text:style-name="P4">
Photo: shakhtar.com</text:p>
      <text:p text:style-name="P4">
News Source: <text:a xlink:type="simple" xlink:href="https://www.ukrinform.ua/rubric-sports/3733607-igor-jovicevic-stav-novim-golovnim-trenerom-alraeda.html" text:style-name="Internet_20_link" text:visited-style-name="Visited_20_Internet_20_Link">
https://www.ukrinform.ua/rubric-sports/3733607-igor-jovicevic-stav-novim-golovnim-trenerom-alraeda.html</text:a>
</text:p>
      <!--NEWS-->
      <text:h text:style-name="P10" text:outline-level="1">
<text:span text:style-name="T4">
Zaluzhny was awarded the title "Honorary Citizen of Yavorov"</text:span>
</text:h>
      <text:p text:style-name="P4">
Authors: Ukrinform (Person)</text:p>
      <text:p text:style-name="P4">
Publisher: Укринформ (Organization)</text:p>
      <text:p text:style-name="P4">
Published Time: 2023-07-09T21:42:00+03:00</text:p>
      <text:p text:style-name="P4">
Modified Time: 2023-07-09T21:42:00+03:00</text:p>
      <text:p text:style-name="P4">
Description: Commander -in -Chief of the Armed Forces of Ukraine Valery Zaluzhny was awarded the title "Honorary Citizen of Yavorov city", in Lviv region. - Ukrinform.</text:p>
      <text:p text:style-name="P4">
Images: ['<text:a xlink:type="simple" xlink:href="https://static.ukrinform.com/photos/2023_06/thumb_files/630_360_1687196080-294.jpg" text:style-name="Internet_20_link" text:visited-style-name="Visited_20_Internet_20_Link">
630_360_16871...</text:a>
']</text:p>
      <text:p text:style-name="P4">
Tags: ['Львівщина', 'ЗСУ', 'Звання', 'Валерій Залужний']</text:p>
      <text:p text:style-name="P4">
Type: Article</text:p>
      <!--METADATA-->
      <text:p text:style-name="P4">
<draw:frame draw:style-name="fr1" draw:name="Image228" text:anchor-type="as-char" svg:width="6.9236in" svg:height="3.956343in" draw:z-index="0">
<draw:image xlink:href="../Images/yкринформ/2023-07-09T21-42-00-03-00/630_360_1687196080-294.jpg" xlink:type="simple" xlink:show="embed" xlink:actuate="onLoad" draw:mime-type="image/jpeg"/>
</draw:frame>
Commander -in -Chief of the Armed Forces of Ukraine Valery Zaluzhny was awarded the title "Honorary Citizen of Yavorov city", in Lviv region.</text:p>
      <text:p text:style-name="P4">
This was reported in <text:a xlink:type="simple" xlink:href="https://t.me/kozytskyy_maksym_official/9132" text:style-name="Internet_20_link" text:visited-style-name="Visited_20_Internet_20_Link">
telegram</text:a>
<text:a xlink:type="simple" xlink:href="https://t.me/kozytskyy_maksym_official/9132" text:style-name="Internet_20_link" text:visited-style-name="Visited_20_Internet_20_Link">
 </text:a>
Head of Lviv Ovamaxim Kozytsky, reports Ukrinform.</text:p>
      <text:p text:style-name="P4">
“Commander -in -Chief <text:a xlink:type="simple" xlink:href="https://www.ukrinform.ua/tag-zsu" text:style-name="Internet_20_link" text:visited-style-name="Visited_20_Internet_20_Link">
Armed Forces of Ukraine</text:a>
Valery Zaluzhny was awarded the title "Honorary Citizen of Yavorov." Tarosation was taken at the session of the Yavoriv City Council on the submission of NGO "Pysanka" ",- the message reads.</text:p>
      <text:p text:style-name="P4">
It is noted that when Valery Zaluzhni served in the 24th separate mechanized Brigade named after King Danylo and was the chief of staff, he lived in Yavoriv.</text:p>
      <text:p text:style-name="P4">
<text:span text:style-name="T4">
 Read also: </text:span>
 <text:a xlink:type="simple" xlink:href="https://www.ukrinform.ua/rubric-society/3733213-zaluznomu-50-ak-u-socmerezi-vitaut-generala.html" text:style-name="Internet_20_link" text:visited-style-name="Visited_20_Internet_20_Link">
<text:span text:style-name="T4">
 Zaluzhn </text:span>
 y - 50: as in the social network greet the general</text:a>
As reported by Ukrinform, the commander -in -chief of the Armed Forces of Ukraine [Valeryzaluzhnay(https://www.ukrinform.ua/rubric-society/3733213-zaluznomu-50-ak-u-socmerezi-vitaut-generala.html) <text:a xlink:type="simple" xlink:href="https://www.ukrinform.ua/rubric-society/3733213-zaluznomu-50-ak-u-socmerezi-vitaut-generala.html" text:style-name="Internet_20_link" text:visited-style-name="Visited_20_Internet_20_Link">
</text:a>
<text:a xlink:type="simple" xlink:href="https://www.ukrinform.ua/rubric-society/3733213-zaluznomu-50-ak-u-socmerezi-vitaut-generala.html" text:style-name="Internet_20_link" text:visited-style-name="Visited_20_Internet_20_Link">
50 years</text:a>
.  Photo: Presidential Office</text:p>
      <text:p text:style-name="P4">
News Source: <text:a xlink:type="simple" xlink:href="https://www.ukrinform.ua/rubric-society/3733606-zaluznomu-prisvoili-zvanna-pocesnij-gromadanin-avorova.html" text:style-name="Internet_20_link" text:visited-style-name="Visited_20_Internet_20_Link">
https://www.ukrinform.ua/rubric-society/3733606-zaluznomu-prisvoili-zvanna-pocesnij-gromadanin-avorova.html</text:a>
</text:p>
      <!--NEWS-->
      <text:h text:style-name="P10" text:outline-level="1">
<text:span text:style-name="T4">
Ukrainians in Poland can now get legal advice online</text:span>
</text:h>
      <text:p text:style-name="P4">
Authors: Ukrinform (Person)</text:p>
      <text:p text:style-name="P4">
Publisher: Укринформ (Organization)</text:p>
      <text:p text:style-name="P4">
Published Time: 2023-07-09T21:55:00+03:00</text:p>
      <text:p text:style-name="P4">
Modified Time: 2023-07-09T22:55:00+03:00</text:p>
      <text:p text:style-name="P4">
Description: In Poland, an online platform was launched to protect the rights of Ukrainians, where they will be provided in particular. - Ukrinform.</text:p>
      <text:p text:style-name="P4">
Images: ['<text:a xlink:type="simple" xlink:href="https://static.ukrinform.com/photos/2022_03/thumb_files/630_360_1647077447-421.jpg" text:style-name="Internet_20_link" text:visited-style-name="Visited_20_Internet_20_Link">
630_360_16470...</text:a>
']</text:p>
      <text:p text:style-name="P4">
Tags: ['Польща', 'Україна', 'Біженці', 'Мінреінтеграції']</text:p>
      <text:p text:style-name="P4">
Type: Article</text:p>
      <!--METADATA-->
      <text:p text:style-name="P4">
<draw:frame draw:style-name="fr1" draw:name="Image229" text:anchor-type="as-char" svg:width="6.9236in" svg:height="3.956343in" draw:z-index="0">
<draw:image xlink:href="../Images/yкринформ/2023-07-09T21-55-00-03-00/630_360_1647077447-421.jpg" xlink:type="simple" xlink:show="embed" xlink:actuate="onLoad" draw:mime-type="image/jpeg"/>
</draw:frame>
Poland has admitted an online platform to protect the rights of Ukrainians, where they will be in particular legal advice.</text:p>
      <text:p text:style-name="P4">
This was reported by the Ministry of reintegration in <text:a xlink:type="simple" xlink:href="https://t.me/minre_ua/3726" text:style-name="Internet_20_link" text:visited-style-name="Visited_20_Internet_20_Link">
telegram</text:a>
, reports Ukrinform.</text:p>
      <text:p text:style-name="P4">
"This is one of the sections of the International Rescue Committee website(IRC). У ньомуукраїнським <text:a xlink:type="simple" xlink:href="https://www.ukrinform.ua/tag-bizenci" text:style-name="Internet_20_link" text:visited-style-name="Visited_20_Internet_20_Link">
 шукачам притулку </text:a>
Their rights are clarified. In particular, to navigate the labor market of taverbing from unscrupulous employers, " - the message reads.</text:p>
      <text:p text:style-name="P4">
You can also get additional information or legal support of the Darnener.</text:p>
      <text:p text:style-name="P4">
In addition, consultations can be provided at support and integration centers.</text:p>
      <text:p text:style-name="P4">
They are located at the addresses:</text:p>
      <ul>
        <li>
M. Poznan: str. Tovarova, 35/3a, 61-896. You can contact Monday to Friday from 09:00 to 17:00; e-mail: poznan@fiiw.pl; * m. Katowice: str. Khozhovskaya, 6(first floor), 40-101. It works from Monday to Friday from 09:00 to 5:00 pm; e-mail: katowice@fiiw.pl.</li>
      </ul>
      <text:p text:style-name="P4">
<text:span text:style-name="T4">
 Read also: </text:span>
 <text:a xlink:type="simple" xlink:href="https://www.ukrinform.ua/rubric-ato/3732355-kilkist-ukrainciv-ta-ih-migracia-za-kordon-cerez-vijnu.html" text:style-name="Internet_20_link" text:visited-style-name="Visited_20_Internet_20_Link">
<text:span text:style-name="T4">
 quantity </text:span>
 <text:span text:style-name="T4">
 Ukrainians </text:span>
 and their <text:span text:style-name="T4">
 migration </text:span>
 for <text:span text:style-name="T4">
 border </text:span>
 <text:span text:style-name="T4">
 </text:span>
 Through <text:span text:style-name="T4">
 </text:span>
 war **</text:a>
As reported by Ukrinform, <text:a xlink:type="simple" xlink:href="https://www.ukrinform.ua/rubric-society/3731162-evropejski-kraini-vitratili-ponad-43-milardi-na-prihistok-ukrainciv.html" text:style-name="Internet_20_link" text:visited-style-name="Visited_20_Internet_20_Link">
European countries spent</text:a>
More than € 43 billion on the shelter of Ukrainians who escape from war.  Photo: Beata Zawrzel, AA_</text:p>
      <text:p text:style-name="P4">
News Source: <text:a xlink:type="simple" xlink:href="https://www.ukrinform.ua/rubric-society/3733620-ukrainci-v-polsi-teper-mozut-otrimati-uridicni-konsultacii-onlajn.html" text:style-name="Internet_20_link" text:visited-style-name="Visited_20_Internet_20_Link">
https://www.ukrinform.ua/rubric-society/3733620-ukrainci-v-polsi-teper-mozut-otrimati-uridicni-konsultacii-onlajn.html</text:a>
</text:p>
      <!--NEWS-->
      <text:h text:style-name="P10" text:outline-level="1">
<text:span text:style-name="T4">
In Poland, a minibus with Ukrainians crashed into a truck, there is a dead</text:span>
</text:h>
      <text:p text:style-name="P4">
Authors: Ukrinform (Person)</text:p>
      <text:p text:style-name="P4">
Publisher: Укринформ (Organization)</text:p>
      <text:p text:style-name="P4">
Published Time: 2023-07-09T22:12:00+03:00</text:p>
      <text:p text:style-name="P4">
Modified Time: 2023-07-09T22:12:00+03:00</text:p>
      <text:p text:style-name="P4">
Description: In Poland, a bus, where a group of citizens from Ukraine traveled, crashed into a truck standing on the sidelines. One person was killed in place, even eight was taken to the hospital. - Ukrinform.</text:p>
      <text:p text:style-name="P4">
Images: ['<text:a xlink:type="simple" xlink:href="https://static.ukrinform.com/photos/2023_07/thumb_files/630_360_1688921767-650.jpg" text:style-name="Internet_20_link" text:visited-style-name="Visited_20_Internet_20_Link">
630_360_16889...</text:a>
']</text:p>
      <text:p text:style-name="P4">
Tags: ['ДТП', 'Польща', 'Україна', 'Автобус']</text:p>
      <text:p text:style-name="P4">
Type: Article</text:p>
      <!--METADATA-->
      <text:p text:style-name="P4">
<draw:frame draw:style-name="fr1" draw:name="Image230" text:anchor-type="as-char" svg:width="6.9236in" svg:height="3.956343in" draw:z-index="0">
<draw:image xlink:href="../Images/yкринформ/2023-07-09T22-12-00-03-00/630_360_1688921767-650.jpg" xlink:type="simple" xlink:show="embed" xlink:actuate="onLoad" draw:mime-type="image/jpeg"/>
</draw:frame>
In the Polishivtobus, where a group of citizens from Ukraine traveled, he crashed into a truck, which has left on the roadside. One person was killed on the spot, even eight was delivered pre -hospital.</text:p>
      <text:p text:style-name="P4">
About it reports <text:a xlink:type="simple" xlink:href="https://hromadske.ua/posts/u-polshi-mikroavtobus-z-ukrayincyami-vrizavsya-u-vantazhivku-zaginula-odna-zhinka" text:style-name="Internet_20_link" text:visited-style-name="Visited_20_Internet_20_Link">
Hromadske</text:a>
With reference to Polish <text:a xlink:type="simple" xlink:href="https://lublin.tvp.pl/71170253/smiertelny-wypadek-zderzenie-busa-z-ciezarowka" text:style-name="Internet_20_link" text:visited-style-name="Visited_20_Internet_20_Link">
TVP3 TV channel</text:a>
, reports Ukrinform.</text:p>
      <text:p text:style-name="P4">
The accident happened on the night of July 9 near Helma.</text:p>
      <text:p text:style-name="P4">
"According to preliminary data, the Ukrainian bus, which was heading towards the border, made a truck parked on the roadside," - said the Uvovodsk Headquarters in Lublin.</text:p>
      <text:p text:style-name="P4">
As a result of <text:a xlink:type="simple" xlink:href="https://www.ukrinform.ua/tag-dtp" text:style-name="Internet_20_link" text:visited-style-name="Visited_20_Internet_20_Link">
road accident</text:a>
A 33-year-old woman, still eight citizens of Ukraine traveling by bus, was killed. The post -examination revealed that two people have injuries.</text:p>
      <text:p text:style-name="P4">
<text:span text:style-name="T4">
 Read also: </text:span>
 <text:a xlink:type="simple" xlink:href="https://www.ukrinform.ua/rubric-regions/3733469-na-kiivsini-u-dtp-zaginuv-dvoricnij-hlopcik.html" text:style-name="Internet_20_link" text:visited-style-name="Visited_20_Internet_20_Link">
in the Kyiv region in <text:span text:style-name="T4">
 an accident </text:span>
 died two -year -old boy</text:a>
Law enforcement officers found that a 44-year-old Ukrainian who was driving a bus was a pile.</text:p>
      <text:p text:style-name="P4">
The police under the supervision of the prosecutor find out the details of the event.</text:p>
      <text:p text:style-name="P4">
_ Photo: policja lubelska_</text:p>
      <text:p text:style-name="P4">
News Source: <text:a xlink:type="simple" xlink:href="https://www.ukrinform.ua/rubric-society/3733610-u-polsi-mikroavtobus-s-ukraincami-vrizavsa-u-vantazivku-e-zagibla.html" text:style-name="Internet_20_link" text:visited-style-name="Visited_20_Internet_20_Link">
https://www.ukrinform.ua/rubric-society/3733610-u-polsi-mikroavtobus-s-ukraincami-vrizavsa-u-vantazivku-e-zagibla.html</text:a>
</text:p>
      <!--NEWS-->
      <text:h text:style-name="P10" text:outline-level="1">
<text:span text:style-name="T4">
The Armed Forces are fixed on the reached boundaries: the Ministry of Defense told about the offensive in the south</text:span>
</text:h>
      <text:p text:style-name="P4">
Authors: Ukrinform (Person)</text:p>
      <text:p text:style-name="P4">
Publisher: Укринформ (Organization)</text:p>
      <text:p text:style-name="P4">
Published Time: 2023-07-09T22:36:00+03:00</text:p>
      <text:p text:style-name="P4">
Modified Time: 2023-07-09T22:36:00+03:00</text:p>
      <text:p text:style-name="P4">
Description: Hot fighting continues in the Melitopol and Berdyansk directions. At the same time, the defense forces are fixed here on the reached boundaries. - Ukrinform.</text:p>
      <text:p text:style-name="P4">
Images: ['<text:a xlink:type="simple" xlink:href="https://static.ukrinform.com/photos/2023_06/thumb_files/630_360_1686221008-699.jpg" text:style-name="Internet_20_link" text:visited-style-name="Visited_20_Internet_20_Link">
630_360_16862...</text:a>
']</text:p>
      <text:p text:style-name="P4">
Tags: ['Міноборони', 'ЗСУ', 'Війна з Росією', '#stoprussia', 'Ганна Маляр', 'Контрнаступ']</text:p>
      <text:p text:style-name="P4">
Type: Article</text:p>
      <!--METADATA-->
      <text:p text:style-name="P4">
<draw:frame draw:style-name="fr1" draw:name="Image231" text:anchor-type="as-char" svg:width="6.9236in" svg:height="3.956343in" draw:z-index="0">
<draw:image xlink:href="../Images/yкринформ/2023-07-09T22-36-00-03-00/630_360_1686221008-699.jpg" xlink:type="simple" xlink:show="embed" xlink:actuate="onLoad" draw:mime-type="image/jpeg"/>
</draw:frame>
The tire and Berdyansk directions of the offensive of the forces of defense continue. At the same time, the defense forces are fixed here on the reached boundaries.</text:p>
      <text:p text:style-name="P4">
This was reported in <text:a xlink:type="simple" xlink:href="https://t.me/annamaliar/922" text:style-name="Internet_20_link" text:visited-style-name="Visited_20_Internet_20_Link">
telegram</text:a>
Deputy Defense Minister Anna Malyar, Ukrinform reports.</text:p>
      <text:p text:style-name="P4">
"The process of fixing on the reached boundaries is ongoing. <text:a xlink:type="simple" xlink:href="https://www.ukrinform.ua/tag-zsu" text:style-name="Internet_20_link" text:visited-style-name="Visited_20_Internet_20_Link">
Our</text:a>
They carry out air intelligence, demining the terrain and inflicting fire damage to the enemy's artillery, carrying out counter -bacdyar struggle measures, prepared to continue the offensive actions, " - said the painter.</text:p>
      <text:p text:style-name="P4">
<text:span text:style-name="T4">
 Read also: </text:span>
 <text:a xlink:type="simple" xlink:href="https://www.ukrinform.ua/rubric-ato/3733576-ukraina-u-cervni-virobila-bilse-snaradiv-niz-za-ves-minulij-rik-kamisin.html" text:style-name="Internet_20_link" text:visited-style-name="Visited_20_Internet_20_Link">
Ukraine in June has produced more shells than in the whole year - <text:span text:style-name="T4">
 Kamyshin </text:span>
</text:a>
As reported by Ukrinform, heavy battles continue in Limansky, Bakhmut, Avdiivsky Tamarin, during the day [27 fighting collisions took place].(https://www.ukrinform.ua/rubric-ato/3733572-na-cotiroh-napramkah-za-dobu-vidbulisa-27-zitknen-trivaut-vazki-boi.html) .</text:p>
      <text:p text:style-name="P4">
News Source: <text:a xlink:type="simple" xlink:href="https://www.ukrinform.ua/rubric-ato/3733613-zsu-zakripluutsa-na-dosagnutih-rubezah-u-minoboroni-rozpovili-pro-nastup-na-pivdni.html" text:style-name="Internet_20_link" text:visited-style-name="Visited_20_Internet_20_Link">
https://www.ukrinform.ua/rubric-ato/3733613-zsu-zakripluutsa-na-dosagnutih-rubezah-u-minoboroni-rozpovili-pro-nastup-na-pivdni.html</text:a>
</text:p>
      <!--NEWS-->
      <text:h text:style-name="P10" text:outline-level="1">
<text:span text:style-name="T4">
When the Armed Forces reach the Crimea, Putin wants to negotiate - Zelensky</text:span>
</text:h>
      <text:p text:style-name="P4">
Authors: Ukrinform (Person)</text:p>
      <text:p text:style-name="P4">
Publisher: Укринформ (Organization)</text:p>
      <text:p text:style-name="P4">
Published Time: 2023-07-09T22:49:00+03:00</text:p>
      <text:p text:style-name="P4">
Modified Time: 2023-07-09T22:49:00+03:00</text:p>
      <text:p text:style-name="P4">
Description: Russian President Vladimir Putin wants to negotiate when the Armed Forces reached the Crimea - Ukrinform.</text:p>
      <text:p text:style-name="P4">
Images: ['<text:a xlink:type="simple" xlink:href="https://static.ukrinform.com/photos/2023_04/thumb_files/630_360_1682862659-378.jpeg" text:style-name="Internet_20_link" text:visited-style-name="Visited_20_Internet_20_Link">
630_360_16828...</text:a>
']</text:p>
      <text:p text:style-name="P4">
Tags: ['Деокупація', 'Крим', 'Переговори', 'Путін', 'ЗСУ', 'Зеленський', 'Війна з Росією']</text:p>
      <text:p text:style-name="P4">
Type: Article</text:p>
      <!--METADATA-->
      <text:p text:style-name="P4">
<draw:frame draw:style-name="fr1" draw:name="Image232" text:anchor-type="as-char" svg:width="6.9236in" svg:height="3.956343in" draw:z-index="0">
<draw:image xlink:href="../Images/yкринформ/2023-07-09T22-49-00-03-00/630_360_1682862659-378.jpeg" xlink:type="simple" xlink:show="embed" xlink:actuate="onLoad" draw:mime-type="image/jpeg"/>
</draw:frame>
Russian President Vladimir Putin wants to negotiate when the Armed Forces reach the Damage,</text:p>
      <text:p text:style-name="P4">
This assumption was made by President Volodymyr Zelenskyy in an interview <text:a xlink:type="simple" xlink:href="https://abcnews.go.com/Politics/zelenskyy-abc-russia-ukraine-war-end-thoughts-us/story" text:style-name="Internet_20_link" text:visited-style-name="Visited_20_Internet_20_Link">
ABC News</text:a>
, reports Ukrinform with reference to <text:a xlink:type="simple" xlink:href="https://www.radiosvoboda.org/a/news-zelenskyy-putin-krym-rosiya-perehovory/32495776.html" text:style-name="Internet_20_link" text:visited-style-name="Visited_20_Internet_20_Link">
"Radio Liberty"</text:a>
.</text:p>
      <text:p text:style-name="P4">
Answering the question whether it is possible to force Putin to go to the intervals, the President of Ukraine said it was a completely logical assumption.</text:p>
      <text:p text:style-name="P4">
“Well, it is absolutely understandable, logical rhetoric that at the moment when the Ukrainian administrative border with a temporarily occupied Crimea is very likely that Putin will be forced to look for a dialogue with the civilized world, towards how it was to a full -scale invasion will be weakened, ” - said <text:a xlink:type="simple" xlink:href="https://www.ukrinform.ua/tag-zelenskij" text:style-name="Internet_20_link" text:visited-style-name="Visited_20_Internet_20_Link">
Zelensky</text:a>
.</text:p>
      <text:p text:style-name="P4">
<text:span text:style-name="T4">
 Read also: </text:span>
 <text:a xlink:type="simple" xlink:href="https://www.ukrinform.ua/rubric-crimea/3726800-okupanti-rozgladaut-scenarij-vihodu-z-krimu-gur.html" text:style-name="Internet_20_link" text:visited-style-name="Visited_20_Internet_20_Link">
<text:span text:style-name="T4">
 Occupants </text:span>
 <text:span text:style-name="T4">
 Consider </text:span>
 <text:span text:style-name="T4">
 Scenario </text:span>
 <text:span text:style-name="T4">
 Exit </text:span>
 From <text:span text:style-name="T4">
 Crimea </text:span>
 - <text:span text:style-name="T4">
 GUR </text:span>
</text:a>
As reported by Ukrinform, earlier <text:a xlink:type="simple" xlink:href="https://www.ukrinform.ua/rubric-ato/3730904-vijna-ne-zakincitsa-poki-krim-bude-pid-okupacieu-zelenskij.html" text:style-name="Internet_20_link" text:visited-style-name="Visited_20_Internet_20_Link">
President Volodymyr Zelenskyy</text:a>
He stated that the ultimate goal of Ukraine is the Crimea and only then it will mean that the "war has ended" and "peace" without Crimea he will not consider a victory.</text:p>
      <text:p text:style-name="P4">
News Source: <text:a xlink:type="simple" xlink:href="https://www.ukrinform.ua/rubric-ato/3733615-koli-zsu-dijdut-do-krimu-putin-zahoce-peregovoriv-zelenskij.html" text:style-name="Internet_20_link" text:visited-style-name="Visited_20_Internet_20_Link">
https://www.ukrinform.ua/rubric-ato/3733615-koli-zsu-dijdut-do-krimu-putin-zahoce-peregovoriv-zelenskij.html</text:a>
</text:p>
      <!--NEWS-->
      <text:h text:style-name="P10" text:outline-level="1">
<text:span text:style-name="T4">
Ukrainians in Poland can now get legal advice online</text:span>
</text:h>
      <text:p text:style-name="P4">
Authors: Ukrinform (Person)</text:p>
      <text:p text:style-name="P4">
Publisher: Укринформ (Organization)</text:p>
      <text:p text:style-name="P4">
Published Time: 2023-07-09T22:55:00+03:00</text:p>
      <text:p text:style-name="P4">
Modified Time: 2023-07-09T22:55:00+03:00</text:p>
      <text:p text:style-name="P4">
Description: In Poland, an online platform was launched to protect the rights of Ukrainians, where they will be provided in particular. - Ukrinform.</text:p>
      <text:p text:style-name="P4">
Images: ['<text:a xlink:type="simple" xlink:href="https://static.ukrinform.com/photos/2022_03/thumb_files/630_360_1647077447-421.jpg" text:style-name="Internet_20_link" text:visited-style-name="Visited_20_Internet_20_Link">
630_360_16470...</text:a>
']</text:p>
      <text:p text:style-name="P4">
Tags: ['Польща', 'Україна', 'Біженці', 'Мінреінтеграції']</text:p>
      <text:p text:style-name="P4">
Type: Article</text:p>
      <!--METADATA-->
      <text:p text:style-name="P4">
<draw:frame draw:style-name="fr1" draw:name="Image233" text:anchor-type="as-char" svg:width="6.9236in" svg:height="3.956343in" draw:z-index="0">
<draw:image xlink:href="../Images/yкринформ/2023-07-09T22-55-00-03-00/630_360_1647077447-421.jpg" xlink:type="simple" xlink:show="embed" xlink:actuate="onLoad" draw:mime-type="image/jpeg"/>
</draw:frame>
Poland has admitted an online platform to protect the rights of Ukrainians, where they will be in particular legal advice.</text:p>
      <text:p text:style-name="P4">
This was reported by the Ministry of reintegration in <text:a xlink:type="simple" xlink:href="https://t.me/minre_ua/3726" text:style-name="Internet_20_link" text:visited-style-name="Visited_20_Internet_20_Link">
telegram</text:a>
, reports Ukrinform.</text:p>
      <text:p text:style-name="P4">
"This is one of the sections of the International Rescue Committee website(IRC). У ньомуукраїнським <text:a xlink:type="simple" xlink:href="https://www.ukrinform.ua/tag-bizenci" text:style-name="Internet_20_link" text:visited-style-name="Visited_20_Internet_20_Link">
 шукачам притулку </text:a>
Their rights are clarified. In particular, to navigate the labor market of taverbing from unscrupulous employers, " - the message reads.</text:p>
      <text:p text:style-name="P4">
You can also get additional information or legal support of the Darnener.</text:p>
      <text:p text:style-name="P4">
In addition, consultations can be provided at support and integration centers.</text:p>
      <text:p text:style-name="P4">
They are located at the addresses:</text:p>
      <ul>
        <li>
M. Poznan: str. Tovarova, 35/3a, 61-896. You can contact Monday to Friday from 09:00 to 17:00; e-mail: poznan@fiiw.pl; * m. Katowice: str. Khozhovskaya, 6(first floor), 40-101. It works from Monday to Friday from 09:00 to 5:00 pm; e-mail: katowice@fiiw.pl.</li>
      </ul>
      <text:p text:style-name="P4">
<text:span text:style-name="T4">
 Read also: </text:span>
 <text:a xlink:type="simple" xlink:href="https://www.ukrinform.ua/rubric-ato/3732355-kilkist-ukrainciv-ta-ih-migracia-za-kordon-cerez-vijnu.html" text:style-name="Internet_20_link" text:visited-style-name="Visited_20_Internet_20_Link">
<text:span text:style-name="T4">
 quantity </text:span>
 <text:span text:style-name="T4">
 Ukrainians </text:span>
 and their <text:span text:style-name="T4">
 migration </text:span>
 for <text:span text:style-name="T4">
 border </text:span>
 <text:span text:style-name="T4">
 </text:span>
 Through <text:span text:style-name="T4">
 </text:span>
 war **</text:a>
As reported by Ukrinform, <text:a xlink:type="simple" xlink:href="https://www.ukrinform.ua/rubric-society/3731162-evropejski-kraini-vitratili-ponad-43-milardi-na-prihistok-ukrainciv.html" text:style-name="Internet_20_link" text:visited-style-name="Visited_20_Internet_20_Link">
European countries spent</text:a>
More than € 43 billion on the shelter of Ukrainians who escape from war.  Photo: Beata Zawrzel, AA_</text:p>
      <text:p text:style-name="P4">
News Source: <text:a xlink:type="simple" xlink:href="https://www.ukrinform.ua/rubric-society/3733620-ukrainci-v-polsi-teper-mozut-otrimati-uridicni-konsultacii-onlajn.html" text:style-name="Internet_20_link" text:visited-style-name="Visited_20_Internet_20_Link">
https://www.ukrinform.ua/rubric-society/3733620-ukrainci-v-polsi-teper-mozut-otrimati-uridicni-konsultacii-onlajn.html</text:a>
</text:p>
      <!--NEWS-->
      <text:h text:style-name="P10" text:outline-level="1">
<text:span text:style-name="T4">
NATO states in front of the summit hurry to agree on the format of security guarantees for Ukraine - Politico</text:span>
</text:h>
      <text:p text:style-name="P4">
Authors: Ukrinform (Person)</text:p>
      <text:p text:style-name="P4">
Publisher: Укринформ (Organization)</text:p>
      <text:p text:style-name="P4">
Published Time: 2023-07-09T23:09:00+03:00</text:p>
      <text:p text:style-name="P4">
Modified Time: 2023-07-09T23:09:00+03:00</text:p>
      <text:p text:style-name="P4">
Description: The United States, the United Kingdom, France and Germany at the NATO summit intend to present the format of security guarantees to Ukraine that other countries may join. - Ukrinform.</text:p>
      <text:p text:style-name="P4">
Images: ['<text:a xlink:type="simple" xlink:href="https://static.ukrinform.com/photos/2023_07/thumb_files/630_360_1688597640-973.jpg" text:style-name="Internet_20_link" text:visited-style-name="Visited_20_Internet_20_Link">
630_360_16885...</text:a>
']</text:p>
      <text:p text:style-name="P4">
Tags: ['НАТО', 'Саміт НАТО', 'Війна з Росією', 'Гарантії безпеки']</text:p>
      <text:p text:style-name="P4">
Type: Article</text:p>
      <!--METADATA-->
      <text:p text:style-name="P4">
<draw:frame draw:style-name="fr1" draw:name="Image234" text:anchor-type="as-char" svg:width="6.9236in" svg:height="3.956343in" draw:z-index="0">
<draw:image xlink:href="../Images/yкринформ/2023-07-09T23-09-00-03-00/630_360_1688597640-973.jpg" xlink:type="simple" xlink:show="embed" xlink:actuate="onLoad" draw:mime-type="image/jpeg"/>
</draw:frame>
The United States, the United Kingdom, France and Germany at the NATO summit this week have to intention to represent the security guarantees of Ukraine, which can be attached to othericraines.</text:p>
      <text:p text:style-name="P4">
As Ukrinform reports, it reports <text:a xlink:type="simple" xlink:href="https://www.politico.eu/article/western-powers-nato-security-pledges-ukraine-putin-russia-war/" text:style-name="Internet_20_link" text:visited-style-name="Visited_20_Internet_20_Link">
Politico</text:a>
With reference to your own sources.</text:p>
      <text:p text:style-name="P4">
It is noted that the Allied Group is active in negotiations to complete the moment before the summit to complete the work on the corresponding declaration.</text:p>
      <text:p text:style-name="P4">
Four countries have been discussing this issue with Kiev for several weeks, and have been consulting with other NATO, EU and G7 allies.</text:p>
      <text:p text:style-name="P4">
<text:span text:style-name="T4">
 Read also: </text:span>
 <text:span text:style-name="T4">
 <text:a xlink:type="simple" xlink:href="https://www.ukrinform.ua/rubric-polytics/3733587-kuleba-pogovoriv-z-blinkenom-pracuemo-sob-risenna-samitu-nato-buli-vigrasnimi-dla-vsih.html" text:style-name="Internet_20_link" text:visited-style-name="Visited_20_Internet_20_Link">
Kuleba spoke with Blinken: We work to make NATO's solutions winning for all</text:a>
</text:span>
</text:p>
      <text:p text:style-name="P4">
The idea of guarantees is to create "umbrellas" with the participation of countries, to give Ukraine constant military assistance.</text:p>
      <text:p text:style-name="P4">
Many allies within the Alliance generally agree that Ukraine can join NATO only after the war.</text:p>
      <text:p text:style-name="P4">
<text:span text:style-name="T4">
 Read also: </text:span>
 <text:span text:style-name="T4">
 <text:a xlink:type="simple" xlink:href="https://www.ukrinform.ua/rubric-polytics/3733583-maemo-proklasti-slah-dla-ukraini-sob-vona-pretenduvala-na-clenstvo-v-nato-bajden.html" text:style-name="Internet_20_link" text:visited-style-name="Visited_20_Internet_20_Link">
we have to pave the way for Ukraine so that it is applicable to NATO - Biden</text:a>
</text:span>
</text:p>
      <text:p text:style-name="P4">
Therefore, the largest bloc states are working on developing intermediate safety obligations that each of them can provide Ukraine at this time.</text:p>
      <text:p text:style-name="P4">
At the same time, countries on the eastern flank insist on providing Ukraine as soon as possible in the Alliance, even if hostilities continue.</text:p>
      <text:p text:style-name="P4">
According to officials in Berlin, Paris, London and Brussels, who are anonymous conditions, the Western states aim to present the format of this "umbrella" at the summit that begins on Tuesday in Vilnius.</text:p>
      <text:p text:style-name="P4">
<text:span text:style-name="T4">
 Read also: </text:span>
 <text:span text:style-name="T4">
 <text:a xlink:type="simple" xlink:href="https://www.ukrinform.ua/rubric-polytics/3733266-portugalia-stala-23-krainou-aka-pidtrimala-clenstvo-ukraini-v-nato-op.html" text:style-name="Internet_20_link" text:visited-style-name="Visited_20_Internet_20_Link">
Portugal became 23 countries that supported Ukraine's membership in NATO - OP</text:a>
 </text:span>
</text:p>
      <text:p text:style-name="P4">
"In fact, it is a guarantee that we will still equip Ukrainian forces for a very long time, finance them, consult and train them in order for them to be able to restrain any future aggression," said NATO diplomat.</text:p>
      <text:p text:style-name="P4">
He noted that every interested country will have to define its obligations with Ukraine. "And it can be anything-recycle defense to the tanks and anything," he added.</text:p>
      <text:p text:style-name="P4">
<text:span text:style-name="T4">
 Read also: </text:span>
 <text:span text:style-name="T4">
 <text:a xlink:type="simple" xlink:href="https://www.ukrinform.ua/rubric-polytics/3732999-ukraina-zaslugovue-na-clenstvo-v-nato-erdogan.html" text:style-name="Internet_20_link" text:visited-style-name="Visited_20_Internet_20_Link">
Erdogan: Ukraine deserves NATO membership</text:a>
</text:span>
</text:p>
      <text:p text:style-name="P4">
According to NATO Stoltenberg Secretary General, the summit will be agreed by the plans for Ukrainian defense, which will envisage "many years of programming assistance to ensure full operational compatibility between Ukrainian Armed forces and NATO."</text:p>
      <text:p text:style-name="P4">
It should also be announced to create a new cooperation format Ukraine - <text:span text:style-name="T4">
 <text:a xlink:type="simple" xlink:href="https://www.ukrinform.ua/tag-nato" text:style-name="Internet_20_link" text:visited-style-name="Visited_20_Internet_20_Link">
NATO</text:a>
</text:span>
, which will open both a space for work on "practical joint activity", said Stoltenberg.</text:p>
      <text:p text:style-name="P4">
We will remind: already 23 countries have signed a joint statement with Ukraine to support NATO. Ukraine has already been supported by Bulgaria, Belgium, Denmark, Estonia, Italy, Iceland, Spain, Canada, Latvia, Lithuania, the Netherlands, Germany, Norway, Poland, Portugal, Romania, Slovakia, Slovenia, Finland, France, Chernochi, Chernochi.</text:p>
      <text:p text:style-name="P4">
News Source: <text:a xlink:type="simple" xlink:href="https://www.ukrinform.ua/rubric-ato/3733618-derzavi-nato-pered-samitom-pospisaut-uzgoditi-format-garantij-bezpeki-dla-ukraini-politico.html" text:style-name="Internet_20_link" text:visited-style-name="Visited_20_Internet_20_Link">
https://www.ukrinform.ua/rubric-ato/3733618-derzavi-nato-pered-samitom-pospisaut-uzgoditi-format-garantij-bezpeki-dla-ukraini-politico.html</text:a>
</text:p>
      <!--NEWS-->
      <text:h text:style-name="P10" text:outline-level="1">
<text:span text:style-name="T4">
Ukrainian Svitolina defeated Belarusian Azarov and will play in the quarterfinals of Wimbledon</text:span>
</text:h>
      <text:p text:style-name="P4">
Authors: Ukrinform (Person)</text:p>
      <text:p text:style-name="P4">
Publisher: Укринформ (Organization)</text:p>
      <text:p text:style-name="P4">
Published Time: 2023-07-09T23:13:20+03:00</text:p>
      <text:p text:style-name="P4">
Modified Time: 2023-07-09T23:13:20+03:00</text:p>
      <text:p text:style-name="P4">
Description: Ukrainian tennis player Elina Svolin ( # 76 WTA) beat Belarusian Victoria Azarenko ( # 20 WTA) in the 1/8 Final of the Wimbledon - 6, 6: 4, 7: 6: 6. - Ukrinform.</text:p>
      <text:p text:style-name="P4">
Images: ['<text:a xlink:type="simple" xlink:href="https://static.ukrinform.com/photos/2023_07/thumb_files/630_360_1688933552-671.jpeg" text:style-name="Internet_20_link" text:visited-style-name="Visited_20_Internet_20_Link">
630_360_16889...</text:a>
']</text:p>
      <text:p text:style-name="P4">
Tags: ['Світоліна', 'Теніс', 'Вімблдон']</text:p>
      <text:p text:style-name="P4">
Type: Article</text:p>
      <!--METADATA-->
      <text:p text:style-name="P4">
<draw:frame draw:style-name="fr1" draw:name="Image235" text:anchor-type="as-char" svg:width="6.9236in" svg:height="3.956343in" draw:z-index="0">
<draw:image xlink:href="../Images/yкринформ/2023-07-09T23-13-20-03-00/630_360_1688933552-671.jpeg" xlink:type="simple" xlink:show="embed" xlink:actuate="onLoad" draw:mime-type="image/jpeg"/>
</draw:frame>
Ukrainian tennis player Elina Svitolina(№76 WTA)Victoria Azarenko beat Belarusian(№20 WTA)In the 1/8 Final "Wimbledon" - 2: 6, 6: 4, 7: 6.</text:p>
      <text:p text:style-name="P4">
The match lasted 2 hours and 49 minutes, Ukrinform reports.</text:p>
      <text:p text:style-name="P4">
The Ukrainian 8 times gave out, did not make double errors and used 3/9 of breakpoints. Svitolina lost to Azarenko all 5 previous eyewitnesses.</text:p>
      <text:p text:style-name="P4">
For Elina, it is a ninth performance in the main Wimbledon grid. She will play in the 1/4 finals for the second time.</text:p>
      <text:p text:style-name="P4">
In 2019, Svitolina reached the semifinals of the competition.</text:p>
      <text:p text:style-name="P4">
<text:span text:style-name="T4">
 Read also: </text:span>
 <text:a xlink:type="simple" xlink:href="https://www.ukrinform.ua/rubric-sports/3733526-ukrainka-curenko-zaversila-vistupi-na-vimbldoni.html" text:style-name="Internet_20_link" text:visited-style-name="Visited_20_Internet_20_Link">
Ukrainian Tsurenko has completed the performances on Wimbledon</text:a>
In the quarterfinals, Elina will meet the Polish tennis player Iga Schwntek. The match will be released on Tuesday, July 11, at 13:00.</text:p>
      <text:p text:style-name="P4">
Photo: Getty Images</text:p>
      <text:p text:style-name="P4">
News Source: <text:a xlink:type="simple" xlink:href="https://www.ukrinform.ua/rubric-sports/3733616-ukrainka-svitolina-peremogla-bilorusku-azarovu-i-zigrae-u-cvertfinali-vimbldonu.html" text:style-name="Internet_20_link" text:visited-style-name="Visited_20_Internet_20_Link">
https://www.ukrinform.ua/rubric-sports/3733616-ukrainka-svitolina-peremogla-bilorusku-azarovu-i-zigrae-u-cvertfinali-vimbldonu.html</text:a>
</text:p>
      <!--NEWS-->
      <text:h text:style-name="P10" text:outline-level="1">
<text:span text:style-name="T4">
Stephanyshina about Zelensky's participation in NATO summit: No decisions have been made yet</text:span>
</text:h>
      <text:p text:style-name="P4">
Authors: Ukrinform (Person)</text:p>
      <text:p text:style-name="P4">
Publisher: Укринформ (Organization)</text:p>
      <text:p text:style-name="P4">
Published Time: 2023-07-09T23:26:00+03:00</text:p>
      <text:p text:style-name="P4">
Modified Time: 2023-07-09T23:26:00+03:00</text:p>
      <text:p text:style-name="P4">
Description: There is currently no final decision on the participation of President of Ukraine Volodymyr Zelensky at the NATO Summit in Vilnius. - Ukrinform.</text:p>
      <text:p text:style-name="P4">
Images: ['<text:a xlink:type="simple" xlink:href="https://static.ukrinform.com/photos/2023_06/thumb_files/630_360_1685693006-991.jpg" text:style-name="Internet_20_link" text:visited-style-name="Visited_20_Internet_20_Link">
630_360_16856...</text:a>
']</text:p>
      <text:p text:style-name="P4">
Tags: ['НАТО', 'Саміт', 'Саміт НАТО', 'Україна', 'Зеленський', 'Стефанішина']</text:p>
      <text:p text:style-name="P4">
Type: Article</text:p>
      <!--METADATA-->
      <text:p text:style-name="P4">
<draw:frame draw:style-name="fr1" draw:name="Image236" text:anchor-type="as-char" svg:width="6.9236in" svg:height="3.956343in" draw:z-index="0">
<draw:image xlink:href="../Images/yкринформ/2023-07-09T23-26-00-03-00/630_360_1685693006-991.jpg" xlink:type="simple" xlink:show="embed" xlink:actuate="onLoad" draw:mime-type="image/jpeg"/>
</draw:frame>
It is now a final decision on the participation of President of Ukraine Volodymyrazellensky in the NATO summit in Vilnius.</text:p>
      <text:p text:style-name="P4">
This was stated by Viceremier of Ukraine on European and Euro -Atlantic Integration Olga Stephanyshyn in an interview "<text:a xlink:type="simple" xlink:href="https://www.youtube.com/watch" text:style-name="Internet_20_link" text:visited-style-name="Visited_20_Internet_20_Link">
European Truth</text:a>
", reports Ukrinform.</text:p>
      <text:p text:style-name="P4">
"No final decisions have been made yet. We do not fully understand the formaturization meetings in Vilnius, but we do not fully understand the decisions that will be physical placed on the table," Stephanishina said.</text:p>
      <text:p text:style-name="P4">
<text:span text:style-name="T4">
 Read also: </text:span>
 <text:span text:style-name="T4">
 <text:a xlink:type="simple" xlink:href="https://www.ukrinform.ua/rubric-polytics/3732496-ostatocni-risenna-samitu-nato-se-ne-uzgodzeni-trivaut-peremovini-stefanisina.html" text:style-name="Internet_20_link" text:visited-style-name="Visited_20_Internet_20_Link">
the final decisions of the NATO summit are not yet agreed, the performances continue - Stephanishin</text:a>
</text:span>
</text:p>
      <text:p text:style-name="P4">
In addition, she noted that Ukraine does not know what to expect in the final documents: “That is, model the situation: Vilnius, there is a meeting of the Rada of Ukraine - NATO, President's speech at the summit itself. On the table before the leader, the final documents propose to approve with the results of the summit. We do not know what will happen in these documents. "</text:p>
      <text:p text:style-name="P4">
It is noted that the final documents will depend on whether Zelensky will go <text:span text:style-name="T4">
 <text:a xlink:type="simple" xlink:href="https://www.ukrinform.ua/tag-samit-nato" text:style-name="Internet_20_link" text:visited-style-name="Visited_20_Internet_20_Link">
summit</text:a>
</text:span>
.</text:p>
      <text:p text:style-name="P4">
"All this week and previous months we have communicated with allies. The president made a series of visits in person. He went to Turkey. . Because we think not for ourselves, but also for friends, let's say so. And negotiations are ongoing that Vedeymak on security guarantees.</text:p>
      <text:p text:style-name="P4">
<text:span text:style-name="T5">
!(https://www.ukrinform.ua/rubric-polytics/3731722-ostatocni-risenna-pro-vstup-ukraini-do-nato-mozut-uhvaliti-u-vilnusi-stefanisina.html)</text:span>
*</text:p>
      <text:p text:style-name="P4">
As _ <text:span text:style-name="T4">
 <text:a xlink:type="simple" xlink:href="https://www.ukrinform.ua/rubric-polytics/3731326-nauseda-spodivaetsa-so-zelenskij-priide-u-vilnus-na-samit-nato.html" text:style-name="Internet_20_link" text:visited-style-name="Visited_20_Internet_20_Link">
reported</text:a>
</text:span>
 _, President of Lithuania Gitanas Nauseda expressed his hope that the president of Ukraine Vladimir Zelensky would come to Vilnius, despite his awarding that he does not see the point of going if Kiev is not given a "signal" at the meeting and plays an important role in making decisions in Vilnius.</text:p>
      <text:p text:style-name="P4">
News Source: <text:a xlink:type="simple" xlink:href="https://www.ukrinform.ua/rubric-polytics/3733622-stefanisina-pro-ucast-zelenskogo-u-samiti-nato-niakih-risen-se-ne-uhvaleno.html" text:style-name="Internet_20_link" text:visited-style-name="Visited_20_Internet_20_Link">
https://www.ukrinform.ua/rubric-polytics/3733622-stefanisina-pro-ucast-zelenskogo-u-samiti-nato-niakih-risen-se-ne-uhvaleno.html</text:a>
</text:p>
      <!--NEWS-->
      <text:h text:style-name="P10" text:outline-level="1">
<text:span text:style-name="T4">
France will buy the US anti -tank hellfire missiles for over $ 200 million</text:span>
</text:h>
      <text:p text:style-name="P4">
Authors: Ukrinform (Person)</text:p>
      <text:p text:style-name="P4">
Publisher: Укринформ (Organization)</text:p>
      <text:p text:style-name="P4">
Published Time: 2023-07-09T23:43:00+03:00</text:p>
      <text:p text:style-name="P4">
Modified Time: 2023-07-09T23:43:00+03:00</text:p>
      <text:p text:style-name="P4">
Description: The US State Department has approved the possible sale of France for AGM-114R2 Hellfire missiles and related equipment with a estimated cost of $ 203 million. - Ukrinform.</text:p>
      <text:p text:style-name="P4">
Images: ['<text:a xlink:type="simple" xlink:href="https://static.ukrinform.com/photos/2016_01/thumb_files/630_360_1452247972-9694-hellfire.jpg" text:style-name="Internet_20_link" text:visited-style-name="Visited_20_Internet_20_Link">
630_360_14522...</text:a>
']</text:p>
      <text:p text:style-name="P4">
Tags: ['Франція', 'Оборона', 'Ракета', 'США']</text:p>
      <text:p text:style-name="P4">
Type: Article</text:p>
      <!--METADATA-->
      <text:p text:style-name="P4">
<draw:frame draw:style-name="fr1" draw:name="Image237" text:anchor-type="as-char" svg:width="6.9236in" svg:height="3.956343in" draw:z-index="0">
<draw:image xlink:href="../Images/yкринформ/2023-07-09T23-43-00-03-00/630_360_1452247972-9694-hellfire.jpg" xlink:type="simple" xlink:show="embed" xlink:actuate="onLoad" draw:mime-type="image/jpeg"/>
</draw:frame>
The US State Department has approved the possible sale of France for AGM-114R2hellfire missiles and related equipment with an approximate value of $ 203 million.</text:p>
      <text:p text:style-name="P4">
As Ukrinform reports, <text:a xlink:type="simple" xlink:href="https://www.dsca.mil/press-media/major-arms-sales/france-hellfire-missiles" text:style-name="Internet_20_link" text:visited-style-name="Visited_20_Internet_20_Link">
reports</text:a>
Department of Military Workers of the US Department of Defense.</text:p>
      <text:p text:style-name="P4">
The Office reported this operation by Congress.</text:p>
      <text:p text:style-name="P4">
The French government has asked to buy up to 1 515 such missiles. The main contractor will be the American corporation Lockheed Martin.</text:p>
      <text:p text:style-name="P4">
<text:span text:style-name="T4">
 Read also: </text:span>
 <text:span text:style-name="T4">
 <text:a xlink:type="simple" xlink:href="https://www.ukrinform.ua/rubric-world/3716083-polsa-kupila-u-ssa-protitankovi-raketi-hellfire.html" text:style-name="Internet_20_link" text:visited-style-name="Visited_20_Internet_20_Link">
Poland bought the US Anti -Tank Missiles Hellfire</text:a>
</text:span>
</text:p>
      <text:p text:style-name="P4">
It is noted that this sale will help to strengthen the security of NATO country, which is a self -important factor in political stability and economic progress in Europe.</text:p>
      <text:p text:style-name="P4">
AGM-114R2 Hellfire-Controlled Anti-Tank <text:span text:style-name="T4">
 <text:a xlink:type="simple" xlink:href="https://www.ukrinform.ua/tag-raketa" text:style-name="Internet_20_link" text:visited-style-name="Visited_20_Internet_20_Link">
rocket</text:a>
</text:span>
 Air - Earth class, which is launched without direct visual contact with the target of helicopters, aircraft, drones, as well as from land vehicles. Is directed by the radiation laser or other systems.</text:p>
      <text:p text:style-name="P4">
News Source: <text:a xlink:type="simple" xlink:href="https://www.ukrinform.ua/rubric-world/3733623-francia-kupit-u-ssa-protitankovi-raketi-hellfire-na-ponad-200-miljoniv.html" text:style-name="Internet_20_link" text:visited-style-name="Visited_20_Internet_20_Link">
https://www.ukrinform.ua/rubric-world/3733623-francia-kupit-u-ssa-protitankovi-raketi-hellfire-na-ponad-200-miljoniv.html</text:a>
</text:p>
      <!--NEWS-->
      <text:h text:style-name="P10" text:outline-level="1">
<text:span text:style-name="T4">
Zelensky about US elections: It is important for us to keep two -party support</text:span>
</text:h>
      <text:p text:style-name="P4">
Authors: Ukrinform (Person)</text:p>
      <text:p text:style-name="P4">
Publisher: Укринформ (Organization)</text:p>
      <text:p text:style-name="P4">
Published Time: 2023-07-09T23:57:00+03:00</text:p>
      <text:p text:style-name="P4">
Modified Time: 2023-07-09T23:57:00+03:00</text:p>
      <text:p text:style-name="P4">
Description: President of Ukraine Volodymyr Zelensky emphasizes the importance of maintaining two -party support for Ukraine by the United States, regardless of the results of the 2024 presidential election. - Ukrinform.</text:p>
      <text:p text:style-name="P4">
Images: ['<text:a xlink:type="simple" xlink:href="https://static.ukrinform.com/photos/2023_07/thumb_files/630_360_1688740817-234.jpg" text:style-name="Internet_20_link" text:visited-style-name="Visited_20_Internet_20_Link">
630_360_16887...</text:a>
']</text:p>
      <text:p text:style-name="P4">
Tags: ['США', 'Україна', 'Зеленський']</text:p>
      <text:p text:style-name="P4">
Type: Article</text:p>
      <!--METADATA-->
      <text:p text:style-name="P4">
<draw:frame draw:style-name="fr1" draw:name="Image238" text:anchor-type="as-char" svg:width="6.9236in" svg:height="3.956343in" draw:z-index="0">
<draw:image xlink:href="../Images/yкринформ/2023-07-09T23-57-00-03-00/630_360_1688740817-234.jpg" xlink:type="simple" xlink:show="embed" xlink:actuate="onLoad" draw:mime-type="image/jpeg"/>
</draw:frame>
Volodymyr Zelensky's Presidential Ukraine emphasizes the importance of preserving the two -party support of Ukraine by the United States, regardless of the results of the 20124 presidential election.</text:p>
      <text:p text:style-name="P4">
According to Ukrinform, he said this in an interview <text:a xlink:type="simple" xlink:href="https://abcnews.go.com/Politics/zelenskyy-abc-russia-ukraine-war-end-thoughts-us/story" text:style-name="Internet_20_link" text:visited-style-name="Visited_20_Internet_20_Link">
ABC News.</text:a>
"Are you concerned about the future presidential elections and continuation of help?" - asked the journalist in Zelensky.</text:p>
      <text:p text:style-name="P4">
“This is an internal, domestic political question. This will be decided by Americans, and it would like to interfere, ”he replied. "But it is important for us to maintain two Ukraine's support ... We understand that there are some dangerous signals that come from individual US politicians to reduce assistance to Ukraine."</text:p>
      <text:p text:style-name="P4">
<text:span text:style-name="T4">
 Read also: </text:span>
 <text:span text:style-name="T4">
 <text:a xlink:type="simple" xlink:href="https://www.ukrinform.ua/rubric-ato/3733615-koli-zsu-dijdut-do-krimu-putin-zahoce-peregovoriv-zelenskij.html" text:style-name="Internet_20_link" text:visited-style-name="Visited_20_Internet_20_Link">
when the Armed Forces reaches the Crimea, Putin wants to negotiate -Zelensky</text:a>
</text:span>
</text:p>
      <text:p text:style-name="P4">
He also responded to the statements of Donald Trump's expatriate, who repeatedly affirmed that he would have ended the war for 24 hours.</text:p>
      <text:p text:style-name="P4">
"The desire to put an end to the war is fine," Zelensky said. - But the desire should be based on some real experience. Well, it seems that Donaldramp at one time had these 24 hours. We were in a state of war, an incomplete -scale war but we were in a state <text:span text:style-name="T4">
 <text:a xlink:type="simple" xlink:href="https://www.ukrinform.ua/tag-vijna" text:style-name="Internet_20_link" text:visited-style-name="Visited_20_Internet_20_Link">
wars</text:a>
</text:span>
, and, as I guess, he had this time with his disposal, but he probably had some other priorities. "</text:p>
      <text:p text:style-name="P4">
<text:span text:style-name="T4">
 Read also: </text:span>
 <text:span text:style-name="T4">
 <text:a xlink:type="simple" xlink:href="https://www.ukrinform.ua/rubric-ato/3733548-zelenskij-prioritet-zmicnenna-usogo-pivnicnogo-kordonu.html" text:style-name="Internet_20_link" text:visited-style-name="Visited_20_Internet_20_Link">
Zelensky: Priority - Strengthening the entire Northern Border</text:a>
</text:span>
</text:p>
      <text:p text:style-name="P4">
“If we talk about ending the war at the price of Ukraine, that is, make you arouse from our territories, well, I think so(US President Joe)Biden could have finished her even in five minutes, ”he added. "But we would be bad."</text:p>
      <text:p text:style-name="P4">
The President of Ukraine answered to those Americans who are skeptical of help: “I appreciate those who say that they have been done enough. Attraint, no matter what, I appreciate the help. As for the word "enough", we, Ukrainians, do not have excessive appetites. We have enough of our victory. "As reported, July 11-12 in Vilnius(Lithuania)There will be a NATO summit, during which Ukraine wants to obtain clear security guarantees and understand the Alliance membership.</text:p>
      <text:p text:style-name="P4">
_Foto: publish</text:p>
      <text:p text:style-name="P4">
News Source: <text:a xlink:type="simple" xlink:href="https://www.ukrinform.ua/rubric-polytics/3733625-zelenskij-pro-vibori-v-ssa-dla-nas-vazlivo-zberegti-dvopartijnu-pidtrimku.html" text:style-name="Internet_20_link" text:visited-style-name="Visited_20_Internet_20_Link">
https://www.ukrinform.ua/rubric-polytics/3733625-zelenskij-pro-vibori-v-ssa-dla-nas-vazlivo-zberegti-dvopartijnu-pidtrimku.html</text:a>
</text:p>
      <!--NEWS-->
      <text:h text:style-name="P10" text:outline-level="1">
<text:span text:style-name="T4">
Sentsov received a contusion during a counter -offensive</text:span>
</text:h>
      <text:p text:style-name="P4">
Authors: Ukrinform (Person)</text:p>
      <text:p text:style-name="P4">
Publisher: Укринформ (Organization)</text:p>
      <text:p text:style-name="P4">
Published Time: 2023-07-09T2:55:00+03:00</text:p>
      <text:p text:style-name="P4">
Modified Time: 2023-07-09T21:55:00+03:00</text:p>
      <text:p text:style-name="P4">
Description: The Ukrainian director and former political prisoner of the Kremlin Oleg Sentsov said that on Saturday, July 8, he received a contusion during the Armed Forces. - Ukrinform.</text:p>
      <text:p text:style-name="P4">
Images: ['<text:a xlink:type="simple" xlink:href="https://static.ukrinform.com/photos/2023_07/thumb_files/630_360_1688929125-487.jpg" text:style-name="Internet_20_link" text:visited-style-name="Visited_20_Internet_20_Link">
630_360_16889...</text:a>
']</text:p>
      <text:p text:style-name="P4">
Tags: ['Сенцов', 'ЗСУ', 'Війна з Росією', 'Контрнаступ']</text:p>
      <text:p text:style-name="P4">
Type: Article</text:p>
      <!--METADATA-->
      <text:p text:style-name="P4">
<draw:frame draw:style-name="fr1" draw:name="Image239" text:anchor-type="as-char" svg:width="6.9236in" svg:height="3.956343in" draw:z-index="0">
<draw:image xlink:href="../Images/yкринформ/2023-07-09T2-55-00-03-00/630_360_1688929125-487.jpg" xlink:type="simple" xlink:show="embed" xlink:actuate="onLoad" draw:mime-type="image/jpeg"/>
</draw:frame>
The Ukrainian director and former Kremlin political prisoner Oleg Sentsov said that on Saturday, July 8, he received a contusion during the Armed Forces.</text:p>
      <text:p text:style-name="P4">
He wrote about it in <text:a xlink:type="simple" xlink:href="https://www.facebook.com/oleg.sentsov/videos/269034215773416" text:style-name="Internet_20_link" text:visited-style-name="Visited_20_Internet_20_Link">
Facebook</text:a>
, reports Ukrinform.</text:p>
      <text:p text:style-name="P4">
Sentsov said that together with the unit passed through a complex battle, the passage of the Armed Forces managed to take an important line for the offensive.</text:p>
      <text:p text:style-name="P4">
"We just got out of the battle, everyone who left. We completed their task, took a very important, very important border, to continue our counter -offensive," he said.</text:p>
      <text:p text:style-name="P4">
<text:span text:style-name="T4">
 Read also: </text:span>
 <text:span text:style-name="T4">
 <text:a xlink:type="simple" xlink:href="https://www.ukrinform.ua/rubric-ato/3733398-rosia-za-500-dniv-vijni-proti-ukraini-ne-dosagla-zodnoi-meti-isw.html" text:style-name="Internet_20_link" text:visited-style-name="Visited_20_Internet_20_Link">
Russia for 500 days of war against Ukraine has not reached any way - isw</text:a>
</text:span>
</text:p>
      <text:p text:style-name="P4">
Sentsov reported that many soldiers were injured, the director himself received contour.</text:p>
      <text:p text:style-name="P4">
"I'm lying here, waiting for when they take away. I have a contusion of the hike, easy ... Why do I tell you? So that you know that we will still defeat everyone in this war, but Abiva all know the price that we all pay," - - - - He said in video.</text:p>
      <text:p text:style-name="P4">
<text:span text:style-name="T4">
 Read also: </text:span>
 <text:span text:style-name="T4">
 <text:a xlink:type="simple" xlink:href="https://www.ukrinform.ua/rubric-ato/3732444-zelenskij-pro-kontrnastup-idemo-piski-bo-rozminovuemo-a-potim-ruhaetsa-tehnika.html" text:style-name="Internet_20_link" text:visited-style-name="Visited_20_Internet_20_Link">
Zelensky - about counter -offensive: we go on foot, raise, and then the technique is moving</text:a>
</text:span>
</text:p>
      <text:p text:style-name="P4">
Sentsov is currently in the hospital with other wounded.</text:p>
      <text:p text:style-name="P4">
As it was reported, last week the Chairman of the Joint Committee of US Chiefs, General Mark Millie expressed the opinion that <text:span text:style-name="T4">
 <text:a xlink:type="simple" xlink:href="https://www.ukrinform.ua/tag-kontrnastup" text:style-name="Internet_20_link" text:visited-style-name="Visited_20_Internet_20_Link">
counter -offensive</text:a>
</text:span>
 Ukraine will be very difficult, long -lasting and with great losses on the battlefield.</text:p>
      <text:p text:style-name="P4">
News Source: <text:a xlink:type="simple" xlink:href="https://www.ukrinform.ua/rubric-ato/3733609-sencov-otrimav-kontuziu-pid-cas-kontrnastupu.html" text:style-name="Internet_20_link" text:visited-style-name="Visited_20_Internet_20_Link">
https://www.ukrinform.ua/rubric-ato/3733609-sencov-otrimav-kontuziu-pid-cas-kontrnastupu.html</text:a>
</text:p>
      <!--NEWS-->
      <text:h text:style-name="P10" text:outline-level="1">
<text:span text:style-name="T4">
The army of the Russian Federation is firing on Ukraine daily, and the citizens of Israel have to be aware of it, arriving at the celebration of Rosh Ha-Shan</text:span>
</text:h>
      <text:p text:style-name="P4">
Author: ['АРМІЯINFORM']</text:p>
      <text:p text:style-name="P4">
Time: 2023-07-09T36:00:00-04:00</text:p>
      <text:p text:style-name="P4">
Description: About the intercessor of Minstra Intersching, Ukrainians said PID Hour of Zustychi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thumb_101370_800_600_0_0_auto.jpg" text:style-name="Internet_20_link" text:visited-style-name="Visited_20_Internet_20_Link">
thumb_101370_800_600_0_0_auto.jpg</text:a>
']</text:p>
      <text:p text:style-name="P4">
Tags: ['STOPRUSSIA', 'АГРЕСІЯ РФ', 'ВІЙНА', 'ВТОРГНЕННЯ РФ', 'МВС УКРАЇНИ']</text:p>
      <text:p text:style-name="P4">
Category: News</text:p>
      <!--METADATA-->
      <text:p text:style-name="P4">
<draw:frame draw:style-name="fr1" draw:name="Image240" text:anchor-type="as-char" svg:width="6.9236in" svg:height="4.612849in" draw:z-index="0">
<draw:image xlink:href="../Images/AРМІЯINFORM/2023-07-09T36-00-00-04-00/thumb_101370_800_600_0_0_auto.jpg" xlink:type="simple" xlink:show="embed" xlink:actuate="onLoad" draw:mime-type="image/jpeg"/>
</draw:frame>
About this <text:a xlink:type="simple" xlink:href="https://www.npu.gov.ua/news/kateryna-pavlichenko-armiia-rf-shchodenno-obstriliuie-ukrainu-i-hromadiany-izrailiu-maiut-tse-usvidomliuvaty-prybuvaiuchy-na-sviatkuvannia-rosh-ha-shana" text:style-name="Internet_20_link" text:visited-style-name="Visited_20_Internet_20_Link">
deputy</text:a>
The Ministry of Invnation of Ukraine stated during a meeting with the Extraordinary and Orthodox Ambassador of Israel in Ukraine Michael Brodsky.</text:p>
      <text:p text:style-name="P4">
Kateryna Pavlichenko noted that due to constant attacks from Russia, Ukraine has no completely safe cities and pilgrims have to understand it, in the city of Uman to celebrate Rosh Ha-Shan.</text:p>
      <text:p text:style-name="P4">
“We do not have any city where it would be safe now, because Russia is obstruction of the whole territory of Ukraine. At present, we cannot guarantee the complete safety of Israeli citizens, it is the volumes that we recommend that pilgrims to refrain from receiving Ukraine, ”said the Deputy Head of the Ministry of Internal Affairs.</text:p>
      <text:p text:style-name="P4">
In response to this extraordinary and Plenipotentiary Ambassador of Israel to Ukraine, Michaelbrodsky stated that official Jerusalem also prepares security recommendations for consolidating citizens on visits to Ukraine this year:</text:p>
      <text:p text:style-name="P4">
“Thank you for the help you provide every year, because thousands of Hasidims come to Ukraine. Last year, it was particularly difficult, however, despite its grieving, in Uman there was a celebration of Rosh Ha-Shan. Despite the constant calls, almost 23,000 pilgrims visited Ukraine that year. It is likely that the number of people will not decrease, and this is despite the fact that the Israeli causes caveats to travel to Ukraine, including the celebration of Rosh Ha-Shan. "</text:p>
      <text:p text:style-name="P4">
In turn, T.V. The head of the National Police of Ukraine Ivan Vygovsky has nominated that Ukraine does not want to restrict Israeli citizens in this matter, but the National Police of Ukraine will take enhanced security measures.</text:p>
      <text:p text:style-name="P4">
“We plan to establish complete control over the movement of pilgrims. In Zakhaghaghhhhhhhhhhh, the presence of police officers in order to avoid conflict situations. Through the curfew, an alternative to moving is proposed - this is the support of centralized bus patrols, ”Ivan Vygivsky said.</text:p>
      <text:p text:style-name="P4">
At the end of the meeting, the parties agreed to further support on the phon -full -scale invasion of Russia. In particular, Michael Brodsky said the extraordinary and plenipotentiary in Ukraine that his country is preparing a new package.</text:p>
      <text:p text:style-name="P4">
News Source: <text:a xlink:type="simple" xlink:href="https://armyinform.com.ua/2023/07/09/armiya-rf-shhodenno-obstrilyuye-ukrayinu-i-gromadyany-izrayilyu-mayut-cze-usvidomlyuvaty-prybuvayuchy-na-svyatkuvannya-rosh-ga-shana/" text:style-name="Internet_20_link" text:visited-style-name="Visited_20_Internet_20_Link">
https://armyinform.com.ua/2023/07/09/armiya-rf-shhodenno-obstrilyuye-ukrayinu-i-gromadyany-izrayilyu-mayut-cze-usvidomlyuvaty-prybuvayuchy-na-svyatkuvannya-rosh-ga-shana/</text:a>
</text:p>
      <!--NEWS-->
      <text:h text:style-name="P10" text:outline-level="1">
<text:span text:style-name="T4">
The head of state reported the appointment of Hero of Ukraine Colonel Alexander Pivnenko by the Commander of the National Guard</text:span>
</text:h>
      <text:p text:style-name="P4">
Author: ['АРМІЯINFORM']</text:p>
      <text:p text:style-name="P4">
Time: 2023-07-09T38:00:00-04:00</text:p>
      <text:p text:style-name="P4">
Description: President Volodymyr Zelensky recognized the commander of the national guard of the hero of Ukraine ... The war with Ukraine 2022, the war with Ukraine is the latest news today, the News War with Ukraine 2022 The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7/56079887ae3d28278e491f3f3e1fbad5_1688849247_extra_large.jpeg" text:style-name="Internet_20_link" text:visited-style-name="Visited_20_Internet_20_Link">
56079887ae3d28278e491f3f3e1fbad5_1688849247_extra_large.jpeg</text:a>
']</text:p>
      <text:p text:style-name="P4">
Tags: ['STOPRUSSIA', 'АГРЕСІЯ РФ', 'ВІЙНА', 'ВТОРГНЕННЯ РФ', 'НАЦГВАРДІЯ', 'ОЛЕКСАНДР ПІВНЕНКО']</text:p>
      <text:p text:style-name="P4">
Category: News</text:p>
      <!--METADATA-->
      <text:p text:style-name="P4">
<draw:frame draw:style-name="fr1" draw:name="Image241" text:anchor-type="as-char" svg:width="6.9236in" svg:height="4.617948in" draw:z-index="0">
<draw:image xlink:href="../Images/AРМІЯINFORM/2023-07-09T38-00-00-04-00/56079887ae3d28278e491f3f3e1fbad5_1688849247_extra_large.jpeg" xlink:type="simple" xlink:show="embed" xlink:actuate="onLoad" draw:mime-type="image/jpeg"/>
</draw:frame>
President Volodymyr Zelensky appointed the commander of the National Guard of the Hero of Ukraine Colonel Alexander Pivnenko. The Head of State announced this during a visit to the Western Territorial Administration of the National Guard to the working trip to the Lviv region.</text:p>
      <text:p text:style-name="P4">
About it <text:a xlink:type="simple" xlink:href="https://president.gov.ua/news/glava-derzhavi-povidomiv-pro-priznachennya-geroya-ukrayini-p-84217" text:style-name="Internet_20_link" text:visited-style-name="Visited_20_Internet_20_Link">
reports</text:a>
Office of the President of Ukraine.</text:p>
      <text:p text:style-name="P4">
Speaking to the personnel, Vladimir Zelensky emphasized that the Colonel Alexander Pivnenko is a powerful warrior of the National Guard of Ukraine, who was distinguished in the fighting against the Russian invaders, in particular in the battles for Bakhmutna Donetsk.</text:p>
      <text:p text:style-name="P4">
“I appointed Hero of Ukraine Oleksandr Pivnenko Commander of the National Guard of Ukraine. Mr. Commander!I wish you and all Ukraine the liberation of all the land, the return of all our people, the dreamy victory, ” - said the president, addressing Alexander Pivnenko.</text:p>
      <text:p text:style-name="P4">
News Source: <text:a xlink:type="simple" xlink:href="https://armyinform.com.ua/2023/07/09/glava-derzhavy-povidomyv-pro-pryznachennya-geroya-ukrayiny-polkovnyka-oleksandra-pivnenka-komanduvachem-naczionalnoyi-gvardiyi/" text:style-name="Internet_20_link" text:visited-style-name="Visited_20_Internet_20_Link">
https://armyinform.com.ua/2023/07/09/glava-derzhavy-povidomyv-pro-pryznachennya-geroya-ukrayiny-polkovnyka-oleksandra-pivnenka-komanduvachem-naczionalnoyi-gvardiyi/</text:a>
</text:p>
      <!--NEWS-->
      <text:h text:style-name="P10" text:outline-level="1">
<text:span text:style-name="T4">
The project of the European Union for a million 155 mm shells is already completely on the march-Alexei Reznikov</text:span>
</text:h>
      <text:p text:style-name="P4">
Author: ['АРМІЯINFORM']</text:p>
      <text:p text:style-name="P4">
Time: 2023-07-09T40:00:00-04:00</text:p>
      <text:p text:style-name="P4">
Description: Necokhiydny nabir systems of OZBRONNA VID ZAHID PARENTS MAZHA, Ale Shchelo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417106w540zc0.jpg" text:style-name="Internet_20_link" text:visited-style-name="Visited_20_Internet_20_Link">
417106w540zc0.jpg</text:a>
']</text:p>
      <text:p text:style-name="P4">
Tags: ['STOPRUSSIA', 'АГРЕСІЯ РФ', 'ВІЙНА', 'ВТОРГНЕННЯ РФ', 'ОЛЕКСІЙ РЕЗНІКОВ']</text:p>
      <text:p text:style-name="P4">
Category: News</text:p>
      <!--METADATA-->
      <text:p text:style-name="P4">
<draw:frame draw:style-name="fr1" draw:name="Image242" text:anchor-type="as-char" svg:width="6.9236in" svg:height="5.1927in" draw:z-index="0">
<draw:image xlink:href="../Images/AРМІЯINFORM/2023-07-09T40-00-00-04-00/417106w540zc0.jpg" xlink:type="simple" xlink:show="embed" xlink:actuate="onLoad" draw:mime-type="image/jpeg"/>
</draw:frame>
Illustrative photo</text:p>
      <text:p text:style-name="P4">
The necessary set of weapons systems from Western partners is almost inadvertent. Minister of Defense Alexei Reznikov said this on the air of the only news. In particular, according to him, Ukraine is still awaiting the tanks of Abrams.</text:p>
      <ul>
        <li>
The necessary set of systems almost happened, but not yet finally. The preparation of crews will be done, something else will come. For example, the same Abrams, it was honestly told by our American partners, which they would be in early autumn and end of summer. There are basic things, but the licarters began to check their warehouses, it turned out that what we were promised, it is also not in perfect technical condition. Many countries, special European countries, lived in the paradigm of peaceful, peaceful time that the war is not in the door. And so in many countries, on the contrary, there was a reduction in the arms, reducing stocks in warehouses and freezing orders for the manufacture of means of destruction for the needs of their armed forces. It seemed to everyone that the post -year of the World War, a full -scale, open -scale fighting theater in Europe could happen. But it happened and that is why they also reconstruct it. Now I see, I hear it, I feel, I communicate with the defense ministers, I am directly involved with manufacturers, powerful companies and they all have now got a squeeze to order. Therefore, we will expect that they will continue to be as many as needed, ”the minister said.</li>
      </ul>
      <text:p text:style-name="P4">
Alexei Reznikov also said that Western partners systematically supply guns of ammunition to Ukraine and finance their industry for the production of additional units, ammunition, ammunition, various types of weapons and spare parts of the Language equipment.</text:p>
      <text:p text:style-name="P4">
-For example, the European Union project for a million 155 mm shells is already in full on the march. The factories have received orders and accordingly the order has already received the allocated funding of our European partners, - the reporting department of the defense department.</text:p>
      <text:p text:style-name="P4">
News Source: <text:a xlink:type="simple" xlink:href="https://armyinform.com.ua/2023/07/09/proyekt-yevropejskogo-soyuzu-na-miljon-155-mm-snaryadiv-vzhe-povnistyu-na-marshi-oleksij-reznikov/" text:style-name="Internet_20_link" text:visited-style-name="Visited_20_Internet_20_Link">
https://armyinform.com.ua/2023/07/09/proyekt-yevropejskogo-soyuzu-na-miljon-155-mm-snaryadiv-vzhe-povnistyu-na-marshi-oleksij-reznikov/</text:a>
</text:p>
      <!--NEWS-->
      <text:h text:style-name="P10" text:outline-level="1">
<text:span text:style-name="T4">
The Government has approved the procedure for establishing the fact of direct participation of civilians in the protection of Ukraine for granting appropriate statuses</text:span>
</text:h>
      <text:p text:style-name="P4">
Author: ['АРМІЯINFORM']</text:p>
      <text:p text:style-name="P4">
Time: 2023-07-09T42:00:00-04:00</text:p>
      <text:p text:style-name="P4">
Description: Vidpovydny Prochkt Relias of the Cabinet of Ministers, the fuel -free of the Fakhivtsi minlave on Viconnya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19/10/posvidchennya-ubd.jpg" text:style-name="Internet_20_link" text:visited-style-name="Visited_20_Internet_20_Link">
posvidchennya-ubd.jpg</text:a>
']</text:p>
      <text:p text:style-name="P4">
Tags: ['STOPRUSSIA', 'АГРЕСІЯ РФ', 'ВІЙНА', 'ВТОРГНЕННЯ РФ', 'МІНВЕТЕРАНІВ', 'СТАТУС УБД']</text:p>
      <text:p text:style-name="P4">
Category: News</text:p>
      <!--METADATA-->
      <text:p text:style-name="P4">
<draw:frame draw:style-name="fr1" draw:name="Image243" text:anchor-type="as-char" svg:width="6.9236in" svg:height="3.894525in" draw:z-index="0">
<draw:image xlink:href="../Images/AРМІЯINFORM/2023-07-09T42-00-00-04-00/posvidchennya-ubd.jpg" xlink:type="simple" xlink:show="embed" xlink:actuate="onLoad" draw:mime-type="image/jpeg"/>
</draw:frame>
Illustrative photo</text:p>
      <text:p text:style-name="P4">
The relevant project of the CMU Resolution, developed by the experts of the Ministers of Ministers of the Prime Minister of Ukraine, was approved during the meeting of the Ministers of Ukraine on July 7.</text:p>
      <text:p text:style-name="P4">
It is a procedure for establishing the fact of direct participation in the protection of Ukrainian civilians from February 24, 2022, which were officially not complicated by any of the Ukrainian law enforcement agencies.</text:p>
      <text:p text:style-name="P4">
About it <text:a xlink:type="simple" xlink:href="https://mva.gov.ua/ua/news/za-iniciativi-minveteraniv-uryad-zatverdiv-poryadok-vstanovlennya-faktu-bezposerednoyi-uchasti-civilnih-osib-u-zahisti-ukrayini-dlya-nadannya-vidpovidnih-statusiv" text:style-name="Internet_20_link" text:visited-style-name="Visited_20_Internet_20_Link">
reports</text:a>
Ministry of Veterans.</text:p>
      <text:p text:style-name="P4">
Unfortunately, as a result of injuries, injuries, injuries or diseases during the country's defense of Russian invaders, many civilians became persons with disabilities or died(died). У зв’язкуз цим, Законом № 2864 таких осіб віднесено до осіб з інвалідністю внаслідоквійни, а рідних осіб, що загинули — до членів сімей загиблих Захисників іЗахисниць України.</text:p>
      <text:p text:style-name="P4">
Завдяки ухваленому проєкту постанови Мінветеранів матиме можливістьорганізовувати та координувати роботу з питань встановлення факту участівищевказаних осіб у заходах, необхідних для забезпечення оборони України,захисту безпеки населення та інтересів держави у зв’язку з військовою агресієюРосійської Федерації проти України.</text:p>
      <text:p text:style-name="P4">
<text:span text:style-name="T4">
Відтак, рішення про безпосередню участь цивільних осіб у захисті Українибуде прийматися утвореною Мінветеранів міжвідомчою комісією за заявоювстановленого зразка та на основі:</text:span>
</text:p>
      <ul>
        <li>
довідки командира військової частини;  * за її відсутності — засвідчених нотаріусом двох свідчень, або свідчення командира підрозділу, в зоні відповідальності якого перебувала особа.</li>
      </ul>
      <text:p text:style-name="P4">
<text:span text:style-name="T4">
За результатами розгляду Мінветеранів видаватиме особам, зазначеним урішенні міжвідомчої комісії:</text:span>
</text:p>
      <ul>
        <li>
довідку за формою згідно з додатком 6 до постанови КМУ № 413 — для осіб з інвалідністю внаслідок війни;  * довідку за формою згідно з додатком до постанови КМУ № 740 — для членів сімей загиблих (the dead)Defenders and defenders of Ukraine.</li>
      </ul>
      <text:p text:style-name="P4">
Such certificates will be one of the necessary grounds for further establishment of social protection by the population of one of the statuses: persons with disabilities as a result of the war or a member of the family of the victim(deceased)Defender or Defender of Ukraine.“Currently, the Ministry of Justice is working fruitfully with all relevant state bodies, the public, the units on social protection of regional and city administrations to establish effective mechanisms for the provision of civilian citizens who participated in the protection of Ukraine, appropriate statuses. It is available, at the same time, with the prevention of abuse in these matters, ” - said the Minister of Executive of Veterans of Ukraine Yulia Laputina.</text:p>
      <text:p text:style-name="P4">
News Source: <text:a xlink:type="simple" xlink:href="https://armyinform.com.ua/2023/07/09/za-inicziatyvy-minveteraniv-uryad-zatverdyv-poryadok-vstanovlennya-faktu-bezposerednoyi-uchasti-czyvilnyh-osib-u-zahysti-ukrayiny-dlya-nadannya-vidpovidnyh-statusiv/" text:style-name="Internet_20_link" text:visited-style-name="Visited_20_Internet_20_Link">
https://armyinform.com.ua/2023/07/09/za-inicziatyvy-minveteraniv-uryad-zatverdyv-poryadok-vstanovlennya-faktu-bezposerednoyi-uchasti-czyvilnyh-osib-u-zahysti-ukrayiny-dlya-nadannya-vidpovidnyh-statusiv/</text:a>
</text:p>
      <!--NEWS-->
      <text:h text:style-name="P10" text:outline-level="1">
<text:span text:style-name="T4">
Russia for a long time does not stop attempting to appropriation of Ukrainian culture that in no way belongs to it</text:span>
</text:h>
      <text:p text:style-name="P4">
Author: ['АРМІЯINFORM']</text:p>
      <text:p text:style-name="P4">
Time: 2023-07-09T44:00:00-04:00</text:p>
      <text:p text:style-name="P4">
Description: Tsia of the tendencies of the Slava Ukrainian artists did not reveal, the franzih - marching ... war with Ukraine 2022, the war with Ukraine, the latest news today, the war with Ukraine 2022 is the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358747322_286884690527270_992413548216707086_n-150x150.jpg" text:style-name="Internet_20_link" text:visited-style-name="Visited_20_Internet_20_Link">
358747322_286884690527270_992413548216707086_n-150x150.jpg</text:a>
', '<text:a xlink:type="simple" xlink:href="https://armyinform.com.ua/wp-content/uploads/2023/07/359398608_286884733860599_1382663395050584363_n-150x150.jpg" text:style-name="Internet_20_link" text:visited-style-name="Visited_20_Internet_20_Link">
359398608_286884733860599_1382663395050584363_n-150x150.jpg</text:a>
', '<text:a xlink:type="simple" xlink:href="https://armyinform.com.ua/wp-content/uploads/2023/07/358530759_286884770527262_1302761441583590297_n-150x150.jpg" text:style-name="Internet_20_link" text:visited-style-name="Visited_20_Internet_20_Link">
358530759_286884770527262_1302761441583590297_n-150x150.jpg</text:a>
', '<text:a xlink:type="simple" xlink:href="https://armyinform.com.ua/wp-content/uploads/2023/07/358524794_286884800527259_1090666132593750728_n-150x150.jpg" text:style-name="Internet_20_link" text:visited-style-name="Visited_20_Internet_20_Link">
358524794_286884800527259_1090666132593750728_n-150x150.jpg</text:a>
', '<text:a xlink:type="simple" xlink:href="https://armyinform.com.ua/wp-content/uploads/2023/07/358534578_286884840527255_2441692880478079167_n-150x150.jpg" text:style-name="Internet_20_link" text:visited-style-name="Visited_20_Internet_20_Link">
358534578_286884840527255_2441692880478079167_n-150x150.jpg</text:a>
']</text:p>
      <text:p text:style-name="P4">
Tags: ['STOPRUSSIA', 'АГРЕСІЯ РФ', 'ВІЙНА', 'ВТОРГНЕННЯ РФ']</text:p>
      <text:p text:style-name="P4">
Category: News</text:p>
      <!--METADATA-->
      <text:p text:style-name="P4">
This tendency did not miss the famous Ukrainian artist, who created Ufranium - Maria Bashkirtseva, which Russian "art critics" are most frequently "Russian", the center of counteraction to misinformation on her page on the page on the page [reported] <text:a xlink:type="simple" xlink:href="https://www.facebook.com/protydiyadezinformatsiyi.cpd/posts/pfbid0g7utRSxJ8qgJSaidA2hHmx1HJgCSavx5MYfGbu4tsWKKj21pK6SK1oioXgPAr8SCl" text:style-name="Internet_20_link" text:visited-style-name="Visited_20_Internet_20_Link">
reported</text:a>
About fakes common with hostile propagandists.</text:p>
      <text:p text:style-name="P4">
<text:a xlink:type="simple" xlink:href="https://armyinform.com.ua/wp-content/uploads/2023/07/358747322_286884690527270_992413548216707086_n.jpg" text:style-name="Internet_20_link" text:visited-style-name="Visited_20_Internet_20_Link">
!(Images/AРМІЯINFORM/2023-07-09T44-00-00-04-00/358747322_286884690527270_992413548216707086_n-150x150.jpg)</text:a>
</text:p>
      <text:p text:style-name="P4">
<text:a xlink:type="simple" xlink:href="https://armyinform.com.ua/wp-content/uploads/2023/07/359398608_286884733860599_1382663395050584363_n.jpg" text:style-name="Internet_20_link" text:visited-style-name="Visited_20_Internet_20_Link">
<draw:frame draw:style-name="fr1" draw:name="Image244" text:anchor-type="as-char" svg:width="6.9236in" svg:height="6.9236in" draw:z-index="0">
<draw:image xlink:href="../Images/AРМІЯINFORM/2023-07-09T44-00-00-04-00/359398608_286884733860599_1382663395050584363_n-150x150.jpg" xlink:type="simple" xlink:show="embed" xlink:actuate="onLoad" draw:mime-type="image/jpeg"/>
</draw:frame>
</text:a>
</text:p>
      <text:p text:style-name="P4">
<text:a xlink:type="simple" xlink:href="https://armyinform.com.ua/wp-content/uploads/2023/07/358530759_286884770527262_1302761441583590297_n.jpg" text:style-name="Internet_20_link" text:visited-style-name="Visited_20_Internet_20_Link">
<draw:frame draw:style-name="fr1" draw:name="Image245" text:anchor-type="as-char" svg:width="6.9236in" svg:height="6.9236in" draw:z-index="0">
<draw:image xlink:href="../Images/AРМІЯINFORM/2023-07-09T44-00-00-04-00/358530759_286884770527262_1302761441583590297_n-150x150.jpg" xlink:type="simple" xlink:show="embed" xlink:actuate="onLoad" draw:mime-type="image/jpeg"/>
</draw:frame>
</text:a>
</text:p>
      <text:p text:style-name="P4">
<text:a xlink:type="simple" xlink:href="https://armyinform.com.ua/wp-content/uploads/2023/07/358524794_286884800527259_1090666132593750728_n.jpg" text:style-name="Internet_20_link" text:visited-style-name="Visited_20_Internet_20_Link">
<draw:frame draw:style-name="fr1" draw:name="Image246" text:anchor-type="as-char" svg:width="6.9236in" svg:height="6.9236in" draw:z-index="0">
<draw:image xlink:href="../Images/AРМІЯINFORM/2023-07-09T44-00-00-04-00/358524794_286884800527259_1090666132593750728_n-150x150.jpg" xlink:type="simple" xlink:show="embed" xlink:actuate="onLoad" draw:mime-type="image/jpeg"/>
</draw:frame>
</text:a>
</text:p>
      <text:p text:style-name="P4">
<text:a xlink:type="simple" xlink:href="https://armyinform.com.ua/wp-content/uploads/2023/07/358534578_286884840527255_2441692880478079167_n.jpg" text:style-name="Internet_20_link" text:visited-style-name="Visited_20_Internet_20_Link">
<draw:frame draw:style-name="fr1" draw:name="Image247" text:anchor-type="as-char" svg:width="6.9236in" svg:height="6.9236in" draw:z-index="0">
<draw:image xlink:href="../Images/AРМІЯINFORM/2023-07-09T44-00-00-04-00/358534578_286884840527255_2441692880478079167_n-150x150.jpg" xlink:type="simple" xlink:show="embed" xlink:actuate="onLoad" draw:mime-type="image/jpeg"/>
</draw:frame>
</text:a>
About the fakes that promote Rospropaganda in the effort to "assign" Maria Bashkirtsevut in the joint infographic of the Center for Care of Misinformation and YouTube channel "Cultiger".</text:p>
      <text:p text:style-name="P4">
News Source: <text:a xlink:type="simple" xlink:href="https://armyinform.com.ua/2023/07/09/rosiya-protyagom-dovgogo-chasu-ne-prypynyaye-sprob-pryvlasnennya-ukrayinskoyi-kultury-yaka-zhodnym-chynom-yij-ne-nalezhyt/" text:style-name="Internet_20_link" text:visited-style-name="Visited_20_Internet_20_Link">
https://armyinform.com.ua/2023/07/09/rosiya-protyagom-dovgogo-chasu-ne-prypynyaye-sprob-pryvlasnennya-ukrayinskoyi-kultury-yaka-zhodnym-chynom-yij-ne-nalezhyt/</text:a>
</text:p>
      <!--NEWS-->
      <text:h text:style-name="P10" text:outline-level="1">
<text:span text:style-name="T4">
There was a meeting of the coordination headquarters on the protection of the rights of the child in the conditions of martial law</text:span>
</text:h>
      <text:p text:style-name="P4">
Author: ['АРМІЯINFORM']</text:p>
      <text:p text:style-name="P4">
Time: 2023-07-09T46:00:00-04:00</text:p>
      <text:p text:style-name="P4">
Description: Zakhid Proshov PID Medicanes Viceper’r-Ministra Irini Vereshchuk. At the Nomo Buli, the war with Ukraine 2022, the war with Ukraine is the latest news today, the news war with Ukraine 2022 last today, will there be a war between Ukraine and Russia, and when, the war with Ukraine in 2022 will be or not, will there be The war with Ukraine in the near future says, the war with Ukraine, Ukrainian news today, Ukrainian news in Ukrainian media in Russian</text:p>
      <text:p text:style-name="P4">
Images: ['<text:a xlink:type="simple" xlink:href="https://armyinform.com.ua/wp-content/uploads/2022/11/dity-pereselenczi.jpg" text:style-name="Internet_20_link" text:visited-style-name="Visited_20_Internet_20_Link">
dity-pereselenczi.jpg</text:a>
']</text:p>
      <text:p text:style-name="P4">
Tags: ['STOPRUSSIA', 'АГРЕСІЯ РФ', 'ВІЙНА', 'ВТОРГНЕННЯ РФ', 'МІНРЕІНТЕГРАЦІЇ']</text:p>
      <text:p text:style-name="P4">
Category: News</text:p>
      <!--METADATA-->
      <text:p text:style-name="P4">
<draw:frame draw:style-name="fr1" draw:name="Image248" text:anchor-type="as-char" svg:width="6.9236in" svg:height="3.894525in" draw:z-index="0">
<draw:image xlink:href="../Images/AРМІЯINFORM/2023-07-09T46-00-00-04-00/dity-pereselenczi.jpg" xlink:type="simple" xlink:show="embed" xlink:actuate="onLoad" draw:mime-type="image/jpeg"/>
</draw:frame>
Illustrative photo</text:p>
      <text:p text:style-name="P4">
The event was chaired by Viceremer-Minister Irina Vereshchuk. It was attended by representatives of the Ministry of Reintegration, the Ministry of Social Policy, the National Social Service, the National Information Bureau, OVA, services for children, other institutions of departments.</text:p>
      <text:p text:style-name="P4">
About it <text:a xlink:type="simple" xlink:href="https://minre.gov.ua/2023/07/08/vidbulosya-zasidannya-koordynaczijnogo-shtabu-z-pytan-zahystu-prav-dytyny-v-umovah-voyennogo-stanu-3/" text:style-name="Internet_20_link" text:visited-style-name="Visited_20_Internet_20_Link">
reports</text:a>
Ministry of Reintegration.</text:p>
      <text:p text:style-name="P4">
The subject of discussion, in particular, was the issues of centralized accounting of children who may be adopted and the interaction of local services for children by the Special Service.</text:p>
      <text:p text:style-name="P4">
First of all, this is important in terms of protecting the rights of children in their possibility. The participants of the meeting emphasized that the centralized shall be recorded by the relevant services more opportunities to protect the rights of children.</text:p>
      <text:p text:style-name="P4">
Another issue on the agenda is the preparation of persons who have expressed a desire to consolidate the child. It is currently in offline format.</text:p>
      <text:p text:style-name="P4">
Irina Vereshchuk noted that in the war, the theoretical part of the training could be translated into online format. This can significantly accelerate the processing process, so it will allow you to exercise the right of status children faster.</text:p>
      <text:p text:style-name="P4">
“We have to conduct training faster. It is necessary to calculate the necessary number of trainers in the areas so that the preparation is dynamically and the candidate adopters were able to adopt the child as soon as possible, ”Irivoreshchuk emphasized.</text:p>
      <text:p text:style-name="P4">
News Source: <text:a xlink:type="simple" xlink:href="https://armyinform.com.ua/2023/07/09/vidbulosya-zasidannya-koordynaczijnogo-shtabu-z-pytan-zahystu-prav-dytyny-v-umovah-voyennogo-stanu/" text:style-name="Internet_20_link" text:visited-style-name="Visited_20_Internet_20_Link">
https://armyinform.com.ua/2023/07/09/vidbulosya-zasidannya-koordynaczijnogo-shtabu-z-pytan-zahystu-prav-dytyny-v-umovah-voyennogo-stanu/</text:a>
</text:p>
      <!--NEWS-->
      <text:h text:style-name="P10" text:outline-level="1">
<text:span text:style-name="T4">
Austria among countries that are constantly supporting Ukraine</text:span>
</text:h>
      <text:p text:style-name="P4">
Author: ['АРМІЯINFORM']</text:p>
      <text:p text:style-name="P4">
Time: 2023-07-09T48:00:00-04:00</text:p>
      <text:p text:style-name="P4">
Description: On the sidelines of the Klimatical conference, Zakhista Dovkille Tu natural resource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avstriya-ukrayina.jpg" text:style-name="Internet_20_link" text:visited-style-name="Visited_20_Internet_20_Link">
avstriya-ukrayina.jpg</text:a>
']</text:p>
      <text:p text:style-name="P4">
Tags: ['STOPRUSSIA', 'АВСТРІЯ', 'АГРЕСІЯ РФ', 'ВІЙНА', 'ВТОРГНЕННЯ РФ', 'УРЯДОВИЙ ПОРТАЛ']</text:p>
      <text:p text:style-name="P4">
Category: News</text:p>
      <!--METADATA-->
      <text:p text:style-name="P4">
<draw:frame draw:style-name="fr1" draw:name="Image249" text:anchor-type="as-char" svg:width="6.9236in" svg:height="4.133493in" draw:z-index="0">
<draw:image xlink:href="../Images/AРМІЯINFORM/2023-07-09T48-00-00-04-00/avstriya-ukrayina.jpg" xlink:type="simple" xlink:show="embed" xlink:actuate="onLoad" draw:mime-type="image/jpeg"/>
</draw:frame>
In the fields of the OSCE Climate Conference, the Minister of Environmental Protection and Natural Resources Ruslan Strifle held a meeting with the Federal Minister for Clear, Environment, Energy, Energy, Mobility, Innovation and Technology by Austrileonora Gevesler, [reports] <text:a xlink:type="simple" xlink:href="https://www.kmu.gov.ua/news/ruslan-strilets-avstriia-sered-krain-iaki-postiino-pidtrymuiut-ukrainu" text:style-name="Internet_20_link" text:visited-style-name="Visited_20_Internet_20_Link">
reports</text:a>
Government portal.</text:p>
      <text:p text:style-name="P4">
Ruslan Strezlan thanked the Federal Minister for Climate, Environment, Energy, Mobility, Innovation and Technologies of Austria Leonor Hessler, the Memorandum of Cooperation of Mardias and Austria, signed in February 2023. Ukrainian experts have already gained new knowledge of the rendering of industrial pollution, environmental and climatic policies of the War.</text:p>
      <text:p text:style-name="P4">
During a conversation with the head of Mindovil, Ms. Leonor Gessler, the issue of providing water from people who found themselves in the area of the Russian terrorist attack of the Nakakhovsky hydroelectric power station and the situation at the Zaporizhzhya NPP. According to her, Austria is attentive to what is happening in Ukraine and supports us. They even announced the allocation of 1 million euros to support nuclear security in Ukraine.</text:p>
      <text:p text:style-name="P4">
"Despite the main focus on the documentation of environmental crimes, Ukraine has been working on the implementation of EU standards in Ukrainian legislation. In addition, the Mindovquil has already completed self-screening of the Ukrainian legislation on EU Directives," Ruslan Strilets said.</text:p>
      <text:p text:style-name="P4">
The minister agreed that working on a self-screening-this is a tremendous task and a job of Ukraine.</text:p>
      <text:p text:style-name="P4">
Particular attention was paid to the restoration of the Chernobyl zone and the creation of a scientific hub there.</text:p>
      <text:p text:style-name="P4">
We continue to work for a sustainable environment!</text:p>
      <text:p text:style-name="P4">
News Source: <text:a xlink:type="simple" xlink:href="https://armyinform.com.ua/2023/07/09/avstriya-sered-krayin-yaki-postijno-pidtrymuyut-ukrayinu/" text:style-name="Internet_20_link" text:visited-style-name="Visited_20_Internet_20_Link">
https://armyinform.com.ua/2023/07/09/avstriya-sered-krayin-yaki-postijno-pidtrymuyut-ukrayinu/</text:a>
</text:p>
      <!--NEWS-->
      <text:h text:style-name="P10" text:outline-level="1">
<text:span text:style-name="T4">
In Poland, a minibus with Ukrainians crashed into a truck, there is a dead</text:span>
</text:h>
      <text:p text:style-name="P4">
Authors: Ukrinform (Person)</text:p>
      <text:p text:style-name="P4">
Publisher: Укринформ (Organization)</text:p>
      <text:p text:style-name="P4">
Published Time: 2023-07-09T4:12:00+03:00</text:p>
      <text:p text:style-name="P4">
Modified Time: 2023-07-09T22:12:00+03:00</text:p>
      <text:p text:style-name="P4">
Description: In Poland, a bus, where a group of citizens from Ukraine traveled, crashed into a truck standing on the sidelines. One person was killed in place, even eight was taken to the hospital. - Ukrinform.</text:p>
      <text:p text:style-name="P4">
Images: ['<text:a xlink:type="simple" xlink:href="https://static.ukrinform.com/photos/2023_07/thumb_files/630_360_1688921767-650.jpg" text:style-name="Internet_20_link" text:visited-style-name="Visited_20_Internet_20_Link">
630_360_16889...</text:a>
']</text:p>
      <text:p text:style-name="P4">
Tags: ['ДТП', 'Польща', 'Україна', 'Автобус']</text:p>
      <text:p text:style-name="P4">
Type: Article</text:p>
      <!--METADATA-->
      <text:p text:style-name="P4">
<draw:frame draw:style-name="fr1" draw:name="Image250" text:anchor-type="as-char" svg:width="6.9236in" svg:height="3.956343in" draw:z-index="0">
<draw:image xlink:href="../Images/yкринформ/2023-07-09T4-12-00-03-00/630_360_1688921767-650.jpg" xlink:type="simple" xlink:show="embed" xlink:actuate="onLoad" draw:mime-type="image/jpeg"/>
</draw:frame>
In the Polishivtobus, where a group of citizens from Ukraine traveled, he crashed into a truck, which has left on the roadside. One person was killed on the spot, even eight was delivered pre -hospital.</text:p>
      <text:p text:style-name="P4">
About it reports <text:a xlink:type="simple" xlink:href="https://hromadske.ua/posts/u-polshi-mikroavtobus-z-ukrayincyami-vrizavsya-u-vantazhivku-zaginula-odna-zhinka" text:style-name="Internet_20_link" text:visited-style-name="Visited_20_Internet_20_Link">
Hromadske</text:a>
With reference to Polish <text:a xlink:type="simple" xlink:href="https://lublin.tvp.pl/71170253/smiertelny-wypadek-zderzenie-busa-z-ciezarowka" text:style-name="Internet_20_link" text:visited-style-name="Visited_20_Internet_20_Link">
TVP3 TV channel</text:a>
, reports Ukrinform.</text:p>
      <text:p text:style-name="P4">
The accident happened on the night of July 9 near Helma.</text:p>
      <text:p text:style-name="P4">
"According to preliminary data, the Ukrainian bus, which was heading towards the border, made a truck parked on the roadside," - said the Uvovodsk Headquarters in Lublin.</text:p>
      <text:p text:style-name="P4">
As a result of <text:a xlink:type="simple" xlink:href="https://www.ukrinform.ua/tag-dtp" text:style-name="Internet_20_link" text:visited-style-name="Visited_20_Internet_20_Link">
road accident</text:a>
A 33-year-old woman, still eight citizens of Ukraine traveling by bus, was killed. The post -examination revealed that two people have injuries.</text:p>
      <text:p text:style-name="P4">
<text:span text:style-name="T4">
 Read also: </text:span>
 <text:a xlink:type="simple" xlink:href="https://www.ukrinform.ua/rubric-regions/3733469-na-kiivsini-u-dtp-zaginuv-dvoricnij-hlopcik.html" text:style-name="Internet_20_link" text:visited-style-name="Visited_20_Internet_20_Link">
in the Kyiv region in <text:span text:style-name="T4">
 an accident </text:span>
 died two -year -old boy</text:a>
Law enforcement officers found that a 44-year-old Ukrainian who was driving a bus was a pile.</text:p>
      <text:p text:style-name="P4">
The police under the supervision of the prosecutor find out the details of the event.</text:p>
      <text:p text:style-name="P4">
_ Photo: policja lubelska_</text:p>
      <text:p text:style-name="P4">
News Source: <text:a xlink:type="simple" xlink:href="https://www.ukrinform.ua/rubric-society/3733610-u-polsi-mikroavtobus-s-ukraincami-vrizavsa-u-vantazivku-e-zagibla.html" text:style-name="Internet_20_link" text:visited-style-name="Visited_20_Internet_20_Link">
https://www.ukrinform.ua/rubric-society/3733610-u-polsi-mikroavtobus-s-ukraincami-vrizavsa-u-vantazivku-e-zagibla.html</text:a>
</text:p>
      <!--NEWS-->
      <text:h text:style-name="P10" text:outline-level="1">
<text:span text:style-name="T4">
Fair show: Border Aeraconian Intelligence Light</text:span>
</text:h>
      <text:p text:style-name="P4">
Author: ['АРМІЯINFORM']</text:p>
      <text:p text:style-name="P4">
Time: 2023-07-09T50:00:00-04:00</text:p>
      <text:p text:style-name="P4">
Description: Days, on the PIVDNI Ukrainian, Aierorosvіdniki prime minions at once I pushed the ZSU wir ... The war with Ukraine 2022, the war with Ukraine is the latest news today, the News War with Ukraine 2022 is the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p>
      <text:p text:style-name="P4">
Tags: ['STOPRUSSIA', 'АГРЕСІЯ РФ', 'ВІЙНА', 'ВТОРГНЕННЯ РФ', 'ВТРАТИ ВОРОГА', 'ДЕРЖПРИКОРДОНСЛУЖБА']</text:p>
      <text:p text:style-name="P4">
Category: News</text:p>
      <!--METADATA-->
      <text:p text:style-name="P4">
The other day, in the south of Ukraine, border guards, together with the ZSSU brothers, hung the enemy composition of ammunition, about it <text:a xlink:type="simple" xlink:href="https://dpsu.gov.ua/ua/news/%20VIDEO%20-Far-shou-zapalyuyut-prikordonni-aerorozvidniki/" text:style-name="Internet_20_link" text:visited-style-name="Visited_20_Internet_20_Link">
reports</text:a>
State Border Service of Ukraine.</text:p>
      <text:p text:style-name="P4">
The skills of Ukrainian defenders could be envied even by the most fair harvests of fire, but the occupiers were not envious. They also need to make their souls like "show" ...</text:p>
      <text:p text:style-name="P4">
You will call "on the devil"? .. Let's get back!</text:p>
      <text:p text:style-name="P4">
Together to victory!!!</text:p>
      <text:p text:style-name="P4">
News Source: <text:a xlink:type="simple" xlink:href="https://armyinform.com.ua/2023/07/09/fayer-shou-zapalyuyut-prykordonni-aerorozvidnyky/" text:style-name="Internet_20_link" text:visited-style-name="Visited_20_Internet_20_Link">
https://armyinform.com.ua/2023/07/09/fayer-shou-zapalyuyut-prykordonni-aerorozvidnyky/</text:a>
</text:p>
      <!--NEWS-->
      <text:h text:style-name="P10" text:outline-level="1">
<text:span text:style-name="T4">
Issuance of the disadvantage of the missing persons should be as simplified as possible</text:span>
</text:h>
      <text:p text:style-name="P4">
Author: ['АРМІЯINFORM']</text:p>
      <text:p text:style-name="P4">
Time: 2023-07-09T52:00:00-04:00</text:p>
      <text:p text:style-name="P4">
Description: About the work of the Coordinan headquarters to the Kypan, the real realization is right ... the war with Ukraine 2022, the war with Ukraine is the latest news today, the news war with Ukraine 2022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2ch.jpg" text:style-name="Internet_20_link" text:visited-style-name="Visited_20_Internet_20_Link">
2ch.jpg</text:a>
']</text:p>
      <text:p text:style-name="P4">
Tags: ['STOPRUSSIA', 'АГРЕСІЯ РФ', 'ВІЙНА', 'ВТОРГНЕННЯ РФ', 'МІНРЕІНТЕГРАЦІЇ']</text:p>
      <text:p text:style-name="P4">
Category: News</text:p>
      <!--METADATA-->
      <text:p text:style-name="P4">
<draw:frame draw:style-name="fr1" draw:name="Image251" text:anchor-type="as-char" svg:width="6.9236in" svg:height="3.11562in" draw:z-index="0">
<draw:image xlink:href="../Images/AРМІЯINFORM/2023-07-09T52-00-00-04-00/2ch.jpg" xlink:type="simple" xlink:show="embed" xlink:actuate="onLoad" draw:mime-type="image/jpeg"/>
</draw:frame>
Illustrative photo</text:p>
      <text:p text:style-name="P4">
This was discussed at a meeting of the coordination headquarters on ensuring the implementation of the right and freedoms of internally displaced persons, which took place on July 7 by the leading of Viceremierk Irina Vereshchuk.</text:p>
      <text:p text:style-name="P4">
About it <text:a xlink:type="simple" xlink:href="https://minre.gov.ua/2023/07/08/vydacha-posvidchennya-rodynam-znyklyh-bezvisty-maye-buty-maksymalno-sproshhena/" text:style-name="Internet_20_link" text:visited-style-name="Visited_20_Internet_20_Link">
reports</text:a>
Ministry of Reintegration.</text:p>
      <text:p text:style-name="P4">
From the regional coordinators of the Commissioner from the missing dominreintegration, information was received that in some regions territorial centrifugal and social support(Tck)They refused to issue responsible certificates without providing additional documents. This was the reason for the consideration of this issue on the coordination.</text:p>
      <text:p text:style-name="P4">
According to a representative of the Ministry of Defense, an excerpt from the Unified Register of Persons, disappeared in special circumstances, is the basis for issuing a CCC Certificate of the missing person. He also added that the forms of the certificate are now available.</text:p>
      <text:p text:style-name="P4">
However, for the clearer regulation and simplification of the procedure for issuing such statements of the Ministry of Defense, it develops changes to the CMU Resolution No. 379 of 28.05.1993.</text:p>
      <text:p text:style-name="P4">
According to the results of the discussion of this issue, Irina Vereshchuk instructed the Ministry of Defense of the week to send an explanation to all the CCCs on the procedure for issuing persons of the families of persons missing.</text:p>
      <text:p text:style-name="P4">
News Source: <text:a xlink:type="simple" xlink:href="https://armyinform.com.ua/2023/07/09/vydacha-posvidchennya-sim%ca%bcyam-znyklyh-bezvisty-maye-buty-maksymalno-sproshhena/" text:style-name="Internet_20_link" text:visited-style-name="Visited_20_Internet_20_Link">
https://armyinform.com.ua/2023/07/09/vydacha-posvidchennya-sim%ca%bcyam-znyklyh-bezvisty-maye-buty-maksymalno-sproshhena/</text:a>
</text:p>
      <!--NEWS-->
      <text:h text:style-name="P10" text:outline-level="1">
<text:span text:style-name="T4">
None of the scenarios of developments in the ZPP creates a radiation threat to the population</text:span>
</text:h>
      <text:p text:style-name="P4">
Author: ['АРМІЯINFORM']</text:p>
      <text:p text:style-name="P4">
Time: 2023-07-09T54:00:00-04:00</text:p>
      <text:p text:style-name="P4">
Description: Specialty of the American nuclear parting (ANS) was in the late way “Naygirshі ... War with Ukraine 2022, the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zaes.webp" text:style-name="Internet_20_link" text:visited-style-name="Visited_20_Internet_20_Link">
zaes.webp</text:a>
']</text:p>
      <text:p text:style-name="P4">
Tags: ['STOPRUSSIA', 'АГРЕСІЯ РФ', 'ВІЙНА', 'ВТОРГНЕННЯ РФ', 'ЗАЕС']</text:p>
      <text:p text:style-name="P4">
Category: News</text:p>
      <!--METADATA-->
      <text:p text:style-name="P4">
<draw:frame draw:style-name="fr1" draw:name="Image252" text:anchor-type="as-char" svg:width="6.9236in" svg:height="3.894525in" draw:z-index="0">
<draw:image xlink:href="../ConvertedIMGs/AРМІЯINFORM/2023-07-09T54-00-00-04-00/zaes.png" xlink:type="simple" xlink:show="embed" xlink:actuate="onLoad" draw:mime-type="image/png"/>
</draw:frame>
Photo: ICTV Facts</text:p>
      <text:p text:style-name="P4">
Specialists of the American Nuclear Society(ANS)Carefully analyzed the "worst scenarios" that can occur at the Zaporozhye NPP. About it <text:a xlink:type="simple" xlink:href="https://t.me/energoatom_ua/13872" text:style-name="Internet_20_link" text:visited-style-name="Visited_20_Internet_20_Link">
reports</text:a>
Official Telegram-channelnergoatom of Ukraine.</text:p>
      <text:p text:style-name="P4">
In particular, the situation with the bombing of the station, intentional subordination of reactors and containers to store the waste fuel was analyzed.</text:p>
      <text:p text:style-name="P4">
According to experts, none of the analyzed "worst scenarios" is unable to cause radiological danger to the population.</text:p>
      <text:p text:style-name="P4">
This is due to several factors:</text:p>
      <text:p text:style-name="P4">
First, six reactors were stopped more than 10 months ago and not produce enough heat to cause a rapid radiation emission.</text:p>
      <text:p text:style-name="P4">
Secondly, it is designed in such a way as to resist natural and technogenic dumps: the thick-fitted steel concrete shell reliably protects the active zones of reactors from the environment.</text:p>
      <text:p text:style-name="P4">
In this regard, as experts point out, any potential ejectioactive materials will be limited to the direct zone surrounding the reactors. Therefore, comparisons with Chernobyl or Fukushima are "inaccurate" Itak, which "misleads."</text:p>
      <text:p text:style-name="P4">
News Source: <text:a xlink:type="simple" xlink:href="https://armyinform.com.ua/2023/07/09/zhoden-zi-sczenariyiv-rozvytku-podij-na-zaes-ne-stvoryuye-radiaczijnoyi-zagrozy-naselennyu/" text:style-name="Internet_20_link" text:visited-style-name="Visited_20_Internet_20_Link">
https://armyinform.com.ua/2023/07/09/zhoden-zi-sczenariyiv-rozvytku-podij-na-zaes-ne-stvoryuye-radiaczijnoyi-zagrozy-naselennyu/</text:a>
</text:p>
      <!--NEWS-->
      <text:h text:style-name="P10" text:outline-level="1">
<text:span text:style-name="T4">
Defense forces continue offensive in Melitopol and Berdyansk directions</text:span>
</text:h>
      <text:p text:style-name="P4">
Author: ['АРМІЯINFORM']</text:p>
      <text:p text:style-name="P4">
Time: 2023-07-09T56:00:00-04:00</text:p>
      <text:p text:style-name="P4">
Description: The capacity of the defense of Ukraine is the fucking of the Vedenna of the Operations on the Melitopolsky that ... the war with Ukraine 2022, the war with Ukraine is th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sytuacziya-na-fronti.jpg" text:style-name="Internet_20_link" text:visited-style-name="Visited_20_Internet_20_Link">
sytuacziya-na-fronti.jpg</text:a>
']</text:p>
      <text:p text:style-name="P4">
Tags: ['STOPRUSSIA', 'АГРЕСІЯ РФ', 'ВІЙНА', 'ВТОРГНЕННЯ РФ', 'ГШ ЗСУ']</text:p>
      <text:p text:style-name="P4">
Category: News</text:p>
      <!--METADATA-->
      <text:p text:style-name="P4">
<draw:frame draw:style-name="fr1" draw:name="Image253" text:anchor-type="as-char" svg:width="6.9236in" svg:height="4.620011in" draw:z-index="0">
<draw:image xlink:href="../Images/AРМІЯINFORM/2023-07-09T56-00-00-04-00/sytuacziya-na-fronti.jpg" xlink:type="simple" xlink:show="embed" xlink:actuate="onLoad" draw:mime-type="image/jpeg"/>
</draw:frame>
Operational situation on the front. Photo: Armed Forces / Facebook <text:span text:style-name="T4">
 🔥 Residence on Russian invasion </text:span>
</text:p>
      <text:p text:style-name="P4">
The forces of Ukraine's defense continue to conduct an offensive operation of the tumor and Berdyansk directions, enshrined on the achievements, and carry out measures of counter -bacity struggle.</text:p>
      <text:p text:style-name="P4">
About it on Facebook <text:a xlink:type="simple" xlink:href="https://www.facebook.com/GeneralStaff.ua/posts/pfbid02tvDLkEGUWWmrfunawP9naD72FfFGA7WPzcgCdeNb5sY3CM9gMXSDQUae8dxL8tmsl" text:style-name="Internet_20_link" text:visited-style-name="Visited_20_Internet_20_Link">
reports</text:a>
The General Staff of the Armed Forces of Ukraine.</text:p>
      <text:p text:style-name="P4">
In Zaporizhzhya and Kherson directions, the enemy concentrates the main efforts to prevent the further advance of our troops. Caused aviation blows to the Cossack Kherson region and Orikhov of Zaporizhzhya region. Artillery shelling of more than 20 settlements, among themnovodarivka, Levadne, Malynivka, Gulyaypole of Zaporizhzhya region; Havrylivka, Antonovka, Golden Beam of Kherson region and Kherson city; Ivanivka, Ochakivmikolaiv region.</text:p>
      <text:p text:style-name="P4">
News Source: <text:a xlink:type="simple" xlink:href="https://armyinform.com.ua/2023/07/09/syly-oborony-prodovzhuyut-vedennya-nastupalnoyi-operacziyi-na-melitopolskomu-ta-berdyanskomu-napryamkah-2/" text:style-name="Internet_20_link" text:visited-style-name="Visited_20_Internet_20_Link">
https://armyinform.com.ua/2023/07/09/syly-oborony-prodovzhuyut-vedennya-nastupalnoyi-operacziyi-na-melitopolskomu-ta-berdyanskomu-napryamkah-2/</text:a>
</text:p>
      <!--NEWS-->
      <text:h text:style-name="P10" text:outline-level="1">
<text:span text:style-name="T4">
Aviation of Defense Forces over the past day has made 7 beats in the enemy's concentration areas</text:span>
</text:h>
      <text:p text:style-name="P4">
Author: ['АРМІЯINFORM']</text:p>
      <text:p text:style-name="P4">
Time: 2023-07-09T58:00:00-04:00</text:p>
      <text:p text:style-name="P4">
Description: Avіaatsіya defense forces for Past Dob took 7 strokes in the districts of Zserdzhennya of Especially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ГРЕСІЯ РФ', 'ВІЙНА', 'ВТОРГНЕННЯ РФ', 'ГШ ЗСУ', 'ОПЕРАТИВНА ІНФОРМАЦІЯ', 'РАНКОВЕ ЗВЕДЕННЯ', 'ХРОНІКА ОБОРОНИ']</text:p>
      <text:p text:style-name="P4">
Category: News</text:p>
      <!--METADATA-->
      <text:p text:style-name="P4">
<draw:frame draw:style-name="fr1" draw:name="Image254" text:anchor-type="as-char" svg:width="6.9236in" svg:height="3.894525in" draw:z-index="0">
<draw:image xlink:href="../Images/AРМІЯINFORM/2023-07-09T58-00-00-04-00/aviacziya-syl-oborony-ukrayiny.jpg" xlink:type="simple" xlink:show="embed" xlink:actuate="onLoad" draw:mime-type="image/jpeg"/>
</draw:frame>
Illustrative Photo <text:span text:style-name="T4">
 🔥 Situation on Russian Completion </text:span>
</text:p>
      <text:p text:style-name="P4">
The aircraft forces of defense over the past 24 hours has made 7 beats in the areas of concentration of the personal composition of the enemy. Also, our defenders destroyed 10 exploration UAVs of the operative-tactical level.</text:p>
      <text:p text:style-name="P4">
About it on Facebook <text:a xlink:type="simple" xlink:href="https://www.facebook.com/GeneralStaff.ua/posts/pfbid02tvDLkEGUWWmrfunawP9naD72FfFGA7WPzcgCdeNb5sY3CM9gMXSDQUae8dxL8tmsl" text:style-name="Internet_20_link" text:visited-style-name="Visited_20_Internet_20_Link">
reports</text:a>
The General Staff of the Armed Forces of Ukraine.</text:p>
      <text:p text:style-name="P4">
"Units of rocket troops and artillery during the last day have affected 11 artillery at fire positions, 1 ammunition, 3 means of advocacy and 2 stations of enemy radio -electronic warfare," the message goes.</text:p>
      <text:p text:style-name="P4">
News Source: <text:a xlink:type="simple" xlink:href="https://armyinform.com.ua/2023/07/09/nashi-voyiny-mynuloyi-doby-vrazyly-11-artzasobiv-voroga-3-zasoby-ppo-ta-2-stancziyi-reb/" text:style-name="Internet_20_link" text:visited-style-name="Visited_20_Internet_20_Link">
https://armyinform.com.ua/2023/07/09/nashi-voyiny-mynuloyi-doby-vrazyly-11-artzasobiv-voroga-3-zasoby-ppo-ta-2-stancziyi-reb/</text:a>
</text:p>
      <!--NEWS-->
      <text:h text:style-name="P10" text:outline-level="1">
<text:span text:style-name="T4">
The Armed Forces are fixed on the reached boundaries: the Ministry of Defense told about the offensive in the south</text:span>
</text:h>
      <text:p text:style-name="P4">
Authors: Ukrinform (Person)</text:p>
      <text:p text:style-name="P4">
Publisher: Укринформ (Organization)</text:p>
      <text:p text:style-name="P4">
Published Time: 2023-07-09T5:36:00+03:00</text:p>
      <text:p text:style-name="P4">
Modified Time: 2023-07-09T22:36:00+03:00</text:p>
      <text:p text:style-name="P4">
Description: Hot fighting continues in the Melitopol and Berdyansk directions. At the same time, the defense forces are fixed here on the reached boundaries. - Ukrinform.</text:p>
      <text:p text:style-name="P4">
Images: ['<text:a xlink:type="simple" xlink:href="https://static.ukrinform.com/photos/2023_06/thumb_files/630_360_1686221008-699.jpg" text:style-name="Internet_20_link" text:visited-style-name="Visited_20_Internet_20_Link">
630_360_16862...</text:a>
']</text:p>
      <text:p text:style-name="P4">
Tags: ['Міноборони', 'ЗСУ', 'Війна з Росією', '#stoprussia', 'Ганна Маляр', 'Контрнаступ']</text:p>
      <text:p text:style-name="P4">
Type: Article</text:p>
      <!--METADATA-->
      <text:p text:style-name="P4">
<draw:frame draw:style-name="fr1" draw:name="Image255" text:anchor-type="as-char" svg:width="6.9236in" svg:height="3.956343in" draw:z-index="0">
<draw:image xlink:href="../Images/yкринформ/2023-07-09T5-36-00-03-00/630_360_1686221008-699.jpg" xlink:type="simple" xlink:show="embed" xlink:actuate="onLoad" draw:mime-type="image/jpeg"/>
</draw:frame>
The tire and Berdyansk directions of the offensive of the forces of defense continue. At the same time, the defense forces are fixed here on the reached boundaries.</text:p>
      <text:p text:style-name="P4">
This was reported in <text:a xlink:type="simple" xlink:href="https://t.me/annamaliar/922" text:style-name="Internet_20_link" text:visited-style-name="Visited_20_Internet_20_Link">
telegram</text:a>
Deputy Defense Minister Anna Malyar, Ukrinform reports.</text:p>
      <text:p text:style-name="P4">
"The process of fixing on the reached boundaries is ongoing. <text:a xlink:type="simple" xlink:href="https://www.ukrinform.ua/tag-zsu" text:style-name="Internet_20_link" text:visited-style-name="Visited_20_Internet_20_Link">
Our</text:a>
They carry out air intelligence, demining the terrain and inflicting fire damage to the enemy's artillery, carrying out counter -bacdyar struggle measures, prepared to continue the offensive actions, " - said the painter.</text:p>
      <text:p text:style-name="P4">
<text:span text:style-name="T4">
 Read also: </text:span>
 <text:a xlink:type="simple" xlink:href="https://www.ukrinform.ua/rubric-ato/3733576-ukraina-u-cervni-virobila-bilse-snaradiv-niz-za-ves-minulij-rik-kamisin.html" text:style-name="Internet_20_link" text:visited-style-name="Visited_20_Internet_20_Link">
Ukraine in June has produced more shells than in the whole year - <text:span text:style-name="T4">
 Kamyshin </text:span>
</text:a>
As reported by Ukrinform, heavy battles continue in Limansky, Bakhmut, Avdiivsky Tamarin, during the day [27 fighting collisions took place].(https://www.ukrinform.ua/rubric-ato/3733572-na-cotiroh-napramkah-za-dobu-vidbulisa-27-zitknen-trivaut-vazki-boi.html) .</text:p>
      <text:p text:style-name="P4">
News Source: <text:a xlink:type="simple" xlink:href="https://www.ukrinform.ua/rubric-ato/3733613-zsu-zakripluutsa-na-dosagnutih-rubezah-u-minoboroni-rozpovili-pro-nastup-na-pivdni.html" text:style-name="Internet_20_link" text:visited-style-name="Visited_20_Internet_20_Link">
https://www.ukrinform.ua/rubric-ato/3733613-zsu-zakripluutsa-na-dosagnutih-rubezah-u-minoboroni-rozpovili-pro-nastup-na-pivdni.html</text:a>
</text:p>
      <!--NEWS-->
      <text:h text:style-name="P10" text:outline-level="1">
<text:span text:style-name="T4">
Ukrainian defenders per day eliminated about 600 invaders, destroyed 20 Artisystems</text:span>
</text:h>
      <text:p text:style-name="P4">
Author: ['АРМІЯINFORM']</text:p>
      <text:p text:style-name="P4">
Time: 2023-07-09T60:00:00-04:00</text:p>
      <text:p text:style-name="P4">
Description: Zagalni Boyov, take the enemy on 02.24.22 to 09.07.23 Orintovo to become: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photo1688878680-scaled.jpeg" text:style-name="Internet_20_link" text:visited-style-name="Visited_20_Internet_20_Link">
photo1688878680-scaled.jpeg</text:a>
']</text:p>
      <text:p text:style-name="P4">
Tags: ['STOPRUSSIA', 'ВТОРГНЕННЯ РФ', 'ВТРАТИ ВОРОГА']</text:p>
      <text:p text:style-name="P4">
Category: News</text:p>
      <!--METADATA-->
      <text:p text:style-name="P4">
<draw:frame draw:style-name="fr1" draw:name="Image256" text:anchor-type="as-char" svg:width="6.9236in" svg:height="6.975527in" draw:z-index="0">
<draw:image xlink:href="../Images/AРМІЯINFORM/2023-07-09T60-00-00-04-00/photo1688878680-scaled.jpeg" xlink:type="simple" xlink:show="embed" xlink:actuate="onLoad" draw:mime-type="image/jpeg"/>
</draw:frame>
The total fighting loss of the enemy from 24.02.22 to 09.07.23 will be orientated:</text:p>
      <ul>
        <li>
Personnel about 234040(+600)persons eliminated * tanks - 4078(+4)units, * combat armored vehicles - 7964(+11)units, * artillery systems - 4366(+20)from, * RSHF - 668(+7)units, * air defense - 413(+3)OD, * aircraft - 315(+0)units, * helicopters - 309(+0)units, * UAV Operative-tactical level-3685(+19), * winged missiles - 1271(+0), * ships /boats - 18(+0)units, * car equipment and tanks - 6929(+15)units, * special equipment - 628(+9).</li>
      </ul>
      <text:p text:style-name="P4">
Дані уточнюються.</text:p>
      <text:p text:style-name="P4">
Джерело: <text:a xlink:type="simple" xlink:href="https://www.facebook.com/GeneralStaff.ua/posts/pfbid02sT8z77gwUEZXoMPJSwu37jqXbTMLrJfy5rf9SKnkgbV5MhomrXa7dHWLn5AKXt9Al" text:style-name="Internet_20_link" text:visited-style-name="Visited_20_Internet_20_Link">
Генеральний штабЗСУ</text:a>
</text:p>
      <text:p text:style-name="P4">
News Source: <text:a xlink:type="simple" xlink:href="https://armyinform.com.ua/2023/07/09/ukrayinski-zahysnyky-za-dobu-likviduvaly-blyzko-600-okupantiv-znyshhyly-20-artsystem/" text:style-name="Internet_20_link" text:visited-style-name="Visited_20_Internet_20_Link">
https://armyinform.com.ua/2023/07/09/ukrayinski-zahysnyky-za-dobu-likviduvaly-blyzko-600-okupantiv-znyshhyly-20-artsystem/</text:a>
</text:p>
      <!--NEWS-->
      <text:h text:style-name="P10" text:outline-level="1">
<text:span text:style-name="T4">
In Ukraine a moment of silence</text:span>
</text:h>
      <text:p text:style-name="P4">
Author: ['АРМІЯINFORM']</text:p>
      <text:p text:style-name="P4">
Time: 2023-07-09T62: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57" text:anchor-type="as-char" svg:width="6.9236in" svg:height="3.895992in" draw:z-index="0">
<draw:image xlink:href="../Images/AРМІЯINFORM/2023-07-09T62-00-00-04-00/candle.gif" xlink:type="simple" xlink:show="embed" xlink:actuate="onLoad" draw:mime-type="image/gif"/>
</draw:frame>
According to <text:a xlink:type="simple" xlink:href="https://www.president.gov.ua/documents/1432022-41729" text:style-name="Internet_20_link" text:visited-style-name="Visited_20_Internet_20_Link">
with the decree of the President of Ukrain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7/09/v-ukrayini-hvylyna-movchannya/" text:style-name="Internet_20_link" text:visited-style-name="Visited_20_Internet_20_Link">
https://armyinform.com.ua/2023/07/09/v-ukrayini-hvylyna-movchannya/</text:a>
</text:p>
      <!--NEWS-->
      <text:h text:style-name="P10" text:outline-level="1">
<text:span text:style-name="T4">
F-16 is able to take off from our airfields and intercept goals over the entire territory of Ukraine-Yuri Ignat</text:span>
</text:h>
      <text:p text:style-name="P4">
Author: ['Олексій Тригуб']</text:p>
      <text:p text:style-name="P4">
Time: 2023-07-09T64:00:00-04:00</text:p>
      <text:p text:style-name="P4">
Description: The direct efiri telemarafon “єini novel” Rechnik of the dousy forces of the Zbroyshany forces of Ukraine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11-4.jpg" text:style-name="Internet_20_link" text:visited-style-name="Visited_20_Internet_20_Link">
11-4.jpg</text:a>
', '<text:a xlink:type="simple" xlink:href="https://armyinform.com.ua/wp-content/uploads/2022/11/ignat-23.jpg" text:style-name="Internet_20_link" text:visited-style-name="Visited_20_Internet_20_Link">
ignat-23.jpg</text:a>
']</text:p>
      <text:p text:style-name="P4">
Tags: ['STOPRUSSIA', 'ВИНИЩУВАЧІ F-16', 'ВТОРГНЕННЯ РФ', 'ЮРІЙ ІГНАТ']</text:p>
      <text:p text:style-name="P4">
Category: News</text:p>
      <!--METADATA-->
      <text:p text:style-name="P4">
<draw:frame draw:style-name="fr1" draw:name="Image258" text:anchor-type="as-char" svg:width="6.9236in" svg:height="3.63489in" draw:z-index="0">
<draw:image xlink:href="../Images/AРМІЯINFORM/2023-07-09T64-00-00-04-00/11-4.jpg" xlink:type="simple" xlink:show="embed" xlink:actuate="onLoad" draw:mime-type="image/jpeg"/>
</draw:frame>
Photo from where sources</text:p>
      <text:p text:style-name="P4">
On the live broadcast of the "Uniform News", the spokesman for the Air Force Colonel Yuriy Ignat spoke about the current situation in the sky of Ukraine, as well as how the territory of our country from the enemy's air -dactois is covered today and how the air defense system can change in the near future.</text:p>
      <text:p text:style-name="P4">
-In relation to this night, everyone was probably noticed by our telegram channel: the tsbul is one of those rare nights when complete silence prevailed,-says Yurignat. - Of course, as always, there is some activity of hostility, but they have not performed combat work. As of now, there are several enemy tactical aircraft aircraft: Su-34 and SU-35, and also Il-22 plane. They perform flights, including the occupied territory and water area of the Azov Sea.</text:p>
      <text:p text:style-name="P4">
<draw:frame draw:style-name="fr1" draw:name="Image259" text:anchor-type="as-char" svg:width="6.9236in" svg:height="3.894185in" draw:z-index="0">
<draw:image xlink:href="../Images/AРМІЯINFORM/2023-07-09T64-00-00-04-00/ignat-23.jpg" xlink:type="simple" xlink:show="embed" xlink:actuate="onLoad" draw:mime-type="image/jpeg"/>
</draw:frame>
Yurignat. TV video frame</text:p>
      <text:p text:style-name="P4">
Colonel Yuri Ignat also answered the questions of the leading Telelorphone about what changes will be made about the cover from the air attacks by the Grand Distinist of Ukraine. The head of the public relations service of the Air Forces Command has explained that today the above military leadership of the state has been the most effective and most effective way of air cover. Millionic cities that have strategically important objects-all this is covered by anti-aircraft missile systems of Air Force. The rest of the country, according to Colonel Yuri Ignat, should be buzzing with aviation - hostile missiles should be intercepted by planes.</text:p>
      <text:p text:style-name="P4">
-The F-16 can take off from our airfields and intercept the goals over the entire territory of Ukraine,-the officer explains. -Ideally, at our borders. In addition, planes can control the airspace not only of Ukraine's adherence but also in the Black Sea, including to effectively act on enemy carbon rockets "Caliber".</text:p>
      <text:p text:style-name="P4">
The only thing, according to Yuri Ignatus, why aircraft cannot resist - brush weapons. But these tasks are solved by the modern Western anti-aircraft-rocket complexes of Patriot and SAMP-T, which are in service with domestic airborne air. The rest of the hostile rockets and shock drones should be destroyed by aviation. In particular, by acting on the carriers of this weapon before its use.</text:p>
      <text:p text:style-name="P4">
News Source: <text:a xlink:type="simple" xlink:href="https://armyinform.com.ua/2023/07/09/f-16-zdatni-zlitaty-z-bud-yakyh-nashyh-aerodromiv-i-perehoplyuvaty-czili-nad-usiyeyu-terytoriyeyu-ukrayiny-yurij-ignat/" text:style-name="Internet_20_link" text:visited-style-name="Visited_20_Internet_20_Link">
https://armyinform.com.ua/2023/07/09/f-16-zdatni-zlitaty-z-bud-yakyh-nashyh-aerodromiv-i-perehoplyuvaty-czili-nad-usiyeyu-terytoriyeyu-ukrayiny-yurij-ignat/</text:a>
</text:p>
      <!--NEWS-->
      <text:h text:style-name="P10" text:outline-level="1">
<text:span text:style-name="T4">
DShV command showed how our artillerymen destroy the occupiers</text:span>
</text:h>
      <text:p text:style-name="P4">
Author: ['АРМІЯINFORM']</text:p>
      <text:p text:style-name="P4">
Time: 2023-07-09T66:00:00-04:00</text:p>
      <text:p text:style-name="P4">
Description: About the Facebook-Storansi commanding the landing and nastyskovikh zbroynei ... The war with Ukraine 2022, the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p>
      <text:p text:style-name="P4">
Tags: ['STOPRUSSIA', 'АГРЕСІЯ РФ']</text:p>
      <text:p text:style-name="P4">
Category: News</text:p>
      <!--METADATA-->
      <text:p text:style-name="P4">
About this <text:a xlink:type="simple" xlink:href="https://www.facebook.com/watch/" text:style-name="Internet_20_link" text:visited-style-name="Visited_20_Internet_20_Link">
it is referred</text:a>
On the phasebook page of the command of the Airborne Assault Troops of the Armed Forces of Ukraine:</text:p>
      <text:p text:style-name="P4">
“Did you think that twice in one place the projectile does not hit? But not then, the artillerymen of the 71st Separate Eger Brigade of the Airborne Assault Troops of Ukraine.</text:p>
      <text:p text:style-name="P4">
The invaders were convinced that they would not look for their hiding place in their destroyed homes. However, our "battle birds" were noticed and given to the coordinate unit.</text:p>
      <text:p text:style-name="P4">
The occupiers before "disposal" had to run from house to house - but the tamyh was caught up with the accurate shots. Only some of the more than a dozen Russians have tacked Bukhanka. The rest covered a 105th caliber projectile. "</text:p>
      <text:p text:style-name="P4">
News Source: <text:a xlink:type="simple" xlink:href="https://armyinform.com.ua/2023/07/09/komanduvannya-dshv-pokazalo-yak-nashi-artylerysty-nyshhat-okupantiv/" text:style-name="Internet_20_link" text:visited-style-name="Visited_20_Internet_20_Link">
https://armyinform.com.ua/2023/07/09/komanduvannya-dshv-pokazalo-yak-nashi-artylerysty-nyshhat-okupantiv/</text:a>
</text:p>
      <!--NEWS-->
      <text:h text:style-name="P10" text:outline-level="1">
<text:span text:style-name="T4">
In 500 days of full -scale war, 298 Ukrainians and Ukrainians were awarded the highest title of Hero of Ukraine - President</text:span>
</text:h>
      <text:p text:style-name="P4">
Author: ['АРМІЯINFORM']</text:p>
      <text:p text:style-name="P4">
Time: 2023-07-09T67:00:00-04:00</text:p>
      <text:p text:style-name="P4">
Description: President of Ukraine Volodymyr Zelensky Zhalensky, Having timed to the Lvivshchina, derailing the timid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7dda112a4abe30e9508534433dc02e2c_1688849245_extra_large.jpeg" text:style-name="Internet_20_link" text:visited-style-name="Visited_20_Internet_20_Link">
7dda112a4abe30e9508534433dc02e2c_1688849245_extra_large.jpeg</text:a>
', '<text:a xlink:type="simple" xlink:href="https://armyinform.com.ua/wp-content/uploads/2023/07/8b6e3dfc7124ca3169bce1ae8a64ec05_1688849242_extra_large.jpeg" text:style-name="Internet_20_link" text:visited-style-name="Visited_20_Internet_20_Link">
8b6e3dfc7124ca3169bce1ae8a64ec05_1688849242_extra_large.jpeg</text:a>
', '<text:a xlink:type="simple" xlink:href="https://armyinform.com.ua/wp-content/uploads/2023/07/36a9093b08fc29364d2c6845c01d7b85_1688849251_extra_large.jpeg" text:style-name="Internet_20_link" text:visited-style-name="Visited_20_Internet_20_Link">
36a9093b08fc29364d2c6845c01d7b85_1688849251_extra_large.jpeg</text:a>
']</text:p>
      <text:p text:style-name="P4">
Tags: ['STOPRUSSIA', 'АГРЕСІЯ РФ', 'ВІЙНА', 'ВОЛОДИМИР ЗЕЛЕНСЬКИЙ', 'ВТОРГНЕННЯ РФ', 'ОФІС ПРЕЗИДЕНТА УКРАЇНИ', 'ПРЕЗИДЕНТ УКРАЇНИ']</text:p>
      <text:p text:style-name="P4">
Category: News</text:p>
      <!--METADATA-->
      <text:p text:style-name="P4">
<draw:frame draw:style-name="fr1" draw:name="Image260" text:anchor-type="as-char" svg:width="6.9236in" svg:height="4.617948in" draw:z-index="0">
<draw:image xlink:href="../Images/AРМІЯINFORM/2023-07-09T67-00-00-04-00/7dda112a4abe30e9508534433dc02e2c_1688849245_extra_large.jpeg" xlink:type="simple" xlink:show="embed" xlink:actuate="onLoad" draw:mime-type="image/jpeg"/>
</draw:frame>
President of Ukraine Volodymyr Zelensky made a working trip to Lviv region, where he met with the personnel of the Western Territorial Management of Ukraine and presented state awards.</text:p>
      <text:p text:style-name="P4">
About it <text:a xlink:type="simple" xlink:href="https://www.president.gov.ua/" text:style-name="Internet_20_link" text:visited-style-name="Visited_20_Internet_20_Link">
reports</text:a>
Office of the President of Ukraine.</text:p>
      <text:p text:style-name="P4">
The meeting was also attended by the Azovstal defenders, who today came to their homeland: the commander of a separate detachment of the special purpose Guard "Azov" Denis Prokopenko, his deputy Svyatoslavpalamar, Acting Commander of the 36th Separate Brigade Oleg Khomenko and the commander of the 12-Brigade of the National Guard Denis Shleg. Before the meeting, the soldiers greeted their relatives and relatives.</text:p>
      <text:p text:style-name="P4">
In addition, the events were attended by: Presidential Office Head Andriy Yermak, Head of the Main Directorate of Intelligence of the Ministry of Defense Kirill Budanov, Minister of Invnation Igor Klimenko.</text:p>
      <text:p text:style-name="P4">
Turning to the soldiers and the whole Ukrainian people, the Head of State noted that today 500 days from the beginning of a full -scale war, which was resolved by Russia's departments of Ukraine.</text:p>
      <text:p text:style-name="P4">
<draw:frame draw:style-name="fr1" draw:name="Image261" text:anchor-type="as-char" svg:width="6.9236in" svg:height="4.617948in" draw:z-index="0">
<draw:image xlink:href="../Images/AРМІЯINFORM/2023-07-09T67-00-00-04-00/8b6e3dfc7124ca3169bce1ae8a64ec05_1688849242_extra_large.jpeg" xlink:type="simple" xlink:show="embed" xlink:actuate="onLoad" draw:mime-type="image/jpeg"/>
</draw:frame>
“500 days, as we fight for freedom and independence for Ukraine. For dignity, for the right to live for all our people, throughout Ukraine. Ukraine will always be a grateful everyone and anyone who fights for it. Our soldiers. Our heroes, ”Volodymyr Zelenskyy said.</text:p>
      <text:p text:style-name="P4">
The President emphasized that on the 500th day of the war, our state returned home the fifth heroes of Ukraine-the commanders of Mariupol and Azovstal.</text:p>
      <text:p text:style-name="P4">
“Heroically fought!They went through Russian captivity. Then more than 300 days were in Turkey. It is time to be at home, ”the head of state emphasized.</text:p>
      <text:p text:style-name="P4">
He also thanked the team who works for the return of Ukrainians home: the head of the Presidential Office Andriy Yermak, the head of the Main Intelligence Directorate of the Ministry of Defense Kirill Budanov, the Minister of Internal Affairs Igor Klimenko, who were present at the event, as well as the head of the State Property Fund of Ukraine Rustem. and to his employees. In addition, Volodymyr Zelensky expressed his gratitude for his help in the release of Branzurkchyna and personally President Recep Taiip Erdogan.According to him, from the beginning of a full -scale war for freedom, many thousands have shown the maximum bravery, almost 50,000 Ukrainian soldiers were defined by state awards.</text:p>
      <text:p text:style-name="P4">
“298 Ukrainians and Ukrainian women received the highest title of Hero of Ukraine. And we all we all honor and remember these people - our heroes - now and after our wins. Both our children, and our grandchildren, and all generations of the Ukrainian people. We are more likely to you, the heroes of Ukraine!Glory to Ukraine!" - said Volodymyr Zelenskyy.</text:p>
      <text:p text:style-name="P4">
The President named more than 270 heroes of Ukraine, noting that the names of our soldiers, who also received this highest state award, can still be called.</text:p>
      <text:p text:style-name="P4">
“We will be able to tell about the real powerful achievements of these Heroes of Ukraine only after our victory. And be sure to tell you, ”he added.</text:p>
      <text:p text:style-name="P4">
At the same time, Volodymyr Zelenskyy noted that a large part of the Heroes of Ukraine, whose name he called, was awarded this title.</text:p>
      <text:p text:style-name="P4">
The attendees paid a moment of silence to the memory of all Ukrainians who gave their lives for the freedom and independence of Ukraine.</text:p>
      <text:p text:style-name="P4">
“And, of course, I am grateful to all of you - I am grateful to all our soldiers who are today identified by state awards - Orders for Courage - for feats, which are life and a beautiful state. Thank you!" Said the President.</text:p>
      <text:p text:style-name="P4">
<draw:frame draw:style-name="fr1" draw:name="Image262" text:anchor-type="as-char" svg:width="6.9236in" svg:height="4.617948in" draw:z-index="0">
<draw:image xlink:href="../Images/AРМІЯINFORM/2023-07-09T67-00-00-04-00/36a9093b08fc29364d2c6845c01d7b85_1688849251_extra_large.jpeg" xlink:type="simple" xlink:show="embed" xlink:actuate="onLoad" draw:mime-type="image/jpeg"/>
</draw:frame>
Volodymyr Zelensky presented state awards to the National Guard to the National Guard. For personal courage, revealed in the protection of state sovereignty of Ukraine's and territorial integrity of Ukraine, selfless service to the Ukrainian people's people's people were awarded the Order of Courage of the III degree.</text:p>
      <text:p text:style-name="P4">
“Glory to all Ukrainians and Ukrainians of different times who gained freedom and power for Ukraine!Glory to all our heroes!Glory to the people of Ukraine!Let's win!” "The head of state researched.</text:p>
      <text:p text:style-name="P4">
News Source: <text:a xlink:type="simple" xlink:href="https://armyinform.com.ua/2023/07/09/za-500-dniv-povnomasshtabnoyi-vijny-298-ukrayinczyam-i-ukrayinkam-prysvoyeno-najvyshhe-zvannya-geroya-ukrayiny-prezydent/" text:style-name="Internet_20_link" text:visited-style-name="Visited_20_Internet_20_Link">
https://armyinform.com.ua/2023/07/09/za-500-dniv-povnomasshtabnoyi-vijny-298-ukrayinczyam-i-ukrayinkam-prysvoyeno-najvyshhe-zvannya-geroya-ukrayiny-prezydent/</text:a>
</text:p>
      <!--NEWS-->
      <text:h text:style-name="P10" text:outline-level="1">
<text:span text:style-name="T4">
Defense forces destroyed 11 enemy artillery</text:span>
</text:h>
      <text:p text:style-name="P4">
Author: ['АРМІЯINFORM']</text:p>
      <text:p text:style-name="P4">
Time: 2023-07-09T68:00:00-04:00</text:p>
      <text:p text:style-name="P4">
Description: Avіaatsіya defense forces for Past Dob took 7 strokes in the districts of Zserdzhennya of Especially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artyleriya.jpg" text:style-name="Internet_20_link" text:visited-style-name="Visited_20_Internet_20_Link">
artyleriya.jpg</text:a>
']</text:p>
      <text:p text:style-name="P4">
Tags: ['STOPRUSSIA', 'АГРЕСІЯ РФ']</text:p>
      <text:p text:style-name="P4">
Category: News</text:p>
      <!--METADATA-->
      <text:p text:style-name="P4">
<draw:frame draw:style-name="fr1" draw:name="Image263" text:anchor-type="as-char" svg:width="6.9236in" svg:height="4.615733in" draw:z-index="0">
<draw:image xlink:href="../Images/AРМІЯINFORM/2023-07-09T68-00-00-04-00/artyleriya.jpg" xlink:type="simple" xlink:show="embed" xlink:actuate="onLoad" draw:mime-type="image/jpeg"/>
</draw:frame>
Illustrative photo</text:p>
      <text:p text:style-name="P4">
The aviation of the defense forces over the past day has made 7 beats in the areas of concentration of the personal composition of the enemy.</text:p>
      <text:p text:style-name="P4">
About it <text:a xlink:type="simple" xlink:href="https://t.me/militarymediacenter/2472" text:style-name="Internet_20_link" text:visited-style-name="Visited_20_Internet_20_Link">
reports</text:a>
Military Mediacenter.</text:p>
      <text:p text:style-name="P4">
Units of missile troops and artillery struck 11 artillery facilities, 1 ammunition composition, 3 air defense and 2 -electronic enemy radio.</text:p>
      <text:p text:style-name="P4">
News Source: <text:a xlink:type="simple" xlink:href="https://armyinform.com.ua/2023/07/09/syly-oborony-znyshhyly-11-artylerijskyh-zasobiv-protyvnyka/" text:style-name="Internet_20_link" text:visited-style-name="Visited_20_Internet_20_Link">
https://armyinform.com.ua/2023/07/09/syly-oborony-znyshhyly-11-artylerijskyh-zasobiv-protyvnyka/</text:a>
</text:p>
      <!--NEWS-->
      <text:h text:style-name="P10" text:outline-level="1">
<text:span text:style-name="T4">
The call should be canceled, and the former "military commodity" should become CNAP - Alexei Reznikov</text:span>
</text:h>
      <text:p text:style-name="P4">
Author: ['АРМІЯINFORM']</text:p>
      <text:p text:style-name="P4">
Time: 2023-07-09T69:00:00-04:00</text:p>
      <text:p text:style-name="P4">
Description: Having said about the Ministan defense of Ukraine Olekiy Reznikov in the Efіrі Telemarafon “єini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384.jpg" text:style-name="Internet_20_link" text:visited-style-name="Visited_20_Internet_20_Link">
384.jpg</text:a>
']</text:p>
      <text:p text:style-name="P4">
Tags: ['STOPRUSSIA', 'АГРЕСІЯ РФ', 'ВІЙНА', 'ВТОРГНЕННЯ РФ', 'ОЛЕКСІЙ РЕЗНІКОВ']</text:p>
      <text:p text:style-name="P4">
Category: News</text:p>
      <!--METADATA-->
      <text:p text:style-name="P4">
<draw:frame draw:style-name="fr1" draw:name="Image264" text:anchor-type="as-char" svg:width="6.9236in" svg:height="2.76944in" draw:z-index="0">
<draw:image xlink:href="../Images/AРМІЯINFORM/2023-07-09T69-00-00-04-00/384.jpg" xlink:type="simple" xlink:show="embed" xlink:actuate="onLoad" draw:mime-type="image/jpeg"/>
</draw:frame>
Illustrative photo</text:p>
      <text:p text:style-name="P4">
This was stated by the Minister of Defense of Ukraine Alexei Reznikov on the broadcasting of the Unified News. According to him, "the mobilization system, the reserve system, centrifugal, the former" military commissions "are all the" Soviet inheritance ", which must be changed.</text:p>
      <ul>
        <li>
make a different approach, maximum digitalization. To put it bluntly, "military commodity" should become CNAP. That's when it will be clear to the population, they will not see them, stand in line, suffer in the wandering. We need to change the approach, we need to cancel the conscription, make a professional army, but to make a clear -scale register of a reserve in case of a full -scale war, in case of shutdown. This means that our main capital is people and we need to work with them, - said the Minister of Defense.</li>
      </ul>
      <text:p text:style-name="P4">
News Source: <text:a xlink:type="simple" xlink:href="https://armyinform.com.ua/2023/07/09/pryzov-maye-buty-skasovano-a-kolyshni-voyenkomaty-mayut-staty-cznapamy-oleksij-reznikov/" text:style-name="Internet_20_link" text:visited-style-name="Visited_20_Internet_20_Link">
https://armyinform.com.ua/2023/07/09/pryzov-maye-buty-skasovano-a-kolyshni-voyenkomaty-mayut-staty-cznapamy-oleksij-reznikov/</text:a>
</text:p>
      <!--NEWS-->
      <text:h text:style-name="P10" text:outline-level="1">
<text:span text:style-name="T4">
When the Armed Forces reach the Crimea, Putin wants to negotiate - Zelensky</text:span>
</text:h>
      <text:p text:style-name="P4">
Authors: Ukrinform (Person)</text:p>
      <text:p text:style-name="P4">
Publisher: Укринформ (Organization)</text:p>
      <text:p text:style-name="P4">
Published Time: 2023-07-09T6:49:00+03:00</text:p>
      <text:p text:style-name="P4">
Modified Time: 2023-07-09T22:49:00+03:00</text:p>
      <text:p text:style-name="P4">
Description: Russian President Vladimir Putin wants to negotiate when the Armed Forces reached the Crimea - Ukrinform.</text:p>
      <text:p text:style-name="P4">
Images: ['<text:a xlink:type="simple" xlink:href="https://static.ukrinform.com/photos/2023_04/thumb_files/630_360_1682862659-378.jpeg" text:style-name="Internet_20_link" text:visited-style-name="Visited_20_Internet_20_Link">
630_360_16828...</text:a>
']</text:p>
      <text:p text:style-name="P4">
Tags: ['Деокупація', 'Крим', 'Переговори', 'Путін', 'ЗСУ', 'Зеленський', 'Війна з Росією']</text:p>
      <text:p text:style-name="P4">
Type: Article</text:p>
      <!--METADATA-->
      <text:p text:style-name="P4">
<draw:frame draw:style-name="fr1" draw:name="Image265" text:anchor-type="as-char" svg:width="6.9236in" svg:height="3.956343in" draw:z-index="0">
<draw:image xlink:href="../Images/yкринформ/2023-07-09T6-49-00-03-00/630_360_1682862659-378.jpeg" xlink:type="simple" xlink:show="embed" xlink:actuate="onLoad" draw:mime-type="image/jpeg"/>
</draw:frame>
Russian President Vladimir Putin wants to negotiate when the Armed Forces reach the Crimea,</text:p>
      <text:p text:style-name="P4">
This assumption was made by President Volodymyr Zelenskyy in an interview <text:a xlink:type="simple" xlink:href="https://abcnews.go.com/Politics/zelenskyy-abc-russia-ukraine-war-end-thoughts-us/story" text:style-name="Internet_20_link" text:visited-style-name="Visited_20_Internet_20_Link">
ABC News</text:a>
, reports Ukrinform with reference to <text:a xlink:type="simple" xlink:href="https://www.radiosvoboda.org/a/news-zelenskyy-putin-krym-rosiya-perehovory/32495776.html" text:style-name="Internet_20_link" text:visited-style-name="Visited_20_Internet_20_Link">
"Radio Liberty"</text:a>
.</text:p>
      <text:p text:style-name="P4">
Answering the question whether it is possible to force Putin to go to the intervals, the President of Ukraine said it was a completely logical assumption.</text:p>
      <text:p text:style-name="P4">
“Well, it is absolutely understandable, logical rhetoric that at the moment when the Ukrainian administrative border with a temporarily occupied Crimea is very likely that Putin will be forced to look for a dialogue with the civilized world, towards how it was to a full -scale invasion will be weakened, ” - said <text:a xlink:type="simple" xlink:href="https://www.ukrinform.ua/tag-zelenskij" text:style-name="Internet_20_link" text:visited-style-name="Visited_20_Internet_20_Link">
Zelensky</text:a>
.</text:p>
      <text:p text:style-name="P4">
<text:span text:style-name="T4">
 Read also: </text:span>
 <text:a xlink:type="simple" xlink:href="https://www.ukrinform.ua/rubric-crimea/3726800-okupanti-rozgladaut-scenarij-vihodu-z-krimu-gur.html" text:style-name="Internet_20_link" text:visited-style-name="Visited_20_Internet_20_Link">
<text:span text:style-name="T4">
 Occupants </text:span>
 <text:span text:style-name="T4">
 Consider </text:span>
 <text:span text:style-name="T4">
 Scenario </text:span>
 <text:span text:style-name="T4">
 Exit </text:span>
 From <text:span text:style-name="T4">
 Crimea </text:span>
 - <text:span text:style-name="T4">
 GUR </text:span>
</text:a>
As reported by Ukrinform, earlier <text:a xlink:type="simple" xlink:href="https://www.ukrinform.ua/rubric-ato/3730904-vijna-ne-zakincitsa-poki-krim-bude-pid-okupacieu-zelenskij.html" text:style-name="Internet_20_link" text:visited-style-name="Visited_20_Internet_20_Link">
President Volodymyr Zelenskyy</text:a>
He stated that the ultimate goal of Ukraine is the Crimea and only then it will mean that the "war has ended" and "peace" without Crimea he will not consider a victory.</text:p>
      <text:p text:style-name="P4">
News Source: <text:a xlink:type="simple" xlink:href="https://www.ukrinform.ua/rubric-ato/3733615-koli-zsu-dijdut-do-krimu-putin-zahoce-peregovoriv-zelenskij.html" text:style-name="Internet_20_link" text:visited-style-name="Visited_20_Internet_20_Link">
https://www.ukrinform.ua/rubric-ato/3733615-koli-zsu-dijdut-do-krimu-putin-zahoce-peregovoriv-zelenskij.html</text:a>
</text:p>
      <!--NEWS-->
      <text:h text:style-name="P10" text:outline-level="1">
<text:span text:style-name="T4">
Volodymyr Zelenskyy and Andrzej Duda honored memory</text:span>
</text:h>
      <text:p text:style-name="P4">
Author: ['АРМІЯINFORM']</text:p>
      <text:p text:style-name="P4">
Time: 2023-07-09T70:00:00-04:00</text:p>
      <text:p text:style-name="P4">
Description: About the president of Ukraine, Volodimir Zelensky, about the president of Ukraine: “At once, putting it at once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359174570_3387763238140695_5191112977479147556_n.jpg" text:style-name="Internet_20_link" text:visited-style-name="Visited_20_Internet_20_Link">
359174570_3387763238140695_5191112977479147556_n.jpg</text:a>
', '<text:a xlink:type="simple" xlink:href="https://armyinform.com.ua/wp-content/uploads/2023/07/358556250_3387763174807368_5210680490729821675_n-150x150.jpg" text:style-name="Internet_20_link" text:visited-style-name="Visited_20_Internet_20_Link">
358556250_3387763174807368_5210680490729821675_n-150x150.jpg</text:a>
', '<text:a xlink:type="simple" xlink:href="https://armyinform.com.ua/wp-content/uploads/2023/07/359180286_3387763141474038_7286587985883423346_n-150x150.jpg" text:style-name="Internet_20_link" text:visited-style-name="Visited_20_Internet_20_Link">
359180286_3387763141474038_7286587985883423346_n-150x150.jpg</text:a>
', '<text:a xlink:type="simple" xlink:href="https://armyinform.com.ua/wp-content/uploads/2023/07/358956596_3387763088140710_152401223121249650_n-150x150.jpg" text:style-name="Internet_20_link" text:visited-style-name="Visited_20_Internet_20_Link">
358956596_3387763088140710_152401223121249650_n-150x150.jpg</text:a>
', '<text:a xlink:type="simple" xlink:href="https://armyinform.com.ua/wp-content/uploads/2023/07/358617736_3387763041474048_5337767834561593565_n-150x150.jpg" text:style-name="Internet_20_link" text:visited-style-name="Visited_20_Internet_20_Link">
358617736_3387763041474048_5337767834561593565_n-150x150.jpg</text:a>
']</text:p>
      <text:p text:style-name="P4">
Tags: ['STOPRUSSIA', 'АГРЕСІЯ РФ']</text:p>
      <text:p text:style-name="P4">
Category: News</text:p>
      <!--METADATA-->
      <text:p text:style-name="P4">
<draw:frame draw:style-name="fr1" draw:name="Image266" text:anchor-type="as-char" svg:width="6.9236in" svg:height="4.615733in" draw:z-index="0">
<draw:image xlink:href="../Images/AРМІЯINFORM/2023-07-09T70-00-00-04-00/359174570_3387763238140695_5191112977479147556_n.jpg" xlink:type="simple" xlink:show="embed" xlink:actuate="onLoad" draw:mime-type="image/jpeg"/>
</draw:frame>
About this <text:a xlink:type="simple" xlink:href="https://www.facebook.com/zelenskiy.official/posts/pfbid0zGb8iCV2XeK64EUdzK5U6xSSQ2yLVwt7odnExqNuNNKR2raWDhEBYsWerScFzW2Bl" text:style-name="Internet_20_link" text:visited-style-name="Visited_20_Internet_20_Link">
it is referred</text:a>
In the post of President of Ukraine Vladimir Zelensky:</text:p>
      <text:p text:style-name="P4">
“Together we honor all the innocent victims of Volyn!</text:p>
      <text:p text:style-name="P4">
The memory of us unites!</text:p>
      <text:p text:style-name="P4">
Together we are stronger!”.</text:p>
      <text:p text:style-name="P4">
<text:a xlink:type="simple" xlink:href="https://armyinform.com.ua/wp-content/uploads/2023/07/358556250_3387763174807368_5210680490729821675_n.jpg" text:style-name="Internet_20_link" text:visited-style-name="Visited_20_Internet_20_Link">
!(Images/AРМІЯINFORM/2023-07-09T70-00-00-04-00/358556250_3387763174807368_5210680490729821675_n-150x150.jpg)</text:a>
</text:p>
      <text:p text:style-name="P4">
<text:a xlink:type="simple" xlink:href="https://armyinform.com.ua/wp-content/uploads/2023/07/359180286_3387763141474038_7286587985883423346_n.jpg" text:style-name="Internet_20_link" text:visited-style-name="Visited_20_Internet_20_Link">
<draw:frame draw:style-name="fr1" draw:name="Image267" text:anchor-type="as-char" svg:width="6.9236in" svg:height="6.9236in" draw:z-index="0">
<draw:image xlink:href="../Images/AРМІЯINFORM/2023-07-09T70-00-00-04-00/359180286_3387763141474038_7286587985883423346_n-150x150.jpg" xlink:type="simple" xlink:show="embed" xlink:actuate="onLoad" draw:mime-type="image/jpeg"/>
</draw:frame>
</text:a>
</text:p>
      <text:p text:style-name="P4">
<text:a xlink:type="simple" xlink:href="https://armyinform.com.ua/wp-content/uploads/2023/07/358956596_3387763088140710_152401223121249650_n.jpg" text:style-name="Internet_20_link" text:visited-style-name="Visited_20_Internet_20_Link">
<draw:frame draw:style-name="fr1" draw:name="Image268" text:anchor-type="as-char" svg:width="6.9236in" svg:height="6.9236in" draw:z-index="0">
<draw:image xlink:href="../Images/AРМІЯINFORM/2023-07-09T70-00-00-04-00/358956596_3387763088140710_152401223121249650_n-150x150.jpg" xlink:type="simple" xlink:show="embed" xlink:actuate="onLoad" draw:mime-type="image/jpeg"/>
</draw:frame>
</text:a>
</text:p>
      <text:p text:style-name="P4">
<text:a xlink:type="simple" xlink:href="https://armyinform.com.ua/wp-content/uploads/2023/07/358617736_3387763041474048_5337767834561593565_n.jpg" text:style-name="Internet_20_link" text:visited-style-name="Visited_20_Internet_20_Link">
<draw:frame draw:style-name="fr1" draw:name="Image269" text:anchor-type="as-char" svg:width="6.9236in" svg:height="6.9236in" draw:z-index="0">
<draw:image xlink:href="../Images/AРМІЯINFORM/2023-07-09T70-00-00-04-00/358617736_3387763041474048_5337767834561593565_n-150x150.jpg" xlink:type="simple" xlink:show="embed" xlink:actuate="onLoad" draw:mime-type="image/jpeg"/>
</draw:frame>
</text:a>
</text:p>
      <text:p text:style-name="P4">
News Source: <text:a xlink:type="simple" xlink:href="https://armyinform.com.ua/2023/07/09/volodymyr-zelenskyj-i-andzhej-duda-vshanuvaly-pamyat-zhertv-volynskoyi-tragediyi/" text:style-name="Internet_20_link" text:visited-style-name="Visited_20_Internet_20_Link">
https://armyinform.com.ua/2023/07/09/volodymyr-zelenskyj-i-andzhej-duda-vshanuvaly-pamyat-zhertv-volynskoyi-tragediyi/</text:a>
</text:p>
      <!--NEWS-->
      <text:h text:style-name="P10" text:outline-level="1">
<text:span text:style-name="T4">
Children of military personnel and domestic displaced persons can get grants to study</text:span>
</text:h>
      <text:p text:style-name="P4">
Author: ['АРМІЯINFORM']</text:p>
      <text:p text:style-name="P4">
Time: 2023-07-09T71:00:00-04:00</text:p>
      <text:p text:style-name="P4">
Description: The competition for the ї ї ryannaya was stolen by the Kyivska school of Ekononiki (Kshe). Odrimati Fіnansov ... War with Ukraine 2022, War with Ukraine latest news today, News War with Ukraine 2022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7/student-849822_960_720.jpg" text:style-name="Internet_20_link" text:visited-style-name="Visited_20_Internet_20_Link">
student-849822_960_720.jpg</text:a>
']</text:p>
      <text:p text:style-name="P4">
Tags: ['STOPRUSSIA', 'АГРЕСІЯ РФ', 'ВІЙНА', 'ВТОРГНЕННЯ РФ', 'ГРАНАТИ', 'МІНРЕІНТЕГРАЦІЇ']</text:p>
      <text:p text:style-name="P4">
Category: News</text:p>
      <!--METADATA-->
      <text:p text:style-name="P4">
<draw:frame draw:style-name="fr1" draw:name="Image270" text:anchor-type="as-char" svg:width="6.9236in" svg:height="4.615733in" draw:z-index="0">
<draw:image xlink:href="../Images/AРМІЯINFORM/2023-07-09T71-00-00-04-00/student-849822_960_720.jpg" xlink:type="simple" xlink:show="embed" xlink:actuate="onLoad" draw:mime-type="image/jpeg"/>
</draw:frame>
Illustrative photo</text:p>
      <text:p text:style-name="P4">
The competition for their receipt was announced by the Kiev School of Economics(Houl). Отриматифінансову допомогу зможуть 700 вступників. Програма повністю покриває вартістьнавчання і частково проживання, про це<text:a xlink:type="simple" xlink:href="https://minre.gov.ua/2023/07/08/granty-na-navchannya-dlya-ditej-vijskovosluzhbovcziv-i-vnutrishnih-pereselencziv/" text:style-name="Internet_20_link" text:visited-style-name="Visited_20_Internet_20_Link">
повідомляє</text:a>
Ministry of Reintegration.</text:p>
      <text:p text:style-name="P4">
Grants can be obtained by children of servicemen, internally displaced persons, winners of different Olympiads, tournaments and competitions. And also those who forced abroad after February 24, 2022, but want to return home.</text:p>
      <text:p text:style-name="P4">
For each category there is a separate application form to submit your candidacy. They can be viewed by <text:a xlink:type="simple" xlink:href="https://university.kse.ua/grants" text:style-name="Internet_20_link" text:visited-style-name="Visited_20_Internet_20_Link">
reference</text:a>
.</text:p>
      <text:p text:style-name="P4">
Як долучитися до програми?</text:p>
      <ol>
        <li>
Підготувати необхідні документи. Їх перелік наведений <text:a xlink:type="simple" xlink:href="https://university.kse.ua/grants-documents" text:style-name="Internet_20_link" text:visited-style-name="Visited_20_Internet_20_Link">
тут</text:a>
.  2. Заповнити відповідну форму на сайті Київської школи економіки та додати скан-копії зазначених документів.  3. Надіслати грантовому комітету мотиваційний лист (Instructions on how to do it will come to your e-mail).  4. Пройти співбесіду з грантовим комітетом та отримати рішення.  5. Подати заяву в електронному кабінеті вступника з результатами: НМТ/ЗНО для бакалаврату, єдиного вступного іспиту та єдиного фахового вступного випробування — для магістратури.  6. Подати документи до КШЕ (online).</li>
      </ol>
      <text:p text:style-name="P4">
Заявки на участь у грантовій програмі приймаються до кінця липня. Докладніше зумовами отримання грантів можна ознайомитися за<text:a xlink:type="simple" xlink:href="https://university.kse.ua/grants" text:style-name="Internet_20_link" text:visited-style-name="Visited_20_Internet_20_Link">
посиланням</text:a>
.</text:p>
      <text:p text:style-name="P4">
News Source: <text:a xlink:type="simple" xlink:href="https://armyinform.com.ua/2023/07/09/granty-na-navchannya-dlya-ditej-vijskovosluzhbovcziv-i-vnutrishnih-pereselencziv/" text:style-name="Internet_20_link" text:visited-style-name="Visited_20_Internet_20_Link">
https://armyinform.com.ua/2023/07/09/granty-na-navchannya-dlya-ditej-vijskovosluzhbovcziv-i-vnutrishnih-pereselencziv/</text:a>
</text:p>
      <!--NEWS-->
      <text:h text:style-name="P10" text:outline-level="1">
<text:span text:style-name="T4">
Your Spirit is stronger than the body: veterans' sports competitions took place in the capital</text:span>
</text:h>
      <text:p text:style-name="P4">
Author: ['АРМІЯINFORM']</text:p>
      <text:p text:style-name="P4">
Time: 2023-07-09T72:00:00-04:00</text:p>
      <text:p text:style-name="P4">
Description: In Kiwi Vidbulov, the Zmagannya “Kiev Non -Line”, the Yakiki was the federal and the war with Ukraine 2022, the war with Ukraine is the latest news today, the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1h9a0139.jpg" text:style-name="Internet_20_link" text:visited-style-name="Visited_20_Internet_20_Link">
1h9a0139.jpg</text:a>
', '<text:a xlink:type="simple" xlink:href="https://armyinform.com.ua/wp-content/uploads/2023/07/1h9a0018-150x150.jpg" text:style-name="Internet_20_link" text:visited-style-name="Visited_20_Internet_20_Link">
1h9a0018-150x150.jpg</text:a>
', '<text:a xlink:type="simple" xlink:href="https://armyinform.com.ua/wp-content/uploads/2023/07/1h9a0337-150x150.jpg" text:style-name="Internet_20_link" text:visited-style-name="Visited_20_Internet_20_Link">
1h9a0337-150x150.jpg</text:a>
', '<text:a xlink:type="simple" xlink:href="https://armyinform.com.ua/wp-content/uploads/2023/07/1h9a0150-150x150.jpg" text:style-name="Internet_20_link" text:visited-style-name="Visited_20_Internet_20_Link">
1h9a0150-150x150.jpg</text:a>
', '<text:a xlink:type="simple" xlink:href="https://armyinform.com.ua/wp-content/uploads/2023/07/1h9a0191-150x150.jpg" text:style-name="Internet_20_link" text:visited-style-name="Visited_20_Internet_20_Link">
1h9a0191-150x150.jpg</text:a>
', '<text:a xlink:type="simple" xlink:href="https://armyinform.com.ua/wp-content/uploads/2023/07/1h9a0035-150x150.jpg" text:style-name="Internet_20_link" text:visited-style-name="Visited_20_Internet_20_Link">
1h9a0035-150x150.jpg</text:a>
', '<text:a xlink:type="simple" xlink:href="https://armyinform.com.ua/wp-content/uploads/2023/07/1h9a0322-150x150.jpg" text:style-name="Internet_20_link" text:visited-style-name="Visited_20_Internet_20_Link">
1h9a0322-150x150.jpg</text:a>
', '<text:a xlink:type="simple" xlink:href="https://armyinform.com.ua/wp-content/uploads/2023/07/1h9a0301-150x150.jpg" text:style-name="Internet_20_link" text:visited-style-name="Visited_20_Internet_20_Link">
1h9a0301-150x150.jpg</text:a>
', '<text:a xlink:type="simple" xlink:href="https://armyinform.com.ua/wp-content/uploads/2023/07/1h9a0102-150x150.jpg" text:style-name="Internet_20_link" text:visited-style-name="Visited_20_Internet_20_Link">
1h9a0102-150x150.jpg</text:a>
', '<text:a xlink:type="simple" xlink:href="https://armyinform.com.ua/wp-content/uploads/2023/07/1h9a0133-150x150.jpg" text:style-name="Internet_20_link" text:visited-style-name="Visited_20_Internet_20_Link">
1h9a0133-150x150.jpg</text:a>
']</text:p>
      <text:p text:style-name="P4">
Tags: ['STOPRUSSIA', 'АГРЕСІЯ РФ', 'ВТОРГНЕННЯ РФ', 'СПОРТИВНІ ЗМАГАННЯ']</text:p>
      <text:p text:style-name="P4">
Category: News</text:p>
      <!--METADATA-->
      <text:p text:style-name="P4">
<draw:frame draw:style-name="fr1" draw:name="Image271" text:anchor-type="as-char" svg:width="6.9236in" svg:height="4.615733in" draw:z-index="0">
<draw:image xlink:href="../Images/AРМІЯINFORM/2023-07-09T72-00-00-04-00/1h9a0139.jpg" xlink:type="simple" xlink:show="embed" xlink:actuate="onLoad" draw:mime-type="image/jpeg"/>
</draw:frame>
<text:span text:style-name="T4">
 In Kiev, Kyiv Unbreak competitions took place, organized by Strongmen of Ukraine. Army Correspondent </text:span>
 <text:span text:style-name="T4">
 INFORM </text:span>
 <text:span text:style-name="T4">
 visited this event and talked with guests and participants. </text:span>
</text:p>
      <text:p text:style-name="P4">
*!It is one of the projects of sports rehabilitation to turn them to civilian life through the formation of a habit of sports._</text:p>
      <text:p text:style-name="P4">
Among those present at the west _ --_ Honored Master of Sports, winner of the title "The strongest man of the world" Vasyl Virastyuk.</text:p>
      <ul>
        <li>
These competitions help psychologically: a person is self -organizing, setting goals and trying to go to them. Veterans have been a great example of the strength of the spirit today: the boys on the hospital carts themselves are the Silina simulator and started rowing. It shows how this model rehabilitation should work when they want it, - said Vasyl Virastyuk.</li>
      </ul>
      <text:p text:style-name="P4">
<text:a xlink:type="simple" xlink:href="https://armyinform.com.ua/wp-content/uploads/2023/07/1h9a0018.jpg" text:style-name="Internet_20_link" text:visited-style-name="Visited_20_Internet_20_Link">
!(Images/AРМІЯINFORM/2023-07-09T72-00-00-04-00/1h9a0018-150x150.jpg)</text:a>
</text:p>
      <text:p text:style-name="P4">
<text:a xlink:type="simple" xlink:href="https://armyinform.com.ua/wp-content/uploads/2023/07/1h9a0337.jpg" text:style-name="Internet_20_link" text:visited-style-name="Visited_20_Internet_20_Link">
<draw:frame draw:style-name="fr1" draw:name="Image272" text:anchor-type="as-char" svg:width="6.9236in" svg:height="6.9236in" draw:z-index="0">
<draw:image xlink:href="../Images/AРМІЯINFORM/2023-07-09T72-00-00-04-00/1h9a0337-150x150.jpg" xlink:type="simple" xlink:show="embed" xlink:actuate="onLoad" draw:mime-type="image/jpeg"/>
</draw:frame>
</text:a>
</text:p>
      <text:p text:style-name="P4">
<text:a xlink:type="simple" xlink:href="https://armyinform.com.ua/wp-content/uploads/2023/07/1h9a0150.jpg" text:style-name="Internet_20_link" text:visited-style-name="Visited_20_Internet_20_Link">
<draw:frame draw:style-name="fr1" draw:name="Image273" text:anchor-type="as-char" svg:width="6.9236in" svg:height="6.9236in" draw:z-index="0">
<draw:image xlink:href="../Images/AРМІЯINFORM/2023-07-09T72-00-00-04-00/1h9a0150-150x150.jpg" xlink:type="simple" xlink:show="embed" xlink:actuate="onLoad" draw:mime-type="image/jpeg"/>
</draw:frame>
</text:a>
According to the organizers of the event, the competition program was adapted for veterans with slim wounds. In total, it included three disciplines: crossfit, bench press and rowing.</text:p>
      <text:p text:style-name="P4">
The incredible atmosphere of brotherhood prevailed on the site, the veterans tried to show the best results, and even the rain could not interfere.</text:p>
      <text:p text:style-name="P4">
<text:a xlink:type="simple" xlink:href="https://armyinform.com.ua/wp-content/uploads/2023/07/1h9a0191.jpg" text:style-name="Internet_20_link" text:visited-style-name="Visited_20_Internet_20_Link">
!(Images/AРМІЯINFORM/2023-07-09T72-00-00-04-00/1h9a0191-150x150.jpg)</text:a>
</text:p>
      <text:p text:style-name="P4">
<text:a xlink:type="simple" xlink:href="https://armyinform.com.ua/wp-content/uploads/2023/07/1h9a0035.jpg" text:style-name="Internet_20_link" text:visited-style-name="Visited_20_Internet_20_Link">
<draw:frame draw:style-name="fr1" draw:name="Image274" text:anchor-type="as-char" svg:width="6.9236in" svg:height="6.9236in" draw:z-index="0">
<draw:image xlink:href="../Images/AРМІЯINFORM/2023-07-09T72-00-00-04-00/1h9a0035-150x150.jpg" xlink:type="simple" xlink:show="embed" xlink:actuate="onLoad" draw:mime-type="image/jpeg"/>
</draw:frame>
</text:a>
</text:p>
      <text:p text:style-name="P4">
<text:a xlink:type="simple" xlink:href="https://armyinform.com.ua/wp-content/uploads/2023/07/1h9a0322.jpg" text:style-name="Internet_20_link" text:visited-style-name="Visited_20_Internet_20_Link">
<draw:frame draw:style-name="fr1" draw:name="Image275" text:anchor-type="as-char" svg:width="6.9236in" svg:height="6.9236in" draw:z-index="0">
<draw:image xlink:href="../Images/AРМІЯINFORM/2023-07-09T72-00-00-04-00/1h9a0322-150x150.jpg" xlink:type="simple" xlink:show="embed" xlink:actuate="onLoad" draw:mime-type="image/jpeg"/>
</draw:frame>
</text:a>
Some participants are not participating in such competitions for the first time, there are those who represent Ukraine on Invictus Games.</text:p>
      <text:p text:style-name="P4">
<text:a xlink:type="simple" xlink:href="https://armyinform.com.ua/wp-content/uploads/2023/07/1h9a0301.jpg" text:style-name="Internet_20_link" text:visited-style-name="Visited_20_Internet_20_Link">
<draw:frame draw:style-name="fr1" draw:name="Image276" text:anchor-type="as-char" svg:width="6.9236in" svg:height="6.9236in" draw:z-index="0">
<draw:image xlink:href="../Images/AРМІЯINFORM/2023-07-09T72-00-00-04-00/1h9a0301-150x150.jpg" xlink:type="simple" xlink:show="embed" xlink:actuate="onLoad" draw:mime-type="image/jpeg"/>
</draw:frame>
</text:a>
</text:p>
      <text:p text:style-name="P4">
<text:a xlink:type="simple" xlink:href="https://armyinform.com.ua/wp-content/uploads/2023/07/1h9a0102.jpg" text:style-name="Internet_20_link" text:visited-style-name="Visited_20_Internet_20_Link">
<draw:frame draw:style-name="fr1" draw:name="Image277" text:anchor-type="as-char" svg:width="6.9236in" svg:height="6.9236in" draw:z-index="0">
<draw:image xlink:href="../Images/AРМІЯINFORM/2023-07-09T72-00-00-04-00/1h9a0102-150x150.jpg" xlink:type="simple" xlink:show="embed" xlink:actuate="onLoad" draw:mime-type="image/jpeg"/>
</draw:frame>
</text:a>
</text:p>
      <text:p text:style-name="P4">
<text:a xlink:type="simple" xlink:href="https://armyinform.com.ua/wp-content/uploads/2023/07/1h9a0133.jpg" text:style-name="Internet_20_link" text:visited-style-name="Visited_20_Internet_20_Link">
<draw:frame draw:style-name="fr1" draw:name="Image278" text:anchor-type="as-char" svg:width="6.9236in" svg:height="6.9236in" draw:z-index="0">
<draw:image xlink:href="../Images/AРМІЯINFORM/2023-07-09T72-00-00-04-00/1h9a0133-150x150.jpg" xlink:type="simple" xlink:show="embed" xlink:actuate="onLoad" draw:mime-type="image/jpeg"/>
</draw:frame>
</text:a>
The athletes showed their best results, the winners received gifts of elegance, but most importantly - they were able to prove that "the spirit is stronger".</text:p>
      <text:p text:style-name="P4">
<text:span text:style-name="T5">
Mikola Serenovich</text:span>
</text:p>
      <text:p text:style-name="P4">
News Source: <text:a xlink:type="simple" xlink:href="https://armyinform.com.ua/2023/07/09/tvij-duh-sylnishyj-za-tilo-u-stolyczi-vidbulysya-sportyvni-zmagannya-veteraniv/" text:style-name="Internet_20_link" text:visited-style-name="Visited_20_Internet_20_Link">
https://armyinform.com.ua/2023/07/09/tvij-duh-sylnishyj-za-tilo-u-stolyczi-vidbulysya-sportyvni-zmagannya-veteraniv/</text:a>
</text:p>
      <!--NEWS-->
      <text:h text:style-name="P10" text:outline-level="1">
<text:span text:style-name="T4">
Since the beginning of a large -scale invasion, Ukraine has received 12.8 thousand tons</text:span>
</text:h>
      <text:p text:style-name="P4">
Author: ['АРМІЯINFORM']</text:p>
      <text:p text:style-name="P4">
Time: 2023-07-09T73:00:00-04:00</text:p>
      <text:p text:style-name="P4">
Description: During the periode, I will get 12.8 tons of Medniki, the war with Ukraine 2022, the war with Ukraine is the latest news today, the war with Ukraine 2022, the last ones for today, will there be a war between Ukraine and Russia and when, the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gumanitarka_1.jpg.1200x630_q85_crop.jpg" text:style-name="Internet_20_link" text:visited-style-name="Visited_20_Internet_20_Link">
gumanitarka_1.jpg.1200x630_q85_crop.jpg</text:a>
']</text:p>
      <text:p text:style-name="P4">
Tags: ['STOPRUSSIA', 'АГРЕСІЯ РФ', 'ВІЙНА', 'ВТОРГНЕННЯ РФ', 'УРЯДОВИЙ ПОРТАЛ']</text:p>
      <text:p text:style-name="P4">
Category: News</text:p>
      <!--METADATA-->
      <text:p text:style-name="P4">
<draw:frame draw:style-name="fr1" draw:name="Image279" text:anchor-type="as-char" svg:width="6.9236in" svg:height="3.63489in" draw:z-index="0">
<draw:image xlink:href="../Images/AРМІЯINFORM/2023-07-09T73-00-00-04-00/gumanitarka_1.jpg.1200x630_q85_crop.jpg" xlink:type="simple" xlink:show="embed" xlink:actuate="onLoad" draw:mime-type="image/jpeg"/>
</draw:frame>
Illustrative photo</text:p>
      <text:p text:style-name="P4">
During the martial law, Ukraine has received 12.8 thousand tons of medical aid in total for the amount of more than UAH 13.5 billion, about it <text:a xlink:type="simple" xlink:href="https://www.kmu.gov.ua/news/z-pochatku-povnomasshtabnoi-viiny-ukraina-otrymala-128-tys-tonn-medychnoi-humanitarnoi-dopomohy-na-sumu-ponad-135-mlrd-hrn" text:style-name="Internet_20_link" text:visited-style-name="Visited_20_Internet_20_Link">
reports</text:a>
Government portal.</text:p>
      <text:p text:style-name="P4">
Assistance came from 35 countries, international and partnership organizations, from Ukrainian and foreign business and directly from medical institutions.</text:p>
      <text:p text:style-name="P4">
<text:span text:style-name="T4">
 In particular, received: </text:span>
</text:p>
      <ul>
        <li>
medicines - 526 571 390 units; * consumables and personal protective equipment - 202 903 066 units; * tools - 1 365 151 units; * complex sets - 13 924 units; * equipment - 460 344 units; * staffed tactical first aid kits - 147 685 units; * medical furniture - 618 units; * medical transport - 633 units; * body armor and helmets for medical workers - 1 632 units; * Other - 69 959 621 units</li>
      </ul>
      <text:p text:style-name="P4">
Due to the timely response and provision of the necessary humanitarian aid by partners, the Ministry of Health ensured the uninterrupted work of medical institutions that were flooding after the Kakhovsky hydroelectric power station.</text:p>
      <text:p text:style-name="P4">
News Source: <text:a xlink:type="simple" xlink:href="https://armyinform.com.ua/2023/07/09/z-pochatku-povnomasshtabnoyi-vijny-ukrayina-otrymala-128-tys-tonn-medychnoyi-gumanitarnoyi-dopomogy/" text:style-name="Internet_20_link" text:visited-style-name="Visited_20_Internet_20_Link">
https://armyinform.com.ua/2023/07/09/z-pochatku-povnomasshtabnoyi-vijny-ukrayina-otrymala-128-tys-tonn-medychnoyi-gumanitarnoyi-dopomogy/</text:a>
</text:p>
      <!--NEWS-->
      <text:h text:style-name="P10" text:outline-level="1">
<text:span text:style-name="T4">
A meeting with the families of the Sicheslav Brigade service took place on the coordination</text:span>
</text:h>
      <text:p text:style-name="P4">
Author: ['АРМІЯINFORM']</text:p>
      <text:p text:style-name="P4">
Time: 2023-07-09T74:00:00-04:00</text:p>
      <text:p text:style-name="P4">
Description: At the coordinating headquarters, Zustych Iz by the Motherlands of Vіskovo Service Smremo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7/358624335_246053241523294_566006523182501549_n.jpg" text:style-name="Internet_20_link" text:visited-style-name="Visited_20_Internet_20_Link">
358624335_246053241523294_566006523182501549_n.jpg</text:a>
', '<text:a xlink:type="simple" xlink:href="https://armyinform.com.ua/wp-content/uploads/2023/07/359031954_246053294856622_7644267402757310009_n-150x150.jpg" text:style-name="Internet_20_link" text:visited-style-name="Visited_20_Internet_20_Link">
359031954_246053294856622_7644267402757310009_n-150x150.jpg</text:a>
', '<text:a xlink:type="simple" xlink:href="https://armyinform.com.ua/wp-content/uploads/2023/07/358138924_246053551523263_4866375544660138390_n-150x150.jpg" text:style-name="Internet_20_link" text:visited-style-name="Visited_20_Internet_20_Link">
358138924_246053551523263_4866375544660138390_n-150x150.jpg</text:a>
', '<text:a xlink:type="simple" xlink:href="https://armyinform.com.ua/wp-content/uploads/2023/07/358130519_246053541523264_1558545286328788697_n-150x150.jpg" text:style-name="Internet_20_link" text:visited-style-name="Visited_20_Internet_20_Link">
358130519_246053541523264_1558545286328788697_n-150x150.jpg</text:a>
', '<text:a xlink:type="simple" xlink:href="https://armyinform.com.ua/wp-content/uploads/2023/07/357131992_246053388189946_5084643526111208116_n-150x150.jpg" text:style-name="Internet_20_link" text:visited-style-name="Visited_20_Internet_20_Link">
357131992_246053388189946_5084643526111208116_n-150x150.jpg</text:a>
']</text:p>
      <text:p text:style-name="P4">
Tags: ['STOPRUSSIA', 'АГРЕСІЯ РФ']</text:p>
      <text:p text:style-name="P4">
Category: News</text:p>
      <!--METADATA-->
      <text:p text:style-name="P4">
<draw:frame draw:style-name="fr1" draw:name="Image280" text:anchor-type="as-char" svg:width="6.9236in" svg:height="3.880101in" draw:z-index="0">
<draw:image xlink:href="../Images/AРМІЯINFORM/2023-07-09T74-00-00-04-00/358624335_246053241523294_566006523182501549_n.jpg" xlink:type="simple" xlink:show="embed" xlink:actuate="onLoad" draw:mime-type="image/jpeg"/>
</draw:frame>
The coordination headquarters met with the families of the military personnel of the individual airborne Sicheslav Brigade, which is part of the assault-assault troops of the Armed Forces of Ukraine.</text:p>
      <text:p text:style-name="P4">
About it on Facebook <text:a xlink:type="simple" xlink:href="https://www.facebook.com/koordshtab/posts/pfbid0U8FApva86r4k4ENp5yMoXKkZ6WUKn6uCdmzqxj7XgfoWs1pcbSxvhdGJoNeHb3rql" text:style-name="Internet_20_link" text:visited-style-name="Visited_20_Internet_20_Link">
reports</text:a>
Coordinating headquarters on prisoners of war.</text:p>
      <text:p text:style-name="P4">
The representative of the coordination headquarters communicated with relatives of prisoners and missing paratroopers.</text:p>
      <text:p text:style-name="P4">
During the meeting, the mechanisms of exchange of prisoners of war, sources about their location were discussed, as well as the problems of communication of family members with military units, in particular regarding the extraction of an extract.</text:p>
      <text:p text:style-name="P4">
<text:a xlink:type="simple" xlink:href="https://armyinform.com.ua/wp-content/uploads/2023/07/359031954_246053294856622_7644267402757310009_n.jpg" text:style-name="Internet_20_link" text:visited-style-name="Visited_20_Internet_20_Link">
!(Images/AРМІЯINFORM/2023-07-09T74-00-00-04-00/359031954_246053294856622_7644267402757310009_n-150x150.jpg)</text:a>
</text:p>
      <text:p text:style-name="P4">
<text:a xlink:type="simple" xlink:href="https://armyinform.com.ua/wp-content/uploads/2023/07/358138924_246053551523263_4866375544660138390_n.jpg" text:style-name="Internet_20_link" text:visited-style-name="Visited_20_Internet_20_Link">
<draw:frame draw:style-name="fr1" draw:name="Image281" text:anchor-type="as-char" svg:width="6.9236in" svg:height="6.9236in" draw:z-index="0">
<draw:image xlink:href="../Images/AРМІЯINFORM/2023-07-09T74-00-00-04-00/358138924_246053551523263_4866375544660138390_n-150x150.jpg" xlink:type="simple" xlink:show="embed" xlink:actuate="onLoad" draw:mime-type="image/jpeg"/>
</draw:frame>
</text:a>
</text:p>
      <text:p text:style-name="P4">
<text:a xlink:type="simple" xlink:href="https://armyinform.com.ua/wp-content/uploads/2023/07/358130519_246053541523264_1558545286328788697_n.jpg" text:style-name="Internet_20_link" text:visited-style-name="Visited_20_Internet_20_Link">
<draw:frame draw:style-name="fr1" draw:name="Image282" text:anchor-type="as-char" svg:width="6.9236in" svg:height="6.9236in" draw:z-index="0">
<draw:image xlink:href="../Images/AРМІЯINFORM/2023-07-09T74-00-00-04-00/358130519_246053541523264_1558545286328788697_n-150x150.jpg" xlink:type="simple" xlink:show="embed" xlink:actuate="onLoad" draw:mime-type="image/jpeg"/>
</draw:frame>
</text:a>
</text:p>
      <text:p text:style-name="P4">
<text:a xlink:type="simple" xlink:href="https://armyinform.com.ua/wp-content/uploads/2023/07/357131992_246053388189946_5084643526111208116_n.jpg" text:style-name="Internet_20_link" text:visited-style-name="Visited_20_Internet_20_Link">
<draw:frame draw:style-name="fr1" draw:name="Image283" text:anchor-type="as-char" svg:width="6.9236in" svg:height="6.9236in" draw:z-index="0">
<draw:image xlink:href="../Images/AРМІЯINFORM/2023-07-09T74-00-00-04-00/357131992_246053388189946_5084643526111208116_n-150x150.jpg" xlink:type="simple" xlink:show="embed" xlink:actuate="onLoad" draw:mime-type="image/jpeg"/>
</draw:frame>
</text:a>
</text:p>
      <text:p text:style-name="P4">
News Source: <text:a xlink:type="simple" xlink:href="https://armyinform.com.ua/2023/07/09/u-koordshtabi-vidbulasya-zustrich-z-rodynamy-vijskovosluzhbovcziv-sicheslavskoyi-brygady/" text:style-name="Internet_20_link" text:visited-style-name="Visited_20_Internet_20_Link">
https://armyinform.com.ua/2023/07/09/u-koordshtabi-vidbulasya-zustrich-z-rodynamy-vijskovosluzhbovcziv-sicheslavskoyi-brygady/</text:a>
</text:p>
      <!--NEWS-->
      <text:h text:style-name="P10" text:outline-level="1">
<text:span text:style-name="T4">
500 days of determination of Ukrainian sports</text:span>
</text:h>
      <text:p text:style-name="P4">
Author: ['АРМІЯINFORM']</text:p>
      <text:p text:style-name="P4">
Time: 2023-07-09T75:00:00-04:00</text:p>
      <text:p text:style-name="P4">
Description: Minіtykhkhny Young Tu is the sport of Ukrainian and about the healthy crooks of Ukrainian sports, the yaki ... War with Ukraine 2022, the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64a93bd8176e9330633613.jpg" text:style-name="Internet_20_link" text:visited-style-name="Visited_20_Internet_20_Link">
64a93bd8176e9330633613.jpg</text:a>
']</text:p>
      <text:p text:style-name="P4">
Tags: ['STOPRUSSIA', 'АГРЕСІЯ РФ', 'ВІЙНА', 'ВТОРГНЕННЯ РФ', 'УРЯДОВИЙ ПОРТАЛ']</text:p>
      <text:p text:style-name="P4">
Category: News</text:p>
      <!--METADATA-->
      <text:p text:style-name="P4">
<draw:frame draw:style-name="fr1" draw:name="Image284" text:anchor-type="as-char" svg:width="6.9236in" svg:height="3.63489in" draw:z-index="0">
<draw:image xlink:href="../Images/AРМІЯINFORM/2023-07-09T75-00-00-04-00/64a93bd8176e9330633613.jpg" xlink:type="simple" xlink:show="embed" xlink:actuate="onLoad" draw:mime-type="image/jpeg"/>
</draw:frame>
The Ministry of Youth and Sports of Ukraine informs about the achievements of Ukrainian sports, which have been achieved, despite the full -scale invasion of Russia into Ukraine, about it <text:a xlink:type="simple" xlink:href="https://www.kmu.gov.ua/news/500-dniv-rishuchosti-ukrainskoho-sportu" text:style-name="Internet_20_link" text:visited-style-name="Visited_20_Internet_20_Link">
informs</text:a>
Government portal.</text:p>
      <text:p text:style-name="P4">
During this period, the national teams of Ukraine have won more than 5 000 medals, including more than 2,000 "gold".</text:p>
      <text:p text:style-name="P4">
Minister of Youth and Sports Vadim Gutzait noted the success of Ukrainian sportsmen in international competitions.</text:p>
      <text:p text:style-name="P4">
“Our athletes have taken the third place at European Games in Poland Tavorioli licenses at the 2024 Olympics. Our chess players were triumphant at the World Olympics in India and Deflympiad in Brazil. World Games in Serata showed that we are in the three strongest. Special pride in our paralympics, who became the second in the world at the Paralympics in China. ”</text:p>
      <text:p text:style-name="P4">
The global success of Ukraine is not limited to competitions. We also note the winner in the fight for a fair and honest sport. Russian Tabilorus representatives have been removed from the most prestigious international competitions. More than 20 international sports federations have made the decision to remove representatives of Ukrainian aggressors while the war is ongoing.</text:p>
      <text:p text:style-name="P4">
Even a full -scale invasion did not stop mass sports in Ukraine. Within the framework of the social project "Active Parks - Location of the Head of Ukraine", more than 70,000 veterans and internally displaced persons were involved in mass sports events. In addition, more than 900 coaches have joined the Active Parks project in all areas.</text:p>
      <text:p text:style-name="P4">
The interactive map on the website &lt;https://ap.sportForall.gov.ua/map&gt;
 Tau mobile application makes it easy to find the nearest active park. Eenting in active parks has combined more than 2 million Ukrainian healthy leisure.</text:p>
      <text:p text:style-name="P4">
We continue to move to victory!These 500 days are a testament to our pervasiveness, strength and inviolability!Ukrainians - a nation of the winners!</text:p>
      <text:p text:style-name="P4">
News Source: <text:a xlink:type="simple" xlink:href="https://armyinform.com.ua/2023/07/09/500-dniv-rishuchosti-ukrayinskogo-sportu/" text:style-name="Internet_20_link" text:visited-style-name="Visited_20_Internet_20_Link">
https://armyinform.com.ua/2023/07/09/500-dniv-rishuchosti-ukrayinskogo-sportu/</text:a>
</text:p>
      <!--NEWS-->
      <text:h text:style-name="P10" text:outline-level="1">
<text:span text:style-name="T4">
Up to three million hryvnias can be obtained in support of veteran business</text:span>
</text:h>
      <text:p text:style-name="P4">
Author: ['АРМІЯINFORM']</text:p>
      <text:p text:style-name="P4">
Time: 2023-07-09T76:00:00-04:00</text:p>
      <text:p text:style-name="P4">
Description: Minvetaraniv was stirring about the newcomer to the Program for the Piditrimka Veteransky Business: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347589307_589549433357220_3961986719610350611_n-1.jpg" text:style-name="Internet_20_link" text:visited-style-name="Visited_20_Internet_20_Link">
347589307_589549433357220_3961986719610350611_n-1.jpg</text:a>
']</text:p>
      <text:p text:style-name="P4">
Tags: ['STOPRUSSIA', 'АГРЕСІЯ РФ', 'МІНВЕТЕРАНІВ']</text:p>
      <text:p text:style-name="P4">
Category: News</text:p>
      <!--METADATA-->
      <text:p text:style-name="P4">
<draw:frame draw:style-name="fr1" draw:name="Image285" text:anchor-type="as-char" svg:width="6.9236in" svg:height="5.93039in" draw:z-index="0">
<draw:image xlink:href="../Images/AРМІЯINFORM/2023-07-09T76-00-00-04-00/347589307_589549433357220_3961986719610350611_n-1.jpg" xlink:type="simple" xlink:show="embed" xlink:actuate="onLoad" draw:mime-type="image/jpeg"/>
</draw:frame>
Ministry of Veterans <text:a xlink:type="simple" xlink:href="https://www.facebook.com/mva.gov.ua/posts/pfbid0Fdxr4qAo9miokJ4Wc2zyo7paWrDRacYwpKjj9YcSQ8qVK5VCwqYps36juCD4sgNXl" text:style-name="Internet_20_link" text:visited-style-name="Visited_20_Internet_20_Link">
announced</text:a>
About the new competition program in support of veteran business:</text:p>
      <text:p text:style-name="P4">
“Do not delay the changes for later - act!The Ukrainian veteran funded veterans launched a 3rd competition program in support of the veteran business in 2023.</text:p>
      <text:p text:style-name="P4">
Veterans, veterans, members of the families of dead defenders and defenders can hold from 500 thousand to 3 million hryvnias.</text:p>
      <text:p text:style-name="P4">
The last day of receipt of applications is July 13 2023(by 23:59 by Kyiv time)Details and submission on <text:a xlink:type="simple" xlink:href="https://veteranfund.com.ua/contests/varto-support-veteran-business/" text:style-name="Internet_20_link" text:visited-style-name="Visited_20_Internet_20_Link">
link.</text:a>
Who can participate in the competition program?</text:p>
      <text:p text:style-name="P4">
• Veterans and veterans</text:p>
      <text:p text:style-name="P4">
• members of families of dead(the dead)defenders and defenders of Ukraine</text:p>
      <text:p text:style-name="P4">
Financial Support can be obtained:</text:p>
      <text:p text:style-name="P4">
• veterans, members of families of dead(the dead)war veterans and members of the families of dead(the dead)Defenders and Defenders of Ukraine, which are registered in accordance with the requirements of legislation as individual entrepreneurs</text:p>
      <text:p text:style-name="P4">
• legal entities registered not later than two years before receiving financial support, founders of which are veterans, members of the families of dead(the dead)war veterans and members of the families of dead(the dead)Defenders of Ukraine</text:p>
      <text:p text:style-name="P4">
The "worth" program is in competitive format. Participants will protect the business prosectors in front of the Expert Council.</text:p>
      <text:p text:style-name="P4">
The Ukrainian Veteran Foundation of Ministry of Ministers has been supporting a veteran business for over a year. In 2022, 269 veterans and members of the families of dead defenders and defenders received financial reinforcement. In particular, according to the program <text:a xlink:type="simple" xlink:href="https://veteranfund.com.ua/projects/20000-2/" text:style-name="Internet_20_link" text:visited-style-name="Visited_20_Internet_20_Link">
20 thousand.</text:a>
The Ukrainian Veteran Foundation of the Ministry of Justice supports veterans in the development of their own business. "</text:p>
      <text:p text:style-name="P4">
News Source: <text:a xlink:type="simple" xlink:href="https://armyinform.com.ua/2023/07/09/na-pidtrymku-veteranskogo-biznesu-mozhna-otrymaty-do-troh-miljoniv-gryven/" text:style-name="Internet_20_link" text:visited-style-name="Visited_20_Internet_20_Link">
https://armyinform.com.ua/2023/07/09/na-pidtrymku-veteranskogo-biznesu-mozhna-otrymaty-do-troh-miljoniv-gryven/</text:a>
</text:p>
      <!--NEWS-->
      <text:h text:style-name="P10" text:outline-level="1">
<text:span text:style-name="T4">
There are heavy fights in Donetsk region: more than 30 combat clashes took place during the day</text:span>
</text:h>
      <text:p text:style-name="P4">
Author: ['АРМІЯINFORM']</text:p>
      <text:p text:style-name="P4">
Time: 2023-07-09T77:00:00-04:00</text:p>
      <text:p text:style-name="P4">
Description: Opponent Zoseredzhu, Zusillya at the Limansky, Bakhmutsky, Avdіvsky ... War with Ukraine 2022,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e6860e4605965dd1-1024x681-2.jpg" text:style-name="Internet_20_link" text:visited-style-name="Visited_20_Internet_20_Link">
e6860e4605965dd1-1024x681-2.jpg</text:a>
']</text:p>
      <text:p text:style-name="P4">
Tags: ['STOPRUSSIA', 'АГРЕСІЯ РФ', 'ВІЙНА', 'ВТОРГНЕННЯ РФ', 'ГШ ЗСУ', 'ХРОНІКА ОБОРОНИ']</text:p>
      <text:p text:style-name="P4">
Category: News</text:p>
      <!--METADATA-->
      <text:p text:style-name="P4">
<draw:frame draw:style-name="fr1" draw:name="Image286" text:anchor-type="as-char" svg:width="6.9236in" svg:height="4.604464in" draw:z-index="0">
<draw:image xlink:href="../Images/AРМІЯINFORM/2023-07-09T77-00-00-04-00/e6860e4605965dd1-1024x681-2.jpg" xlink:type="simple" xlink:show="embed" xlink:actuate="onLoad" draw:mime-type="image/jpeg"/>
</draw:frame>
<text:span text:style-name="T4">
 🔥 Situation of the Russian invasion </text:span>
</text:p>
      <text:p text:style-name="P4">
The enemy concentrates major efforts on Liman, Bakhmut, Avdiiv and Mariinsky directions - more than 30 fights took place during the day.</text:p>
      <text:p text:style-name="P4">
About it on Facebook <text:a xlink:type="simple" xlink:href="https://www.facebook.com/GeneralStaff.ua/posts/pfbid02tvDLkEGUWWmrfunawP9naD72FfFGA7WPzcgCdeNb5sY3CM9gMXSDQUae8dxL8tmsl" text:style-name="Internet_20_link" text:visited-style-name="Visited_20_Internet_20_Link">
reports</text:a>
The General Staff of the Armed Forces of Ukraine.</text:p>
      <text:p text:style-name="P4">
“In the Marinskaya direction, under the hostile fire of artillery, our defenders have reflected all the attacks in the city of Marinka. The enemy caused aviation strikes of the districts of Krasnogorivka and Novomykhailivka of Donetsk region. He fired at Nevelske, St. George, Elizabeth, Krasnogorivka, Oleksandropol, Marinka, Venta and Katerynivka of Donetsk region, ”the report reads.</text:p>
      <text:p text:style-name="P4">
News Source: <text:a xlink:type="simple" xlink:href="https://armyinform.com.ua/2023/07/09/na-donechchyni-tryvayut-vazhki-boyi-protyagom-doby-vidbulos-ponad-30-bojovyh-zitknen/" text:style-name="Internet_20_link" text:visited-style-name="Visited_20_Internet_20_Link">
https://armyinform.com.ua/2023/07/09/na-donechchyni-tryvayut-vazhki-boyi-protyagom-doby-vidbulos-ponad-30-bojovyh-zitknen/</text:a>
</text:p>
      <!--NEWS-->
      <text:h text:style-name="P10" text:outline-level="1">
<text:span text:style-name="T4">
In the Taurian direction of defense forces move forward - Valery Shershn</text:span>
</text:h>
      <text:p text:style-name="P4">
Author: ['Олексій Тригуб']</text:p>
      <text:p text:style-name="P4">
Time: 2023-07-09T78:00:00-04:00</text:p>
      <text:p text:style-name="P4">
Description: PID Hour of direct inclusion in the Efiri Telemarafon “єini News” Rechnik Op'dnany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photo_2023-07-09_15-33-56.jpg" text:style-name="Internet_20_link" text:visited-style-name="Visited_20_Internet_20_Link">
photo_2023-07-09_15-33-56.jpg</text:a>
']</text:p>
      <text:p text:style-name="P4">
Tags: ['STOPRUSSIA', 'АГРЕСІЯ РФ', 'ВІЙНА', 'ТАВРІЙСЬКИЙ НАПРЯМОК']</text:p>
      <text:p text:style-name="P4">
Category: News</text:p>
      <!--METADATA-->
      <text:p text:style-name="P4">
<draw:frame draw:style-name="fr1" draw:name="Image287" text:anchor-type="as-char" svg:width="6.9236in" svg:height="4.615733in" draw:z-index="0">
<draw:image xlink:href="../Images/AРМІЯINFORM/2023-07-09T78-00-00-04-00/photo_2023-07-09_15-33-56.jpg" xlink:type="simple" xlink:show="embed" xlink:actuate="onLoad" draw:mime-type="image/jpeg"/>
</draw:frame>
During direct switching on on the air(https://www.youtube.com/watch?v=WY8sDvZdWEA)The "only news" of the spokesman of the united Press Center of Defense forces of Tavriysk direction Major Valeriysheshena noted that in the area of responsibility of the group, Ukrainian troops are constantly getting up to the enemy, defending and conducting offensive actions.</text:p>
      <ul>
        <li>
We keep the defense very confident and professionally, - said the officer. —The Russian occupation army focuses major efforts on the offensive actions of the Baby and Mariin directions. During the day there were 24 combat reports. Heavy fights are ongoing. The situation is stable and controlled.</li>
      </ul>
      <text:p text:style-name="P4">
Also, a spokesman for the united Press Center of Defense forces of Tavriysk was reported that during the day the enemy fired at the positions of our troops 578 times.</text:p>
      <text:p text:style-name="P4">
At the same time, the units of our troops continue the offensive actions of the tire and Berdyansk directions, are fixed on the achievements, carry out their demining and conduct a counter -battery struggle.</text:p>
      <text:p text:style-name="P4">
With regard to the Avdiivsky direction, here, according to Major Valery Shershne, he was a successful offensive action in the areas of settlements, steppe, Pervomaisko and Nevel.</text:p>
      <text:p text:style-name="P4">
In Zaporizhzhya, his main efforts focused on preventing the further development of Ukrainian troops. Here the enemy struck the strokes on the city, made artillery shelling of Novodarivka, Levadniy, Malinivka Tagulyapol of Zaporizhzhya region.</text:p>
      <ul>
        <li>
In response, the Tavriya defense for the last day destroyed 23 hostile weapons and military equipment, - said Valery Shershn. —To 2 tanks, 8 units of artillery systems, including the self-propelled howitzer2s19 "MSTU-C", 2 self-propelled howitzers 2C5 "Hyacintt-C", howitzer 2a36 "Hyacint-B", 3 self-propelled artillery installations 2s3 "AKACA" "Pion", as well as destroyed anti-aircraft missile complexes "Beech" and "Thor", RSSV "Tornado" and BM-21 "Grad", automotive equipment. In addition, 3 ammunition warehouses and management points were designed.</li>
      </ul>
      <text:p text:style-name="P4">
Missile troops and artillery during the day performed 1437 firefighting.</text:p>
      <text:p text:style-name="P4">
As for the loss of the enemy in the Tavriysk direction, they are over 220 people in the last day, of which irreversible - 84 invaders, sanitary - 141, and three more swamps were captured.</text:p>
      <text:p text:style-name="P4">
News Source: <text:a xlink:type="simple" xlink:href="https://armyinform.com.ua/2023/07/09/na-tavrijskomu-napryamku-syly-oborony-prosuvayutsya-vpered-valerij-shershen/" text:style-name="Internet_20_link" text:visited-style-name="Visited_20_Internet_20_Link">
https://armyinform.com.ua/2023/07/09/na-tavrijskomu-napryamku-syly-oborony-prosuvayutsya-vpered-valerij-shershen/</text:a>
</text:p>
      <!--NEWS-->
      <text:h text:style-name="P10" text:outline-level="1">
<text:span text:style-name="T4">
In the southern direction of defense forces destroyed the enemy SCC "Beech" and the station of the Reb - Natalia Humeniuk</text:span>
</text:h>
      <text:p text:style-name="P4">
Author: ['АРМІЯINFORM']</text:p>
      <text:p text:style-name="P4">
Time: 2023-07-09T79:00:00-04:00</text:p>
      <text:p text:style-name="P4">
Description: For Permanu Doba, at the PIVENT LIGHTING OF THE WORLD, 37 PROPPLIV, 1 air defense system ... War with Ukraine 2022, War with Ukraine Latest News today, News War with Ukraine 2022 The last ones today, will there be a war between Ukraine and Russia and when, war,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gumenyuk_1-1.jpg" text:style-name="Internet_20_link" text:visited-style-name="Visited_20_Internet_20_Link">
gumenyuk_1-1.jpg</text:a>
']</text:p>
      <text:p text:style-name="P4">
Tags: ['STOPRUSSIA', 'АГРЕСІЯ РФ', 'НАТАЛІЯ ГУМЕНЮК', 'ТЕЛЕМАРАФОН "ЄДИНІ НОВИНИ"']</text:p>
      <text:p text:style-name="P4">
Category: News</text:p>
      <!--METADATA-->
      <text:p text:style-name="P4">
<draw:frame draw:style-name="fr1" draw:name="Image288" text:anchor-type="as-char" svg:width="6.9236in" svg:height="3.883237in" draw:z-index="0">
<draw:image xlink:href="../Images/AРМІЯINFORM/2023-07-09T79-00-00-04-00/gumenyuk_1-1.jpg" xlink:type="simple" xlink:show="embed" xlink:actuate="onLoad" draw:mime-type="image/jpeg"/>
</draw:frame>
Over the past day, 37 invaders, 1 BUK, 1 EIT, 2 boats, and 2 large -caliber guns that Kherson were enemy, were in the southern direction of the Defense Forces. About it on the air of the Teleterna "Unified News" the reporter of the united coordination press center of defense forces of the south of the first -rank Ukrainian Natalia Humeniuk.</text:p>
      <text:p text:style-name="P4">
According to her, now the enemy is trying to fire all the settlements along the front of the front, using, in particular, managed aircraft and SCRC C-300. However, the intensity of shelling has now decreased. This is associated with the effective work of Ukraine's defense forces for the destruction of the BC of the invaders. Thus, 5 ammunition depots in the Dnieper left -handed lane were detected and destroyed within a week. In addition, the invaders do not leave attempts to return to the left -wing position they occupied to blast the dams of the Kakhovka hydroelectric power station.</text:p>
      <ul>
        <li>
In part, they succeed, where the water has gone strongly, they turn. But this work is complicated for them by their mine, because it became chaotic after water "worked" with their borders. The return to these positions is reluctant, the command has to push the personnel there, which understands what goes on the ticket in one way, - - Humeniuk noted. Also, according to her information, through a strong storm of the educational sea, all rocket launchers of the Russian Federation were brought to the base points.</li>
      </ul>
      <text:p text:style-name="P4">
News Source: <text:a xlink:type="simple" xlink:href="https://armyinform.com.ua/2023/07/09/cherez-sylnyj-shtorm-u-chornomu-mori-vsi-raketonosiyi-rf-zavedeno-do-punktiv-bazuvannya-nataliya-gumenyuk/" text:style-name="Internet_20_link" text:visited-style-name="Visited_20_Internet_20_Link">
https://armyinform.com.ua/2023/07/09/cherez-sylnyj-shtorm-u-chornomu-mori-vsi-raketonosiyi-rf-zavedeno-do-punktiv-bazuvannya-nataliya-gumenyuk/</text:a>
</text:p>
      <!--NEWS-->
      <text:h text:style-name="P10" text:outline-level="1">
<text:span text:style-name="T4">
Ukrainians in Poland can now get legal advice online</text:span>
</text:h>
      <text:p text:style-name="P4">
Authors: Ukrinform (Person)</text:p>
      <text:p text:style-name="P4">
Publisher: Укринформ (Organization)</text:p>
      <text:p text:style-name="P4">
Published Time: 2023-07-09T7:55:00+03:00</text:p>
      <text:p text:style-name="P4">
Modified Time: 2023-07-09T22:55:00+03:00</text:p>
      <text:p text:style-name="P4">
Description: In Poland, an online platform was launched to protect the rights of Ukrainians, where they will be provided in particular. - Ukrinform.</text:p>
      <text:p text:style-name="P4">
Images: ['<text:a xlink:type="simple" xlink:href="https://static.ukrinform.com/photos/2022_03/thumb_files/630_360_1647077447-421.jpg" text:style-name="Internet_20_link" text:visited-style-name="Visited_20_Internet_20_Link">
630_360_16470...</text:a>
']</text:p>
      <text:p text:style-name="P4">
Tags: ['Польща', 'Україна', 'Біженці', 'Мінреінтеграції']</text:p>
      <text:p text:style-name="P4">
Type: Article</text:p>
      <!--METADATA-->
      <text:p text:style-name="P4">
<draw:frame draw:style-name="fr1" draw:name="Image289" text:anchor-type="as-char" svg:width="6.9236in" svg:height="3.956343in" draw:z-index="0">
<draw:image xlink:href="../Images/yкринформ/2023-07-09T7-55-00-03-00/630_360_1647077447-421.jpg" xlink:type="simple" xlink:show="embed" xlink:actuate="onLoad" draw:mime-type="image/jpeg"/>
</draw:frame>
Poland has admitted an online platform to protect the rights of Ukrainians, where they will be in particular legal advice.</text:p>
      <text:p text:style-name="P4">
This was reported by the Ministry of reintegration in <text:a xlink:type="simple" xlink:href="https://t.me/minre_ua/3726" text:style-name="Internet_20_link" text:visited-style-name="Visited_20_Internet_20_Link">
telegram</text:a>
, reports Ukrinform.</text:p>
      <text:p text:style-name="P4">
"This is one of the sections of the International Rescue Committee website(IRC). У ньомуукраїнським <text:a xlink:type="simple" xlink:href="https://www.ukrinform.ua/tag-bizenci" text:style-name="Internet_20_link" text:visited-style-name="Visited_20_Internet_20_Link">
 шукачам притулку </text:a>
Their rights are clarified. In particular, to navigate the labor market of taverbing from unscrupulous employers, " - the message reads.</text:p>
      <text:p text:style-name="P4">
You can also get additional information or legal support of the Darnener.</text:p>
      <text:p text:style-name="P4">
In addition, consultations can be provided at support and integration centers.</text:p>
      <text:p text:style-name="P4">
They are located at the addresses:</text:p>
      <ul>
        <li>
M. Poznan: str. Tovarova, 35/3a, 61-896. You can contact Monday to Friday from 09:00 to 17:00; e-mail: poznan@fiiw.pl; * m. Katowice: str. Khozhovskaya, 6(first floor), 40-101. It works from Monday to Friday from 09:00 to 5:00 pm; e-mail: katowice@fiiw.pl.</li>
      </ul>
      <text:p text:style-name="P4">
<text:span text:style-name="T4">
 Read also: </text:span>
 <text:a xlink:type="simple" xlink:href="https://www.ukrinform.ua/rubric-ato/3732355-kilkist-ukrainciv-ta-ih-migracia-za-kordon-cerez-vijnu.html" text:style-name="Internet_20_link" text:visited-style-name="Visited_20_Internet_20_Link">
<text:span text:style-name="T4">
 quantity </text:span>
 <text:span text:style-name="T4">
 Ukrainians </text:span>
 and their <text:span text:style-name="T4">
 migration </text:span>
 for <text:span text:style-name="T4">
 border </text:span>
 <text:span text:style-name="T4">
 </text:span>
 Through <text:span text:style-name="T4">
 </text:span>
 war **</text:a>
As reported by Ukrinform, <text:a xlink:type="simple" xlink:href="https://www.ukrinform.ua/rubric-society/3731162-evropejski-kraini-vitratili-ponad-43-milardi-na-prihistok-ukrainciv.html" text:style-name="Internet_20_link" text:visited-style-name="Visited_20_Internet_20_Link">
European countries spent</text:a>
More than € 43 billion on the shelter of Ukrainians who escape from war.  Photo: Beata Zawrzel, AA_</text:p>
      <text:p text:style-name="P4">
News Source: <text:a xlink:type="simple" xlink:href="https://www.ukrinform.ua/rubric-society/3733620-ukrainci-v-polsi-teper-mozut-otrimati-uridicni-konsultacii-onlajn.html" text:style-name="Internet_20_link" text:visited-style-name="Visited_20_Internet_20_Link">
https://www.ukrinform.ua/rubric-society/3733620-ukrainci-v-polsi-teper-mozut-otrimati-uridicni-konsultacii-onlajn.html</text:a>
</text:p>
      <!--NEWS-->
      <text:h text:style-name="P10" text:outline-level="1">
<text:span text:style-name="T4">
Land troops demonstrated the wonderful work of our soldiers in the Bakhmut direction</text:span>
</text:h>
      <text:p text:style-name="P4">
Author: ['АРМІЯINFORM']</text:p>
      <text:p text:style-name="P4">
Time: 2023-07-09T80:00:00-04:00</text:p>
      <text:p text:style-name="P4">
Description: About the prodigy of the lands of the lands: “The Bakhmutsky tension. MAMO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p>
      <text:p text:style-name="P4">
Tags: ['STOPRUSSIA', 'АГРЕСІЯ РФ']</text:p>
      <text:p text:style-name="P4">
Category: News</text:p>
      <!--METADATA-->
      <text:p text:style-name="P4">
About this <text:a xlink:type="simple" xlink:href="https://www.facebook.com/watch/" text:style-name="Internet_20_link" text:visited-style-name="Visited_20_Internet_20_Link">
it is referred</text:a>
Due to the Armed Forces Land Forces:</text:p>
      <text:p text:style-name="P4">
«Bakhmut direction. We have success, the forces of defense continue to move forward, and the enemy is trapped in places.</text:p>
      <text:p text:style-name="P4">
In the video, the wonderful work of the Ghost group of a separate presidential brigade of Namigetman Bohdan Khmelnitsky.</text:p>
      <text:p text:style-name="P4">
The sniper works with the call sign alpha. From 1200 meters it is one shot destroyed.</text:p>
      <text:p text:style-name="P4">
During the work of the sniper, the group hunted the enemy UAV, which was also managed.</text:p>
      <text:p text:style-name="P4">
Well done.</text:p>
      <text:p text:style-name="P4">
Glory to our soldiers. "</text:p>
      <text:p text:style-name="P4">
News Source: <text:a xlink:type="simple" xlink:href="https://armyinform.com.ua/2023/07/09/suhoputni-vijska-prodemonstruvaly-chudovu-robotu-nashyh-voyiniv-na-bahmutskomu-napryamku/" text:style-name="Internet_20_link" text:visited-style-name="Visited_20_Internet_20_Link">
https://armyinform.com.ua/2023/07/09/suhoputni-vijska-prodemonstruvaly-chudovu-robotu-nashyh-voyiniv-na-bahmutskomu-napryamku/</text:a>
</text:p>
      <!--NEWS-->
      <text:h text:style-name="P10" text:outline-level="1">
<text:span text:style-name="T4">
In the Black Sea on a battle duty five enemy ships</text:span>
</text:h>
      <text:p text:style-name="P4">
Author: ['АРМІЯINFORM']</text:p>
      <text:p text:style-name="P4">
Time: 2023-07-09T81:00:00-04:00</text:p>
      <text:p text:style-name="P4">
Description: About the CTI of the Navy ZS Ukrainian. “The village at 08:00 07.07.2023: in Chorny Morі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zadornyy1988.jpg" text:style-name="Internet_20_link" text:visited-style-name="Visited_20_Internet_20_Link">
zadornyy1988.jpg</text:a>
']</text:p>
      <text:p text:style-name="P4">
Tags: ['STOPRUSSIA', 'АГРЕСІЯ РФ']</text:p>
      <text:p text:style-name="P4">
Category: News</text:p>
      <!--METADATA-->
      <text:p text:style-name="P4">
<draw:frame draw:style-name="fr1" draw:name="Image290" text:anchor-type="as-char" svg:width="6.9236in" svg:height="4.633042in" draw:z-index="0">
<draw:image xlink:href="../Images/AРМІЯINFORM/2023-07-09T81-00-00-04-00/zadornyy1988.jpg" xlink:type="simple" xlink:show="embed" xlink:actuate="onLoad" draw:mime-type="image/jpeg"/>
</draw:frame>
Illustrative photo</text:p>
      <text:p text:style-name="P4">
About it <text:a xlink:type="simple" xlink:href="https://www.facebook.com/navy.mil.gov.ua/posts/pfbid02duUrD88GnAzUABLShLimUCX7682wW89AzhJoazShnWifTftAod2sm3jNnAMQF6zkl" text:style-name="Internet_20_link" text:visited-style-name="Visited_20_Internet_20_Link">
reports</text:a>
Navy of the Armed Forces of Ukraine.</text:p>
      <text:p text:style-name="P4">
“As of 08:00 09.07.2023:</text:p>
      <text:p text:style-name="P4">
There are 5 enemy ships in the Black Sea;</text:p>
      <text:p text:style-name="P4">
in the Azov Sea - 1 enemy ship;</text:p>
      <text:p text:style-name="P4">
Up to 8 enemy ships are in the Mediterranean Sea.</text:p>
      <text:p text:style-name="P4">
During the day, in the interests of the Russian Federation, the passage of the Kerch-Yenicral Strait was made:</text:p>
      <text:p text:style-name="P4">
15 vessels to the Azov Sea, 2 of them moved in the direction of the Bosphorus Strait;</text:p>
      <text:p text:style-name="P4">
To the Black Sea - 16 ships, 3 of them moved in the direction of the Bosphorus Strait.</text:p>
      <text:p text:style-name="P4">
The Russian Federation continues to violate the International Convention on the Protection of Human Life at the Sea of 1974.(SOLAS)by turning off automatic identification systems(AIS), Nazi vessels in the Azov Sea, ”the message reads.</text:p>
      <text:p text:style-name="P4">
News Source: <text:a xlink:type="simple" xlink:href="https://armyinform.com.ua/2023/07/09/u-chornomu-mori-na-bojovomu-cherguvanni-pyat-vorozhyh-korabliv/" text:style-name="Internet_20_link" text:visited-style-name="Visited_20_Internet_20_Link">
https://armyinform.com.ua/2023/07/09/u-chornomu-mori-na-bojovomu-cherguvanni-pyat-vorozhyh-korabliv/</text:a>
</text:p>
      <!--NEWS-->
      <text:h text:style-name="P10" text:outline-level="1">
<text:span text:style-name="T4">
In Volyn, the President held a meeting on the socio-economic and security situation in the region</text:span>
</text:h>
      <text:p text:style-name="P4">
Author: ['АРМІЯINFORM']</text:p>
      <text:p text:style-name="P4">
Time: 2023-07-09T82:00:00-04:00</text:p>
      <text:p text:style-name="P4">
Description: PID Hour Robochka, Volinski Oblast President President Volodymyr Zelensky Proviv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fca99141ca87ded02c31a221902b81cf_1688893009_extra_large.jpeg" text:style-name="Internet_20_link" text:visited-style-name="Visited_20_Internet_20_Link">
fca99141ca87ded02c31a221902b81cf_1688893009_extra_large.jpeg</text:a>
']</text:p>
      <text:p text:style-name="P4">
Tags: ['STOPRUSSIA', 'АГРЕСІЯ РФ', 'ВОЛОДИМИР ЗЕЛЕНСЬКИЙ']</text:p>
      <text:p text:style-name="P4">
Category: News</text:p>
      <!--METADATA-->
      <text:p text:style-name="P4">
<draw:frame draw:style-name="fr1" draw:name="Image291" text:anchor-type="as-char" svg:width="6.9236in" svg:height="4.617948in" draw:z-index="0">
<draw:image xlink:href="../Images/AРМІЯINFORM/2023-07-09T82-00-00-04-00/fca99141ca87ded02c31a221902b81cf_1688893009_extra_large.jpeg" xlink:type="simple" xlink:show="embed" xlink:actuate="onLoad" draw:mime-type="image/jpeg"/>
</draw:frame>
During his working trip to the Volyn region, President of Ukraine Volodymyrzelensky held a coordinating meeting on the socio-economic storage situation in the region.</text:p>
      <text:p text:style-name="P4">
About this <text:a xlink:type="simple" xlink:href="https://www.president.gov.ua/news/na-volini-prezident-proviv-naradu-shodo-socialno-ekonomichno-84225" text:style-name="Internet_20_link" text:visited-style-name="Visited_20_Internet_20_Link">
reported</text:a>
on the website of the Presidential Office of Ukraine.</text:p>
      <text:p text:style-name="P4">
The head of the Volyn Regional Military Administration, Yuri Pugulyaikopopopopor informed about the arrangement of fortifications and defense engineering structures, as well as about the socio-economic situation in the region.</text:p>
      <text:p text:style-name="P4">
The participants of the meeting heard the report of the commander of OUV Volodymyrnyuk on the situation in the area of operational responsibility.</text:p>
      <text:p text:style-name="P4">
The Head of the State Border Service of Ukraine Serhiy Deyneko reported on measures to strengthen the protection of the Ukrainian-Belarusian section of the state border of the Polytherase of Volyn region.</text:p>
      <text:p text:style-name="P4">
Lutsk Mayor Igor Polishchuk informed the participants of the meeting of the city's life and about defensive measures in the conditions of the military.</text:p>
      <text:p text:style-name="P4">
In addition, the information of the General Director of SE "Forest of Ukraine" Yuriy Bolokhovets on the results of the enterprise for the first six months of 2023 was heard.</text:p>
      <text:p text:style-name="P4">
The meeting also referred to the criminogenic and operational situation of the UVOLINA region.</text:p>
      <text:p text:style-name="P4">
News Source: <text:a xlink:type="simple" xlink:href="https://armyinform.com.ua/2023/07/09/na-volyni-prezydent-proviv-naradu-shhodo-soczialno-ekonomichnoyi-ta-bezpekovoyi-sytuacziyi-v-regioni/" text:style-name="Internet_20_link" text:visited-style-name="Visited_20_Internet_20_Link">
https://armyinform.com.ua/2023/07/09/na-volyni-prezydent-proviv-naradu-shhodo-soczialno-ekonomichnoyi-ta-bezpekovoyi-sytuacziyi-v-regioni/</text:a>
</text:p>
      <!--NEWS-->
      <text:h text:style-name="P10" text:outline-level="1">
<text:span text:style-name="T4">
The consequences of Russian shelling as of 09:00 on July 9</text:span>
</text:h>
      <text:p text:style-name="P4">
Author: ['АРМІЯINFORM']</text:p>
      <text:p text:style-name="P4">
Time: 2023-07-09T83:00:00-04:00</text:p>
      <text:p text:style-name="P4">
Description: About the Nadlits of the Rosiyskiye Stan at 09:00 9 Lipnya Military Media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photo1688888560.jpeg" text:style-name="Internet_20_link" text:visited-style-name="Visited_20_Internet_20_Link">
photo1688888560.jpeg</text:a>
']</text:p>
      <text:p text:style-name="P4">
Tags: ['STOPRUSSIA', 'АГРЕСІЯ РФ']</text:p>
      <text:p text:style-name="P4">
Category: News</text:p>
      <!--METADATA-->
      <text:p text:style-name="P4">
<draw:frame draw:style-name="fr1" draw:name="Image292" text:anchor-type="as-char" svg:width="6.9236in" svg:height="4.983888in" draw:z-index="0">
<draw:image xlink:href="../Images/AРМІЯINFORM/2023-07-09T83-00-00-04-00/photo1688888560.jpeg" xlink:type="simple" xlink:show="embed" xlink:actuate="onLoad" draw:mime-type="image/jpeg"/>
</draw:frame>
On the consequences of Russian shelling as of 09:00 on July 9 <text:a xlink:type="simple" xlink:href="https://t.me/militarymediacenter/2471" text:style-name="Internet_20_link" text:visited-style-name="Visited_20_Internet_20_Link">
reports</text:a>
Military Media Center.</text:p>
      <text:p text:style-name="P4">
According to the situational center of the Ministry of Defense of Ukraine information, during the last day, Russian troops fired the territory of 9 regions of Ukraine.</text:p>
      <text:p text:style-name="P4">
From different types of weapons - mortars, artillery, RSZV, SDR, UAV, tactical aviation - 133 settlements and 36 infrastructure sites were attacked.</text:p>
      <text:p text:style-name="P4">
There are killed and injured among civilians, the number of victims is clarified.</text:p>
      <text:p text:style-name="P4">
News Source: <text:a xlink:type="simple" xlink:href="https://armyinform.com.ua/2023/07/09/naslidky-rosijskyh-obstriliv-stanom-na-0900-9-lypnya/" text:style-name="Internet_20_link" text:visited-style-name="Visited_20_Internet_20_Link">
https://armyinform.com.ua/2023/07/09/naslidky-rosijskyh-obstriliv-stanom-na-0900-9-lypnya/</text:a>
</text:p>
      <!--NEWS-->
      <text:h text:style-name="P10" text:outline-level="1">
<text:span text:style-name="T4">
We appreciate every life, remember history and together protect freedom - President of Ukraine</text:span>
</text:h>
      <text:p text:style-name="P4">
Author: ['АРМІЯINFORM']</text:p>
      <text:p text:style-name="P4">
Time: 2023-07-09T84:00:00-04:00</text:p>
      <text:p text:style-name="P4">
Description: https://www.youtube.com/watch?v=xovgwkfw73y&amp;amp ;t=1s about the President of Ukraine ... War with Ukraine 2022, war with Ukraine Last news today, War with Ukraine 2022 Last for today, will there be war between Ukraine and Russia and when, the war with Ukraine in 2022 will be or not, will there be a war with Ukraine in the near future, the war with Ukraine, Ukraine’s news today, Ukrainian news in Ukrainian media in Russian</text:p>
      <text:p text:style-name="P4">
Images: []</text:p>
      <text:p text:style-name="P4">
Tags: ['STOPRUSSIA', 'АГРЕСІЯ РФ', 'ВОЛОДИМИР ЗЕЛЕНСЬКИЙ']</text:p>
      <text:p text:style-name="P4">
Category: News</text:p>
      <!--METADATA-->
      <text:p text:style-name="P4">
President of Ukraine Volodymyr Zelenskyy <text:a xlink:type="simple" xlink:href="https://www.president.gov.ua/news/cinuyemo-kozhne-zhittya-pamyatayemo-istoriyu-i-razom-zahisha-84229" text:style-name="Internet_20_link" text:visited-style-name="Visited_20_Internet_20_Link">
said</text:a>
During his video address:</text:p>
      <text:p text:style-name="P4">
“I wish health, dear Ukrainians, Ukrainian women!</text:p>
      <text:p text:style-name="P4">
Today with the team - in Lutsk.</text:p>
      <text:p text:style-name="P4">
In the morning he met with Mr. President of Poland Duda. Talking to him. Prayer. We appreciate every life, remember history and protect freedom together.</text:p>
      <text:p text:style-name="P4">
Here, in Lutsk, in Lubart Castle, he held a long meeting today on the situation of Uregion: safety, the situation on the border, the situation in the border areas of the neighboring Belarus ... Priority is the strengthening of each region, all our northern border. There were reports of military, law enforcement officers, local authorities. The preparation and provision of our defense and security forces, the relevant units in Volyn, were analyzed. There was a report on the social situation of the Volta, the needs of people. Energy, water supply, budget support - and for people, and for the social sphere. The state of shelters. Workplaces in the area. The state supports and will support. And I am grateful to all here, Ulutsk, to all other cities and communities of the region where the displaced persons are given to treat and rehabilitate our soldiers. Thank you!</text:p>
      <text:p text:style-name="P4">
Advanced, our active actions.</text:p>
      <text:p text:style-name="P4">
This week, there is something to be grateful to the soldiers of our 3rd separate assault brigade, the 24th separate mechanized brigade, the paratroopers of "Eighty". Well done, warriors!</text:p>
      <text:p text:style-name="P4">
In the Tavriysk direction, as always, powerfully, brave, well-distinguished by the Seventyeyatyaki, artillerymen of the 55th separate Brigade "Zaporozhye", the 74th separate reconnaissance and the 59th separate motor infantry brigade ... Want to dress you!</text:p>
      <text:p text:style-name="P4">
I will note the special warrior of the Zaporizhzhya Sich brigade Major Vladimir Goncharov. Sailor Sergei Komar, 35th Separate Brigade of Marines-Thank you, Sergei!Soldier Alexei Labenets, Sagittarius of the battalion of the 15-Brigade of transport aviation. Thank you, Alexei!Maguri artillerymen, 47th-specific mechanized brigade, is Major Anton Cherevko and Senior Lieutenant Abram. Thank you guys!</text:p>
      <text:p text:style-name="P4">
Thank you all who are fighting and working for Ukraine!Thank you all in the world, who helps!</text:p>
      <text:p text:style-name="P4">
Thank you, Lutsk, for this day!</text:p>
      <text:p text:style-name="P4">
Glory to Ukraine!"</text:p>
      <text:p text:style-name="P4">
News Source: <text:a xlink:type="simple" xlink:href="https://armyinform.com.ua/2023/07/09/czinuyemo-kozhne-zhyttya-pamyatayemo-istoriyu-i-razom-zahyshhayemo-svobodu-prezydent-ukrayiny/" text:style-name="Internet_20_link" text:visited-style-name="Visited_20_Internet_20_Link">
https://armyinform.com.ua/2023/07/09/czinuyemo-kozhne-zhyttya-pamyatayemo-istoriyu-i-razom-zahyshhayemo-svobodu-prezydent-ukrayiny/</text:a>
</text:p>
      <!--NEWS-->
      <text:h text:style-name="P10" text:outline-level="1">
<text:span text:style-name="T4">
The hostile rocket launchers are ready in the places of base, and the landing ships of the enemy are transported by car - Dmitry Pletenchuk</text:span>
</text:h>
      <text:p text:style-name="P4">
Author: ['Олексій Тригуб']</text:p>
      <text:p text:style-name="P4">
Time: 2023-07-09T85:00:00-04:00</text:p>
      <text:p text:style-name="P4">
Description: Yak Rozoviv at the direct Efir and Telemarafon "єini Novy" Rechnik Vіskovo-Mordic forces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dmytro-pletenchuk-rechnyk-vms.jpg" text:style-name="Internet_20_link" text:visited-style-name="Visited_20_Internet_20_Link">
dmytro-pletenchuk-rechnyk-vms.jpg</text:a>
']</text:p>
      <text:p text:style-name="P4">
Tags: ['STOPRUSSIA', 'ВМС', 'ВТОРГНЕННЯ РФ']</text:p>
      <text:p text:style-name="P4">
Category: News</text:p>
      <!--METADATA-->
      <text:p text:style-name="P4">
<draw:frame draw:style-name="fr1" draw:name="Image293" text:anchor-type="as-char" svg:width="6.9236in" svg:height="3.98107in" draw:z-index="0">
<draw:image xlink:href="../Images/AРМІЯINFORM/2023-07-09T85-00-00-04-00/dmytro-pletenchuk-rechnyk-vms.jpg" xlink:type="simple" xlink:show="embed" xlink:actuate="onLoad" draw:mime-type="image/jpeg"/>
</draw:frame>
As the teleorphone ["unindessive" told live on a live broadcast(https://www.youtube.com/watch?v=WY8sDvZdWEA)The spokesman of the Navy of the Armed Forces of Ukraine, the captain of the 3rd rank Dmitry Pletenchuk, is now at the missiletone, however, rocket-safety is, because they can all enter the sea at any time.</text:p>
      <ul>
        <li>
We see six rocket carriers in the places of base, in readiness, however, they did not go out into the sea, - the officer reports. - There are five -ships in the sea and three more border ships protect the Kerch Strait. The Vasovsky Sea is one ship. In the Mediterranean, it is also currently rocket carriers. However, you should not neglect air alarm.</li>
      </ul>
      <text:p text:style-name="P4">
According to Dmitry Pletenchuk, it is interesting to watch how to use his large landing ships in the Azov Morivoro. They are currently used as ferries to translate civilian vehicles, including cars.</text:p>
      <ul>
        <li>
Here is the situation with Crimean logistics now, - summarizes Captain 3RANGA Dmitry Pletenchuk. - With the permission of the Minister of Defense of Russia, more precisely, the Minister of Attack of the Russian Federation, such a decision was made.</li>
      </ul>
      <text:p text:style-name="P4">
Also, the Navy spokesman told what the situation with mines, washed away in the seasore, undermining the occupiers of the Kakhovka hydroelectric power station. According to the officer, for the mine numerous explosive objects, both underwater drones and specially created mine groups, including a mobile group that responds to each appearance of such GNP, both in the coastal zone and when they throw it directly ashore. But the danger remains, and it is impossible to neutralize it so far.</text:p>
      <ul>
        <li>
Despite the fact that we have released 25 square kilometers of our waters, Russian combat aviation continues to appear there, which complicates our work in the Umory, - says Dmitry Pletenchuk.</li>
      </ul>
      <text:p text:style-name="P4">
News Source: <text:a xlink:type="simple" xlink:href="https://armyinform.com.ua/2023/07/09/vorozhi-raketonosiyi-perebuvayut-u-gotovnosti-v-misczyah-bazuvannya-a-desantni-korabli-voroga-perevozyat-legkovyky-dmytro-pletenchuk/" text:style-name="Internet_20_link" text:visited-style-name="Visited_20_Internet_20_Link">
https://armyinform.com.ua/2023/07/09/vorozhi-raketonosiyi-perebuvayut-u-gotovnosti-v-misczyah-bazuvannya-a-desantni-korabli-voroga-perevozyat-legkovyky-dmytro-pletenchuk/</text:a>
</text:p>
      <!--NEWS-->
      <text:h text:style-name="P10" text:outline-level="1">
<text:span text:style-name="T4">
RPS-7 Ingul is able to detect enemy radars, air defense systems and aircraft from a long distance-Alexei Reznikov</text:span>
</text:h>
      <text:p text:style-name="P4">
Author: ['АРМІЯINFORM']</text:p>
      <text:p text:style-name="P4">
Time: 2023-07-09T86:00:00-04:00</text:p>
      <text:p text:style-name="P4">
Description: About Tsinisters of the defense of Ukraine Oleksiy Reznikov, Twitter: “RPS-7 Ingul --... War with Ukraine 2022, War with Ukraine Latest News today, News War with Ukraine 2022 are the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7/1-19.jpg" text:style-name="Internet_20_link" text:visited-style-name="Visited_20_Internet_20_Link">
1-19.jpg</text:a>
']</text:p>
      <text:p text:style-name="P4">
Tags: ['STOPRUSSIA', 'АГРЕСІЯ РФ', 'ОЛЕКСІЙ РЕЗНІКОВ']</text:p>
      <text:p text:style-name="P4">
Category: News</text:p>
      <!--METADATA-->
      <text:p text:style-name="P4">
<draw:frame draw:style-name="fr1" draw:name="Image294" text:anchor-type="as-char" svg:width="6.9236in" svg:height="3.894525in" draw:z-index="0">
<draw:image xlink:href="../Images/AРМІЯINFORM/2023-07-09T86-00-00-04-00/1-19.jpg" xlink:type="simple" xlink:show="embed" xlink:actuate="onLoad" draw:mime-type="image/jpeg"/>
</draw:frame>
About it the Minister of Defense of Ukraine Alexei Reznikov <text:a xlink:type="simple" xlink:href="https://twitter.com/oleksiireznikov/status/1677959009171656706" text:style-name="Internet_20_link" text:visited-style-name="Visited_20_Internet_20_Link">
reported</text:a>
Utwitter:</text:p>
      <text:p text:style-name="P4">
«RPS-7 Ingul is an innovative station of electronic intelligence of Ukrainian production. It is capable of detecting enemy radars, air defense systems, and aircraft of a ripped distance. Obtaining this information is critical for our artillery, which pursues Russian military equipment. The station is currently being tested before it can be officially delivered to the D -Ukrainian Army. We thank the designers, sponsors and businesses that have been able to put this project into reality. "</text:p>
      <text:p text:style-name="P4">
News Source: <text:a xlink:type="simple" xlink:href="https://armyinform.com.ua/2023/07/09/rps-7-ingul-zdatna-vyyavlyaty-vorozhi-radary-systemy-ppo-ta-litaky-z-velykoyi-vidstani-oleksij-reznikov/" text:style-name="Internet_20_link" text:visited-style-name="Visited_20_Internet_20_Link">
https://armyinform.com.ua/2023/07/09/rps-7-ingul-zdatna-vyyavlyaty-vorozhi-radary-systemy-ppo-ta-litaky-z-velykoyi-vidstani-oleksij-reznikov/</text:a>
</text:p>
      <!--NEWS-->
      <text:h text:style-name="P10" text:outline-level="1">
<text:span text:style-name="T4">
Mathogos to families of prisoners, interned, missing persons: who is entitled?</text:span>
</text:h>
      <text:p text:style-name="P4">
Author: ['АРМІЯINFORM']</text:p>
      <text:p text:style-name="P4">
Time: 2023-07-09T87:00:00-04:00</text:p>
      <text:p text:style-name="P4">
Description: Unaslіdok Riznikh Koliziy Chimalo of our Zahisnikvyv I Zakhisnitsy, to a pity, they trained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5f6a2256-scaled.jpg" text:style-name="Internet_20_link" text:visited-style-name="Visited_20_Internet_20_Link">
5f6a2256-scaled.jpg</text:a>
']</text:p>
      <text:p text:style-name="P4">
Tags: ['STOPRUSSIA', 'АГРЕСІЯ РФ', 'ВИПЛАТИ', 'ВТОРГНЕННЯ РФ', 'СОЦІАЛЬНА ДОПОМОГА']</text:p>
      <text:p text:style-name="P4">
Category: News</text:p>
      <!--METADATA-->
      <text:p text:style-name="P4">
<draw:frame draw:style-name="fr1" draw:name="Image295" text:anchor-type="as-char" svg:width="6.9236in" svg:height="4.615733in" draw:z-index="0">
<draw:image xlink:href="../Images/AРМІЯINFORM/2023-07-09T87-00-00-04-00/5f6a2256-scaled.jpg" xlink:type="simple" xlink:show="embed" xlink:actuate="onLoad" draw:mime-type="image/jpeg"/>
</draw:frame>
Due to various military conflicts, many of our defenders and defenders, unfortunately, were captured by the enemy or recognized as missing. In such a detachable life situation, while taking measures for liberation or searching services, our state also assists the families of our soldiers. One of its types is financial assistance.</text:p>
      <text:p text:style-name="P4">
Specialists of the Department of Social Security of the Ministry of Defense of Ukraine have explained that the families of servicemen who were captured, interned for non -governmental states or recognized missing, in 2023 have the legal receipt of financial assistance to resolve social issues. In particular, the following explanation indicated:</text:p>
      <text:p text:style-name="P4">
“Payment of financial assistance in the amount of monthly cash in 20123 to families of servicemen who are captured(In addition to military personnel who surrendered voluntarily)Whether hostages, as well as intended in neutral states or recognized, are absent, is carried out at the request of members of the families of these servicemen. "</text:p>
      <text:p text:style-name="P4">
_ Prepared Sergei Lemekh_</text:p>
      <text:p text:style-name="P4">
News Source: <text:a xlink:type="simple" xlink:href="https://armyinform.com.ua/2023/07/09/matdopomoga-simyam-polonenyh-internovanyh-znyklyh-bezvisty-hto-maye-pravo/" text:style-name="Internet_20_link" text:visited-style-name="Visited_20_Internet_20_Link">
https://armyinform.com.ua/2023/07/09/matdopomoga-simyam-polonenyh-internovanyh-znyklyh-bezvisty-hto-maye-pravo/</text:a>
</text:p>
      <!--NEWS-->
      <text:h text:style-name="P10" text:outline-level="1">
<text:span text:style-name="T4">
Defense forces struck 2 areas of focus of enemy</text:span>
</text:h>
      <text:p text:style-name="P4">
Author: ['АРМІЯINFORM']</text:p>
      <text:p text:style-name="P4">
Time: 2023-07-09T88:00:00-04:00</text:p>
      <text:p text:style-name="P4">
Description: Avіaatsіya defense forces for Dob took 1 strike in the Zerezhnnya district of a special warehouse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artyleriya.jpg" text:style-name="Internet_20_link" text:visited-style-name="Visited_20_Internet_20_Link">
artyleriya.jpg</text:a>
']</text:p>
      <text:p text:style-name="P4">
Tags: ['STOPRUSSIA', 'АГРЕСІЯ РФ', 'ВТРАТИ ВОРОГА', 'ХРОНІКА ОБОРОНИ']</text:p>
      <text:p text:style-name="P4">
Category: News</text:p>
      <!--METADATA-->
      <text:p text:style-name="P4">
<draw:frame draw:style-name="fr1" draw:name="Image296" text:anchor-type="as-char" svg:width="6.9236in" svg:height="4.615733in" draw:z-index="0">
<draw:image xlink:href="../Images/AРМІЯINFORM/2023-07-09T88-00-00-04-00/artyleriya.jpg" xlink:type="simple" xlink:show="embed" xlink:actuate="onLoad" draw:mime-type="image/jpeg"/>
</draw:frame>
Illustrative Photo <text:span text:style-name="T4">
 🔥 Situation on Russian invasion </text:span>
</text:p>
      <text:p text:style-name="P4">
Aviation of defense forces per day struck 1 stroke in the area of concentration of the enemy's personnel.</text:p>
      <text:p text:style-name="P4">
About it <text:a xlink:type="simple" xlink:href="https://www.facebook.com/GeneralStaff.ua/posts/pfbid02Ce6mAxjRkr2Yy6dT1u2E9Dv2t3LPvk4jACYLW1gRhZti3kPRxKup5FiwVSqVtWs8l" text:style-name="Internet_20_link" text:visited-style-name="Visited_20_Internet_20_Link">
reports</text:a>
The General Staff of the Armed Forces.</text:p>
      <text:p text:style-name="P4">
Units of rocket troops and artillery during the day were struck by 2 districts of living power, weapons and military equipment, 2 artillery at fire positions and 2 stations of electronic warfare of Russian reaches.</text:p>
      <text:p text:style-name="P4">
News Source: <text:a xlink:type="simple" xlink:href="https://armyinform.com.ua/2023/07/09/syly-oborony-urazyly-2-rajony-zoseredzhennya-protyvnyka/" text:style-name="Internet_20_link" text:visited-style-name="Visited_20_Internet_20_Link">
https://armyinform.com.ua/2023/07/09/syly-oborony-urazyly-2-rajony-zoseredzhennya-protyvnyka/</text:a>
</text:p>
      <!--NEWS-->
      <text:h text:style-name="P10" text:outline-level="1">
<text:span text:style-name="T4">
Weapons of victory. BM "Oplot" - a tank of domestic production</text:span>
</text:h>
      <text:p text:style-name="P4">
Author: ['АРМІЯINFORM']</text:p>
      <text:p text:style-name="P4">
Time: 2023-07-09T89:00:00-04:00</text:p>
      <text:p text:style-name="P4">
Description: About the tank, I get in the impassion Military Media Center. BM "Oplot" is riveted for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p>
      <text:p text:style-name="P4">
Tags: ['STOPRUSSIA', 'АГРЕСІЯ РФ', 'БМ "ОПЛОТ"']</text:p>
      <text:p text:style-name="P4">
Category: News</text:p>
      <!--METADATA-->
      <text:p text:style-name="P4">
About this tank <text:a xlink:type="simple" xlink:href="https://t.me/militarymediacenter/2473" text:style-name="Internet_20_link" text:visited-style-name="Visited_20_Internet_20_Link">
referred</text:a>
in the postmilitis media center.</text:p>
      <text:p text:style-name="P4">
BM “Oplot” is designed to strike at all types of land(surface)Indoor air targets at low speeds in the conditions of fire counteraction.</text:p>
      <text:p text:style-name="P4">
This tank is capable of carrying out combat tasks in different climatic, meteorological and road conditions, including the temperature range of −40 ° C to+55 ° C.</text:p>
      <text:p text:style-name="P4">
News Source: <text:a xlink:type="simple" xlink:href="https://armyinform.com.ua/2023/07/09/zbroya-peremogy-bm-oplot-tank-vitchyznyanogo-vyrobnycztva/" text:style-name="Internet_20_link" text:visited-style-name="Visited_20_Internet_20_Link">
https://armyinform.com.ua/2023/07/09/zbroya-peremogy-bm-oplot-tank-vitchyznyanogo-vyrobnycztva/</text:a>
</text:p>
      <!--NEWS-->
      <text:h text:style-name="P10" text:outline-level="1">
<text:span text:style-name="T4">
In Starobilsk invaders are forced to receive Russian passports</text:span>
</text:h>
      <text:p text:style-name="P4">
Author: ['АРМІЯINFORM']</text:p>
      <text:p text:style-name="P4">
Time: 2023-07-09T90:00:00-04:00</text:p>
      <text:p text:style-name="P4">
Description: About the General Headquarters of the ZSU. Triva Primusov Passportzatziya Gromyan ... War with Ukraine 2022, War with Ukraine Latest News Today, News War with Ukraine 2022 Last for today, will there be a war between Ukraine and Russia and when, there will be a war with Ukraine in 2022, will it be or not, will there be whether it will be, will it be The war with Ukraine in the near future says, the war with Ukraine, Ukrainian news today, Ukrainian news in Ukrainian media in Russian</text:p>
      <text:p text:style-name="P4">
Images: ['<text:a xlink:type="simple" xlink:href="https://armyinform.com.ua/wp-content/uploads/2023/06/okupant.jpg" text:style-name="Internet_20_link" text:visited-style-name="Visited_20_Internet_20_Link">
okupant.jpg</text:a>
']</text:p>
      <text:p text:style-name="P4">
Tags: ['STOPRUSSIA', 'АГРЕСІЯ РФ']</text:p>
      <text:p text:style-name="P4">
Category: News</text:p>
      <!--METADATA-->
      <text:p text:style-name="P4">
<draw:frame draw:style-name="fr1" draw:name="Image297" text:anchor-type="as-char" svg:width="6.9236in" svg:height="3.893007in" draw:z-index="0">
<draw:image xlink:href="../Images/AРМІЯINFORM/2023-07-09T90-00-00-04-00/okupant.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Ce6mAxjRkr2Yy6dT1u2E9Dv2t3LPvk4jACYLW1gRhZti3kPRxKup5FiwVSqVtWs8l" text:style-name="Internet_20_link" text:visited-style-name="Visited_20_Internet_20_Link">
reports</text:a>
The General Staff of the Armed Forces.</text:p>
      <text:p text:style-name="P4">
Forced certification of citizens of Ukraine in Luhansk region continues. Thus, the content of Starobilsk, the Russian invaders issued cards of residents of Russian federation with a term of 3 months for all employees of local multidisciplinary doctors who did not receive the Russian passport. At the same time, the citizens of Ukraine are extorted that in the event of non -receipt of Russian documents, they are imprisoned from the temporarily occupied territory with the confiscation of housing.</text:p>
      <text:p text:style-name="P4">
News Source: <text:a xlink:type="simple" xlink:href="https://armyinform.com.ua/2023/07/09/u-starobilsku-okupanty-zmushuyut-gromadyan-ukrayiny-otrymuvaty-rosijski-pasporty/" text:style-name="Internet_20_link" text:visited-style-name="Visited_20_Internet_20_Link">
https://armyinform.com.ua/2023/07/09/u-starobilsku-okupanty-zmushuyut-gromadyan-ukrayiny-otrymuvaty-rosijski-pasporty/</text:a>
</text:p>
      <!--NEWS-->
      <text:h text:style-name="P10" text:outline-level="1">
<text:span text:style-name="T4">
A new badge is approved to reward sergeants and sergeants</text:span>
</text:h>
      <text:p text:style-name="P4">
Author: ['АРМІЯINFORM']</text:p>
      <text:p text:style-name="P4">
Time: 2023-07-09T91:00:00-04:00</text:p>
      <text:p text:style-name="P4">
Description: About CED DOIMLAY Military Media Center: “Sergeant - Tse Range of Zbroany forces.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7/photo1688912211.jpeg" text:style-name="Internet_20_link" text:visited-style-name="Visited_20_Internet_20_Link">
photo1688912211.jpeg</text:a>
']</text:p>
      <text:p text:style-name="P4">
Tags: ['STOPRUSSIA', 'АГРЕСІЯ РФ', 'СЕРЖАНТИ ЗСУ']</text:p>
      <text:p text:style-name="P4">
Category: News</text:p>
      <!--METADATA-->
      <text:p text:style-name="P4">
<draw:frame draw:style-name="fr1" draw:name="Image298" text:anchor-type="as-char" svg:width="6.9236in" svg:height="5.621576in" draw:z-index="0">
<draw:image xlink:href="../Images/AРМІЯINFORM/2023-07-09T91-00-00-04-00/photo1688912211.jpeg" xlink:type="simple" xlink:show="embed" xlink:actuate="onLoad" draw:mime-type="image/jpeg"/>
</draw:frame>
About it <text:a xlink:type="simple" xlink:href="https://t.me/militarymediacenter/2474" text:style-name="Internet_20_link" text:visited-style-name="Visited_20_Internet_20_Link">
reports</text:a>
Military Mediacenter:</text:p>
      <text:p text:style-name="P4">
“The sergeant is the spine of the Armed Forces.</text:p>
      <text:p text:style-name="P4">
The sergeant is the second father for a soldier.</text:p>
      <text:p text:style-name="P4">
The sergeant is the leader who goes into battle.</text:p>
      <text:p text:style-name="P4">
In order to maintain military traditions, honorary badge of the Armed Forces of Ukraine “Best Sergeant(petty officer)Armed Forces of Ukraine ».</text:p>
      <text:p text:style-name="P4">
This badge will be awarded the servicemen of the Sergeant Tastarshinsk, who:</text:p>
      <ul>
        <li>
          <text:p text:style-name="P4">
were directly involved in hostilities</text:p>
        </li>
        <li>
          <text:p text:style-name="P4">
showed courage and initiative while performing combat missions</text:p>
        </li>
      </ul>
      <text:p text:style-name="P4">
"Effectively managed personnel."</text:p>
      <text:p text:style-name="P4">
News Source: <text:a xlink:type="simple" xlink:href="https://armyinform.com.ua/2023/07/09/zatverdzheno-novyj-nagrudnyj-znak-dlya-nagorodzhennya-serzhantiv-ta-starshyn/" text:style-name="Internet_20_link" text:visited-style-name="Visited_20_Internet_20_Link">
https://armyinform.com.ua/2023/07/09/zatverdzheno-novyj-nagrudnyj-znak-dlya-nagorodzhennya-serzhantiv-ta-starshyn/</text:a>
</text:p>
      <!--NEWS-->
      <text:h text:style-name="P10" text:outline-level="1">
<text:span text:style-name="T4">
An exhibition about the war in Ukraine in Ukraine opened a street artist from France Christian Gemie.</text:span>
</text:h>
      <text:p text:style-name="P4">
Author: ['Володимир Загребельний']</text:p>
      <text:p text:style-name="P4">
Time: 2023-07-09T92:00:00-04:00</text:p>
      <text:p text:style-name="P4">
Description: At the National Museum of Istoriyan, a friend was presented by a vistavka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kristian-gemi-golovna.jpg" text:style-name="Internet_20_link" text:visited-style-name="Visited_20_Internet_20_Link">
kristian-gemi-golovna.jpg</text:a>
', '<text:a xlink:type="simple" xlink:href="https://armyinform.com.ua/wp-content/uploads/2023/07/kristian-gemi-01.jpg" text:style-name="Internet_20_link" text:visited-style-name="Visited_20_Internet_20_Link">
kristian-gemi-01.jpg</text:a>
', '<text:a xlink:type="simple" xlink:href="https://armyinform.com.ua/wp-content/uploads/2023/07/kristian-gemi-02-150x150.jpg" text:style-name="Internet_20_link" text:visited-style-name="Visited_20_Internet_20_Link">
kristian-gemi-02-150x150.jpg</text:a>
', '<text:a xlink:type="simple" xlink:href="https://armyinform.com.ua/wp-content/uploads/2023/07/kristian-gemi-03-150x150.jpg" text:style-name="Internet_20_link" text:visited-style-name="Visited_20_Internet_20_Link">
kristian-gemi-03-150x150.jpg</text:a>
', '<text:a xlink:type="simple" xlink:href="https://armyinform.com.ua/wp-content/uploads/2023/07/kristian-gemi-04-150x150.jpg" text:style-name="Internet_20_link" text:visited-style-name="Visited_20_Internet_20_Link">
kristian-gemi-04-150x150.jpg</text:a>
', '<text:a xlink:type="simple" xlink:href="https://armyinform.com.ua/wp-content/uploads/2023/07/kristian-gemi-05-150x150.jpg" text:style-name="Internet_20_link" text:visited-style-name="Visited_20_Internet_20_Link">
kristian-gemi-05-150x150.jpg</text:a>
', '<text:a xlink:type="simple" xlink:href="https://armyinform.com.ua/wp-content/uploads/2023/07/kristian-gemi-06-150x150.jpg" text:style-name="Internet_20_link" text:visited-style-name="Visited_20_Internet_20_Link">
kristian-gemi-06-150x150.jpg</text:a>
', '<text:a xlink:type="simple" xlink:href="https://armyinform.com.ua/wp-content/uploads/2023/07/kristian-gemi-07-150x150.jpg" text:style-name="Internet_20_link" text:visited-style-name="Visited_20_Internet_20_Link">
kristian-gemi-07-150x150.jpg</text:a>
']</text:p>
      <text:p text:style-name="P4">
Tags: ['STOPRUSSIA', 'АГРЕСІЯ РФ', 'ВИСТАВКА', 'ВТОРГНЕННЯ РФ']</text:p>
      <text:p text:style-name="P4">
Category: News</text:p>
      <!--METADATA-->
      <text:p text:style-name="P4">
<draw:frame draw:style-name="fr1" draw:name="Image299" text:anchor-type="as-char" svg:width="6.9236in" svg:height="4.615733in" draw:z-index="0">
<draw:image xlink:href="../Images/AРМІЯINFORM/2023-07-09T92-00-00-04-00/kristian-gemi-golovna.jpg" xlink:type="simple" xlink:show="embed" xlink:actuate="onLoad" draw:mime-type="image/jpeg"/>
</draw:frame>
The National Museum of History of Ukraine in the Second World War presented an exhibition of Guerre en Ukraine("War in Ukraine" - fr.)Street artist Christian Gemi, known as C215.</text:p>
      <text:p text:style-name="P4">
The exhibition presents new works of the artist, created in Ukraine as a reflection of the tightness of Russia and the courage of the Ukrainian people in the struggle for their freedom.</text:p>
      <text:p text:style-name="P4">
Since March last year, Christian created the eloquent murals of the insert cities of Ukraine - Lviv, Zhytomyr, Kiev, Irpen, Bucha, Gostomel.</text:p>
      <text:p text:style-name="P4">
<draw:frame draw:style-name="fr1" draw:name="Image300" text:anchor-type="as-char" svg:width="6.9236in" svg:height="4.615733in" draw:z-index="0">
<draw:image xlink:href="../Images/AРМІЯINFORM/2023-07-09T92-00-00-04-00/kristian-gemi-01.jpg" xlink:type="simple" xlink:show="embed" xlink:actuate="onLoad" draw:mime-type="image/jpeg"/>
</draw:frame>
Christian Gami</text:p>
      <text:p text:style-name="P4">
During the opening of the exhibition, the CEO of the Museum Yuriy Savchuk noted that one of the most important missions of the institution - to keep the memory of all who became the name of Ukraine for future generations.</text:p>
      <text:p text:style-name="P4">
The members of the families of the dead characters, who painted Crystian Goemi, were present at the opening of the exhibition, received portraits of their relatives from the artist.</text:p>
      <text:p text:style-name="P4">
<text:a xlink:type="simple" xlink:href="https://armyinform.com.ua/wp-content/uploads/2023/07/kristian-gemi-02.jpg" text:style-name="Internet_20_link" text:visited-style-name="Visited_20_Internet_20_Link">
!(Images/AРМІЯINFORM/2023-07-09T92-00-00-04-00/kristian-gemi-02-150x150.jpg)</text:a>
</text:p>
      <text:p text:style-name="P4">
<text:a xlink:type="simple" xlink:href="https://armyinform.com.ua/wp-content/uploads/2023/07/kristian-gemi-03.jpg" text:style-name="Internet_20_link" text:visited-style-name="Visited_20_Internet_20_Link">
<draw:frame draw:style-name="fr1" draw:name="Image301" text:anchor-type="as-char" svg:width="6.9236in" svg:height="6.9236in" draw:z-index="0">
<draw:image xlink:href="../Images/AРМІЯINFORM/2023-07-09T92-00-00-04-00/kristian-gemi-03-150x150.jpg" xlink:type="simple" xlink:show="embed" xlink:actuate="onLoad" draw:mime-type="image/jpeg"/>
</draw:frame>
</text:a>
</text:p>
      <text:p text:style-name="P4">
<text:a xlink:type="simple" xlink:href="https://armyinform.com.ua/wp-content/uploads/2023/07/kristian-gemi-04.jpg" text:style-name="Internet_20_link" text:visited-style-name="Visited_20_Internet_20_Link">
<draw:frame draw:style-name="fr1" draw:name="Image302" text:anchor-type="as-char" svg:width="6.9236in" svg:height="6.9236in" draw:z-index="0">
<draw:image xlink:href="../Images/AРМІЯINFORM/2023-07-09T92-00-00-04-00/kristian-gemi-04-150x150.jpg" xlink:type="simple" xlink:show="embed" xlink:actuate="onLoad" draw:mime-type="image/jpeg"/>
</draw:frame>
</text:a>
“Thanks to the museum and such exhibitions, we understand that the story of the lives of the most children is written. They were young, successful, but without thinking, they stood on a protected land. We must be proud of their memory. Ukraine must be notorious because this protection should not be in vain. Our children have agreed for the future of Ukraine. Everything will be Ukraine, Ukraine will stand, ” - Vadim Zeleniuk, the Hero of Ukraine.</text:p>
      <text:p text:style-name="P4">
<text:a xlink:type="simple" xlink:href="https://armyinform.com.ua/wp-content/uploads/2023/07/kristian-gemi-05.jpg" text:style-name="Internet_20_link" text:visited-style-name="Visited_20_Internet_20_Link">
!(Images/AРМІЯINFORM/2023-07-09T92-00-00-04-00/kristian-gemi-05-150x150.jpg)</text:a>
</text:p>
      <text:p text:style-name="P4">
<text:a xlink:type="simple" xlink:href="https://armyinform.com.ua/wp-content/uploads/2023/07/kristian-gemi-06.jpg" text:style-name="Internet_20_link" text:visited-style-name="Visited_20_Internet_20_Link">
<draw:frame draw:style-name="fr1" draw:name="Image303" text:anchor-type="as-char" svg:width="6.9236in" svg:height="6.9236in" draw:z-index="0">
<draw:image xlink:href="../Images/AРМІЯINFORM/2023-07-09T92-00-00-04-00/kristian-gemi-06-150x150.jpg" xlink:type="simple" xlink:show="embed" xlink:actuate="onLoad" draw:mime-type="image/jpeg"/>
</draw:frame>
</text:a>
</text:p>
      <text:p text:style-name="P4">
<text:a xlink:type="simple" xlink:href="https://armyinform.com.ua/wp-content/uploads/2023/07/kristian-gemi-07.jpg" text:style-name="Internet_20_link" text:visited-style-name="Visited_20_Internet_20_Link">
<draw:frame draw:style-name="fr1" draw:name="Image304" text:anchor-type="as-char" svg:width="6.9236in" svg:height="6.9236in" draw:z-index="0">
<draw:image xlink:href="../Images/AРМІЯINFORM/2023-07-09T92-00-00-04-00/kristian-gemi-07-150x150.jpg" xlink:type="simple" xlink:show="embed" xlink:actuate="onLoad" draw:mime-type="image/jpeg"/>
</draw:frame>
</text:a>
Christian Gemi noted that it was very important for him to get acquainted with the relatives whose ruling he wrote.The exhibition will work at the exhibition center of the National Museum of History of Ukraine in the Second World War.</text:p>
      <text:p text:style-name="P4">
News Source: <text:a xlink:type="simple" xlink:href="https://armyinform.com.ua/2023/07/09/u-kyyevi-vidkrylasya-vystavka-pro-vijnu-v-ukrayini-vulychnogo-hudozhnyka-z-francziyi-kristiana-gemi/" text:style-name="Internet_20_link" text:visited-style-name="Visited_20_Internet_20_Link">
https://armyinform.com.ua/2023/07/09/u-kyyevi-vidkrylasya-vystavka-pro-vijnu-v-ukrayini-vulychnogo-hudozhnyka-z-francziyi-kristiana-gemi/</text:a>
</text:p>
      <!--NEWS-->
      <text:h text:style-name="P10" text:outline-level="1">
<text:span text:style-name="T4">
Petro Chernyk: Casket ammunition is a symmetrical response to the enemy and great help to our defenders</text:span>
</text:h>
      <text:p text:style-name="P4">
Author: ['Олексій Тригуб']</text:p>
      <text:p text:style-name="P4">
Time: 2023-07-09T93:00:00-04:00</text:p>
      <text:p text:style-name="P4">
Description: Casele Boopashi to become poured for our Zakhisnikiv PID Hour Boyovikh,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2/7-chernyk.jpg" text:style-name="Internet_20_link" text:visited-style-name="Visited_20_Internet_20_Link">
7-chernyk.jpg</text:a>
']</text:p>
      <text:p text:style-name="P4">
Tags: ['STOPRUSSIA', 'АГРЕСІЯ РФ', 'ВТОРГНЕННЯ РФ']</text:p>
      <text:p text:style-name="P4">
Category: News</text:p>
      <!--METADATA-->
      <text:p text:style-name="P4">
<draw:frame draw:style-name="fr1" draw:name="Image305" text:anchor-type="as-char" svg:width="6.9236in" svg:height="3.894525in" draw:z-index="0">
<draw:image xlink:href="../Images/AРМІЯINFORM/2023-07-09T93-00-00-04-00/7-chernyk.jpg" xlink:type="simple" xlink:show="embed" xlink:actuate="onLoad" draw:mime-type="image/jpeg"/>
</draw:frame>
Military expert Petro Chernyk</text:p>
      <text:p text:style-name="P4">
Casette ammunition will become very noticeable for our defenders during the combatants, as well as in the process of demining the territories tightly replaced by Russian occupants, the military analyst Colonel Petro Chernik.(https://www.youtube.com/watch?v=WY8sDvZdWEA)"The only news."</text:p>
      <text:p text:style-name="P4">
-Cassette ammunition, it is such a weapon that has in its body, and is referred to a minimum of 72 elements, each element weighs 200 grams, and when the projectile enters the combat trajectory, undermines at an altitude of 15-20 meters, each element. It is more than the football field, sowing with this, - says the officer. - Why is this extremely important? Imagine that this football field, and if it is a forest strip - there are several pieces of equipment. They are very seriously disguised, and it will be very difficult to hunt them with a regular projectile. And this is especially true of the extermination of the power that is hidden in the trench of the armor, because these small elements are very convenient there. Thus, this arms is intended to raise the coefficient of lesions of living force, and most importantly - to harm the technique.</text:p>
      <text:p text:style-name="P4">
According to a military scientist, we are well aware that such an element can not be a tank, but it can damage it. And if the enemy does not export the enemy with the field, then the damaged motorcycle is spent on the damaged, and even more of the power. Therefore, these ammunition is designed to raise the level of destruction and equipment and living power as much as possible.</text:p>
      <text:p text:style-name="P4">
-Well, finally, they came to a symmetrical answer: the enemy for a very long time, especially in the equipment BM-21 "Grad", uses such ammunition-the statement of political sciences Petro Chernik.</text:p>
      <text:p text:style-name="P4">
As for the danger of non -break cassettes, for other soldiers who can theoretically blow out on them, capturing the enemy, for comparison, Colonel Petro Chernik cites the percentage of Russian and American ammunition of this type. In Russian it is 30, and in some places it reaches 40%, in US - a maximum of 1.5%, a part -time case - 3%.</text:p>
      <text:p text:style-name="P4">
The military expert also answered the question of the leading spoken studio maternity studio on the possibility of using cassette ammunition to displace the minefields installed by the enemy on a temporarily occupying territory.Also, according to the expert, there are heavy demining machines on the basis of a tank that have a heavy working body made from superhard alloys of metal, titanium, tungsten, and which are massively digging mines, while some of them are disrupted, some are not broken. But again, for the use of such technology, you need to push the enemy and its firearms as far as possible.</text:p>
      <text:p text:style-name="P4">
News Source: <text:a xlink:type="simple" xlink:href="https://armyinform.com.ua/2023/07/09/petro-chernyk-kasetni-boyeprypasy-symetrychna-vidpovid-vorogu-ta-velyka-dopomoga-nashym-zahysnykam/" text:style-name="Internet_20_link" text:visited-style-name="Visited_20_Internet_20_Link">
https://armyinform.com.ua/2023/07/09/petro-chernyk-kasetni-boyeprypasy-symetrychna-vidpovid-vorogu-ta-velyka-dopomoga-nashym-zahysnykam/</text:a>
</text:p>
      <!--NEWS-->
      <text:h text:style-name="P10" text:outline-level="1">
<text:span text:style-name="T4">
"The faces of our winners will be just like that" - the General Staff showed photos</text:span>
</text:h>
      <text:p text:style-name="P4">
Author: ['АРМІЯINFORM']</text:p>
      <text:p text:style-name="P4">
Time: 2023-07-09T94:00:00-04:00</text:p>
      <text:p text:style-name="P4">
Description: Photographers of the Ukrainian vannish Rosemystvy Headquarters of the ZSU at his own Storіntsі U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358054515_620100116969737_7838605627449613723_n.jpg" text:style-name="Internet_20_link" text:visited-style-name="Visited_20_Internet_20_Link">
358054515_620100116969737_7838605627449613723_n.jpg</text:a>
', '<text:a xlink:type="simple" xlink:href="https://armyinform.com.ua/wp-content/uploads/2023/07/358057369_620100370303045_1075486394902045699_n-150x150.jpg" text:style-name="Internet_20_link" text:visited-style-name="Visited_20_Internet_20_Link">
358057369_620100370303045_1075486394902045699_n-150x150.jpg</text:a>
', '<text:a xlink:type="simple" xlink:href="https://armyinform.com.ua/wp-content/uploads/2023/07/358058999_620100346969714_4177217951860310206_n-150x150.jpg" text:style-name="Internet_20_link" text:visited-style-name="Visited_20_Internet_20_Link">
358058999_620100346969714_4177217951860310206_n-150x150.jpg</text:a>
', '<text:a xlink:type="simple" xlink:href="https://armyinform.com.ua/wp-content/uploads/2023/07/358049403_620100310303051_8392866241567950651_n-150x150.jpg" text:style-name="Internet_20_link" text:visited-style-name="Visited_20_Internet_20_Link">
358049403_620100310303051_8392866241567950651_n-150x150.jpg</text:a>
', '<text:a xlink:type="simple" xlink:href="https://armyinform.com.ua/wp-content/uploads/2023/07/358076577_620100286969720_3482575627752620577_n-150x150.jpg" text:style-name="Internet_20_link" text:visited-style-name="Visited_20_Internet_20_Link">
358076577_620100286969720_3482575627752620577_n-150x150.jpg</text:a>
', '<text:a xlink:type="simple" xlink:href="https://armyinform.com.ua/wp-content/uploads/2023/07/358049433_620100246969724_6901184928022034375_n-150x150.jpg" text:style-name="Internet_20_link" text:visited-style-name="Visited_20_Internet_20_Link">
358049433_620100246969724_6901184928022034375_n-150x150.jpg</text:a>
', '<text:a xlink:type="simple" xlink:href="https://armyinform.com.ua/wp-content/uploads/2023/07/358076958_620100226969726_6163556297280238073_n-150x150.jpg" text:style-name="Internet_20_link" text:visited-style-name="Visited_20_Internet_20_Link">
358076958_620100226969726_6163556297280238073_n-150x150.jpg</text:a>
', '<text:a xlink:type="simple" xlink:href="https://armyinform.com.ua/wp-content/uploads/2023/07/358045935_620100196969729_8142691008059556172_n-150x150.jpg" text:style-name="Internet_20_link" text:visited-style-name="Visited_20_Internet_20_Link">
358045935_620100196969729_8142691008059556172_n-150x150.jpg</text:a>
']</text:p>
      <text:p text:style-name="P4">
Tags: ['STOPRUSSIA', 'АГРЕСІЯ РФ']</text:p>
      <text:p text:style-name="P4">
Category: News</text:p>
      <!--METADATA-->
      <text:p text:style-name="P4">
<draw:frame draw:style-name="fr1" draw:name="Image306" text:anchor-type="as-char" svg:width="6.9236in" svg:height="4.611463in" draw:z-index="0">
<draw:image xlink:href="../Images/AРМІЯINFORM/2023-07-09T94-00-00-04-00/358054515_620100116969737_7838605627449613723_n.jpg" xlink:type="simple" xlink:show="embed" xlink:actuate="onLoad" draw:mime-type="image/jpeg"/>
</draw:frame>
Photos of Ukrainian soldiers <text:a xlink:type="simple" xlink:href="https://www.facebook.com/GeneralStaff.ua/posts/pfbid0cnHRab65pKkEXWYdjsuebSgyypVNKwFPBGrb5GMzV1NfSERFauaoHfRncbFMDMYal" text:style-name="Internet_20_link" text:visited-style-name="Visited_20_Internet_20_Link">
placed</text:a>
Armed Forces General Staff on its Facebook page:</text:p>
      <text:p text:style-name="P4">
“The faces of our winners will be exactly the same.</text:p>
      <text:p text:style-name="P4">
Simple and sincere, dusty and dirty, with inflamed eyes. It was surprised by the path that we have passed, although it seems sometimes not. Tired but satisfied with their work.</text:p>
      <text:p text:style-name="P4">
The native faces of our loved ones ...</text:p>
      <text:p text:style-name="P4">
Let's stand and win!Glory to Ukraine!".</text:p>
      <text:p text:style-name="P4">
<text:a xlink:type="simple" xlink:href="https://armyinform.com.ua/wp-content/uploads/2023/07/358057369_620100370303045_1075486394902045699_n.jpg" text:style-name="Internet_20_link" text:visited-style-name="Visited_20_Internet_20_Link">
!(Images/AРМІЯINFORM/2023-07-09T94-00-00-04-00/358057369_620100370303045_1075486394902045699_n-150x150.jpg)</text:a>
</text:p>
      <text:p text:style-name="P4">
<text:a xlink:type="simple" xlink:href="https://armyinform.com.ua/wp-content/uploads/2023/07/358058999_620100346969714_4177217951860310206_n.jpg" text:style-name="Internet_20_link" text:visited-style-name="Visited_20_Internet_20_Link">
<draw:frame draw:style-name="fr1" draw:name="Image307" text:anchor-type="as-char" svg:width="6.9236in" svg:height="6.9236in" draw:z-index="0">
<draw:image xlink:href="../Images/AРМІЯINFORM/2023-07-09T94-00-00-04-00/358058999_620100346969714_4177217951860310206_n-150x150.jpg" xlink:type="simple" xlink:show="embed" xlink:actuate="onLoad" draw:mime-type="image/jpeg"/>
</draw:frame>
</text:a>
</text:p>
      <text:p text:style-name="P4">
<text:a xlink:type="simple" xlink:href="https://armyinform.com.ua/wp-content/uploads/2023/07/358049403_620100310303051_8392866241567950651_n.jpg" text:style-name="Internet_20_link" text:visited-style-name="Visited_20_Internet_20_Link">
<draw:frame draw:style-name="fr1" draw:name="Image308" text:anchor-type="as-char" svg:width="6.9236in" svg:height="6.9236in" draw:z-index="0">
<draw:image xlink:href="../Images/AРМІЯINFORM/2023-07-09T94-00-00-04-00/358049403_620100310303051_8392866241567950651_n-150x150.jpg" xlink:type="simple" xlink:show="embed" xlink:actuate="onLoad" draw:mime-type="image/jpeg"/>
</draw:frame>
</text:a>
</text:p>
      <text:p text:style-name="P4">
<text:a xlink:type="simple" xlink:href="https://armyinform.com.ua/wp-content/uploads/2023/07/358076577_620100286969720_3482575627752620577_n.jpg" text:style-name="Internet_20_link" text:visited-style-name="Visited_20_Internet_20_Link">
<draw:frame draw:style-name="fr1" draw:name="Image309" text:anchor-type="as-char" svg:width="6.9236in" svg:height="6.9236in" draw:z-index="0">
<draw:image xlink:href="../Images/AРМІЯINFORM/2023-07-09T94-00-00-04-00/358076577_620100286969720_3482575627752620577_n-150x150.jpg" xlink:type="simple" xlink:show="embed" xlink:actuate="onLoad" draw:mime-type="image/jpeg"/>
</draw:frame>
</text:a>
</text:p>
      <text:p text:style-name="P4">
<text:a xlink:type="simple" xlink:href="https://armyinform.com.ua/wp-content/uploads/2023/07/358049433_620100246969724_6901184928022034375_n.jpg" text:style-name="Internet_20_link" text:visited-style-name="Visited_20_Internet_20_Link">
<draw:frame draw:style-name="fr1" draw:name="Image310" text:anchor-type="as-char" svg:width="6.9236in" svg:height="6.9236in" draw:z-index="0">
<draw:image xlink:href="../Images/AРМІЯINFORM/2023-07-09T94-00-00-04-00/358049433_620100246969724_6901184928022034375_n-150x150.jpg" xlink:type="simple" xlink:show="embed" xlink:actuate="onLoad" draw:mime-type="image/jpeg"/>
</draw:frame>
</text:a>
</text:p>
      <text:p text:style-name="P4">
<text:a xlink:type="simple" xlink:href="https://armyinform.com.ua/wp-content/uploads/2023/07/358076958_620100226969726_6163556297280238073_n.jpg" text:style-name="Internet_20_link" text:visited-style-name="Visited_20_Internet_20_Link">
<draw:frame draw:style-name="fr1" draw:name="Image311" text:anchor-type="as-char" svg:width="6.9236in" svg:height="6.9236in" draw:z-index="0">
<draw:image xlink:href="../Images/AРМІЯINFORM/2023-07-09T94-00-00-04-00/358076958_620100226969726_6163556297280238073_n-150x150.jpg" xlink:type="simple" xlink:show="embed" xlink:actuate="onLoad" draw:mime-type="image/jpeg"/>
</draw:frame>
</text:a>
</text:p>
      <text:p text:style-name="P4">
<text:a xlink:type="simple" xlink:href="https://armyinform.com.ua/wp-content/uploads/2023/07/358045935_620100196969729_8142691008059556172_n.jpg" text:style-name="Internet_20_link" text:visited-style-name="Visited_20_Internet_20_Link">
<draw:frame draw:style-name="fr1" draw:name="Image312" text:anchor-type="as-char" svg:width="6.9236in" svg:height="6.9236in" draw:z-index="0">
<draw:image xlink:href="../Images/AРМІЯINFORM/2023-07-09T94-00-00-04-00/358045935_620100196969729_8142691008059556172_n-150x150.jpg" xlink:type="simple" xlink:show="embed" xlink:actuate="onLoad" draw:mime-type="image/jpeg"/>
</draw:frame>
</text:a>
</text:p>
      <text:p text:style-name="P4">
News Source: <text:a xlink:type="simple" xlink:href="https://armyinform.com.ua/2023/07/09/oblychchya-nashyh-peremozhcziv-budut-same-taki-genshtab-pokazav-foto-muzhnih-voyiniv-zsu/" text:style-name="Internet_20_link" text:visited-style-name="Visited_20_Internet_20_Link">
https://armyinform.com.ua/2023/07/09/oblychchya-nashyh-peremozhcziv-budut-same-taki-genshtab-pokazav-foto-muzhnih-voyiniv-zsu/</text:a>
</text:p>
      <!--NEWS-->
      <text:h text:style-name="P10" text:outline-level="1">
<text:span text:style-name="T4">
27 combat clashes took place in Donetsk region</text:span>
</text:h>
      <text:p text:style-name="P4">
Author: ['АРМІЯINFORM']</text:p>
      <text:p text:style-name="P4">
Time: 2023-07-09T95:00:00-04:00</text:p>
      <text:p text:style-name="P4">
Description: About Tse at Facebook, the General Staff of the ZSU. Opponent ZoServzhu, the war with Ukraine 2022, the war with Ukraine is the latest news today, the news war with Ukraine 2022 last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4/artylerysty.jpg" text:style-name="Internet_20_link" text:visited-style-name="Visited_20_Internet_20_Link">
artylerysty.jpg</text:a>
']</text:p>
      <text:p text:style-name="P4">
Tags: ['STOPRUSSIA', 'АГРЕСІЯ РФ']</text:p>
      <text:p text:style-name="P4">
Category: News</text:p>
      <!--METADATA-->
      <text:p text:style-name="P4">
<draw:frame draw:style-name="fr1" draw:name="Image313" text:anchor-type="as-char" svg:width="6.9236in" svg:height="4.615733in" draw:z-index="0">
<draw:image xlink:href="../Images/AРМІЯINFORM/2023-07-09T95-00-00-04-00/artylerysty.jpg" xlink:type="simple" xlink:show="embed" xlink:actuate="onLoad" draw:mime-type="image/jpeg"/>
</draw:frame>
Illustrative Photo <text:span text:style-name="T4">
 🔥 Situation on Russian invasion </text:span>
</text:p>
      <text:p text:style-name="P4">
About it on Facebook <text:a xlink:type="simple" xlink:href="https://www.facebook.com/GeneralStaff.ua/posts/pfbid02Ce6mAxjRkr2Yy6dT1u2E9Dv2t3LPvk4jACYLW1gRhZti3kPRxKup5FiwVSqVtWs8l" text:style-name="Internet_20_link" text:visited-style-name="Visited_20_Internet_20_Link">
reports</text:a>
The General Staff of the Armed Forces.</text:p>
      <text:p text:style-name="P4">
The enemy concentrates major efforts on Liman, Bakhmut, Avdi and Mariinsky directions, and heavy fights are ongoing. There were 27 combat clashes during the acquisition.</text:p>
      <text:p text:style-name="P4">
News Source: <text:a xlink:type="simple" xlink:href="https://armyinform.com.ua/2023/07/09/na-donechchyni-vidbulos-27-bojovyh-zitknen/" text:style-name="Internet_20_link" text:visited-style-name="Visited_20_Internet_20_Link">
https://armyinform.com.ua/2023/07/09/na-donechchyni-vidbulos-27-bojovyh-zitknen/</text:a>
</text:p>
      <!--NEWS-->
      <text:h text:style-name="P10" text:outline-level="1">
<text:span text:style-name="T4">
As our defenders conquered another position</text:span>
</text:h>
      <text:p text:style-name="P4">
Author: ['АРМІЯINFORM']</text:p>
      <text:p text:style-name="P4">
Time: 2023-07-09T96:00:00-04:00</text:p>
      <text:p text:style-name="P4">
Description: Video about the Church of the Sukhoputni ZS Ukrainian Rosemiy on their Storizi at Facebook: ... War with Ukraine 2022, war with Ukraine latest news today, news War with Ukraine 2022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p>
      <text:p text:style-name="P4">
Tags: ['STOPRUSSIA', 'АГРЕСІЯ РФ']</text:p>
      <text:p text:style-name="P4">
Category: News</text:p>
      <!--METADATA-->
      <text:p text:style-name="P4">
Video About this Land Forces of the Armed Forces of Ukraine <text:a xlink:type="simple" xlink:href="https://www.facebook.com/watch/" text:style-name="Internet_20_link" text:visited-style-name="Visited_20_Internet_20_Link">
placed</text:a>
On your Facebook page:</text:p>
      <text:p text:style-name="P4">
“The counter -offensive in the execution of the Yakov Gandziuk brigade.</text:p>
      <text:p text:style-name="P4">
Another conquered position.</text:p>
      <text:p text:style-name="P4">
Several hundred meters of liberated Ukrainian land ... ”.</text:p>
      <text:p text:style-name="P4">
News Source: <text:a xlink:type="simple" xlink:href="https://armyinform.com.ua/2023/07/09/suhoputni-vijska-pokazaly-yak-nashi-zahysnyky-vidvoyuvaly-shhe-odnu-pozycziyu/" text:style-name="Internet_20_link" text:visited-style-name="Visited_20_Internet_20_Link">
https://armyinform.com.ua/2023/07/09/suhoputni-vijska-pokazaly-yak-nashi-zahysnyky-vidvoyuvaly-shhe-odnu-pozycziyu/</text:a>
</text:p>
      <!--NEWS-->
      <text:h text:style-name="P10" text:outline-level="1">
<text:span text:style-name="T4">
The Navy told what their artillerymen dreamed of</text:span>
</text:h>
      <text:p text:style-name="P4">
Author: ['АРМІЯINFORM']</text:p>
      <text:p text:style-name="P4">
Time: 2023-07-09T97:00:00-04:00</text:p>
      <text:p text:style-name="P4">
Description: Video about Tse Rozniyi on Facebook-Storinzi Navy ZS Ukrainian: “About the ShO MRIIT ... War with Ukraine 2022, War with Ukraine Latest News today, News War with Ukraine 2022 Last for today, will there be a war between Ukraine and Russia and when, when, when, when, when, when, when, when, when, when, when The war with Ukraine in 2022 will be or not, will there be a war with Ukraine in the near future, the war with Ukraine, Ukraine’s news today, Ukrainian news in Ukrainian media in Russian</text:p>
      <text:p text:style-name="P4">
Images: []</text:p>
      <text:p text:style-name="P4">
Tags: ['STOPRUSSIA', 'АГРЕСІЯ РФ', 'ВМС ЗС УКРАЇНИ']</text:p>
      <text:p text:style-name="P4">
Category: News</text:p>
      <!--METADATA-->
      <text:p text:style-name="P4">
Video about it <text:a xlink:type="simple" xlink:href="https://www.facebook.com/watch/" text:style-name="Internet_20_link" text:visited-style-name="Visited_20_Internet_20_Link">
placed</text:a>
On the Facebook page of the Navy of the Armed Forces of Ukraine:</text:p>
      <text:p text:style-name="P4">
“What do artillerymen dream of? Why did I decide to become an artilleryman? What are the emotions of the first hits and many other questions in an interview with M777.</text:p>
      <text:p text:style-name="P4">
We work on, to full victory!Glory to Ukraine!".</text:p>
      <text:p text:style-name="P4">
News Source: <text:a xlink:type="simple" xlink:href="https://armyinform.com.ua/2023/07/09/u-vms-rozpovily-pro-shho-mriyut-yihni-artylerysty/" text:style-name="Internet_20_link" text:visited-style-name="Visited_20_Internet_20_Link">
https://armyinform.com.ua/2023/07/09/u-vms-rozpovily-pro-shho-mriyut-yihni-artylerysty/</text:a>
</text:p>
      <!--NEWS-->
      <text:h text:style-name="P10" text:outline-level="1">
<text:span text:style-name="T4">
The public campaign is ongoing to renam one of the streets in honor of the Chibbieev brothers</text:span>
</text:h>
      <text:p text:style-name="P4">
Author: ['АРМІЯINFORM']</text:p>
      <text:p text:style-name="P4">
Time: 2023-07-09T98:00:00-04:00</text:p>
      <text:p text:style-name="P4">
Description: About the Golovna Golovna, the management of the Rosvіki of the Minіtniy defense of Ukraine: “3 ... war with Ukraine 2022, the war with Ukraine Latest news today, News War with Ukraine 2022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p>
      <text:p text:style-name="P4">
Tags: ['STOPRUSSIA', 'АГРЕСІЯ РФ']</text:p>
      <text:p text:style-name="P4">
Category: News</text:p>
      <!--METADATA-->
      <text:p text:style-name="P4">
About it <text:a xlink:type="simple" xlink:href="https://www.facebook.com/DefenceIntelligenceofUkraine/videos/301894368943052/" text:style-name="Internet_20_link" text:visited-style-name="Visited_20_Internet_20_Link">
reports</text:a>
Main Directorate of Intelligence of the Ministry of Defense of Ukraine:</text:p>
      <text:p text:style-name="P4">
“On March 3, 2022, on the day of his 34th anniversary, Valery Chibinev, Hero of Ukraine, Officer of the GUR of the Mou of Ukraine, who commanded a group of snipers, died in the battle of rinsing near Gostomel.</text:p>
      <text:p text:style-name="P4">
He did not have time to see his only child, because he learned that he would become his father, the back of his death.</text:p>
      <text:p text:style-name="P4">
"He read in the evening, and only had time to answer -" cool "," the wife of the intelligence officer told the TSN.</text:p>
      <text:p text:style-name="P4">
On July 7, 2023, Martha, the daughter of Hero of Ukraine, were baptized. He is now being friendly for one of the streets of the capital to be renamed in honor of the Chibbieev brothers.</text:p>
      <text:p text:style-name="P4">
Martha, when he learns to walk, be sure to go to this street, his mother promises.</text:p>
      <text:p text:style-name="P4">
"My duty is to know who her dad is well," the girl's mother says.</text:p>
      <text:p text:style-name="P4">
For the sake of honoring the memory of the Hero of Ukraine, the brave military reconnaissance avaler, and his dealer Roman Chibbiev, who both went in the war with Russian invaders, a public campaign for one of the streets in honor of the brothers of Chibyev continues in Kiev.</text:p>
      <text:p text:style-name="P4">
It is possible to support the initiative to renam the street through the application "Kyivcifrov" in the service section "Electronic democracy"/"Survey", having previously installed the application on your smartphone.</text:p>
      <text:p text:style-name="P4">
&lt;https://kyiv.digital/start&gt;
</text:p>
      <text:p text:style-name="P4">
News Source: <text:a xlink:type="simple" xlink:href="https://armyinform.com.ua/2023/07/09/tryvaye-publichna-kampaniya-shhodo-perejmenuvannya-odniyeyi-z-vulycz-na-chest-brativ-chybinyeyevyh/" text:style-name="Internet_20_link" text:visited-style-name="Visited_20_Internet_20_Link">
https://armyinform.com.ua/2023/07/09/tryvaye-publichna-kampaniya-shhodo-perejmenuvannya-odniyeyi-z-vulycz-na-chest-brativ-chybinyeyevyh/</text:a>
</text:p>
      <!--NEWS-->
      <text:h text:style-name="P10" text:outline-level="1">
<text:span text:style-name="T4">
In OK "South", infantry training continues</text:span>
</text:h>
      <text:p text:style-name="P4">
Author: ['АРМІЯINFORM']</text:p>
      <text:p text:style-name="P4">
Time: 2023-07-09T99:00:00-04:00</text:p>
      <text:p text:style-name="P4">
Description: Video about the operational command of the Pivdeni commanded at the Storinzi at ... War with Ukraine 2022, the war with Ukraine is the latest news today, News War with Ukraine 2022 Last for today, will there be a war between Ukraine and Russia and when, the war with In 2022, Ukraine will be or not, will there be a war with Ukraine in the near future, they say, the war with Ukraine, Ukraine’s news today, Ukrainian news in Ukrainian media in Russian</text:p>
      <text:p text:style-name="P4">
Images: []</text:p>
      <text:p text:style-name="P4">
Tags: ['STOPRUSSIA', 'АГРЕСІЯ РФ']</text:p>
      <text:p text:style-name="P4">
Category: News</text:p>
      <!--METADATA-->
      <text:p text:style-name="P4">
Video about this operational command "South" <text:a xlink:type="simple" xlink:href="https://www.facebook.com/watch/" text:style-name="Internet_20_link" text:visited-style-name="Visited_20_Internet_20_Link">
showed</text:a>
In your Facebook shrine:</text:p>
      <text:p text:style-name="P4">
"Warriors of a separate mechanized brigade confirm that the victory in the modern wars is a collection of courage, endurance, wisdom, strategy, willpower of the will of Ividwaga."</text:p>
      <text:p text:style-name="P4">
News Source: <text:a xlink:type="simple" xlink:href="https://armyinform.com.ua/2023/07/09/v-ok-pivden-tryvaye-pidgotovka-pihotyncziv/" text:style-name="Internet_20_link" text:visited-style-name="Visited_20_Internet_20_Link">
https://armyinform.com.ua/2023/07/09/v-ok-pivden-tryvaye-pidgotovka-pihotyncziv/</text:a>
</text:p>
      <!--NEWS-->
      <text:h text:style-name="P10" text:outline-level="1">
<text:span text:style-name="T4">
NATO states in front of the summit hurry to agree on the format of security guarantees for Ukraine - Politico</text:span>
</text:h>
      <text:p text:style-name="P4">
Authors: Ukrinform (Person)</text:p>
      <text:p text:style-name="P4">
Publisher: Укринформ (Organization)</text:p>
      <text:p text:style-name="P4">
Published Time: 2023-07-09T9:09:00+03:00</text:p>
      <text:p text:style-name="P4">
Modified Time: 2023-07-09T23:09:00+03:00</text:p>
      <text:p text:style-name="P4">
Description: The United States, the United Kingdom, France and Germany at the NATO summit intend to present the format of security guarantees to Ukraine that other countries may join. - Ukrinform.</text:p>
      <text:p text:style-name="P4">
Images: ['<text:a xlink:type="simple" xlink:href="https://static.ukrinform.com/photos/2023_07/thumb_files/630_360_1688597640-973.jpg" text:style-name="Internet_20_link" text:visited-style-name="Visited_20_Internet_20_Link">
630_360_16885...</text:a>
']</text:p>
      <text:p text:style-name="P4">
Tags: ['НАТО', 'Саміт НАТО', 'Війна з Росією', 'Гарантії безпеки']</text:p>
      <text:p text:style-name="P4">
Type: Article</text:p>
      <!--METADATA-->
      <text:p text:style-name="P4">
<draw:frame draw:style-name="fr1" draw:name="Image314" text:anchor-type="as-char" svg:width="6.9236in" svg:height="3.956343in" draw:z-index="0">
<draw:image xlink:href="../Images/yкринформ/2023-07-09T9-09-00-03-00/630_360_1688597640-973.jpg" xlink:type="simple" xlink:show="embed" xlink:actuate="onLoad" draw:mime-type="image/jpeg"/>
</draw:frame>
The United States, the United Kingdom, France and Germany at the NATO summit this week have to intention to represent the security guarantees of Ukraine, which can be attached to othericraines.</text:p>
      <text:p text:style-name="P4">
As Ukrinform reports, it reports <text:a xlink:type="simple" xlink:href="https://www.politico.eu/article/western-powers-nato-security-pledges-ukraine-putin-russia-war/" text:style-name="Internet_20_link" text:visited-style-name="Visited_20_Internet_20_Link">
Politico</text:a>
With reference to your own sources.</text:p>
      <text:p text:style-name="P4">
It is noted that the Allied Group is active in negotiations to complete the moment before the summit to complete the work on the corresponding declaration.</text:p>
      <text:p text:style-name="P4">
Four countries have been discussing this issue with Kiev for several weeks, and have been consulting with other NATO, EU and G7 allies.</text:p>
      <text:p text:style-name="P4">
<text:span text:style-name="T4">
 Read also: </text:span>
 <text:span text:style-name="T4">
 <text:a xlink:type="simple" xlink:href="https://www.ukrinform.ua/rubric-polytics/3733587-kuleba-pogovoriv-z-blinkenom-pracuemo-sob-risenna-samitu-nato-buli-vigrasnimi-dla-vsih.html" text:style-name="Internet_20_link" text:visited-style-name="Visited_20_Internet_20_Link">
Kuleba spoke with Blinken: We work to make NATO's solutions winning for all</text:a>
</text:span>
</text:p>
      <text:p text:style-name="P4">
The idea of guarantees is to create "umbrellas" with the participation of countries, to give Ukraine constant military assistance.</text:p>
      <text:p text:style-name="P4">
Many allies within the Alliance generally agree that Ukraine can join NATO only after the war.</text:p>
      <text:p text:style-name="P4">
<text:span text:style-name="T4">
 Read also: </text:span>
 <text:span text:style-name="T4">
 <text:a xlink:type="simple" xlink:href="https://www.ukrinform.ua/rubric-polytics/3733583-maemo-proklasti-slah-dla-ukraini-sob-vona-pretenduvala-na-clenstvo-v-nato-bajden.html" text:style-name="Internet_20_link" text:visited-style-name="Visited_20_Internet_20_Link">
we have to pave the way for Ukraine so that it is applicable to NATO - Biden</text:a>
</text:span>
</text:p>
      <text:p text:style-name="P4">
Therefore, the largest bloc states are working on developing intermediate safety obligations that each of them can provide Ukraine at this time.</text:p>
      <text:p text:style-name="P4">
At the same time, countries on the eastern flank insist on providing Ukraine as soon as possible in the Alliance, even if hostilities continue.</text:p>
      <text:p text:style-name="P4">
According to officials in Berlin, Paris, London and Brussels, who are anonymous conditions, the Western states aim to present the format of this "umbrella" at the summit that begins on Tuesday in Vilnius.</text:p>
      <text:p text:style-name="P4">
<text:span text:style-name="T4">
 Read also: </text:span>
 <text:span text:style-name="T4">
 <text:a xlink:type="simple" xlink:href="https://www.ukrinform.ua/rubric-polytics/3733266-portugalia-stala-23-krainou-aka-pidtrimala-clenstvo-ukraini-v-nato-op.html" text:style-name="Internet_20_link" text:visited-style-name="Visited_20_Internet_20_Link">
Portugal became 23 countries that supported Ukraine's membership in NATO - OP</text:a>
 </text:span>
</text:p>
      <text:p text:style-name="P4">
"In fact, it is a guarantee that we will still equip Ukrainian forces for a very long time, finance them, consult and train them in order for them to be able to restrain any future aggression," said NATO diplomat.</text:p>
      <text:p text:style-name="P4">
He noted that every interested country will have to define its obligations with Ukraine. "And it can be anything-recycle defense to the tanks and anything," he added.</text:p>
      <text:p text:style-name="P4">
<text:span text:style-name="T4">
 Read also: </text:span>
 <text:span text:style-name="T4">
 <text:a xlink:type="simple" xlink:href="https://www.ukrinform.ua/rubric-polytics/3732999-ukraina-zaslugovue-na-clenstvo-v-nato-erdogan.html" text:style-name="Internet_20_link" text:visited-style-name="Visited_20_Internet_20_Link">
Erdogan: Ukraine deserves NATO membership</text:a>
</text:span>
</text:p>
      <text:p text:style-name="P4">
According to NATO Stoltenberg Secretary General, the summit will be agreed by the plans for Ukrainian defense, which will envisage "many years of programming assistance to ensure full operational compatibility between Ukrainian Armed forces and NATO."</text:p>
      <text:p text:style-name="P4">
It should also be announced to create a new cooperation format Ukraine - <text:span text:style-name="T4">
 <text:a xlink:type="simple" xlink:href="https://www.ukrinform.ua/tag-nato" text:style-name="Internet_20_link" text:visited-style-name="Visited_20_Internet_20_Link">
NATO</text:a>
</text:span>
, which will open both a space for work on "practical joint activity", said Stoltenberg.</text:p>
      <text:p text:style-name="P4">
We will remind: already 23 countries have signed a joint statement with Ukraine to support NATO. Ukraine has already been supported by Bulgaria, Belgium, Denmark, Estonia, Italy, Iceland, Spain, Canada, Latvia, Lithuania, the Netherlands, Germany, Norway, Poland, Portugal, Romania, Slovakia, Slovenia, Finland, France, Chernochi, Chernochi.</text:p>
      <text:p text:style-name="P4">
News Source: <text:a xlink:type="simple" xlink:href="https://www.ukrinform.ua/rubric-ato/3733618-derzavi-nato-pered-samitom-pospisaut-uzgoditi-format-garantij-bezpeki-dla-ukraini-politico.html" text:style-name="Internet_20_link" text:visited-style-name="Visited_20_Internet_20_Link">
https://www.ukrinform.ua/rubric-ato/3733618-derzavi-nato-pered-samitom-pospisaut-uzgoditi-format-garantij-bezpeki-dla-ukraini-politico.html</text:a>
</text:p>
      <!--NEWS-->
      <text:h text:style-name="P10" text:outline-level="1">
<text:span text:style-name="T4">
The invaders prohibit the inhabitants of that to communicate from the territory controlled by Ukraine</text:span>
</text:h>
      <text:p text:style-name="P4">
Authors: Ukrinform (Person)</text:p>
      <text:p text:style-name="P4">
Publisher: Укринформ (Organization)</text:p>
      <text:p text:style-name="P4">
Published Time: 2023-07-10T-2:27:00+03:00</text:p>
      <text:p text:style-name="P4">
Modified Time: 2023-07-10T01:27:00+03:00</text:p>
      <text:p text:style-name="P4">
Description: Russian invaders try to informationally isolate temporarily captured territories and prohibit local communication with residents of the territory controlled by Ukraine. - Ukrinform.</text:p>
      <text:p text:style-name="P4">
Images: ['<text:a xlink:type="simple" xlink:href="https://static.ukrinform.com/photos/2023_05/thumb_files/630_360_1685215442-290.jpg" text:style-name="Internet_20_link" text:visited-style-name="Visited_20_Internet_20_Link">
630_360_16852...</text:a>
']</text:p>
      <text:p text:style-name="P4">
Tags: ['Луганщина', 'Окупація', 'Агресія РФ', 'Війна з Росією']</text:p>
      <text:p text:style-name="P4">
Type: Article</text:p>
      <!--METADATA-->
      <text:p text:style-name="P4">
<draw:frame draw:style-name="fr1" draw:name="Image315" text:anchor-type="as-char" svg:width="6.9236in" svg:height="3.956343in" draw:z-index="0">
<draw:image xlink:href="../Images/yкринформ/2023-07-10T-2-27-00-03-00/630_360_1685215442-290.jpg" xlink:type="simple" xlink:show="embed" xlink:actuate="onLoad" draw:mime-type="image/jpeg"/>
</draw:frame>
Russian -enchantments try to informationally isolate temporarily captured territories and communicate local communications with residents of the territory controlled by Ukraine.</text:p>
      <text:p text:style-name="P4">
As Ukrinform reports, <text:a xlink:type="simple" xlink:href="https://sprotyv.mod.gov.ua/rosiyany-zaboronyayut-meshkantsyam-tot-spilkuvatys-z-zhytelyamy-vilnoyi-ukrayiny/" text:style-name="Internet_20_link" text:visited-style-name="Visited_20_Internet_20_Link">
reports</text:a>
Center for National Resistance.</text:p>
      <text:p text:style-name="P4">
"In particular, in the Luhansk region, in order to combat the leakage of information about the location of the enemy, the occupation administration threatens the consequences of all those who speak in the territory controlled by Ukraine," - said.</text:p>
      <text:p text:style-name="P4">
<text:span text:style-name="T4">
 Read also: </text:span>
 <text:span text:style-name="T4">
 <text:a xlink:type="simple" xlink:href="https://www.ukrinform.ua/rubric-regions/3733114-cerez-melitopol-zagarbniki-perekidaut-vijskovu-tehniku.html" text:style-name="Internet_20_link" text:visited-style-name="Visited_20_Internet_20_Link">
through Melitopol, invaders throw military equipment</text:a>
</text:span>
</text:p>
      <text:p text:style-name="P4">
Thus, the CNS is noted in the CNS, after a series of successful rocket strokes on the accumulation in the settlements of the Luhansk region, the occupiers intensified the check of the telephones of local residents under the pretext of finding informants.</text:p>
      <text:p text:style-name="P4">
At the same time, the center of national resistance reminds that the residents of the Tot can report the location of the enemy by <text:span text:style-name="T4">
 <text:a xlink:type="simple" xlink:href="https://t.me/sprotyv_official_bot" text:style-name="Internet_20_link" text:visited-style-name="Visited_20_Internet_20_Link">
link</text:a>
</text:span>
.</text:p>
      <text:p text:style-name="P4">
<text:span text:style-name="T4">
 Read also: </text:span>
 <text:span text:style-name="T4">
 <text:a xlink:type="simple" xlink:href="https://www.ukrinform.ua/rubric-regions/3733377-na-lugansini-rosiani-poluut-na-avtivki-z-ukrainskimi-nomerami.html" text:style-name="Internet_20_link" text:visited-style-name="Visited_20_Internet_20_Link">
in Luhansk region Russians hunt for cars with Ukrainian numbers</text:a>
</text:span>
</text:p>
      <text:p text:style-name="P4">
As it was reported, the occupying administration of temporarily captured territories will promise money for _ <text:a xlink:type="simple" xlink:href="https://sprotyv.mod.gov.ua/okupanty-obitsyayut-groshi-za-otrymannya-pasporta-rf/" text:style-name="Internet_20_link" text:visited-style-name="Visited_20_Internet_20_Link">
receiving passports of the Russian Federation</text:a>
_</text:p>
      <text:p text:style-name="P4">
In particular, for receiving Russian passports 14-year-old teenagers, the enemy of the promised parents of "mother capital". In this way, the enemy hopes to fulfill the "Passporting Plan" of the region.</text:p>
      <text:p text:style-name="P4">
<text:span text:style-name="T4">
 Read also: </text:span>
 <text:span text:style-name="T4">
 [invaders have developed a "evacuation plan" plan from Mariupol - the center(https://www.ukrinform.ua/rubric-regions/3732773-zagarbniki-rozrobili-plan-evakuacii-z-mariupola-centr-nacsprotivu.html)</text:span>
</text:p>
      <text:p text:style-name="P4">
The invaders also resort to the abduction of people and to torture them for refusing a Russian passport. In particular, such cases are recorded in Energodar(Zaporizhzhia region).</text:p>
      <text:p text:style-name="P4">
News Source: <text:a xlink:type="simple" xlink:href="https://www.ukrinform.ua/rubric-ato/3733630-zagarbniki-zaboronaut-meskancam-tot-spilkuvatis-z-pidkontrolnoi-ukraini-teritorii.html" text:style-name="Internet_20_link" text:visited-style-name="Visited_20_Internet_20_Link">
https://www.ukrinform.ua/rubric-ato/3733630-zagarbniki-zaboronaut-meskancam-tot-spilkuvatis-z-pidkontrolnoi-ukraini-teritorii.html</text:a>
</text:p>
      <!--NEWS-->
      <text:h text:style-name="P10" text:outline-level="1">
<text:span text:style-name="T4">
Germany is preparing to block Ukraine's application for NATO membership</text:span>
</text:h>
      <text:p text:style-name="P4">
Authors: Ukrinform (Person)</text:p>
      <text:p text:style-name="P4">
Publisher: Укринформ (Organization)</text:p>
      <text:p text:style-name="P4">
Published Time: 2023-07-10T-3:13:00+03:00</text:p>
      <text:p text:style-name="P4">
Modified Time: 2023-07-10T01:13:00+03:00</text:p>
      <text:p text:style-name="P4">
Description: Germany is going to insist on the delay in Ukraine's accession to the Alliance because of fears that this step can lead to war with Russia. - Ukrinform.</text:p>
      <text:p text:style-name="P4">
Images: ['<text:a xlink:type="simple" xlink:href="https://static.ukrinform.com/photos/2023_07/thumb_files/630_360_1688595029-316.jpg" text:style-name="Internet_20_link" text:visited-style-name="Visited_20_Internet_20_Link">
630_360_16885...</text:a>
']</text:p>
      <text:p text:style-name="P4">
Tags: ['НАТО', 'Німеччина', 'Україна', 'Війна з Росією']</text:p>
      <text:p text:style-name="P4">
Type: Article</text:p>
      <!--METADATA-->
      <text:p text:style-name="P4">
<draw:frame draw:style-name="fr1" draw:name="Image316" text:anchor-type="as-char" svg:width="6.9236in" svg:height="3.956343in" draw:z-index="0">
<draw:image xlink:href="../Images/yкринформ/2023-07-10T-3-13-00-03-00/630_360_1688595029-316.jpg" xlink:type="simple" xlink:show="embed" xlink:actuate="onLoad" draw:mime-type="image/jpeg"/>
</draw:frame>
Germany is to insist on the delay of Ukraine's accession to the Alliance because of the proclamation that this step can lead to war with Russia.</text:p>
      <text:p text:style-name="P4">
This is the edition <text:a xlink:type="simple" xlink:href="https://www.telegraph.co.uk/world-news/2023/07/08/ukraine-nato-bid-block-germany-fears-putin/" text:style-name="Internet_20_link" text:visited-style-name="Visited_20_Internet_20_Link">
The Telegraph</text:a>
With reference NATOVERL to NATO, reports Ukrinform.</text:p>
      <text:p text:style-name="P4">
Like, Berlin will use the NATO Summit in Vilnius to urge others to stand on safety guarantees, not on membership proposals to help Ukraine protect itself without entering the Alliance.</text:p>
      <text:p text:style-name="P4">
“Berlin is restrained in the prospect of immediate membership. He needs a process and time to develop guarantees by actually blocking membership. Berlin wants to see Vladimir Putin potentially tested article 5, ”the source reported.</text:p>
      <text:p text:style-name="P4">
<text:span text:style-name="T4">
 Read also: </text:span>
 <text:span text:style-name="T4">
 <text:a xlink:type="simple" xlink:href="https://www.ukrinform.ua/rubric-polytics/3671762-garantii-bezpeki-z-boku-nato-duda-nazvav-najvazlivisu-temu-u-konteksti-ukraini.html" text:style-name="Internet_20_link" text:visited-style-name="Visited_20_Internet_20_Link">
NATO security guarantees: Duda named the most important in the context of Ukraine</text:a>
</text:span>
</text:p>
      <text:p text:style-name="P4">
The concern of Germany seems to be shared by US President Joe Biden, who was wanting to avoid the situation when "we are all in the war, we are in the war with Russia." It will take some time ”and his national security adviser Jake Sullivan said:“ We will not start the Third World War. Ukraine will not join NATO after this summit. "</text:p>
      <text:p text:style-name="P4">
President of Ukraine Volodymyr Zelensky gradually launched his campaign to connect the state to NATO, writes the author. The leader of the warring state called on the 31 NATO member member to take specific steps on Ukraine's membership so that his country could quickly join the Transatlantic Alliance after the war.</text:p>
      <text:p text:style-name="P4">
Germany and the United States have privately warned that this step could be a transformative conflict into an active war between NATO and Russia.</text:p>
      <text:p text:style-name="P4">
<text:span text:style-name="T4">
 Read also: </text:span>
 <text:span text:style-name="T4">
 <text:a xlink:type="simple" xlink:href="https://www.ukrinform.ua/rubric-polytics/3733583-maemo-proklasti-slah-dla-ukraini-sob-vona-pretenduvala-na-clenstvo-v-nato-bajden.html" text:style-name="Internet_20_link" text:visited-style-name="Visited_20_Internet_20_Link">
we have to pave the way for Ukraine so that it is applicable to NATO - Biden</text:a>
</text:span>
</text:p>
      <text:p text:style-name="P4">
Putin has often stated that NATO's expansion to Russian borders has been a key factor in its decision to rescue Ukraine in the last two decades.However, the leaders of the Eastern European countries claim that Ukraine to follow the road card of entry at the summit on July 11-12.</text:p>
      <text:p text:style-name="P4">
<text:span text:style-name="T4">
 Read also: </text:span>
 <text:span text:style-name="T4">
 <text:a xlink:type="simple" xlink:href="https://www.ukrinform.ua/rubric-polytics/3732853-gensek-nato-ukraina-na-moment-zaversenna-vijni-mae-otrimati-zapobizniki-vid-povtorenna-ataki-rf.html" text:style-name="Internet_20_link" text:visited-style-name="Visited_20_Internet_20_Link">
NATO Secretary General: Ukraine At the time of the war, it is to hold fuses from repeating the attack of the Russian Federation</text:a>
</text:span>
</text:p>
      <text:p text:style-name="P4">
President Zelensky stated that he would not only come with a summit if there are specific bonds of partners.</text:p>
      <text:p text:style-name="P4">
According to him, the statements signed by NATO in Bucharest in 2008, which said that the "door was open" to Kiev is not enough.</text:p>
      <text:p text:style-name="P4">
Jens Stoltenberg, NATO Secretary -General, has already excluded the official invitation of Pivit, since the unanimous consent of the 31 member is required to expand the Alliance. Currently, only 23 countries have signed a statement with Ukraine jointly support the Alliance.</text:p>
      <text:p text:style-name="P4">
<text:span text:style-name="T4">
 Read also: </text:span>
 <text:span text:style-name="T4">
 <text:a xlink:type="simple" xlink:href="https://www.ukrinform.ua/rubric-ato/3733618-derzavi-nato-pered-samitom-pospisaut-uzgoditi-format-garantij-bezpeki-dla-ukraini-politico.html" text:style-name="Internet_20_link" text:visited-style-name="Visited_20_Internet_20_Link">
NATO States in front of the summit rush to reconcile security formatgarant for Ukraine - Politico</text:a>
</text:span>
</text:p>
      <text:p text:style-name="P4">
Recall that Article 5 of the Agreement of the North Atlantic Union stipulates that the attack of one NATO participant is an attack on all its members and evokes the answer to the Union Member States. Decision on the application of Article 5 <text:span text:style-name="T4">
 <text:a xlink:type="simple" xlink:href="https://www.ukrinform.ua/tag-nato" text:style-name="Internet_20_link" text:visited-style-name="Visited_20_Internet_20_Link">
NATO</text:a>
</text:span>
 It is approved after consultation with the blockage of the block.</text:p>
      <text:p text:style-name="P4">
News Source: <text:a xlink:type="simple" xlink:href="https://www.ukrinform.ua/rubric-polytics/3733629-nimeccina-gotuetsa-zablokuvati-zaavku-ukraini-na-clenstvo-v-nato-zmi.html" text:style-name="Internet_20_link" text:visited-style-name="Visited_20_Internet_20_Link">
https://www.ukrinform.ua/rubric-polytics/3733629-nimeccina-gotuetsa-zablokuvati-zaavku-ukraini-na-clenstvo-v-nato-zmi.html</text:a>
</text:p>
      <!--NEWS-->
      <text:h text:style-name="P10" text:outline-level="1">
<text:span text:style-name="T4">
Ermak about the Russian Federation: It is not Pushkin's country or one of the strongest armies in the world, but a terrorists country</text:span>
</text:h>
      <text:p text:style-name="P4">
Authors: Ukrinform (Person)</text:p>
      <text:p text:style-name="P4">
Publisher: Укринформ (Organization)</text:p>
      <text:p text:style-name="P4">
Published Time: 2023-07-10T-5:58:00+03:00</text:p>
      <text:p text:style-name="P4">
Modified Time: 2023-07-10T00:58:00+03:00</text:p>
      <text:p text:style-name="P4">
Description: Presidential Office Head Andriy Yermak explains the doubts of some countries about Ukraine's accession to NATO with false ideas about Russia as a rational player and the risk of escalation of conflict. - Ukrinform.</text:p>
      <text:p text:style-name="P4">
Images: ['<text:a xlink:type="simple" xlink:href="https://static.ukrinform.com/photos/2023_06/thumb_files/630_360_1687457216-618.jpeg" text:style-name="Internet_20_link" text:visited-style-name="Visited_20_Internet_20_Link">
630_360_16874...</text:a>
']</text:p>
      <text:p text:style-name="P4">
Tags: ['НАТО', 'Тероризм', 'Україна', 'Агресія РФ', 'Єрмак', 'Війна з Росією']</text:p>
      <text:p text:style-name="P4">
Type: Article</text:p>
      <!--METADATA-->
      <text:p text:style-name="P4">
<draw:frame draw:style-name="fr1" draw:name="Image317" text:anchor-type="as-char" svg:width="6.9236in" svg:height="3.956343in" draw:z-index="0">
<draw:image xlink:href="../Images/yкринформ/2023-07-10T-5-58-00-03-00/630_360_1687457216-618.jpeg" xlink:type="simple" xlink:show="embed" xlink:actuate="onLoad" draw:mime-type="image/jpeg"/>
</draw:frame>
Presidential leadership Andriy Yermak explains the doubts of some countries about Ukraine's accession to NATO false perceptions of Russia as a rational player with the risk of escalation of conflict.</text:p>
      <text:p text:style-name="P4">
According to Ukrinform, he said in an interview <text:a xlink:type="simple" xlink:href="https://abcnews.go.com/Politics/zelenskyy-abc-russia-ukraine-war-end-thoughts-us/story" text:style-name="Internet_20_link" text:visited-style-name="Visited_20_Internet_20_Link">
ABC News</text:a>
.</text:p>
      <text:p text:style-name="P4">
“Some countries, unfortunately, do not understand the current Russia. It is not the country of Pushkin, Tchaikovsky, Russian ballet or one of the strongest armies in the world. Terrorists, - he said. - When I listen to the conversations about escalation, for nouns, Ukrainians, it sounds a little strange. What other escalations are needed? I think it's time to make historical decisions. "</text:p>
      <text:p text:style-name="P4">
<text:span text:style-name="T4">
 Read also: </text:span>
 <text:span text:style-name="T4">
 <text:a xlink:type="simple" xlink:href="https://www.ukrinform.ua/rubric-ato/3732229-nemae-garantij-so-rosijska-raketa-ne-vdarit-po-susidnih-iz-ukrainou-krainah-ermak.html" text:style-name="Internet_20_link" text:visited-style-name="Visited_20_Internet_20_Link">
no guarantee that the Russian rocket will not hit the neighboring countries with Ukraine - Yermak</text:a>
</text:span>
</text:p>
      <text:p text:style-name="P4">
According to him, in addition to future NATO and EU membership membership, Ukraine first sets specific security guarantees to ensure the territorial integrity of Ukraine and a full peace, which in the past has not been able to reach with licedalomatic methods.</text:p>
      <text:p text:style-name="P4">
<text:span text:style-name="T4">
 Read also: </text:span>
 <text:span text:style-name="T4">
 <text:a xlink:type="simple" xlink:href="https://www.ukrinform.ua/rubric-polytics/3733583-maemo-proklasti-slah-dla-ukraini-sob-vona-pretenduvala-na-clenstvo-v-nato-bajden.html" text:style-name="Internet_20_link" text:visited-style-name="Visited_20_Internet_20_Link">
we have to pave the way for Ukraine so that it is applicable to NATO - Biden</text:a>
</text:span>
</text:p>
      <text:p text:style-name="P4">
We will remind: already 23 countries have signed a joint application with Ukraine to support for <text:span text:style-name="T4">
 <text:a xlink:type="simple" xlink:href="https://www.ukrinform.ua/tag-nato" text:style-name="Internet_20_link" text:visited-style-name="Visited_20_Internet_20_Link">
NATO</text:a>
</text:span>
. Ukraine has already been supported by Bulgaria, Belgium, Denmark, Estonia, Italy, Iceland, Spain, Canada, Latvia, Lithuania, the Netherlands, Germany, Norway, Poland, Portugal, Romania, Slovakia, Slovenia, Finland, France, Chernochi.</text:p>
      <text:p text:style-name="P4">
<text:span text:style-name="T5">
Foto: op</text:span>
</text:p>
      <text:p text:style-name="P4">
News Source: <text:a xlink:type="simple" xlink:href="https://www.ukrinform.ua/rubric-ato/3733628-ermak-pro-rf-ce-ne-kraina-puskina-ci-odniei-z-najsilnisih-armij-u-sviti-a-kraina-teroristiv.html" text:style-name="Internet_20_link" text:visited-style-name="Visited_20_Internet_20_Link">
https://www.ukrinform.ua/rubric-ato/3733628-ermak-pro-rf-ce-ne-kraina-puskina-ci-odniei-z-najsilnisih-armij-u-sviti-a-kraina-teroristiv.html</text:a>
</text:p>
      <!--NEWS-->
      <text:h text:style-name="P10" text:outline-level="1">
<text:span text:style-name="T4">
Steinmeyer supported Ukraine's transmission of cassette ammunition from the United States</text:span>
</text:h>
      <text:p text:style-name="P4">
Authors: Ukrinform (Person)</text:p>
      <text:p text:style-name="P4">
Publisher: Укринформ (Organization)</text:p>
      <text:p text:style-name="P4">
Published Time: 2023-07-10T-6:43:00+03:00</text:p>
      <text:p text:style-name="P4">
Modified Time: 2023-07-10T00:43:00+03:00</text:p>
      <text:p text:style-name="P4">
Description: Federal German President Frank-Walter Steinmeier spoke to the defense of the US decision to pass on the US cassette ammunition to Ukraine and urged the German government not to get up "on the way of the Allies." - Ukrinform.</text:p>
      <text:p text:style-name="P4">
Images: ['<text:a xlink:type="simple" xlink:href="https://static.ukrinform.com/photos/2020_12/thumb_files/630_360_1607943879-211.jpg" text:style-name="Internet_20_link" text:visited-style-name="Visited_20_Internet_20_Link">
630_360_16079...</text:a>
']</text:p>
      <text:p text:style-name="P4">
Tags: ['Німеччина', 'США', 'Штайнмаєр', 'Україна', 'Боєприпаси', 'Війна з Росією']</text:p>
      <text:p text:style-name="P4">
Type: Article</text:p>
      <!--METADATA-->
      <text:p text:style-name="P4">
<draw:frame draw:style-name="fr1" draw:name="Image318" text:anchor-type="as-char" svg:width="6.9236in" svg:height="3.956343in" draw:z-index="0">
<draw:image xlink:href="../Images/yкринформ/2023-07-10T-6-43-00-03-00/630_360_1607943879-211.jpg" xlink:type="simple" xlink:show="embed" xlink:actuate="onLoad" draw:mime-type="image/jpeg"/>
</draw:frame>
Federal German President Frank-Walter Steinmeyer spoke to defend the decision of the other to transfer to Ukraine cassette ammunition and urged the government of Germany not to rise "on the way of the Allies."</text:p>
      <text:p text:style-name="P4">
The Head of State said this on Sunday in the summer interview with the TV channel <text:a xlink:type="simple" xlink:href="https://www.zdf.de/politik/berlin-direkt/berlin-direkt-zdf-sommerinterview-mit-bundespraesident-steinmeier-100.html" text:style-name="Internet_20_link" text:visited-style-name="Visited_20_Internet_20_Link">
ZDF</text:a>
, Ukrinform correspondent reports.</text:p>
      <text:p text:style-name="P4">
"The German position on the ban on cassette ammunition remains correct, but in the current situation it should not interfere with the United States," the President emphasized.</text:p>
      <text:p text:style-name="P4">
At the same time, he reminded that he signed an international agreement on the ban on cassette boobs in Oslo in 2008 as the then Minister of Foreign Affairs of Germany.</text:p>
      <text:p text:style-name="P4">
<text:span text:style-name="T5">
!(https://www.ukrinform.ua/rubric-ato/3733309-nimeccina-strimano-vidreaguvala-na-risenna-ssa-peredati-ukraini-kasetni-boepripasi.html)</text:span>
*</text:p>
      <text:p text:style-name="P4">
The politician also referred to the mood in German society, to the fact that there can be no question for whose direction to stand up in this war, "it is rare as clearly as it is clear now: who is the criminal and who is the victim."</text:p>
      <text:p text:style-name="P4">
"The war can end at least tomorrow, if Russia is sending its soldiers back. If Ukraine ceases to defend itself, or we will not make sure that it will be laid by the defense, it will become the end of Ukraine," Steinmeier said.</text:p>
      <text:p text:style-name="P4">
At the same time, he regretted that he did not see the conditions for the truce.</text:p>
      <text:p text:style-name="P4">
<text:span text:style-name="T4">
 Read also: </text:span>
 <text:span text:style-name="T4">
 [Canada is set to put an end to the use(https://www.ukrinform.ua/rubric-world/3733333-kanada-nalastovana-poklasti-kraj-zastosuvannu-kasetnih-boepripasiv.html)</text:span>
</text:p>
      <text:p text:style-name="P4">
Given the expectation of Ukraine from NATO summit in Vilnius, Steinmeyer expressed that the Allies will find a consensus on security guarantees. When Tsomuvin did not specify that it could be guarantees and evaded the answer of the future membership of Ukraine in the Alliance.</text:p>
      <text:p text:style-name="P4">
Talking about many years of involvement of Russia, the President noted that it was not only in Germany, but also in other Western partners, including the United States.</text:p>
      <text:p text:style-name="P4">
"But it did not eventually work, and we did not succeed," he admitted, and called for conclusions for the future.According to Steinmayer, it is clear that the security architecture of Europe will not be in common with Russia, instead it is necessary to spend large mots in order to defend itself from this country.</text:p>
      <text:p text:style-name="P4">
Recall that the United States was announced on Friday, which will supply Ukraine with an amusement ammunition to assist the Armed Forces in a counter -offensive.</text:p>
      <text:p text:style-name="P4">
<text:span text:style-name="T4">
 Read also: </text:span>
 <text:span text:style-name="T4">
 <text:a xlink:type="simple" xlink:href="https://www.ukrinform.ua/rubric-ato/3733015-bajden-pro-kasetni-snaradi-dla-ukraini-vazke-risenna-ale-voni-ij-potribni.html" text:style-name="Internet_20_link" text:visited-style-name="Visited_20_Internet_20_Link">
Biden - about cassette shells for Ukraine: hardness, but they need it</text:a>
</text:span>
</text:p>
      <text:p text:style-name="P4">
The use of these weapons causes disputes, above all, because the considerable percent of their explosive devices does not detour, but remains in the area, which plays a serious threat to the population even many years to bring the fighting.</text:p>
      <text:p text:style-name="P4">
<text:span text:style-name="T4">
 Read also: </text:span>
 <text:span text:style-name="T4">
 <text:a xlink:type="simple" xlink:href="https://www.ukrinform.ua/rubric-ato/3733120-reznikov-nazvav-pat-principiv-ukraini-sodo-zastosuvanna-kasetnih-boepripasiv.html" text:style-name="Internet_20_link" text:visited-style-name="Visited_20_Internet_20_Link">
Reznikov named five principles of Ukraine regarding the application of cassette ammunition</text:a>
</text:span>
</text:p>
      <text:p text:style-name="P4">
More than 100 other countries, including Germany, joined the cassette prozaboron treaty <text:span text:style-name="T4">
 <text:a xlink:type="simple" xlink:href="https://www.ukrinform.ua/tag-boepripasi" text:style-name="Internet_20_link" text:visited-style-name="Visited_20_Internet_20_Link">
ammunition</text:a>
</text:span>
, the so -called Oslo Convention. The United States, Russia and Ukraine have not signed the agreement.</text:p>
      <text:p text:style-name="P4">
News Source: <text:a xlink:type="simple" xlink:href="https://www.ukrinform.ua/rubric-ato/3733627-stajnmaer-pidtrimav-peredacu-ukraini-kasetnih-boepripasiv-vid-ssa.html" text:style-name="Internet_20_link" text:visited-style-name="Visited_20_Internet_20_Link">
https://www.ukrinform.ua/rubric-ato/3733627-stajnmaer-pidtrimav-peredacu-ukraini-kasetnih-boepripasiv-vid-ssa.html</text:a>
</text:p>
      <!--NEWS-->
      <text:h text:style-name="P10" text:outline-level="1">
<text:span text:style-name="T4">
President does not exclude that in Russia there may be another rebellion</text:span>
</text:h>
      <text:p text:style-name="P4">
Authors: Ukrinform (Person)</text:p>
      <text:p text:style-name="P4">
Publisher: Укринформ (Organization)</text:p>
      <text:p text:style-name="P4">
Published Time: 2023-07-10T-7:27:00+03:00</text:p>
      <text:p text:style-name="P4">
Modified Time: 2023-07-10T00:27:00+03:00</text:p>
      <text:p text:style-name="P4">
Description: President of Ukraine Volodymyr Zelensky declared the possibility of another rebellion in Russia after attempting to go to Moscow of Wagner PEC. - Ukrinform.</text:p>
      <text:p text:style-name="P4">
Images: ['<text:a xlink:type="simple" xlink:href="https://static.ukrinform.com/photos/2023_06/thumb_files/630_360_1687579516-442.jpg" text:style-name="Internet_20_link" text:visited-style-name="Visited_20_Internet_20_Link">
630_360_16875...</text:a>
']</text:p>
      <text:p text:style-name="P4">
Tags: ['Путін', 'Росія', 'ПВК "Вагнера"', 'Зеленський', 'Війна з Росією', 'Заколот']</text:p>
      <text:p text:style-name="P4">
Type: Article</text:p>
      <!--METADATA-->
      <text:p text:style-name="P4">
<draw:frame draw:style-name="fr1" draw:name="Image319" text:anchor-type="as-char" svg:width="6.9236in" svg:height="3.956343in" draw:z-index="0">
<draw:image xlink:href="../Images/yкринформ/2023-07-10T-7-27-00-03-00/630_360_1687579516-442.jpg" xlink:type="simple" xlink:show="embed" xlink:actuate="onLoad" draw:mime-type="image/jpeg"/>
</draw:frame>
President of Ukraine Volodymyr Zelensky declared the possibility of another rebellion in Russia after attempting to go to Moscow of Wagner PEC.</text:p>
      <text:p text:style-name="P4">
According to Ukrinform, he said in an interview <text:a xlink:type="simple" xlink:href="https://abcnews.go.com/Politics/zelenskyy-abc-russia-ukraine-war-end-thoughts-us/story" text:style-name="Internet_20_link" text:visited-style-name="Visited_20_Internet_20_Link">
ABC News</text:a>
.</text:p>
      <text:p text:style-name="P4">
"There is a signal that in Russia there may be another rebellion, a revolution," Zhelensky. "Moreover, there are many people who can support such ash."</text:p>
      <text:p text:style-name="P4">
<text:span text:style-name="T4">
 Read also: </text:span>
 <text:span text:style-name="T4">
 [after rebellion(https://www.ukrinform.ua/rubric-world/3733388-pisla-zakolotu-pvk-vagner-putin-namagavsa-prodemonstruvati-silu-britanska-rozvidka.html)</text:span>
</text:p>
      <text:p text:style-name="P4">
According to the President, the leader of the group, Yevgeny Prigogin, had to met his political position within Russia.</text:p>
      <text:p text:style-name="P4">
"This is what I think, based on the intelligence ... He became a political figure," Zelensky reported. - And this, as for me, was his primary purpose. Chomuvin stopped? Well, I don't know exactly. "</text:p>
      <text:p text:style-name="P4">
<text:span text:style-name="T4">
 Read also: </text:span>
 <text:span text:style-name="T4">
 <text:a xlink:type="simple" xlink:href="https://www.ukrinform.ua/rubric-ato/3733265-porazki-rosii-na-fronti-ostatocno-perenesut-vijnu-u-ii-vnutrisnij-prostir-op.html" text:style-name="Internet_20_link" text:visited-style-name="Visited_20_Internet_20_Link">
Russia's defeat on the front will finally transfer war to its internal space - OP</text:a>
</text:span>
</text:p>
      <text:p text:style-name="P4">
According to the President, the rebellion of Prigogine revealed the weakness of Putin's creation.</text:p>
      <text:p text:style-name="P4">
"They decided to stop," he said. "Putin has no military surgery from Russia, and the civilian population is not protected there."</text:p>
      <text:p text:style-name="P4">
The head of state also expressed confidence that mercenaries "<text:span text:style-name="T4">
 <text:a xlink:type="simple" xlink:href="https://www.ukrinform.ua/tag-pvk-vagnera" text:style-name="Internet_20_link" text:visited-style-name="Visited_20_Internet_20_Link">
Wagner</text:a>
</text:span>
 »They will not attack Ukraine from the same time.</text:p>
      <text:p text:style-name="P4">
<text:span text:style-name="T4">
 Read also: </text:span>
 <text:span text:style-name="T4">
 <text:a xlink:type="simple" xlink:href="https://www.ukrinform.ua/rubric-world/3731629-sproba-zakolotu-vagnerivciv-posilila-rozkol-sered-silovikiv-rf-britanska-rozvidka.html" text:style-name="Internet_20_link" text:visited-style-name="Visited_20_Internet_20_Link">
attempt to rebellion "Wagnervs" increased the split of Russian -minded people - British intelligence</text:a>
</text:span>
</text:p>
      <text:p text:style-name="P4">
As reported by Ukrinform, on July 6, the self -proclaimed President of Belarus Oleksandrlukashenko, who last month concluded an agreement on the termination of the Wagner armed reinforcement in Russia, _ <text:span text:style-name="T4">
 <text:a xlink:type="simple" xlink:href="https://www.ukrinform.ua/rubric-world/3732184-lukasenko-zaaviv-so-prigozin-povernuvsa-do-rosii.html" text:style-name="Internet_20_link" text:visited-style-name="Visited_20_Internet_20_Link">
stated that the leader of Russian mercenaries of the military company Eugene Prigogine is no longer in Belarus.</text:a>
</text:span>
 _</text:p>
      <text:p text:style-name="P4">
News Source: <text:a xlink:type="simple" xlink:href="https://www.ukrinform.ua/rubric-polytics/3733626-prezident-ne-viklucae-so-v-rosii-moze-statisa-se-odin-zakolot.html" text:style-name="Internet_20_link" text:visited-style-name="Visited_20_Internet_20_Link">
https://www.ukrinform.ua/rubric-polytics/3733626-prezident-ne-viklucae-so-v-rosii-moze-statisa-se-odin-zakolot.html</text:a>
</text:p>
      <!--NEWS-->
      <text:h text:style-name="P10" text:outline-level="1">
<text:span text:style-name="T4">
The Russians fired at two communities in Sumy - Ova a day</text:span>
</text:h>
      <text:p text:style-name="P4">
Authors: Ukrinform (Person)</text:p>
      <text:p text:style-name="P4">
Publisher: Укринформ (Organization)</text:p>
      <text:p text:style-name="P4">
Published Time: 2023-07-10T-8:16:00+03:00</text:p>
      <text:p text:style-name="P4">
Modified Time: 2023-07-10T00:16:00+03:00</text:p>
      <text:p text:style-name="P4">
Description: Russian troops were firing two communities of Sumy region during Sunday, July 9. - Ukrinform.</text:p>
      <text:p text:style-name="P4">
Images: ['<text:a xlink:type="simple" xlink:href="https://static.ukrinform.com/photos/2023_07/thumb_files/630_360_1688923283-432.jpg" text:style-name="Internet_20_link" text:visited-style-name="Visited_20_Internet_20_Link">
630_360_16889...</text:a>
']</text:p>
      <text:p text:style-name="P4">
Tags: ['Обстріл', 'Сумщина', 'Агресія РФ', 'Війна з Росією']</text:p>
      <text:p text:style-name="P4">
Type: Article</text:p>
      <!--METADATA-->
      <text:p text:style-name="P4">
<draw:frame draw:style-name="fr1" draw:name="Image320" text:anchor-type="as-char" svg:width="6.9236in" svg:height="3.956343in" draw:z-index="0">
<draw:image xlink:href="../Images/yкринформ/2023-07-10T-8-16-00-03-00/630_360_1688923283-432.jpg" xlink:type="simple" xlink:show="embed" xlink:actuate="onLoad" draw:mime-type="image/jpeg"/>
</draw:frame>
The Russian communities of Sumy region were firing at the Sunday, July 9.</text:p>
      <text:p text:style-name="P4">
According to Ukrinform, the Sumy Regional Military Administration reports in <text:a xlink:type="simple" xlink:href="https://t.me/Sumy_news_ODA/17658" text:style-name="Internet_20_link" text:visited-style-name="Visited_20_Internet_20_Link">
telegram</text:a>
.</text:p>
      <text:p text:style-name="P4">
“During the day, the Russians made two mortar shelling. 11 explosions were recorded. The shelling has been brought by Belopilsk and Medi -Budsk communities, ” -she is in the message.</text:p>
      <text:p text:style-name="P4">
Thus, the mid-and-Budy community was fired at mortars, releasing sixmins.</text:p>
      <text:p text:style-name="P4">
<text:span text:style-name="T4">
 Read also: </text:span>
 <text:span text:style-name="T4">
 <text:a xlink:type="simple" xlink:href="https://www.ukrinform.ua/rubric-ato/3733383-uprodovz-noci-ta-ranku-rosiani-sim-raziv-obstrilali-prikordonna-sumsini.html" text:style-name="Internet_20_link" text:visited-style-name="Visited_20_Internet_20_Link">
during the night and morning the invaders fired at Sumy region seven times</text:a>
</text:span>
</text:p>
      <text:p text:style-name="P4">
Also, the enemy beat mortars in the Belopil community, and five blades were recorded.</text:p>
      <text:p text:style-name="P4">
According to preliminary information, it costs without human losses and destruction of civilian infrastructure.</text:p>
      <text:p text:style-name="P4">
<text:span text:style-name="T4">
 Read also: </text:span>
 <text:span text:style-name="T4">
 [Russians per day fired nine regions of Ukraine -OVAV(https://www.ukrinform.ua/rubric-regions/3733395-rosiani-za-dobu-obstrilali-devat-regioniv-ukraini-zvedenna-ova.html)</text:span>
</text:p>
      <text:p text:style-name="P4">
As reported by Ukrinform, during July 8, Russian invaders made 11 <text:span text:style-name="T4">
 <text:a xlink:type="simple" xlink:href="https://www.ukrinform.ua/tag-obstril" text:style-name="Internet_20_link" text:visited-style-name="Visited_20_Internet_20_Link">
shelling</text:a>
</text:span>
 The border of the Sumy region, 54 explosions were recorded.</text:p>
      <text:p text:style-name="P4">
News Source: <text:a xlink:type="simple" xlink:href="https://www.ukrinform.ua/rubric-ato/3733611-rosiani-za-den-obstrilali-dvi-gromadi-na-sumsini-ova.html" text:style-name="Internet_20_link" text:visited-style-name="Visited_20_Internet_20_Link">
https://www.ukrinform.ua/rubric-ato/3733611-rosiani-za-den-obstrilali-dvi-gromadi-na-sumsini-ova.html</text:a>
</text:p>
      <!--NEWS-->
      <text:h text:style-name="P10" text:outline-level="1">
<text:span text:style-name="T4">
The Russians fired at two communities in Sumy - Ova a day</text:span>
</text:h>
      <text:p text:style-name="P4">
Authors: Ukrinform (Person)</text:p>
      <text:p text:style-name="P4">
Publisher: Укринформ (Organization)</text:p>
      <text:p text:style-name="P4">
Published Time: 2023-07-10T00:16:00+03:00</text:p>
      <text:p text:style-name="P4">
Modified Time: 2023-07-10T00:16:00+03:00</text:p>
      <text:p text:style-name="P4">
Description: Russian troops were firing two communities of Sumy region during Sunday, July 9. - Ukrinform.</text:p>
      <text:p text:style-name="P4">
Images: ['<text:a xlink:type="simple" xlink:href="https://static.ukrinform.com/photos/2023_07/thumb_files/630_360_1688923283-432.jpg" text:style-name="Internet_20_link" text:visited-style-name="Visited_20_Internet_20_Link">
630_360_16889...</text:a>
']</text:p>
      <text:p text:style-name="P4">
Tags: ['Обстріл', 'Сумщина', 'Агресія РФ', 'Війна з Росією']</text:p>
      <text:p text:style-name="P4">
Type: Article</text:p>
      <!--METADATA-->
      <text:p text:style-name="P4">
<draw:frame draw:style-name="fr1" draw:name="Image321" text:anchor-type="as-char" svg:width="6.9236in" svg:height="3.956343in" draw:z-index="0">
<draw:image xlink:href="../Images/yкринформ/2023-07-10T00-16-00-03-00/630_360_1688923283-432.jpg" xlink:type="simple" xlink:show="embed" xlink:actuate="onLoad" draw:mime-type="image/jpeg"/>
</draw:frame>
The Russian communities of Sumy region were firing at the Sunday, July 9.</text:p>
      <text:p text:style-name="P4">
According to Ukrinform, the Sumy Regional Military Administration reports in <text:a xlink:type="simple" xlink:href="https://t.me/Sumy_news_ODA/17658" text:style-name="Internet_20_link" text:visited-style-name="Visited_20_Internet_20_Link">
telegram</text:a>
.</text:p>
      <text:p text:style-name="P4">
“During the day, the Russians made two mortar shelling. 11 explosions were recorded. The shelling has been brought by Belopilsk and Medi -Budsk communities, ” -she is in the message.</text:p>
      <text:p text:style-name="P4">
Thus, the mid-and-Budy community was fired at mortars, releasing sixmins.</text:p>
      <text:p text:style-name="P4">
<text:span text:style-name="T4">
 Read also: </text:span>
 <text:span text:style-name="T4">
 <text:a xlink:type="simple" xlink:href="https://www.ukrinform.ua/rubric-ato/3733383-uprodovz-noci-ta-ranku-rosiani-sim-raziv-obstrilali-prikordonna-sumsini.html" text:style-name="Internet_20_link" text:visited-style-name="Visited_20_Internet_20_Link">
during the night and morning the invaders fired at Sumy region seven times</text:a>
</text:span>
</text:p>
      <text:p text:style-name="P4">
Also, the enemy beat mortars in the Belopil community, and five blades were recorded.</text:p>
      <text:p text:style-name="P4">
According to preliminary information, it costs without human losses and destruction of civilian infrastructure.</text:p>
      <text:p text:style-name="P4">
<text:span text:style-name="T4">
 Read also: </text:span>
 <text:span text:style-name="T4">
 [Russians per day fired nine regions of Ukraine -OVAV(https://www.ukrinform.ua/rubric-regions/3733395-rosiani-za-dobu-obstrilali-devat-regioniv-ukraini-zvedenna-ova.html)</text:span>
</text:p>
      <text:p text:style-name="P4">
As reported by Ukrinform, during July 8, Russian invaders made 11 <text:span text:style-name="T4">
 <text:a xlink:type="simple" xlink:href="https://www.ukrinform.ua/tag-obstril" text:style-name="Internet_20_link" text:visited-style-name="Visited_20_Internet_20_Link">
shelling</text:a>
</text:span>
 The border of the Sumy region, 54 explosions were recorded.</text:p>
      <text:p text:style-name="P4">
News Source: <text:a xlink:type="simple" xlink:href="https://www.ukrinform.ua/rubric-ato/3733611-rosiani-za-den-obstrilali-dvi-gromadi-na-sumsini-ova.html" text:style-name="Internet_20_link" text:visited-style-name="Visited_20_Internet_20_Link">
https://www.ukrinform.ua/rubric-ato/3733611-rosiani-za-den-obstrilali-dvi-gromadi-na-sumsini-ova.html</text:a>
</text:p>
      <!--NEWS-->
      <text:h text:style-name="P10" text:outline-level="1">
<text:span text:style-name="T4">
President does not exclude that in Russia there may be another rebellion</text:span>
</text:h>
      <text:p text:style-name="P4">
Authors: Ukrinform (Person)</text:p>
      <text:p text:style-name="P4">
Publisher: Укринформ (Organization)</text:p>
      <text:p text:style-name="P4">
Published Time: 2023-07-10T00:27:00+03:00</text:p>
      <text:p text:style-name="P4">
Modified Time: 2023-07-10T00:27:00+03:00</text:p>
      <text:p text:style-name="P4">
Description: President of Ukraine Volodymyr Zelensky declared the possibility of another rebellion in Russia after attempting to go to Moscow of Wagner PEC. - Ukrinform.</text:p>
      <text:p text:style-name="P4">
Images: ['<text:a xlink:type="simple" xlink:href="https://static.ukrinform.com/photos/2023_06/thumb_files/630_360_1687579516-442.jpg" text:style-name="Internet_20_link" text:visited-style-name="Visited_20_Internet_20_Link">
630_360_16875...</text:a>
']</text:p>
      <text:p text:style-name="P4">
Tags: ['Путін', 'Росія', 'ПВК "Вагнера"', 'Зеленський', 'Війна з Росією', 'Заколот']</text:p>
      <text:p text:style-name="P4">
Type: Article</text:p>
      <!--METADATA-->
      <text:p text:style-name="P4">
<draw:frame draw:style-name="fr1" draw:name="Image322" text:anchor-type="as-char" svg:width="6.9236in" svg:height="3.956343in" draw:z-index="0">
<draw:image xlink:href="../Images/yкринформ/2023-07-10T00-27-00-03-00/630_360_1687579516-442.jpg" xlink:type="simple" xlink:show="embed" xlink:actuate="onLoad" draw:mime-type="image/jpeg"/>
</draw:frame>
President of Ukraine Volodymyr Zelensky declared the possibility of another rebellion in Russia after attempting to go to Moscow of Wagner PEC.</text:p>
      <text:p text:style-name="P4">
According to Ukrinform, he said in an interview <text:a xlink:type="simple" xlink:href="https://abcnews.go.com/Politics/zelenskyy-abc-russia-ukraine-war-end-thoughts-us/story" text:style-name="Internet_20_link" text:visited-style-name="Visited_20_Internet_20_Link">
ABC News</text:a>
.</text:p>
      <text:p text:style-name="P4">
"There is a signal that in Russia there may be another rebellion, a revolution," Zhelensky. "Moreover, there are many people who can support such ash."</text:p>
      <text:p text:style-name="P4">
<text:span text:style-name="T4">
 Read also: </text:span>
 <text:span text:style-name="T4">
 [after rebellion(https://www.ukrinform.ua/rubric-world/3733388-pisla-zakolotu-pvk-vagner-putin-namagavsa-prodemonstruvati-silu-britanska-rozvidka.html)</text:span>
</text:p>
      <text:p text:style-name="P4">
According to the President, the leader of the group, Yevgeny Prigogin, had to met his political position within Russia.</text:p>
      <text:p text:style-name="P4">
"This is what I think, based on the intelligence ... He became a political figure," Zelensky reported. - And this, as for me, was his primary purpose. Chomuvin stopped? Well, I don't know exactly. "</text:p>
      <text:p text:style-name="P4">
<text:span text:style-name="T4">
 Read also: </text:span>
 <text:span text:style-name="T4">
 <text:a xlink:type="simple" xlink:href="https://www.ukrinform.ua/rubric-ato/3733265-porazki-rosii-na-fronti-ostatocno-perenesut-vijnu-u-ii-vnutrisnij-prostir-op.html" text:style-name="Internet_20_link" text:visited-style-name="Visited_20_Internet_20_Link">
Russia's defeat on the front will finally transfer war to its internal space - OP</text:a>
</text:span>
</text:p>
      <text:p text:style-name="P4">
According to the President, the rebellion of Prigogine revealed the weakness of Putin's creation.</text:p>
      <text:p text:style-name="P4">
"They decided to stop," he said. "Putin has no military surgery from Russia, and the civilian population is not protected there."</text:p>
      <text:p text:style-name="P4">
The head of state also expressed confidence that mercenaries "<text:span text:style-name="T4">
 <text:a xlink:type="simple" xlink:href="https://www.ukrinform.ua/tag-pvk-vagnera" text:style-name="Internet_20_link" text:visited-style-name="Visited_20_Internet_20_Link">
Wagner</text:a>
</text:span>
 »They will not attack Ukraine from the same time.</text:p>
      <text:p text:style-name="P4">
<text:span text:style-name="T4">
 Read also: </text:span>
 <text:span text:style-name="T4">
 <text:a xlink:type="simple" xlink:href="https://www.ukrinform.ua/rubric-world/3731629-sproba-zakolotu-vagnerivciv-posilila-rozkol-sered-silovikiv-rf-britanska-rozvidka.html" text:style-name="Internet_20_link" text:visited-style-name="Visited_20_Internet_20_Link">
attempt to rebellion "Wagnervs" increased the split of Russian -minded people - British intelligence</text:a>
</text:span>
</text:p>
      <text:p text:style-name="P4">
As reported by Ukrinform, on July 6, the self -proclaimed President of Belarus Oleksandrlukashenko, who last month concluded an agreement on the termination of the Wagner armed reinforcement in Russia, _ <text:span text:style-name="T4">
 <text:a xlink:type="simple" xlink:href="https://www.ukrinform.ua/rubric-world/3732184-lukasenko-zaaviv-so-prigozin-povernuvsa-do-rosii.html" text:style-name="Internet_20_link" text:visited-style-name="Visited_20_Internet_20_Link">
stated that the leader of Russian mercenaries of the military company Eugene Prigogine is no longer in Belarus.</text:a>
</text:span>
 _</text:p>
      <text:p text:style-name="P4">
News Source: <text:a xlink:type="simple" xlink:href="https://www.ukrinform.ua/rubric-polytics/3733626-prezident-ne-viklucae-so-v-rosii-moze-statisa-se-odin-zakolot.html" text:style-name="Internet_20_link" text:visited-style-name="Visited_20_Internet_20_Link">
https://www.ukrinform.ua/rubric-polytics/3733626-prezident-ne-viklucae-so-v-rosii-moze-statisa-se-odin-zakolot.html</text:a>
</text:p>
      <!--NEWS-->
      <text:h text:style-name="P10" text:outline-level="1">
<text:span text:style-name="T4">
Steinmeyer supported Ukraine's transmission of cassette ammunition from the United States</text:span>
</text:h>
      <text:p text:style-name="P4">
Authors: Ukrinform (Person)</text:p>
      <text:p text:style-name="P4">
Publisher: Укринформ (Organization)</text:p>
      <text:p text:style-name="P4">
Published Time: 2023-07-10T00:43:00+03:00</text:p>
      <text:p text:style-name="P4">
Modified Time: 2023-07-10T00:43:00+03:00</text:p>
      <text:p text:style-name="P4">
Description: Federal German President Frank-Walter Steinmeier spoke to the defense of the US decision to pass on the US cassette ammunition to Ukraine and urged the German government not to get up "on the way of the Allies." - Ukrinform.</text:p>
      <text:p text:style-name="P4">
Images: ['<text:a xlink:type="simple" xlink:href="https://static.ukrinform.com/photos/2020_12/thumb_files/630_360_1607943879-211.jpg" text:style-name="Internet_20_link" text:visited-style-name="Visited_20_Internet_20_Link">
630_360_16079...</text:a>
']</text:p>
      <text:p text:style-name="P4">
Tags: ['Німеччина', 'США', 'Штайнмаєр', 'Україна', 'Боєприпаси', 'Війна з Росією']</text:p>
      <text:p text:style-name="P4">
Type: Article</text:p>
      <!--METADATA-->
      <text:p text:style-name="P4">
<draw:frame draw:style-name="fr1" draw:name="Image323" text:anchor-type="as-char" svg:width="6.9236in" svg:height="3.956343in" draw:z-index="0">
<draw:image xlink:href="../Images/yкринформ/2023-07-10T00-43-00-03-00/630_360_1607943879-211.jpg" xlink:type="simple" xlink:show="embed" xlink:actuate="onLoad" draw:mime-type="image/jpeg"/>
</draw:frame>
Federal German President Frank-Walter Steinmeyer spoke to defend the decision of the other to transfer to Ukraine cassette ammunition and urged the government of Germany not to rise "on the way of the Allies."</text:p>
      <text:p text:style-name="P4">
The Head of State said this on Sunday in the summer interview with the TV channel <text:a xlink:type="simple" xlink:href="https://www.zdf.de/politik/berlin-direkt/berlin-direkt-zdf-sommerinterview-mit-bundespraesident-steinmeier-100.html" text:style-name="Internet_20_link" text:visited-style-name="Visited_20_Internet_20_Link">
ZDF</text:a>
, Ukrinform correspondent reports.</text:p>
      <text:p text:style-name="P4">
"The German position on the ban on cassette ammunition remains correct, but in the current situation it should not interfere with the United States," the President emphasized.</text:p>
      <text:p text:style-name="P4">
At the same time, he reminded that he signed an international agreement on the ban on cassette boobs in Oslo in 2008 as the then Minister of Foreign Affairs of Germany.</text:p>
      <text:p text:style-name="P4">
<text:span text:style-name="T5">
!(https://www.ukrinform.ua/rubric-ato/3733309-nimeccina-strimano-vidreaguvala-na-risenna-ssa-peredati-ukraini-kasetni-boepripasi.html)</text:span>
*</text:p>
      <text:p text:style-name="P4">
The politician also referred to the mood in German society, to the fact that there can be no question for whose direction to stand up in this war, "it is rare as clearly as it is clear now: who is the criminal and who is the victim."</text:p>
      <text:p text:style-name="P4">
"The war can end at least tomorrow, if Russia is sending its soldiers back. If Ukraine ceases to defend itself, or we will not make sure that it will be laid by the defense, it will become the end of Ukraine," Steinmeier said.</text:p>
      <text:p text:style-name="P4">
At the same time, he regretted that he did not see the conditions for the truce.</text:p>
      <text:p text:style-name="P4">
<text:span text:style-name="T4">
 Read also: </text:span>
 <text:span text:style-name="T4">
 [Canada is set to put an end to the use(https://www.ukrinform.ua/rubric-world/3733333-kanada-nalastovana-poklasti-kraj-zastosuvannu-kasetnih-boepripasiv.html)</text:span>
</text:p>
      <text:p text:style-name="P4">
Given the expectation of Ukraine from NATO summit in Vilnius, Steinmeyer expressed that the Allies will find a consensus on security guarantees. When Tsomuvin did not specify that it could be guarantees and evaded the answer of the future membership of Ukraine in the Alliance.</text:p>
      <text:p text:style-name="P4">
Talking about many years of involvement of Russia, the President noted that it was not only in Germany, but also in other Western partners, including the United States.</text:p>
      <text:p text:style-name="P4">
"But it did not eventually work, and we did not succeed," he admitted, and called for conclusions for the future.According to Steinmayer, it is clear that the security architecture of Europe will not be in common with Russia, instead it is necessary to spend large mots in order to defend itself from this country.</text:p>
      <text:p text:style-name="P4">
Recall that the United States was announced on Friday, which will supply Ukraine with an amusement ammunition to assist the Armed Forces in a counter -offensive.</text:p>
      <text:p text:style-name="P4">
<text:span text:style-name="T4">
 Read also: </text:span>
 <text:span text:style-name="T4">
 <text:a xlink:type="simple" xlink:href="https://www.ukrinform.ua/rubric-ato/3733015-bajden-pro-kasetni-snaradi-dla-ukraini-vazke-risenna-ale-voni-ij-potribni.html" text:style-name="Internet_20_link" text:visited-style-name="Visited_20_Internet_20_Link">
Biden - about cassette shells for Ukraine: hardness, but they need it</text:a>
</text:span>
</text:p>
      <text:p text:style-name="P4">
The use of these weapons causes disputes, above all, because the considerable percent of their explosive devices does not detour, but remains in the area, which plays a serious threat to the population even many years to bring the fighting.</text:p>
      <text:p text:style-name="P4">
<text:span text:style-name="T4">
 Read also: </text:span>
 <text:span text:style-name="T4">
 <text:a xlink:type="simple" xlink:href="https://www.ukrinform.ua/rubric-ato/3733120-reznikov-nazvav-pat-principiv-ukraini-sodo-zastosuvanna-kasetnih-boepripasiv.html" text:style-name="Internet_20_link" text:visited-style-name="Visited_20_Internet_20_Link">
Reznikov named five principles of Ukraine regarding the application of cassette ammunition</text:a>
</text:span>
</text:p>
      <text:p text:style-name="P4">
More than 100 other countries, including Germany, joined the cassette prozaboron treaty <text:span text:style-name="T4">
 <text:a xlink:type="simple" xlink:href="https://www.ukrinform.ua/tag-boepripasi" text:style-name="Internet_20_link" text:visited-style-name="Visited_20_Internet_20_Link">
ammunition</text:a>
</text:span>
, the so -called Oslo Convention. The United States, Russia and Ukraine have not signed the agreement.</text:p>
      <text:p text:style-name="P4">
News Source: <text:a xlink:type="simple" xlink:href="https://www.ukrinform.ua/rubric-ato/3733627-stajnmaer-pidtrimav-peredacu-ukraini-kasetnih-boepripasiv-vid-ssa.html" text:style-name="Internet_20_link" text:visited-style-name="Visited_20_Internet_20_Link">
https://www.ukrinform.ua/rubric-ato/3733627-stajnmaer-pidtrimav-peredacu-ukraini-kasetnih-boepripasiv-vid-ssa.html</text:a>
</text:p>
      <!--NEWS-->
      <text:h text:style-name="P10" text:outline-level="1">
<text:span text:style-name="T4">
Ermak about the Russian Federation: It is not Pushkin's country or one of the strongest armies in the world, but a terrorists country</text:span>
</text:h>
      <text:p text:style-name="P4">
Authors: Ukrinform (Person)</text:p>
      <text:p text:style-name="P4">
Publisher: Укринформ (Organization)</text:p>
      <text:p text:style-name="P4">
Published Time: 2023-07-10T00:58:00+03:00</text:p>
      <text:p text:style-name="P4">
Modified Time: 2023-07-10T00:58:00+03:00</text:p>
      <text:p text:style-name="P4">
Description: Presidential Office Head Andriy Yermak explains the doubts of some countries about Ukraine's accession to NATO with false ideas about Russia as a rational player and the risk of escalation of conflict. - Ukrinform.</text:p>
      <text:p text:style-name="P4">
Images: ['<text:a xlink:type="simple" xlink:href="https://static.ukrinform.com/photos/2023_06/thumb_files/630_360_1687457216-618.jpeg" text:style-name="Internet_20_link" text:visited-style-name="Visited_20_Internet_20_Link">
630_360_16874...</text:a>
']</text:p>
      <text:p text:style-name="P4">
Tags: ['НАТО', 'Тероризм', 'Україна', 'Агресія РФ', 'Єрмак', 'Війна з Росією']</text:p>
      <text:p text:style-name="P4">
Type: Article</text:p>
      <!--METADATA-->
      <text:p text:style-name="P4">
<draw:frame draw:style-name="fr1" draw:name="Image324" text:anchor-type="as-char" svg:width="6.9236in" svg:height="3.956343in" draw:z-index="0">
<draw:image xlink:href="../Images/yкринформ/2023-07-10T00-58-00-03-00/630_360_1687457216-618.jpeg" xlink:type="simple" xlink:show="embed" xlink:actuate="onLoad" draw:mime-type="image/jpeg"/>
</draw:frame>
Presidential leadership Andriy Yermak explains the doubts of some countries about Ukraine's accession to NATO false perceptions of Russia as a rational player with the risk of escalation of conflict.</text:p>
      <text:p text:style-name="P4">
According to Ukrinform, he said in an interview <text:a xlink:type="simple" xlink:href="https://abcnews.go.com/Politics/zelenskyy-abc-russia-ukraine-war-end-thoughts-us/story" text:style-name="Internet_20_link" text:visited-style-name="Visited_20_Internet_20_Link">
ABC News</text:a>
.</text:p>
      <text:p text:style-name="P4">
“Some countries, unfortunately, do not understand the current Russia. It is not the country of Pushkin, Tchaikovsky, Russian ballet or one of the strongest armies in the world. Terrorists, - he said. - When I listen to the conversations about escalation, for nouns, Ukrainians, it sounds a little strange. What other escalations are needed? I think it's time to make historical decisions. "</text:p>
      <text:p text:style-name="P4">
<text:span text:style-name="T4">
 Read also: </text:span>
 <text:span text:style-name="T4">
 <text:a xlink:type="simple" xlink:href="https://www.ukrinform.ua/rubric-ato/3732229-nemae-garantij-so-rosijska-raketa-ne-vdarit-po-susidnih-iz-ukrainou-krainah-ermak.html" text:style-name="Internet_20_link" text:visited-style-name="Visited_20_Internet_20_Link">
no guarantee that the Russian rocket will not hit the neighboring countries with Ukraine - Yermak</text:a>
</text:span>
</text:p>
      <text:p text:style-name="P4">
According to him, in addition to future NATO and EU membership membership, Ukraine first sets specific security guarantees to ensure the territorial integrity of Ukraine and a full peace, which in the past has not been able to reach with licedalomatic methods.</text:p>
      <text:p text:style-name="P4">
<text:span text:style-name="T4">
 Read also: </text:span>
 <text:span text:style-name="T4">
 <text:a xlink:type="simple" xlink:href="https://www.ukrinform.ua/rubric-polytics/3733583-maemo-proklasti-slah-dla-ukraini-sob-vona-pretenduvala-na-clenstvo-v-nato-bajden.html" text:style-name="Internet_20_link" text:visited-style-name="Visited_20_Internet_20_Link">
we have to pave the way for Ukraine so that it is applicable to NATO - Biden</text:a>
</text:span>
</text:p>
      <text:p text:style-name="P4">
We will remind: already 23 countries have signed a joint application with Ukraine to support for <text:span text:style-name="T4">
 <text:a xlink:type="simple" xlink:href="https://www.ukrinform.ua/tag-nato" text:style-name="Internet_20_link" text:visited-style-name="Visited_20_Internet_20_Link">
NATO</text:a>
</text:span>
. Ukraine has already been supported by Bulgaria, Belgium, Denmark, Estonia, Italy, Iceland, Spain, Canada, Latvia, Lithuania, the Netherlands, Germany, Norway, Poland, Portugal, Romania, Slovakia, Slovenia, Finland, France, Chernochi.</text:p>
      <text:p text:style-name="P4">
<text:span text:style-name="T5">
Foto: op</text:span>
</text:p>
      <text:p text:style-name="P4">
News Source: <text:a xlink:type="simple" xlink:href="https://www.ukrinform.ua/rubric-ato/3733628-ermak-pro-rf-ce-ne-kraina-puskina-ci-odniei-z-najsilnisih-armij-u-sviti-a-kraina-teroristiv.html" text:style-name="Internet_20_link" text:visited-style-name="Visited_20_Internet_20_Link">
https://www.ukrinform.ua/rubric-ato/3733628-ermak-pro-rf-ce-ne-kraina-puskina-ci-odniei-z-najsilnisih-armij-u-sviti-a-kraina-teroristiv.html</text:a>
</text:p>
      <!--NEWS-->
      <text:h text:style-name="P10" text:outline-level="1">
<text:span text:style-name="T4">
Germany is preparing to block Ukraine's application for NATO membership</text:span>
</text:h>
      <text:p text:style-name="P4">
Authors: Ukrinform (Person)</text:p>
      <text:p text:style-name="P4">
Publisher: Укринформ (Organization)</text:p>
      <text:p text:style-name="P4">
Published Time: 2023-07-10T01:13:00+03:00</text:p>
      <text:p text:style-name="P4">
Modified Time: 2023-07-10T01:13:00+03:00</text:p>
      <text:p text:style-name="P4">
Description: Germany is going to insist on the delay in Ukraine's accession to the Alliance because of fears that this step can lead to war with Russia. - Ukrinform.</text:p>
      <text:p text:style-name="P4">
Images: ['<text:a xlink:type="simple" xlink:href="https://static.ukrinform.com/photos/2023_07/thumb_files/630_360_1688595029-316.jpg" text:style-name="Internet_20_link" text:visited-style-name="Visited_20_Internet_20_Link">
630_360_16885...</text:a>
']</text:p>
      <text:p text:style-name="P4">
Tags: ['НАТО', 'Німеччина', 'Україна', 'Війна з Росією']</text:p>
      <text:p text:style-name="P4">
Type: Article</text:p>
      <!--METADATA-->
      <text:p text:style-name="P4">
<draw:frame draw:style-name="fr1" draw:name="Image325" text:anchor-type="as-char" svg:width="6.9236in" svg:height="3.956343in" draw:z-index="0">
<draw:image xlink:href="../Images/yкринформ/2023-07-10T01-13-00-03-00/630_360_1688595029-316.jpg" xlink:type="simple" xlink:show="embed" xlink:actuate="onLoad" draw:mime-type="image/jpeg"/>
</draw:frame>
Germany is to insist on the delay of Ukraine's accession to the Alliance because of the proclamation that this step can lead to war with Russia.</text:p>
      <text:p text:style-name="P4">
This is the edition <text:a xlink:type="simple" xlink:href="https://www.telegraph.co.uk/world-news/2023/07/08/ukraine-nato-bid-block-germany-fears-putin/" text:style-name="Internet_20_link" text:visited-style-name="Visited_20_Internet_20_Link">
The Telegraph</text:a>
With reference NATOVERL to NATO, reports Ukrinform.</text:p>
      <text:p text:style-name="P4">
Like, Berlin will use the NATO Summit in Vilnius to urge others to stand on safety guarantees, not on membership proposals to help Ukraine protect itself without entering the Alliance.</text:p>
      <text:p text:style-name="P4">
“Berlin is restrained in the prospect of immediate membership. He needs a process and time to develop guarantees by actually blocking membership. Berlin wants to see Vladimir Putin potentially tested article 5, ”the source reported.</text:p>
      <text:p text:style-name="P4">
<text:span text:style-name="T4">
 Read also: </text:span>
 <text:span text:style-name="T4">
 <text:a xlink:type="simple" xlink:href="https://www.ukrinform.ua/rubric-polytics/3671762-garantii-bezpeki-z-boku-nato-duda-nazvav-najvazlivisu-temu-u-konteksti-ukraini.html" text:style-name="Internet_20_link" text:visited-style-name="Visited_20_Internet_20_Link">
NATO security guarantees: Duda named the most important in the context of Ukraine</text:a>
</text:span>
</text:p>
      <text:p text:style-name="P4">
The concern of Germany seems to be shared by US President Joe Biden, who was wanting to avoid the situation when "we are all in the war, we are in the war with Russia." It will take some time ”and his national security adviser Jake Sullivan said:“ We will not start the Third World War. Ukraine will not join NATO after this summit. "</text:p>
      <text:p text:style-name="P4">
President of Ukraine Volodymyr Zelensky gradually launched his campaign to connect the state to NATO, writes the author. The leader of the warring state called on the 31 NATO member member to take specific steps on Ukraine's membership so that his country could quickly join the Transatlantic Alliance after the war.</text:p>
      <text:p text:style-name="P4">
Germany and the United States have privately warned that this step could be a transformative conflict into an active war between NATO and Russia.</text:p>
      <text:p text:style-name="P4">
<text:span text:style-name="T4">
 Read also: </text:span>
 <text:span text:style-name="T4">
 <text:a xlink:type="simple" xlink:href="https://www.ukrinform.ua/rubric-polytics/3733583-maemo-proklasti-slah-dla-ukraini-sob-vona-pretenduvala-na-clenstvo-v-nato-bajden.html" text:style-name="Internet_20_link" text:visited-style-name="Visited_20_Internet_20_Link">
we have to pave the way for Ukraine so that it is applicable to NATO - Biden</text:a>
</text:span>
</text:p>
      <text:p text:style-name="P4">
Putin has often stated that NATO's expansion to Russian borders has been a key factor in its decision to rescue Ukraine in the last two decades.However, the leaders of the Eastern European countries claim that Ukraine to follow the road card of entry at the summit on July 11-12.</text:p>
      <text:p text:style-name="P4">
<text:span text:style-name="T4">
 Read also: </text:span>
 <text:span text:style-name="T4">
 <text:a xlink:type="simple" xlink:href="https://www.ukrinform.ua/rubric-polytics/3732853-gensek-nato-ukraina-na-moment-zaversenna-vijni-mae-otrimati-zapobizniki-vid-povtorenna-ataki-rf.html" text:style-name="Internet_20_link" text:visited-style-name="Visited_20_Internet_20_Link">
NATO Secretary General: Ukraine At the time of the war, it is to hold fuses from repeating the attack of the Russian Federation</text:a>
</text:span>
</text:p>
      <text:p text:style-name="P4">
President Zelensky stated that he would not only come with a summit if there are specific bonds of partners.</text:p>
      <text:p text:style-name="P4">
According to him, the statements signed by NATO in Bucharest in 2008, which said that the "door was open" to Kiev is not enough.</text:p>
      <text:p text:style-name="P4">
Jens Stoltenberg, NATO Secretary -General, has already excluded the official invitation of Pivit, since the unanimous consent of the 31 member is required to expand the Alliance. Currently, only 23 countries have signed a statement with Ukraine jointly support the Alliance.</text:p>
      <text:p text:style-name="P4">
<text:span text:style-name="T4">
 Read also: </text:span>
 <text:span text:style-name="T4">
 <text:a xlink:type="simple" xlink:href="https://www.ukrinform.ua/rubric-ato/3733618-derzavi-nato-pered-samitom-pospisaut-uzgoditi-format-garantij-bezpeki-dla-ukraini-politico.html" text:style-name="Internet_20_link" text:visited-style-name="Visited_20_Internet_20_Link">
NATO States in front of the summit rush to reconcile security formatgarant for Ukraine - Politico</text:a>
</text:span>
</text:p>
      <text:p text:style-name="P4">
Recall that Article 5 of the Agreement of the North Atlantic Union stipulates that the attack of one NATO participant is an attack on all its members and evokes the answer to the Union Member States. Decision on the application of Article 5 <text:span text:style-name="T4">
 <text:a xlink:type="simple" xlink:href="https://www.ukrinform.ua/tag-nato" text:style-name="Internet_20_link" text:visited-style-name="Visited_20_Internet_20_Link">
NATO</text:a>
</text:span>
 It is approved after consultation with the blockage of the block.</text:p>
      <text:p text:style-name="P4">
News Source: <text:a xlink:type="simple" xlink:href="https://www.ukrinform.ua/rubric-polytics/3733629-nimeccina-gotuetsa-zablokuvati-zaavku-ukraini-na-clenstvo-v-nato-zmi.html" text:style-name="Internet_20_link" text:visited-style-name="Visited_20_Internet_20_Link">
https://www.ukrinform.ua/rubric-polytics/3733629-nimeccina-gotuetsa-zablokuvati-zaavku-ukraini-na-clenstvo-v-nato-zmi.html</text:a>
</text:p>
      <!--NEWS-->
      <text:h text:style-name="P10" text:outline-level="1">
<text:span text:style-name="T4">
The invaders prohibit the inhabitants of that to communicate from the territory controlled by Ukraine</text:span>
</text:h>
      <text:p text:style-name="P4">
Authors: Ukrinform (Person)</text:p>
      <text:p text:style-name="P4">
Publisher: Укринформ (Organization)</text:p>
      <text:p text:style-name="P4">
Published Time: 2023-07-10T01:27:00+03:00</text:p>
      <text:p text:style-name="P4">
Modified Time: 2023-07-10T01:27:00+03:00</text:p>
      <text:p text:style-name="P4">
Description: Russian invaders try to informationally isolate temporarily captured territories and prohibit local communication with residents of the territory controlled by Ukraine. - Ukrinform.</text:p>
      <text:p text:style-name="P4">
Images: ['<text:a xlink:type="simple" xlink:href="https://static.ukrinform.com/photos/2023_05/thumb_files/630_360_1685215442-290.jpg" text:style-name="Internet_20_link" text:visited-style-name="Visited_20_Internet_20_Link">
630_360_16852...</text:a>
']</text:p>
      <text:p text:style-name="P4">
Tags: ['Луганщина', 'Окупація', 'Агресія РФ', 'Війна з Росією']</text:p>
      <text:p text:style-name="P4">
Type: Article</text:p>
      <!--METADATA-->
      <text:p text:style-name="P4">
<draw:frame draw:style-name="fr1" draw:name="Image326" text:anchor-type="as-char" svg:width="6.9236in" svg:height="3.956343in" draw:z-index="0">
<draw:image xlink:href="../Images/yкринформ/2023-07-10T01-27-00-03-00/630_360_1685215442-290.jpg" xlink:type="simple" xlink:show="embed" xlink:actuate="onLoad" draw:mime-type="image/jpeg"/>
</draw:frame>
Russian -enchantments try to informationally isolate temporarily captured territories and communicate local communications with residents of the territory controlled by Ukraine.</text:p>
      <text:p text:style-name="P4">
As Ukrinform reports, <text:a xlink:type="simple" xlink:href="https://sprotyv.mod.gov.ua/rosiyany-zaboronyayut-meshkantsyam-tot-spilkuvatys-z-zhytelyamy-vilnoyi-ukrayiny/" text:style-name="Internet_20_link" text:visited-style-name="Visited_20_Internet_20_Link">
reports</text:a>
Center for National Resistance.</text:p>
      <text:p text:style-name="P4">
"In particular, in the Luhansk region, in order to combat the leakage of information about the location of the enemy, the occupation administration threatens the consequences of all those who speak in the territory controlled by Ukraine," - said.</text:p>
      <text:p text:style-name="P4">
<text:span text:style-name="T4">
 Read also: </text:span>
 <text:span text:style-name="T4">
 <text:a xlink:type="simple" xlink:href="https://www.ukrinform.ua/rubric-regions/3733114-cerez-melitopol-zagarbniki-perekidaut-vijskovu-tehniku.html" text:style-name="Internet_20_link" text:visited-style-name="Visited_20_Internet_20_Link">
through Melitopol, invaders throw military equipment</text:a>
</text:span>
</text:p>
      <text:p text:style-name="P4">
Thus, the CNS is noted in the CNS, after a series of successful rocket strokes on the accumulation in the settlements of the Luhansk region, the occupiers intensified the check of the telephones of local residents under the pretext of finding informants.</text:p>
      <text:p text:style-name="P4">
At the same time, the center of national resistance reminds that the residents of the Tot can report the location of the enemy by <text:span text:style-name="T4">
 <text:a xlink:type="simple" xlink:href="https://t.me/sprotyv_official_bot" text:style-name="Internet_20_link" text:visited-style-name="Visited_20_Internet_20_Link">
link</text:a>
</text:span>
.</text:p>
      <text:p text:style-name="P4">
<text:span text:style-name="T4">
 Read also: </text:span>
 <text:span text:style-name="T4">
 <text:a xlink:type="simple" xlink:href="https://www.ukrinform.ua/rubric-regions/3733377-na-lugansini-rosiani-poluut-na-avtivki-z-ukrainskimi-nomerami.html" text:style-name="Internet_20_link" text:visited-style-name="Visited_20_Internet_20_Link">
in Luhansk region Russians hunt for cars with Ukrainian numbers</text:a>
</text:span>
</text:p>
      <text:p text:style-name="P4">
As it was reported, the occupying administration of temporarily captured territories will promise money for _ <text:a xlink:type="simple" xlink:href="https://sprotyv.mod.gov.ua/okupanty-obitsyayut-groshi-za-otrymannya-pasporta-rf/" text:style-name="Internet_20_link" text:visited-style-name="Visited_20_Internet_20_Link">
receiving passports of the Russian Federation</text:a>
_</text:p>
      <text:p text:style-name="P4">
In particular, for receiving Russian passports 14-year-old teenagers, the enemy of the promised parents of "mother capital". In this way, the enemy hopes to fulfill the "Passporting Plan" of the region.</text:p>
      <text:p text:style-name="P4">
<text:span text:style-name="T4">
 Read also: </text:span>
 <text:span text:style-name="T4">
 [invaders have developed a "evacuation plan" plan from Mariupol - the center(https://www.ukrinform.ua/rubric-regions/3732773-zagarbniki-rozrobili-plan-evakuacii-z-mariupola-centr-nacsprotivu.html)</text:span>
</text:p>
      <text:p text:style-name="P4">
The invaders also resort to the abduction of people and to torture them for refusing a Russian passport. In particular, such cases are recorded in Energodar(Zaporizhzhia region).</text:p>
      <text:p text:style-name="P4">
News Source: <text:a xlink:type="simple" xlink:href="https://www.ukrinform.ua/rubric-ato/3733630-zagarbniki-zaboronaut-meskancam-tot-spilkuvatis-z-pidkontrolnoi-ukraini-teritorii.html" text:style-name="Internet_20_link" text:visited-style-name="Visited_20_Internet_20_Link">
https://www.ukrinform.ua/rubric-ato/3733630-zagarbniki-zaboronaut-meskancam-tot-spilkuvatis-z-pidkontrolnoi-ukraini-teritorii.html</text:a>
</text:p>
      <!--NEWS-->
      <text:h text:style-name="P10" text:outline-level="1">
<text:span text:style-name="T4">
Zelensky: Ukraine should get clear security guarantees until it is in NATO</text:span>
</text:h>
      <text:p text:style-name="P4">
Authors: Ukrinform (Person)</text:p>
      <text:p text:style-name="P4">
Publisher: Укринформ (Organization)</text:p>
      <text:p text:style-name="P4">
Published Time: 2023-07-10T01:40:00+03:00</text:p>
      <text:p text:style-name="P4">
Modified Time: 2023-07-10T01:40:00+03:00</text:p>
      <text:p text:style-name="P4">
Description: President of Ukraine Volodymyr Zelensky emphasizes the need to obtain clear security guarantees at the NATO Vilnius Summit until Ukraine has joined the Alliance. - Ukrinform.</text:p>
      <text:p text:style-name="P4">
Images: ['<text:a xlink:type="simple" xlink:href="https://static.ukrinform.com/photos/2023_05/thumb_files/630_360_1685475414-889.png" text:style-name="Internet_20_link" text:visited-style-name="Visited_20_Internet_20_Link">
630_360_16854...</text:a>
']</text:p>
      <text:p text:style-name="P4">
Tags: ['НАТО', 'Саміт НАТО', 'Війна', 'Зеленський', 'Війна з Росією', 'Гарантії безпеки']</text:p>
      <text:p text:style-name="P4">
Type: Article</text:p>
      <!--METADATA-->
      <text:p text:style-name="P4">
<draw:frame draw:style-name="fr1" draw:name="Image327" text:anchor-type="as-char" svg:width="6.9236in" svg:height="3.956343in" draw:z-index="0">
<draw:image xlink:href="../Images/yкринформ/2023-07-10T01-40-00-03-00/630_360_1685475414-889.png" xlink:type="simple" xlink:show="embed" xlink:actuate="onLoad" draw:mime-type="image/png"/>
</draw:frame>
Volodymyr Zelensky's Presidentialina emphasizes the need to obtain clear security guarantees at the NATO Vilnius Summit until Ukraine has joined the Alliance.</text:p>
      <text:p text:style-name="P4">
According to Ukrinform, he said this in an interview <text:a xlink:type="simple" xlink:href="https://abcnews.go.com/Politics/zelenskyy-abc-russia-ukraine-war-end-thoughts-us/story" text:style-name="Internet_20_link" text:visited-style-name="Visited_20_Internet_20_Link">
ABC News.</text:a>
"The Vilnius Summit is very important," he said. - There is no unity on the technical invitation for Ukraine to join the Alliance. This is a question of will - to find the right wording and invite Ukraine ... It would be important to say that NATO is not afraid of Russia. Ukraine must receive clear security of security until it is in NATO. "</text:p>
      <text:p text:style-name="P4">
<text:span text:style-name="T4">
 Read also: </text:span>
 <text:span text:style-name="T4">
 <text:a xlink:type="simple" xlink:href="https://www.ukrinform.ua/rubric-polytics/3733625-zelenskij-pro-vibori-v-ssa-dla-nas-vazlivo-zberegti-dvopartijnu-pidtrimku.html" text:style-name="Internet_20_link" text:visited-style-name="Visited_20_Internet_20_Link">
Zelensky about US elections: It is important for us to keep two supporting support</text:a>
</text:span>
</text:p>
      <text:p text:style-name="P4">
This is very important, he stressed.</text:p>
      <text:p text:style-name="P4">
"Under these conditions, our meeting will make sense, otherwise it is another policy," - said Zelensky.</text:p>
      <text:p text:style-name="P4">
The journalist noted: "It sounds that you are unlikely to go," to which the president told: "Why? I think we will do a lot of work. "</text:p>
      <text:p text:style-name="P4">
<text:span text:style-name="T4">
 Read also: </text:span>
 <text:span text:style-name="T4">
 <text:a xlink:type="simple" xlink:href="https://www.ukrinform.ua/rubric-polytics/3733622-stefanisina-pro-ucast-zelenskogo-u-samiti-nato-niakih-risen-se-ne-uhvaleno.html" text:style-name="Internet_20_link" text:visited-style-name="Visited_20_Internet_20_Link">
Stephanyshina about the participation of Zelensky in the NATO summit: no decisions have been made yet</text:a>
</text:span>
</text:p>
      <text:p text:style-name="P4">
According to him, Ukraine works with partners on guaranteeing security to help partners to draw some conclusions for the future summit <text:span text:style-name="T4">
 <text:a xlink:type="simple" xlink:href="https://www.ukrinform.ua/tag-nato" text:style-name="Internet_20_link" text:visited-style-name="Visited_20_Internet_20_Link">
NATO</text:a>
</text:span>
, "and I would like the abolition to be taken during the summit."</text:p>
      <text:p text:style-name="P4">
"In this case, it is obvious that I will be there and will do everything possible to make this decision to agree with our partners," he added. "I would not go to Vilnius for fun, if the decision is not developed."</text:p>
      <text:p text:style-name="P4">
<text:span text:style-name="T4">
 Read also: </text:span>
 <text:span text:style-name="T4">
 <text:a xlink:type="simple" xlink:href="https://www.ukrinform.ua/rubric-ato/3733618-derzavi-nato-pered-samitom-pospisaut-uzgoditi-format-garantij-bezpeki-dla-ukraini-politico.html" text:style-name="Internet_20_link" text:visited-style-name="Visited_20_Internet_20_Link">
NATO States in front of the summit rush to reconcile security formatgarant for Ukraine - Politico</text:a>
 </text:span>
</text:p>
      <text:p text:style-name="P4">
News Source: <text:a xlink:type="simple" xlink:href="https://www.ukrinform.ua/rubric-polytics/3733631-zelenskij-ukraina-povinna-otrimati-citki-garantii-bezpeki-poki-vona-ne-v-nato.html" text:style-name="Internet_20_link" text:visited-style-name="Visited_20_Internet_20_Link">
https://www.ukrinform.ua/rubric-polytics/3733631-zelenskij-ukraina-povinna-otrimati-citki-garantii-bezpeki-poki-vona-ne-v-nato.html</text:a>
</text:p>
      <!--NEWS-->
      <text:h text:style-name="P10" text:outline-level="1">
<text:span text:style-name="T4">
Impressive photos of Ukrainian defenders showed OK East "</text:span>
</text:h>
      <text:p text:style-name="P4">
Author: ['АРМІЯINFORM']</text:p>
      <text:p text:style-name="P4">
Time: 2023-07-10T98:00:00-04:00</text:p>
      <text:p text:style-name="P4">
Description: About the cube at Facebook-Storinzi Operational command "SCID". “Garny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7/358098656_293771143175283_2997127512189881450_n.jpg" text:style-name="Internet_20_link" text:visited-style-name="Visited_20_Internet_20_Link">
358098656_293771143175283_2997127512189881450_n.jpg</text:a>
', '<text:a xlink:type="simple" xlink:href="https://armyinform.com.ua/wp-content/uploads/2023/07/358117203_293771606508570_4881559065234792508_n-150x150.jpg" text:style-name="Internet_20_link" text:visited-style-name="Visited_20_Internet_20_Link">
358117203_293771606508570_4881559065234792508_n-150x150.jpg</text:a>
', '<text:a xlink:type="simple" xlink:href="https://armyinform.com.ua/wp-content/uploads/2023/07/358606566_293771583175239_7250901087736981376_n-150x150.jpg" text:style-name="Internet_20_link" text:visited-style-name="Visited_20_Internet_20_Link">
358606566_293771583175239_7250901087736981376_n-150x150.jpg</text:a>
', '<text:a xlink:type="simple" xlink:href="https://armyinform.com.ua/wp-content/uploads/2023/07/358036642_293771529841911_2317860722754877095_n-150x150.jpg" text:style-name="Internet_20_link" text:visited-style-name="Visited_20_Internet_20_Link">
358036642_293771529841911_2317860722754877095_n-150x150.jpg</text:a>
', '<text:a xlink:type="simple" xlink:href="https://armyinform.com.ua/wp-content/uploads/2023/07/358588820_293771479841916_9032702023003570973_n-150x150.jpg" text:style-name="Internet_20_link" text:visited-style-name="Visited_20_Internet_20_Link">
358588820_293771479841916_9032702023003570973_n-150x150.jpg</text:a>
', '<text:a xlink:type="simple" xlink:href="https://armyinform.com.ua/wp-content/uploads/2023/07/358370979_293771443175253_50589411621966681_n-150x150.jpg" text:style-name="Internet_20_link" text:visited-style-name="Visited_20_Internet_20_Link">
358370979_293771443175253_50589411621966681_n-150x150.jpg</text:a>
', '<text:a xlink:type="simple" xlink:href="https://armyinform.com.ua/wp-content/uploads/2023/07/358686640_293771419841922_7203868426952910711_n-150x150.jpg" text:style-name="Internet_20_link" text:visited-style-name="Visited_20_Internet_20_Link">
358686640_293771419841922_7203868426952910711_n-150x150.jpg</text:a>
', '<text:a xlink:type="simple" xlink:href="https://armyinform.com.ua/wp-content/uploads/2023/07/358072526_293771396508591_7015703816384868081_n-150x150.jpg" text:style-name="Internet_20_link" text:visited-style-name="Visited_20_Internet_20_Link">
358072526_293771396508591_7015703816384868081_n-150x150.jpg</text:a>
', '<text:a xlink:type="simple" xlink:href="https://armyinform.com.ua/wp-content/uploads/2023/07/358630763_293771386508592_7675216822921916053_n-150x150.jpg" text:style-name="Internet_20_link" text:visited-style-name="Visited_20_Internet_20_Link">
358630763_293771386508592_7675216822921916053_n-150x150.jpg</text:a>
', '<text:a xlink:type="simple" xlink:href="https://armyinform.com.ua/wp-content/uploads/2023/07/359190193_293771366508594_6621600570787458219_n-150x150.jpg" text:style-name="Internet_20_link" text:visited-style-name="Visited_20_Internet_20_Link">
359190193_293771366508594_6621600570787458219_n-150x150.jpg</text:a>
', '<text:a xlink:type="simple" xlink:href="https://armyinform.com.ua/wp-content/uploads/2023/07/358107532_293771346508596_1465377916723634151_n-150x150.jpg" text:style-name="Internet_20_link" text:visited-style-name="Visited_20_Internet_20_Link">
358107532_293771346508596_1465377916723634151_n-150x150.jpg</text:a>
', '<text:a xlink:type="simple" xlink:href="https://armyinform.com.ua/wp-content/uploads/2023/07/358095420_293771236508607_474117266359384456_n-150x150.jpg" text:style-name="Internet_20_link" text:visited-style-name="Visited_20_Internet_20_Link">
358095420_293771236508607_474117266359384456_n-150x150.jpg</text:a>
', '<text:a xlink:type="simple" xlink:href="https://armyinform.com.ua/wp-content/uploads/2023/07/359493011_293771126508618_560507805300156394_n-150x150.jpg" text:style-name="Internet_20_link" text:visited-style-name="Visited_20_Internet_20_Link">
359493011_293771126508618_560507805300156394_n-150x150.jpg</text:a>
']</text:p>
      <text:p text:style-name="P4">
Tags: ['STOPRUSSIA', 'АГРЕСІЯ РФ']</text:p>
      <text:p text:style-name="P4">
Category: News</text:p>
      <!--METADATA-->
      <text:p text:style-name="P4">
<draw:frame draw:style-name="fr1" draw:name="Image328" text:anchor-type="as-char" svg:width="6.9236in" svg:height="4.615733in" draw:z-index="0">
<draw:image xlink:href="../Images/AРМІЯINFORM/2023-07-10T98-00-00-04-00/358098656_293771143175283_2997127512189881450_n.jpg" xlink:type="simple" xlink:show="embed" xlink:actuate="onLoad" draw:mime-type="image/jpeg"/>
</draw:frame>
About this <text:a xlink:type="simple" xlink:href="https://www.facebook.com/EastOC/posts/pfbid03398jTHCGhjiCni3ZUJ61iTKzcsdJBSDpk5bjzisanRz4NM9Me2ra3yk2XCEvY31Bl" text:style-name="Internet_20_link" text:visited-style-name="Visited_20_Internet_20_Link">
reported</text:a>
On the Facebook page of the Operations Command "East".</text:p>
      <text:p text:style-name="P4">
“Good day Ukraine!A peaceful, family weekend, and we continue to build your peace.</text:p>
      <text:p text:style-name="P4">
We keep the line!”, - the message reads.</text:p>
      <text:p text:style-name="P4">
<text:a xlink:type="simple" xlink:href="https://armyinform.com.ua/wp-content/uploads/2023/07/358117203_293771606508570_4881559065234792508_n.jpg" text:style-name="Internet_20_link" text:visited-style-name="Visited_20_Internet_20_Link">
!(Images/AРМІЯINFORM/2023-07-10T98-00-00-04-00/358117203_293771606508570_4881559065234792508_n-150x150.jpg)</text:a>
</text:p>
      <text:p text:style-name="P4">
<text:a xlink:type="simple" xlink:href="https://armyinform.com.ua/wp-content/uploads/2023/07/358606566_293771583175239_7250901087736981376_n.jpg" text:style-name="Internet_20_link" text:visited-style-name="Visited_20_Internet_20_Link">
<draw:frame draw:style-name="fr1" draw:name="Image329" text:anchor-type="as-char" svg:width="6.9236in" svg:height="6.9236in" draw:z-index="0">
<draw:image xlink:href="../Images/AРМІЯINFORM/2023-07-10T98-00-00-04-00/358606566_293771583175239_7250901087736981376_n-150x150.jpg" xlink:type="simple" xlink:show="embed" xlink:actuate="onLoad" draw:mime-type="image/jpeg"/>
</draw:frame>
</text:a>
</text:p>
      <text:p text:style-name="P4">
<text:a xlink:type="simple" xlink:href="https://armyinform.com.ua/wp-content/uploads/2023/07/358036642_293771529841911_2317860722754877095_n.jpg" text:style-name="Internet_20_link" text:visited-style-name="Visited_20_Internet_20_Link">
<draw:frame draw:style-name="fr1" draw:name="Image330" text:anchor-type="as-char" svg:width="6.9236in" svg:height="6.9236in" draw:z-index="0">
<draw:image xlink:href="../Images/AРМІЯINFORM/2023-07-10T98-00-00-04-00/358036642_293771529841911_2317860722754877095_n-150x150.jpg" xlink:type="simple" xlink:show="embed" xlink:actuate="onLoad" draw:mime-type="image/jpeg"/>
</draw:frame>
</text:a>
</text:p>
      <text:p text:style-name="P4">
<text:a xlink:type="simple" xlink:href="https://armyinform.com.ua/wp-content/uploads/2023/07/358588820_293771479841916_9032702023003570973_n.jpg" text:style-name="Internet_20_link" text:visited-style-name="Visited_20_Internet_20_Link">
<draw:frame draw:style-name="fr1" draw:name="Image331" text:anchor-type="as-char" svg:width="6.9236in" svg:height="6.9236in" draw:z-index="0">
<draw:image xlink:href="../Images/AРМІЯINFORM/2023-07-10T98-00-00-04-00/358588820_293771479841916_9032702023003570973_n-150x150.jpg" xlink:type="simple" xlink:show="embed" xlink:actuate="onLoad" draw:mime-type="image/jpeg"/>
</draw:frame>
</text:a>
</text:p>
      <text:p text:style-name="P4">
<text:a xlink:type="simple" xlink:href="https://armyinform.com.ua/wp-content/uploads/2023/07/358370979_293771443175253_50589411621966681_n.jpg" text:style-name="Internet_20_link" text:visited-style-name="Visited_20_Internet_20_Link">
<draw:frame draw:style-name="fr1" draw:name="Image332" text:anchor-type="as-char" svg:width="6.9236in" svg:height="6.9236in" draw:z-index="0">
<draw:image xlink:href="../Images/AРМІЯINFORM/2023-07-10T98-00-00-04-00/358370979_293771443175253_50589411621966681_n-150x150.jpg" xlink:type="simple" xlink:show="embed" xlink:actuate="onLoad" draw:mime-type="image/jpeg"/>
</draw:frame>
</text:a>
</text:p>
      <text:p text:style-name="P4">
<text:a xlink:type="simple" xlink:href="https://armyinform.com.ua/wp-content/uploads/2023/07/358686640_293771419841922_7203868426952910711_n.jpg" text:style-name="Internet_20_link" text:visited-style-name="Visited_20_Internet_20_Link">
<draw:frame draw:style-name="fr1" draw:name="Image333" text:anchor-type="as-char" svg:width="6.9236in" svg:height="6.9236in" draw:z-index="0">
<draw:image xlink:href="../Images/AРМІЯINFORM/2023-07-10T98-00-00-04-00/358686640_293771419841922_7203868426952910711_n-150x150.jpg" xlink:type="simple" xlink:show="embed" xlink:actuate="onLoad" draw:mime-type="image/jpeg"/>
</draw:frame>
</text:a>
</text:p>
      <text:p text:style-name="P4">
<text:a xlink:type="simple" xlink:href="https://armyinform.com.ua/wp-content/uploads/2023/07/358072526_293771396508591_7015703816384868081_n.jpg" text:style-name="Internet_20_link" text:visited-style-name="Visited_20_Internet_20_Link">
<draw:frame draw:style-name="fr1" draw:name="Image334" text:anchor-type="as-char" svg:width="6.9236in" svg:height="6.9236in" draw:z-index="0">
<draw:image xlink:href="../Images/AРМІЯINFORM/2023-07-10T98-00-00-04-00/358072526_293771396508591_7015703816384868081_n-150x150.jpg" xlink:type="simple" xlink:show="embed" xlink:actuate="onLoad" draw:mime-type="image/jpeg"/>
</draw:frame>
</text:a>
</text:p>
      <text:p text:style-name="P4">
<text:a xlink:type="simple" xlink:href="https://armyinform.com.ua/wp-content/uploads/2023/07/358630763_293771386508592_7675216822921916053_n.jpg" text:style-name="Internet_20_link" text:visited-style-name="Visited_20_Internet_20_Link">
<draw:frame draw:style-name="fr1" draw:name="Image335" text:anchor-type="as-char" svg:width="6.9236in" svg:height="6.9236in" draw:z-index="0">
<draw:image xlink:href="../Images/AРМІЯINFORM/2023-07-10T98-00-00-04-00/358630763_293771386508592_7675216822921916053_n-150x150.jpg" xlink:type="simple" xlink:show="embed" xlink:actuate="onLoad" draw:mime-type="image/jpeg"/>
</draw:frame>
</text:a>
</text:p>
      <text:p text:style-name="P4">
<text:a xlink:type="simple" xlink:href="https://armyinform.com.ua/wp-content/uploads/2023/07/359190193_293771366508594_6621600570787458219_n.jpg" text:style-name="Internet_20_link" text:visited-style-name="Visited_20_Internet_20_Link">
<draw:frame draw:style-name="fr1" draw:name="Image336" text:anchor-type="as-char" svg:width="6.9236in" svg:height="6.9236in" draw:z-index="0">
<draw:image xlink:href="../Images/AРМІЯINFORM/2023-07-10T98-00-00-04-00/359190193_293771366508594_6621600570787458219_n-150x150.jpg" xlink:type="simple" xlink:show="embed" xlink:actuate="onLoad" draw:mime-type="image/jpeg"/>
</draw:frame>
</text:a>
</text:p>
      <text:p text:style-name="P4">
<text:a xlink:type="simple" xlink:href="https://armyinform.com.ua/wp-content/uploads/2023/07/358095420_293771236508607_474117266359384456_n.jpg" text:style-name="Internet_20_link" text:visited-style-name="Visited_20_Internet_20_Link">
<draw:frame draw:style-name="fr1" draw:name="Image337" text:anchor-type="as-char" svg:width="6.9236in" svg:height="6.9236in" draw:z-index="0">
<draw:image xlink:href="../Images/AРМІЯINFORM/2023-07-10T98-00-00-04-00/358095420_293771236508607_474117266359384456_n-150x150.jpg" xlink:type="simple" xlink:show="embed" xlink:actuate="onLoad" draw:mime-type="image/jpeg"/>
</draw:frame>
</text:a>
</text:p>
      <text:p text:style-name="P4">
<text:a xlink:type="simple" xlink:href="https://armyinform.com.ua/wp-content/uploads/2023/07/359493011_293771126508618_560507805300156394_n.jpg" text:style-name="Internet_20_link" text:visited-style-name="Visited_20_Internet_20_Link">
<draw:frame draw:style-name="fr1" draw:name="Image338" text:anchor-type="as-char" svg:width="6.9236in" svg:height="6.9236in" draw:z-index="0">
<draw:image xlink:href="../Images/AРМІЯINFORM/2023-07-10T98-00-00-04-00/359493011_293771126508618_560507805300156394_n-150x150.jpg" xlink:type="simple" xlink:show="embed" xlink:actuate="onLoad" draw:mime-type="image/jpeg"/>
</draw:frame>
</text:a>
</text:p>
      <text:p text:style-name="P4">
News Source: <text:a xlink:type="simple" xlink:href="https://armyinform.com.ua/2023/07/10/vrazhayuchi-foto-roboty-ukrayinskyh-zahysnykiv-pokazalo-ok-shid/" text:style-name="Internet_20_link" text:visited-style-name="Visited_20_Internet_20_Link">
https://armyinform.com.ua/2023/07/10/vrazhayuchi-foto-roboty-ukrayinskyh-zahysnykiv-pokazalo-ok-shid/</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